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7" style:family="table-cell" style:parent-style-name="Default">
      <style:table-cell-properties fo:background-color="#fff200"/>
    </style:style>
    <style:style style:name="ce8" style:family="table-cell" style:parent-style-name="Default" style:data-style-name="N3"/>
    <style:style style:name="ce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ce8"/>
        <table:table-column table:style-name="co4" table:number-columns-repeated="6" table:default-cell-style-name="ce8"/>
        <table:table-column table:style-name="co5" table:default-cell-style-name="ce9"/>
        <table:table-column table:style-name="co6" table:default-cell-style-name="ce9"/>
        <table:table-column table:style-name="co5" table:number-columns-repeated="6" table:default-cell-style-name="ce9"/>
        <table:table-column table:style-name="co7" table:number-columns-repeated="3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P_2010</text:p>
          </table:table-cell>
          <table:table-cell table:style-name="Default" office:value-type="string" calcext:value-type="string">
            <text:p>POP_2011</text:p>
          </table:table-cell>
          <table:table-cell table:style-name="Default" office:value-type="string" calcext:value-type="string">
            <text:p>POP_2012</text:p>
          </table:table-cell>
          <table:table-cell table:style-name="Default" office:value-type="string" calcext:value-type="string">
            <text:p>POP_2013</text:p>
          </table:table-cell>
          <table:table-cell table:style-name="Default" office:value-type="string" calcext:value-type="string">
            <text:p>POP_2014</text:p>
          </table:table-cell>
          <table:table-cell table:style-name="Default" office:value-type="string" calcext:value-type="string">
            <text:p>POP_2015</text:p>
          </table:table-cell>
          <table:table-cell table:style-name="Default" office:value-type="string" calcext:value-type="string">
            <text:p>POP_2016</text:p>
          </table:table-cell>
          <table:table-cell table:style-name="Default" office:value-type="string" calcext:value-type="string">
            <text:p>POP_2017</text:p>
          </table:table-cell>
          <table:table-cell table:style-name="Default" office:value-type="string" calcext:value-type="string">
            <text:p>CHNG_2010</text:p>
          </table:table-cell>
          <table:table-cell table:style-name="Default" office:value-type="string" calcext:value-type="string">
            <text:p>CHNG_2011</text:p>
          </table:table-cell>
          <table:table-cell table:style-name="Default" office:value-type="string" calcext:value-type="string">
            <text:p>CHNG_2012</text:p>
          </table:table-cell>
          <table:table-cell table:style-name="Default" office:value-type="string" calcext:value-type="string">
            <text:p>CHNG_2013</text:p>
          </table:table-cell>
          <table:table-cell table:style-name="Default" office:value-type="string" calcext:value-type="string">
            <text:p>CHNG_2014</text:p>
          </table:table-cell>
          <table:table-cell table:style-name="Default" office:value-type="string" calcext:value-type="string">
            <text:p>CHNG_2015</text:p>
          </table:table-cell>
          <table:table-cell table:style-name="Default" office:value-type="string" calcext:value-type="string">
            <text:p>CHNG_2016</text:p>
          </table:table-cell>
          <table:table-cell table:style-name="Default" office:value-type="string" calcext:value-type="string">
            <text:p>CHNG_2017</text:p>
          </table:table-cell>
          <table:table-cell table:style-name="Default" office:value-type="string" calcext:value-type="string">
            <text:p>CHNG_%_2010</text:p>
          </table:table-cell>
          <table:table-cell table:style-name="Default" office:value-type="string" calcext:value-type="string">
            <text:p>CHNG_%_2011</text:p>
          </table:table-cell>
          <table:table-cell table:style-name="Default" office:value-type="string" calcext:value-type="string">
            <text:p>CHNG_%_2012</text:p>
          </table:table-cell>
          <table:table-cell table:style-name="Default" office:value-type="string" calcext:value-type="string">
            <text:p>CHNG_%_2013</text:p>
          </table:table-cell>
          <table:table-cell table:style-name="Default" office:value-type="string" calcext:value-type="string">
            <text:p>CHNG_%_2014</text:p>
          </table:table-cell>
          <table:table-cell table:style-name="Default" office:value-type="string" calcext:value-type="string">
            <text:p>CHNG_%_2015</text:p>
          </table:table-cell>
          <table:table-cell table:style-name="Default" office:value-type="string" calcext:value-type="string">
            <text:p>CHNG_%_2016</text:p>
          </table:table-cell>
          <table:table-cell table:style-name="Default" office:value-type="string" calcext:value-type="string">
            <text:p>CHNG_%_201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08745538" calcext:value-type="float">
            <text:p>308,745,538</text:p>
          </table:table-cell>
          <table:table-cell office:value-type="float" office:value="311046978" calcext:value-type="float">
            <text:p>311,046,978</text:p>
          </table:table-cell>
          <table:table-cell office:value-type="float" office:value="313391467" calcext:value-type="float">
            <text:p>313,391,467</text:p>
          </table:table-cell>
          <table:table-cell office:value-type="float" office:value="315628405" calcext:value-type="float">
            <text:p>315,628,405</text:p>
          </table:table-cell>
          <table:table-cell office:value-type="float" office:value="318011848" calcext:value-type="float">
            <text:p>318,011,848</text:p>
          </table:table-cell>
          <table:table-cell office:value-type="float" office:value="320424529" calcext:value-type="float">
            <text:p>320,424,529</text:p>
          </table:table-cell>
          <table:table-cell office:value-type="float" office:value="322786090" calcext:value-type="float">
            <text:p>322,786,090</text:p>
          </table:table-cell>
          <table:table-cell office:value-type="float" office:value="325094899" calcext:value-type="float">
            <text:p>325,094,899</text:p>
          </table:table-cell>
          <table:table-cell office:value-type="float" office:value="580316" calcext:value-type="float">
            <text:p>580,316</text:p>
          </table:table-cell>
          <table:table-cell office:value-type="float" office:value="2301440" calcext:value-type="float">
            <text:p>2,301,440</text:p>
          </table:table-cell>
          <table:table-cell office:value-type="float" office:value="2344489" calcext:value-type="float">
            <text:p>2,344,489</text:p>
          </table:table-cell>
          <table:table-cell office:value-type="float" office:value="2236938" calcext:value-type="float">
            <text:p>2,236,938</text:p>
          </table:table-cell>
          <table:table-cell office:value-type="float" office:value="2383443" calcext:value-type="float">
            <text:p>2,383,443</text:p>
          </table:table-cell>
          <table:table-cell office:value-type="float" office:value="2412681" calcext:value-type="float">
            <text:p>2,412,681</text:p>
          </table:table-cell>
          <table:table-cell office:value-type="float" office:value="2361561" calcext:value-type="float">
            <text:p>2,361,561</text:p>
          </table:table-cell>
          <table:table-cell office:value-type="float" office:value="2313243" calcext:value-type="float">
            <text:p>2,313,243</text:p>
          </table:table-cell>
          <table:table-cell table:formula="of:=[.J2]/[.B2]" office:value-type="percentage" office:value="0.00187959315544829" calcext:value-type="percentage">
            <text:p>0.19%</text:p>
          </table:table-cell>
          <table:table-cell table:formula="of:=[.K2]/[.C2]" office:value-type="percentage" office:value="0.0073990109622605" calcext:value-type="percentage">
            <text:p>0.74%</text:p>
          </table:table-cell>
          <table:table-cell table:formula="of:=[.L2]/[.D2]" office:value-type="percentage" office:value="0.00748102372551197" calcext:value-type="percentage">
            <text:p>0.75%</text:p>
          </table:table-cell>
          <table:table-cell table:formula="of:=[.M2]/[.E2]" office:value-type="percentage" office:value="0.00708725185871658" calcext:value-type="percentage">
            <text:p>0.71%</text:p>
          </table:table-cell>
          <table:table-cell table:formula="of:=[.N2]/[.F2]" office:value-type="percentage" office:value="0.0074948245324495" calcext:value-type="percentage">
            <text:p>0.75%</text:p>
          </table:table-cell>
          <table:table-cell table:formula="of:=[.O2]/[.G2]" office:value-type="percentage" office:value="0.00752963890601521" calcext:value-type="percentage">
            <text:p>0.75%</text:p>
          </table:table-cell>
          <table:table-cell table:formula="of:=[.P2]/[.H2]" office:value-type="percentage" office:value="0.00731617957886599" calcext:value-type="percentage">
            <text:p>0.73%</text:p>
          </table:table-cell>
          <table:table-cell table:formula="of:=[.Q2]/[.I2]" office:value-type="percentage" office:value="0.00711559303795782" calcext:value-type="percentage">
            <text:p>0.7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ortheast Region</text:p>
          </table:table-cell>
          <table:table-cell office:value-type="float" office:value="55317240" calcext:value-type="float">
            <text:p>55,317,240</text:p>
          </table:table-cell>
          <table:table-cell office:value-type="float" office:value="55571224" calcext:value-type="float">
            <text:p>55,571,224</text:p>
          </table:table-cell>
          <table:table-cell office:value-type="float" office:value="55788546" calcext:value-type="float">
            <text:p>55,788,546</text:p>
          </table:table-cell>
          <table:table-cell office:value-type="float" office:value="55975776" calcext:value-type="float">
            <text:p>55,975,776</text:p>
          </table:table-cell>
          <table:table-cell office:value-type="float" office:value="56130923" calcext:value-type="float">
            <text:p>56,130,923</text:p>
          </table:table-cell>
          <table:table-cell office:value-type="float" office:value="56224353" calcext:value-type="float">
            <text:p>56,224,353</text:p>
          </table:table-cell>
          <table:table-cell office:value-type="float" office:value="56287004" calcext:value-type="float">
            <text:p>56,287,004</text:p>
          </table:table-cell>
          <table:table-cell office:value-type="float" office:value="56398083" calcext:value-type="float">
            <text:p>56,398,083</text:p>
          </table:table-cell>
          <table:table-cell office:value-type="float" office:value="69999" calcext:value-type="float">
            <text:p>69,999</text:p>
          </table:table-cell>
          <table:table-cell office:value-type="float" office:value="253984" calcext:value-type="float">
            <text:p>253,984</text:p>
          </table:table-cell>
          <table:table-cell office:value-type="float" office:value="217322" calcext:value-type="float">
            <text:p>217,322</text:p>
          </table:table-cell>
          <table:table-cell office:value-type="float" office:value="187230" calcext:value-type="float">
            <text:p>187,230</text:p>
          </table:table-cell>
          <table:table-cell office:value-type="float" office:value="155147" calcext:value-type="float">
            <text:p>155,147</text:p>
          </table:table-cell>
          <table:table-cell office:value-type="float" office:value="93430" calcext:value-type="float">
            <text:p>93,430</text:p>
          </table:table-cell>
          <table:table-cell office:value-type="float" office:value="62651" calcext:value-type="float">
            <text:p>62,651</text:p>
          </table:table-cell>
          <table:table-cell office:value-type="float" office:value="111221" calcext:value-type="float">
            <text:p>111,221</text:p>
          </table:table-cell>
          <table:table-cell table:formula="of:=[.J3]/[.B3]" office:value-type="percentage" office:value="0.00126541020484753" calcext:value-type="percentage">
            <text:p>0.13%</text:p>
          </table:table-cell>
          <table:table-cell table:formula="of:=[.K3]/[.C3]" office:value-type="percentage" office:value="0.00457042299446203" calcext:value-type="percentage">
            <text:p>0.46%</text:p>
          </table:table-cell>
          <table:table-cell table:formula="of:=[.L3]/[.D3]" office:value-type="percentage" office:value="0.00389545911449278" calcext:value-type="percentage">
            <text:p>0.39%</text:p>
          </table:table-cell>
          <table:table-cell table:formula="of:=[.M3]/[.E3]" office:value-type="percentage" office:value="0.00334483973924721" calcext:value-type="percentage">
            <text:p>0.33%</text:p>
          </table:table-cell>
          <table:table-cell table:formula="of:=[.N3]/[.F3]" office:value-type="percentage" office:value="0.00276402011062601" calcext:value-type="percentage">
            <text:p>0.28%</text:p>
          </table:table-cell>
          <table:table-cell table:formula="of:=[.O3]/[.G3]" office:value-type="percentage" office:value="0.00166173544051276" calcext:value-type="percentage">
            <text:p>0.17%</text:p>
          </table:table-cell>
          <table:table-cell table:formula="of:=[.P3]/[.H3]" office:value-type="percentage" office:value="0.00111306332808191" calcext:value-type="percentage">
            <text:p>0.11%</text:p>
          </table:table-cell>
          <table:table-cell table:formula="of:=[.Q3]/[.I3]" office:value-type="percentage" office:value="0.00197207057551938" calcext:value-type="percentage">
            <text:p>0.2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dwest Region</text:p>
          </table:table-cell>
          <table:table-cell office:value-type="float" office:value="66927001" calcext:value-type="float">
            <text:p>66,927,001</text:p>
          </table:table-cell>
          <table:table-cell office:value-type="float" office:value="67095026" calcext:value-type="float">
            <text:p>67,095,026</text:p>
          </table:table-cell>
          <table:table-cell office:value-type="float" office:value="67271697" calcext:value-type="float">
            <text:p>67,271,697</text:p>
          </table:table-cell>
          <table:table-cell office:value-type="float" office:value="67487704" calcext:value-type="float">
            <text:p>67,487,704</text:p>
          </table:table-cell>
          <table:table-cell office:value-type="float" office:value="67673244" calcext:value-type="float">
            <text:p>67,673,244</text:p>
          </table:table-cell>
          <table:table-cell office:value-type="float" office:value="67792229" calcext:value-type="float">
            <text:p>67,792,229</text:p>
          </table:table-cell>
          <table:table-cell office:value-type="float" office:value="67931113" calcext:value-type="float">
            <text:p>67,931,113</text:p>
          </table:table-cell>
          <table:table-cell office:value-type="float" office:value="68132157" calcext:value-type="float">
            <text:p>68,132,157</text:p>
          </table:table-cell>
          <table:table-cell office:value-type="float" office:value="43566" calcext:value-type="float">
            <text:p>43,566</text:p>
          </table:table-cell>
          <table:table-cell office:value-type="float" office:value="168025" calcext:value-type="float">
            <text:p>168,025</text:p>
          </table:table-cell>
          <table:table-cell office:value-type="float" office:value="176671" calcext:value-type="float">
            <text:p>176,671</text:p>
          </table:table-cell>
          <table:table-cell office:value-type="float" office:value="216007" calcext:value-type="float">
            <text:p>216,007</text:p>
          </table:table-cell>
          <table:table-cell office:value-type="float" office:value="185540" calcext:value-type="float">
            <text:p>185,540</text:p>
          </table:table-cell>
          <table:table-cell office:value-type="float" office:value="118985" calcext:value-type="float">
            <text:p>118,985</text:p>
          </table:table-cell>
          <table:table-cell office:value-type="float" office:value="138884" calcext:value-type="float">
            <text:p>138,884</text:p>
          </table:table-cell>
          <table:table-cell office:value-type="float" office:value="201183" calcext:value-type="float">
            <text:p>201,183</text:p>
          </table:table-cell>
          <table:table-cell table:formula="of:=[.J4]/[.B4]" office:value-type="percentage" office:value="0.000650948038146816" calcext:value-type="percentage">
            <text:p>0.07%</text:p>
          </table:table-cell>
          <table:table-cell table:formula="of:=[.K4]/[.C4]" office:value-type="percentage" office:value="0.00250428399863799" calcext:value-type="percentage">
            <text:p>0.25%</text:p>
          </table:table-cell>
          <table:table-cell table:formula="of:=[.L4]/[.D4]" office:value-type="percentage" office:value="0.00262623076090975" calcext:value-type="percentage">
            <text:p>0.26%</text:p>
          </table:table-cell>
          <table:table-cell table:formula="of:=[.M4]/[.E4]" office:value-type="percentage" office:value="0.00320068675028565" calcext:value-type="percentage">
            <text:p>0.32%</text:p>
          </table:table-cell>
          <table:table-cell table:formula="of:=[.N4]/[.F4]" office:value-type="percentage" office:value="0.00274170394432399" calcext:value-type="percentage">
            <text:p>0.27%</text:p>
          </table:table-cell>
          <table:table-cell table:formula="of:=[.O4]/[.G4]" office:value-type="percentage" office:value="0.00175514217123618" calcext:value-type="percentage">
            <text:p>0.18%</text:p>
          </table:table-cell>
          <table:table-cell table:formula="of:=[.P4]/[.H4]" office:value-type="percentage" office:value="0.00204448291609766" calcext:value-type="percentage">
            <text:p>0.20%</text:p>
          </table:table-cell>
          <table:table-cell table:formula="of:=[.Q4]/[.I4]" office:value-type="percentage" office:value="0.00295283473852149" calcext:value-type="percentage">
            <text:p>0.3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uth Region</text:p>
          </table:table-cell>
          <table:table-cell office:value-type="float" office:value="114555744" calcext:value-type="float">
            <text:p>114,555,744</text:p>
          </table:table-cell>
          <table:table-cell office:value-type="float" office:value="115744244" calcext:value-type="float">
            <text:p>115,744,244</text:p>
          </table:table-cell>
          <table:table-cell office:value-type="float" office:value="116971620" calcext:value-type="float">
            <text:p>116,971,620</text:p>
          </table:table-cell>
          <table:table-cell office:value-type="float" office:value="118099075" calcext:value-type="float">
            <text:p>118,099,075</text:p>
          </table:table-cell>
          <table:table-cell office:value-type="float" office:value="119373285" calcext:value-type="float">
            <text:p>119,373,285</text:p>
          </table:table-cell>
          <table:table-cell office:value-type="float" office:value="120750787" calcext:value-type="float">
            <text:p>120,750,787</text:p>
          </table:table-cell>
          <table:table-cell office:value-type="float" office:value="122089343" calcext:value-type="float">
            <text:p>122,089,343</text:p>
          </table:table-cell>
          <table:table-cell office:value-type="float" office:value="123321139" calcext:value-type="float">
            <text:p>123,321,139</text:p>
          </table:table-cell>
          <table:table-cell office:value-type="float" office:value="306217" calcext:value-type="float">
            <text:p>306,217</text:p>
          </table:table-cell>
          <table:table-cell office:value-type="float" office:value="1188500" calcext:value-type="float">
            <text:p>1,188,500</text:p>
          </table:table-cell>
          <table:table-cell office:value-type="float" office:value="1227376" calcext:value-type="float">
            <text:p>1,227,376</text:p>
          </table:table-cell>
          <table:table-cell office:value-type="float" office:value="1127455" calcext:value-type="float">
            <text:p>1,127,455</text:p>
          </table:table-cell>
          <table:table-cell office:value-type="float" office:value="1274210" calcext:value-type="float">
            <text:p>1,274,210</text:p>
          </table:table-cell>
          <table:table-cell office:value-type="float" office:value="1377502" calcext:value-type="float">
            <text:p>1,377,502</text:p>
          </table:table-cell>
          <table:table-cell office:value-type="float" office:value="1338556" calcext:value-type="float">
            <text:p>1,338,556</text:p>
          </table:table-cell>
          <table:table-cell office:value-type="float" office:value="1235167" calcext:value-type="float">
            <text:p>1,235,167</text:p>
          </table:table-cell>
          <table:table-cell table:formula="of:=[.J5]/[.B5]" office:value-type="percentage" office:value="0.0026730828966551" calcext:value-type="percentage">
            <text:p>0.27%</text:p>
          </table:table-cell>
          <table:table-cell table:formula="of:=[.K5]/[.C5]" office:value-type="percentage" office:value="0.0102683291965689" calcext:value-type="percentage">
            <text:p>1.03%</text:p>
          </table:table-cell>
          <table:table-cell table:formula="of:=[.L5]/[.D5]" office:value-type="percentage" office:value="0.0104929383725728" calcext:value-type="percentage">
            <text:p>1.05%</text:p>
          </table:table-cell>
          <table:table-cell table:formula="of:=[.M5]/[.E5]" office:value-type="percentage" office:value="0.00954668781275383" calcext:value-type="percentage">
            <text:p>0.95%</text:p>
          </table:table-cell>
          <table:table-cell table:formula="of:=[.N5]/[.F5]" office:value-type="percentage" office:value="0.0106741638214949" calcext:value-type="percentage">
            <text:p>1.07%</text:p>
          </table:table-cell>
          <table:table-cell table:formula="of:=[.O5]/[.G5]" office:value-type="percentage" office:value="0.0114078097064494" calcext:value-type="percentage">
            <text:p>1.14%</text:p>
          </table:table-cell>
          <table:table-cell table:formula="of:=[.P5]/[.H5]" office:value-type="percentage" office:value="0.010963741528202" calcext:value-type="percentage">
            <text:p>1.10%</text:p>
          </table:table-cell>
          <table:table-cell table:formula="of:=[.Q5]/[.I5]" office:value-type="percentage" office:value="0.0100158578652116" calcext:value-type="percentage">
            <text:p>1.0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st Region</text:p>
          </table:table-cell>
          <table:table-cell office:value-type="float" office:value="71945553" calcext:value-type="float">
            <text:p>71,945,553</text:p>
          </table:table-cell>
          <table:table-cell office:value-type="float" office:value="72635656" calcext:value-type="float">
            <text:p>72,635,656</text:p>
          </table:table-cell>
          <table:table-cell office:value-type="float" office:value="73357891" calcext:value-type="float">
            <text:p>73,357,891</text:p>
          </table:table-cell>
          <table:table-cell office:value-type="float" office:value="74063369" calcext:value-type="float">
            <text:p>74,063,369</text:p>
          </table:table-cell>
          <table:table-cell office:value-type="float" office:value="74830949" calcext:value-type="float">
            <text:p>74,830,949</text:p>
          </table:table-cell>
          <table:table-cell office:value-type="float" office:value="75652525" calcext:value-type="float">
            <text:p>75,652,525</text:p>
          </table:table-cell>
          <table:table-cell office:value-type="float" office:value="76472843" calcext:value-type="float">
            <text:p>76,472,843</text:p>
          </table:table-cell>
          <table:table-cell office:value-type="float" office:value="77236796" calcext:value-type="float">
            <text:p>77,236,796</text:p>
          </table:table-cell>
          <table:table-cell office:value-type="float" office:value="160534" calcext:value-type="float">
            <text:p>160,534</text:p>
          </table:table-cell>
          <table:table-cell office:value-type="float" office:value="690103" calcext:value-type="float">
            <text:p>690,103</text:p>
          </table:table-cell>
          <table:table-cell office:value-type="float" office:value="722235" calcext:value-type="float">
            <text:p>722,235</text:p>
          </table:table-cell>
          <table:table-cell office:value-type="float" office:value="705478" calcext:value-type="float">
            <text:p>705,478</text:p>
          </table:table-cell>
          <table:table-cell office:value-type="float" office:value="767580" calcext:value-type="float">
            <text:p>767,580</text:p>
          </table:table-cell>
          <table:table-cell office:value-type="float" office:value="821576" calcext:value-type="float">
            <text:p>821,576</text:p>
          </table:table-cell>
          <table:table-cell office:value-type="float" office:value="820318" calcext:value-type="float">
            <text:p>820,318</text:p>
          </table:table-cell>
          <table:table-cell office:value-type="float" office:value="765672" calcext:value-type="float">
            <text:p>765,672</text:p>
          </table:table-cell>
          <table:table-cell table:formula="of:=[.J6]/[.B6]" office:value-type="percentage" office:value="0.00223132623638323" calcext:value-type="percentage">
            <text:p>0.22%</text:p>
          </table:table-cell>
          <table:table-cell table:formula="of:=[.K6]/[.C6]" office:value-type="percentage" office:value="0.00950088479960861" calcext:value-type="percentage">
            <text:p>0.95%</text:p>
          </table:table-cell>
          <table:table-cell table:formula="of:=[.L6]/[.D6]" office:value-type="percentage" office:value="0.00984536210289906" calcext:value-type="percentage">
            <text:p>0.98%</text:p>
          </table:table-cell>
          <table:table-cell table:formula="of:=[.M6]/[.E6]" office:value-type="percentage" office:value="0.00952532958634382" calcext:value-type="percentage">
            <text:p>0.95%</text:p>
          </table:table-cell>
          <table:table-cell table:formula="of:=[.N6]/[.F6]" office:value-type="percentage" office:value="0.0102575205881727" calcext:value-type="percentage">
            <text:p>1.03%</text:p>
          </table:table-cell>
          <table:table-cell table:formula="of:=[.O6]/[.G6]" office:value-type="percentage" office:value="0.0108598622451795" calcext:value-type="percentage">
            <text:p>1.09%</text:p>
          </table:table-cell>
          <table:table-cell table:formula="of:=[.P6]/[.H6]" office:value-type="percentage" office:value="0.0107269190972801" calcext:value-type="percentage">
            <text:p>1.07%</text:p>
          </table:table-cell>
          <table:table-cell table:formula="of:=[.Q6]/[.I6]" office:value-type="percentage" office:value="0.00991330608794285" calcext:value-type="percentage">
            <text:p>0.9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4779736" calcext:value-type="float">
            <text:p>4,779,736</text:p>
          </table:table-cell>
          <table:table-cell office:value-type="float" office:value="4792790" calcext:value-type="float">
            <text:p>4,792,790</text:p>
          </table:table-cell>
          <table:table-cell office:value-type="float" office:value="4808068" calcext:value-type="float">
            <text:p>4,808,068</text:p>
          </table:table-cell>
          <table:table-cell office:value-type="float" office:value="4821766" calcext:value-type="float">
            <text:p>4,821,766</text:p>
          </table:table-cell>
          <table:table-cell office:value-type="float" office:value="4834128" calcext:value-type="float">
            <text:p>4,834,128</text:p>
          </table:table-cell>
          <table:table-cell office:value-type="float" office:value="4844935" calcext:value-type="float">
            <text:p>4,844,935</text:p>
          </table:table-cell>
          <table:table-cell office:value-type="float" office:value="4854610" calcext:value-type="float">
            <text:p>4,854,610</text:p>
          </table:table-cell>
          <table:table-cell office:value-type="float" office:value="4868795" calcext:value-type="float">
            <text:p>4,868,795</text:p>
          </table:table-cell>
          <table:table-cell office:value-type="float" office:value="5444" calcext:value-type="float">
            <text:p>5,444</text:p>
          </table:table-cell>
          <table:table-cell office:value-type="float" office:value="13054" calcext:value-type="float">
            <text:p>13,054</text:p>
          </table:table-cell>
          <table:table-cell office:value-type="float" office:value="15278" calcext:value-type="float">
            <text:p>15,278</text:p>
          </table:table-cell>
          <table:table-cell office:value-type="float" office:value="13698" calcext:value-type="float">
            <text:p>13,698</text:p>
          </table:table-cell>
          <table:table-cell office:value-type="float" office:value="12362" calcext:value-type="float">
            <text:p>12,362</text:p>
          </table:table-cell>
          <table:table-cell office:value-type="float" office:value="10807" calcext:value-type="float">
            <text:p>10,807</text:p>
          </table:table-cell>
          <table:table-cell office:value-type="float" office:value="9675" calcext:value-type="float">
            <text:p>9,675</text:p>
          </table:table-cell>
          <table:table-cell office:value-type="float" office:value="14202" calcext:value-type="float">
            <text:p>14,202</text:p>
          </table:table-cell>
          <table:table-cell table:formula="of:=[.J7]/[.B7]" office:value-type="percentage" office:value="0.00113897503962562" calcext:value-type="percentage">
            <text:p>0.11%</text:p>
          </table:table-cell>
          <table:table-cell table:formula="of:=[.K7]/[.C7]" office:value-type="percentage" office:value="0.0027236745194344" calcext:value-type="percentage">
            <text:p>0.27%</text:p>
          </table:table-cell>
          <table:table-cell table:formula="of:=[.L7]/[.D7]" office:value-type="percentage" office:value="0.00317757569152516" calcext:value-type="percentage">
            <text:p>0.32%</text:p>
          </table:table-cell>
          <table:table-cell table:formula="of:=[.M7]/[.E7]" office:value-type="percentage" office:value="0.00284086784800424" calcext:value-type="percentage">
            <text:p>0.28%</text:p>
          </table:table-cell>
          <table:table-cell table:formula="of:=[.N7]/[.F7]" office:value-type="percentage" office:value="0.00255723472775235" calcext:value-type="percentage">
            <text:p>0.26%</text:p>
          </table:table-cell>
          <table:table-cell table:formula="of:=[.O7]/[.G7]" office:value-type="percentage" office:value="0.00223057688080439" calcext:value-type="percentage">
            <text:p>0.22%</text:p>
          </table:table-cell>
          <table:table-cell table:formula="of:=[.P7]/[.H7]" office:value-type="percentage" office:value="0.00199295103005185" calcext:value-type="percentage">
            <text:p>0.20%</text:p>
          </table:table-cell>
          <table:table-cell table:formula="of:=[.Q7]/[.I7]" office:value-type="percentage" office:value="0.00291694351477111" calcext:value-type="percentage">
            <text:p>0.2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710231" calcext:value-type="float">
            <text:p>710,231</text:p>
          </table:table-cell>
          <table:table-cell office:value-type="float" office:value="718431" calcext:value-type="float">
            <text:p>718,431</text:p>
          </table:table-cell>
          <table:table-cell office:value-type="float" office:value="726952" calcext:value-type="float">
            <text:p>726,952</text:p>
          </table:table-cell>
          <table:table-cell office:value-type="float" office:value="732855" calcext:value-type="float">
            <text:p>732,855</text:p>
          </table:table-cell>
          <table:table-cell office:value-type="float" office:value="732854" calcext:value-type="float">
            <text:p>732,854</text:p>
          </table:table-cell>
          <table:table-cell office:value-type="float" office:value="734068" calcext:value-type="float">
            <text:p>734,068</text:p>
          </table:table-cell>
          <table:table-cell office:value-type="float" office:value="737592" calcext:value-type="float">
            <text:p>737,592</text:p>
          </table:table-cell>
          <table:table-cell office:value-type="float" office:value="735874" calcext:value-type="float">
            <text:p>735,874</text:p>
          </table:table-cell>
          <table:table-cell office:value-type="float" office:value="3766" calcext:value-type="float">
            <text:p>3,766</text:p>
          </table:table-cell>
          <table:table-cell office:value-type="float" office:value="8200" calcext:value-type="float">
            <text:p>8,200</text:p>
          </table:table-cell>
          <table:table-cell office:value-type="float" office:value="8521" calcext:value-type="float">
            <text:p>8,521</text:p>
          </table:table-cell>
          <table:table-cell office:value-type="float" office:value="5903" calcext:value-type="float">
            <text:p>5,903</text:p>
          </table:table-cell>
          <table:table-cell office:value-type="float" office:value="-1" calcext:value-type="float">
            <text:p>-1</text:p>
          </table:table-cell>
          <table:table-cell office:value-type="float" office:value="1214" calcext:value-type="float">
            <text:p>1,214</text:p>
          </table:table-cell>
          <table:table-cell office:value-type="float" office:value="3524" calcext:value-type="float">
            <text:p>3,524</text:p>
          </table:table-cell>
          <table:table-cell office:value-type="float" office:value="-1727" calcext:value-type="float">
            <text:p>-1,727</text:p>
          </table:table-cell>
          <table:table-cell table:formula="of:=[.J8]/[.B8]" office:value-type="percentage" office:value="0.0053025001724791" calcext:value-type="percentage">
            <text:p>0.53%</text:p>
          </table:table-cell>
          <table:table-cell table:formula="of:=[.K8]/[.C8]" office:value-type="percentage" office:value="0.0114137613772234" calcext:value-type="percentage">
            <text:p>1.14%</text:p>
          </table:table-cell>
          <table:table-cell table:formula="of:=[.L8]/[.D8]" office:value-type="percentage" office:value="0.0117215442009926" calcext:value-type="percentage">
            <text:p>1.17%</text:p>
          </table:table-cell>
          <table:table-cell table:formula="of:=[.M8]/[.E8]" office:value-type="percentage" office:value="0.00805479938050501" calcext:value-type="percentage">
            <text:p>0.81%</text:p>
          </table:table-cell>
          <table:table-cell table:formula="of:=[.N8]/[.F8]" office:value-type="percentage" office:value="-0.00000136452826893215" calcext:value-type="percentage">
            <text:p>0.00%</text:p>
          </table:table-cell>
          <table:table-cell table:formula="of:=[.O8]/[.G8]" office:value-type="percentage" office:value="0.00165379774080875" calcext:value-type="percentage">
            <text:p>0.17%</text:p>
          </table:table-cell>
          <table:table-cell table:formula="of:=[.P8]/[.H8]" office:value-type="percentage" office:value="0.00477770908578184" calcext:value-type="percentage">
            <text:p>0.48%</text:p>
          </table:table-cell>
          <table:table-cell table:formula="of:=[.Q8]/[.I8]" office:value-type="percentage" office:value="-0.00234686916510163" calcext:value-type="percentage">
            <text:p>-0.23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6392017" calcext:value-type="float">
            <text:p>6,392,017</text:p>
          </table:table-cell>
          <table:table-cell office:value-type="float" office:value="6450366" calcext:value-type="float">
            <text:p>6,450,366</text:p>
          </table:table-cell>
          <table:table-cell office:value-type="float" office:value="6528905" calcext:value-type="float">
            <text:p>6,528,905</text:p>
          </table:table-cell>
          <table:table-cell office:value-type="float" office:value="6600650" calcext:value-type="float">
            <text:p>6,600,650</text:p>
          </table:table-cell>
          <table:table-cell office:value-type="float" office:value="6690750" calcext:value-type="float">
            <text:p>6,690,750</text:p>
          </table:table-cell>
          <table:table-cell office:value-type="float" office:value="6786353" calcext:value-type="float">
            <text:p>6,786,353</text:p>
          </table:table-cell>
          <table:table-cell office:value-type="float" office:value="6892484" calcext:value-type="float">
            <text:p>6,892,484</text:p>
          </table:table-cell>
          <table:table-cell office:value-type="float" office:value="6999860" calcext:value-type="float">
            <text:p>6,999,860</text:p>
          </table:table-cell>
          <table:table-cell office:value-type="float" office:value="14693" calcext:value-type="float">
            <text:p>14,693</text:p>
          </table:table-cell>
          <table:table-cell office:value-type="float" office:value="58349" calcext:value-type="float">
            <text:p>58,349</text:p>
          </table:table-cell>
          <table:table-cell office:value-type="float" office:value="78539" calcext:value-type="float">
            <text:p>78,539</text:p>
          </table:table-cell>
          <table:table-cell office:value-type="float" office:value="71745" calcext:value-type="float">
            <text:p>71,745</text:p>
          </table:table-cell>
          <table:table-cell office:value-type="float" office:value="90100" calcext:value-type="float">
            <text:p>90,100</text:p>
          </table:table-cell>
          <table:table-cell office:value-type="float" office:value="95603" calcext:value-type="float">
            <text:p>95,603</text:p>
          </table:table-cell>
          <table:table-cell office:value-type="float" office:value="106131" calcext:value-type="float">
            <text:p>106,131</text:p>
          </table:table-cell>
          <table:table-cell office:value-type="float" office:value="107628" calcext:value-type="float">
            <text:p>107,628</text:p>
          </table:table-cell>
          <table:table-cell table:formula="of:=[.J9]/[.B9]" office:value-type="percentage" office:value="0.00229864845478352" calcext:value-type="percentage">
            <text:p>0.23%</text:p>
          </table:table-cell>
          <table:table-cell table:formula="of:=[.K9]/[.C9]" office:value-type="percentage" office:value="0.00904584329013268" calcext:value-type="percentage">
            <text:p>0.90%</text:p>
          </table:table-cell>
          <table:table-cell table:formula="of:=[.L9]/[.D9]" office:value-type="percentage" office:value="0.0120294291309186" calcext:value-type="percentage">
            <text:p>1.20%</text:p>
          </table:table-cell>
          <table:table-cell table:formula="of:=[.M9]/[.E9]" office:value-type="percentage" office:value="0.0108693840758107" calcext:value-type="percentage">
            <text:p>1.09%</text:p>
          </table:table-cell>
          <table:table-cell table:formula="of:=[.N9]/[.F9]" office:value-type="percentage" office:value="0.0134663528005082" calcext:value-type="percentage">
            <text:p>1.35%</text:p>
          </table:table-cell>
          <table:table-cell table:formula="of:=[.O9]/[.G9]" office:value-type="percentage" office:value="0.0140875371499243" calcext:value-type="percentage">
            <text:p>1.41%</text:p>
          </table:table-cell>
          <table:table-cell table:formula="of:=[.P9]/[.H9]" office:value-type="percentage" office:value="0.0153980770938315" calcext:value-type="percentage">
            <text:p>1.54%</text:p>
          </table:table-cell>
          <table:table-cell table:formula="of:=[.Q9]/[.I9]" office:value-type="percentage" office:value="0.0153757360861503" calcext:value-type="percentage">
            <text:p>1.5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915918" calcext:value-type="float">
            <text:p>2,915,918</text:p>
          </table:table-cell>
          <table:table-cell office:value-type="float" office:value="2932787" calcext:value-type="float">
            <text:p>2,932,787</text:p>
          </table:table-cell>
          <table:table-cell office:value-type="float" office:value="2943334" calcext:value-type="float">
            <text:p>2,943,334</text:p>
          </table:table-cell>
          <table:table-cell office:value-type="float" office:value="2950891" calcext:value-type="float">
            <text:p>2,950,891</text:p>
          </table:table-cell>
          <table:table-cell office:value-type="float" office:value="2958895" calcext:value-type="float">
            <text:p>2,958,895</text:p>
          </table:table-cell>
          <table:table-cell office:value-type="float" office:value="2969700" calcext:value-type="float">
            <text:p>2,969,700</text:p>
          </table:table-cell>
          <table:table-cell office:value-type="float" office:value="2982280" calcext:value-type="float">
            <text:p>2,982,280</text:p>
          </table:table-cell>
          <table:table-cell office:value-type="float" office:value="2998296" calcext:value-type="float">
            <text:p>2,998,296</text:p>
          </table:table-cell>
          <table:table-cell office:value-type="float" office:value="5706" calcext:value-type="float">
            <text:p>5,706</text:p>
          </table:table-cell>
          <table:table-cell office:value-type="float" office:value="16869" calcext:value-type="float">
            <text:p>16,869</text:p>
          </table:table-cell>
          <table:table-cell office:value-type="float" office:value="10547" calcext:value-type="float">
            <text:p>10,547</text:p>
          </table:table-cell>
          <table:table-cell office:value-type="float" office:value="7557" calcext:value-type="float">
            <text:p>7,557</text:p>
          </table:table-cell>
          <table:table-cell office:value-type="float" office:value="8004" calcext:value-type="float">
            <text:p>8,004</text:p>
          </table:table-cell>
          <table:table-cell office:value-type="float" office:value="10805" calcext:value-type="float">
            <text:p>10,805</text:p>
          </table:table-cell>
          <table:table-cell office:value-type="float" office:value="12580" calcext:value-type="float">
            <text:p>12,580</text:p>
          </table:table-cell>
          <table:table-cell office:value-type="float" office:value="16048" calcext:value-type="float">
            <text:p>16,048</text:p>
          </table:table-cell>
          <table:table-cell table:formula="of:=[.J10]/[.B10]" office:value-type="percentage" office:value="0.00195684515133827" calcext:value-type="percentage">
            <text:p>0.20%</text:p>
          </table:table-cell>
          <table:table-cell table:formula="of:=[.K10]/[.C10]" office:value-type="percentage" office:value="0.00575186673972573" calcext:value-type="percentage">
            <text:p>0.58%</text:p>
          </table:table-cell>
          <table:table-cell table:formula="of:=[.L10]/[.D10]" office:value-type="percentage" office:value="0.0035833513967494" calcext:value-type="percentage">
            <text:p>0.36%</text:p>
          </table:table-cell>
          <table:table-cell table:formula="of:=[.M10]/[.E10]" office:value-type="percentage" office:value="0.00256092143017143" calcext:value-type="percentage">
            <text:p>0.26%</text:p>
          </table:table-cell>
          <table:table-cell table:formula="of:=[.N10]/[.F10]" office:value-type="percentage" office:value="0.00270506388364575" calcext:value-type="percentage">
            <text:p>0.27%</text:p>
          </table:table-cell>
          <table:table-cell table:formula="of:=[.O10]/[.G10]" office:value-type="percentage" office:value="0.00363841465467892" calcext:value-type="percentage">
            <text:p>0.36%</text:p>
          </table:table-cell>
          <table:table-cell table:formula="of:=[.P10]/[.H10]" office:value-type="percentage" office:value="0.00421824912483067" calcext:value-type="percentage">
            <text:p>0.42%</text:p>
          </table:table-cell>
          <table:table-cell table:formula="of:=[.Q10]/[.I10]" office:value-type="percentage" office:value="0.00535237348147081" calcext:value-type="percentage">
            <text:p>0.5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7253956" calcext:value-type="float">
            <text:p>37,253,956</text:p>
          </table:table-cell>
          <table:table-cell office:value-type="float" office:value="37598239" calcext:value-type="float">
            <text:p>37,598,239</text:p>
          </table:table-cell>
          <table:table-cell office:value-type="float" office:value="37943906" calcext:value-type="float">
            <text:p>37,943,906</text:p>
          </table:table-cell>
          <table:table-cell office:value-type="float" office:value="38271635" calcext:value-type="float">
            <text:p>38,271,635</text:p>
          </table:table-cell>
          <table:table-cell office:value-type="float" office:value="38624831" calcext:value-type="float">
            <text:p>38,624,831</text:p>
          </table:table-cell>
          <table:table-cell office:value-type="float" office:value="38955343" calcext:value-type="float">
            <text:p>38,955,343</text:p>
          </table:table-cell>
          <table:table-cell office:value-type="float" office:value="39218853" calcext:value-type="float">
            <text:p>39,218,853</text:p>
          </table:table-cell>
          <table:table-cell office:value-type="float" office:value="39458556" calcext:value-type="float">
            <text:p>39,458,556</text:p>
          </table:table-cell>
          <table:table-cell office:value-type="float" office:value="73172" calcext:value-type="float">
            <text:p>73,172</text:p>
          </table:table-cell>
          <table:table-cell office:value-type="float" office:value="344283" calcext:value-type="float">
            <text:p>344,283</text:p>
          </table:table-cell>
          <table:table-cell office:value-type="float" office:value="345667" calcext:value-type="float">
            <text:p>345,667</text:p>
          </table:table-cell>
          <table:table-cell office:value-type="float" office:value="327729" calcext:value-type="float">
            <text:p>327,729</text:p>
          </table:table-cell>
          <table:table-cell office:value-type="float" office:value="353196" calcext:value-type="float">
            <text:p>353,196</text:p>
          </table:table-cell>
          <table:table-cell office:value-type="float" office:value="330512" calcext:value-type="float">
            <text:p>330,512</text:p>
          </table:table-cell>
          <table:table-cell office:value-type="float" office:value="263510" calcext:value-type="float">
            <text:p>263,510</text:p>
          </table:table-cell>
          <table:table-cell office:value-type="float" office:value="240177" calcext:value-type="float">
            <text:p>240,177</text:p>
          </table:table-cell>
          <table:table-cell table:formula="of:=[.J11]/[.B11]" office:value-type="percentage" office:value="0.00196414039894179" calcext:value-type="percentage">
            <text:p>0.20%</text:p>
          </table:table-cell>
          <table:table-cell table:formula="of:=[.K11]/[.C11]" office:value-type="percentage" office:value="0.00915689162995107" calcext:value-type="percentage">
            <text:p>0.92%</text:p>
          </table:table-cell>
          <table:table-cell table:formula="of:=[.L11]/[.D11]" office:value-type="percentage" office:value="0.00910994772124936" calcext:value-type="percentage">
            <text:p>0.91%</text:p>
          </table:table-cell>
          <table:table-cell table:formula="of:=[.M11]/[.E11]" office:value-type="percentage" office:value="0.00856323488662034" calcext:value-type="percentage">
            <text:p>0.86%</text:p>
          </table:table-cell>
          <table:table-cell table:formula="of:=[.N11]/[.F11]" office:value-type="percentage" office:value="0.00914427301960234" calcext:value-type="percentage">
            <text:p>0.91%</text:p>
          </table:table-cell>
          <table:table-cell table:formula="of:=[.O11]/[.G11]" office:value-type="percentage" office:value="0.00848438171883123" calcext:value-type="percentage">
            <text:p>0.85%</text:p>
          </table:table-cell>
          <table:table-cell table:formula="of:=[.P11]/[.H11]" office:value-type="percentage" office:value="0.00671896243370504" calcext:value-type="percentage">
            <text:p>0.67%</text:p>
          </table:table-cell>
          <table:table-cell table:formula="of:=[.Q11]/[.I11]" office:value-type="percentage" office:value="0.00608681676034977" calcext:value-type="percentage">
            <text:p>0.6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029196" calcext:value-type="float">
            <text:p>5,029,196</text:p>
          </table:table-cell>
          <table:table-cell office:value-type="float" office:value="5097323" calcext:value-type="float">
            <text:p>5,097,323</text:p>
          </table:table-cell>
          <table:table-cell office:value-type="float" office:value="5166981" calcext:value-type="float">
            <text:p>5,166,981</text:p>
          </table:table-cell>
          <table:table-cell office:value-type="float" office:value="5242923" calcext:value-type="float">
            <text:p>5,242,923</text:p>
          </table:table-cell>
          <table:table-cell office:value-type="float" office:value="5322380" calcext:value-type="float">
            <text:p>5,322,380</text:p>
          </table:table-cell>
          <table:table-cell office:value-type="float" office:value="5420148" calcext:value-type="float">
            <text:p>5,420,148</text:p>
          </table:table-cell>
          <table:table-cell office:value-type="float" office:value="5509473" calcext:value-type="float">
            <text:p>5,509,473</text:p>
          </table:table-cell>
          <table:table-cell office:value-type="float" office:value="5586235" calcext:value-type="float">
            <text:p>5,586,235</text:p>
          </table:table-cell>
          <table:table-cell office:value-type="float" office:value="18704" calcext:value-type="float">
            <text:p>18,704</text:p>
          </table:table-cell>
          <table:table-cell office:value-type="float" office:value="68127" calcext:value-type="float">
            <text:p>68,127</text:p>
          </table:table-cell>
          <table:table-cell office:value-type="float" office:value="69658" calcext:value-type="float">
            <text:p>69,658</text:p>
          </table:table-cell>
          <table:table-cell office:value-type="float" office:value="75942" calcext:value-type="float">
            <text:p>75,942</text:p>
          </table:table-cell>
          <table:table-cell office:value-type="float" office:value="79457" calcext:value-type="float">
            <text:p>79,457</text:p>
          </table:table-cell>
          <table:table-cell office:value-type="float" office:value="97768" calcext:value-type="float">
            <text:p>97,768</text:p>
          </table:table-cell>
          <table:table-cell office:value-type="float" office:value="89325" calcext:value-type="float">
            <text:p>89,325</text:p>
          </table:table-cell>
          <table:table-cell office:value-type="float" office:value="77049" calcext:value-type="float">
            <text:p>77,049</text:p>
          </table:table-cell>
          <table:table-cell table:formula="of:=[.J12]/[.B12]" office:value-type="percentage" office:value="0.00371908352746642" calcext:value-type="percentage">
            <text:p>0.37%</text:p>
          </table:table-cell>
          <table:table-cell table:formula="of:=[.K12]/[.C12]" office:value-type="percentage" office:value="0.0133652507404377" calcext:value-type="percentage">
            <text:p>1.34%</text:p>
          </table:table-cell>
          <table:table-cell table:formula="of:=[.L12]/[.D12]" office:value-type="percentage" office:value="0.0134813733590273" calcext:value-type="percentage">
            <text:p>1.35%</text:p>
          </table:table-cell>
          <table:table-cell table:formula="of:=[.M12]/[.E12]" office:value-type="percentage" office:value="0.0144846681898628" calcext:value-type="percentage">
            <text:p>1.45%</text:p>
          </table:table-cell>
          <table:table-cell table:formula="of:=[.N12]/[.F12]" office:value-type="percentage" office:value="0.0149288476208012" calcext:value-type="percentage">
            <text:p>1.49%</text:p>
          </table:table-cell>
          <table:table-cell table:formula="of:=[.O12]/[.G12]" office:value-type="percentage" office:value="0.0180378838363823" calcext:value-type="percentage">
            <text:p>1.80%</text:p>
          </table:table-cell>
          <table:table-cell table:formula="of:=[.P12]/[.H12]" office:value-type="percentage" office:value="0.0162129844360795" calcext:value-type="percentage">
            <text:p>1.62%</text:p>
          </table:table-cell>
          <table:table-cell table:formula="of:=[.Q12]/[.I12]" office:value-type="percentage" office:value="0.0137926528332589" calcext:value-type="percentage">
            <text:p>1.38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574097" calcext:value-type="float">
            <text:p>3,574,097</text:p>
          </table:table-cell>
          <table:table-cell office:value-type="float" office:value="3585833" calcext:value-type="float">
            <text:p>3,585,833</text:p>
          </table:table-cell>
          <table:table-cell office:value-type="float" office:value="3591601" calcext:value-type="float">
            <text:p>3,591,601</text:p>
          </table:table-cell>
          <table:table-cell office:value-type="float" office:value="3596358" calcext:value-type="float">
            <text:p>3,596,358</text:p>
          </table:table-cell>
          <table:table-cell office:value-type="float" office:value="3594080" calcext:value-type="float">
            <text:p>3,594,080</text:p>
          </table:table-cell>
          <table:table-cell office:value-type="float" office:value="3587765" calcext:value-type="float">
            <text:p>3,587,765</text:p>
          </table:table-cell>
          <table:table-cell office:value-type="float" office:value="3581598" calcext:value-type="float">
            <text:p>3,581,598</text:p>
          </table:table-cell>
          <table:table-cell office:value-type="float" office:value="3582096" calcext:value-type="float">
            <text:p>3,582,096</text:p>
          </table:table-cell>
          <table:table-cell office:value-type="float" office:value="6057" calcext:value-type="float">
            <text:p>6,057</text:p>
          </table:table-cell>
          <table:table-cell office:value-type="float" office:value="11736" calcext:value-type="float">
            <text:p>11,736</text:p>
          </table:table-cell>
          <table:table-cell office:value-type="float" office:value="5768" calcext:value-type="float">
            <text:p>5,768</text:p>
          </table:table-cell>
          <table:table-cell office:value-type="float" office:value="4757" calcext:value-type="float">
            <text:p>4,757</text:p>
          </table:table-cell>
          <table:table-cell office:value-type="float" office:value="-2278" calcext:value-type="float">
            <text:p>-2,278</text:p>
          </table:table-cell>
          <table:table-cell office:value-type="float" office:value="-6315" calcext:value-type="float">
            <text:p>-6,315</text:p>
          </table:table-cell>
          <table:table-cell office:value-type="float" office:value="-6167" calcext:value-type="float">
            <text:p>-6,167</text:p>
          </table:table-cell>
          <table:table-cell office:value-type="float" office:value="499" calcext:value-type="float">
            <text:p>499</text:p>
          </table:table-cell>
          <table:table-cell table:formula="of:=[.J13]/[.B13]" office:value-type="percentage" office:value="0.00169469379258593" calcext:value-type="percentage">
            <text:p>0.17%</text:p>
          </table:table-cell>
          <table:table-cell table:formula="of:=[.K13]/[.C13]" office:value-type="percentage" office:value="0.00327287969071622" calcext:value-type="percentage">
            <text:p>0.33%</text:p>
          </table:table-cell>
          <table:table-cell table:formula="of:=[.L13]/[.D13]" office:value-type="percentage" office:value="0.00160596903720653" calcext:value-type="percentage">
            <text:p>0.16%</text:p>
          </table:table-cell>
          <table:table-cell table:formula="of:=[.M13]/[.E13]" office:value-type="percentage" office:value="0.0013227270477522" calcext:value-type="percentage">
            <text:p>0.13%</text:p>
          </table:table-cell>
          <table:table-cell table:formula="of:=[.N13]/[.F13]" office:value-type="percentage" office:value="-0.000633820059653653" calcext:value-type="percentage">
            <text:p>-0.06%</text:p>
          </table:table-cell>
          <table:table-cell table:formula="of:=[.O13]/[.G13]" office:value-type="percentage" office:value="-0.0017601487276898" calcext:value-type="percentage">
            <text:p>-0.18%</text:p>
          </table:table-cell>
          <table:table-cell table:formula="of:=[.P13]/[.H13]" office:value-type="percentage" office:value="-0.00172185711517596" calcext:value-type="percentage">
            <text:p>-0.17%</text:p>
          </table:table-cell>
          <table:table-cell table:formula="of:=[.Q13]/[.I13]" office:value-type="percentage" office:value="0.000139303915919618" calcext:value-type="percentage">
            <text:p>0.0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897934" calcext:value-type="float">
            <text:p>897,934</text:p>
          </table:table-cell>
          <table:table-cell office:value-type="float" office:value="906090" calcext:value-type="float">
            <text:p>906,090</text:p>
          </table:table-cell>
          <table:table-cell office:value-type="float" office:value="915056" calcext:value-type="float">
            <text:p>915,056</text:p>
          </table:table-cell>
          <table:table-cell office:value-type="float" office:value="923286" calcext:value-type="float">
            <text:p>923,286</text:p>
          </table:table-cell>
          <table:table-cell office:value-type="float" office:value="932958" calcext:value-type="float">
            <text:p>932,958</text:p>
          </table:table-cell>
          <table:table-cell office:value-type="float" office:value="942241" calcext:value-type="float">
            <text:p>942,241</text:p>
          </table:table-cell>
          <table:table-cell office:value-type="float" office:value="950815" calcext:value-type="float">
            <text:p>950,815</text:p>
          </table:table-cell>
          <table:table-cell office:value-type="float" office:value="960038" calcext:value-type="float">
            <text:p>960,038</text:p>
          </table:table-cell>
          <table:table-cell office:value-type="float" office:value="1776" calcext:value-type="float">
            <text:p>1,776</text:p>
          </table:table-cell>
          <table:table-cell office:value-type="float" office:value="8156" calcext:value-type="float">
            <text:p>8,156</text:p>
          </table:table-cell>
          <table:table-cell office:value-type="float" office:value="8966" calcext:value-type="float">
            <text:p>8,966</text:p>
          </table:table-cell>
          <table:table-cell office:value-type="float" office:value="8230" calcext:value-type="float">
            <text:p>8,230</text:p>
          </table:table-cell>
          <table:table-cell office:value-type="float" office:value="9672" calcext:value-type="float">
            <text:p>9,672</text:p>
          </table:table-cell>
          <table:table-cell office:value-type="float" office:value="9283" calcext:value-type="float">
            <text:p>9,283</text:p>
          </table:table-cell>
          <table:table-cell office:value-type="float" office:value="8574" calcext:value-type="float">
            <text:p>8,574</text:p>
          </table:table-cell>
          <table:table-cell office:value-type="float" office:value="9241" calcext:value-type="float">
            <text:p>9,241</text:p>
          </table:table-cell>
          <table:table-cell table:formula="of:=[.J14]/[.B14]" office:value-type="percentage" office:value="0.00197787365218379" calcext:value-type="percentage">
            <text:p>0.20%</text:p>
          </table:table-cell>
          <table:table-cell table:formula="of:=[.K14]/[.C14]" office:value-type="percentage" office:value="0.00900131333531989" calcext:value-type="percentage">
            <text:p>0.90%</text:p>
          </table:table-cell>
          <table:table-cell table:formula="of:=[.L14]/[.D14]" office:value-type="percentage" office:value="0.0097983074259936" calcext:value-type="percentage">
            <text:p>0.98%</text:p>
          </table:table-cell>
          <table:table-cell table:formula="of:=[.M14]/[.E14]" office:value-type="percentage" office:value="0.00891381435438207" calcext:value-type="percentage">
            <text:p>0.89%</text:p>
          </table:table-cell>
          <table:table-cell table:formula="of:=[.N14]/[.F14]" office:value-type="percentage" office:value="0.0103670261683806" calcext:value-type="percentage">
            <text:p>1.04%</text:p>
          </table:table-cell>
          <table:table-cell table:formula="of:=[.O14]/[.G14]" office:value-type="percentage" office:value="0.00985204422223189" calcext:value-type="percentage">
            <text:p>0.99%</text:p>
          </table:table-cell>
          <table:table-cell table:formula="of:=[.P14]/[.H14]" office:value-type="percentage" office:value="0.00901752706888301" calcext:value-type="percentage">
            <text:p>0.90%</text:p>
          </table:table-cell>
          <table:table-cell table:formula="of:=[.Q14]/[.I14]" office:value-type="percentage" office:value="0.00962566065093257" calcext:value-type="percentage">
            <text:p>0.96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601723" calcext:value-type="float">
            <text:p>601,723</text:p>
          </table:table-cell>
          <table:table-cell office:value-type="float" office:value="616935" calcext:value-type="float">
            <text:p>616,935</text:p>
          </table:table-cell>
          <table:table-cell office:value-type="float" office:value="632145" calcext:value-type="float">
            <text:p>632,145</text:p>
          </table:table-cell>
          <table:table-cell office:value-type="float" office:value="646550" calcext:value-type="float">
            <text:p>646,550</text:p>
          </table:table-cell>
          <table:table-cell office:value-type="float" office:value="657174" calcext:value-type="float">
            <text:p>657,174</text:p>
          </table:table-cell>
          <table:table-cell office:value-type="float" office:value="669048" calcext:value-type="float">
            <text:p>669,048</text:p>
          </table:table-cell>
          <table:table-cell office:value-type="float" office:value="680584" calcext:value-type="float">
            <text:p>680,584</text:p>
          </table:table-cell>
          <table:table-cell office:value-type="float" office:value="690167" calcext:value-type="float">
            <text:p>690,167</text:p>
          </table:table-cell>
          <table:table-cell office:value-type="float" office:value="3274" calcext:value-type="float">
            <text:p>3,274</text:p>
          </table:table-cell>
          <table:table-cell office:value-type="float" office:value="15212" calcext:value-type="float">
            <text:p>15,212</text:p>
          </table:table-cell>
          <table:table-cell office:value-type="float" office:value="15210" calcext:value-type="float">
            <text:p>15,210</text:p>
          </table:table-cell>
          <table:table-cell office:value-type="float" office:value="14405" calcext:value-type="float">
            <text:p>14,405</text:p>
          </table:table-cell>
          <table:table-cell office:value-type="float" office:value="10624" calcext:value-type="float">
            <text:p>10,624</text:p>
          </table:table-cell>
          <table:table-cell office:value-type="float" office:value="11874" calcext:value-type="float">
            <text:p>11,874</text:p>
          </table:table-cell>
          <table:table-cell office:value-type="float" office:value="11536" calcext:value-type="float">
            <text:p>11,536</text:p>
          </table:table-cell>
          <table:table-cell office:value-type="float" office:value="9636" calcext:value-type="float">
            <text:p>9,636</text:p>
          </table:table-cell>
          <table:table-cell table:formula="of:=[.J15]/[.B15]" office:value-type="percentage" office:value="0.00544104180827391" calcext:value-type="percentage">
            <text:p>0.54%</text:p>
          </table:table-cell>
          <table:table-cell table:formula="of:=[.K15]/[.C15]" office:value-type="percentage" office:value="0.0246573788162448" calcext:value-type="percentage">
            <text:p>2.47%</text:p>
          </table:table-cell>
          <table:table-cell table:formula="of:=[.L15]/[.D15]" office:value-type="percentage" office:value="0.0240609353866597" calcext:value-type="percentage">
            <text:p>2.41%</text:p>
          </table:table-cell>
          <table:table-cell table:formula="of:=[.M15]/[.E15]" office:value-type="percentage" office:value="0.022279792746114" calcext:value-type="percentage">
            <text:p>2.23%</text:p>
          </table:table-cell>
          <table:table-cell table:formula="of:=[.N15]/[.F15]" office:value-type="percentage" office:value="0.0161661903848905" calcext:value-type="percentage">
            <text:p>1.62%</text:p>
          </table:table-cell>
          <table:table-cell table:formula="of:=[.O15]/[.G15]" office:value-type="percentage" office:value="0.0177476055529648" calcext:value-type="percentage">
            <text:p>1.77%</text:p>
          </table:table-cell>
          <table:table-cell table:formula="of:=[.P15]/[.H15]" office:value-type="percentage" office:value="0.0169501486958259" calcext:value-type="percentage">
            <text:p>1.70%</text:p>
          </table:table-cell>
          <table:table-cell table:formula="of:=[.Q15]/[.I15]" office:value-type="percentage" office:value="0.0139618382217637" calcext:value-type="percentage">
            <text:p>1.4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8801310" calcext:value-type="float">
            <text:p>18,801,310</text:p>
          </table:table-cell>
          <table:table-cell office:value-type="float" office:value="19051617" calcext:value-type="float">
            <text:p>19,051,617</text:p>
          </table:table-cell>
          <table:table-cell office:value-type="float" office:value="19294990" calcext:value-type="float">
            <text:p>19,294,990</text:p>
          </table:table-cell>
          <table:table-cell office:value-type="float" office:value="19538007" calcext:value-type="float">
            <text:p>19,538,007</text:p>
          </table:table-cell>
          <table:table-cell office:value-type="float" office:value="19850077" calcext:value-type="float">
            <text:p>19,850,077</text:p>
          </table:table-cell>
          <table:table-cell office:value-type="float" office:value="20220009" calcext:value-type="float">
            <text:p>20,220,009</text:p>
          </table:table-cell>
          <table:table-cell office:value-type="float" office:value="20607101" calcext:value-type="float">
            <text:p>20,607,101</text:p>
          </table:table-cell>
          <table:table-cell office:value-type="float" office:value="20934127" calcext:value-type="float">
            <text:p>20,934,127</text:p>
          </table:table-cell>
          <table:table-cell office:value-type="float" office:value="41867" calcext:value-type="float">
            <text:p>41,867</text:p>
          </table:table-cell>
          <table:table-cell office:value-type="float" office:value="250307" calcext:value-type="float">
            <text:p>250,307</text:p>
          </table:table-cell>
          <table:table-cell office:value-type="float" office:value="243373" calcext:value-type="float">
            <text:p>243,373</text:p>
          </table:table-cell>
          <table:table-cell office:value-type="float" office:value="243017" calcext:value-type="float">
            <text:p>243,017</text:p>
          </table:table-cell>
          <table:table-cell office:value-type="float" office:value="312070" calcext:value-type="float">
            <text:p>312,070</text:p>
          </table:table-cell>
          <table:table-cell office:value-type="float" office:value="369932" calcext:value-type="float">
            <text:p>369,932</text:p>
          </table:table-cell>
          <table:table-cell office:value-type="float" office:value="387092" calcext:value-type="float">
            <text:p>387,092</text:p>
          </table:table-cell>
          <table:table-cell office:value-type="float" office:value="327811" calcext:value-type="float">
            <text:p>327,811</text:p>
          </table:table-cell>
          <table:table-cell table:formula="of:=[.J16]/[.B16]" office:value-type="percentage" office:value="0.00222681291888703" calcext:value-type="percentage">
            <text:p>0.22%</text:p>
          </table:table-cell>
          <table:table-cell table:formula="of:=[.K16]/[.C16]" office:value-type="percentage" office:value="0.0131383598568038" calcext:value-type="percentage">
            <text:p>1.31%</text:p>
          </table:table-cell>
          <table:table-cell table:formula="of:=[.L16]/[.D16]" office:value-type="percentage" office:value="0.0126132742229978" calcext:value-type="percentage">
            <text:p>1.26%</text:p>
          </table:table-cell>
          <table:table-cell table:formula="of:=[.M16]/[.E16]" office:value-type="percentage" office:value="0.012438167311538" calcext:value-type="percentage">
            <text:p>1.24%</text:p>
          </table:table-cell>
          <table:table-cell table:formula="of:=[.N16]/[.F16]" office:value-type="percentage" office:value="0.0157213495947648" calcext:value-type="percentage">
            <text:p>1.57%</text:p>
          </table:table-cell>
          <table:table-cell table:formula="of:=[.O16]/[.G16]" office:value-type="percentage" office:value="0.0182953429941599" calcext:value-type="percentage">
            <text:p>1.83%</text:p>
          </table:table-cell>
          <table:table-cell table:formula="of:=[.P16]/[.H16]" office:value-type="percentage" office:value="0.018784398640061" calcext:value-type="percentage">
            <text:p>1.88%</text:p>
          </table:table-cell>
          <table:table-cell table:formula="of:=[.Q16]/[.I16]" office:value-type="percentage" office:value="0.0156591674446228" calcext:value-type="percentage">
            <text:p>1.5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9687653" calcext:value-type="float">
            <text:p>9,687,653</text:p>
          </table:table-cell>
          <table:table-cell office:value-type="float" office:value="9785300" calcext:value-type="float">
            <text:p>9,785,300</text:p>
          </table:table-cell>
          <table:table-cell office:value-type="float" office:value="9885616" calcext:value-type="float">
            <text:p>9,885,616</text:p>
          </table:table-cell>
          <table:table-cell office:value-type="float" office:value="9956036" calcext:value-type="float">
            <text:p>9,956,036</text:p>
          </table:table-cell>
          <table:table-cell office:value-type="float" office:value="10057850" calcext:value-type="float">
            <text:p>10,057,850</text:p>
          </table:table-cell>
          <table:table-cell office:value-type="float" office:value="10173235" calcext:value-type="float">
            <text:p>10,173,235</text:p>
          </table:table-cell>
          <table:table-cell office:value-type="float" office:value="10287028" calcext:value-type="float">
            <text:p>10,287,028</text:p>
          </table:table-cell>
          <table:table-cell office:value-type="float" office:value="10402488" calcext:value-type="float">
            <text:p>10,402,488</text:p>
          </table:table-cell>
          <table:table-cell office:value-type="float" office:value="24006" calcext:value-type="float">
            <text:p>24,006</text:p>
          </table:table-cell>
          <table:table-cell office:value-type="float" office:value="97647" calcext:value-type="float">
            <text:p>97,647</text:p>
          </table:table-cell>
          <table:table-cell office:value-type="float" office:value="100316" calcext:value-type="float">
            <text:p>100,316</text:p>
          </table:table-cell>
          <table:table-cell office:value-type="float" office:value="70420" calcext:value-type="float">
            <text:p>70,420</text:p>
          </table:table-cell>
          <table:table-cell office:value-type="float" office:value="101814" calcext:value-type="float">
            <text:p>101,814</text:p>
          </table:table-cell>
          <table:table-cell office:value-type="float" office:value="115385" calcext:value-type="float">
            <text:p>115,385</text:p>
          </table:table-cell>
          <table:table-cell office:value-type="float" office:value="113793" calcext:value-type="float">
            <text:p>113,793</text:p>
          </table:table-cell>
          <table:table-cell office:value-type="float" office:value="115759" calcext:value-type="float">
            <text:p>115,759</text:p>
          </table:table-cell>
          <table:table-cell table:formula="of:=[.J17]/[.B17]" office:value-type="percentage" office:value="0.00247799957327126" calcext:value-type="percentage">
            <text:p>0.25%</text:p>
          </table:table-cell>
          <table:table-cell table:formula="of:=[.K17]/[.C17]" office:value-type="percentage" office:value="0.00997894801385752" calcext:value-type="percentage">
            <text:p>1.00%</text:p>
          </table:table-cell>
          <table:table-cell table:formula="of:=[.L17]/[.D17]" office:value-type="percentage" office:value="0.010147673144496" calcext:value-type="percentage">
            <text:p>1.01%</text:p>
          </table:table-cell>
          <table:table-cell table:formula="of:=[.M17]/[.E17]" office:value-type="percentage" office:value="0.00707309615995764" calcext:value-type="percentage">
            <text:p>0.71%</text:p>
          </table:table-cell>
          <table:table-cell table:formula="of:=[.N17]/[.F17]" office:value-type="percentage" office:value="0.0101228393742201" calcext:value-type="percentage">
            <text:p>1.01%</text:p>
          </table:table-cell>
          <table:table-cell table:formula="of:=[.O17]/[.G17]" office:value-type="percentage" office:value="0.0113420165758483" calcext:value-type="percentage">
            <text:p>1.13%</text:p>
          </table:table-cell>
          <table:table-cell table:formula="of:=[.P17]/[.H17]" office:value-type="percentage" office:value="0.0110617954962308" calcext:value-type="percentage">
            <text:p>1.11%</text:p>
          </table:table-cell>
          <table:table-cell table:formula="of:=[.Q17]/[.I17]" office:value-type="percentage" office:value="0.011128010914312" calcext:value-type="percentage">
            <text:p>1.1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360301" calcext:value-type="float">
            <text:p>1,360,301</text:p>
          </table:table-cell>
          <table:table-cell office:value-type="float" office:value="1374770" calcext:value-type="float">
            <text:p>1,374,770</text:p>
          </table:table-cell>
          <table:table-cell office:value-type="float" office:value="1389181" calcext:value-type="float">
            <text:p>1,389,181</text:p>
          </table:table-cell>
          <table:table-cell office:value-type="float" office:value="1404408" calcext:value-type="float">
            <text:p>1,404,408</text:p>
          </table:table-cell>
          <table:table-cell office:value-type="float" office:value="1414055" calcext:value-type="float">
            <text:p>1,414,055</text:p>
          </table:table-cell>
          <table:table-cell office:value-type="float" office:value="1422643" calcext:value-type="float">
            <text:p>1,422,643</text:p>
          </table:table-cell>
          <table:table-cell office:value-type="float" office:value="1425000" calcext:value-type="float">
            <text:p>1,425,000</text:p>
          </table:table-cell>
          <table:table-cell office:value-type="float" office:value="1423858" calcext:value-type="float">
            <text:p>1,423,858</text:p>
          </table:table-cell>
          <table:table-cell office:value-type="float" office:value="3516" calcext:value-type="float">
            <text:p>3,516</text:p>
          </table:table-cell>
          <table:table-cell office:value-type="float" office:value="14469" calcext:value-type="float">
            <text:p>14,469</text:p>
          </table:table-cell>
          <table:table-cell office:value-type="float" office:value="14411" calcext:value-type="float">
            <text:p>14,411</text:p>
          </table:table-cell>
          <table:table-cell office:value-type="float" office:value="15227" calcext:value-type="float">
            <text:p>15,227</text:p>
          </table:table-cell>
          <table:table-cell office:value-type="float" office:value="9647" calcext:value-type="float">
            <text:p>9,647</text:p>
          </table:table-cell>
          <table:table-cell office:value-type="float" office:value="8588" calcext:value-type="float">
            <text:p>8,588</text:p>
          </table:table-cell>
          <table:table-cell office:value-type="float" office:value="2357" calcext:value-type="float">
            <text:p>2,357</text:p>
          </table:table-cell>
          <table:table-cell office:value-type="float" office:value="-1145" calcext:value-type="float">
            <text:p>-1,145</text:p>
          </table:table-cell>
          <table:table-cell table:formula="of:=[.J18]/[.B18]" office:value-type="percentage" office:value="0.00258472205783867" calcext:value-type="percentage">
            <text:p>0.26%</text:p>
          </table:table-cell>
          <table:table-cell table:formula="of:=[.K18]/[.C18]" office:value-type="percentage" office:value="0.0105246695810936" calcext:value-type="percentage">
            <text:p>1.05%</text:p>
          </table:table-cell>
          <table:table-cell table:formula="of:=[.L18]/[.D18]" office:value-type="percentage" office:value="0.0103737381953827" calcext:value-type="percentage">
            <text:p>1.04%</text:p>
          </table:table-cell>
          <table:table-cell table:formula="of:=[.M18]/[.E18]" office:value-type="percentage" office:value="0.0108422908442561" calcext:value-type="percentage">
            <text:p>1.08%</text:p>
          </table:table-cell>
          <table:table-cell table:formula="of:=[.N18]/[.F18]" office:value-type="percentage" office:value="0.00682222402947552" calcext:value-type="percentage">
            <text:p>0.68%</text:p>
          </table:table-cell>
          <table:table-cell table:formula="of:=[.O18]/[.G18]" office:value-type="percentage" office:value="0.0060366515000601" calcext:value-type="percentage">
            <text:p>0.60%</text:p>
          </table:table-cell>
          <table:table-cell table:formula="of:=[.P18]/[.H18]" office:value-type="percentage" office:value="0.0016540350877193" calcext:value-type="percentage">
            <text:p>0.17%</text:p>
          </table:table-cell>
          <table:table-cell table:formula="of:=[.Q18]/[.I18]" office:value-type="percentage" office:value="-0.000804153223144443" calcext:value-type="percentage">
            <text:p>-0.08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567582" calcext:value-type="float">
            <text:p>1,567,582</text:p>
          </table:table-cell>
          <table:table-cell office:value-type="float" office:value="1579824" calcext:value-type="float">
            <text:p>1,579,824</text:p>
          </table:table-cell>
          <table:table-cell office:value-type="float" office:value="1591293" calcext:value-type="float">
            <text:p>1,591,293</text:p>
          </table:table-cell>
          <table:table-cell office:value-type="float" office:value="1606774" calcext:value-type="float">
            <text:p>1,606,774</text:p>
          </table:table-cell>
          <table:table-cell office:value-type="float" office:value="1626935" calcext:value-type="float">
            <text:p>1,626,935</text:p>
          </table:table-cell>
          <table:table-cell office:value-type="float" office:value="1645828" calcext:value-type="float">
            <text:p>1,645,828</text:p>
          </table:table-cell>
          <table:table-cell office:value-type="float" office:value="1676465" calcext:value-type="float">
            <text:p>1,676,465</text:p>
          </table:table-cell>
          <table:table-cell office:value-type="float" office:value="1713303" calcext:value-type="float">
            <text:p>1,713,303</text:p>
          </table:table-cell>
          <table:table-cell office:value-type="float" office:value="3262" calcext:value-type="float">
            <text:p>3,262</text:p>
          </table:table-cell>
          <table:table-cell office:value-type="float" office:value="12242" calcext:value-type="float">
            <text:p>12,242</text:p>
          </table:table-cell>
          <table:table-cell office:value-type="float" office:value="11469" calcext:value-type="float">
            <text:p>11,469</text:p>
          </table:table-cell>
          <table:table-cell office:value-type="float" office:value="15481" calcext:value-type="float">
            <text:p>15,481</text:p>
          </table:table-cell>
          <table:table-cell office:value-type="float" office:value="20161" calcext:value-type="float">
            <text:p>20,161</text:p>
          </table:table-cell>
          <table:table-cell office:value-type="float" office:value="18893" calcext:value-type="float">
            <text:p>18,893</text:p>
          </table:table-cell>
          <table:table-cell office:value-type="float" office:value="30637" calcext:value-type="float">
            <text:p>30,637</text:p>
          </table:table-cell>
          <table:table-cell office:value-type="float" office:value="36917" calcext:value-type="float">
            <text:p>36,917</text:p>
          </table:table-cell>
          <table:table-cell table:formula="of:=[.J19]/[.B19]" office:value-type="percentage" office:value="0.00208091187574239" calcext:value-type="percentage">
            <text:p>0.21%</text:p>
          </table:table-cell>
          <table:table-cell table:formula="of:=[.K19]/[.C19]" office:value-type="percentage" office:value="0.00774896444160869" calcext:value-type="percentage">
            <text:p>0.77%</text:p>
          </table:table-cell>
          <table:table-cell table:formula="of:=[.L19]/[.D19]" office:value-type="percentage" office:value="0.00720734647861833" calcext:value-type="percentage">
            <text:p>0.72%</text:p>
          </table:table-cell>
          <table:table-cell table:formula="of:=[.M19]/[.E19]" office:value-type="percentage" office:value="0.00963483352356959" calcext:value-type="percentage">
            <text:p>0.96%</text:p>
          </table:table-cell>
          <table:table-cell table:formula="of:=[.N19]/[.F19]" office:value-type="percentage" office:value="0.0123920132027401" calcext:value-type="percentage">
            <text:p>1.24%</text:p>
          </table:table-cell>
          <table:table-cell table:formula="of:=[.O19]/[.G19]" office:value-type="percentage" office:value="0.0114793283380766" calcext:value-type="percentage">
            <text:p>1.15%</text:p>
          </table:table-cell>
          <table:table-cell table:formula="of:=[.P19]/[.H19]" office:value-type="percentage" office:value="0.0182747626702615" calcext:value-type="percentage">
            <text:p>1.83%</text:p>
          </table:table-cell>
          <table:table-cell table:formula="of:=[.Q19]/[.I19]" office:value-type="percentage" office:value="0.0215472686384136" calcext:value-type="percentage">
            <text:p>2.15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830632" calcext:value-type="float">
            <text:p>12,830,632</text:p>
          </table:table-cell>
          <table:table-cell office:value-type="float" office:value="12851717" calcext:value-type="float">
            <text:p>12,851,717</text:p>
          </table:table-cell>
          <table:table-cell office:value-type="float" office:value="12867899" calcext:value-type="float">
            <text:p>12,867,899</text:p>
          </table:table-cell>
          <table:table-cell office:value-type="float" office:value="12879799" calcext:value-type="float">
            <text:p>12,879,799</text:p>
          </table:table-cell>
          <table:table-cell office:value-type="float" office:value="12871840" calcext:value-type="float">
            <text:p>12,871,840</text:p>
          </table:table-cell>
          <table:table-cell office:value-type="float" office:value="12851470" calcext:value-type="float">
            <text:p>12,851,470</text:p>
          </table:table-cell>
          <table:table-cell office:value-type="float" office:value="12825166" calcext:value-type="float">
            <text:p>12,825,166</text:p>
          </table:table-cell>
          <table:table-cell office:value-type="float" office:value="12791491" calcext:value-type="float">
            <text:p>12,791,491</text:p>
          </table:table-cell>
          <table:table-cell office:value-type="float" office:value="9631" calcext:value-type="float">
            <text:p>9,631</text:p>
          </table:table-cell>
          <table:table-cell office:value-type="float" office:value="21085" calcext:value-type="float">
            <text:p>21,085</text:p>
          </table:table-cell>
          <table:table-cell office:value-type="float" office:value="16182" calcext:value-type="float">
            <text:p>16,182</text:p>
          </table:table-cell>
          <table:table-cell office:value-type="float" office:value="11900" calcext:value-type="float">
            <text:p>11,900</text:p>
          </table:table-cell>
          <table:table-cell office:value-type="float" office:value="-7959" calcext:value-type="float">
            <text:p>-7,959</text:p>
          </table:table-cell>
          <table:table-cell office:value-type="float" office:value="-20370" calcext:value-type="float">
            <text:p>-20,370</text:p>
          </table:table-cell>
          <table:table-cell office:value-type="float" office:value="-26304" calcext:value-type="float">
            <text:p>-26,304</text:p>
          </table:table-cell>
          <table:table-cell office:value-type="float" office:value="-33703" calcext:value-type="float">
            <text:p>-33,703</text:p>
          </table:table-cell>
          <table:table-cell table:formula="of:=[.J20]/[.B20]" office:value-type="percentage" office:value="0.000750625534268304" calcext:value-type="percentage">
            <text:p>0.08%</text:p>
          </table:table-cell>
          <table:table-cell table:formula="of:=[.K20]/[.C20]" office:value-type="percentage" office:value="0.00164063681140816" calcext:value-type="percentage">
            <text:p>0.16%</text:p>
          </table:table-cell>
          <table:table-cell table:formula="of:=[.L20]/[.D20]" office:value-type="percentage" office:value="0.00125754794935832" calcext:value-type="percentage">
            <text:p>0.13%</text:p>
          </table:table-cell>
          <table:table-cell table:formula="of:=[.M20]/[.E20]" office:value-type="percentage" office:value="0.000923927461911479" calcext:value-type="percentage">
            <text:p>0.09%</text:p>
          </table:table-cell>
          <table:table-cell table:formula="of:=[.N20]/[.F20]" office:value-type="percentage" office:value="-0.000618326517420975" calcext:value-type="percentage">
            <text:p>-0.06%</text:p>
          </table:table-cell>
          <table:table-cell table:formula="of:=[.O20]/[.G20]" office:value-type="percentage" office:value="-0.00158503268497689" calcext:value-type="percentage">
            <text:p>-0.16%</text:p>
          </table:table-cell>
          <table:table-cell table:formula="of:=[.P20]/[.H20]" office:value-type="percentage" office:value="-0.00205096760540955" calcext:value-type="percentage">
            <text:p>-0.21%</text:p>
          </table:table-cell>
          <table:table-cell table:formula="of:=[.Q20]/[.I20]" office:value-type="percentage" office:value="-0.00263479839840406" calcext:value-type="percentage">
            <text:p>-0.26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483802" calcext:value-type="float">
            <text:p>6,483,802</text:p>
          </table:table-cell>
          <table:table-cell office:value-type="float" office:value="6509107" calcext:value-type="float">
            <text:p>6,509,107</text:p>
          </table:table-cell>
          <table:table-cell office:value-type="float" office:value="6529394" calcext:value-type="float">
            <text:p>6,529,394</text:p>
          </table:table-cell>
          <table:table-cell office:value-type="float" office:value="6561183" calcext:value-type="float">
            <text:p>6,561,183</text:p>
          </table:table-cell>
          <table:table-cell office:value-type="float" office:value="6586856" calcext:value-type="float">
            <text:p>6,586,856</text:p>
          </table:table-cell>
          <table:table-cell office:value-type="float" office:value="6604253" calcext:value-type="float">
            <text:p>6,604,253</text:p>
          </table:table-cell>
          <table:table-cell office:value-type="float" office:value="6627642" calcext:value-type="float">
            <text:p>6,627,642</text:p>
          </table:table-cell>
          <table:table-cell office:value-type="float" office:value="6660421" calcext:value-type="float">
            <text:p>6,660,421</text:p>
          </table:table-cell>
          <table:table-cell office:value-type="float" office:value="5904" calcext:value-type="float">
            <text:p>5,904</text:p>
          </table:table-cell>
          <table:table-cell office:value-type="float" office:value="25305" calcext:value-type="float">
            <text:p>25,305</text:p>
          </table:table-cell>
          <table:table-cell office:value-type="float" office:value="20287" calcext:value-type="float">
            <text:p>20,287</text:p>
          </table:table-cell>
          <table:table-cell office:value-type="float" office:value="31789" calcext:value-type="float">
            <text:p>31,789</text:p>
          </table:table-cell>
          <table:table-cell office:value-type="float" office:value="25673" calcext:value-type="float">
            <text:p>25,673</text:p>
          </table:table-cell>
          <table:table-cell office:value-type="float" office:value="17397" calcext:value-type="float">
            <text:p>17,397</text:p>
          </table:table-cell>
          <table:table-cell office:value-type="float" office:value="23389" calcext:value-type="float">
            <text:p>23,389</text:p>
          </table:table-cell>
          <table:table-cell office:value-type="float" office:value="32811" calcext:value-type="float">
            <text:p>32,811</text:p>
          </table:table-cell>
          <table:table-cell table:formula="of:=[.J21]/[.B21]" office:value-type="percentage" office:value="0.000910576849817437" calcext:value-type="percentage">
            <text:p>0.09%</text:p>
          </table:table-cell>
          <table:table-cell table:formula="of:=[.K21]/[.C21]" office:value-type="percentage" office:value="0.00388763005432235" calcext:value-type="percentage">
            <text:p>0.39%</text:p>
          </table:table-cell>
          <table:table-cell table:formula="of:=[.L21]/[.D21]" office:value-type="percentage" office:value="0.00310702647136932" calcext:value-type="percentage">
            <text:p>0.31%</text:p>
          </table:table-cell>
          <table:table-cell table:formula="of:=[.M21]/[.E21]" office:value-type="percentage" office:value="0.00484501041961488" calcext:value-type="percentage">
            <text:p>0.48%</text:p>
          </table:table-cell>
          <table:table-cell table:formula="of:=[.N21]/[.F21]" office:value-type="percentage" office:value="0.00389761063548376" calcext:value-type="percentage">
            <text:p>0.39%</text:p>
          </table:table-cell>
          <table:table-cell table:formula="of:=[.O21]/[.G21]" office:value-type="percentage" office:value="0.0026342116209055" calcext:value-type="percentage">
            <text:p>0.26%</text:p>
          </table:table-cell>
          <table:table-cell table:formula="of:=[.P21]/[.H21]" office:value-type="percentage" office:value="0.00352900775268187" calcext:value-type="percentage">
            <text:p>0.35%</text:p>
          </table:table-cell>
          <table:table-cell table:formula="of:=[.Q21]/[.I21]" office:value-type="percentage" office:value="0.00492626517152594" calcext:value-type="percentage">
            <text:p>0.4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046355" calcext:value-type="float">
            <text:p>3,046,355</text:p>
          </table:table-cell>
          <table:table-cell office:value-type="float" office:value="3059805" calcext:value-type="float">
            <text:p>3,059,805</text:p>
          </table:table-cell>
          <table:table-cell office:value-type="float" office:value="3070487" calcext:value-type="float">
            <text:p>3,070,487</text:p>
          </table:table-cell>
          <table:table-cell office:value-type="float" office:value="3085958" calcext:value-type="float">
            <text:p>3,085,958</text:p>
          </table:table-cell>
          <table:table-cell office:value-type="float" office:value="3101625" calcext:value-type="float">
            <text:p>3,101,625</text:p>
          </table:table-cell>
          <table:table-cell office:value-type="float" office:value="3114518" calcext:value-type="float">
            <text:p>3,114,518</text:p>
          </table:table-cell>
          <table:table-cell office:value-type="float" office:value="3126899" calcext:value-type="float">
            <text:p>3,126,899</text:p>
          </table:table-cell>
          <table:table-cell office:value-type="float" office:value="3141722" calcext:value-type="float">
            <text:p>3,141,722</text:p>
          </table:table-cell>
          <table:table-cell office:value-type="float" office:value="3354" calcext:value-type="float">
            <text:p>3,354</text:p>
          </table:table-cell>
          <table:table-cell office:value-type="float" office:value="13450" calcext:value-type="float">
            <text:p>13,450</text:p>
          </table:table-cell>
          <table:table-cell office:value-type="float" office:value="10682" calcext:value-type="float">
            <text:p>10,682</text:p>
          </table:table-cell>
          <table:table-cell office:value-type="float" office:value="15471" calcext:value-type="float">
            <text:p>15,471</text:p>
          </table:table-cell>
          <table:table-cell office:value-type="float" office:value="15667" calcext:value-type="float">
            <text:p>15,667</text:p>
          </table:table-cell>
          <table:table-cell office:value-type="float" office:value="12893" calcext:value-type="float">
            <text:p>12,893</text:p>
          </table:table-cell>
          <table:table-cell office:value-type="float" office:value="12381" calcext:value-type="float">
            <text:p>12,381</text:p>
          </table:table-cell>
          <table:table-cell office:value-type="float" office:value="14842" calcext:value-type="float">
            <text:p>14,842</text:p>
          </table:table-cell>
          <table:table-cell table:formula="of:=[.J22]/[.B22]" office:value-type="percentage" office:value="0.00110098790193526" calcext:value-type="percentage">
            <text:p>0.11%</text:p>
          </table:table-cell>
          <table:table-cell table:formula="of:=[.K22]/[.C22]" office:value-type="percentage" office:value="0.00439570495505433" calcext:value-type="percentage">
            <text:p>0.44%</text:p>
          </table:table-cell>
          <table:table-cell table:formula="of:=[.L22]/[.D22]" office:value-type="percentage" office:value="0.00347892695849225" calcext:value-type="percentage">
            <text:p>0.35%</text:p>
          </table:table-cell>
          <table:table-cell table:formula="of:=[.M22]/[.E22]" office:value-type="percentage" office:value="0.0050133540378709" calcext:value-type="percentage">
            <text:p>0.50%</text:p>
          </table:table-cell>
          <table:table-cell table:formula="of:=[.N22]/[.F22]" office:value-type="percentage" office:value="0.00505122314915568" calcext:value-type="percentage">
            <text:p>0.51%</text:p>
          </table:table-cell>
          <table:table-cell table:formula="of:=[.O22]/[.G22]" office:value-type="percentage" office:value="0.00413964536406597" calcext:value-type="percentage">
            <text:p>0.41%</text:p>
          </table:table-cell>
          <table:table-cell table:formula="of:=[.P22]/[.H22]" office:value-type="percentage" office:value="0.00395951388260382" calcext:value-type="percentage">
            <text:p>0.40%</text:p>
          </table:table-cell>
          <table:table-cell table:formula="of:=[.Q22]/[.I22]" office:value-type="percentage" office:value="0.00472416082645123" calcext:value-type="percentage">
            <text:p>0.4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853118" calcext:value-type="float">
            <text:p>2,853,118</text:p>
          </table:table-cell>
          <table:table-cell office:value-type="float" office:value="2863452" calcext:value-type="float">
            <text:p>2,863,452</text:p>
          </table:table-cell>
          <table:table-cell office:value-type="float" office:value="2879981" calcext:value-type="float">
            <text:p>2,879,981</text:p>
          </table:table-cell>
          <table:table-cell office:value-type="float" office:value="2887551" calcext:value-type="float">
            <text:p>2,887,551</text:p>
          </table:table-cell>
          <table:table-cell office:value-type="float" office:value="2894192" calcext:value-type="float">
            <text:p>2,894,192</text:p>
          </table:table-cell>
          <table:table-cell office:value-type="float" office:value="2900416" calcext:value-type="float">
            <text:p>2,900,416</text:p>
          </table:table-cell>
          <table:table-cell office:value-type="float" office:value="2902355" calcext:value-type="float">
            <text:p>2,902,355</text:p>
          </table:table-cell>
          <table:table-cell office:value-type="float" office:value="2907737" calcext:value-type="float">
            <text:p>2,907,737</text:p>
          </table:table-cell>
          <table:table-cell office:value-type="float" office:value="5273" calcext:value-type="float">
            <text:p>5,273</text:p>
          </table:table-cell>
          <table:table-cell office:value-type="float" office:value="10334" calcext:value-type="float">
            <text:p>10,334</text:p>
          </table:table-cell>
          <table:table-cell office:value-type="float" office:value="16529" calcext:value-type="float">
            <text:p>16,529</text:p>
          </table:table-cell>
          <table:table-cell office:value-type="float" office:value="7570" calcext:value-type="float">
            <text:p>7,570</text:p>
          </table:table-cell>
          <table:table-cell office:value-type="float" office:value="6641" calcext:value-type="float">
            <text:p>6,641</text:p>
          </table:table-cell>
          <table:table-cell office:value-type="float" office:value="6224" calcext:value-type="float">
            <text:p>6,224</text:p>
          </table:table-cell>
          <table:table-cell office:value-type="float" office:value="1939" calcext:value-type="float">
            <text:p>1,939</text:p>
          </table:table-cell>
          <table:table-cell office:value-type="float" office:value="5392" calcext:value-type="float">
            <text:p>5,392</text:p>
          </table:table-cell>
          <table:table-cell table:formula="of:=[.J23]/[.B23]" office:value-type="percentage" office:value="0.00184815349382675" calcext:value-type="percentage">
            <text:p>0.18%</text:p>
          </table:table-cell>
          <table:table-cell table:formula="of:=[.K23]/[.C23]" office:value-type="percentage" office:value="0.00360893075909776" calcext:value-type="percentage">
            <text:p>0.36%</text:p>
          </table:table-cell>
          <table:table-cell table:formula="of:=[.L23]/[.D23]" office:value-type="percentage" office:value="0.00573927397437692" calcext:value-type="percentage">
            <text:p>0.57%</text:p>
          </table:table-cell>
          <table:table-cell table:formula="of:=[.M23]/[.E23]" office:value-type="percentage" office:value="0.00262159871808325" calcext:value-type="percentage">
            <text:p>0.26%</text:p>
          </table:table-cell>
          <table:table-cell table:formula="of:=[.N23]/[.F23]" office:value-type="percentage" office:value="0.0022945955209606" calcext:value-type="percentage">
            <text:p>0.23%</text:p>
          </table:table-cell>
          <table:table-cell table:formula="of:=[.O23]/[.G23]" office:value-type="percentage" office:value="0.00214589907102981" calcext:value-type="percentage">
            <text:p>0.21%</text:p>
          </table:table-cell>
          <table:table-cell table:formula="of:=[.P23]/[.H23]" office:value-type="percentage" office:value="0.000668078164111558" calcext:value-type="percentage">
            <text:p>0.07%</text:p>
          </table:table-cell>
          <table:table-cell table:formula="of:=[.Q23]/[.I23]" office:value-type="percentage" office:value="0.00185436303214493" calcext:value-type="percentage">
            <text:p>0.1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339367" calcext:value-type="float">
            <text:p>4,339,367</text:p>
          </table:table-cell>
          <table:table-cell office:value-type="float" office:value="4359883" calcext:value-type="float">
            <text:p>4,359,883</text:p>
          </table:table-cell>
          <table:table-cell office:value-type="float" office:value="4375021" calcext:value-type="float">
            <text:p>4,375,021</text:p>
          </table:table-cell>
          <table:table-cell office:value-type="float" office:value="4390439" calcext:value-type="float">
            <text:p>4,390,439</text:p>
          </table:table-cell>
          <table:table-cell office:value-type="float" office:value="4401711" calcext:value-type="float">
            <text:p>4,401,711</text:p>
          </table:table-cell>
          <table:table-cell office:value-type="float" office:value="4413330" calcext:value-type="float">
            <text:p>4,413,330</text:p>
          </table:table-cell>
          <table:table-cell office:value-type="float" office:value="4427358" calcext:value-type="float">
            <text:p>4,427,358</text:p>
          </table:table-cell>
          <table:table-cell office:value-type="float" office:value="4445398" calcext:value-type="float">
            <text:p>4,445,398</text:p>
          </table:table-cell>
          <table:table-cell office:value-type="float" office:value="8608" calcext:value-type="float">
            <text:p>8,608</text:p>
          </table:table-cell>
          <table:table-cell office:value-type="float" office:value="20516" calcext:value-type="float">
            <text:p>20,516</text:p>
          </table:table-cell>
          <table:table-cell office:value-type="float" office:value="15138" calcext:value-type="float">
            <text:p>15,138</text:p>
          </table:table-cell>
          <table:table-cell office:value-type="float" office:value="15418" calcext:value-type="float">
            <text:p>15,418</text:p>
          </table:table-cell>
          <table:table-cell office:value-type="float" office:value="11272" calcext:value-type="float">
            <text:p>11,272</text:p>
          </table:table-cell>
          <table:table-cell office:value-type="float" office:value="11619" calcext:value-type="float">
            <text:p>11,619</text:p>
          </table:table-cell>
          <table:table-cell office:value-type="float" office:value="14028" calcext:value-type="float">
            <text:p>14,028</text:p>
          </table:table-cell>
          <table:table-cell office:value-type="float" office:value="18076" calcext:value-type="float">
            <text:p>18,076</text:p>
          </table:table-cell>
          <table:table-cell table:formula="of:=[.J24]/[.B24]" office:value-type="percentage" office:value="0.00198369946584375" calcext:value-type="percentage">
            <text:p>0.20%</text:p>
          </table:table-cell>
          <table:table-cell table:formula="of:=[.K24]/[.C24]" office:value-type="percentage" office:value="0.00470563086211258" calcext:value-type="percentage">
            <text:p>0.47%</text:p>
          </table:table-cell>
          <table:table-cell table:formula="of:=[.L24]/[.D24]" office:value-type="percentage" office:value="0.00346009767724543" calcext:value-type="percentage">
            <text:p>0.35%</text:p>
          </table:table-cell>
          <table:table-cell table:formula="of:=[.M24]/[.E24]" office:value-type="percentage" office:value="0.00351172172076642" calcext:value-type="percentage">
            <text:p>0.35%</text:p>
          </table:table-cell>
          <table:table-cell table:formula="of:=[.N24]/[.F24]" office:value-type="percentage" office:value="0.00256082237111887" calcext:value-type="percentage">
            <text:p>0.26%</text:p>
          </table:table-cell>
          <table:table-cell table:formula="of:=[.O24]/[.G24]" office:value-type="percentage" office:value="0.00263270591594102" calcext:value-type="percentage">
            <text:p>0.26%</text:p>
          </table:table-cell>
          <table:table-cell table:formula="of:=[.P24]/[.H24]" office:value-type="percentage" office:value="0.00316848106703817" calcext:value-type="percentage">
            <text:p>0.32%</text:p>
          </table:table-cell>
          <table:table-cell table:formula="of:=[.Q24]/[.I24]" office:value-type="percentage" office:value="0.00406622759087038" calcext:value-type="percentage">
            <text:p>0.4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4533372" calcext:value-type="float">
            <text:p>4,533,372</text:p>
          </table:table-cell>
          <table:table-cell office:value-type="float" office:value="4562814" calcext:value-type="float">
            <text:p>4,562,814</text:p>
          </table:table-cell>
          <table:table-cell office:value-type="float" office:value="4591036" calcext:value-type="float">
            <text:p>4,591,036</text:p>
          </table:table-cell>
          <table:table-cell office:value-type="float" office:value="4615089" calcext:value-type="float">
            <text:p>4,615,089</text:p>
          </table:table-cell>
          <table:table-cell office:value-type="float" office:value="4637035" calcext:value-type="float">
            <text:p>4,637,035</text:p>
          </table:table-cell>
          <table:table-cell office:value-type="float" office:value="4659392" calcext:value-type="float">
            <text:p>4,659,392</text:p>
          </table:table-cell>
          <table:table-cell office:value-type="float" office:value="4674301" calcext:value-type="float">
            <text:p>4,674,301</text:p>
          </table:table-cell>
          <table:table-cell office:value-type="float" office:value="4672481" calcext:value-type="float">
            <text:p>4,672,481</text:p>
          </table:table-cell>
          <table:table-cell office:value-type="float" office:value="11393" calcext:value-type="float">
            <text:p>11,393</text:p>
          </table:table-cell>
          <table:table-cell office:value-type="float" office:value="29442" calcext:value-type="float">
            <text:p>29,442</text:p>
          </table:table-cell>
          <table:table-cell office:value-type="float" office:value="28222" calcext:value-type="float">
            <text:p>28,222</text:p>
          </table:table-cell>
          <table:table-cell office:value-type="float" office:value="24053" calcext:value-type="float">
            <text:p>24,053</text:p>
          </table:table-cell>
          <table:table-cell office:value-type="float" office:value="21946" calcext:value-type="float">
            <text:p>21,946</text:p>
          </table:table-cell>
          <table:table-cell office:value-type="float" office:value="22357" calcext:value-type="float">
            <text:p>22,357</text:p>
          </table:table-cell>
          <table:table-cell office:value-type="float" office:value="14909" calcext:value-type="float">
            <text:p>14,909</text:p>
          </table:table-cell>
          <table:table-cell office:value-type="float" office:value="-1824" calcext:value-type="float">
            <text:p>-1,824</text:p>
          </table:table-cell>
          <table:table-cell table:formula="of:=[.J25]/[.B25]" office:value-type="percentage" office:value="0.00251314032909719" calcext:value-type="percentage">
            <text:p>0.25%</text:p>
          </table:table-cell>
          <table:table-cell table:formula="of:=[.K25]/[.C25]" office:value-type="percentage" office:value="0.00645259701578894" calcext:value-type="percentage">
            <text:p>0.65%</text:p>
          </table:table-cell>
          <table:table-cell table:formula="of:=[.L25]/[.D25]" office:value-type="percentage" office:value="0.0061471964062142" calcext:value-type="percentage">
            <text:p>0.61%</text:p>
          </table:table-cell>
          <table:table-cell table:formula="of:=[.M25]/[.E25]" office:value-type="percentage" office:value="0.00521181715022181" calcext:value-type="percentage">
            <text:p>0.52%</text:p>
          </table:table-cell>
          <table:table-cell table:formula="of:=[.N25]/[.F25]" office:value-type="percentage" office:value="0.00473276565736511" calcext:value-type="percentage">
            <text:p>0.47%</text:p>
          </table:table-cell>
          <table:table-cell table:formula="of:=[.O25]/[.G25]" office:value-type="percentage" office:value="0.00479826552477233" calcext:value-type="percentage">
            <text:p>0.48%</text:p>
          </table:table-cell>
          <table:table-cell table:formula="of:=[.P25]/[.H25]" office:value-type="percentage" office:value="0.00318956780917617" calcext:value-type="percentage">
            <text:p>0.32%</text:p>
          </table:table-cell>
          <table:table-cell table:formula="of:=[.Q25]/[.I25]" office:value-type="percentage" office:value="-0.000390370768762891" calcext:value-type="percentage">
            <text:p>-0.0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328361" calcext:value-type="float">
            <text:p>1,328,361</text:p>
          </table:table-cell>
          <table:table-cell office:value-type="float" office:value="1328761" calcext:value-type="float">
            <text:p>1,328,761</text:p>
          </table:table-cell>
          <table:table-cell office:value-type="float" office:value="1328894" calcext:value-type="float">
            <text:p>1,328,894</text:p>
          </table:table-cell>
          <table:table-cell office:value-type="float" office:value="1328768" calcext:value-type="float">
            <text:p>1,328,768</text:p>
          </table:table-cell>
          <table:table-cell office:value-type="float" office:value="1329697" calcext:value-type="float">
            <text:p>1,329,697</text:p>
          </table:table-cell>
          <table:table-cell office:value-type="float" office:value="1328580" calcext:value-type="float">
            <text:p>1,328,580</text:p>
          </table:table-cell>
          <table:table-cell office:value-type="float" office:value="1331027" calcext:value-type="float">
            <text:p>1,331,027</text:p>
          </table:table-cell>
          <table:table-cell office:value-type="float" office:value="1336705" calcext:value-type="float">
            <text:p>1,336,705</text:p>
          </table:table-cell>
          <table:table-cell office:value-type="float" office:value="-794" calcext:value-type="float">
            <text:p>-794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 office:value-type="float" office:value="-126" calcext:value-type="float">
            <text:p>-126</text:p>
          </table:table-cell>
          <table:table-cell office:value-type="float" office:value="929" calcext:value-type="float">
            <text:p>929</text:p>
          </table:table-cell>
          <table:table-cell office:value-type="float" office:value="-1117" calcext:value-type="float">
            <text:p>-1,117</text:p>
          </table:table-cell>
          <table:table-cell office:value-type="float" office:value="2447" calcext:value-type="float">
            <text:p>2,447</text:p>
          </table:table-cell>
          <table:table-cell office:value-type="float" office:value="5675" calcext:value-type="float">
            <text:p>5,675</text:p>
          </table:table-cell>
          <table:table-cell table:formula="of:=[.J26]/[.B26]" office:value-type="percentage" office:value="-0.000597729081175975" calcext:value-type="percentage">
            <text:p>-0.06%</text:p>
          </table:table-cell>
          <table:table-cell table:formula="of:=[.K26]/[.C26]" office:value-type="percentage" office:value="0.000301032315066442" calcext:value-type="percentage">
            <text:p>0.03%</text:p>
          </table:table-cell>
          <table:table-cell table:formula="of:=[.L26]/[.D26]" office:value-type="percentage" office:value="0.000100083227104645" calcext:value-type="percentage">
            <text:p>0.01%</text:p>
          </table:table-cell>
          <table:table-cell table:formula="of:=[.M26]/[.E26]" office:value-type="percentage" office:value="-0.0000948246797033041" calcext:value-type="percentage">
            <text:p>-0.01%</text:p>
          </table:table-cell>
          <table:table-cell table:formula="of:=[.N26]/[.F26]" office:value-type="percentage" office:value="0.000698655407961363" calcext:value-type="percentage">
            <text:p>0.07%</text:p>
          </table:table-cell>
          <table:table-cell table:formula="of:=[.O26]/[.G26]" office:value-type="percentage" office:value="-0.000840747263996146" calcext:value-type="percentage">
            <text:p>-0.08%</text:p>
          </table:table-cell>
          <table:table-cell table:formula="of:=[.P26]/[.H26]" office:value-type="percentage" office:value="0.00183843002433459" calcext:value-type="percentage">
            <text:p>0.18%</text:p>
          </table:table-cell>
          <table:table-cell table:formula="of:=[.Q26]/[.I26]" office:value-type="percentage" office:value="0.00424551415607782" calcext:value-type="percentage">
            <text:p>0.42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5773552" calcext:value-type="float">
            <text:p>5,773,552</text:p>
          </table:table-cell>
          <table:table-cell office:value-type="float" office:value="5828430" calcext:value-type="float">
            <text:p>5,828,430</text:p>
          </table:table-cell>
          <table:table-cell office:value-type="float" office:value="5876873" calcext:value-type="float">
            <text:p>5,876,873</text:p>
          </table:table-cell>
          <table:table-cell office:value-type="float" office:value="5917744" calcext:value-type="float">
            <text:p>5,917,744</text:p>
          </table:table-cell>
          <table:table-cell office:value-type="float" office:value="5955240" calcext:value-type="float">
            <text:p>5,955,240</text:p>
          </table:table-cell>
          <table:table-cell office:value-type="float" office:value="5985480" calcext:value-type="float">
            <text:p>5,985,480</text:p>
          </table:table-cell>
          <table:table-cell office:value-type="float" office:value="6009610" calcext:value-type="float">
            <text:p>6,009,610</text:p>
          </table:table-cell>
          <table:table-cell office:value-type="float" office:value="6036966" calcext:value-type="float">
            <text:p>6,036,966</text:p>
          </table:table-cell>
          <table:table-cell office:value-type="float" office:value="14292" calcext:value-type="float">
            <text:p>14,292</text:p>
          </table:table-cell>
          <table:table-cell office:value-type="float" office:value="54878" calcext:value-type="float">
            <text:p>54,878</text:p>
          </table:table-cell>
          <table:table-cell office:value-type="float" office:value="48443" calcext:value-type="float">
            <text:p>48,443</text:p>
          </table:table-cell>
          <table:table-cell office:value-type="float" office:value="40871" calcext:value-type="float">
            <text:p>40,871</text:p>
          </table:table-cell>
          <table:table-cell office:value-type="float" office:value="37496" calcext:value-type="float">
            <text:p>37,496</text:p>
          </table:table-cell>
          <table:table-cell office:value-type="float" office:value="30240" calcext:value-type="float">
            <text:p>30,240</text:p>
          </table:table-cell>
          <table:table-cell office:value-type="float" office:value="24130" calcext:value-type="float">
            <text:p>24,130</text:p>
          </table:table-cell>
          <table:table-cell office:value-type="float" office:value="27425" calcext:value-type="float">
            <text:p>27,425</text:p>
          </table:table-cell>
          <table:table-cell table:formula="of:=[.J27]/[.B27]" office:value-type="percentage" office:value="0.00247542587301543" calcext:value-type="percentage">
            <text:p>0.25%</text:p>
          </table:table-cell>
          <table:table-cell table:formula="of:=[.K27]/[.C27]" office:value-type="percentage" office:value="0.00941557160333057" calcext:value-type="percentage">
            <text:p>0.94%</text:p>
          </table:table-cell>
          <table:table-cell table:formula="of:=[.L27]/[.D27]" office:value-type="percentage" office:value="0.00824298908620282" calcext:value-type="percentage">
            <text:p>0.82%</text:p>
          </table:table-cell>
          <table:table-cell table:formula="of:=[.M27]/[.E27]" office:value-type="percentage" office:value="0.00690651707812977" calcext:value-type="percentage">
            <text:p>0.69%</text:p>
          </table:table-cell>
          <table:table-cell table:formula="of:=[.N27]/[.F27]" office:value-type="percentage" office:value="0.0062963037593783" calcext:value-type="percentage">
            <text:p>0.63%</text:p>
          </table:table-cell>
          <table:table-cell table:formula="of:=[.O27]/[.G27]" office:value-type="percentage" office:value="0.00505222638785862" calcext:value-type="percentage">
            <text:p>0.51%</text:p>
          </table:table-cell>
          <table:table-cell table:formula="of:=[.P27]/[.H27]" office:value-type="percentage" office:value="0.0040152355976511" calcext:value-type="percentage">
            <text:p>0.40%</text:p>
          </table:table-cell>
          <table:table-cell table:formula="of:=[.Q27]/[.I27]" office:value-type="percentage" office:value="0.00454284486611321" calcext:value-type="percentage">
            <text:p>0.45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547629" calcext:value-type="float">
            <text:p>6,547,629</text:p>
          </table:table-cell>
          <table:table-cell office:value-type="float" office:value="6594739" calcext:value-type="float">
            <text:p>6,594,739</text:p>
          </table:table-cell>
          <table:table-cell office:value-type="float" office:value="6642063" calcext:value-type="float">
            <text:p>6,642,063</text:p>
          </table:table-cell>
          <table:table-cell office:value-type="float" office:value="6693438" calcext:value-type="float">
            <text:p>6,693,438</text:p>
          </table:table-cell>
          <table:table-cell office:value-type="float" office:value="6740102" calcext:value-type="float">
            <text:p>6,740,102</text:p>
          </table:table-cell>
          <table:table-cell office:value-type="float" office:value="6776084" calcext:value-type="float">
            <text:p>6,776,084</text:p>
          </table:table-cell>
          <table:table-cell office:value-type="float" office:value="6805725" calcext:value-type="float">
            <text:p>6,805,725</text:p>
          </table:table-cell>
          <table:table-cell office:value-type="float" office:value="6841727" calcext:value-type="float">
            <text:p>6,841,727</text:p>
          </table:table-cell>
          <table:table-cell office:value-type="float" office:value="17135" calcext:value-type="float">
            <text:p>17,135</text:p>
          </table:table-cell>
          <table:table-cell office:value-type="float" office:value="47110" calcext:value-type="float">
            <text:p>47,110</text:p>
          </table:table-cell>
          <table:table-cell office:value-type="float" office:value="47324" calcext:value-type="float">
            <text:p>47,324</text:p>
          </table:table-cell>
          <table:table-cell office:value-type="float" office:value="51375" calcext:value-type="float">
            <text:p>51,375</text:p>
          </table:table-cell>
          <table:table-cell office:value-type="float" office:value="46664" calcext:value-type="float">
            <text:p>46,664</text:p>
          </table:table-cell>
          <table:table-cell office:value-type="float" office:value="35982" calcext:value-type="float">
            <text:p>35,982</text:p>
          </table:table-cell>
          <table:table-cell office:value-type="float" office:value="29641" calcext:value-type="float">
            <text:p>29,641</text:p>
          </table:table-cell>
          <table:table-cell office:value-type="float" office:value="36098" calcext:value-type="float">
            <text:p>36,098</text:p>
          </table:table-cell>
          <table:table-cell table:formula="of:=[.J28]/[.B28]" office:value-type="percentage" office:value="0.0026169778403755" calcext:value-type="percentage">
            <text:p>0.26%</text:p>
          </table:table-cell>
          <table:table-cell table:formula="of:=[.K28]/[.C28]" office:value-type="percentage" office:value="0.0071435730815124" calcext:value-type="percentage">
            <text:p>0.71%</text:p>
          </table:table-cell>
          <table:table-cell table:formula="of:=[.L28]/[.D28]" office:value-type="percentage" office:value="0.00712489478043192" calcext:value-type="percentage">
            <text:p>0.71%</text:p>
          </table:table-cell>
          <table:table-cell table:formula="of:=[.M28]/[.E28]" office:value-type="percentage" office:value="0.0076754277846452" calcext:value-type="percentage">
            <text:p>0.77%</text:p>
          </table:table-cell>
          <table:table-cell table:formula="of:=[.N28]/[.F28]" office:value-type="percentage" office:value="0.00692333736195684" calcext:value-type="percentage">
            <text:p>0.69%</text:p>
          </table:table-cell>
          <table:table-cell table:formula="of:=[.O28]/[.G28]" office:value-type="percentage" office:value="0.00531014668649326" calcext:value-type="percentage">
            <text:p>0.53%</text:p>
          </table:table-cell>
          <table:table-cell table:formula="of:=[.P28]/[.H28]" office:value-type="percentage" office:value="0.00435530380672155" calcext:value-type="percentage">
            <text:p>0.44%</text:p>
          </table:table-cell>
          <table:table-cell table:formula="of:=[.Q28]/[.I28]" office:value-type="percentage" office:value="0.00527615322856349" calcext:value-type="percentage">
            <text:p>0.53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9883640" calcext:value-type="float">
            <text:p>9,883,640</text:p>
          </table:table-cell>
          <table:table-cell office:value-type="float" office:value="9883108" calcext:value-type="float">
            <text:p>9,883,108</text:p>
          </table:table-cell>
          <table:table-cell office:value-type="float" office:value="9893526" calcext:value-type="float">
            <text:p>9,893,526</text:p>
          </table:table-cell>
          <table:table-cell office:value-type="float" office:value="9906144" calcext:value-type="float">
            <text:p>9,906,144</text:p>
          </table:table-cell>
          <table:table-cell office:value-type="float" office:value="9921611" calcext:value-type="float">
            <text:p>9,921,611</text:p>
          </table:table-cell>
          <table:table-cell office:value-type="float" office:value="9925108" calcext:value-type="float">
            <text:p>9,925,108</text:p>
          </table:table-cell>
          <table:table-cell office:value-type="float" office:value="9940394" calcext:value-type="float">
            <text:p>9,940,394</text:p>
          </table:table-cell>
          <table:table-cell office:value-type="float" office:value="9969280" calcext:value-type="float">
            <text:p>9,969,280</text:p>
          </table:table-cell>
          <table:table-cell office:value-type="float" office:value="-7398" calcext:value-type="float">
            <text:p>-7,398</text:p>
          </table:table-cell>
          <table:table-cell office:value-type="float" office:value="-532" calcext:value-type="float">
            <text:p>-532</text:p>
          </table:table-cell>
          <table:table-cell office:value-type="float" office:value="10418" calcext:value-type="float">
            <text:p>10,418</text:p>
          </table:table-cell>
          <table:table-cell office:value-type="float" office:value="12618" calcext:value-type="float">
            <text:p>12,618</text:p>
          </table:table-cell>
          <table:table-cell office:value-type="float" office:value="15467" calcext:value-type="float">
            <text:p>15,467</text:p>
          </table:table-cell>
          <table:table-cell office:value-type="float" office:value="3497" calcext:value-type="float">
            <text:p>3,497</text:p>
          </table:table-cell>
          <table:table-cell office:value-type="float" office:value="15286" calcext:value-type="float">
            <text:p>15,286</text:p>
          </table:table-cell>
          <table:table-cell office:value-type="float" office:value="28866" calcext:value-type="float">
            <text:p>28,866</text:p>
          </table:table-cell>
          <table:table-cell table:formula="of:=[.J29]/[.B29]" office:value-type="percentage" office:value="-0.000748509658384968" calcext:value-type="percentage">
            <text:p>-0.07%</text:p>
          </table:table-cell>
          <table:table-cell table:formula="of:=[.K29]/[.C29]" office:value-type="percentage" office:value="-0.0000538292205245556" calcext:value-type="percentage">
            <text:p>-0.01%</text:p>
          </table:table-cell>
          <table:table-cell table:formula="of:=[.L29]/[.D29]" office:value-type="percentage" office:value="0.00105301183824655" calcext:value-type="percentage">
            <text:p>0.11%</text:p>
          </table:table-cell>
          <table:table-cell table:formula="of:=[.M29]/[.E29]" office:value-type="percentage" office:value="0.00127375495450096" calcext:value-type="percentage">
            <text:p>0.13%</text:p>
          </table:table-cell>
          <table:table-cell table:formula="of:=[.N29]/[.F29]" office:value-type="percentage" office:value="0.00155892021971029" calcext:value-type="percentage">
            <text:p>0.16%</text:p>
          </table:table-cell>
          <table:table-cell table:formula="of:=[.O29]/[.G29]" office:value-type="percentage" office:value="0.00035233873525608" calcext:value-type="percentage">
            <text:p>0.04%</text:p>
          </table:table-cell>
          <table:table-cell table:formula="of:=[.P29]/[.H29]" office:value-type="percentage" office:value="0.00153776600806769" calcext:value-type="percentage">
            <text:p>0.15%</text:p>
          </table:table-cell>
          <table:table-cell table:formula="of:=[.Q29]/[.I29]" office:value-type="percentage" office:value="0.00289549496051871" calcext:value-type="percentage">
            <text:p>0.2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303925" calcext:value-type="float">
            <text:p>5,303,925</text:p>
          </table:table-cell>
          <table:table-cell office:value-type="float" office:value="5339136" calcext:value-type="float">
            <text:p>5,339,136</text:p>
          </table:table-cell>
          <table:table-cell office:value-type="float" office:value="5370823" calcext:value-type="float">
            <text:p>5,370,823</text:p>
          </table:table-cell>
          <table:table-cell office:value-type="float" office:value="5409153" calcext:value-type="float">
            <text:p>5,409,153</text:p>
          </table:table-cell>
          <table:table-cell office:value-type="float" office:value="5445682" calcext:value-type="float">
            <text:p>5,445,682</text:p>
          </table:table-cell>
          <table:table-cell office:value-type="float" office:value="5476232" calcext:value-type="float">
            <text:p>5,476,232</text:p>
          </table:table-cell>
          <table:table-cell office:value-type="float" office:value="5517990" calcext:value-type="float">
            <text:p>5,517,990</text:p>
          </table:table-cell>
          <table:table-cell office:value-type="float" office:value="5569480" calcext:value-type="float">
            <text:p>5,569,480</text:p>
          </table:table-cell>
          <table:table-cell office:value-type="float" office:value="6787" calcext:value-type="float">
            <text:p>6,787</text:p>
          </table:table-cell>
          <table:table-cell office:value-type="float" office:value="35211" calcext:value-type="float">
            <text:p>35,211</text:p>
          </table:table-cell>
          <table:table-cell office:value-type="float" office:value="31687" calcext:value-type="float">
            <text:p>31,687</text:p>
          </table:table-cell>
          <table:table-cell office:value-type="float" office:value="38330" calcext:value-type="float">
            <text:p>38,330</text:p>
          </table:table-cell>
          <table:table-cell office:value-type="float" office:value="36529" calcext:value-type="float">
            <text:p>36,529</text:p>
          </table:table-cell>
          <table:table-cell office:value-type="float" office:value="30550" calcext:value-type="float">
            <text:p>30,550</text:p>
          </table:table-cell>
          <table:table-cell office:value-type="float" office:value="41758" calcext:value-type="float">
            <text:p>41,758</text:p>
          </table:table-cell>
          <table:table-cell office:value-type="float" office:value="51556" calcext:value-type="float">
            <text:p>51,556</text:p>
          </table:table-cell>
          <table:table-cell table:formula="of:=[.J30]/[.B30]" office:value-type="percentage" office:value="0.00127961839581065" calcext:value-type="percentage">
            <text:p>0.13%</text:p>
          </table:table-cell>
          <table:table-cell table:formula="of:=[.K30]/[.C30]" office:value-type="percentage" office:value="0.00659488726265823" calcext:value-type="percentage">
            <text:p>0.66%</text:p>
          </table:table-cell>
          <table:table-cell table:formula="of:=[.L30]/[.D30]" office:value-type="percentage" office:value="0.00589984067618687" calcext:value-type="percentage">
            <text:p>0.59%</text:p>
          </table:table-cell>
          <table:table-cell table:formula="of:=[.M30]/[.E30]" office:value-type="percentage" office:value="0.00708613714568621" calcext:value-type="percentage">
            <text:p>0.71%</text:p>
          </table:table-cell>
          <table:table-cell table:formula="of:=[.N30]/[.F30]" office:value-type="percentage" office:value="0.0067078834202952" calcext:value-type="percentage">
            <text:p>0.67%</text:p>
          </table:table-cell>
          <table:table-cell table:formula="of:=[.O30]/[.G30]" office:value-type="percentage" office:value="0.0055786533514285" calcext:value-type="percentage">
            <text:p>0.56%</text:p>
          </table:table-cell>
          <table:table-cell table:formula="of:=[.P30]/[.H30]" office:value-type="percentage" office:value="0.00756761066982724" calcext:value-type="percentage">
            <text:p>0.76%</text:p>
          </table:table-cell>
          <table:table-cell table:formula="of:=[.Q30]/[.I30]" office:value-type="percentage" office:value="0.00925687855957827" calcext:value-type="percentage">
            <text:p>0.93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2967297" calcext:value-type="float">
            <text:p>2,967,297</text:p>
          </table:table-cell>
          <table:table-cell office:value-type="float" office:value="2974305" calcext:value-type="float">
            <text:p>2,974,305</text:p>
          </table:table-cell>
          <table:table-cell office:value-type="float" office:value="2979810" calcext:value-type="float">
            <text:p>2,979,810</text:p>
          </table:table-cell>
          <table:table-cell office:value-type="float" office:value="2984563" calcext:value-type="float">
            <text:p>2,984,563</text:p>
          </table:table-cell>
          <table:table-cell office:value-type="float" office:value="2985419" calcext:value-type="float">
            <text:p>2,985,419</text:p>
          </table:table-cell>
          <table:table-cell office:value-type="float" office:value="2982141" calcext:value-type="float">
            <text:p>2,982,141</text:p>
          </table:table-cell>
          <table:table-cell office:value-type="float" office:value="2982259" calcext:value-type="float">
            <text:p>2,982,259</text:p>
          </table:table-cell>
          <table:table-cell office:value-type="float" office:value="2980946" calcext:value-type="float">
            <text:p>2,980,946</text:p>
          </table:table-cell>
          <table:table-cell office:value-type="float" office:value="2334" calcext:value-type="float">
            <text:p>2,334</text:p>
          </table:table-cell>
          <table:table-cell office:value-type="float" office:value="7008" calcext:value-type="float">
            <text:p>7,008</text:p>
          </table:table-cell>
          <table:table-cell office:value-type="float" office:value="5505" calcext:value-type="float">
            <text:p>5,505</text:p>
          </table:table-cell>
          <table:table-cell office:value-type="float" office:value="4753" calcext:value-type="float">
            <text:p>4,753</text:p>
          </table:table-cell>
          <table:table-cell office:value-type="float" office:value="856" calcext:value-type="float">
            <text:p>856</text:p>
          </table:table-cell>
          <table:table-cell office:value-type="float" office:value="-3278" calcext:value-type="float">
            <text:p>-3,278</text:p>
          </table:table-cell>
          <table:table-cell office:value-type="float" office:value="118" calcext:value-type="float">
            <text:p>118</text:p>
          </table:table-cell>
          <table:table-cell office:value-type="float" office:value="-1315" calcext:value-type="float">
            <text:p>-1,315</text:p>
          </table:table-cell>
          <table:table-cell table:formula="of:=[.J31]/[.B31]" office:value-type="percentage" office:value="0.000786574448058283" calcext:value-type="percentage">
            <text:p>0.08%</text:p>
          </table:table-cell>
          <table:table-cell table:formula="of:=[.K31]/[.C31]" office:value-type="percentage" office:value="0.0023561806875892" calcext:value-type="percentage">
            <text:p>0.24%</text:p>
          </table:table-cell>
          <table:table-cell table:formula="of:=[.L31]/[.D31]" office:value-type="percentage" office:value="0.00184743322560834" calcext:value-type="percentage">
            <text:p>0.18%</text:p>
          </table:table-cell>
          <table:table-cell table:formula="of:=[.M31]/[.E31]" office:value-type="percentage" office:value="0.00159252795132822" calcext:value-type="percentage">
            <text:p>0.16%</text:p>
          </table:table-cell>
          <table:table-cell table:formula="of:=[.N31]/[.F31]" office:value-type="percentage" office:value="0.000286726921748672" calcext:value-type="percentage">
            <text:p>0.03%</text:p>
          </table:table-cell>
          <table:table-cell table:formula="of:=[.O31]/[.G31]" office:value-type="percentage" office:value="-0.00109921026537645" calcext:value-type="percentage">
            <text:p>-0.11%</text:p>
          </table:table-cell>
          <table:table-cell table:formula="of:=[.P31]/[.H31]" office:value-type="percentage" office:value="0.0000395673212822897" calcext:value-type="percentage">
            <text:p>0.00%</text:p>
          </table:table-cell>
          <table:table-cell table:formula="of:=[.Q31]/[.I31]" office:value-type="percentage" office:value="-0.00044113512958638" calcext:value-type="percentage">
            <text:p>-0.0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5988927" calcext:value-type="float">
            <text:p>5,988,927</text:p>
          </table:table-cell>
          <table:table-cell office:value-type="float" office:value="6003510" calcext:value-type="float">
            <text:p>6,003,510</text:p>
          </table:table-cell>
          <table:table-cell office:value-type="float" office:value="6016482" calcext:value-type="float">
            <text:p>6,016,482</text:p>
          </table:table-cell>
          <table:table-cell office:value-type="float" office:value="6034337" calcext:value-type="float">
            <text:p>6,034,337</text:p>
          </table:table-cell>
          <table:table-cell office:value-type="float" office:value="6051190" calcext:value-type="float">
            <text:p>6,051,190</text:p>
          </table:table-cell>
          <table:table-cell office:value-type="float" office:value="6065799" calcext:value-type="float">
            <text:p>6,065,799</text:p>
          </table:table-cell>
          <table:table-cell office:value-type="float" office:value="6084314" calcext:value-type="float">
            <text:p>6,084,314</text:p>
          </table:table-cell>
          <table:table-cell office:value-type="float" office:value="6106645" calcext:value-type="float">
            <text:p>6,106,645</text:p>
          </table:table-cell>
          <table:table-cell office:value-type="float" office:value="6756" calcext:value-type="float">
            <text:p>6,756</text:p>
          </table:table-cell>
          <table:table-cell office:value-type="float" office:value="14583" calcext:value-type="float">
            <text:p>14,583</text:p>
          </table:table-cell>
          <table:table-cell office:value-type="float" office:value="12972" calcext:value-type="float">
            <text:p>12,972</text:p>
          </table:table-cell>
          <table:table-cell office:value-type="float" office:value="17855" calcext:value-type="float">
            <text:p>17,855</text:p>
          </table:table-cell>
          <table:table-cell office:value-type="float" office:value="16853" calcext:value-type="float">
            <text:p>16,853</text:p>
          </table:table-cell>
          <table:table-cell office:value-type="float" office:value="14609" calcext:value-type="float">
            <text:p>14,609</text:p>
          </table:table-cell>
          <table:table-cell office:value-type="float" office:value="18515" calcext:value-type="float">
            <text:p>18,515</text:p>
          </table:table-cell>
          <table:table-cell office:value-type="float" office:value="22356" calcext:value-type="float">
            <text:p>22,356</text:p>
          </table:table-cell>
          <table:table-cell table:formula="of:=[.J32]/[.B32]" office:value-type="percentage" office:value="0.0011280818751005" calcext:value-type="percentage">
            <text:p>0.11%</text:p>
          </table:table-cell>
          <table:table-cell table:formula="of:=[.K32]/[.C32]" office:value-type="percentage" office:value="0.00242907898879156" calcext:value-type="percentage">
            <text:p>0.24%</text:p>
          </table:table-cell>
          <table:table-cell table:formula="of:=[.L32]/[.D32]" office:value-type="percentage" office:value="0.00215607725577838" calcext:value-type="percentage">
            <text:p>0.22%</text:p>
          </table:table-cell>
          <table:table-cell table:formula="of:=[.M32]/[.E32]" office:value-type="percentage" office:value="0.00295890004154557" calcext:value-type="percentage">
            <text:p>0.30%</text:p>
          </table:table-cell>
          <table:table-cell table:formula="of:=[.N32]/[.F32]" office:value-type="percentage" office:value="0.00278507202715499" calcext:value-type="percentage">
            <text:p>0.28%</text:p>
          </table:table-cell>
          <table:table-cell table:formula="of:=[.O32]/[.G32]" office:value-type="percentage" office:value="0.00240842138026664" calcext:value-type="percentage">
            <text:p>0.24%</text:p>
          </table:table-cell>
          <table:table-cell table:formula="of:=[.P32]/[.H32]" office:value-type="percentage" office:value="0.0030430710841025" calcext:value-type="percentage">
            <text:p>0.30%</text:p>
          </table:table-cell>
          <table:table-cell table:formula="of:=[.Q32]/[.I32]" office:value-type="percentage" office:value="0.00366093001967529" calcext:value-type="percentage">
            <text:p>0.3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989415" calcext:value-type="float">
            <text:p>989,415</text:p>
          </table:table-cell>
          <table:table-cell office:value-type="float" office:value="995767" calcext:value-type="float">
            <text:p>995,767</text:p>
          </table:table-cell>
          <table:table-cell office:value-type="float" office:value="1002416" calcext:value-type="float">
            <text:p>1,002,416</text:p>
          </table:table-cell>
          <table:table-cell office:value-type="float" office:value="1010805" calcext:value-type="float">
            <text:p>1,010,805</text:p>
          </table:table-cell>
          <table:table-cell office:value-type="float" office:value="1018807" calcext:value-type="float">
            <text:p>1,018,807</text:p>
          </table:table-cell>
          <table:table-cell office:value-type="float" office:value="1027183" calcext:value-type="float">
            <text:p>1,027,183</text:p>
          </table:table-cell>
          <table:table-cell office:value-type="float" office:value="1037511" calcext:value-type="float">
            <text:p>1,037,511</text:p>
          </table:table-cell>
          <table:table-cell office:value-type="float" office:value="1049335" calcext:value-type="float">
            <text:p>1,049,335</text:p>
          </table:table-cell>
          <table:table-cell office:value-type="float" office:value="1093" calcext:value-type="float">
            <text:p>1,093</text:p>
          </table:table-cell>
          <table:table-cell office:value-type="float" office:value="6352" calcext:value-type="float">
            <text:p>6,352</text:p>
          </table:table-cell>
          <table:table-cell office:value-type="float" office:value="6649" calcext:value-type="float">
            <text:p>6,649</text:p>
          </table:table-cell>
          <table:table-cell office:value-type="float" office:value="8389" calcext:value-type="float">
            <text:p>8,389</text:p>
          </table:table-cell>
          <table:table-cell office:value-type="float" office:value="8002" calcext:value-type="float">
            <text:p>8,002</text:p>
          </table:table-cell>
          <table:table-cell office:value-type="float" office:value="8376" calcext:value-type="float">
            <text:p>8,376</text:p>
          </table:table-cell>
          <table:table-cell office:value-type="float" office:value="10328" calcext:value-type="float">
            <text:p>10,328</text:p>
          </table:table-cell>
          <table:table-cell office:value-type="float" office:value="11837" calcext:value-type="float">
            <text:p>11,837</text:p>
          </table:table-cell>
          <table:table-cell table:formula="of:=[.J33]/[.B33]" office:value-type="percentage" office:value="0.00110469317728153" calcext:value-type="percentage">
            <text:p>0.11%</text:p>
          </table:table-cell>
          <table:table-cell table:formula="of:=[.K33]/[.C33]" office:value-type="percentage" office:value="0.00637900231680704" calcext:value-type="percentage">
            <text:p>0.64%</text:p>
          </table:table-cell>
          <table:table-cell table:formula="of:=[.L33]/[.D33]" office:value-type="percentage" office:value="0.00663297473304496" calcext:value-type="percentage">
            <text:p>0.66%</text:p>
          </table:table-cell>
          <table:table-cell table:formula="of:=[.M33]/[.E33]" office:value-type="percentage" office:value="0.00829932578489422" calcext:value-type="percentage">
            <text:p>0.83%</text:p>
          </table:table-cell>
          <table:table-cell table:formula="of:=[.N33]/[.F33]" office:value-type="percentage" office:value="0.00785428447193629" calcext:value-type="percentage">
            <text:p>0.79%</text:p>
          </table:table-cell>
          <table:table-cell table:formula="of:=[.O33]/[.G33]" office:value-type="percentage" office:value="0.00815434056054277" calcext:value-type="percentage">
            <text:p>0.82%</text:p>
          </table:table-cell>
          <table:table-cell table:formula="of:=[.P33]/[.H33]" office:value-type="percentage" office:value="0.00995459325250527" calcext:value-type="percentage">
            <text:p>1.00%</text:p>
          </table:table-cell>
          <table:table-cell table:formula="of:=[.Q33]/[.I33]" office:value-type="percentage" office:value="0.011280477635836" calcext:value-type="percentage">
            <text:p>1.13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826341" calcext:value-type="float">
            <text:p>1,826,341</text:p>
          </table:table-cell>
          <table:table-cell office:value-type="float" office:value="1838003" calcext:value-type="float">
            <text:p>1,838,003</text:p>
          </table:table-cell>
          <table:table-cell office:value-type="float" office:value="1851198" calcext:value-type="float">
            <text:p>1,851,198</text:p>
          </table:table-cell>
          <table:table-cell office:value-type="float" office:value="1863725" calcext:value-type="float">
            <text:p>1,863,725</text:p>
          </table:table-cell>
          <table:table-cell office:value-type="float" office:value="1877204" calcext:value-type="float">
            <text:p>1,877,204</text:p>
          </table:table-cell>
          <table:table-cell office:value-type="float" office:value="1889823" calcext:value-type="float">
            <text:p>1,889,823</text:p>
          </table:table-cell>
          <table:table-cell office:value-type="float" office:value="1903835" calcext:value-type="float">
            <text:p>1,903,835</text:p>
          </table:table-cell>
          <table:table-cell office:value-type="float" office:value="1916283" calcext:value-type="float">
            <text:p>1,916,283</text:p>
          </table:table-cell>
          <table:table-cell office:value-type="float" office:value="3629" calcext:value-type="float">
            <text:p>3,629</text:p>
          </table:table-cell>
          <table:table-cell office:value-type="float" office:value="11662" calcext:value-type="float">
            <text:p>11,662</text:p>
          </table:table-cell>
          <table:table-cell office:value-type="float" office:value="13195" calcext:value-type="float">
            <text:p>13,195</text:p>
          </table:table-cell>
          <table:table-cell office:value-type="float" office:value="12527" calcext:value-type="float">
            <text:p>12,527</text:p>
          </table:table-cell>
          <table:table-cell office:value-type="float" office:value="13479" calcext:value-type="float">
            <text:p>13,479</text:p>
          </table:table-cell>
          <table:table-cell office:value-type="float" office:value="12619" calcext:value-type="float">
            <text:p>12,619</text:p>
          </table:table-cell>
          <table:table-cell office:value-type="float" office:value="14012" calcext:value-type="float">
            <text:p>14,012</text:p>
          </table:table-cell>
          <table:table-cell office:value-type="float" office:value="12473" calcext:value-type="float">
            <text:p>12,473</text:p>
          </table:table-cell>
          <table:table-cell table:formula="of:=[.J34]/[.B34]" office:value-type="percentage" office:value="0.0019870330896585" calcext:value-type="percentage">
            <text:p>0.20%</text:p>
          </table:table-cell>
          <table:table-cell table:formula="of:=[.K34]/[.C34]" office:value-type="percentage" office:value="0.00634492979608847" calcext:value-type="percentage">
            <text:p>0.63%</text:p>
          </table:table-cell>
          <table:table-cell table:formula="of:=[.L34]/[.D34]" office:value-type="percentage" office:value="0.00712781668951673" calcext:value-type="percentage">
            <text:p>0.71%</text:p>
          </table:table-cell>
          <table:table-cell table:formula="of:=[.M34]/[.E34]" office:value-type="percentage" office:value="0.00672148519765523" calcext:value-type="percentage">
            <text:p>0.67%</text:p>
          </table:table-cell>
          <table:table-cell table:formula="of:=[.N34]/[.F34]" office:value-type="percentage" office:value="0.00718035972648684" calcext:value-type="percentage">
            <text:p>0.72%</text:p>
          </table:table-cell>
          <table:table-cell table:formula="of:=[.O34]/[.G34]" office:value-type="percentage" office:value="0.00667734491537038" calcext:value-type="percentage">
            <text:p>0.67%</text:p>
          </table:table-cell>
          <table:table-cell table:formula="of:=[.P34]/[.H34]" office:value-type="percentage" office:value="0.00735988150233607" calcext:value-type="percentage">
            <text:p>0.74%</text:p>
          </table:table-cell>
          <table:table-cell table:formula="of:=[.Q34]/[.I34]" office:value-type="percentage" office:value="0.00650895509692462" calcext:value-type="percentage">
            <text:p>0.65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700551" calcext:value-type="float">
            <text:p>2,700,551</text:p>
          </table:table-cell>
          <table:table-cell office:value-type="float" office:value="2715911" calcext:value-type="float">
            <text:p>2,715,911</text:p>
          </table:table-cell>
          <table:table-cell office:value-type="float" office:value="2750123" calcext:value-type="float">
            <text:p>2,750,123</text:p>
          </table:table-cell>
          <table:table-cell office:value-type="float" office:value="2784231" calcext:value-type="float">
            <text:p>2,784,231</text:p>
          </table:table-cell>
          <table:table-cell office:value-type="float" office:value="2829377" calcext:value-type="float">
            <text:p>2,829,377</text:p>
          </table:table-cell>
          <table:table-cell office:value-type="float" office:value="2880661" calcext:value-type="float">
            <text:p>2,880,661</text:p>
          </table:table-cell>
          <table:table-cell office:value-type="float" office:value="2936812" calcext:value-type="float">
            <text:p>2,936,812</text:p>
          </table:table-cell>
          <table:table-cell office:value-type="float" office:value="2995548" calcext:value-type="float">
            <text:p>2,995,548</text:p>
          </table:table-cell>
          <table:table-cell office:value-type="float" office:value="2106" calcext:value-type="float">
            <text:p>2,106</text:p>
          </table:table-cell>
          <table:table-cell office:value-type="float" office:value="15360" calcext:value-type="float">
            <text:p>15,360</text:p>
          </table:table-cell>
          <table:table-cell office:value-type="float" office:value="34212" calcext:value-type="float">
            <text:p>34,212</text:p>
          </table:table-cell>
          <table:table-cell office:value-type="float" office:value="34108" calcext:value-type="float">
            <text:p>34,108</text:p>
          </table:table-cell>
          <table:table-cell office:value-type="float" office:value="45146" calcext:value-type="float">
            <text:p>45,146</text:p>
          </table:table-cell>
          <table:table-cell office:value-type="float" office:value="51284" calcext:value-type="float">
            <text:p>51,284</text:p>
          </table:table-cell>
          <table:table-cell office:value-type="float" office:value="56151" calcext:value-type="float">
            <text:p>56,151</text:p>
          </table:table-cell>
          <table:table-cell office:value-type="float" office:value="58785" calcext:value-type="float">
            <text:p>58,785</text:p>
          </table:table-cell>
          <table:table-cell table:formula="of:=[.J35]/[.B35]" office:value-type="percentage" office:value="0.000779840854699652" calcext:value-type="percentage">
            <text:p>0.08%</text:p>
          </table:table-cell>
          <table:table-cell table:formula="of:=[.K35]/[.C35]" office:value-type="percentage" office:value="0.00565556087809947" calcext:value-type="percentage">
            <text:p>0.57%</text:p>
          </table:table-cell>
          <table:table-cell table:formula="of:=[.L35]/[.D35]" office:value-type="percentage" office:value="0.0124401708578125" calcext:value-type="percentage">
            <text:p>1.24%</text:p>
          </table:table-cell>
          <table:table-cell table:formula="of:=[.M35]/[.E35]" office:value-type="percentage" office:value="0.0122504203135444" calcext:value-type="percentage">
            <text:p>1.23%</text:p>
          </table:table-cell>
          <table:table-cell table:formula="of:=[.N35]/[.F35]" office:value-type="percentage" office:value="0.0159561627877798" calcext:value-type="percentage">
            <text:p>1.60%</text:p>
          </table:table-cell>
          <table:table-cell table:formula="of:=[.O35]/[.G35]" office:value-type="percentage" office:value="0.0178028584411703" calcext:value-type="percentage">
            <text:p>1.78%</text:p>
          </table:table-cell>
          <table:table-cell table:formula="of:=[.P35]/[.H35]" office:value-type="percentage" office:value="0.0191197121232139" calcext:value-type="percentage">
            <text:p>1.91%</text:p>
          </table:table-cell>
          <table:table-cell table:formula="of:=[.Q35]/[.I35]" office:value-type="percentage" office:value="0.0196241221973409" calcext:value-type="percentage">
            <text:p>1.96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16470" calcext:value-type="float">
            <text:p>1,316,470</text:p>
          </table:table-cell>
          <table:table-cell office:value-type="float" office:value="1318115" calcext:value-type="float">
            <text:p>1,318,115</text:p>
          </table:table-cell>
          <table:table-cell office:value-type="float" office:value="1320692" calcext:value-type="float">
            <text:p>1,320,692</text:p>
          </table:table-cell>
          <table:table-cell office:value-type="float" office:value="1322391" calcext:value-type="float">
            <text:p>1,322,391</text:p>
          </table:table-cell>
          <table:table-cell office:value-type="float" office:value="1328452" calcext:value-type="float">
            <text:p>1,328,452</text:p>
          </table:table-cell>
          <table:table-cell office:value-type="float" office:value="1329902" calcext:value-type="float">
            <text:p>1,329,902</text:p>
          </table:table-cell>
          <table:table-cell office:value-type="float" office:value="1334782" calcext:value-type="float">
            <text:p>1,334,782</text:p>
          </table:table-cell>
          <table:table-cell office:value-type="float" office:value="1342560" calcext:value-type="float">
            <text:p>1,342,560</text:p>
          </table:table-cell>
          <table:table-cell office:value-type="float" office:value="240" calcext:value-type="float">
            <text:p>240</text:p>
          </table:table-cell>
          <table:table-cell office:value-type="float" office:value="1645" calcext:value-type="float">
            <text:p>1,645</text:p>
          </table:table-cell>
          <table:table-cell office:value-type="float" office:value="2577" calcext:value-type="float">
            <text:p>2,577</text:p>
          </table:table-cell>
          <table:table-cell office:value-type="float" office:value="1699" calcext:value-type="float">
            <text:p>1,699</text:p>
          </table:table-cell>
          <table:table-cell office:value-type="float" office:value="6061" calcext:value-type="float">
            <text:p>6,061</text:p>
          </table:table-cell>
          <table:table-cell office:value-type="float" office:value="1450" calcext:value-type="float">
            <text:p>1,450</text:p>
          </table:table-cell>
          <table:table-cell office:value-type="float" office:value="4880" calcext:value-type="float">
            <text:p>4,880</text:p>
          </table:table-cell>
          <table:table-cell office:value-type="float" office:value="7780" calcext:value-type="float">
            <text:p>7,780</text:p>
          </table:table-cell>
          <table:table-cell table:formula="of:=[.J36]/[.B36]" office:value-type="percentage" office:value="0.000182305711486019" calcext:value-type="percentage">
            <text:p>0.02%</text:p>
          </table:table-cell>
          <table:table-cell table:formula="of:=[.K36]/[.C36]" office:value-type="percentage" office:value="0.00124799429488322" calcext:value-type="percentage">
            <text:p>0.12%</text:p>
          </table:table-cell>
          <table:table-cell table:formula="of:=[.L36]/[.D36]" office:value-type="percentage" office:value="0.00195124979934761" calcext:value-type="percentage">
            <text:p>0.20%</text:p>
          </table:table-cell>
          <table:table-cell table:formula="of:=[.M36]/[.E36]" office:value-type="percentage" office:value="0.00128479398302015" calcext:value-type="percentage">
            <text:p>0.13%</text:p>
          </table:table-cell>
          <table:table-cell table:formula="of:=[.N36]/[.F36]" office:value-type="percentage" office:value="0.00456245314094901" calcext:value-type="percentage">
            <text:p>0.46%</text:p>
          </table:table-cell>
          <table:table-cell table:formula="of:=[.O36]/[.G36]" office:value-type="percentage" office:value="0.00109030590223941" calcext:value-type="percentage">
            <text:p>0.11%</text:p>
          </table:table-cell>
          <table:table-cell table:formula="of:=[.P36]/[.H36]" office:value-type="percentage" office:value="0.00365602772587584" calcext:value-type="percentage">
            <text:p>0.37%</text:p>
          </table:table-cell>
          <table:table-cell table:formula="of:=[.Q36]/[.I36]" office:value-type="percentage" office:value="0.00579489929686569" calcext:value-type="percentage">
            <text:p>0.58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791894" calcext:value-type="float">
            <text:p>8,791,894</text:p>
          </table:table-cell>
          <table:table-cell office:value-type="float" office:value="8832825" calcext:value-type="float">
            <text:p>8,832,825</text:p>
          </table:table-cell>
          <table:table-cell office:value-type="float" office:value="8870176" calcext:value-type="float">
            <text:p>8,870,176</text:p>
          </table:table-cell>
          <table:table-cell office:value-type="float" office:value="8901773" calcext:value-type="float">
            <text:p>8,901,773</text:p>
          </table:table-cell>
          <table:table-cell office:value-type="float" office:value="8931009" calcext:value-type="float">
            <text:p>8,931,009</text:p>
          </table:table-cell>
          <table:table-cell office:value-type="float" office:value="8947977" calcext:value-type="float">
            <text:p>8,947,977</text:p>
          </table:table-cell>
          <table:table-cell office:value-type="float" office:value="8966368" calcext:value-type="float">
            <text:p>8,966,368</text:p>
          </table:table-cell>
          <table:table-cell office:value-type="float" office:value="8993559" calcext:value-type="float">
            <text:p>8,993,559</text:p>
          </table:table-cell>
          <table:table-cell office:value-type="float" office:value="11755" calcext:value-type="float">
            <text:p>11,755</text:p>
          </table:table-cell>
          <table:table-cell office:value-type="float" office:value="40931" calcext:value-type="float">
            <text:p>40,931</text:p>
          </table:table-cell>
          <table:table-cell office:value-type="float" office:value="37351" calcext:value-type="float">
            <text:p>37,351</text:p>
          </table:table-cell>
          <table:table-cell office:value-type="float" office:value="31597" calcext:value-type="float">
            <text:p>31,597</text:p>
          </table:table-cell>
          <table:table-cell office:value-type="float" office:value="29236" calcext:value-type="float">
            <text:p>29,236</text:p>
          </table:table-cell>
          <table:table-cell office:value-type="float" office:value="16968" calcext:value-type="float">
            <text:p>16,968</text:p>
          </table:table-cell>
          <table:table-cell office:value-type="float" office:value="18391" calcext:value-type="float">
            <text:p>18,391</text:p>
          </table:table-cell>
          <table:table-cell office:value-type="float" office:value="27228" calcext:value-type="float">
            <text:p>27,228</text:p>
          </table:table-cell>
          <table:table-cell table:formula="of:=[.J37]/[.B37]" office:value-type="percentage" office:value="0.00133702703877003" calcext:value-type="percentage">
            <text:p>0.13%</text:p>
          </table:table-cell>
          <table:table-cell table:formula="of:=[.K37]/[.C37]" office:value-type="percentage" office:value="0.00463396478476592" calcext:value-type="percentage">
            <text:p>0.46%</text:p>
          </table:table-cell>
          <table:table-cell table:formula="of:=[.L37]/[.D37]" office:value-type="percentage" office:value="0.00421085218602201" calcext:value-type="percentage">
            <text:p>0.42%</text:p>
          </table:table-cell>
          <table:table-cell table:formula="of:=[.M37]/[.E37]" office:value-type="percentage" office:value="0.00354951760733508" calcext:value-type="percentage">
            <text:p>0.35%</text:p>
          </table:table-cell>
          <table:table-cell table:formula="of:=[.N37]/[.F37]" office:value-type="percentage" office:value="0.00327353829785638" calcext:value-type="percentage">
            <text:p>0.33%</text:p>
          </table:table-cell>
          <table:table-cell table:formula="of:=[.O37]/[.G37]" office:value-type="percentage" office:value="0.00189629454791848" calcext:value-type="percentage">
            <text:p>0.19%</text:p>
          </table:table-cell>
          <table:table-cell table:formula="of:=[.P37]/[.H37]" office:value-type="percentage" office:value="0.00205110921166742" calcext:value-type="percentage">
            <text:p>0.21%</text:p>
          </table:table-cell>
          <table:table-cell table:formula="of:=[.Q37]/[.I37]" office:value-type="percentage" office:value="0.00302750001417681" calcext:value-type="percentage">
            <text:p>0.3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059179" calcext:value-type="float">
            <text:p>2,059,179</text:p>
          </table:table-cell>
          <table:table-cell office:value-type="float" office:value="2072281" calcext:value-type="float">
            <text:p>2,072,281</text:p>
          </table:table-cell>
          <table:table-cell office:value-type="float" office:value="2078112" calcext:value-type="float">
            <text:p>2,078,112</text:p>
          </table:table-cell>
          <table:table-cell office:value-type="float" office:value="2079679" calcext:value-type="float">
            <text:p>2,079,679</text:p>
          </table:table-cell>
          <table:table-cell office:value-type="float" office:value="2077730" calcext:value-type="float">
            <text:p>2,077,730</text:p>
          </table:table-cell>
          <table:table-cell office:value-type="float" office:value="2076790" calcext:value-type="float">
            <text:p>2,076,790</text:p>
          </table:table-cell>
          <table:table-cell office:value-type="float" office:value="2079949" calcext:value-type="float">
            <text:p>2,079,949</text:p>
          </table:table-cell>
          <table:table-cell office:value-type="float" office:value="2082580" calcext:value-type="float">
            <text:p>2,082,580</text:p>
          </table:table-cell>
          <table:table-cell office:value-type="float" office:value="5400" calcext:value-type="float">
            <text:p>5,400</text:p>
          </table:table-cell>
          <table:table-cell office:value-type="float" office:value="13102" calcext:value-type="float">
            <text:p>13,102</text:p>
          </table:table-cell>
          <table:table-cell office:value-type="float" office:value="5831" calcext:value-type="float">
            <text:p>5,831</text:p>
          </table:table-cell>
          <table:table-cell office:value-type="float" office:value="1567" calcext:value-type="float">
            <text:p>1,567</text:p>
          </table:table-cell>
          <table:table-cell office:value-type="float" office:value="-1949" calcext:value-type="float">
            <text:p>-1,949</text:p>
          </table:table-cell>
          <table:table-cell office:value-type="float" office:value="-940" calcext:value-type="float">
            <text:p>-940</text:p>
          </table:table-cell>
          <table:table-cell office:value-type="float" office:value="3159" calcext:value-type="float">
            <text:p>3,159</text:p>
          </table:table-cell>
          <table:table-cell office:value-type="float" office:value="2638" calcext:value-type="float">
            <text:p>2,638</text:p>
          </table:table-cell>
          <table:table-cell table:formula="of:=[.J38]/[.B38]" office:value-type="percentage" office:value="0.00262240436601189" calcext:value-type="percentage">
            <text:p>0.26%</text:p>
          </table:table-cell>
          <table:table-cell table:formula="of:=[.K38]/[.C38]" office:value-type="percentage" office:value="0.00632250162984653" calcext:value-type="percentage">
            <text:p>0.63%</text:p>
          </table:table-cell>
          <table:table-cell table:formula="of:=[.L38]/[.D38]" office:value-type="percentage" office:value="0.00280591228961673" calcext:value-type="percentage">
            <text:p>0.28%</text:p>
          </table:table-cell>
          <table:table-cell table:formula="of:=[.M38]/[.E38]" office:value-type="percentage" office:value="0.000753481667122666" calcext:value-type="percentage">
            <text:p>0.08%</text:p>
          </table:table-cell>
          <table:table-cell table:formula="of:=[.N38]/[.F38]" office:value-type="percentage" office:value="-0.000938042960346147" calcext:value-type="percentage">
            <text:p>-0.09%</text:p>
          </table:table-cell>
          <table:table-cell table:formula="of:=[.O38]/[.G38]" office:value-type="percentage" office:value="-0.000452621593902128" calcext:value-type="percentage">
            <text:p>-0.05%</text:p>
          </table:table-cell>
          <table:table-cell table:formula="of:=[.P38]/[.H38]" office:value-type="percentage" office:value="0.00151878723949481" calcext:value-type="percentage">
            <text:p>0.15%</text:p>
          </table:table-cell>
          <table:table-cell table:formula="of:=[.Q38]/[.I38]" office:value-type="percentage" office:value="0.00126669803801054" calcext:value-type="percentage">
            <text:p>0.13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378102" calcext:value-type="float">
            <text:p>19,378,102</text:p>
          </table:table-cell>
          <table:table-cell office:value-type="float" office:value="19499120" calcext:value-type="float">
            <text:p>19,499,120</text:p>
          </table:table-cell>
          <table:table-cell office:value-type="float" office:value="19598019" calcext:value-type="float">
            <text:p>19,598,019</text:p>
          </table:table-cell>
          <table:table-cell office:value-type="float" office:value="19685002" calcext:value-type="float">
            <text:p>19,685,002</text:p>
          </table:table-cell>
          <table:table-cell office:value-type="float" office:value="19745983" calcext:value-type="float">
            <text:p>19,745,983</text:p>
          </table:table-cell>
          <table:table-cell office:value-type="float" office:value="19791686" calcext:value-type="float">
            <text:p>19,791,686</text:p>
          </table:table-cell>
          <table:table-cell office:value-type="float" office:value="19808601" calcext:value-type="float">
            <text:p>19,808,601</text:p>
          </table:table-cell>
          <table:table-cell office:value-type="float" office:value="19821696" calcext:value-type="float">
            <text:p>19,821,696</text:p>
          </table:table-cell>
          <table:table-cell office:value-type="float" office:value="27075" calcext:value-type="float">
            <text:p>27,075</text:p>
          </table:table-cell>
          <table:table-cell office:value-type="float" office:value="121018" calcext:value-type="float">
            <text:p>121,018</text:p>
          </table:table-cell>
          <table:table-cell office:value-type="float" office:value="98899" calcext:value-type="float">
            <text:p>98,899</text:p>
          </table:table-cell>
          <table:table-cell office:value-type="float" office:value="86983" calcext:value-type="float">
            <text:p>86,983</text:p>
          </table:table-cell>
          <table:table-cell office:value-type="float" office:value="60981" calcext:value-type="float">
            <text:p>60,981</text:p>
          </table:table-cell>
          <table:table-cell office:value-type="float" office:value="45703" calcext:value-type="float">
            <text:p>45,703</text:p>
          </table:table-cell>
          <table:table-cell office:value-type="float" office:value="16915" calcext:value-type="float">
            <text:p>16,915</text:p>
          </table:table-cell>
          <table:table-cell office:value-type="float" office:value="13113" calcext:value-type="float">
            <text:p>13,113</text:p>
          </table:table-cell>
          <table:table-cell table:formula="of:=[.J39]/[.B39]" office:value-type="percentage" office:value="0.00139719565930657" calcext:value-type="percentage">
            <text:p>0.14%</text:p>
          </table:table-cell>
          <table:table-cell table:formula="of:=[.K39]/[.C39]" office:value-type="percentage" office:value="0.00620633136264611" calcext:value-type="percentage">
            <text:p>0.62%</text:p>
          </table:table-cell>
          <table:table-cell table:formula="of:=[.L39]/[.D39]" office:value-type="percentage" office:value="0.00504637739151085" calcext:value-type="percentage">
            <text:p>0.50%</text:p>
          </table:table-cell>
          <table:table-cell table:formula="of:=[.M39]/[.E39]" office:value-type="percentage" office:value="0.00441874478854511" calcext:value-type="percentage">
            <text:p>0.44%</text:p>
          </table:table-cell>
          <table:table-cell table:formula="of:=[.N39]/[.F39]" office:value-type="percentage" office:value="0.0030882737010358" calcext:value-type="percentage">
            <text:p>0.31%</text:p>
          </table:table-cell>
          <table:table-cell table:formula="of:=[.O39]/[.G39]" office:value-type="percentage" office:value="0.00230920195480062" calcext:value-type="percentage">
            <text:p>0.23%</text:p>
          </table:table-cell>
          <table:table-cell table:formula="of:=[.P39]/[.H39]" office:value-type="percentage" office:value="0.00085392199075543" calcext:value-type="percentage">
            <text:p>0.09%</text:p>
          </table:table-cell>
          <table:table-cell table:formula="of:=[.Q39]/[.I39]" office:value-type="percentage" office:value="0.000661547831224937" calcext:value-type="percentage">
            <text:p>0.0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9535483" calcext:value-type="float">
            <text:p>9,535,483</text:p>
          </table:table-cell>
          <table:table-cell office:value-type="float" office:value="9623817" calcext:value-type="float">
            <text:p>9,623,817</text:p>
          </table:table-cell>
          <table:table-cell office:value-type="float" office:value="9715802" calcext:value-type="float">
            <text:p>9,715,802</text:p>
          </table:table-cell>
          <table:table-cell office:value-type="float" office:value="9809932" calcext:value-type="float">
            <text:p>9,809,932</text:p>
          </table:table-cell>
          <table:table-cell office:value-type="float" office:value="9900910" calcext:value-type="float">
            <text:p>9,900,910</text:p>
          </table:table-cell>
          <table:table-cell office:value-type="float" office:value="10001112" calcext:value-type="float">
            <text:p>10,001,112</text:p>
          </table:table-cell>
          <table:table-cell office:value-type="float" office:value="10115567" calcext:value-type="float">
            <text:p>10,115,567</text:p>
          </table:table-cell>
          <table:table-cell office:value-type="float" office:value="10231824" calcext:value-type="float">
            <text:p>10,231,824</text:p>
          </table:table-cell>
          <table:table-cell office:value-type="float" office:value="38526" calcext:value-type="float">
            <text:p>38,526</text:p>
          </table:table-cell>
          <table:table-cell office:value-type="float" office:value="88334" calcext:value-type="float">
            <text:p>88,334</text:p>
          </table:table-cell>
          <table:table-cell office:value-type="float" office:value="91985" calcext:value-type="float">
            <text:p>91,985</text:p>
          </table:table-cell>
          <table:table-cell office:value-type="float" office:value="94130" calcext:value-type="float">
            <text:p>94,130</text:p>
          </table:table-cell>
          <table:table-cell office:value-type="float" office:value="90978" calcext:value-type="float">
            <text:p>90,978</text:p>
          </table:table-cell>
          <table:table-cell office:value-type="float" office:value="100202" calcext:value-type="float">
            <text:p>100,202</text:p>
          </table:table-cell>
          <table:table-cell office:value-type="float" office:value="114455" calcext:value-type="float">
            <text:p>114,455</text:p>
          </table:table-cell>
          <table:table-cell office:value-type="float" office:value="116730" calcext:value-type="float">
            <text:p>116,730</text:p>
          </table:table-cell>
          <table:table-cell table:formula="of:=[.J40]/[.B40]" office:value-type="percentage" office:value="0.004040277770932" calcext:value-type="percentage">
            <text:p>0.40%</text:p>
          </table:table-cell>
          <table:table-cell table:formula="of:=[.K40]/[.C40]" office:value-type="percentage" office:value="0.00917868658558241" calcext:value-type="percentage">
            <text:p>0.92%</text:p>
          </table:table-cell>
          <table:table-cell table:formula="of:=[.L40]/[.D40]" office:value-type="percentage" office:value="0.00946756634192422" calcext:value-type="percentage">
            <text:p>0.95%</text:p>
          </table:table-cell>
          <table:table-cell table:formula="of:=[.M40]/[.E40]" office:value-type="percentage" office:value="0.00959537741953767" calcext:value-type="percentage">
            <text:p>0.96%</text:p>
          </table:table-cell>
          <table:table-cell table:formula="of:=[.N40]/[.F40]" office:value-type="percentage" office:value="0.00918885233781541" calcext:value-type="percentage">
            <text:p>0.92%</text:p>
          </table:table-cell>
          <table:table-cell table:formula="of:=[.O40]/[.G40]" office:value-type="percentage" office:value="0.0100190858776504" calcext:value-type="percentage">
            <text:p>1.00%</text:p>
          </table:table-cell>
          <table:table-cell table:formula="of:=[.P40]/[.H40]" office:value-type="percentage" office:value="0.0113147389563037" calcext:value-type="percentage">
            <text:p>1.13%</text:p>
          </table:table-cell>
          <table:table-cell table:formula="of:=[.Q40]/[.I40]" office:value-type="percentage" office:value="0.0114085230551268" calcext:value-type="percentage">
            <text:p>1.1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672591" calcext:value-type="float">
            <text:p>672,591</text:p>
          </table:table-cell>
          <table:table-cell office:value-type="float" office:value="682874" calcext:value-type="float">
            <text:p>682,874</text:p>
          </table:table-cell>
          <table:table-cell office:value-type="float" office:value="699376" calcext:value-type="float">
            <text:p>699,376</text:p>
          </table:table-cell>
          <table:table-cell office:value-type="float" office:value="720843" calcext:value-type="float">
            <text:p>720,843</text:p>
          </table:table-cell>
          <table:table-cell office:value-type="float" office:value="736548" calcext:value-type="float">
            <text:p>736,548</text:p>
          </table:table-cell>
          <table:table-cell office:value-type="float" office:value="752702" calcext:value-type="float">
            <text:p>752,702</text:p>
          </table:table-cell>
          <table:table-cell office:value-type="float" office:value="753390" calcext:value-type="float">
            <text:p>753,390</text:p>
          </table:table-cell>
          <table:table-cell office:value-type="float" office:value="753235" calcext:value-type="float">
            <text:p>753,235</text:p>
          </table:table-cell>
          <table:table-cell office:value-type="float" office:value="1933" calcext:value-type="float">
            <text:p>1,933</text:p>
          </table:table-cell>
          <table:table-cell office:value-type="float" office:value="10283" calcext:value-type="float">
            <text:p>10,283</text:p>
          </table:table-cell>
          <table:table-cell office:value-type="float" office:value="16502" calcext:value-type="float">
            <text:p>16,502</text:p>
          </table:table-cell>
          <table:table-cell office:value-type="float" office:value="21467" calcext:value-type="float">
            <text:p>21,467</text:p>
          </table:table-cell>
          <table:table-cell office:value-type="float" office:value="15705" calcext:value-type="float">
            <text:p>15,705</text:p>
          </table:table-cell>
          <table:table-cell office:value-type="float" office:value="16154" calcext:value-type="float">
            <text:p>16,154</text:p>
          </table:table-cell>
          <table:table-cell office:value-type="float" office:value="688" calcext:value-type="float">
            <text:p>688</text:p>
          </table:table-cell>
          <table:table-cell office:value-type="float" office:value="-155" calcext:value-type="float">
            <text:p>-155</text:p>
          </table:table-cell>
          <table:table-cell table:formula="of:=[.J41]/[.B41]" office:value-type="percentage" office:value="0.00287396054957619" calcext:value-type="percentage">
            <text:p>0.29%</text:p>
          </table:table-cell>
          <table:table-cell table:formula="of:=[.K41]/[.C41]" office:value-type="percentage" office:value="0.0150584148759508" calcext:value-type="percentage">
            <text:p>1.51%</text:p>
          </table:table-cell>
          <table:table-cell table:formula="of:=[.L41]/[.D41]" office:value-type="percentage" office:value="0.0235953192560225" calcext:value-type="percentage">
            <text:p>2.36%</text:p>
          </table:table-cell>
          <table:table-cell table:formula="of:=[.M41]/[.E41]" office:value-type="percentage" office:value="0.0297804098812085" calcext:value-type="percentage">
            <text:p>2.98%</text:p>
          </table:table-cell>
          <table:table-cell table:formula="of:=[.N41]/[.F41]" office:value-type="percentage" office:value="0.0213224392707604" calcext:value-type="percentage">
            <text:p>2.13%</text:p>
          </table:table-cell>
          <table:table-cell table:formula="of:=[.O41]/[.G41]" office:value-type="percentage" office:value="0.0214613485815103" calcext:value-type="percentage">
            <text:p>2.15%</text:p>
          </table:table-cell>
          <table:table-cell table:formula="of:=[.P41]/[.H41]" office:value-type="percentage" office:value="0.000913205643823252" calcext:value-type="percentage">
            <text:p>0.09%</text:p>
          </table:table-cell>
          <table:table-cell table:formula="of:=[.Q41]/[.I41]" office:value-type="percentage" office:value="-0.000205779072932086" calcext:value-type="percentage">
            <text:p>-0.02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1536504" calcext:value-type="float">
            <text:p>11,536,504</text:p>
          </table:table-cell>
          <table:table-cell office:value-type="float" office:value="11540553" calcext:value-type="float">
            <text:p>11,540,553</text:p>
          </table:table-cell>
          <table:table-cell office:value-type="float" office:value="11544189" calcext:value-type="float">
            <text:p>11,544,189</text:p>
          </table:table-cell>
          <table:table-cell office:value-type="float" office:value="11565060" calcext:value-type="float">
            <text:p>11,565,060</text:p>
          </table:table-cell>
          <table:table-cell office:value-type="float" office:value="11590950" calcext:value-type="float">
            <text:p>11,590,950</text:p>
          </table:table-cell>
          <table:table-cell office:value-type="float" office:value="11603233" calcext:value-type="float">
            <text:p>11,603,233</text:p>
          </table:table-cell>
          <table:table-cell office:value-type="float" office:value="11619756" calcext:value-type="float">
            <text:p>11,619,756</text:p>
          </table:table-cell>
          <table:table-cell office:value-type="float" office:value="11655802" calcext:value-type="float">
            <text:p>11,655,802</text:p>
          </table:table-cell>
          <table:table-cell office:value-type="float" office:value="2552" calcext:value-type="float">
            <text:p>2,552</text:p>
          </table:table-cell>
          <table:table-cell office:value-type="float" office:value="4049" calcext:value-type="float">
            <text:p>4,049</text:p>
          </table:table-cell>
          <table:table-cell office:value-type="float" office:value="3636" calcext:value-type="float">
            <text:p>3,636</text:p>
          </table:table-cell>
          <table:table-cell office:value-type="float" office:value="20871" calcext:value-type="float">
            <text:p>20,871</text:p>
          </table:table-cell>
          <table:table-cell office:value-type="float" office:value="25890" calcext:value-type="float">
            <text:p>25,890</text:p>
          </table:table-cell>
          <table:table-cell office:value-type="float" office:value="12283" calcext:value-type="float">
            <text:p>12,283</text:p>
          </table:table-cell>
          <table:table-cell office:value-type="float" office:value="16523" calcext:value-type="float">
            <text:p>16,523</text:p>
          </table:table-cell>
          <table:table-cell office:value-type="float" office:value="36055" calcext:value-type="float">
            <text:p>36,055</text:p>
          </table:table-cell>
          <table:table-cell table:formula="of:=[.J42]/[.B42]" office:value-type="percentage" office:value="0.000221210862493525" calcext:value-type="percentage">
            <text:p>0.02%</text:p>
          </table:table-cell>
          <table:table-cell table:formula="of:=[.K42]/[.C42]" office:value-type="percentage" office:value="0.000350849738309767" calcext:value-type="percentage">
            <text:p>0.04%</text:p>
          </table:table-cell>
          <table:table-cell table:formula="of:=[.L42]/[.D42]" office:value-type="percentage" office:value="0.000314963658339273" calcext:value-type="percentage">
            <text:p>0.03%</text:p>
          </table:table-cell>
          <table:table-cell table:formula="of:=[.M42]/[.E42]" office:value-type="percentage" office:value="0.00180465989800312" calcext:value-type="percentage">
            <text:p>0.18%</text:p>
          </table:table-cell>
          <table:table-cell table:formula="of:=[.N42]/[.F42]" office:value-type="percentage" office:value="0.00223363917539115" calcext:value-type="percentage">
            <text:p>0.22%</text:p>
          </table:table-cell>
          <table:table-cell table:formula="of:=[.O42]/[.G42]" office:value-type="percentage" office:value="0.00105858427560663" calcext:value-type="percentage">
            <text:p>0.11%</text:p>
          </table:table-cell>
          <table:table-cell table:formula="of:=[.P42]/[.H42]" office:value-type="percentage" office:value="0.00142197478157028" calcext:value-type="percentage">
            <text:p>0.14%</text:p>
          </table:table-cell>
          <table:table-cell table:formula="of:=[.Q42]/[.I42]" office:value-type="percentage" office:value="0.00309330923775129" calcext:value-type="percentage">
            <text:p>0.31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751351" calcext:value-type="float">
            <text:p>3,751,351</text:p>
          </table:table-cell>
          <table:table-cell office:value-type="float" office:value="3776998" calcext:value-type="float">
            <text:p>3,776,998</text:p>
          </table:table-cell>
          <table:table-cell office:value-type="float" office:value="3806999" calcext:value-type="float">
            <text:p>3,806,999</text:p>
          </table:table-cell>
          <table:table-cell office:value-type="float" office:value="3841466" calcext:value-type="float">
            <text:p>3,841,466</text:p>
          </table:table-cell>
          <table:table-cell office:value-type="float" office:value="3866579" calcext:value-type="float">
            <text:p>3,866,579</text:p>
          </table:table-cell>
          <table:table-cell office:value-type="float" office:value="3895860" calcext:value-type="float">
            <text:p>3,895,860</text:p>
          </table:table-cell>
          <table:table-cell office:value-type="float" office:value="3912677" calcext:value-type="float">
            <text:p>3,912,677</text:p>
          </table:table-cell>
          <table:table-cell office:value-type="float" office:value="3922313" calcext:value-type="float">
            <text:p>3,922,313</text:p>
          </table:table-cell>
          <table:table-cell office:value-type="float" office:value="7931" calcext:value-type="float">
            <text:p>7,931</text:p>
          </table:table-cell>
          <table:table-cell office:value-type="float" office:value="25647" calcext:value-type="float">
            <text:p>25,647</text:p>
          </table:table-cell>
          <table:table-cell office:value-type="float" office:value="30001" calcext:value-type="float">
            <text:p>30,001</text:p>
          </table:table-cell>
          <table:table-cell office:value-type="float" office:value="34467" calcext:value-type="float">
            <text:p>34,467</text:p>
          </table:table-cell>
          <table:table-cell office:value-type="float" office:value="25113" calcext:value-type="float">
            <text:p>25,113</text:p>
          </table:table-cell>
          <table:table-cell office:value-type="float" office:value="29281" calcext:value-type="float">
            <text:p>29,281</text:p>
          </table:table-cell>
          <table:table-cell office:value-type="float" office:value="16817" calcext:value-type="float">
            <text:p>16,817</text:p>
          </table:table-cell>
          <table:table-cell office:value-type="float" office:value="9657" calcext:value-type="float">
            <text:p>9,657</text:p>
          </table:table-cell>
          <table:table-cell table:formula="of:=[.J43]/[.B43]" office:value-type="percentage" office:value="0.00211417166775383" calcext:value-type="percentage">
            <text:p>0.21%</text:p>
          </table:table-cell>
          <table:table-cell table:formula="of:=[.K43]/[.C43]" office:value-type="percentage" office:value="0.00679031336527051" calcext:value-type="percentage">
            <text:p>0.68%</text:p>
          </table:table-cell>
          <table:table-cell table:formula="of:=[.L43]/[.D43]" office:value-type="percentage" office:value="0.00788048539019842" calcext:value-type="percentage">
            <text:p>0.79%</text:p>
          </table:table-cell>
          <table:table-cell table:formula="of:=[.M43]/[.E43]" office:value-type="percentage" office:value="0.00897235586622399" calcext:value-type="percentage">
            <text:p>0.90%</text:p>
          </table:table-cell>
          <table:table-cell table:formula="of:=[.N43]/[.F43]" office:value-type="percentage" office:value="0.006494888634113" calcext:value-type="percentage">
            <text:p>0.65%</text:p>
          </table:table-cell>
          <table:table-cell table:formula="of:=[.O43]/[.G43]" office:value-type="percentage" office:value="0.00751592716370712" calcext:value-type="percentage">
            <text:p>0.75%</text:p>
          </table:table-cell>
          <table:table-cell table:formula="of:=[.P43]/[.H43]" office:value-type="percentage" office:value="0.00429808031687768" calcext:value-type="percentage">
            <text:p>0.43%</text:p>
          </table:table-cell>
          <table:table-cell table:formula="of:=[.Q43]/[.I43]" office:value-type="percentage" office:value="0.00246206766262662" calcext:value-type="percentage">
            <text:p>0.25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3831074" calcext:value-type="float">
            <text:p>3,831,074</text:p>
          </table:table-cell>
          <table:table-cell office:value-type="float" office:value="3859801" calcext:value-type="float">
            <text:p>3,859,801</text:p>
          </table:table-cell>
          <table:table-cell office:value-type="float" office:value="3887832" calcext:value-type="float">
            <text:p>3,887,832</text:p>
          </table:table-cell>
          <table:table-cell office:value-type="float" office:value="3913536" calcext:value-type="float">
            <text:p>3,913,536</text:p>
          </table:table-cell>
          <table:table-cell office:value-type="float" office:value="3954481" calcext:value-type="float">
            <text:p>3,954,481</text:p>
          </table:table-cell>
          <table:table-cell office:value-type="float" office:value="4010257" calcext:value-type="float">
            <text:p>4,010,257</text:p>
          </table:table-cell>
          <table:table-cell office:value-type="float" office:value="4079601" calcext:value-type="float">
            <text:p>4,079,601</text:p>
          </table:table-cell>
          <table:table-cell office:value-type="float" office:value="4136299" calcext:value-type="float">
            <text:p>4,136,299</text:p>
          </table:table-cell>
          <table:table-cell office:value-type="float" office:value="6001" calcext:value-type="float">
            <text:p>6,001</text:p>
          </table:table-cell>
          <table:table-cell office:value-type="float" office:value="28727" calcext:value-type="float">
            <text:p>28,727</text:p>
          </table:table-cell>
          <table:table-cell office:value-type="float" office:value="28031" calcext:value-type="float">
            <text:p>28,031</text:p>
          </table:table-cell>
          <table:table-cell office:value-type="float" office:value="25704" calcext:value-type="float">
            <text:p>25,704</text:p>
          </table:table-cell>
          <table:table-cell office:value-type="float" office:value="40945" calcext:value-type="float">
            <text:p>40,945</text:p>
          </table:table-cell>
          <table:table-cell office:value-type="float" office:value="55776" calcext:value-type="float">
            <text:p>55,776</text:p>
          </table:table-cell>
          <table:table-cell office:value-type="float" office:value="69344" calcext:value-type="float">
            <text:p>69,344</text:p>
          </table:table-cell>
          <table:table-cell office:value-type="float" office:value="56787" calcext:value-type="float">
            <text:p>56,787</text:p>
          </table:table-cell>
          <table:table-cell table:formula="of:=[.J44]/[.B44]" office:value-type="percentage" office:value="0.00156640148428352" calcext:value-type="percentage">
            <text:p>0.16%</text:p>
          </table:table-cell>
          <table:table-cell table:formula="of:=[.K44]/[.C44]" office:value-type="percentage" office:value="0.00744261167868499" calcext:value-type="percentage">
            <text:p>0.74%</text:p>
          </table:table-cell>
          <table:table-cell table:formula="of:=[.L44]/[.D44]" office:value-type="percentage" office:value="0.00720993088178707" calcext:value-type="percentage">
            <text:p>0.72%</text:p>
          </table:table-cell>
          <table:table-cell table:formula="of:=[.M44]/[.E44]" office:value-type="percentage" office:value="0.00656797331109258" calcext:value-type="percentage">
            <text:p>0.66%</text:p>
          </table:table-cell>
          <table:table-cell table:formula="of:=[.N44]/[.F44]" office:value-type="percentage" office:value="0.0103540768055277" calcext:value-type="percentage">
            <text:p>1.04%</text:p>
          </table:table-cell>
          <table:table-cell table:formula="of:=[.O44]/[.G44]" office:value-type="percentage" office:value="0.0139083355505645" calcext:value-type="percentage">
            <text:p>1.39%</text:p>
          </table:table-cell>
          <table:table-cell table:formula="of:=[.P44]/[.H44]" office:value-type="percentage" office:value="0.0169977407104273" calcext:value-type="percentage">
            <text:p>1.70%</text:p>
          </table:table-cell>
          <table:table-cell table:formula="of:=[.Q44]/[.I44]" office:value-type="percentage" office:value="0.0137289398082682" calcext:value-type="percentage">
            <text:p>1.3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2702379" calcext:value-type="float">
            <text:p>12,702,379</text:p>
          </table:table-cell>
          <table:table-cell office:value-type="float" office:value="12734105" calcext:value-type="float">
            <text:p>12,734,105</text:p>
          </table:table-cell>
          <table:table-cell office:value-type="float" office:value="12759311" calcext:value-type="float">
            <text:p>12,759,311</text:p>
          </table:table-cell>
          <table:table-cell office:value-type="float" office:value="12769720" calcext:value-type="float">
            <text:p>12,769,720</text:p>
          </table:table-cell>
          <table:table-cell office:value-type="float" office:value="12781603" calcext:value-type="float">
            <text:p>12,781,603</text:p>
          </table:table-cell>
          <table:table-cell office:value-type="float" office:value="12782385" calcext:value-type="float">
            <text:p>12,782,385</text:p>
          </table:table-cell>
          <table:table-cell office:value-type="float" office:value="12778349" calcext:value-type="float">
            <text:p>12,778,349</text:p>
          </table:table-cell>
          <table:table-cell office:value-type="float" office:value="12796788" calcext:value-type="float">
            <text:p>12,796,788</text:p>
          </table:table-cell>
          <table:table-cell office:value-type="float" office:value="8206" calcext:value-type="float">
            <text:p>8,206</text:p>
          </table:table-cell>
          <table:table-cell office:value-type="float" office:value="31726" calcext:value-type="float">
            <text:p>31,726</text:p>
          </table:table-cell>
          <table:table-cell office:value-type="float" office:value="25206" calcext:value-type="float">
            <text:p>25,206</text:p>
          </table:table-cell>
          <table:table-cell office:value-type="float" office:value="10409" calcext:value-type="float">
            <text:p>10,409</text:p>
          </table:table-cell>
          <table:table-cell office:value-type="float" office:value="11883" calcext:value-type="float">
            <text:p>11,883</text:p>
          </table:table-cell>
          <table:table-cell office:value-type="float" office:value="782" calcext:value-type="float">
            <text:p>782</text:p>
          </table:table-cell>
          <table:table-cell office:value-type="float" office:value="-4036" calcext:value-type="float">
            <text:p>-4,036</text:p>
          </table:table-cell>
          <table:table-cell office:value-type="float" office:value="18452" calcext:value-type="float">
            <text:p>18,452</text:p>
          </table:table-cell>
          <table:table-cell table:formula="of:=[.J45]/[.B45]" office:value-type="percentage" office:value="0.000646020717851357" calcext:value-type="percentage">
            <text:p>0.06%</text:p>
          </table:table-cell>
          <table:table-cell table:formula="of:=[.K45]/[.C45]" office:value-type="percentage" office:value="0.0024914196953771" calcext:value-type="percentage">
            <text:p>0.25%</text:p>
          </table:table-cell>
          <table:table-cell table:formula="of:=[.L45]/[.D45]" office:value-type="percentage" office:value="0.00197549852025709" calcext:value-type="percentage">
            <text:p>0.20%</text:p>
          </table:table-cell>
          <table:table-cell table:formula="of:=[.M45]/[.E45]" office:value-type="percentage" office:value="0.000815131420266067" calcext:value-type="percentage">
            <text:p>0.08%</text:p>
          </table:table-cell>
          <table:table-cell table:formula="of:=[.N45]/[.F45]" office:value-type="percentage" office:value="0.000929695594519717" calcext:value-type="percentage">
            <text:p>0.09%</text:p>
          </table:table-cell>
          <table:table-cell table:formula="of:=[.O45]/[.G45]" office:value-type="percentage" office:value="0.0000611779413622732" calcext:value-type="percentage">
            <text:p>0.01%</text:p>
          </table:table-cell>
          <table:table-cell table:formula="of:=[.P45]/[.H45]" office:value-type="percentage" office:value="-0.000315846749842253" calcext:value-type="percentage">
            <text:p>-0.03%</text:p>
          </table:table-cell>
          <table:table-cell table:formula="of:=[.Q45]/[.I45]" office:value-type="percentage" office:value="0.00144192433288728" calcext:value-type="percentage">
            <text:p>0.1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2567" calcext:value-type="float">
            <text:p>1,052,567</text:p>
          </table:table-cell>
          <table:table-cell office:value-type="float" office:value="1051553" calcext:value-type="float">
            <text:p>1,051,553</text:p>
          </table:table-cell>
          <table:table-cell office:value-type="float" office:value="1052159" calcext:value-type="float">
            <text:p>1,052,159</text:p>
          </table:table-cell>
          <table:table-cell office:value-type="float" office:value="1052182" calcext:value-type="float">
            <text:p>1,052,182</text:p>
          </table:table-cell>
          <table:table-cell office:value-type="float" office:value="1054179" calcext:value-type="float">
            <text:p>1,054,179</text:p>
          </table:table-cell>
          <table:table-cell office:value-type="float" office:value="1055312" calcext:value-type="float">
            <text:p>1,055,312</text:p>
          </table:table-cell>
          <table:table-cell office:value-type="float" office:value="1056961" calcext:value-type="float">
            <text:p>1,056,961</text:p>
          </table:table-cell>
          <table:table-cell office:value-type="float" office:value="1059033" calcext:value-type="float">
            <text:p>1,059,033</text:p>
          </table:table-cell>
          <table:table-cell office:value-type="float" office:value="224" calcext:value-type="float">
            <text:p>224</text:p>
          </table:table-cell>
          <table:table-cell office:value-type="float" office:value="-1014" calcext:value-type="float">
            <text:p>-1,014</text:p>
          </table:table-cell>
          <table:table-cell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float" office:value="1997" calcext:value-type="float">
            <text:p>1,997</text:p>
          </table:table-cell>
          <table:table-cell office:value-type="float" office:value="1133" calcext:value-type="float">
            <text:p>1,133</text:p>
          </table:table-cell>
          <table:table-cell office:value-type="float" office:value="1649" calcext:value-type="float">
            <text:p>1,649</text:p>
          </table:table-cell>
          <table:table-cell office:value-type="float" office:value="2073" calcext:value-type="float">
            <text:p>2,073</text:p>
          </table:table-cell>
          <table:table-cell table:formula="of:=[.J46]/[.B46]" office:value-type="percentage" office:value="0.000212813056080991" calcext:value-type="percentage">
            <text:p>0.02%</text:p>
          </table:table-cell>
          <table:table-cell table:formula="of:=[.K46]/[.C46]" office:value-type="percentage" office:value="-0.000964288057758382" calcext:value-type="percentage">
            <text:p>-0.10%</text:p>
          </table:table-cell>
          <table:table-cell table:formula="of:=[.L46]/[.D46]" office:value-type="percentage" office:value="0.000575958576602966" calcext:value-type="percentage">
            <text:p>0.06%</text:p>
          </table:table-cell>
          <table:table-cell table:formula="of:=[.M46]/[.E46]" office:value-type="percentage" office:value="0.0000218593361224579" calcext:value-type="percentage">
            <text:p>0.00%</text:p>
          </table:table-cell>
          <table:table-cell table:formula="of:=[.N46]/[.F46]" office:value-type="percentage" office:value="0.00189436518845471" calcext:value-type="percentage">
            <text:p>0.19%</text:p>
          </table:table-cell>
          <table:table-cell table:formula="of:=[.O46]/[.G46]" office:value-type="percentage" office:value="0.0010736161438513" calcext:value-type="percentage">
            <text:p>0.11%</text:p>
          </table:table-cell>
          <table:table-cell table:formula="of:=[.P46]/[.H46]" office:value-type="percentage" office:value="0.00156013324994962" calcext:value-type="percentage">
            <text:p>0.16%</text:p>
          </table:table-cell>
          <table:table-cell table:formula="of:=[.Q46]/[.I46]" office:value-type="percentage" office:value="0.00195744608524947" calcext:value-type="percentage">
            <text:p>0.2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4625364" calcext:value-type="float">
            <text:p>4,625,364</text:p>
          </table:table-cell>
          <table:table-cell office:value-type="float" office:value="4662191" calcext:value-type="float">
            <text:p>4,662,191</text:p>
          </table:table-cell>
          <table:table-cell office:value-type="float" office:value="4708351" calcext:value-type="float">
            <text:p>4,708,351</text:p>
          </table:table-cell>
          <table:table-cell office:value-type="float" office:value="4755098" calcext:value-type="float">
            <text:p>4,755,098</text:p>
          </table:table-cell>
          <table:table-cell office:value-type="float" office:value="4813861" calcext:value-type="float">
            <text:p>4,813,861</text:p>
          </table:table-cell>
          <table:table-cell office:value-type="float" office:value="4881373" calcext:value-type="float">
            <text:p>4,881,373</text:p>
          </table:table-cell>
          <table:table-cell office:value-type="float" office:value="4948620" calcext:value-type="float">
            <text:p>4,948,620</text:p>
          </table:table-cell>
          <table:table-cell office:value-type="float" office:value="5013021" calcext:value-type="float">
            <text:p>5,013,021</text:p>
          </table:table-cell>
          <table:table-cell office:value-type="float" office:value="10453" calcext:value-type="float">
            <text:p>10,453</text:p>
          </table:table-cell>
          <table:table-cell office:value-type="float" office:value="36827" calcext:value-type="float">
            <text:p>36,827</text:p>
          </table:table-cell>
          <table:table-cell office:value-type="float" office:value="46160" calcext:value-type="float">
            <text:p>46,160</text:p>
          </table:table-cell>
          <table:table-cell office:value-type="float" office:value="46747" calcext:value-type="float">
            <text:p>46,747</text:p>
          </table:table-cell>
          <table:table-cell office:value-type="float" office:value="58763" calcext:value-type="float">
            <text:p>58,763</text:p>
          </table:table-cell>
          <table:table-cell office:value-type="float" office:value="67512" calcext:value-type="float">
            <text:p>67,512</text:p>
          </table:table-cell>
          <table:table-cell office:value-type="float" office:value="67247" calcext:value-type="float">
            <text:p>67,247</text:p>
          </table:table-cell>
          <table:table-cell office:value-type="float" office:value="64547" calcext:value-type="float">
            <text:p>64,547</text:p>
          </table:table-cell>
          <table:table-cell table:formula="of:=[.J47]/[.B47]" office:value-type="percentage" office:value="0.00225993024548987" calcext:value-type="percentage">
            <text:p>0.23%</text:p>
          </table:table-cell>
          <table:table-cell table:formula="of:=[.K47]/[.C47]" office:value-type="percentage" office:value="0.0078990757778907" calcext:value-type="percentage">
            <text:p>0.79%</text:p>
          </table:table-cell>
          <table:table-cell table:formula="of:=[.L47]/[.D47]" office:value-type="percentage" office:value="0.00980385701915596" calcext:value-type="percentage">
            <text:p>0.98%</text:p>
          </table:table-cell>
          <table:table-cell table:formula="of:=[.M47]/[.E47]" office:value-type="percentage" office:value="0.00983092251726463" calcext:value-type="percentage">
            <text:p>0.98%</text:p>
          </table:table-cell>
          <table:table-cell table:formula="of:=[.N47]/[.F47]" office:value-type="percentage" office:value="0.012207041291803" calcext:value-type="percentage">
            <text:p>1.22%</text:p>
          </table:table-cell>
          <table:table-cell table:formula="of:=[.O47]/[.G47]" office:value-type="percentage" office:value="0.0138305349744836" calcext:value-type="percentage">
            <text:p>1.38%</text:p>
          </table:table-cell>
          <table:table-cell table:formula="of:=[.P47]/[.H47]" office:value-type="percentage" office:value="0.0135890409851635" calcext:value-type="percentage">
            <text:p>1.36%</text:p>
          </table:table-cell>
          <table:table-cell table:formula="of:=[.Q47]/[.I47]" office:value-type="percentage" office:value="0.0128758686628283" calcext:value-type="percentage">
            <text:p>1.2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814180" calcext:value-type="float">
            <text:p>814,180</text:p>
          </table:table-cell>
          <table:table-cell office:value-type="float" office:value="821273" calcext:value-type="float">
            <text:p>821,273</text:p>
          </table:table-cell>
          <table:table-cell office:value-type="float" office:value="830488" calcext:value-type="float">
            <text:p>830,488</text:p>
          </table:table-cell>
          <table:table-cell office:value-type="float" office:value="840400" calcext:value-type="float">
            <text:p>840,400</text:p>
          </table:table-cell>
          <table:table-cell office:value-type="float" office:value="847325" calcext:value-type="float">
            <text:p>847,325</text:p>
          </table:table-cell>
          <table:table-cell office:value-type="float" office:value="851894" calcext:value-type="float">
            <text:p>851,894</text:p>
          </table:table-cell>
          <table:table-cell office:value-type="float" office:value="859381" calcext:value-type="float">
            <text:p>859,381</text:p>
          </table:table-cell>
          <table:table-cell office:value-type="float" office:value="867485" calcext:value-type="float">
            <text:p>867,485</text:p>
          </table:table-cell>
          <table:table-cell office:value-type="float" office:value="2030" calcext:value-type="float">
            <text:p>2,030</text:p>
          </table:table-cell>
          <table:table-cell office:value-type="float" office:value="7093" calcext:value-type="float">
            <text:p>7,093</text:p>
          </table:table-cell>
          <table:table-cell office:value-type="float" office:value="9215" calcext:value-type="float">
            <text:p>9,215</text:p>
          </table:table-cell>
          <table:table-cell office:value-type="float" office:value="9912" calcext:value-type="float">
            <text:p>9,912</text:p>
          </table:table-cell>
          <table:table-cell office:value-type="float" office:value="6925" calcext:value-type="float">
            <text:p>6,925</text:p>
          </table:table-cell>
          <table:table-cell office:value-type="float" office:value="4569" calcext:value-type="float">
            <text:p>4,569</text:p>
          </table:table-cell>
          <table:table-cell office:value-type="float" office:value="7487" calcext:value-type="float">
            <text:p>7,487</text:p>
          </table:table-cell>
          <table:table-cell office:value-type="float" office:value="8124" calcext:value-type="float">
            <text:p>8,124</text:p>
          </table:table-cell>
          <table:table-cell table:formula="of:=[.J48]/[.B48]" office:value-type="percentage" office:value="0.00249330614851753" calcext:value-type="percentage">
            <text:p>0.25%</text:p>
          </table:table-cell>
          <table:table-cell table:formula="of:=[.K48]/[.C48]" office:value-type="percentage" office:value="0.00863659221720427" calcext:value-type="percentage">
            <text:p>0.86%</text:p>
          </table:table-cell>
          <table:table-cell table:formula="of:=[.L48]/[.D48]" office:value-type="percentage" office:value="0.0110958857924497" calcext:value-type="percentage">
            <text:p>1.11%</text:p>
          </table:table-cell>
          <table:table-cell table:formula="of:=[.M48]/[.E48]" office:value-type="percentage" office:value="0.0117943836268444" calcext:value-type="percentage">
            <text:p>1.18%</text:p>
          </table:table-cell>
          <table:table-cell table:formula="of:=[.N48]/[.F48]" office:value-type="percentage" office:value="0.00817277903991975" calcext:value-type="percentage">
            <text:p>0.82%</text:p>
          </table:table-cell>
          <table:table-cell table:formula="of:=[.O48]/[.G48]" office:value-type="percentage" office:value="0.00536334332675192" calcext:value-type="percentage">
            <text:p>0.54%</text:p>
          </table:table-cell>
          <table:table-cell table:formula="of:=[.P48]/[.H48]" office:value-type="percentage" office:value="0.00871208462835459" calcext:value-type="percentage">
            <text:p>0.87%</text:p>
          </table:table-cell>
          <table:table-cell table:formula="of:=[.Q48]/[.I48]" office:value-type="percentage" office:value="0.00936500342945411" calcext:value-type="percentage">
            <text:p>0.94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346105" calcext:value-type="float">
            <text:p>6,346,105</text:p>
          </table:table-cell>
          <table:table-cell office:value-type="float" office:value="6386442" calcext:value-type="float">
            <text:p>6,386,442</text:p>
          </table:table-cell>
          <table:table-cell office:value-type="float" office:value="6440709" calcext:value-type="float">
            <text:p>6,440,709</text:p>
          </table:table-cell>
          <table:table-cell office:value-type="float" office:value="6480810" calcext:value-type="float">
            <text:p>6,480,810</text:p>
          </table:table-cell>
          <table:table-cell office:value-type="float" office:value="6529947" calcext:value-type="float">
            <text:p>6,529,947</text:p>
          </table:table-cell>
          <table:table-cell office:value-type="float" office:value="6580588" calcext:value-type="float">
            <text:p>6,580,588</text:p>
          </table:table-cell>
          <table:table-cell office:value-type="float" office:value="6639175" calcext:value-type="float">
            <text:p>6,639,175</text:p>
          </table:table-cell>
          <table:table-cell office:value-type="float" office:value="6705653" calcext:value-type="float">
            <text:p>6,705,653</text:p>
          </table:table-cell>
          <table:table-cell office:value-type="float" office:value="9587" calcext:value-type="float">
            <text:p>9,587</text:p>
          </table:table-cell>
          <table:table-cell office:value-type="float" office:value="40337" calcext:value-type="float">
            <text:p>40,337</text:p>
          </table:table-cell>
          <table:table-cell office:value-type="float" office:value="54267" calcext:value-type="float">
            <text:p>54,267</text:p>
          </table:table-cell>
          <table:table-cell office:value-type="float" office:value="40101" calcext:value-type="float">
            <text:p>40,101</text:p>
          </table:table-cell>
          <table:table-cell office:value-type="float" office:value="49137" calcext:value-type="float">
            <text:p>49,137</text:p>
          </table:table-cell>
          <table:table-cell office:value-type="float" office:value="50641" calcext:value-type="float">
            <text:p>50,641</text:p>
          </table:table-cell>
          <table:table-cell office:value-type="float" office:value="58587" calcext:value-type="float">
            <text:p>58,587</text:p>
          </table:table-cell>
          <table:table-cell office:value-type="float" office:value="66580" calcext:value-type="float">
            <text:p>66,580</text:p>
          </table:table-cell>
          <table:table-cell table:formula="of:=[.J49]/[.B49]" office:value-type="percentage" office:value="0.00151069041561714" calcext:value-type="percentage">
            <text:p>0.15%</text:p>
          </table:table-cell>
          <table:table-cell table:formula="of:=[.K49]/[.C49]" office:value-type="percentage" office:value="0.00631603637831519" calcext:value-type="percentage">
            <text:p>0.63%</text:p>
          </table:table-cell>
          <table:table-cell table:formula="of:=[.L49]/[.D49]" office:value-type="percentage" office:value="0.00842562519126388" calcext:value-type="percentage">
            <text:p>0.84%</text:p>
          </table:table-cell>
          <table:table-cell table:formula="of:=[.M49]/[.E49]" office:value-type="percentage" office:value="0.00618765246936726" calcext:value-type="percentage">
            <text:p>0.62%</text:p>
          </table:table-cell>
          <table:table-cell table:formula="of:=[.N49]/[.F49]" office:value-type="percentage" office:value="0.00752486965055" calcext:value-type="percentage">
            <text:p>0.75%</text:p>
          </table:table-cell>
          <table:table-cell table:formula="of:=[.O49]/[.G49]" office:value-type="percentage" office:value="0.00769551292376912" calcext:value-type="percentage">
            <text:p>0.77%</text:p>
          </table:table-cell>
          <table:table-cell table:formula="of:=[.P49]/[.H49]" office:value-type="percentage" office:value="0.00882443978355744" calcext:value-type="percentage">
            <text:p>0.88%</text:p>
          </table:table-cell>
          <table:table-cell table:formula="of:=[.Q49]/[.I49]" office:value-type="percentage" office:value="0.00992893607826113" calcext:value-type="percentage">
            <text:p>0.9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5145561" calcext:value-type="float">
            <text:p>25,145,561</text:p>
          </table:table-cell>
          <table:table-cell office:value-type="float" office:value="25546804" calcext:value-type="float">
            <text:p>25,546,804</text:p>
          </table:table-cell>
          <table:table-cell office:value-type="float" office:value="25979055" calcext:value-type="float">
            <text:p>25,979,055</text:p>
          </table:table-cell>
          <table:table-cell office:value-type="float" office:value="26378481" calcext:value-type="float">
            <text:p>26,378,481</text:p>
          </table:table-cell>
          <table:table-cell office:value-type="float" office:value="26851829" calcext:value-type="float">
            <text:p>26,851,829</text:p>
          </table:table-cell>
          <table:table-cell office:value-type="float" office:value="27350368" calcext:value-type="float">
            <text:p>27,350,368</text:p>
          </table:table-cell>
          <table:table-cell office:value-type="float" office:value="27798637" calcext:value-type="float">
            <text:p>27,798,637</text:p>
          </table:table-cell>
          <table:table-cell office:value-type="float" office:value="28196849" calcext:value-type="float">
            <text:p>28,196,849</text:p>
          </table:table-cell>
          <table:table-cell office:value-type="float" office:value="95548" calcext:value-type="float">
            <text:p>95,548</text:p>
          </table:table-cell>
          <table:table-cell office:value-type="float" office:value="401243" calcext:value-type="float">
            <text:p>401,243</text:p>
          </table:table-cell>
          <table:table-cell office:value-type="float" office:value="432251" calcext:value-type="float">
            <text:p>432,251</text:p>
          </table:table-cell>
          <table:table-cell office:value-type="float" office:value="399426" calcext:value-type="float">
            <text:p>399,426</text:p>
          </table:table-cell>
          <table:table-cell office:value-type="float" office:value="473348" calcext:value-type="float">
            <text:p>473,348</text:p>
          </table:table-cell>
          <table:table-cell office:value-type="float" office:value="498539" calcext:value-type="float">
            <text:p>498,539</text:p>
          </table:table-cell>
          <table:table-cell office:value-type="float" office:value="448269" calcext:value-type="float">
            <text:p>448,269</text:p>
          </table:table-cell>
          <table:table-cell office:value-type="float" office:value="399734" calcext:value-type="float">
            <text:p>399,734</text:p>
          </table:table-cell>
          <table:table-cell table:formula="of:=[.J50]/[.B50]" office:value-type="percentage" office:value="0.0037997959162653" calcext:value-type="percentage">
            <text:p>0.38%</text:p>
          </table:table-cell>
          <table:table-cell table:formula="of:=[.K50]/[.C50]" office:value-type="percentage" office:value="0.0157061916629571" calcext:value-type="percentage">
            <text:p>1.57%</text:p>
          </table:table-cell>
          <table:table-cell table:formula="of:=[.L50]/[.D50]" office:value-type="percentage" office:value="0.0166384420064548" calcext:value-type="percentage">
            <text:p>1.66%</text:p>
          </table:table-cell>
          <table:table-cell table:formula="of:=[.M50]/[.E50]" office:value-type="percentage" office:value="0.0151421152719143" calcext:value-type="percentage">
            <text:p>1.51%</text:p>
          </table:table-cell>
          <table:table-cell table:formula="of:=[.N50]/[.F50]" office:value-type="percentage" office:value="0.0176281474159544" calcext:value-type="percentage">
            <text:p>1.76%</text:p>
          </table:table-cell>
          <table:table-cell table:formula="of:=[.O50]/[.G50]" office:value-type="percentage" office:value="0.0182278717419817" calcext:value-type="percentage">
            <text:p>1.82%</text:p>
          </table:table-cell>
          <table:table-cell table:formula="of:=[.P50]/[.H50]" office:value-type="percentage" office:value="0.0161255747898719" calcext:value-type="percentage">
            <text:p>1.61%</text:p>
          </table:table-cell>
          <table:table-cell table:formula="of:=[.Q50]/[.I50]" office:value-type="percentage" office:value="0.0141765485923622" calcext:value-type="percentage">
            <text:p>1.42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763885" calcext:value-type="float">
            <text:p>2,763,885</text:p>
          </table:table-cell>
          <table:table-cell office:value-type="float" office:value="2803890" calcext:value-type="float">
            <text:p>2,803,890</text:p>
          </table:table-cell>
          <table:table-cell office:value-type="float" office:value="2842523" calcext:value-type="float">
            <text:p>2,842,523</text:p>
          </table:table-cell>
          <table:table-cell office:value-type="float" office:value="2888075" calcext:value-type="float">
            <text:p>2,888,075</text:p>
          </table:table-cell>
          <table:table-cell office:value-type="float" office:value="2926626" calcext:value-type="float">
            <text:p>2,926,626</text:p>
          </table:table-cell>
          <table:table-cell office:value-type="float" office:value="2972683" calcext:value-type="float">
            <text:p>2,972,683</text:p>
          </table:table-cell>
          <table:table-cell office:value-type="float" office:value="3031843" calcext:value-type="float">
            <text:p>3,031,843</text:p>
          </table:table-cell>
          <table:table-cell office:value-type="float" office:value="3089119" calcext:value-type="float">
            <text:p>3,089,119</text:p>
          </table:table-cell>
          <table:table-cell office:value-type="float" office:value="11371" calcext:value-type="float">
            <text:p>11,371</text:p>
          </table:table-cell>
          <table:table-cell office:value-type="float" office:value="40005" calcext:value-type="float">
            <text:p>40,005</text:p>
          </table:table-cell>
          <table:table-cell office:value-type="float" office:value="38633" calcext:value-type="float">
            <text:p>38,633</text:p>
          </table:table-cell>
          <table:table-cell office:value-type="float" office:value="45552" calcext:value-type="float">
            <text:p>45,552</text:p>
          </table:table-cell>
          <table:table-cell office:value-type="float" office:value="38551" calcext:value-type="float">
            <text:p>38,551</text:p>
          </table:table-cell>
          <table:table-cell office:value-type="float" office:value="46057" calcext:value-type="float">
            <text:p>46,057</text:p>
          </table:table-cell>
          <table:table-cell office:value-type="float" office:value="59160" calcext:value-type="float">
            <text:p>59,160</text:p>
          </table:table-cell>
          <table:table-cell office:value-type="float" office:value="57512" calcext:value-type="float">
            <text:p>57,512</text:p>
          </table:table-cell>
          <table:table-cell table:formula="of:=[.J51]/[.B51]" office:value-type="percentage" office:value="0.00411413644200102" calcext:value-type="percentage">
            <text:p>0.41%</text:p>
          </table:table-cell>
          <table:table-cell table:formula="of:=[.K51]/[.C51]" office:value-type="percentage" office:value="0.0142676781186138" calcext:value-type="percentage">
            <text:p>1.43%</text:p>
          </table:table-cell>
          <table:table-cell table:formula="of:=[.L51]/[.D51]" office:value-type="percentage" office:value="0.0135910949533214" calcext:value-type="percentage">
            <text:p>1.36%</text:p>
          </table:table-cell>
          <table:table-cell table:formula="of:=[.M51]/[.E51]" office:value-type="percentage" office:value="0.0157724435826632" calcext:value-type="percentage">
            <text:p>1.58%</text:p>
          </table:table-cell>
          <table:table-cell table:formula="of:=[.N51]/[.F51]" office:value-type="percentage" office:value="0.0131725064972429" calcext:value-type="percentage">
            <text:p>1.32%</text:p>
          </table:table-cell>
          <table:table-cell table:formula="of:=[.O51]/[.G51]" office:value-type="percentage" office:value="0.0154934111709859" calcext:value-type="percentage">
            <text:p>1.55%</text:p>
          </table:table-cell>
          <table:table-cell table:formula="of:=[.P51]/[.H51]" office:value-type="percentage" office:value="0.0195128837476083" calcext:value-type="percentage">
            <text:p>1.95%</text:p>
          </table:table-cell>
          <table:table-cell table:formula="of:=[.Q51]/[.I51]" office:value-type="percentage" office:value="0.0186176058610885" calcext:value-type="percentage">
            <text:p>1.86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625741" calcext:value-type="float">
            <text:p>625,741</text:p>
          </table:table-cell>
          <table:table-cell office:value-type="float" office:value="626109" calcext:value-type="float">
            <text:p>626,109</text:p>
          </table:table-cell>
          <table:table-cell office:value-type="float" office:value="625505" calcext:value-type="float">
            <text:p>625,505</text:p>
          </table:table-cell>
          <table:table-cell office:value-type="float" office:value="625943" calcext:value-type="float">
            <text:p>625,943</text:p>
          </table:table-cell>
          <table:table-cell office:value-type="float" office:value="625564" calcext:value-type="float">
            <text:p>625,564</text:p>
          </table:table-cell>
          <table:table-cell office:value-type="float" office:value="624354" calcext:value-type="float">
            <text:p>624,354</text:p>
          </table:table-cell>
          <table:table-cell office:value-type="float" office:value="623253" calcext:value-type="float">
            <text:p>623,253</text:p>
          </table:table-cell>
          <table:table-cell office:value-type="float" office:value="623556" calcext:value-type="float">
            <text:p>623,556</text:p>
          </table:table-cell>
          <table:table-cell office:value-type="float" office:value="101" calcext:value-type="float">
            <text:p>101</text:p>
          </table:table-cell>
          <table:table-cell office:value-type="float" office:value="368" calcext:value-type="float">
            <text:p>368</text:p>
          </table:table-cell>
          <table:table-cell office:value-type="float" office:value="-604" calcext:value-type="float">
            <text:p>-604</text:p>
          </table:table-cell>
          <table:table-cell office:value-type="float" office:value="438" calcext:value-type="float">
            <text:p>438</text:p>
          </table:table-cell>
          <table:table-cell office:value-type="float" office:value="-379" calcext:value-type="float">
            <text:p>-379</text:p>
          </table:table-cell>
          <table:table-cell office:value-type="float" office:value="-1210" calcext:value-type="float">
            <text:p>-1,210</text:p>
          </table:table-cell>
          <table:table-cell office:value-type="float" office:value="-1101" calcext:value-type="float">
            <text:p>-1,101</text:p>
          </table:table-cell>
          <table:table-cell office:value-type="float" office:value="303" calcext:value-type="float">
            <text:p>303</text:p>
          </table:table-cell>
          <table:table-cell table:formula="of:=[.J52]/[.B52]" office:value-type="percentage" office:value="0.00016140863392362" calcext:value-type="percentage">
            <text:p>0.02%</text:p>
          </table:table-cell>
          <table:table-cell table:formula="of:=[.K52]/[.C52]" office:value-type="percentage" office:value="0.000587757083830451" calcext:value-type="percentage">
            <text:p>0.06%</text:p>
          </table:table-cell>
          <table:table-cell table:formula="of:=[.L52]/[.D52]" office:value-type="percentage" office:value="-0.000965619779218392" calcext:value-type="percentage">
            <text:p>-0.10%</text:p>
          </table:table-cell>
          <table:table-cell table:formula="of:=[.M52]/[.E52]" office:value-type="percentage" office:value="0.000699744225911944" calcext:value-type="percentage">
            <text:p>0.07%</text:p>
          </table:table-cell>
          <table:table-cell table:formula="of:=[.N52]/[.F52]" office:value-type="percentage" office:value="-0.000605853278001931" calcext:value-type="percentage">
            <text:p>-0.06%</text:p>
          </table:table-cell>
          <table:table-cell table:formula="of:=[.O52]/[.G52]" office:value-type="percentage" office:value="-0.00193800312002486" calcext:value-type="percentage">
            <text:p>-0.19%</text:p>
          </table:table-cell>
          <table:table-cell table:formula="of:=[.P52]/[.H52]" office:value-type="percentage" office:value="-0.00176653782653272" calcext:value-type="percentage">
            <text:p>-0.18%</text:p>
          </table:table-cell>
          <table:table-cell table:formula="of:=[.Q52]/[.I52]" office:value-type="percentage" office:value="0.000485922675750053" calcext:value-type="percentage">
            <text:p>0.05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001024" calcext:value-type="float">
            <text:p>8,001,024</text:p>
          </table:table-cell>
          <table:table-cell office:value-type="float" office:value="8083118" calcext:value-type="float">
            <text:p>8,083,118</text:p>
          </table:table-cell>
          <table:table-cell office:value-type="float" office:value="8163981" calcext:value-type="float">
            <text:p>8,163,981</text:p>
          </table:table-cell>
          <table:table-cell office:value-type="float" office:value="8236794" calcext:value-type="float">
            <text:p>8,236,794</text:p>
          </table:table-cell>
          <table:table-cell office:value-type="float" office:value="8291841" calcext:value-type="float">
            <text:p>8,291,841</text:p>
          </table:table-cell>
          <table:table-cell office:value-type="float" office:value="8341556" calcext:value-type="float">
            <text:p>8,341,556</text:p>
          </table:table-cell>
          <table:table-cell office:value-type="float" office:value="8389025" calcext:value-type="float">
            <text:p>8,389,025</text:p>
          </table:table-cell>
          <table:table-cell office:value-type="float" office:value="8444498" calcext:value-type="float">
            <text:p>8,444,498</text:p>
          </table:table-cell>
          <table:table-cell office:value-type="float" office:value="24163" calcext:value-type="float">
            <text:p>24,163</text:p>
          </table:table-cell>
          <table:table-cell office:value-type="float" office:value="82094" calcext:value-type="float">
            <text:p>82,094</text:p>
          </table:table-cell>
          <table:table-cell office:value-type="float" office:value="80863" calcext:value-type="float">
            <text:p>80,863</text:p>
          </table:table-cell>
          <table:table-cell office:value-type="float" office:value="72813" calcext:value-type="float">
            <text:p>72,813</text:p>
          </table:table-cell>
          <table:table-cell office:value-type="float" office:value="55047" calcext:value-type="float">
            <text:p>55,047</text:p>
          </table:table-cell>
          <table:table-cell office:value-type="float" office:value="49715" calcext:value-type="float">
            <text:p>49,715</text:p>
          </table:table-cell>
          <table:table-cell office:value-type="float" office:value="47469" calcext:value-type="float">
            <text:p>47,469</text:p>
          </table:table-cell>
          <table:table-cell office:value-type="float" office:value="55640" calcext:value-type="float">
            <text:p>55,640</text:p>
          </table:table-cell>
          <table:table-cell table:formula="of:=[.J53]/[.B53]" office:value-type="percentage" office:value="0.00301998844147949" calcext:value-type="percentage">
            <text:p>0.30%</text:p>
          </table:table-cell>
          <table:table-cell table:formula="of:=[.K53]/[.C53]" office:value-type="percentage" office:value="0.0101562293164593" calcext:value-type="percentage">
            <text:p>1.02%</text:p>
          </table:table-cell>
          <table:table-cell table:formula="of:=[.L53]/[.D53]" office:value-type="percentage" office:value="0.00990484911711578" calcext:value-type="percentage">
            <text:p>0.99%</text:p>
          </table:table-cell>
          <table:table-cell table:formula="of:=[.M53]/[.E53]" office:value-type="percentage" office:value="0.00883996856058316" calcext:value-type="percentage">
            <text:p>0.88%</text:p>
          </table:table-cell>
          <table:table-cell table:formula="of:=[.N53]/[.F53]" office:value-type="percentage" office:value="0.00663869459146648" calcext:value-type="percentage">
            <text:p>0.66%</text:p>
          </table:table-cell>
          <table:table-cell table:formula="of:=[.O53]/[.G53]" office:value-type="percentage" office:value="0.00595991922849886" calcext:value-type="percentage">
            <text:p>0.60%</text:p>
          </table:table-cell>
          <table:table-cell table:formula="of:=[.P53]/[.H53]" office:value-type="percentage" office:value="0.00565846448186768" calcext:value-type="percentage">
            <text:p>0.57%</text:p>
          </table:table-cell>
          <table:table-cell table:formula="of:=[.Q53]/[.I53]" office:value-type="percentage" office:value="0.00658890558088829" calcext:value-type="percentage">
            <text:p>0.66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724540" calcext:value-type="float">
            <text:p>6,724,540</text:p>
          </table:table-cell>
          <table:table-cell office:value-type="float" office:value="6802115" calcext:value-type="float">
            <text:p>6,802,115</text:p>
          </table:table-cell>
          <table:table-cell office:value-type="float" office:value="6873679" calcext:value-type="float">
            <text:p>6,873,679</text:p>
          </table:table-cell>
          <table:table-cell office:value-type="float" office:value="6946009" calcext:value-type="float">
            <text:p>6,946,009</text:p>
          </table:table-cell>
          <table:table-cell office:value-type="float" office:value="7029321" calcext:value-type="float">
            <text:p>7,029,321</text:p>
          </table:table-cell>
          <table:table-cell office:value-type="float" office:value="7134944" calcext:value-type="float">
            <text:p>7,134,944</text:p>
          </table:table-cell>
          <table:table-cell office:value-type="float" office:value="7262740" calcext:value-type="float">
            <text:p>7,262,740</text:p>
          </table:table-cell>
          <table:table-cell office:value-type="float" office:value="7387237" calcext:value-type="float">
            <text:p>7,387,237</text:p>
          </table:table-cell>
          <table:table-cell office:value-type="float" office:value="16841" calcext:value-type="float">
            <text:p>16,841</text:p>
          </table:table-cell>
          <table:table-cell office:value-type="float" office:value="77575" calcext:value-type="float">
            <text:p>77,575</text:p>
          </table:table-cell>
          <table:table-cell office:value-type="float" office:value="71564" calcext:value-type="float">
            <text:p>71,564</text:p>
          </table:table-cell>
          <table:table-cell office:value-type="float" office:value="72330" calcext:value-type="float">
            <text:p>72,330</text:p>
          </table:table-cell>
          <table:table-cell office:value-type="float" office:value="83312" calcext:value-type="float">
            <text:p>83,312</text:p>
          </table:table-cell>
          <table:table-cell office:value-type="float" office:value="105623" calcext:value-type="float">
            <text:p>105,623</text:p>
          </table:table-cell>
          <table:table-cell office:value-type="float" office:value="127796" calcext:value-type="float">
            <text:p>127,796</text:p>
          </table:table-cell>
          <table:table-cell office:value-type="float" office:value="124809" calcext:value-type="float">
            <text:p>124,809</text:p>
          </table:table-cell>
          <table:table-cell table:formula="of:=[.J54]/[.B54]" office:value-type="percentage" office:value="0.00250440922353053" calcext:value-type="percentage">
            <text:p>0.25%</text:p>
          </table:table-cell>
          <table:table-cell table:formula="of:=[.K54]/[.C54]" office:value-type="percentage" office:value="0.0114045410875882" calcext:value-type="percentage">
            <text:p>1.14%</text:p>
          </table:table-cell>
          <table:table-cell table:formula="of:=[.L54]/[.D54]" office:value-type="percentage" office:value="0.0104113095767201" calcext:value-type="percentage">
            <text:p>1.04%</text:p>
          </table:table-cell>
          <table:table-cell table:formula="of:=[.M54]/[.E54]" office:value-type="percentage" office:value="0.010413173953561" calcext:value-type="percentage">
            <text:p>1.04%</text:p>
          </table:table-cell>
          <table:table-cell table:formula="of:=[.N54]/[.F54]" office:value-type="percentage" office:value="0.011852069353498" calcext:value-type="percentage">
            <text:p>1.19%</text:p>
          </table:table-cell>
          <table:table-cell table:formula="of:=[.O54]/[.G54]" office:value-type="percentage" office:value="0.0148036200424278" calcext:value-type="percentage">
            <text:p>1.48%</text:p>
          </table:table-cell>
          <table:table-cell table:formula="of:=[.P54]/[.H54]" office:value-type="percentage" office:value="0.0175961138633629" calcext:value-type="percentage">
            <text:p>1.76%</text:p>
          </table:table-cell>
          <table:table-cell table:formula="of:=[.Q54]/[.I54]" office:value-type="percentage" office:value="0.0168952207706345" calcext:value-type="percentage">
            <text:p>1.6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1852994" calcext:value-type="float">
            <text:p>1,852,994</text:p>
          </table:table-cell>
          <table:table-cell office:value-type="float" office:value="1853570" calcext:value-type="float">
            <text:p>1,853,570</text:p>
          </table:table-cell>
          <table:table-cell office:value-type="float" office:value="1854038" calcext:value-type="float">
            <text:p>1,854,038</text:p>
          </table:table-cell>
          <table:table-cell office:value-type="float" office:value="1851013" calcext:value-type="float">
            <text:p>1,851,013</text:p>
          </table:table-cell>
          <table:table-cell office:value-type="float" office:value="1846308" calcext:value-type="float">
            <text:p>1,846,308</text:p>
          </table:table-cell>
          <table:table-cell office:value-type="float" office:value="1838456" calcext:value-type="float">
            <text:p>1,838,456</text:p>
          </table:table-cell>
          <table:table-cell office:value-type="float" office:value="1827334" calcext:value-type="float">
            <text:p>1,827,334</text:p>
          </table:table-cell>
          <table:table-cell office:value-type="float" office:value="1814563" calcext:value-type="float">
            <text:p>1,814,563</text:p>
          </table:table-cell>
          <table:table-cell office:value-type="float" office:value="1309" calcext:value-type="float">
            <text:p>1,309</text:p>
          </table:table-cell>
          <table:table-cell office:value-type="float" office:value="576" calcext:value-type="float">
            <text:p>576</text:p>
          </table:table-cell>
          <table:table-cell office:value-type="float" office:value="468" calcext:value-type="float">
            <text:p>468</text:p>
          </table:table-cell>
          <table:table-cell office:value-type="float" office:value="-3025" calcext:value-type="float">
            <text:p>-3,025</text:p>
          </table:table-cell>
          <table:table-cell office:value-type="float" office:value="-4705" calcext:value-type="float">
            <text:p>-4,705</text:p>
          </table:table-cell>
          <table:table-cell office:value-type="float" office:value="-7852" calcext:value-type="float">
            <text:p>-7,852</text:p>
          </table:table-cell>
          <table:table-cell office:value-type="float" office:value="-11122" calcext:value-type="float">
            <text:p>-11,122</text:p>
          </table:table-cell>
          <table:table-cell office:value-type="float" office:value="-12780" calcext:value-type="float">
            <text:p>-12,780</text:p>
          </table:table-cell>
          <table:table-cell table:formula="of:=[.J55]/[.B55]" office:value-type="percentage" office:value="0.000706424305745189" calcext:value-type="percentage">
            <text:p>0.07%</text:p>
          </table:table-cell>
          <table:table-cell table:formula="of:=[.K55]/[.C55]" office:value-type="percentage" office:value="0.00031075168458704" calcext:value-type="percentage">
            <text:p>0.03%</text:p>
          </table:table-cell>
          <table:table-cell table:formula="of:=[.L55]/[.D55]" office:value-type="percentage" office:value="0.000252422010767848" calcext:value-type="percentage">
            <text:p>0.03%</text:p>
          </table:table-cell>
          <table:table-cell table:formula="of:=[.M55]/[.E55]" office:value-type="percentage" office:value="-0.0016342402781612" calcext:value-type="percentage">
            <text:p>-0.16%</text:p>
          </table:table-cell>
          <table:table-cell table:formula="of:=[.N55]/[.F55]" office:value-type="percentage" office:value="-0.00254832888120509" calcext:value-type="percentage">
            <text:p>-0.25%</text:p>
          </table:table-cell>
          <table:table-cell table:formula="of:=[.O55]/[.G55]" office:value-type="percentage" office:value="-0.00427097520963243" calcext:value-type="percentage">
            <text:p>-0.43%</text:p>
          </table:table-cell>
          <table:table-cell table:formula="of:=[.P55]/[.H55]" office:value-type="percentage" office:value="-0.00608646257334456" calcext:value-type="percentage">
            <text:p>-0.61%</text:p>
          </table:table-cell>
          <table:table-cell table:formula="of:=[.Q55]/[.I55]" office:value-type="percentage" office:value="-0.00704301807101765" calcext:value-type="percentage">
            <text:p>-0.7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686986" calcext:value-type="float">
            <text:p>5,686,986</text:p>
          </table:table-cell>
          <table:table-cell office:value-type="float" office:value="5702386" calcext:value-type="float">
            <text:p>5,702,386</text:p>
          </table:table-cell>
          <table:table-cell office:value-type="float" office:value="5717640" calcext:value-type="float">
            <text:p>5,717,640</text:p>
          </table:table-cell>
          <table:table-cell office:value-type="float" office:value="5733228" calcext:value-type="float">
            <text:p>5,733,228</text:p>
          </table:table-cell>
          <table:table-cell office:value-type="float" office:value="5747818" calcext:value-type="float">
            <text:p>5,747,818</text:p>
          </table:table-cell>
          <table:table-cell office:value-type="float" office:value="5756285" calcext:value-type="float">
            <text:p>5,756,285</text:p>
          </table:table-cell>
          <table:table-cell office:value-type="float" office:value="5769450" calcext:value-type="float">
            <text:p>5,769,450</text:p>
          </table:table-cell>
          <table:table-cell office:value-type="float" office:value="5792003" calcext:value-type="float">
            <text:p>5,792,003</text:p>
          </table:table-cell>
          <table:table-cell office:value-type="float" office:value="3115" calcext:value-type="float">
            <text:p>3,115</text:p>
          </table:table-cell>
          <table:table-cell office:value-type="float" office:value="15400" calcext:value-type="float">
            <text:p>15,400</text:p>
          </table:table-cell>
          <table:table-cell office:value-type="float" office:value="15254" calcext:value-type="float">
            <text:p>15,254</text:p>
          </table:table-cell>
          <table:table-cell office:value-type="float" office:value="15588" calcext:value-type="float">
            <text:p>15,588</text:p>
          </table:table-cell>
          <table:table-cell office:value-type="float" office:value="14590" calcext:value-type="float">
            <text:p>14,590</text:p>
          </table:table-cell>
          <table:table-cell office:value-type="float" office:value="8467" calcext:value-type="float">
            <text:p>8,467</text:p>
          </table:table-cell>
          <table:table-cell office:value-type="float" office:value="13165" calcext:value-type="float">
            <text:p>13,165</text:p>
          </table:table-cell>
          <table:table-cell office:value-type="float" office:value="22566" calcext:value-type="float">
            <text:p>22,566</text:p>
          </table:table-cell>
          <table:table-cell table:formula="of:=[.J56]/[.B56]" office:value-type="percentage" office:value="0.000547741809105913" calcext:value-type="percentage">
            <text:p>0.05%</text:p>
          </table:table-cell>
          <table:table-cell table:formula="of:=[.K56]/[.C56]" office:value-type="percentage" office:value="0.00270062391427027" calcext:value-type="percentage">
            <text:p>0.27%</text:p>
          </table:table-cell>
          <table:table-cell table:formula="of:=[.L56]/[.D56]" office:value-type="percentage" office:value="0.00266788395212011" calcext:value-type="percentage">
            <text:p>0.27%</text:p>
          </table:table-cell>
          <table:table-cell table:formula="of:=[.M56]/[.E56]" office:value-type="percentage" office:value="0.00271888716095017" calcext:value-type="percentage">
            <text:p>0.27%</text:p>
          </table:table-cell>
          <table:table-cell table:formula="of:=[.N56]/[.F56]" office:value-type="percentage" office:value="0.00253835455471972" calcext:value-type="percentage">
            <text:p>0.25%</text:p>
          </table:table-cell>
          <table:table-cell table:formula="of:=[.O56]/[.G56]" office:value-type="percentage" office:value="0.00147091396621258" calcext:value-type="percentage">
            <text:p>0.15%</text:p>
          </table:table-cell>
          <table:table-cell table:formula="of:=[.P56]/[.H56]" office:value-type="percentage" office:value="0.00228184662316165" calcext:value-type="percentage">
            <text:p>0.23%</text:p>
          </table:table-cell>
          <table:table-cell table:formula="of:=[.Q56]/[.I56]" office:value-type="percentage" office:value="0.00389606151792394" calcext:value-type="percentage">
            <text:p>0.39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563626" calcext:value-type="float">
            <text:p>563,626</text:p>
          </table:table-cell>
          <table:table-cell office:value-type="float" office:value="566848" calcext:value-type="float">
            <text:p>566,848</text:p>
          </table:table-cell>
          <table:table-cell office:value-type="float" office:value="575842" calcext:value-type="float">
            <text:p>575,842</text:p>
          </table:table-cell>
          <table:table-cell office:value-type="float" office:value="581567" calcext:value-type="float">
            <text:p>581,567</text:p>
          </table:table-cell>
          <table:table-cell office:value-type="float" office:value="582559" calcext:value-type="float">
            <text:p>582,559</text:p>
          </table:table-cell>
          <table:table-cell office:value-type="float" office:value="585323" calcext:value-type="float">
            <text:p>585,323</text:p>
          </table:table-cell>
          <table:table-cell office:value-type="float" office:value="584133" calcext:value-type="float">
            <text:p>584,133</text:p>
          </table:table-cell>
          <table:table-cell office:value-type="float" office:value="578545" calcext:value-type="float">
            <text:p>578,545</text:p>
          </table:table-cell>
          <table:table-cell office:value-type="float" office:value="609" calcext:value-type="float">
            <text:p>609</text:p>
          </table:table-cell>
          <table:table-cell office:value-type="float" office:value="3222" calcext:value-type="float">
            <text:p>3,222</text:p>
          </table:table-cell>
          <table:table-cell office:value-type="float" office:value="8994" calcext:value-type="float">
            <text:p>8,994</text:p>
          </table:table-cell>
          <table:table-cell office:value-type="float" office:value="5725" calcext:value-type="float">
            <text:p>5,725</text:p>
          </table:table-cell>
          <table:table-cell office:value-type="float" office:value="992" calcext:value-type="float">
            <text:p>992</text:p>
          </table:table-cell>
          <table:table-cell office:value-type="float" office:value="2764" calcext:value-type="float">
            <text:p>2,764</text:p>
          </table:table-cell>
          <table:table-cell office:value-type="float" office:value="-1190" calcext:value-type="float">
            <text:p>-1,190</text:p>
          </table:table-cell>
          <table:table-cell office:value-type="float" office:value="-5595" calcext:value-type="float">
            <text:p>-5,595</text:p>
          </table:table-cell>
          <table:table-cell table:formula="of:=[.J57]/[.B57]" office:value-type="percentage" office:value="0.00108050373829454" calcext:value-type="percentage">
            <text:p>0.11%</text:p>
          </table:table-cell>
          <table:table-cell table:formula="of:=[.K57]/[.C57]" office:value-type="percentage" office:value="0.00568406345263633" calcext:value-type="percentage">
            <text:p>0.57%</text:p>
          </table:table-cell>
          <table:table-cell table:formula="of:=[.L57]/[.D57]" office:value-type="percentage" office:value="0.0156188676755082" calcext:value-type="percentage">
            <text:p>1.56%</text:p>
          </table:table-cell>
          <table:table-cell table:formula="of:=[.M57]/[.E57]" office:value-type="percentage" office:value="0.00984409362979674" calcext:value-type="percentage">
            <text:p>0.98%</text:p>
          </table:table-cell>
          <table:table-cell table:formula="of:=[.N57]/[.F57]" office:value-type="percentage" office:value="0.00170283181617656" calcext:value-type="percentage">
            <text:p>0.17%</text:p>
          </table:table-cell>
          <table:table-cell table:formula="of:=[.O57]/[.G57]" office:value-type="percentage" office:value="0.00472217903619027" calcext:value-type="percentage">
            <text:p>0.47%</text:p>
          </table:table-cell>
          <table:table-cell table:formula="of:=[.P57]/[.H57]" office:value-type="percentage" office:value="-0.00203720727984894" calcext:value-type="percentage">
            <text:p>-0.20%</text:p>
          </table:table-cell>
          <table:table-cell table:formula="of:=[.Q57]/[.I57]" office:value-type="percentage" office:value="-0.00967081212351675" calcext:value-type="percentage">
            <text:p>-0.97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3725789" calcext:value-type="float">
            <text:p>3,725,789</text:p>
          </table:table-cell>
          <table:table-cell office:value-type="float" office:value="3682947" calcext:value-type="float">
            <text:p>3,682,947</text:p>
          </table:table-cell>
          <table:table-cell office:value-type="float" office:value="3638652" calcext:value-type="float">
            <text:p>3,638,652</text:p>
          </table:table-cell>
          <table:table-cell office:value-type="float" office:value="3597194" calcext:value-type="float">
            <text:p>3,597,194</text:p>
          </table:table-cell>
          <table:table-cell office:value-type="float" office:value="3538924" calcext:value-type="float">
            <text:p>3,538,924</text:p>
          </table:table-cell>
          <table:table-cell office:value-type="float" office:value="3477156" calcext:value-type="float">
            <text:p>3,477,156</text:p>
          </table:table-cell>
          <table:table-cell office:value-type="float" office:value="3410423" calcext:value-type="float">
            <text:p>3,410,423</text:p>
          </table:table-cell>
          <table:table-cell office:value-type="float" office:value="3341001" calcext:value-type="float">
            <text:p>3,341,001</text:p>
          </table:table-cell>
          <table:table-cell office:value-type="float" office:value="-4632" calcext:value-type="float">
            <text:p>-4,632</text:p>
          </table:table-cell>
          <table:table-cell office:value-type="float" office:value="-42842" calcext:value-type="float">
            <text:p>-42,842</text:p>
          </table:table-cell>
          <table:table-cell office:value-type="float" office:value="-44295" calcext:value-type="float">
            <text:p>-44,295</text:p>
          </table:table-cell>
          <table:table-cell office:value-type="float" office:value="-41458" calcext:value-type="float">
            <text:p>-41,458</text:p>
          </table:table-cell>
          <table:table-cell office:value-type="float" office:value="-58270" calcext:value-type="float">
            <text:p>-58,270</text:p>
          </table:table-cell>
          <table:table-cell office:value-type="float" office:value="-61768" calcext:value-type="float">
            <text:p>-61,768</text:p>
          </table:table-cell>
          <table:table-cell office:value-type="float" office:value="-66733" calcext:value-type="float">
            <text:p>-66,733</text:p>
          </table:table-cell>
          <table:table-cell office:value-type="float" office:value="-69343" calcext:value-type="float">
            <text:p>-69,343</text:p>
          </table:table-cell>
          <table:table-cell table:formula="of:=[.J58]/[.B58]" office:value-type="percentage" office:value="-0.00124322660247266" calcext:value-type="percentage">
            <text:p>-0.12%</text:p>
          </table:table-cell>
          <table:table-cell table:formula="of:=[.K58]/[.C58]" office:value-type="percentage" office:value="-0.0116325323171906" calcext:value-type="percentage">
            <text:p>-1.16%</text:p>
          </table:table-cell>
          <table:table-cell table:formula="of:=[.L58]/[.D58]" office:value-type="percentage" office:value="-0.0121734642389544" calcext:value-type="percentage">
            <text:p>-1.22%</text:p>
          </table:table-cell>
          <table:table-cell table:formula="of:=[.M58]/[.E58]" office:value-type="percentage" office:value="-0.0115250942818208" calcext:value-type="percentage">
            <text:p>-1.15%</text:p>
          </table:table-cell>
          <table:table-cell table:formula="of:=[.N58]/[.F58]" office:value-type="percentage" office:value="-0.0164654567320462" calcext:value-type="percentage">
            <text:p>-1.65%</text:p>
          </table:table-cell>
          <table:table-cell table:formula="of:=[.O58]/[.G58]" office:value-type="percentage" office:value="-0.0177639427164039" calcext:value-type="percentage">
            <text:p>-1.78%</text:p>
          </table:table-cell>
          <table:table-cell table:formula="of:=[.P58]/[.H58]" office:value-type="percentage" office:value="-0.0195673674497269" calcext:value-type="percentage">
            <text:p>-1.96%</text:p>
          </table:table-cell>
          <table:table-cell table:formula="of:=[.Q58]/[.I58]" office:value-type="percentage" office:value="-0.0207551569125541" calcext:value-type="percentage">
            <text:p>-2.08%</text:p>
          </table:table-cell>
          <table:table-cell table:number-columns-repeated="33"/>
        </table:table-row>
        <table:table-row table:style-name="ro1" table:number-rows-repeated="22">
          <table:table-cell/>
          <table:table-cell table:style-name="Default" table:number-columns-repeated="24"/>
          <table:table-cell table:number-columns-repeated="33"/>
        </table:table-row>
        <table:table-row table:style-name="ro1">
          <table:table-cell table:style-name="ce7" table:number-matrix-columns-spanned="58" table:number-matrix-rows-spanned="25" table:formula="of:=TRANSPOSE([.A1:.Y58])" office:value-type="string" office:string-value="NAME" calcext:value-type="string">
            <text:p>NAME</text:p>
          </table:table-cell>
          <table:table-cell table:style-name="ce7" office:value-type="string" office:string-value="United States" calcext:value-type="string">
            <text:p>United States</text:p>
          </table:table-cell>
          <table:table-cell table:style-name="ce7" office:value-type="string" office:string-value="Northeast Region" calcext:value-type="string">
            <text:p>Northeast Region</text:p>
          </table:table-cell>
          <table:table-cell table:style-name="ce7" office:value-type="string" office:string-value="Midwest Region" calcext:value-type="string">
            <text:p>Midwest Region</text:p>
          </table:table-cell>
          <table:table-cell table:style-name="ce7" office:value-type="string" office:string-value="South Region" calcext:value-type="string">
            <text:p>South Region</text:p>
          </table:table-cell>
          <table:table-cell table:style-name="ce7" office:value-type="string" office:string-value="West Region" calcext:value-type="string">
            <text:p>West Region</text:p>
          </table:table-cell>
          <table:table-cell table:style-name="ce7" office:value-type="string" office:string-value="Alabama" calcext:value-type="string">
            <text:p>Alabama</text:p>
          </table:table-cell>
          <table:table-cell table:style-name="ce7" office:value-type="string" office:string-value="Alaska" calcext:value-type="string">
            <text:p>Alaska</text:p>
          </table:table-cell>
          <table:table-cell table:style-name="ce7" office:value-type="string" office:string-value="Arizona" calcext:value-type="string">
            <text:p>Arizona</text:p>
          </table:table-cell>
          <table:table-cell table:style-name="ce7" office:value-type="string" office:string-value="Arkansas" calcext:value-type="string">
            <text:p>Arkansas</text:p>
          </table:table-cell>
          <table:table-cell table:style-name="ce7" office:value-type="string" office:string-value="California" calcext:value-type="string">
            <text:p>California</text:p>
          </table:table-cell>
          <table:table-cell table:style-name="ce7" office:value-type="string" office:string-value="Colorado" calcext:value-type="string">
            <text:p>Colorado</text:p>
          </table:table-cell>
          <table:table-cell table:style-name="ce7" office:value-type="string" office:string-value="Connecticut" calcext:value-type="string">
            <text:p>Connecticut</text:p>
          </table:table-cell>
          <table:table-cell table:style-name="ce7" office:value-type="string" office:string-value="Delaware" calcext:value-type="string">
            <text:p>Delaware</text:p>
          </table:table-cell>
          <table:table-cell table:style-name="ce7" office:value-type="string" office:string-value="District of Columbia" calcext:value-type="string">
            <text:p>District of Columbia</text:p>
          </table:table-cell>
          <table:table-cell table:style-name="ce7" office:value-type="string" office:string-value="Florida" calcext:value-type="string">
            <text:p>Florida</text:p>
          </table:table-cell>
          <table:table-cell table:style-name="ce7" office:value-type="string" office:string-value="Georgia" calcext:value-type="string">
            <text:p>Georgia</text:p>
          </table:table-cell>
          <table:table-cell table:style-name="ce7" office:value-type="string" office:string-value="Hawaii" calcext:value-type="string">
            <text:p>Hawaii</text:p>
          </table:table-cell>
          <table:table-cell table:style-name="ce7" office:value-type="string" office:string-value="Idaho" calcext:value-type="string">
            <text:p>Idaho</text:p>
          </table:table-cell>
          <table:table-cell table:style-name="ce7" office:value-type="string" office:string-value="Illinois" calcext:value-type="string">
            <text:p>Illinois</text:p>
          </table:table-cell>
          <table:table-cell table:style-name="ce7" office:value-type="string" office:string-value="Indiana" calcext:value-type="string">
            <text:p>Indiana</text:p>
          </table:table-cell>
          <table:table-cell table:style-name="ce7" office:value-type="string" office:string-value="Iowa" calcext:value-type="string">
            <text:p>Iowa</text:p>
          </table:table-cell>
          <table:table-cell table:style-name="ce7" office:value-type="string" office:string-value="Kansas" calcext:value-type="string">
            <text:p>Kansas</text:p>
          </table:table-cell>
          <table:table-cell table:style-name="ce7" office:value-type="string" office:string-value="Kentucky" calcext:value-type="string">
            <text:p>Kentucky</text:p>
          </table:table-cell>
          <table:table-cell table:style-name="ce7" office:value-type="string" office:string-value="Louisiana" calcext:value-type="string">
            <text:p>Louisiana</text:p>
          </table:table-cell>
          <table:table-cell table:style-name="ce7" office:value-type="string" office:string-value="Maine" calcext:value-type="string">
            <text:p>Maine</text:p>
          </table:table-cell>
          <table:table-cell table:style-name="ce7" office:value-type="string" office:string-value="Maryland" calcext:value-type="string">
            <text:p>Maryland</text:p>
          </table:table-cell>
          <table:table-cell table:style-name="ce7" office:value-type="string" office:string-value="Massachusetts" calcext:value-type="string">
            <text:p>Massachusetts</text:p>
          </table:table-cell>
          <table:table-cell table:style-name="ce7" office:value-type="string" office:string-value="Michigan" calcext:value-type="string">
            <text:p>Michigan</text:p>
          </table:table-cell>
          <table:table-cell table:style-name="ce7" office:value-type="string" office:string-value="Minnesota" calcext:value-type="string">
            <text:p>Minnesota</text:p>
          </table:table-cell>
          <table:table-cell table:style-name="ce7" office:value-type="string" office:string-value="Mississippi" calcext:value-type="string">
            <text:p>Mississippi</text:p>
          </table:table-cell>
          <table:table-cell table:style-name="ce7" office:value-type="string" office:string-value="Missouri" calcext:value-type="string">
            <text:p>Missouri</text:p>
          </table:table-cell>
          <table:table-cell table:style-name="ce7" office:value-type="string" office:string-value="Montana" calcext:value-type="string">
            <text:p>Montana</text:p>
          </table:table-cell>
          <table:table-cell table:style-name="ce7" office:value-type="string" office:string-value="Nebraska" calcext:value-type="string">
            <text:p>Nebraska</text:p>
          </table:table-cell>
          <table:table-cell table:style-name="ce7" office:value-type="string" office:string-value="Nevada" calcext:value-type="string">
            <text:p>Nevada</text:p>
          </table:table-cell>
          <table:table-cell table:style-name="ce7" office:value-type="string" office:string-value="New Hampshire" calcext:value-type="string">
            <text:p>New Hampshire</text:p>
          </table:table-cell>
          <table:table-cell table:style-name="ce7" office:value-type="string" office:string-value="New Jersey" calcext:value-type="string">
            <text:p>New Jersey</text:p>
          </table:table-cell>
          <table:table-cell table:style-name="ce7" office:value-type="string" office:string-value="New Mexico" calcext:value-type="string">
            <text:p>New Mexico</text:p>
          </table:table-cell>
          <table:table-cell table:style-name="ce7" office:value-type="string" office:string-value="New York" calcext:value-type="string">
            <text:p>New York</text:p>
          </table:table-cell>
          <table:table-cell table:style-name="ce7" office:value-type="string" office:string-value="North Carolina" calcext:value-type="string">
            <text:p>North Carolina</text:p>
          </table:table-cell>
          <table:table-cell table:style-name="ce7" office:value-type="string" office:string-value="North Dakota" calcext:value-type="string">
            <text:p>North Dakota</text:p>
          </table:table-cell>
          <table:table-cell table:style-name="ce7" office:value-type="string" office:string-value="Ohio" calcext:value-type="string">
            <text:p>Ohio</text:p>
          </table:table-cell>
          <table:table-cell table:style-name="ce7" office:value-type="string" office:string-value="Oklahoma" calcext:value-type="string">
            <text:p>Oklahoma</text:p>
          </table:table-cell>
          <table:table-cell table:style-name="ce7" office:value-type="string" office:string-value="Oregon" calcext:value-type="string">
            <text:p>Oregon</text:p>
          </table:table-cell>
          <table:table-cell table:style-name="ce7" office:value-type="string" office:string-value="Pennsylvania" calcext:value-type="string">
            <text:p>Pennsylvania</text:p>
          </table:table-cell>
          <table:table-cell table:style-name="ce7" office:value-type="string" office:string-value="Rhode Island" calcext:value-type="string">
            <text:p>Rhode Island</text:p>
          </table:table-cell>
          <table:table-cell table:style-name="ce7" office:value-type="string" office:string-value="South Carolina" calcext:value-type="string">
            <text:p>South Carolina</text:p>
          </table:table-cell>
          <table:table-cell table:style-name="ce7" office:value-type="string" office:string-value="South Dakota" calcext:value-type="string">
            <text:p>South Dakota</text:p>
          </table:table-cell>
          <table:table-cell table:style-name="ce7" office:value-type="string" office:string-value="Tennessee" calcext:value-type="string">
            <text:p>Tennessee</text:p>
          </table:table-cell>
          <table:table-cell table:style-name="ce7" office:value-type="string" office:string-value="Texas" calcext:value-type="string">
            <text:p>Texas</text:p>
          </table:table-cell>
          <table:table-cell table:style-name="ce7" office:value-type="string" office:string-value="Utah" calcext:value-type="string">
            <text:p>Utah</text:p>
          </table:table-cell>
          <table:table-cell table:style-name="ce7" office:value-type="string" office:string-value="Vermont" calcext:value-type="string">
            <text:p>Vermont</text:p>
          </table:table-cell>
          <table:table-cell table:style-name="ce7" office:value-type="string" office:string-value="Virginia" calcext:value-type="string">
            <text:p>Virginia</text:p>
          </table:table-cell>
          <table:table-cell table:style-name="ce7" office:value-type="string" office:string-value="Washington" calcext:value-type="string">
            <text:p>Washington</text:p>
          </table:table-cell>
          <table:table-cell table:style-name="ce7" office:value-type="string" office:string-value="West Virginia" calcext:value-type="string">
            <text:p>West Virginia</text:p>
          </table:table-cell>
          <table:table-cell table:style-name="ce7" office:value-type="string" office:string-value="Wisconsin" calcext:value-type="string">
            <text:p>Wisconsin</text:p>
          </table:table-cell>
          <table:table-cell table:style-name="ce7" office:value-type="string" office:string-value="Wyoming" calcext:value-type="string">
            <text:p>Wyoming</text:p>
          </table:table-cell>
          <table:table-cell table:style-name="ce7" office:value-type="string" office:string-value="Puerto Rico" calcext:value-type="string">
            <text:p>Puerto Rico</text:p>
          </table:table-cell>
        </table:table-row>
        <table:table-row table:style-name="ro1">
          <table:table-cell table:style-name="ce7" office:value-type="string" office:string-value="POP_2010" calcext:value-type="string">
            <text:p>POP_2010</text:p>
          </table:table-cell>
          <table:table-cell table:style-name="Default" office:value-type="float" office:value="308745538" calcext:value-type="float">
            <text:p>308745538</text:p>
          </table:table-cell>
          <table:table-cell table:style-name="Default" office:value-type="float" office:value="55317240" calcext:value-type="float">
            <text:p>55317240</text:p>
          </table:table-cell>
          <table:table-cell table:style-name="Default" office:value-type="float" office:value="66927001" calcext:value-type="float">
            <text:p>66927001</text:p>
          </table:table-cell>
          <table:table-cell table:style-name="Default" office:value-type="float" office:value="114555744" calcext:value-type="float">
            <text:p>114555744</text:p>
          </table:table-cell>
          <table:table-cell table:style-name="Default" office:value-type="float" office:value="71945553" calcext:value-type="float">
            <text:p>71945553</text:p>
          </table:table-cell>
          <table:table-cell table:style-name="Default" office:value-type="float" office:value="4779736" calcext:value-type="float">
            <text:p>4779736</text:p>
          </table:table-cell>
          <table:table-cell table:style-name="Default" office:value-type="float" office:value="710231" calcext:value-type="float">
            <text:p>710231</text:p>
          </table:table-cell>
          <table:table-cell table:style-name="Default" office:value-type="float" office:value="6392017" calcext:value-type="float">
            <text:p>6392017</text:p>
          </table:table-cell>
          <table:table-cell table:style-name="Default" office:value-type="float" office:value="2915918" calcext:value-type="float">
            <text:p>2915918</text:p>
          </table:table-cell>
          <table:table-cell table:style-name="Default" office:value-type="float" office:value="37253956" calcext:value-type="float">
            <text:p>37253956</text:p>
          </table:table-cell>
          <table:table-cell table:style-name="Default" office:value-type="float" office:value="5029196" calcext:value-type="float">
            <text:p>5029196</text:p>
          </table:table-cell>
          <table:table-cell table:style-name="Default" office:value-type="float" office:value="3574097" calcext:value-type="float">
            <text:p>3574097</text:p>
          </table:table-cell>
          <table:table-cell table:style-name="Default" office:value-type="float" office:value="897934" calcext:value-type="float">
            <text:p>897934</text:p>
          </table:table-cell>
          <table:table-cell table:style-name="Default" office:value-type="float" office:value="601723" calcext:value-type="float">
            <text:p>601723</text:p>
          </table:table-cell>
          <table:table-cell table:style-name="Default" office:value-type="float" office:value="18801310" calcext:value-type="float">
            <text:p>18801310</text:p>
          </table:table-cell>
          <table:table-cell table:style-name="Default" office:value-type="float" office:value="9687653" calcext:value-type="float">
            <text:p>9687653</text:p>
          </table:table-cell>
          <table:table-cell table:style-name="Default" office:value-type="float" office:value="1360301" calcext:value-type="float">
            <text:p>1360301</text:p>
          </table:table-cell>
          <table:table-cell table:style-name="Default" office:value-type="float" office:value="1567582" calcext:value-type="float">
            <text:p>1567582</text:p>
          </table:table-cell>
          <table:table-cell table:style-name="Default" office:value-type="float" office:value="12830632" calcext:value-type="float">
            <text:p>12830632</text:p>
          </table:table-cell>
          <table:table-cell table:style-name="Default" office:value-type="float" office:value="6483802" calcext:value-type="float">
            <text:p>6483802</text:p>
          </table:table-cell>
          <table:table-cell table:style-name="Default" office:value-type="float" office:value="3046355" calcext:value-type="float">
            <text:p>3046355</text:p>
          </table:table-cell>
          <table:table-cell table:style-name="Default" office:value-type="float" office:value="2853118" calcext:value-type="float">
            <text:p>2853118</text:p>
          </table:table-cell>
          <table:table-cell table:style-name="Default" office:value-type="float" office:value="4339367" calcext:value-type="float">
            <text:p>4339367</text:p>
          </table:table-cell>
          <table:table-cell table:style-name="Default" office:value-type="float" office:value="4533372" calcext:value-type="float">
            <text:p>4533372</text:p>
          </table:table-cell>
          <table:table-cell office:value-type="float" office:value="1328361" calcext:value-type="float">
            <text:p>1328361</text:p>
          </table:table-cell>
          <table:table-cell office:value-type="float" office:value="5773552" calcext:value-type="float">
            <text:p>5773552</text:p>
          </table:table-cell>
          <table:table-cell office:value-type="float" office:value="6547629" calcext:value-type="float">
            <text:p>6547629</text:p>
          </table:table-cell>
          <table:table-cell office:value-type="float" office:value="9883640" calcext:value-type="float">
            <text:p>9883640</text:p>
          </table:table-cell>
          <table:table-cell office:value-type="float" office:value="5303925" calcext:value-type="float">
            <text:p>5303925</text:p>
          </table:table-cell>
          <table:table-cell office:value-type="float" office:value="2967297" calcext:value-type="float">
            <text:p>2967297</text:p>
          </table:table-cell>
          <table:table-cell office:value-type="float" office:value="5988927" calcext:value-type="float">
            <text:p>5988927</text:p>
          </table:table-cell>
          <table:table-cell office:value-type="float" office:value="989415" calcext:value-type="float">
            <text:p>989415</text:p>
          </table:table-cell>
          <table:table-cell office:value-type="float" office:value="1826341" calcext:value-type="float">
            <text:p>1826341</text:p>
          </table:table-cell>
          <table:table-cell office:value-type="float" office:value="2700551" calcext:value-type="float">
            <text:p>2700551</text:p>
          </table:table-cell>
          <table:table-cell office:value-type="float" office:value="1316470" calcext:value-type="float">
            <text:p>1316470</text:p>
          </table:table-cell>
          <table:table-cell office:value-type="float" office:value="8791894" calcext:value-type="float">
            <text:p>8791894</text:p>
          </table:table-cell>
          <table:table-cell office:value-type="float" office:value="2059179" calcext:value-type="float">
            <text:p>2059179</text:p>
          </table:table-cell>
          <table:table-cell office:value-type="float" office:value="19378102" calcext:value-type="float">
            <text:p>19378102</text:p>
          </table:table-cell>
          <table:table-cell office:value-type="float" office:value="9535483" calcext:value-type="float">
            <text:p>9535483</text:p>
          </table:table-cell>
          <table:table-cell office:value-type="float" office:value="672591" calcext:value-type="float">
            <text:p>672591</text:p>
          </table:table-cell>
          <table:table-cell office:value-type="float" office:value="11536504" calcext:value-type="float">
            <text:p>11536504</text:p>
          </table:table-cell>
          <table:table-cell office:value-type="float" office:value="3751351" calcext:value-type="float">
            <text:p>3751351</text:p>
          </table:table-cell>
          <table:table-cell office:value-type="float" office:value="3831074" calcext:value-type="float">
            <text:p>3831074</text:p>
          </table:table-cell>
          <table:table-cell office:value-type="float" office:value="12702379" calcext:value-type="float">
            <text:p>12702379</text:p>
          </table:table-cell>
          <table:table-cell office:value-type="float" office:value="1052567" calcext:value-type="float">
            <text:p>1052567</text:p>
          </table:table-cell>
          <table:table-cell office:value-type="float" office:value="4625364" calcext:value-type="float">
            <text:p>4625364</text:p>
          </table:table-cell>
          <table:table-cell office:value-type="float" office:value="814180" calcext:value-type="float">
            <text:p>814180</text:p>
          </table:table-cell>
          <table:table-cell office:value-type="float" office:value="6346105" calcext:value-type="float">
            <text:p>6346105</text:p>
          </table:table-cell>
          <table:table-cell office:value-type="float" office:value="25145561" calcext:value-type="float">
            <text:p>25145561</text:p>
          </table:table-cell>
          <table:table-cell office:value-type="float" office:value="2763885" calcext:value-type="float">
            <text:p>2763885</text:p>
          </table:table-cell>
          <table:table-cell office:value-type="float" office:value="625741" calcext:value-type="float">
            <text:p>625741</text:p>
          </table:table-cell>
          <table:table-cell office:value-type="float" office:value="8001024" calcext:value-type="float">
            <text:p>8001024</text:p>
          </table:table-cell>
          <table:table-cell office:value-type="float" office:value="6724540" calcext:value-type="float">
            <text:p>6724540</text:p>
          </table:table-cell>
          <table:table-cell office:value-type="float" office:value="1852994" calcext:value-type="float">
            <text:p>1852994</text:p>
          </table:table-cell>
          <table:table-cell office:value-type="float" office:value="5686986" calcext:value-type="float">
            <text:p>5686986</text:p>
          </table:table-cell>
          <table:table-cell office:value-type="float" office:value="563626" calcext:value-type="float">
            <text:p>563626</text:p>
          </table:table-cell>
          <table:table-cell office:value-type="float" office:value="3725789" calcext:value-type="float">
            <text:p>3725789</text:p>
          </table:table-cell>
        </table:table-row>
        <table:table-row table:style-name="ro1">
          <table:table-cell table:style-name="ce7" office:value-type="string" office:string-value="POP_2011" calcext:value-type="string">
            <text:p>POP_2011</text:p>
          </table:table-cell>
          <table:table-cell table:style-name="Default" office:value-type="float" office:value="311046978" calcext:value-type="float">
            <text:p>311046978</text:p>
          </table:table-cell>
          <table:table-cell table:style-name="Default" office:value-type="float" office:value="55571224" calcext:value-type="float">
            <text:p>55571224</text:p>
          </table:table-cell>
          <table:table-cell table:style-name="Default" office:value-type="float" office:value="67095026" calcext:value-type="float">
            <text:p>67095026</text:p>
          </table:table-cell>
          <table:table-cell table:style-name="Default" office:value-type="float" office:value="115744244" calcext:value-type="float">
            <text:p>115744244</text:p>
          </table:table-cell>
          <table:table-cell table:style-name="Default" office:value-type="float" office:value="72635656" calcext:value-type="float">
            <text:p>72635656</text:p>
          </table:table-cell>
          <table:table-cell table:style-name="Default" office:value-type="float" office:value="4792790" calcext:value-type="float">
            <text:p>4792790</text:p>
          </table:table-cell>
          <table:table-cell table:style-name="Default" office:value-type="float" office:value="718431" calcext:value-type="float">
            <text:p>718431</text:p>
          </table:table-cell>
          <table:table-cell table:style-name="Default" office:value-type="float" office:value="6450366" calcext:value-type="float">
            <text:p>6450366</text:p>
          </table:table-cell>
          <table:table-cell table:style-name="Default" office:value-type="float" office:value="2932787" calcext:value-type="float">
            <text:p>2932787</text:p>
          </table:table-cell>
          <table:table-cell table:style-name="Default" office:value-type="float" office:value="37598239" calcext:value-type="float">
            <text:p>37598239</text:p>
          </table:table-cell>
          <table:table-cell table:style-name="Default" office:value-type="float" office:value="5097323" calcext:value-type="float">
            <text:p>5097323</text:p>
          </table:table-cell>
          <table:table-cell table:style-name="Default" office:value-type="float" office:value="3585833" calcext:value-type="float">
            <text:p>3585833</text:p>
          </table:table-cell>
          <table:table-cell table:style-name="Default" office:value-type="float" office:value="906090" calcext:value-type="float">
            <text:p>906090</text:p>
          </table:table-cell>
          <table:table-cell table:style-name="Default" office:value-type="float" office:value="616935" calcext:value-type="float">
            <text:p>616935</text:p>
          </table:table-cell>
          <table:table-cell table:style-name="Default" office:value-type="float" office:value="19051617" calcext:value-type="float">
            <text:p>19051617</text:p>
          </table:table-cell>
          <table:table-cell table:style-name="Default" office:value-type="float" office:value="9785300" calcext:value-type="float">
            <text:p>9785300</text:p>
          </table:table-cell>
          <table:table-cell table:style-name="Default" office:value-type="float" office:value="1374770" calcext:value-type="float">
            <text:p>1374770</text:p>
          </table:table-cell>
          <table:table-cell table:style-name="Default" office:value-type="float" office:value="1579824" calcext:value-type="float">
            <text:p>1579824</text:p>
          </table:table-cell>
          <table:table-cell table:style-name="Default" office:value-type="float" office:value="12851717" calcext:value-type="float">
            <text:p>12851717</text:p>
          </table:table-cell>
          <table:table-cell table:style-name="Default" office:value-type="float" office:value="6509107" calcext:value-type="float">
            <text:p>6509107</text:p>
          </table:table-cell>
          <table:table-cell table:style-name="Default" office:value-type="float" office:value="3059805" calcext:value-type="float">
            <text:p>3059805</text:p>
          </table:table-cell>
          <table:table-cell table:style-name="Default" office:value-type="float" office:value="2863452" calcext:value-type="float">
            <text:p>2863452</text:p>
          </table:table-cell>
          <table:table-cell table:style-name="Default" office:value-type="float" office:value="4359883" calcext:value-type="float">
            <text:p>4359883</text:p>
          </table:table-cell>
          <table:table-cell table:style-name="Default" office:value-type="float" office:value="4562814" calcext:value-type="float">
            <text:p>4562814</text:p>
          </table:table-cell>
          <table:table-cell office:value-type="float" office:value="1328761" calcext:value-type="float">
            <text:p>1328761</text:p>
          </table:table-cell>
          <table:table-cell office:value-type="float" office:value="5828430" calcext:value-type="float">
            <text:p>5828430</text:p>
          </table:table-cell>
          <table:table-cell office:value-type="float" office:value="6594739" calcext:value-type="float">
            <text:p>6594739</text:p>
          </table:table-cell>
          <table:table-cell office:value-type="float" office:value="9883108" calcext:value-type="float">
            <text:p>9883108</text:p>
          </table:table-cell>
          <table:table-cell office:value-type="float" office:value="5339136" calcext:value-type="float">
            <text:p>5339136</text:p>
          </table:table-cell>
          <table:table-cell office:value-type="float" office:value="2974305" calcext:value-type="float">
            <text:p>2974305</text:p>
          </table:table-cell>
          <table:table-cell office:value-type="float" office:value="6003510" calcext:value-type="float">
            <text:p>6003510</text:p>
          </table:table-cell>
          <table:table-cell office:value-type="float" office:value="995767" calcext:value-type="float">
            <text:p>995767</text:p>
          </table:table-cell>
          <table:table-cell office:value-type="float" office:value="1838003" calcext:value-type="float">
            <text:p>1838003</text:p>
          </table:table-cell>
          <table:table-cell office:value-type="float" office:value="2715911" calcext:value-type="float">
            <text:p>2715911</text:p>
          </table:table-cell>
          <table:table-cell office:value-type="float" office:value="1318115" calcext:value-type="float">
            <text:p>1318115</text:p>
          </table:table-cell>
          <table:table-cell office:value-type="float" office:value="8832825" calcext:value-type="float">
            <text:p>8832825</text:p>
          </table:table-cell>
          <table:table-cell office:value-type="float" office:value="2072281" calcext:value-type="float">
            <text:p>2072281</text:p>
          </table:table-cell>
          <table:table-cell office:value-type="float" office:value="19499120" calcext:value-type="float">
            <text:p>19499120</text:p>
          </table:table-cell>
          <table:table-cell office:value-type="float" office:value="9623817" calcext:value-type="float">
            <text:p>9623817</text:p>
          </table:table-cell>
          <table:table-cell office:value-type="float" office:value="682874" calcext:value-type="float">
            <text:p>682874</text:p>
          </table:table-cell>
          <table:table-cell office:value-type="float" office:value="11540553" calcext:value-type="float">
            <text:p>11540553</text:p>
          </table:table-cell>
          <table:table-cell office:value-type="float" office:value="3776998" calcext:value-type="float">
            <text:p>3776998</text:p>
          </table:table-cell>
          <table:table-cell office:value-type="float" office:value="3859801" calcext:value-type="float">
            <text:p>3859801</text:p>
          </table:table-cell>
          <table:table-cell office:value-type="float" office:value="12734105" calcext:value-type="float">
            <text:p>12734105</text:p>
          </table:table-cell>
          <table:table-cell office:value-type="float" office:value="1051553" calcext:value-type="float">
            <text:p>1051553</text:p>
          </table:table-cell>
          <table:table-cell office:value-type="float" office:value="4662191" calcext:value-type="float">
            <text:p>4662191</text:p>
          </table:table-cell>
          <table:table-cell office:value-type="float" office:value="821273" calcext:value-type="float">
            <text:p>821273</text:p>
          </table:table-cell>
          <table:table-cell office:value-type="float" office:value="6386442" calcext:value-type="float">
            <text:p>6386442</text:p>
          </table:table-cell>
          <table:table-cell office:value-type="float" office:value="25546804" calcext:value-type="float">
            <text:p>25546804</text:p>
          </table:table-cell>
          <table:table-cell office:value-type="float" office:value="2803890" calcext:value-type="float">
            <text:p>2803890</text:p>
          </table:table-cell>
          <table:table-cell office:value-type="float" office:value="626109" calcext:value-type="float">
            <text:p>626109</text:p>
          </table:table-cell>
          <table:table-cell office:value-type="float" office:value="8083118" calcext:value-type="float">
            <text:p>8083118</text:p>
          </table:table-cell>
          <table:table-cell office:value-type="float" office:value="6802115" calcext:value-type="float">
            <text:p>6802115</text:p>
          </table:table-cell>
          <table:table-cell office:value-type="float" office:value="1853570" calcext:value-type="float">
            <text:p>1853570</text:p>
          </table:table-cell>
          <table:table-cell office:value-type="float" office:value="5702386" calcext:value-type="float">
            <text:p>5702386</text:p>
          </table:table-cell>
          <table:table-cell office:value-type="float" office:value="566848" calcext:value-type="float">
            <text:p>566848</text:p>
          </table:table-cell>
          <table:table-cell office:value-type="float" office:value="3682947" calcext:value-type="float">
            <text:p>3682947</text:p>
          </table:table-cell>
        </table:table-row>
        <table:table-row table:style-name="ro1">
          <table:table-cell table:style-name="ce7" office:value-type="string" office:string-value="POP_2012" calcext:value-type="string">
            <text:p>POP_2012</text:p>
          </table:table-cell>
          <table:table-cell table:style-name="Default" office:value-type="float" office:value="313391467" calcext:value-type="float">
            <text:p>313391467</text:p>
          </table:table-cell>
          <table:table-cell table:style-name="Default" office:value-type="float" office:value="55788546" calcext:value-type="float">
            <text:p>55788546</text:p>
          </table:table-cell>
          <table:table-cell table:style-name="Default" office:value-type="float" office:value="67271697" calcext:value-type="float">
            <text:p>67271697</text:p>
          </table:table-cell>
          <table:table-cell table:style-name="Default" office:value-type="float" office:value="116971620" calcext:value-type="float">
            <text:p>116971620</text:p>
          </table:table-cell>
          <table:table-cell table:style-name="Default" office:value-type="float" office:value="73357891" calcext:value-type="float">
            <text:p>73357891</text:p>
          </table:table-cell>
          <table:table-cell table:style-name="Default" office:value-type="float" office:value="4808068" calcext:value-type="float">
            <text:p>4808068</text:p>
          </table:table-cell>
          <table:table-cell table:style-name="Default" office:value-type="float" office:value="726952" calcext:value-type="float">
            <text:p>726952</text:p>
          </table:table-cell>
          <table:table-cell table:style-name="Default" office:value-type="float" office:value="6528905" calcext:value-type="float">
            <text:p>6528905</text:p>
          </table:table-cell>
          <table:table-cell table:style-name="Default" office:value-type="float" office:value="2943334" calcext:value-type="float">
            <text:p>2943334</text:p>
          </table:table-cell>
          <table:table-cell table:style-name="Default" office:value-type="float" office:value="37943906" calcext:value-type="float">
            <text:p>37943906</text:p>
          </table:table-cell>
          <table:table-cell table:style-name="Default" office:value-type="float" office:value="5166981" calcext:value-type="float">
            <text:p>5166981</text:p>
          </table:table-cell>
          <table:table-cell table:style-name="Default" office:value-type="float" office:value="3591601" calcext:value-type="float">
            <text:p>3591601</text:p>
          </table:table-cell>
          <table:table-cell table:style-name="Default" office:value-type="float" office:value="915056" calcext:value-type="float">
            <text:p>915056</text:p>
          </table:table-cell>
          <table:table-cell table:style-name="Default" office:value-type="float" office:value="632145" calcext:value-type="float">
            <text:p>632145</text:p>
          </table:table-cell>
          <table:table-cell table:style-name="Default" office:value-type="float" office:value="19294990" calcext:value-type="float">
            <text:p>19294990</text:p>
          </table:table-cell>
          <table:table-cell table:style-name="Default" office:value-type="float" office:value="9885616" calcext:value-type="float">
            <text:p>9885616</text:p>
          </table:table-cell>
          <table:table-cell table:style-name="Default" office:value-type="float" office:value="1389181" calcext:value-type="float">
            <text:p>1389181</text:p>
          </table:table-cell>
          <table:table-cell table:style-name="Default" office:value-type="float" office:value="1591293" calcext:value-type="float">
            <text:p>1591293</text:p>
          </table:table-cell>
          <table:table-cell table:style-name="Default" office:value-type="float" office:value="12867899" calcext:value-type="float">
            <text:p>12867899</text:p>
          </table:table-cell>
          <table:table-cell table:style-name="Default" office:value-type="float" office:value="6529394" calcext:value-type="float">
            <text:p>6529394</text:p>
          </table:table-cell>
          <table:table-cell table:style-name="Default" office:value-type="float" office:value="3070487" calcext:value-type="float">
            <text:p>3070487</text:p>
          </table:table-cell>
          <table:table-cell table:style-name="Default" office:value-type="float" office:value="2879981" calcext:value-type="float">
            <text:p>2879981</text:p>
          </table:table-cell>
          <table:table-cell table:style-name="Default" office:value-type="float" office:value="4375021" calcext:value-type="float">
            <text:p>4375021</text:p>
          </table:table-cell>
          <table:table-cell table:style-name="Default" office:value-type="float" office:value="4591036" calcext:value-type="float">
            <text:p>4591036</text:p>
          </table:table-cell>
          <table:table-cell office:value-type="float" office:value="1328894" calcext:value-type="float">
            <text:p>1328894</text:p>
          </table:table-cell>
          <table:table-cell office:value-type="float" office:value="5876873" calcext:value-type="float">
            <text:p>5876873</text:p>
          </table:table-cell>
          <table:table-cell office:value-type="float" office:value="6642063" calcext:value-type="float">
            <text:p>6642063</text:p>
          </table:table-cell>
          <table:table-cell office:value-type="float" office:value="9893526" calcext:value-type="float">
            <text:p>9893526</text:p>
          </table:table-cell>
          <table:table-cell office:value-type="float" office:value="5370823" calcext:value-type="float">
            <text:p>5370823</text:p>
          </table:table-cell>
          <table:table-cell office:value-type="float" office:value="2979810" calcext:value-type="float">
            <text:p>2979810</text:p>
          </table:table-cell>
          <table:table-cell office:value-type="float" office:value="6016482" calcext:value-type="float">
            <text:p>6016482</text:p>
          </table:table-cell>
          <table:table-cell office:value-type="float" office:value="1002416" calcext:value-type="float">
            <text:p>1002416</text:p>
          </table:table-cell>
          <table:table-cell office:value-type="float" office:value="1851198" calcext:value-type="float">
            <text:p>1851198</text:p>
          </table:table-cell>
          <table:table-cell office:value-type="float" office:value="2750123" calcext:value-type="float">
            <text:p>2750123</text:p>
          </table:table-cell>
          <table:table-cell office:value-type="float" office:value="1320692" calcext:value-type="float">
            <text:p>1320692</text:p>
          </table:table-cell>
          <table:table-cell office:value-type="float" office:value="8870176" calcext:value-type="float">
            <text:p>8870176</text:p>
          </table:table-cell>
          <table:table-cell office:value-type="float" office:value="2078112" calcext:value-type="float">
            <text:p>2078112</text:p>
          </table:table-cell>
          <table:table-cell office:value-type="float" office:value="19598019" calcext:value-type="float">
            <text:p>19598019</text:p>
          </table:table-cell>
          <table:table-cell office:value-type="float" office:value="9715802" calcext:value-type="float">
            <text:p>9715802</text:p>
          </table:table-cell>
          <table:table-cell office:value-type="float" office:value="699376" calcext:value-type="float">
            <text:p>699376</text:p>
          </table:table-cell>
          <table:table-cell office:value-type="float" office:value="11544189" calcext:value-type="float">
            <text:p>11544189</text:p>
          </table:table-cell>
          <table:table-cell office:value-type="float" office:value="3806999" calcext:value-type="float">
            <text:p>3806999</text:p>
          </table:table-cell>
          <table:table-cell office:value-type="float" office:value="3887832" calcext:value-type="float">
            <text:p>3887832</text:p>
          </table:table-cell>
          <table:table-cell office:value-type="float" office:value="12759311" calcext:value-type="float">
            <text:p>12759311</text:p>
          </table:table-cell>
          <table:table-cell office:value-type="float" office:value="1052159" calcext:value-type="float">
            <text:p>1052159</text:p>
          </table:table-cell>
          <table:table-cell office:value-type="float" office:value="4708351" calcext:value-type="float">
            <text:p>4708351</text:p>
          </table:table-cell>
          <table:table-cell office:value-type="float" office:value="830488" calcext:value-type="float">
            <text:p>830488</text:p>
          </table:table-cell>
          <table:table-cell office:value-type="float" office:value="6440709" calcext:value-type="float">
            <text:p>6440709</text:p>
          </table:table-cell>
          <table:table-cell office:value-type="float" office:value="25979055" calcext:value-type="float">
            <text:p>25979055</text:p>
          </table:table-cell>
          <table:table-cell office:value-type="float" office:value="2842523" calcext:value-type="float">
            <text:p>2842523</text:p>
          </table:table-cell>
          <table:table-cell office:value-type="float" office:value="625505" calcext:value-type="float">
            <text:p>625505</text:p>
          </table:table-cell>
          <table:table-cell office:value-type="float" office:value="8163981" calcext:value-type="float">
            <text:p>8163981</text:p>
          </table:table-cell>
          <table:table-cell office:value-type="float" office:value="6873679" calcext:value-type="float">
            <text:p>6873679</text:p>
          </table:table-cell>
          <table:table-cell office:value-type="float" office:value="1854038" calcext:value-type="float">
            <text:p>1854038</text:p>
          </table:table-cell>
          <table:table-cell office:value-type="float" office:value="5717640" calcext:value-type="float">
            <text:p>5717640</text:p>
          </table:table-cell>
          <table:table-cell office:value-type="float" office:value="575842" calcext:value-type="float">
            <text:p>575842</text:p>
          </table:table-cell>
          <table:table-cell office:value-type="float" office:value="3638652" calcext:value-type="float">
            <text:p>3638652</text:p>
          </table:table-cell>
        </table:table-row>
        <table:table-row table:style-name="ro1">
          <table:table-cell table:style-name="ce7" office:value-type="string" office:string-value="POP_2013" calcext:value-type="string">
            <text:p>POP_2013</text:p>
          </table:table-cell>
          <table:table-cell table:style-name="Default" office:value-type="float" office:value="315628405" calcext:value-type="float">
            <text:p>315628405</text:p>
          </table:table-cell>
          <table:table-cell table:style-name="Default" office:value-type="float" office:value="55975776" calcext:value-type="float">
            <text:p>55975776</text:p>
          </table:table-cell>
          <table:table-cell table:style-name="Default" office:value-type="float" office:value="67487704" calcext:value-type="float">
            <text:p>67487704</text:p>
          </table:table-cell>
          <table:table-cell table:style-name="Default" office:value-type="float" office:value="118099075" calcext:value-type="float">
            <text:p>118099075</text:p>
          </table:table-cell>
          <table:table-cell table:style-name="Default" office:value-type="float" office:value="74063369" calcext:value-type="float">
            <text:p>74063369</text:p>
          </table:table-cell>
          <table:table-cell table:style-name="Default" office:value-type="float" office:value="4821766" calcext:value-type="float">
            <text:p>4821766</text:p>
          </table:table-cell>
          <table:table-cell table:style-name="Default" office:value-type="float" office:value="732855" calcext:value-type="float">
            <text:p>732855</text:p>
          </table:table-cell>
          <table:table-cell table:style-name="Default" office:value-type="float" office:value="6600650" calcext:value-type="float">
            <text:p>6600650</text:p>
          </table:table-cell>
          <table:table-cell table:style-name="Default" office:value-type="float" office:value="2950891" calcext:value-type="float">
            <text:p>2950891</text:p>
          </table:table-cell>
          <table:table-cell table:style-name="Default" office:value-type="float" office:value="38271635" calcext:value-type="float">
            <text:p>38271635</text:p>
          </table:table-cell>
          <table:table-cell table:style-name="Default" office:value-type="float" office:value="5242923" calcext:value-type="float">
            <text:p>5242923</text:p>
          </table:table-cell>
          <table:table-cell table:style-name="Default" office:value-type="float" office:value="3596358" calcext:value-type="float">
            <text:p>3596358</text:p>
          </table:table-cell>
          <table:table-cell table:style-name="Default" office:value-type="float" office:value="923286" calcext:value-type="float">
            <text:p>923286</text:p>
          </table:table-cell>
          <table:table-cell table:style-name="Default" office:value-type="float" office:value="646550" calcext:value-type="float">
            <text:p>646550</text:p>
          </table:table-cell>
          <table:table-cell table:style-name="Default" office:value-type="float" office:value="19538007" calcext:value-type="float">
            <text:p>19538007</text:p>
          </table:table-cell>
          <table:table-cell table:style-name="Default" office:value-type="float" office:value="9956036" calcext:value-type="float">
            <text:p>9956036</text:p>
          </table:table-cell>
          <table:table-cell table:style-name="Default" office:value-type="float" office:value="1404408" calcext:value-type="float">
            <text:p>1404408</text:p>
          </table:table-cell>
          <table:table-cell table:style-name="Default" office:value-type="float" office:value="1606774" calcext:value-type="float">
            <text:p>1606774</text:p>
          </table:table-cell>
          <table:table-cell table:style-name="Default" office:value-type="float" office:value="12879799" calcext:value-type="float">
            <text:p>12879799</text:p>
          </table:table-cell>
          <table:table-cell table:style-name="Default" office:value-type="float" office:value="6561183" calcext:value-type="float">
            <text:p>6561183</text:p>
          </table:table-cell>
          <table:table-cell table:style-name="Default" office:value-type="float" office:value="3085958" calcext:value-type="float">
            <text:p>3085958</text:p>
          </table:table-cell>
          <table:table-cell table:style-name="Default" office:value-type="float" office:value="2887551" calcext:value-type="float">
            <text:p>2887551</text:p>
          </table:table-cell>
          <table:table-cell table:style-name="Default" office:value-type="float" office:value="4390439" calcext:value-type="float">
            <text:p>4390439</text:p>
          </table:table-cell>
          <table:table-cell table:style-name="Default" office:value-type="float" office:value="4615089" calcext:value-type="float">
            <text:p>4615089</text:p>
          </table:table-cell>
          <table:table-cell office:value-type="float" office:value="1328768" calcext:value-type="float">
            <text:p>1328768</text:p>
          </table:table-cell>
          <table:table-cell office:value-type="float" office:value="5917744" calcext:value-type="float">
            <text:p>5917744</text:p>
          </table:table-cell>
          <table:table-cell office:value-type="float" office:value="6693438" calcext:value-type="float">
            <text:p>6693438</text:p>
          </table:table-cell>
          <table:table-cell office:value-type="float" office:value="9906144" calcext:value-type="float">
            <text:p>9906144</text:p>
          </table:table-cell>
          <table:table-cell office:value-type="float" office:value="5409153" calcext:value-type="float">
            <text:p>5409153</text:p>
          </table:table-cell>
          <table:table-cell office:value-type="float" office:value="2984563" calcext:value-type="float">
            <text:p>2984563</text:p>
          </table:table-cell>
          <table:table-cell office:value-type="float" office:value="6034337" calcext:value-type="float">
            <text:p>6034337</text:p>
          </table:table-cell>
          <table:table-cell office:value-type="float" office:value="1010805" calcext:value-type="float">
            <text:p>1010805</text:p>
          </table:table-cell>
          <table:table-cell office:value-type="float" office:value="1863725" calcext:value-type="float">
            <text:p>1863725</text:p>
          </table:table-cell>
          <table:table-cell office:value-type="float" office:value="2784231" calcext:value-type="float">
            <text:p>2784231</text:p>
          </table:table-cell>
          <table:table-cell office:value-type="float" office:value="1322391" calcext:value-type="float">
            <text:p>1322391</text:p>
          </table:table-cell>
          <table:table-cell office:value-type="float" office:value="8901773" calcext:value-type="float">
            <text:p>8901773</text:p>
          </table:table-cell>
          <table:table-cell office:value-type="float" office:value="2079679" calcext:value-type="float">
            <text:p>2079679</text:p>
          </table:table-cell>
          <table:table-cell office:value-type="float" office:value="19685002" calcext:value-type="float">
            <text:p>19685002</text:p>
          </table:table-cell>
          <table:table-cell office:value-type="float" office:value="9809932" calcext:value-type="float">
            <text:p>9809932</text:p>
          </table:table-cell>
          <table:table-cell office:value-type="float" office:value="720843" calcext:value-type="float">
            <text:p>720843</text:p>
          </table:table-cell>
          <table:table-cell office:value-type="float" office:value="11565060" calcext:value-type="float">
            <text:p>11565060</text:p>
          </table:table-cell>
          <table:table-cell office:value-type="float" office:value="3841466" calcext:value-type="float">
            <text:p>3841466</text:p>
          </table:table-cell>
          <table:table-cell office:value-type="float" office:value="3913536" calcext:value-type="float">
            <text:p>3913536</text:p>
          </table:table-cell>
          <table:table-cell office:value-type="float" office:value="12769720" calcext:value-type="float">
            <text:p>12769720</text:p>
          </table:table-cell>
          <table:table-cell office:value-type="float" office:value="1052182" calcext:value-type="float">
            <text:p>1052182</text:p>
          </table:table-cell>
          <table:table-cell office:value-type="float" office:value="4755098" calcext:value-type="float">
            <text:p>4755098</text:p>
          </table:table-cell>
          <table:table-cell office:value-type="float" office:value="840400" calcext:value-type="float">
            <text:p>840400</text:p>
          </table:table-cell>
          <table:table-cell office:value-type="float" office:value="6480810" calcext:value-type="float">
            <text:p>6480810</text:p>
          </table:table-cell>
          <table:table-cell office:value-type="float" office:value="26378481" calcext:value-type="float">
            <text:p>26378481</text:p>
          </table:table-cell>
          <table:table-cell office:value-type="float" office:value="2888075" calcext:value-type="float">
            <text:p>2888075</text:p>
          </table:table-cell>
          <table:table-cell office:value-type="float" office:value="625943" calcext:value-type="float">
            <text:p>625943</text:p>
          </table:table-cell>
          <table:table-cell office:value-type="float" office:value="8236794" calcext:value-type="float">
            <text:p>8236794</text:p>
          </table:table-cell>
          <table:table-cell office:value-type="float" office:value="6946009" calcext:value-type="float">
            <text:p>6946009</text:p>
          </table:table-cell>
          <table:table-cell office:value-type="float" office:value="1851013" calcext:value-type="float">
            <text:p>1851013</text:p>
          </table:table-cell>
          <table:table-cell office:value-type="float" office:value="5733228" calcext:value-type="float">
            <text:p>5733228</text:p>
          </table:table-cell>
          <table:table-cell office:value-type="float" office:value="581567" calcext:value-type="float">
            <text:p>581567</text:p>
          </table:table-cell>
          <table:table-cell office:value-type="float" office:value="3597194" calcext:value-type="float">
            <text:p>3597194</text:p>
          </table:table-cell>
        </table:table-row>
        <table:table-row table:style-name="ro1">
          <table:table-cell table:style-name="ce7" office:value-type="string" office:string-value="POP_2014" calcext:value-type="string">
            <text:p>POP_2014</text:p>
          </table:table-cell>
          <table:table-cell table:style-name="Default" office:value-type="float" office:value="318011848" calcext:value-type="float">
            <text:p>318011848</text:p>
          </table:table-cell>
          <table:table-cell table:style-name="Default" office:value-type="float" office:value="56130923" calcext:value-type="float">
            <text:p>56130923</text:p>
          </table:table-cell>
          <table:table-cell table:style-name="Default" office:value-type="float" office:value="67673244" calcext:value-type="float">
            <text:p>67673244</text:p>
          </table:table-cell>
          <table:table-cell table:style-name="Default" office:value-type="float" office:value="119373285" calcext:value-type="float">
            <text:p>119373285</text:p>
          </table:table-cell>
          <table:table-cell table:style-name="Default" office:value-type="float" office:value="74830949" calcext:value-type="float">
            <text:p>74830949</text:p>
          </table:table-cell>
          <table:table-cell table:style-name="Default" office:value-type="float" office:value="4834128" calcext:value-type="float">
            <text:p>4834128</text:p>
          </table:table-cell>
          <table:table-cell table:style-name="Default" office:value-type="float" office:value="732854" calcext:value-type="float">
            <text:p>732854</text:p>
          </table:table-cell>
          <table:table-cell table:style-name="Default" office:value-type="float" office:value="6690750" calcext:value-type="float">
            <text:p>6690750</text:p>
          </table:table-cell>
          <table:table-cell table:style-name="Default" office:value-type="float" office:value="2958895" calcext:value-type="float">
            <text:p>2958895</text:p>
          </table:table-cell>
          <table:table-cell table:style-name="Default" office:value-type="float" office:value="38624831" calcext:value-type="float">
            <text:p>38624831</text:p>
          </table:table-cell>
          <table:table-cell table:style-name="Default" office:value-type="float" office:value="5322380" calcext:value-type="float">
            <text:p>5322380</text:p>
          </table:table-cell>
          <table:table-cell table:style-name="Default" office:value-type="float" office:value="3594080" calcext:value-type="float">
            <text:p>3594080</text:p>
          </table:table-cell>
          <table:table-cell table:style-name="Default" office:value-type="float" office:value="932958" calcext:value-type="float">
            <text:p>932958</text:p>
          </table:table-cell>
          <table:table-cell table:style-name="Default" office:value-type="float" office:value="657174" calcext:value-type="float">
            <text:p>657174</text:p>
          </table:table-cell>
          <table:table-cell table:style-name="Default" office:value-type="float" office:value="19850077" calcext:value-type="float">
            <text:p>19850077</text:p>
          </table:table-cell>
          <table:table-cell table:style-name="Default" office:value-type="float" office:value="10057850" calcext:value-type="float">
            <text:p>10057850</text:p>
          </table:table-cell>
          <table:table-cell table:style-name="Default" office:value-type="float" office:value="1414055" calcext:value-type="float">
            <text:p>1414055</text:p>
          </table:table-cell>
          <table:table-cell table:style-name="Default" office:value-type="float" office:value="1626935" calcext:value-type="float">
            <text:p>1626935</text:p>
          </table:table-cell>
          <table:table-cell table:style-name="Default" office:value-type="float" office:value="12871840" calcext:value-type="float">
            <text:p>12871840</text:p>
          </table:table-cell>
          <table:table-cell table:style-name="Default" office:value-type="float" office:value="6586856" calcext:value-type="float">
            <text:p>6586856</text:p>
          </table:table-cell>
          <table:table-cell table:style-name="Default" office:value-type="float" office:value="3101625" calcext:value-type="float">
            <text:p>3101625</text:p>
          </table:table-cell>
          <table:table-cell table:style-name="Default" office:value-type="float" office:value="2894192" calcext:value-type="float">
            <text:p>2894192</text:p>
          </table:table-cell>
          <table:table-cell table:style-name="Default" office:value-type="float" office:value="4401711" calcext:value-type="float">
            <text:p>4401711</text:p>
          </table:table-cell>
          <table:table-cell table:style-name="Default" office:value-type="float" office:value="4637035" calcext:value-type="float">
            <text:p>4637035</text:p>
          </table:table-cell>
          <table:table-cell office:value-type="float" office:value="1329697" calcext:value-type="float">
            <text:p>1329697</text:p>
          </table:table-cell>
          <table:table-cell office:value-type="float" office:value="5955240" calcext:value-type="float">
            <text:p>5955240</text:p>
          </table:table-cell>
          <table:table-cell office:value-type="float" office:value="6740102" calcext:value-type="float">
            <text:p>6740102</text:p>
          </table:table-cell>
          <table:table-cell office:value-type="float" office:value="9921611" calcext:value-type="float">
            <text:p>9921611</text:p>
          </table:table-cell>
          <table:table-cell office:value-type="float" office:value="5445682" calcext:value-type="float">
            <text:p>5445682</text:p>
          </table:table-cell>
          <table:table-cell office:value-type="float" office:value="2985419" calcext:value-type="float">
            <text:p>2985419</text:p>
          </table:table-cell>
          <table:table-cell office:value-type="float" office:value="6051190" calcext:value-type="float">
            <text:p>6051190</text:p>
          </table:table-cell>
          <table:table-cell office:value-type="float" office:value="1018807" calcext:value-type="float">
            <text:p>1018807</text:p>
          </table:table-cell>
          <table:table-cell office:value-type="float" office:value="1877204" calcext:value-type="float">
            <text:p>1877204</text:p>
          </table:table-cell>
          <table:table-cell office:value-type="float" office:value="2829377" calcext:value-type="float">
            <text:p>2829377</text:p>
          </table:table-cell>
          <table:table-cell office:value-type="float" office:value="1328452" calcext:value-type="float">
            <text:p>1328452</text:p>
          </table:table-cell>
          <table:table-cell office:value-type="float" office:value="8931009" calcext:value-type="float">
            <text:p>8931009</text:p>
          </table:table-cell>
          <table:table-cell office:value-type="float" office:value="2077730" calcext:value-type="float">
            <text:p>2077730</text:p>
          </table:table-cell>
          <table:table-cell office:value-type="float" office:value="19745983" calcext:value-type="float">
            <text:p>19745983</text:p>
          </table:table-cell>
          <table:table-cell office:value-type="float" office:value="9900910" calcext:value-type="float">
            <text:p>9900910</text:p>
          </table:table-cell>
          <table:table-cell office:value-type="float" office:value="736548" calcext:value-type="float">
            <text:p>736548</text:p>
          </table:table-cell>
          <table:table-cell office:value-type="float" office:value="11590950" calcext:value-type="float">
            <text:p>11590950</text:p>
          </table:table-cell>
          <table:table-cell office:value-type="float" office:value="3866579" calcext:value-type="float">
            <text:p>3866579</text:p>
          </table:table-cell>
          <table:table-cell office:value-type="float" office:value="3954481" calcext:value-type="float">
            <text:p>3954481</text:p>
          </table:table-cell>
          <table:table-cell office:value-type="float" office:value="12781603" calcext:value-type="float">
            <text:p>12781603</text:p>
          </table:table-cell>
          <table:table-cell office:value-type="float" office:value="1054179" calcext:value-type="float">
            <text:p>1054179</text:p>
          </table:table-cell>
          <table:table-cell office:value-type="float" office:value="4813861" calcext:value-type="float">
            <text:p>4813861</text:p>
          </table:table-cell>
          <table:table-cell office:value-type="float" office:value="847325" calcext:value-type="float">
            <text:p>847325</text:p>
          </table:table-cell>
          <table:table-cell office:value-type="float" office:value="6529947" calcext:value-type="float">
            <text:p>6529947</text:p>
          </table:table-cell>
          <table:table-cell office:value-type="float" office:value="26851829" calcext:value-type="float">
            <text:p>26851829</text:p>
          </table:table-cell>
          <table:table-cell office:value-type="float" office:value="2926626" calcext:value-type="float">
            <text:p>2926626</text:p>
          </table:table-cell>
          <table:table-cell office:value-type="float" office:value="625564" calcext:value-type="float">
            <text:p>625564</text:p>
          </table:table-cell>
          <table:table-cell office:value-type="float" office:value="8291841" calcext:value-type="float">
            <text:p>8291841</text:p>
          </table:table-cell>
          <table:table-cell office:value-type="float" office:value="7029321" calcext:value-type="float">
            <text:p>7029321</text:p>
          </table:table-cell>
          <table:table-cell office:value-type="float" office:value="1846308" calcext:value-type="float">
            <text:p>1846308</text:p>
          </table:table-cell>
          <table:table-cell office:value-type="float" office:value="5747818" calcext:value-type="float">
            <text:p>5747818</text:p>
          </table:table-cell>
          <table:table-cell office:value-type="float" office:value="582559" calcext:value-type="float">
            <text:p>582559</text:p>
          </table:table-cell>
          <table:table-cell office:value-type="float" office:value="3538924" calcext:value-type="float">
            <text:p>3538924</text:p>
          </table:table-cell>
        </table:table-row>
        <table:table-row table:style-name="ro1">
          <table:table-cell table:style-name="ce7" office:value-type="string" office:string-value="POP_2015" calcext:value-type="string">
            <text:p>POP_2015</text:p>
          </table:table-cell>
          <table:table-cell table:style-name="Default" office:value-type="float" office:value="320424529" calcext:value-type="float">
            <text:p>320424529</text:p>
          </table:table-cell>
          <table:table-cell table:style-name="Default" office:value-type="float" office:value="56224353" calcext:value-type="float">
            <text:p>56224353</text:p>
          </table:table-cell>
          <table:table-cell table:style-name="Default" office:value-type="float" office:value="67792229" calcext:value-type="float">
            <text:p>67792229</text:p>
          </table:table-cell>
          <table:table-cell table:style-name="Default" office:value-type="float" office:value="120750787" calcext:value-type="float">
            <text:p>120750787</text:p>
          </table:table-cell>
          <table:table-cell table:style-name="Default" office:value-type="float" office:value="75652525" calcext:value-type="float">
            <text:p>75652525</text:p>
          </table:table-cell>
          <table:table-cell table:style-name="Default" office:value-type="float" office:value="4844935" calcext:value-type="float">
            <text:p>4844935</text:p>
          </table:table-cell>
          <table:table-cell table:style-name="Default" office:value-type="float" office:value="734068" calcext:value-type="float">
            <text:p>734068</text:p>
          </table:table-cell>
          <table:table-cell table:style-name="Default" office:value-type="float" office:value="6786353" calcext:value-type="float">
            <text:p>6786353</text:p>
          </table:table-cell>
          <table:table-cell table:style-name="Default" office:value-type="float" office:value="2969700" calcext:value-type="float">
            <text:p>2969700</text:p>
          </table:table-cell>
          <table:table-cell table:style-name="Default" office:value-type="float" office:value="38955343" calcext:value-type="float">
            <text:p>38955343</text:p>
          </table:table-cell>
          <table:table-cell table:style-name="Default" office:value-type="float" office:value="5420148" calcext:value-type="float">
            <text:p>5420148</text:p>
          </table:table-cell>
          <table:table-cell table:style-name="Default" office:value-type="float" office:value="3587765" calcext:value-type="float">
            <text:p>3587765</text:p>
          </table:table-cell>
          <table:table-cell table:style-name="Default" office:value-type="float" office:value="942241" calcext:value-type="float">
            <text:p>942241</text:p>
          </table:table-cell>
          <table:table-cell table:style-name="Default" office:value-type="float" office:value="669048" calcext:value-type="float">
            <text:p>669048</text:p>
          </table:table-cell>
          <table:table-cell table:style-name="Default" office:value-type="float" office:value="20220009" calcext:value-type="float">
            <text:p>20220009</text:p>
          </table:table-cell>
          <table:table-cell table:style-name="Default" office:value-type="float" office:value="10173235" calcext:value-type="float">
            <text:p>10173235</text:p>
          </table:table-cell>
          <table:table-cell table:style-name="Default" office:value-type="float" office:value="1422643" calcext:value-type="float">
            <text:p>1422643</text:p>
          </table:table-cell>
          <table:table-cell table:style-name="Default" office:value-type="float" office:value="1645828" calcext:value-type="float">
            <text:p>1645828</text:p>
          </table:table-cell>
          <table:table-cell table:style-name="Default" office:value-type="float" office:value="12851470" calcext:value-type="float">
            <text:p>12851470</text:p>
          </table:table-cell>
          <table:table-cell table:style-name="Default" office:value-type="float" office:value="6604253" calcext:value-type="float">
            <text:p>6604253</text:p>
          </table:table-cell>
          <table:table-cell table:style-name="Default" office:value-type="float" office:value="3114518" calcext:value-type="float">
            <text:p>3114518</text:p>
          </table:table-cell>
          <table:table-cell table:style-name="Default" office:value-type="float" office:value="2900416" calcext:value-type="float">
            <text:p>2900416</text:p>
          </table:table-cell>
          <table:table-cell table:style-name="Default" office:value-type="float" office:value="4413330" calcext:value-type="float">
            <text:p>4413330</text:p>
          </table:table-cell>
          <table:table-cell table:style-name="Default" office:value-type="float" office:value="4659392" calcext:value-type="float">
            <text:p>4659392</text:p>
          </table:table-cell>
          <table:table-cell office:value-type="float" office:value="1328580" calcext:value-type="float">
            <text:p>1328580</text:p>
          </table:table-cell>
          <table:table-cell office:value-type="float" office:value="5985480" calcext:value-type="float">
            <text:p>5985480</text:p>
          </table:table-cell>
          <table:table-cell office:value-type="float" office:value="6776084" calcext:value-type="float">
            <text:p>6776084</text:p>
          </table:table-cell>
          <table:table-cell office:value-type="float" office:value="9925108" calcext:value-type="float">
            <text:p>9925108</text:p>
          </table:table-cell>
          <table:table-cell office:value-type="float" office:value="5476232" calcext:value-type="float">
            <text:p>5476232</text:p>
          </table:table-cell>
          <table:table-cell office:value-type="float" office:value="2982141" calcext:value-type="float">
            <text:p>2982141</text:p>
          </table:table-cell>
          <table:table-cell office:value-type="float" office:value="6065799" calcext:value-type="float">
            <text:p>6065799</text:p>
          </table:table-cell>
          <table:table-cell office:value-type="float" office:value="1027183" calcext:value-type="float">
            <text:p>1027183</text:p>
          </table:table-cell>
          <table:table-cell office:value-type="float" office:value="1889823" calcext:value-type="float">
            <text:p>1889823</text:p>
          </table:table-cell>
          <table:table-cell office:value-type="float" office:value="2880661" calcext:value-type="float">
            <text:p>2880661</text:p>
          </table:table-cell>
          <table:table-cell office:value-type="float" office:value="1329902" calcext:value-type="float">
            <text:p>1329902</text:p>
          </table:table-cell>
          <table:table-cell office:value-type="float" office:value="8947977" calcext:value-type="float">
            <text:p>8947977</text:p>
          </table:table-cell>
          <table:table-cell office:value-type="float" office:value="2076790" calcext:value-type="float">
            <text:p>2076790</text:p>
          </table:table-cell>
          <table:table-cell office:value-type="float" office:value="19791686" calcext:value-type="float">
            <text:p>19791686</text:p>
          </table:table-cell>
          <table:table-cell office:value-type="float" office:value="10001112" calcext:value-type="float">
            <text:p>10001112</text:p>
          </table:table-cell>
          <table:table-cell office:value-type="float" office:value="752702" calcext:value-type="float">
            <text:p>752702</text:p>
          </table:table-cell>
          <table:table-cell office:value-type="float" office:value="11603233" calcext:value-type="float">
            <text:p>11603233</text:p>
          </table:table-cell>
          <table:table-cell office:value-type="float" office:value="3895860" calcext:value-type="float">
            <text:p>3895860</text:p>
          </table:table-cell>
          <table:table-cell office:value-type="float" office:value="4010257" calcext:value-type="float">
            <text:p>4010257</text:p>
          </table:table-cell>
          <table:table-cell office:value-type="float" office:value="12782385" calcext:value-type="float">
            <text:p>12782385</text:p>
          </table:table-cell>
          <table:table-cell office:value-type="float" office:value="1055312" calcext:value-type="float">
            <text:p>1055312</text:p>
          </table:table-cell>
          <table:table-cell office:value-type="float" office:value="4881373" calcext:value-type="float">
            <text:p>4881373</text:p>
          </table:table-cell>
          <table:table-cell office:value-type="float" office:value="851894" calcext:value-type="float">
            <text:p>851894</text:p>
          </table:table-cell>
          <table:table-cell office:value-type="float" office:value="6580588" calcext:value-type="float">
            <text:p>6580588</text:p>
          </table:table-cell>
          <table:table-cell office:value-type="float" office:value="27350368" calcext:value-type="float">
            <text:p>27350368</text:p>
          </table:table-cell>
          <table:table-cell office:value-type="float" office:value="2972683" calcext:value-type="float">
            <text:p>2972683</text:p>
          </table:table-cell>
          <table:table-cell office:value-type="float" office:value="624354" calcext:value-type="float">
            <text:p>624354</text:p>
          </table:table-cell>
          <table:table-cell office:value-type="float" office:value="8341556" calcext:value-type="float">
            <text:p>8341556</text:p>
          </table:table-cell>
          <table:table-cell office:value-type="float" office:value="7134944" calcext:value-type="float">
            <text:p>7134944</text:p>
          </table:table-cell>
          <table:table-cell office:value-type="float" office:value="1838456" calcext:value-type="float">
            <text:p>1838456</text:p>
          </table:table-cell>
          <table:table-cell office:value-type="float" office:value="5756285" calcext:value-type="float">
            <text:p>5756285</text:p>
          </table:table-cell>
          <table:table-cell office:value-type="float" office:value="585323" calcext:value-type="float">
            <text:p>585323</text:p>
          </table:table-cell>
          <table:table-cell office:value-type="float" office:value="3477156" calcext:value-type="float">
            <text:p>3477156</text:p>
          </table:table-cell>
        </table:table-row>
        <table:table-row table:style-name="ro1">
          <table:table-cell table:style-name="ce7" office:value-type="string" office:string-value="POP_2016" calcext:value-type="string">
            <text:p>POP_2016</text:p>
          </table:table-cell>
          <table:table-cell table:style-name="Default" office:value-type="float" office:value="322786090" calcext:value-type="float">
            <text:p>322786090</text:p>
          </table:table-cell>
          <table:table-cell table:style-name="Default" office:value-type="float" office:value="56287004" calcext:value-type="float">
            <text:p>56287004</text:p>
          </table:table-cell>
          <table:table-cell table:style-name="Default" office:value-type="float" office:value="67931113" calcext:value-type="float">
            <text:p>67931113</text:p>
          </table:table-cell>
          <table:table-cell table:style-name="Default" office:value-type="float" office:value="122089343" calcext:value-type="float">
            <text:p>122089343</text:p>
          </table:table-cell>
          <table:table-cell table:style-name="Default" office:value-type="float" office:value="76472843" calcext:value-type="float">
            <text:p>76472843</text:p>
          </table:table-cell>
          <table:table-cell table:style-name="Default" office:value-type="float" office:value="4854610" calcext:value-type="float">
            <text:p>4854610</text:p>
          </table:table-cell>
          <table:table-cell table:style-name="Default" office:value-type="float" office:value="737592" calcext:value-type="float">
            <text:p>737592</text:p>
          </table:table-cell>
          <table:table-cell table:style-name="Default" office:value-type="float" office:value="6892484" calcext:value-type="float">
            <text:p>6892484</text:p>
          </table:table-cell>
          <table:table-cell table:style-name="Default" office:value-type="float" office:value="2982280" calcext:value-type="float">
            <text:p>2982280</text:p>
          </table:table-cell>
          <table:table-cell table:style-name="Default" office:value-type="float" office:value="39218853" calcext:value-type="float">
            <text:p>39218853</text:p>
          </table:table-cell>
          <table:table-cell table:style-name="Default" office:value-type="float" office:value="5509473" calcext:value-type="float">
            <text:p>5509473</text:p>
          </table:table-cell>
          <table:table-cell table:style-name="Default" office:value-type="float" office:value="3581598" calcext:value-type="float">
            <text:p>3581598</text:p>
          </table:table-cell>
          <table:table-cell table:style-name="Default" office:value-type="float" office:value="950815" calcext:value-type="float">
            <text:p>950815</text:p>
          </table:table-cell>
          <table:table-cell table:style-name="Default" office:value-type="float" office:value="680584" calcext:value-type="float">
            <text:p>680584</text:p>
          </table:table-cell>
          <table:table-cell table:style-name="Default" office:value-type="float" office:value="20607101" calcext:value-type="float">
            <text:p>20607101</text:p>
          </table:table-cell>
          <table:table-cell table:style-name="Default" office:value-type="float" office:value="10287028" calcext:value-type="float">
            <text:p>10287028</text:p>
          </table:table-cell>
          <table:table-cell table:style-name="Default" office:value-type="float" office:value="1425000" calcext:value-type="float">
            <text:p>1425000</text:p>
          </table:table-cell>
          <table:table-cell table:style-name="Default" office:value-type="float" office:value="1676465" calcext:value-type="float">
            <text:p>1676465</text:p>
          </table:table-cell>
          <table:table-cell table:style-name="Default" office:value-type="float" office:value="12825166" calcext:value-type="float">
            <text:p>12825166</text:p>
          </table:table-cell>
          <table:table-cell table:style-name="Default" office:value-type="float" office:value="6627642" calcext:value-type="float">
            <text:p>6627642</text:p>
          </table:table-cell>
          <table:table-cell table:style-name="Default" office:value-type="float" office:value="3126899" calcext:value-type="float">
            <text:p>3126899</text:p>
          </table:table-cell>
          <table:table-cell table:style-name="Default" office:value-type="float" office:value="2902355" calcext:value-type="float">
            <text:p>2902355</text:p>
          </table:table-cell>
          <table:table-cell table:style-name="Default" office:value-type="float" office:value="4427358" calcext:value-type="float">
            <text:p>4427358</text:p>
          </table:table-cell>
          <table:table-cell table:style-name="Default" office:value-type="float" office:value="4674301" calcext:value-type="float">
            <text:p>4674301</text:p>
          </table:table-cell>
          <table:table-cell office:value-type="float" office:value="1331027" calcext:value-type="float">
            <text:p>1331027</text:p>
          </table:table-cell>
          <table:table-cell office:value-type="float" office:value="6009610" calcext:value-type="float">
            <text:p>6009610</text:p>
          </table:table-cell>
          <table:table-cell office:value-type="float" office:value="6805725" calcext:value-type="float">
            <text:p>6805725</text:p>
          </table:table-cell>
          <table:table-cell office:value-type="float" office:value="9940394" calcext:value-type="float">
            <text:p>9940394</text:p>
          </table:table-cell>
          <table:table-cell office:value-type="float" office:value="5517990" calcext:value-type="float">
            <text:p>5517990</text:p>
          </table:table-cell>
          <table:table-cell office:value-type="float" office:value="2982259" calcext:value-type="float">
            <text:p>2982259</text:p>
          </table:table-cell>
          <table:table-cell office:value-type="float" office:value="6084314" calcext:value-type="float">
            <text:p>6084314</text:p>
          </table:table-cell>
          <table:table-cell office:value-type="float" office:value="1037511" calcext:value-type="float">
            <text:p>1037511</text:p>
          </table:table-cell>
          <table:table-cell office:value-type="float" office:value="1903835" calcext:value-type="float">
            <text:p>1903835</text:p>
          </table:table-cell>
          <table:table-cell office:value-type="float" office:value="2936812" calcext:value-type="float">
            <text:p>2936812</text:p>
          </table:table-cell>
          <table:table-cell office:value-type="float" office:value="1334782" calcext:value-type="float">
            <text:p>1334782</text:p>
          </table:table-cell>
          <table:table-cell office:value-type="float" office:value="8966368" calcext:value-type="float">
            <text:p>8966368</text:p>
          </table:table-cell>
          <table:table-cell office:value-type="float" office:value="2079949" calcext:value-type="float">
            <text:p>2079949</text:p>
          </table:table-cell>
          <table:table-cell office:value-type="float" office:value="19808601" calcext:value-type="float">
            <text:p>19808601</text:p>
          </table:table-cell>
          <table:table-cell office:value-type="float" office:value="10115567" calcext:value-type="float">
            <text:p>10115567</text:p>
          </table:table-cell>
          <table:table-cell office:value-type="float" office:value="753390" calcext:value-type="float">
            <text:p>753390</text:p>
          </table:table-cell>
          <table:table-cell office:value-type="float" office:value="11619756" calcext:value-type="float">
            <text:p>11619756</text:p>
          </table:table-cell>
          <table:table-cell office:value-type="float" office:value="3912677" calcext:value-type="float">
            <text:p>3912677</text:p>
          </table:table-cell>
          <table:table-cell office:value-type="float" office:value="4079601" calcext:value-type="float">
            <text:p>4079601</text:p>
          </table:table-cell>
          <table:table-cell office:value-type="float" office:value="12778349" calcext:value-type="float">
            <text:p>12778349</text:p>
          </table:table-cell>
          <table:table-cell office:value-type="float" office:value="1056961" calcext:value-type="float">
            <text:p>1056961</text:p>
          </table:table-cell>
          <table:table-cell office:value-type="float" office:value="4948620" calcext:value-type="float">
            <text:p>4948620</text:p>
          </table:table-cell>
          <table:table-cell office:value-type="float" office:value="859381" calcext:value-type="float">
            <text:p>859381</text:p>
          </table:table-cell>
          <table:table-cell office:value-type="float" office:value="6639175" calcext:value-type="float">
            <text:p>6639175</text:p>
          </table:table-cell>
          <table:table-cell office:value-type="float" office:value="27798637" calcext:value-type="float">
            <text:p>27798637</text:p>
          </table:table-cell>
          <table:table-cell office:value-type="float" office:value="3031843" calcext:value-type="float">
            <text:p>3031843</text:p>
          </table:table-cell>
          <table:table-cell office:value-type="float" office:value="623253" calcext:value-type="float">
            <text:p>623253</text:p>
          </table:table-cell>
          <table:table-cell office:value-type="float" office:value="8389025" calcext:value-type="float">
            <text:p>8389025</text:p>
          </table:table-cell>
          <table:table-cell office:value-type="float" office:value="7262740" calcext:value-type="float">
            <text:p>7262740</text:p>
          </table:table-cell>
          <table:table-cell office:value-type="float" office:value="1827334" calcext:value-type="float">
            <text:p>1827334</text:p>
          </table:table-cell>
          <table:table-cell office:value-type="float" office:value="5769450" calcext:value-type="float">
            <text:p>5769450</text:p>
          </table:table-cell>
          <table:table-cell office:value-type="float" office:value="584133" calcext:value-type="float">
            <text:p>584133</text:p>
          </table:table-cell>
          <table:table-cell office:value-type="float" office:value="3410423" calcext:value-type="float">
            <text:p>3410423</text:p>
          </table:table-cell>
        </table:table-row>
        <table:table-row table:style-name="ro1">
          <table:table-cell table:style-name="ce7" office:value-type="string" office:string-value="POP_2017" calcext:value-type="string">
            <text:p>POP_2017</text:p>
          </table:table-cell>
          <table:table-cell table:style-name="Default" office:value-type="float" office:value="325094899" calcext:value-type="float">
            <text:p>325094899</text:p>
          </table:table-cell>
          <table:table-cell table:style-name="Default" office:value-type="float" office:value="56398083" calcext:value-type="float">
            <text:p>56398083</text:p>
          </table:table-cell>
          <table:table-cell table:style-name="Default" office:value-type="float" office:value="68132157" calcext:value-type="float">
            <text:p>68132157</text:p>
          </table:table-cell>
          <table:table-cell table:style-name="Default" office:value-type="float" office:value="123321139" calcext:value-type="float">
            <text:p>123321139</text:p>
          </table:table-cell>
          <table:table-cell table:style-name="Default" office:value-type="float" office:value="77236796" calcext:value-type="float">
            <text:p>77236796</text:p>
          </table:table-cell>
          <table:table-cell table:style-name="Default" office:value-type="float" office:value="4868795" calcext:value-type="float">
            <text:p>4868795</text:p>
          </table:table-cell>
          <table:table-cell table:style-name="Default" office:value-type="float" office:value="735874" calcext:value-type="float">
            <text:p>735874</text:p>
          </table:table-cell>
          <table:table-cell table:style-name="Default" office:value-type="float" office:value="6999860" calcext:value-type="float">
            <text:p>6999860</text:p>
          </table:table-cell>
          <table:table-cell table:style-name="Default" office:value-type="float" office:value="2998296" calcext:value-type="float">
            <text:p>2998296</text:p>
          </table:table-cell>
          <table:table-cell table:style-name="Default" office:value-type="float" office:value="39458556" calcext:value-type="float">
            <text:p>39458556</text:p>
          </table:table-cell>
          <table:table-cell table:style-name="Default" office:value-type="float" office:value="5586235" calcext:value-type="float">
            <text:p>5586235</text:p>
          </table:table-cell>
          <table:table-cell table:style-name="Default" office:value-type="float" office:value="3582096" calcext:value-type="float">
            <text:p>3582096</text:p>
          </table:table-cell>
          <table:table-cell table:style-name="Default" office:value-type="float" office:value="960038" calcext:value-type="float">
            <text:p>960038</text:p>
          </table:table-cell>
          <table:table-cell table:style-name="Default" office:value-type="float" office:value="690167" calcext:value-type="float">
            <text:p>690167</text:p>
          </table:table-cell>
          <table:table-cell table:style-name="Default" office:value-type="float" office:value="20934127" calcext:value-type="float">
            <text:p>20934127</text:p>
          </table:table-cell>
          <table:table-cell table:style-name="Default" office:value-type="float" office:value="10402488" calcext:value-type="float">
            <text:p>10402488</text:p>
          </table:table-cell>
          <table:table-cell table:style-name="Default" office:value-type="float" office:value="1423858" calcext:value-type="float">
            <text:p>1423858</text:p>
          </table:table-cell>
          <table:table-cell table:style-name="Default" office:value-type="float" office:value="1713303" calcext:value-type="float">
            <text:p>1713303</text:p>
          </table:table-cell>
          <table:table-cell table:style-name="Default" office:value-type="float" office:value="12791491" calcext:value-type="float">
            <text:p>12791491</text:p>
          </table:table-cell>
          <table:table-cell table:style-name="Default" office:value-type="float" office:value="6660421" calcext:value-type="float">
            <text:p>6660421</text:p>
          </table:table-cell>
          <table:table-cell table:style-name="Default" office:value-type="float" office:value="3141722" calcext:value-type="float">
            <text:p>3141722</text:p>
          </table:table-cell>
          <table:table-cell table:style-name="Default" office:value-type="float" office:value="2907737" calcext:value-type="float">
            <text:p>2907737</text:p>
          </table:table-cell>
          <table:table-cell table:style-name="Default" office:value-type="float" office:value="4445398" calcext:value-type="float">
            <text:p>4445398</text:p>
          </table:table-cell>
          <table:table-cell table:style-name="Default" office:value-type="float" office:value="4672481" calcext:value-type="float">
            <text:p>4672481</text:p>
          </table:table-cell>
          <table:table-cell office:value-type="float" office:value="1336705" calcext:value-type="float">
            <text:p>1336705</text:p>
          </table:table-cell>
          <table:table-cell office:value-type="float" office:value="6036966" calcext:value-type="float">
            <text:p>6036966</text:p>
          </table:table-cell>
          <table:table-cell office:value-type="float" office:value="6841727" calcext:value-type="float">
            <text:p>6841727</text:p>
          </table:table-cell>
          <table:table-cell office:value-type="float" office:value="9969280" calcext:value-type="float">
            <text:p>9969280</text:p>
          </table:table-cell>
          <table:table-cell office:value-type="float" office:value="5569480" calcext:value-type="float">
            <text:p>5569480</text:p>
          </table:table-cell>
          <table:table-cell office:value-type="float" office:value="2980946" calcext:value-type="float">
            <text:p>2980946</text:p>
          </table:table-cell>
          <table:table-cell office:value-type="float" office:value="6106645" calcext:value-type="float">
            <text:p>6106645</text:p>
          </table:table-cell>
          <table:table-cell office:value-type="float" office:value="1049335" calcext:value-type="float">
            <text:p>1049335</text:p>
          </table:table-cell>
          <table:table-cell office:value-type="float" office:value="1916283" calcext:value-type="float">
            <text:p>1916283</text:p>
          </table:table-cell>
          <table:table-cell office:value-type="float" office:value="2995548" calcext:value-type="float">
            <text:p>2995548</text:p>
          </table:table-cell>
          <table:table-cell office:value-type="float" office:value="1342560" calcext:value-type="float">
            <text:p>1342560</text:p>
          </table:table-cell>
          <table:table-cell office:value-type="float" office:value="8993559" calcext:value-type="float">
            <text:p>8993559</text:p>
          </table:table-cell>
          <table:table-cell office:value-type="float" office:value="2082580" calcext:value-type="float">
            <text:p>2082580</text:p>
          </table:table-cell>
          <table:table-cell office:value-type="float" office:value="19821696" calcext:value-type="float">
            <text:p>19821696</text:p>
          </table:table-cell>
          <table:table-cell office:value-type="float" office:value="10231824" calcext:value-type="float">
            <text:p>10231824</text:p>
          </table:table-cell>
          <table:table-cell office:value-type="float" office:value="753235" calcext:value-type="float">
            <text:p>753235</text:p>
          </table:table-cell>
          <table:table-cell office:value-type="float" office:value="11655802" calcext:value-type="float">
            <text:p>11655802</text:p>
          </table:table-cell>
          <table:table-cell office:value-type="float" office:value="3922313" calcext:value-type="float">
            <text:p>3922313</text:p>
          </table:table-cell>
          <table:table-cell office:value-type="float" office:value="4136299" calcext:value-type="float">
            <text:p>4136299</text:p>
          </table:table-cell>
          <table:table-cell office:value-type="float" office:value="12796788" calcext:value-type="float">
            <text:p>12796788</text:p>
          </table:table-cell>
          <table:table-cell office:value-type="float" office:value="1059033" calcext:value-type="float">
            <text:p>1059033</text:p>
          </table:table-cell>
          <table:table-cell office:value-type="float" office:value="5013021" calcext:value-type="float">
            <text:p>5013021</text:p>
          </table:table-cell>
          <table:table-cell office:value-type="float" office:value="867485" calcext:value-type="float">
            <text:p>867485</text:p>
          </table:table-cell>
          <table:table-cell office:value-type="float" office:value="6705653" calcext:value-type="float">
            <text:p>6705653</text:p>
          </table:table-cell>
          <table:table-cell office:value-type="float" office:value="28196849" calcext:value-type="float">
            <text:p>28196849</text:p>
          </table:table-cell>
          <table:table-cell office:value-type="float" office:value="3089119" calcext:value-type="float">
            <text:p>3089119</text:p>
          </table:table-cell>
          <table:table-cell office:value-type="float" office:value="623556" calcext:value-type="float">
            <text:p>623556</text:p>
          </table:table-cell>
          <table:table-cell office:value-type="float" office:value="8444498" calcext:value-type="float">
            <text:p>8444498</text:p>
          </table:table-cell>
          <table:table-cell office:value-type="float" office:value="7387237" calcext:value-type="float">
            <text:p>7387237</text:p>
          </table:table-cell>
          <table:table-cell office:value-type="float" office:value="1814563" calcext:value-type="float">
            <text:p>1814563</text:p>
          </table:table-cell>
          <table:table-cell office:value-type="float" office:value="5792003" calcext:value-type="float">
            <text:p>5792003</text:p>
          </table:table-cell>
          <table:table-cell office:value-type="float" office:value="578545" calcext:value-type="float">
            <text:p>578545</text:p>
          </table:table-cell>
          <table:table-cell office:value-type="float" office:value="3341001" calcext:value-type="float">
            <text:p>3341001</text:p>
          </table:table-cell>
        </table:table-row>
        <table:table-row table:style-name="ro1">
          <table:table-cell table:style-name="ce7" office:value-type="string" office:string-value="CHNG_2010" calcext:value-type="string">
            <text:p>CHNG_2010</text:p>
          </table:table-cell>
          <table:table-cell table:style-name="Default" office:value-type="float" office:value="580316" calcext:value-type="float">
            <text:p>580316</text:p>
          </table:table-cell>
          <table:table-cell table:style-name="Default" office:value-type="float" office:value="69999" calcext:value-type="float">
            <text:p>69999</text:p>
          </table:table-cell>
          <table:table-cell table:style-name="Default" office:value-type="float" office:value="43566" calcext:value-type="float">
            <text:p>43566</text:p>
          </table:table-cell>
          <table:table-cell table:style-name="Default" office:value-type="float" office:value="306217" calcext:value-type="float">
            <text:p>306217</text:p>
          </table:table-cell>
          <table:table-cell table:style-name="Default" office:value-type="float" office:value="160534" calcext:value-type="float">
            <text:p>160534</text:p>
          </table:table-cell>
          <table:table-cell table:style-name="Default" office:value-type="float" office:value="5444" calcext:value-type="float">
            <text:p>5444</text:p>
          </table:table-cell>
          <table:table-cell table:style-name="Default" office:value-type="float" office:value="3766" calcext:value-type="float">
            <text:p>3766</text:p>
          </table:table-cell>
          <table:table-cell table:style-name="Default" office:value-type="float" office:value="14693" calcext:value-type="float">
            <text:p>14693</text:p>
          </table:table-cell>
          <table:table-cell table:style-name="Default" office:value-type="float" office:value="5706" calcext:value-type="float">
            <text:p>5706</text:p>
          </table:table-cell>
          <table:table-cell table:style-name="Default" office:value-type="float" office:value="73172" calcext:value-type="float">
            <text:p>73172</text:p>
          </table:table-cell>
          <table:table-cell table:style-name="Default" office:value-type="float" office:value="18704" calcext:value-type="float">
            <text:p>18704</text:p>
          </table:table-cell>
          <table:table-cell table:style-name="Default" office:value-type="float" office:value="6057" calcext:value-type="float">
            <text:p>6057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office:value-type="float" office:value="3274" calcext:value-type="float">
            <text:p>3274</text:p>
          </table:table-cell>
          <table:table-cell table:style-name="Default" office:value-type="float" office:value="41867" calcext:value-type="float">
            <text:p>41867</text:p>
          </table:table-cell>
          <table:table-cell table:style-name="Default" office:value-type="float" office:value="24006" calcext:value-type="float">
            <text:p>24006</text:p>
          </table:table-cell>
          <table:table-cell table:style-name="Default" office:value-type="float" office:value="3516" calcext:value-type="float">
            <text:p>3516</text:p>
          </table:table-cell>
          <table:table-cell table:style-name="Default" office:value-type="float" office:value="3262" calcext:value-type="float">
            <text:p>3262</text:p>
          </table:table-cell>
          <table:table-cell table:style-name="Default" office:value-type="float" office:value="9631" calcext:value-type="float">
            <text:p>9631</text:p>
          </table:table-cell>
          <table:table-cell table:style-name="Default" office:value-type="float" office:value="5904" calcext:value-type="float">
            <text:p>5904</text:p>
          </table:table-cell>
          <table:table-cell table:style-name="Default" office:value-type="float" office:value="3354" calcext:value-type="float">
            <text:p>3354</text:p>
          </table:table-cell>
          <table:table-cell table:style-name="Default" office:value-type="float" office:value="5273" calcext:value-type="float">
            <text:p>5273</text:p>
          </table:table-cell>
          <table:table-cell table:style-name="Default" office:value-type="float" office:value="8608" calcext:value-type="float">
            <text:p>8608</text:p>
          </table:table-cell>
          <table:table-cell table:style-name="Default" office:value-type="float" office:value="11393" calcext:value-type="float">
            <text:p>11393</text:p>
          </table:table-cell>
          <table:table-cell office:value-type="float" office:value="-794" calcext:value-type="float">
            <text:p>-794</text:p>
          </table:table-cell>
          <table:table-cell office:value-type="float" office:value="14292" calcext:value-type="float">
            <text:p>14292</text:p>
          </table:table-cell>
          <table:table-cell office:value-type="float" office:value="17135" calcext:value-type="float">
            <text:p>17135</text:p>
          </table:table-cell>
          <table:table-cell office:value-type="float" office:value="-7398" calcext:value-type="float">
            <text:p>-7398</text:p>
          </table:table-cell>
          <table:table-cell office:value-type="float" office:value="6787" calcext:value-type="float">
            <text:p>6787</text:p>
          </table:table-cell>
          <table:table-cell office:value-type="float" office:value="2334" calcext:value-type="float">
            <text:p>2334</text:p>
          </table:table-cell>
          <table:table-cell office:value-type="float" office:value="6756" calcext:value-type="float">
            <text:p>6756</text:p>
          </table:table-cell>
          <table:table-cell office:value-type="float" office:value="1093" calcext:value-type="float">
            <text:p>1093</text:p>
          </table:table-cell>
          <table:table-cell office:value-type="float" office:value="3629" calcext:value-type="float">
            <text:p>3629</text:p>
          </table:table-cell>
          <table:table-cell office:value-type="float" office:value="2106" calcext:value-type="float">
            <text:p>2106</text:p>
          </table:table-cell>
          <table:table-cell office:value-type="float" office:value="240" calcext:value-type="float">
            <text:p>240</text:p>
          </table:table-cell>
          <table:table-cell office:value-type="float" office:value="11755" calcext:value-type="float">
            <text:p>11755</text:p>
          </table:table-cell>
          <table:table-cell office:value-type="float" office:value="5400" calcext:value-type="float">
            <text:p>5400</text:p>
          </table:table-cell>
          <table:table-cell office:value-type="float" office:value="27075" calcext:value-type="float">
            <text:p>27075</text:p>
          </table:table-cell>
          <table:table-cell office:value-type="float" office:value="38526" calcext:value-type="float">
            <text:p>38526</text:p>
          </table:table-cell>
          <table:table-cell office:value-type="float" office:value="1933" calcext:value-type="float">
            <text:p>1933</text:p>
          </table:table-cell>
          <table:table-cell office:value-type="float" office:value="2552" calcext:value-type="float">
            <text:p>2552</text:p>
          </table:table-cell>
          <table:table-cell office:value-type="float" office:value="7931" calcext:value-type="float">
            <text:p>7931</text:p>
          </table:table-cell>
          <table:table-cell office:value-type="float" office:value="6001" calcext:value-type="float">
            <text:p>6001</text:p>
          </table:table-cell>
          <table:table-cell office:value-type="float" office:value="8206" calcext:value-type="float">
            <text:p>8206</text:p>
          </table:table-cell>
          <table:table-cell office:value-type="float" office:value="224" calcext:value-type="float">
            <text:p>224</text:p>
          </table:table-cell>
          <table:table-cell office:value-type="float" office:value="10453" calcext:value-type="float">
            <text:p>10453</text:p>
          </table:table-cell>
          <table:table-cell office:value-type="float" office:value="2030" calcext:value-type="float">
            <text:p>2030</text:p>
          </table:table-cell>
          <table:table-cell office:value-type="float" office:value="9587" calcext:value-type="float">
            <text:p>9587</text:p>
          </table:table-cell>
          <table:table-cell office:value-type="float" office:value="95548" calcext:value-type="float">
            <text:p>95548</text:p>
          </table:table-cell>
          <table:table-cell office:value-type="float" office:value="11371" calcext:value-type="float">
            <text:p>11371</text:p>
          </table:table-cell>
          <table:table-cell office:value-type="float" office:value="101" calcext:value-type="float">
            <text:p>101</text:p>
          </table:table-cell>
          <table:table-cell office:value-type="float" office:value="24163" calcext:value-type="float">
            <text:p>24163</text:p>
          </table:table-cell>
          <table:table-cell office:value-type="float" office:value="16841" calcext:value-type="float">
            <text:p>16841</text:p>
          </table:table-cell>
          <table:table-cell office:value-type="float" office:value="1309" calcext:value-type="float">
            <text:p>1309</text:p>
          </table:table-cell>
          <table:table-cell office:value-type="float" office:value="3115" calcext:value-type="float">
            <text:p>3115</text:p>
          </table:table-cell>
          <table:table-cell office:value-type="float" office:value="609" calcext:value-type="float">
            <text:p>609</text:p>
          </table:table-cell>
          <table:table-cell office:value-type="float" office:value="-4632" calcext:value-type="float">
            <text:p>-4632</text:p>
          </table:table-cell>
        </table:table-row>
        <table:table-row table:style-name="ro1">
          <table:table-cell table:style-name="ce7" office:value-type="string" office:string-value="CHNG_2011" calcext:value-type="string">
            <text:p>CHNG_2011</text:p>
          </table:table-cell>
          <table:table-cell table:style-name="Default" office:value-type="float" office:value="2301440" calcext:value-type="float">
            <text:p>2301440</text:p>
          </table:table-cell>
          <table:table-cell table:style-name="Default" office:value-type="float" office:value="253984" calcext:value-type="float">
            <text:p>253984</text:p>
          </table:table-cell>
          <table:table-cell table:style-name="Default" office:value-type="float" office:value="168025" calcext:value-type="float">
            <text:p>168025</text:p>
          </table:table-cell>
          <table:table-cell table:style-name="Default" office:value-type="float" office:value="1188500" calcext:value-type="float">
            <text:p>1188500</text:p>
          </table:table-cell>
          <table:table-cell table:style-name="Default" office:value-type="float" office:value="690103" calcext:value-type="float">
            <text:p>690103</text:p>
          </table:table-cell>
          <table:table-cell table:style-name="Default" office:value-type="float" office:value="13054" calcext:value-type="float">
            <text:p>13054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office:value-type="float" office:value="58349" calcext:value-type="float">
            <text:p>58349</text:p>
          </table:table-cell>
          <table:table-cell table:style-name="Default" office:value-type="float" office:value="16869" calcext:value-type="float">
            <text:p>16869</text:p>
          </table:table-cell>
          <table:table-cell table:style-name="Default" office:value-type="float" office:value="344283" calcext:value-type="float">
            <text:p>344283</text:p>
          </table:table-cell>
          <table:table-cell table:style-name="Default" office:value-type="float" office:value="68127" calcext:value-type="float">
            <text:p>68127</text:p>
          </table:table-cell>
          <table:table-cell table:style-name="Default" office:value-type="float" office:value="11736" calcext:value-type="float">
            <text:p>11736</text:p>
          </table:table-cell>
          <table:table-cell table:style-name="Default" office:value-type="float" office:value="8156" calcext:value-type="float">
            <text:p>8156</text:p>
          </table:table-cell>
          <table:table-cell table:style-name="Default" office:value-type="float" office:value="15212" calcext:value-type="float">
            <text:p>15212</text:p>
          </table:table-cell>
          <table:table-cell table:style-name="Default" office:value-type="float" office:value="250307" calcext:value-type="float">
            <text:p>250307</text:p>
          </table:table-cell>
          <table:table-cell table:style-name="Default" office:value-type="float" office:value="97647" calcext:value-type="float">
            <text:p>97647</text:p>
          </table:table-cell>
          <table:table-cell table:style-name="Default" office:value-type="float" office:value="14469" calcext:value-type="float">
            <text:p>14469</text:p>
          </table:table-cell>
          <table:table-cell table:style-name="Default" office:value-type="float" office:value="12242" calcext:value-type="float">
            <text:p>12242</text:p>
          </table:table-cell>
          <table:table-cell table:style-name="Default" office:value-type="float" office:value="21085" calcext:value-type="float">
            <text:p>21085</text:p>
          </table:table-cell>
          <table:table-cell table:style-name="Default" office:value-type="float" office:value="25305" calcext:value-type="float">
            <text:p>25305</text:p>
          </table:table-cell>
          <table:table-cell table:style-name="Default" office:value-type="float" office:value="13450" calcext:value-type="float">
            <text:p>13450</text:p>
          </table:table-cell>
          <table:table-cell table:style-name="Default" office:value-type="float" office:value="10334" calcext:value-type="float">
            <text:p>10334</text:p>
          </table:table-cell>
          <table:table-cell table:style-name="Default" office:value-type="float" office:value="20516" calcext:value-type="float">
            <text:p>20516</text:p>
          </table:table-cell>
          <table:table-cell table:style-name="Default" office:value-type="float" office:value="29442" calcext:value-type="float">
            <text:p>29442</text:p>
          </table:table-cell>
          <table:table-cell office:value-type="float" office:value="400" calcext:value-type="float">
            <text:p>400</text:p>
          </table:table-cell>
          <table:table-cell office:value-type="float" office:value="54878" calcext:value-type="float">
            <text:p>54878</text:p>
          </table:table-cell>
          <table:table-cell office:value-type="float" office:value="47110" calcext:value-type="float">
            <text:p>47110</text:p>
          </table:table-cell>
          <table:table-cell office:value-type="float" office:value="-532" calcext:value-type="float">
            <text:p>-532</text:p>
          </table:table-cell>
          <table:table-cell office:value-type="float" office:value="35211" calcext:value-type="float">
            <text:p>35211</text:p>
          </table:table-cell>
          <table:table-cell office:value-type="float" office:value="7008" calcext:value-type="float">
            <text:p>7008</text:p>
          </table:table-cell>
          <table:table-cell office:value-type="float" office:value="14583" calcext:value-type="float">
            <text:p>14583</text:p>
          </table:table-cell>
          <table:table-cell office:value-type="float" office:value="6352" calcext:value-type="float">
            <text:p>6352</text:p>
          </table:table-cell>
          <table:table-cell office:value-type="float" office:value="11662" calcext:value-type="float">
            <text:p>11662</text:p>
          </table:table-cell>
          <table:table-cell office:value-type="float" office:value="15360" calcext:value-type="float">
            <text:p>15360</text:p>
          </table:table-cell>
          <table:table-cell office:value-type="float" office:value="1645" calcext:value-type="float">
            <text:p>1645</text:p>
          </table:table-cell>
          <table:table-cell office:value-type="float" office:value="40931" calcext:value-type="float">
            <text:p>40931</text:p>
          </table:table-cell>
          <table:table-cell office:value-type="float" office:value="13102" calcext:value-type="float">
            <text:p>13102</text:p>
          </table:table-cell>
          <table:table-cell office:value-type="float" office:value="121018" calcext:value-type="float">
            <text:p>121018</text:p>
          </table:table-cell>
          <table:table-cell office:value-type="float" office:value="88334" calcext:value-type="float">
            <text:p>88334</text:p>
          </table:table-cell>
          <table:table-cell office:value-type="float" office:value="10283" calcext:value-type="float">
            <text:p>10283</text:p>
          </table:table-cell>
          <table:table-cell office:value-type="float" office:value="4049" calcext:value-type="float">
            <text:p>4049</text:p>
          </table:table-cell>
          <table:table-cell office:value-type="float" office:value="25647" calcext:value-type="float">
            <text:p>25647</text:p>
          </table:table-cell>
          <table:table-cell office:value-type="float" office:value="28727" calcext:value-type="float">
            <text:p>28727</text:p>
          </table:table-cell>
          <table:table-cell office:value-type="float" office:value="31726" calcext:value-type="float">
            <text:p>31726</text:p>
          </table:table-cell>
          <table:table-cell office:value-type="float" office:value="-1014" calcext:value-type="float">
            <text:p>-1014</text:p>
          </table:table-cell>
          <table:table-cell office:value-type="float" office:value="36827" calcext:value-type="float">
            <text:p>36827</text:p>
          </table:table-cell>
          <table:table-cell office:value-type="float" office:value="7093" calcext:value-type="float">
            <text:p>7093</text:p>
          </table:table-cell>
          <table:table-cell office:value-type="float" office:value="40337" calcext:value-type="float">
            <text:p>40337</text:p>
          </table:table-cell>
          <table:table-cell office:value-type="float" office:value="401243" calcext:value-type="float">
            <text:p>401243</text:p>
          </table:table-cell>
          <table:table-cell office:value-type="float" office:value="40005" calcext:value-type="float">
            <text:p>40005</text:p>
          </table:table-cell>
          <table:table-cell office:value-type="float" office:value="368" calcext:value-type="float">
            <text:p>368</text:p>
          </table:table-cell>
          <table:table-cell office:value-type="float" office:value="82094" calcext:value-type="float">
            <text:p>82094</text:p>
          </table:table-cell>
          <table:table-cell office:value-type="float" office:value="77575" calcext:value-type="float">
            <text:p>77575</text:p>
          </table:table-cell>
          <table:table-cell office:value-type="float" office:value="576" calcext:value-type="float">
            <text:p>576</text:p>
          </table:table-cell>
          <table:table-cell office:value-type="float" office:value="15400" calcext:value-type="float">
            <text:p>15400</text:p>
          </table:table-cell>
          <table:table-cell office:value-type="float" office:value="3222" calcext:value-type="float">
            <text:p>3222</text:p>
          </table:table-cell>
          <table:table-cell office:value-type="float" office:value="-42842" calcext:value-type="float">
            <text:p>-42842</text:p>
          </table:table-cell>
        </table:table-row>
        <table:table-row table:style-name="ro1">
          <table:table-cell table:style-name="ce7" office:value-type="string" office:string-value="CHNG_2012" calcext:value-type="string">
            <text:p>CHNG_2012</text:p>
          </table:table-cell>
          <table:table-cell table:style-name="Default" office:value-type="float" office:value="2344489" calcext:value-type="float">
            <text:p>2344489</text:p>
          </table:table-cell>
          <table:table-cell table:style-name="Default" office:value-type="float" office:value="217322" calcext:value-type="float">
            <text:p>217322</text:p>
          </table:table-cell>
          <table:table-cell table:style-name="Default" office:value-type="float" office:value="176671" calcext:value-type="float">
            <text:p>176671</text:p>
          </table:table-cell>
          <table:table-cell table:style-name="Default" office:value-type="float" office:value="1227376" calcext:value-type="float">
            <text:p>1227376</text:p>
          </table:table-cell>
          <table:table-cell table:style-name="Default" office:value-type="float" office:value="722235" calcext:value-type="float">
            <text:p>722235</text:p>
          </table:table-cell>
          <table:table-cell table:style-name="Default" office:value-type="float" office:value="15278" calcext:value-type="float">
            <text:p>15278</text:p>
          </table:table-cell>
          <table:table-cell table:style-name="Default" office:value-type="float" office:value="8521" calcext:value-type="float">
            <text:p>8521</text:p>
          </table:table-cell>
          <table:table-cell table:style-name="Default" office:value-type="float" office:value="78539" calcext:value-type="float">
            <text:p>78539</text:p>
          </table:table-cell>
          <table:table-cell table:style-name="Default" office:value-type="float" office:value="10547" calcext:value-type="float">
            <text:p>10547</text:p>
          </table:table-cell>
          <table:table-cell table:style-name="Default" office:value-type="float" office:value="345667" calcext:value-type="float">
            <text:p>345667</text:p>
          </table:table-cell>
          <table:table-cell table:style-name="Default" office:value-type="float" office:value="69658" calcext:value-type="float">
            <text:p>69658</text:p>
          </table:table-cell>
          <table:table-cell table:style-name="Default" office:value-type="float" office:value="5768" calcext:value-type="float">
            <text:p>5768</text:p>
          </table:table-cell>
          <table:table-cell table:style-name="Default" office:value-type="float" office:value="8966" calcext:value-type="float">
            <text:p>8966</text:p>
          </table:table-cell>
          <table:table-cell table:style-name="Default" office:value-type="float" office:value="15210" calcext:value-type="float">
            <text:p>15210</text:p>
          </table:table-cell>
          <table:table-cell table:style-name="Default" office:value-type="float" office:value="243373" calcext:value-type="float">
            <text:p>243373</text:p>
          </table:table-cell>
          <table:table-cell table:style-name="Default" office:value-type="float" office:value="100316" calcext:value-type="float">
            <text:p>100316</text:p>
          </table:table-cell>
          <table:table-cell table:style-name="Default" office:value-type="float" office:value="14411" calcext:value-type="float">
            <text:p>14411</text:p>
          </table:table-cell>
          <table:table-cell table:style-name="Default" office:value-type="float" office:value="11469" calcext:value-type="float">
            <text:p>11469</text:p>
          </table:table-cell>
          <table:table-cell table:style-name="Default" office:value-type="float" office:value="16182" calcext:value-type="float">
            <text:p>16182</text:p>
          </table:table-cell>
          <table:table-cell table:style-name="Default" office:value-type="float" office:value="20287" calcext:value-type="float">
            <text:p>20287</text:p>
          </table:table-cell>
          <table:table-cell table:style-name="Default" office:value-type="float" office:value="10682" calcext:value-type="float">
            <text:p>10682</text:p>
          </table:table-cell>
          <table:table-cell table:style-name="Default" office:value-type="float" office:value="16529" calcext:value-type="float">
            <text:p>16529</text:p>
          </table:table-cell>
          <table:table-cell table:style-name="Default" office:value-type="float" office:value="15138" calcext:value-type="float">
            <text:p>15138</text:p>
          </table:table-cell>
          <table:table-cell table:style-name="Default" office:value-type="float" office:value="28222" calcext:value-type="float">
            <text:p>28222</text:p>
          </table:table-cell>
          <table:table-cell office:value-type="float" office:value="133" calcext:value-type="float">
            <text:p>133</text:p>
          </table:table-cell>
          <table:table-cell office:value-type="float" office:value="48443" calcext:value-type="float">
            <text:p>48443</text:p>
          </table:table-cell>
          <table:table-cell office:value-type="float" office:value="47324" calcext:value-type="float">
            <text:p>47324</text:p>
          </table:table-cell>
          <table:table-cell office:value-type="float" office:value="10418" calcext:value-type="float">
            <text:p>10418</text:p>
          </table:table-cell>
          <table:table-cell office:value-type="float" office:value="31687" calcext:value-type="float">
            <text:p>31687</text:p>
          </table:table-cell>
          <table:table-cell office:value-type="float" office:value="5505" calcext:value-type="float">
            <text:p>5505</text:p>
          </table:table-cell>
          <table:table-cell office:value-type="float" office:value="12972" calcext:value-type="float">
            <text:p>12972</text:p>
          </table:table-cell>
          <table:table-cell office:value-type="float" office:value="6649" calcext:value-type="float">
            <text:p>6649</text:p>
          </table:table-cell>
          <table:table-cell office:value-type="float" office:value="13195" calcext:value-type="float">
            <text:p>13195</text:p>
          </table:table-cell>
          <table:table-cell office:value-type="float" office:value="34212" calcext:value-type="float">
            <text:p>34212</text:p>
          </table:table-cell>
          <table:table-cell office:value-type="float" office:value="2577" calcext:value-type="float">
            <text:p>2577</text:p>
          </table:table-cell>
          <table:table-cell office:value-type="float" office:value="37351" calcext:value-type="float">
            <text:p>37351</text:p>
          </table:table-cell>
          <table:table-cell office:value-type="float" office:value="5831" calcext:value-type="float">
            <text:p>5831</text:p>
          </table:table-cell>
          <table:table-cell office:value-type="float" office:value="98899" calcext:value-type="float">
            <text:p>98899</text:p>
          </table:table-cell>
          <table:table-cell office:value-type="float" office:value="91985" calcext:value-type="float">
            <text:p>91985</text:p>
          </table:table-cell>
          <table:table-cell office:value-type="float" office:value="16502" calcext:value-type="float">
            <text:p>16502</text:p>
          </table:table-cell>
          <table:table-cell office:value-type="float" office:value="3636" calcext:value-type="float">
            <text:p>3636</text:p>
          </table:table-cell>
          <table:table-cell office:value-type="float" office:value="30001" calcext:value-type="float">
            <text:p>30001</text:p>
          </table:table-cell>
          <table:table-cell office:value-type="float" office:value="28031" calcext:value-type="float">
            <text:p>28031</text:p>
          </table:table-cell>
          <table:table-cell office:value-type="float" office:value="25206" calcext:value-type="float">
            <text:p>25206</text:p>
          </table:table-cell>
          <table:table-cell office:value-type="float" office:value="606" calcext:value-type="float">
            <text:p>606</text:p>
          </table:table-cell>
          <table:table-cell office:value-type="float" office:value="46160" calcext:value-type="float">
            <text:p>46160</text:p>
          </table:table-cell>
          <table:table-cell office:value-type="float" office:value="9215" calcext:value-type="float">
            <text:p>9215</text:p>
          </table:table-cell>
          <table:table-cell office:value-type="float" office:value="54267" calcext:value-type="float">
            <text:p>54267</text:p>
          </table:table-cell>
          <table:table-cell office:value-type="float" office:value="432251" calcext:value-type="float">
            <text:p>432251</text:p>
          </table:table-cell>
          <table:table-cell office:value-type="float" office:value="38633" calcext:value-type="float">
            <text:p>38633</text:p>
          </table:table-cell>
          <table:table-cell office:value-type="float" office:value="-604" calcext:value-type="float">
            <text:p>-604</text:p>
          </table:table-cell>
          <table:table-cell office:value-type="float" office:value="80863" calcext:value-type="float">
            <text:p>80863</text:p>
          </table:table-cell>
          <table:table-cell office:value-type="float" office:value="71564" calcext:value-type="float">
            <text:p>71564</text:p>
          </table:table-cell>
          <table:table-cell office:value-type="float" office:value="468" calcext:value-type="float">
            <text:p>468</text:p>
          </table:table-cell>
          <table:table-cell office:value-type="float" office:value="15254" calcext:value-type="float">
            <text:p>15254</text:p>
          </table:table-cell>
          <table:table-cell office:value-type="float" office:value="8994" calcext:value-type="float">
            <text:p>8994</text:p>
          </table:table-cell>
          <table:table-cell office:value-type="float" office:value="-44295" calcext:value-type="float">
            <text:p>-44295</text:p>
          </table:table-cell>
        </table:table-row>
        <table:table-row table:style-name="ro1">
          <table:table-cell table:style-name="ce7" office:value-type="string" office:string-value="CHNG_2013" calcext:value-type="string">
            <text:p>CHNG_2013</text:p>
          </table:table-cell>
          <table:table-cell table:style-name="Default" office:value-type="float" office:value="2236938" calcext:value-type="float">
            <text:p>2236938</text:p>
          </table:table-cell>
          <table:table-cell table:style-name="Default" office:value-type="float" office:value="187230" calcext:value-type="float">
            <text:p>187230</text:p>
          </table:table-cell>
          <table:table-cell table:style-name="Default" office:value-type="float" office:value="216007" calcext:value-type="float">
            <text:p>216007</text:p>
          </table:table-cell>
          <table:table-cell table:style-name="Default" office:value-type="float" office:value="1127455" calcext:value-type="float">
            <text:p>1127455</text:p>
          </table:table-cell>
          <table:table-cell table:style-name="Default" office:value-type="float" office:value="705478" calcext:value-type="float">
            <text:p>705478</text:p>
          </table:table-cell>
          <table:table-cell table:style-name="Default" office:value-type="float" office:value="13698" calcext:value-type="float">
            <text:p>13698</text:p>
          </table:table-cell>
          <table:table-cell table:style-name="Default" office:value-type="float" office:value="5903" calcext:value-type="float">
            <text:p>5903</text:p>
          </table:table-cell>
          <table:table-cell table:style-name="Default" office:value-type="float" office:value="71745" calcext:value-type="float">
            <text:p>71745</text:p>
          </table:table-cell>
          <table:table-cell table:style-name="Default" office:value-type="float" office:value="7557" calcext:value-type="float">
            <text:p>7557</text:p>
          </table:table-cell>
          <table:table-cell table:style-name="Default" office:value-type="float" office:value="327729" calcext:value-type="float">
            <text:p>327729</text:p>
          </table:table-cell>
          <table:table-cell table:style-name="Default" office:value-type="float" office:value="75942" calcext:value-type="float">
            <text:p>75942</text:p>
          </table:table-cell>
          <table:table-cell table:style-name="Default" office:value-type="float" office:value="4757" calcext:value-type="float">
            <text:p>4757</text:p>
          </table:table-cell>
          <table:table-cell table:style-name="Default" office:value-type="float" office:value="8230" calcext:value-type="float">
            <text:p>8230</text:p>
          </table:table-cell>
          <table:table-cell table:style-name="Default" office:value-type="float" office:value="14405" calcext:value-type="float">
            <text:p>14405</text:p>
          </table:table-cell>
          <table:table-cell table:style-name="Default" office:value-type="float" office:value="243017" calcext:value-type="float">
            <text:p>243017</text:p>
          </table:table-cell>
          <table:table-cell table:style-name="Default" office:value-type="float" office:value="70420" calcext:value-type="float">
            <text:p>70420</text:p>
          </table:table-cell>
          <table:table-cell table:style-name="Default" office:value-type="float" office:value="15227" calcext:value-type="float">
            <text:p>15227</text:p>
          </table:table-cell>
          <table:table-cell table:style-name="Default" office:value-type="float" office:value="15481" calcext:value-type="float">
            <text:p>15481</text:p>
          </table:table-cell>
          <table:table-cell table:style-name="Default" office:value-type="float" office:value="11900" calcext:value-type="float">
            <text:p>11900</text:p>
          </table:table-cell>
          <table:table-cell table:style-name="Default" office:value-type="float" office:value="31789" calcext:value-type="float">
            <text:p>31789</text:p>
          </table:table-cell>
          <table:table-cell table:style-name="Default" office:value-type="float" office:value="15471" calcext:value-type="float">
            <text:p>15471</text:p>
          </table:table-cell>
          <table:table-cell table:style-name="Default" office:value-type="float" office:value="7570" calcext:value-type="float">
            <text:p>7570</text:p>
          </table:table-cell>
          <table:table-cell table:style-name="Default" office:value-type="float" office:value="15418" calcext:value-type="float">
            <text:p>15418</text:p>
          </table:table-cell>
          <table:table-cell table:style-name="Default" office:value-type="float" office:value="24053" calcext:value-type="float">
            <text:p>24053</text:p>
          </table:table-cell>
          <table:table-cell office:value-type="float" office:value="-126" calcext:value-type="float">
            <text:p>-126</text:p>
          </table:table-cell>
          <table:table-cell office:value-type="float" office:value="40871" calcext:value-type="float">
            <text:p>40871</text:p>
          </table:table-cell>
          <table:table-cell office:value-type="float" office:value="51375" calcext:value-type="float">
            <text:p>51375</text:p>
          </table:table-cell>
          <table:table-cell office:value-type="float" office:value="12618" calcext:value-type="float">
            <text:p>12618</text:p>
          </table:table-cell>
          <table:table-cell office:value-type="float" office:value="38330" calcext:value-type="float">
            <text:p>38330</text:p>
          </table:table-cell>
          <table:table-cell office:value-type="float" office:value="4753" calcext:value-type="float">
            <text:p>4753</text:p>
          </table:table-cell>
          <table:table-cell office:value-type="float" office:value="17855" calcext:value-type="float">
            <text:p>17855</text:p>
          </table:table-cell>
          <table:table-cell office:value-type="float" office:value="8389" calcext:value-type="float">
            <text:p>8389</text:p>
          </table:table-cell>
          <table:table-cell office:value-type="float" office:value="12527" calcext:value-type="float">
            <text:p>12527</text:p>
          </table:table-cell>
          <table:table-cell office:value-type="float" office:value="34108" calcext:value-type="float">
            <text:p>34108</text:p>
          </table:table-cell>
          <table:table-cell office:value-type="float" office:value="1699" calcext:value-type="float">
            <text:p>1699</text:p>
          </table:table-cell>
          <table:table-cell office:value-type="float" office:value="31597" calcext:value-type="float">
            <text:p>31597</text:p>
          </table:table-cell>
          <table:table-cell office:value-type="float" office:value="1567" calcext:value-type="float">
            <text:p>1567</text:p>
          </table:table-cell>
          <table:table-cell office:value-type="float" office:value="86983" calcext:value-type="float">
            <text:p>86983</text:p>
          </table:table-cell>
          <table:table-cell office:value-type="float" office:value="94130" calcext:value-type="float">
            <text:p>94130</text:p>
          </table:table-cell>
          <table:table-cell office:value-type="float" office:value="21467" calcext:value-type="float">
            <text:p>21467</text:p>
          </table:table-cell>
          <table:table-cell office:value-type="float" office:value="20871" calcext:value-type="float">
            <text:p>20871</text:p>
          </table:table-cell>
          <table:table-cell office:value-type="float" office:value="34467" calcext:value-type="float">
            <text:p>34467</text:p>
          </table:table-cell>
          <table:table-cell office:value-type="float" office:value="25704" calcext:value-type="float">
            <text:p>25704</text:p>
          </table:table-cell>
          <table:table-cell office:value-type="float" office:value="10409" calcext:value-type="float">
            <text:p>10409</text:p>
          </table:table-cell>
          <table:table-cell office:value-type="float" office:value="23" calcext:value-type="float">
            <text:p>23</text:p>
          </table:table-cell>
          <table:table-cell office:value-type="float" office:value="46747" calcext:value-type="float">
            <text:p>46747</text:p>
          </table:table-cell>
          <table:table-cell office:value-type="float" office:value="9912" calcext:value-type="float">
            <text:p>9912</text:p>
          </table:table-cell>
          <table:table-cell office:value-type="float" office:value="40101" calcext:value-type="float">
            <text:p>40101</text:p>
          </table:table-cell>
          <table:table-cell office:value-type="float" office:value="399426" calcext:value-type="float">
            <text:p>399426</text:p>
          </table:table-cell>
          <table:table-cell office:value-type="float" office:value="45552" calcext:value-type="float">
            <text:p>45552</text:p>
          </table:table-cell>
          <table:table-cell office:value-type="float" office:value="438" calcext:value-type="float">
            <text:p>438</text:p>
          </table:table-cell>
          <table:table-cell office:value-type="float" office:value="72813" calcext:value-type="float">
            <text:p>72813</text:p>
          </table:table-cell>
          <table:table-cell office:value-type="float" office:value="72330" calcext:value-type="float">
            <text:p>72330</text:p>
          </table:table-cell>
          <table:table-cell office:value-type="float" office:value="-3025" calcext:value-type="float">
            <text:p>-3025</text:p>
          </table:table-cell>
          <table:table-cell office:value-type="float" office:value="15588" calcext:value-type="float">
            <text:p>15588</text:p>
          </table:table-cell>
          <table:table-cell office:value-type="float" office:value="5725" calcext:value-type="float">
            <text:p>5725</text:p>
          </table:table-cell>
          <table:table-cell office:value-type="float" office:value="-41458" calcext:value-type="float">
            <text:p>-41458</text:p>
          </table:table-cell>
        </table:table-row>
        <table:table-row table:style-name="ro1">
          <table:table-cell table:style-name="ce7" office:value-type="string" office:string-value="CHNG_2014" calcext:value-type="string">
            <text:p>CHNG_2014</text:p>
          </table:table-cell>
          <table:table-cell table:style-name="Default" office:value-type="float" office:value="2383443" calcext:value-type="float">
            <text:p>2383443</text:p>
          </table:table-cell>
          <table:table-cell table:style-name="Default" office:value-type="float" office:value="155147" calcext:value-type="float">
            <text:p>155147</text:p>
          </table:table-cell>
          <table:table-cell table:style-name="Default" office:value-type="float" office:value="185540" calcext:value-type="float">
            <text:p>185540</text:p>
          </table:table-cell>
          <table:table-cell table:style-name="Default" office:value-type="float" office:value="1274210" calcext:value-type="float">
            <text:p>1274210</text:p>
          </table:table-cell>
          <table:table-cell table:style-name="Default" office:value-type="float" office:value="767580" calcext:value-type="float">
            <text:p>767580</text:p>
          </table:table-cell>
          <table:table-cell table:style-name="Default" office:value-type="float" office:value="12362" calcext:value-type="float">
            <text:p>1236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0100" calcext:value-type="float">
            <text:p>90100</text:p>
          </table:table-cell>
          <table:table-cell table:style-name="Default" office:value-type="float" office:value="8004" calcext:value-type="float">
            <text:p>8004</text:p>
          </table:table-cell>
          <table:table-cell table:style-name="Default" office:value-type="float" office:value="353196" calcext:value-type="float">
            <text:p>353196</text:p>
          </table:table-cell>
          <table:table-cell table:style-name="Default" office:value-type="float" office:value="79457" calcext:value-type="float">
            <text:p>79457</text:p>
          </table:table-cell>
          <table:table-cell table:style-name="Default" office:value-type="float" office:value="-2278" calcext:value-type="float">
            <text:p>-2278</text:p>
          </table:table-cell>
          <table:table-cell table:style-name="Default" office:value-type="float" office:value="9672" calcext:value-type="float">
            <text:p>9672</text:p>
          </table:table-cell>
          <table:table-cell table:style-name="Default" office:value-type="float" office:value="10624" calcext:value-type="float">
            <text:p>10624</text:p>
          </table:table-cell>
          <table:table-cell table:style-name="Default" office:value-type="float" office:value="312070" calcext:value-type="float">
            <text:p>312070</text:p>
          </table:table-cell>
          <table:table-cell table:style-name="Default" office:value-type="float" office:value="101814" calcext:value-type="float">
            <text:p>101814</text:p>
          </table:table-cell>
          <table:table-cell table:style-name="Default" office:value-type="float" office:value="9647" calcext:value-type="float">
            <text:p>9647</text:p>
          </table:table-cell>
          <table:table-cell table:style-name="Default" office:value-type="float" office:value="20161" calcext:value-type="float">
            <text:p>20161</text:p>
          </table:table-cell>
          <table:table-cell table:style-name="Default" office:value-type="float" office:value="-7959" calcext:value-type="float">
            <text:p>-7959</text:p>
          </table:table-cell>
          <table:table-cell table:style-name="Default" office:value-type="float" office:value="25673" calcext:value-type="float">
            <text:p>25673</text:p>
          </table:table-cell>
          <table:table-cell table:style-name="Default" office:value-type="float" office:value="15667" calcext:value-type="float">
            <text:p>15667</text:p>
          </table:table-cell>
          <table:table-cell table:style-name="Default" office:value-type="float" office:value="6641" calcext:value-type="float">
            <text:p>6641</text:p>
          </table:table-cell>
          <table:table-cell table:style-name="Default" office:value-type="float" office:value="11272" calcext:value-type="float">
            <text:p>11272</text:p>
          </table:table-cell>
          <table:table-cell table:style-name="Default" office:value-type="float" office:value="21946" calcext:value-type="float">
            <text:p>21946</text:p>
          </table:table-cell>
          <table:table-cell office:value-type="float" office:value="929" calcext:value-type="float">
            <text:p>929</text:p>
          </table:table-cell>
          <table:table-cell office:value-type="float" office:value="37496" calcext:value-type="float">
            <text:p>37496</text:p>
          </table:table-cell>
          <table:table-cell office:value-type="float" office:value="46664" calcext:value-type="float">
            <text:p>46664</text:p>
          </table:table-cell>
          <table:table-cell office:value-type="float" office:value="15467" calcext:value-type="float">
            <text:p>15467</text:p>
          </table:table-cell>
          <table:table-cell office:value-type="float" office:value="36529" calcext:value-type="float">
            <text:p>36529</text:p>
          </table:table-cell>
          <table:table-cell office:value-type="float" office:value="856" calcext:value-type="float">
            <text:p>856</text:p>
          </table:table-cell>
          <table:table-cell office:value-type="float" office:value="16853" calcext:value-type="float">
            <text:p>16853</text:p>
          </table:table-cell>
          <table:table-cell office:value-type="float" office:value="8002" calcext:value-type="float">
            <text:p>8002</text:p>
          </table:table-cell>
          <table:table-cell office:value-type="float" office:value="13479" calcext:value-type="float">
            <text:p>13479</text:p>
          </table:table-cell>
          <table:table-cell office:value-type="float" office:value="45146" calcext:value-type="float">
            <text:p>45146</text:p>
          </table:table-cell>
          <table:table-cell office:value-type="float" office:value="6061" calcext:value-type="float">
            <text:p>6061</text:p>
          </table:table-cell>
          <table:table-cell office:value-type="float" office:value="29236" calcext:value-type="float">
            <text:p>29236</text:p>
          </table:table-cell>
          <table:table-cell office:value-type="float" office:value="-1949" calcext:value-type="float">
            <text:p>-1949</text:p>
          </table:table-cell>
          <table:table-cell office:value-type="float" office:value="60981" calcext:value-type="float">
            <text:p>60981</text:p>
          </table:table-cell>
          <table:table-cell office:value-type="float" office:value="90978" calcext:value-type="float">
            <text:p>90978</text:p>
          </table:table-cell>
          <table:table-cell office:value-type="float" office:value="15705" calcext:value-type="float">
            <text:p>15705</text:p>
          </table:table-cell>
          <table:table-cell office:value-type="float" office:value="25890" calcext:value-type="float">
            <text:p>25890</text:p>
          </table:table-cell>
          <table:table-cell office:value-type="float" office:value="25113" calcext:value-type="float">
            <text:p>25113</text:p>
          </table:table-cell>
          <table:table-cell office:value-type="float" office:value="40945" calcext:value-type="float">
            <text:p>40945</text:p>
          </table:table-cell>
          <table:table-cell office:value-type="float" office:value="11883" calcext:value-type="float">
            <text:p>11883</text:p>
          </table:table-cell>
          <table:table-cell office:value-type="float" office:value="1997" calcext:value-type="float">
            <text:p>1997</text:p>
          </table:table-cell>
          <table:table-cell office:value-type="float" office:value="58763" calcext:value-type="float">
            <text:p>58763</text:p>
          </table:table-cell>
          <table:table-cell office:value-type="float" office:value="6925" calcext:value-type="float">
            <text:p>6925</text:p>
          </table:table-cell>
          <table:table-cell office:value-type="float" office:value="49137" calcext:value-type="float">
            <text:p>49137</text:p>
          </table:table-cell>
          <table:table-cell office:value-type="float" office:value="473348" calcext:value-type="float">
            <text:p>473348</text:p>
          </table:table-cell>
          <table:table-cell office:value-type="float" office:value="38551" calcext:value-type="float">
            <text:p>38551</text:p>
          </table:table-cell>
          <table:table-cell office:value-type="float" office:value="-379" calcext:value-type="float">
            <text:p>-379</text:p>
          </table:table-cell>
          <table:table-cell office:value-type="float" office:value="55047" calcext:value-type="float">
            <text:p>55047</text:p>
          </table:table-cell>
          <table:table-cell office:value-type="float" office:value="83312" calcext:value-type="float">
            <text:p>83312</text:p>
          </table:table-cell>
          <table:table-cell office:value-type="float" office:value="-4705" calcext:value-type="float">
            <text:p>-4705</text:p>
          </table:table-cell>
          <table:table-cell office:value-type="float" office:value="14590" calcext:value-type="float">
            <text:p>14590</text:p>
          </table:table-cell>
          <table:table-cell office:value-type="float" office:value="992" calcext:value-type="float">
            <text:p>992</text:p>
          </table:table-cell>
          <table:table-cell office:value-type="float" office:value="-58270" calcext:value-type="float">
            <text:p>-58270</text:p>
          </table:table-cell>
        </table:table-row>
        <table:table-row table:style-name="ro1">
          <table:table-cell table:style-name="ce7" office:value-type="string" office:string-value="CHNG_2015" calcext:value-type="string">
            <text:p>CHNG_2015</text:p>
          </table:table-cell>
          <table:table-cell table:style-name="Default" office:value-type="float" office:value="2412681" calcext:value-type="float">
            <text:p>2412681</text:p>
          </table:table-cell>
          <table:table-cell table:style-name="Default" office:value-type="float" office:value="93430" calcext:value-type="float">
            <text:p>93430</text:p>
          </table:table-cell>
          <table:table-cell table:style-name="Default" office:value-type="float" office:value="118985" calcext:value-type="float">
            <text:p>118985</text:p>
          </table:table-cell>
          <table:table-cell table:style-name="Default" office:value-type="float" office:value="1377502" calcext:value-type="float">
            <text:p>1377502</text:p>
          </table:table-cell>
          <table:table-cell table:style-name="Default" office:value-type="float" office:value="821576" calcext:value-type="float">
            <text:p>821576</text:p>
          </table:table-cell>
          <table:table-cell table:style-name="Default" office:value-type="float" office:value="10807" calcext:value-type="float">
            <text:p>10807</text:p>
          </table:table-cell>
          <table:table-cell table:style-name="Default" office:value-type="float" office:value="1214" calcext:value-type="float">
            <text:p>1214</text:p>
          </table:table-cell>
          <table:table-cell table:style-name="Default" office:value-type="float" office:value="95603" calcext:value-type="float">
            <text:p>95603</text:p>
          </table:table-cell>
          <table:table-cell table:style-name="Default" office:value-type="float" office:value="10805" calcext:value-type="float">
            <text:p>10805</text:p>
          </table:table-cell>
          <table:table-cell table:style-name="Default" office:value-type="float" office:value="330512" calcext:value-type="float">
            <text:p>330512</text:p>
          </table:table-cell>
          <table:table-cell table:style-name="Default" office:value-type="float" office:value="97768" calcext:value-type="float">
            <text:p>97768</text:p>
          </table:table-cell>
          <table:table-cell table:style-name="Default" office:value-type="float" office:value="-6315" calcext:value-type="float">
            <text:p>-6315</text:p>
          </table:table-cell>
          <table:table-cell table:style-name="Default" office:value-type="float" office:value="9283" calcext:value-type="float">
            <text:p>9283</text:p>
          </table:table-cell>
          <table:table-cell table:style-name="Default" office:value-type="float" office:value="11874" calcext:value-type="float">
            <text:p>11874</text:p>
          </table:table-cell>
          <table:table-cell table:style-name="Default" office:value-type="float" office:value="369932" calcext:value-type="float">
            <text:p>369932</text:p>
          </table:table-cell>
          <table:table-cell table:style-name="Default" office:value-type="float" office:value="115385" calcext:value-type="float">
            <text:p>115385</text:p>
          </table:table-cell>
          <table:table-cell table:style-name="Default" office:value-type="float" office:value="8588" calcext:value-type="float">
            <text:p>8588</text:p>
          </table:table-cell>
          <table:table-cell table:style-name="Default" office:value-type="float" office:value="18893" calcext:value-type="float">
            <text:p>18893</text:p>
          </table:table-cell>
          <table:table-cell table:style-name="Default" office:value-type="float" office:value="-20370" calcext:value-type="float">
            <text:p>-20370</text:p>
          </table:table-cell>
          <table:table-cell table:style-name="Default" office:value-type="float" office:value="17397" calcext:value-type="float">
            <text:p>17397</text:p>
          </table:table-cell>
          <table:table-cell table:style-name="Default" office:value-type="float" office:value="12893" calcext:value-type="float">
            <text:p>12893</text:p>
          </table:table-cell>
          <table:table-cell table:style-name="Default" office:value-type="float" office:value="6224" calcext:value-type="float">
            <text:p>6224</text:p>
          </table:table-cell>
          <table:table-cell table:style-name="Default" office:value-type="float" office:value="11619" calcext:value-type="float">
            <text:p>11619</text:p>
          </table:table-cell>
          <table:table-cell table:style-name="Default" office:value-type="float" office:value="22357" calcext:value-type="float">
            <text:p>22357</text:p>
          </table:table-cell>
          <table:table-cell office:value-type="float" office:value="-1117" calcext:value-type="float">
            <text:p>-1117</text:p>
          </table:table-cell>
          <table:table-cell office:value-type="float" office:value="30240" calcext:value-type="float">
            <text:p>30240</text:p>
          </table:table-cell>
          <table:table-cell office:value-type="float" office:value="35982" calcext:value-type="float">
            <text:p>35982</text:p>
          </table:table-cell>
          <table:table-cell office:value-type="float" office:value="3497" calcext:value-type="float">
            <text:p>3497</text:p>
          </table:table-cell>
          <table:table-cell office:value-type="float" office:value="30550" calcext:value-type="float">
            <text:p>30550</text:p>
          </table:table-cell>
          <table:table-cell office:value-type="float" office:value="-3278" calcext:value-type="float">
            <text:p>-3278</text:p>
          </table:table-cell>
          <table:table-cell office:value-type="float" office:value="14609" calcext:value-type="float">
            <text:p>14609</text:p>
          </table:table-cell>
          <table:table-cell office:value-type="float" office:value="8376" calcext:value-type="float">
            <text:p>8376</text:p>
          </table:table-cell>
          <table:table-cell office:value-type="float" office:value="12619" calcext:value-type="float">
            <text:p>12619</text:p>
          </table:table-cell>
          <table:table-cell office:value-type="float" office:value="51284" calcext:value-type="float">
            <text:p>51284</text:p>
          </table:table-cell>
          <table:table-cell office:value-type="float" office:value="1450" calcext:value-type="float">
            <text:p>1450</text:p>
          </table:table-cell>
          <table:table-cell office:value-type="float" office:value="16968" calcext:value-type="float">
            <text:p>16968</text:p>
          </table:table-cell>
          <table:table-cell office:value-type="float" office:value="-940" calcext:value-type="float">
            <text:p>-940</text:p>
          </table:table-cell>
          <table:table-cell office:value-type="float" office:value="45703" calcext:value-type="float">
            <text:p>45703</text:p>
          </table:table-cell>
          <table:table-cell office:value-type="float" office:value="100202" calcext:value-type="float">
            <text:p>100202</text:p>
          </table:table-cell>
          <table:table-cell office:value-type="float" office:value="16154" calcext:value-type="float">
            <text:p>16154</text:p>
          </table:table-cell>
          <table:table-cell office:value-type="float" office:value="12283" calcext:value-type="float">
            <text:p>12283</text:p>
          </table:table-cell>
          <table:table-cell office:value-type="float" office:value="29281" calcext:value-type="float">
            <text:p>29281</text:p>
          </table:table-cell>
          <table:table-cell office:value-type="float" office:value="55776" calcext:value-type="float">
            <text:p>55776</text:p>
          </table:table-cell>
          <table:table-cell office:value-type="float" office:value="782" calcext:value-type="float">
            <text:p>782</text:p>
          </table:table-cell>
          <table:table-cell office:value-type="float" office:value="1133" calcext:value-type="float">
            <text:p>1133</text:p>
          </table:table-cell>
          <table:table-cell office:value-type="float" office:value="67512" calcext:value-type="float">
            <text:p>67512</text:p>
          </table:table-cell>
          <table:table-cell office:value-type="float" office:value="4569" calcext:value-type="float">
            <text:p>4569</text:p>
          </table:table-cell>
          <table:table-cell office:value-type="float" office:value="50641" calcext:value-type="float">
            <text:p>50641</text:p>
          </table:table-cell>
          <table:table-cell office:value-type="float" office:value="498539" calcext:value-type="float">
            <text:p>498539</text:p>
          </table:table-cell>
          <table:table-cell office:value-type="float" office:value="46057" calcext:value-type="float">
            <text:p>46057</text:p>
          </table:table-cell>
          <table:table-cell office:value-type="float" office:value="-1210" calcext:value-type="float">
            <text:p>-1210</text:p>
          </table:table-cell>
          <table:table-cell office:value-type="float" office:value="49715" calcext:value-type="float">
            <text:p>49715</text:p>
          </table:table-cell>
          <table:table-cell office:value-type="float" office:value="105623" calcext:value-type="float">
            <text:p>105623</text:p>
          </table:table-cell>
          <table:table-cell office:value-type="float" office:value="-7852" calcext:value-type="float">
            <text:p>-7852</text:p>
          </table:table-cell>
          <table:table-cell office:value-type="float" office:value="8467" calcext:value-type="float">
            <text:p>8467</text:p>
          </table:table-cell>
          <table:table-cell office:value-type="float" office:value="2764" calcext:value-type="float">
            <text:p>2764</text:p>
          </table:table-cell>
          <table:table-cell office:value-type="float" office:value="-61768" calcext:value-type="float">
            <text:p>-61768</text:p>
          </table:table-cell>
        </table:table-row>
        <table:table-row table:style-name="ro1">
          <table:table-cell table:style-name="ce7" office:value-type="string" office:string-value="CHNG_2016" calcext:value-type="string">
            <text:p>CHNG_2016</text:p>
          </table:table-cell>
          <table:table-cell table:style-name="Default" office:value-type="float" office:value="2361561" calcext:value-type="float">
            <text:p>2361561</text:p>
          </table:table-cell>
          <table:table-cell table:style-name="Default" office:value-type="float" office:value="62651" calcext:value-type="float">
            <text:p>62651</text:p>
          </table:table-cell>
          <table:table-cell table:style-name="Default" office:value-type="float" office:value="138884" calcext:value-type="float">
            <text:p>138884</text:p>
          </table:table-cell>
          <table:table-cell table:style-name="Default" office:value-type="float" office:value="1338556" calcext:value-type="float">
            <text:p>1338556</text:p>
          </table:table-cell>
          <table:table-cell table:style-name="Default" office:value-type="float" office:value="820318" calcext:value-type="float">
            <text:p>820318</text:p>
          </table:table-cell>
          <table:table-cell table:style-name="Default" office:value-type="float" office:value="9675" calcext:value-type="float">
            <text:p>9675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106131" calcext:value-type="float">
            <text:p>106131</text:p>
          </table:table-cell>
          <table:table-cell table:style-name="Default" office:value-type="float" office:value="12580" calcext:value-type="float">
            <text:p>12580</text:p>
          </table:table-cell>
          <table:table-cell table:style-name="Default" office:value-type="float" office:value="263510" calcext:value-type="float">
            <text:p>263510</text:p>
          </table:table-cell>
          <table:table-cell table:style-name="Default" office:value-type="float" office:value="89325" calcext:value-type="float">
            <text:p>89325</text:p>
          </table:table-cell>
          <table:table-cell table:style-name="Default" office:value-type="float" office:value="-6167" calcext:value-type="float">
            <text:p>-6167</text:p>
          </table:table-cell>
          <table:table-cell table:style-name="Default" office:value-type="float" office:value="8574" calcext:value-type="float">
            <text:p>8574</text:p>
          </table:table-cell>
          <table:table-cell table:style-name="Default" office:value-type="float" office:value="11536" calcext:value-type="float">
            <text:p>11536</text:p>
          </table:table-cell>
          <table:table-cell table:style-name="Default" office:value-type="float" office:value="387092" calcext:value-type="float">
            <text:p>387092</text:p>
          </table:table-cell>
          <table:table-cell table:style-name="Default" office:value-type="float" office:value="113793" calcext:value-type="float">
            <text:p>113793</text:p>
          </table:table-cell>
          <table:table-cell table:style-name="Default" office:value-type="float" office:value="2357" calcext:value-type="float">
            <text:p>2357</text:p>
          </table:table-cell>
          <table:table-cell table:style-name="Default" office:value-type="float" office:value="30637" calcext:value-type="float">
            <text:p>30637</text:p>
          </table:table-cell>
          <table:table-cell table:style-name="Default" office:value-type="float" office:value="-26304" calcext:value-type="float">
            <text:p>-26304</text:p>
          </table:table-cell>
          <table:table-cell table:style-name="Default" office:value-type="float" office:value="23389" calcext:value-type="float">
            <text:p>23389</text:p>
          </table:table-cell>
          <table:table-cell table:style-name="Default" office:value-type="float" office:value="12381" calcext:value-type="float">
            <text:p>12381</text:p>
          </table:table-cell>
          <table:table-cell table:style-name="Default" office:value-type="float" office:value="1939" calcext:value-type="float">
            <text:p>1939</text:p>
          </table:table-cell>
          <table:table-cell table:style-name="Default" office:value-type="float" office:value="14028" calcext:value-type="float">
            <text:p>14028</text:p>
          </table:table-cell>
          <table:table-cell table:style-name="Default" office:value-type="float" office:value="14909" calcext:value-type="float">
            <text:p>14909</text:p>
          </table:table-cell>
          <table:table-cell office:value-type="float" office:value="2447" calcext:value-type="float">
            <text:p>2447</text:p>
          </table:table-cell>
          <table:table-cell office:value-type="float" office:value="24130" calcext:value-type="float">
            <text:p>24130</text:p>
          </table:table-cell>
          <table:table-cell office:value-type="float" office:value="29641" calcext:value-type="float">
            <text:p>29641</text:p>
          </table:table-cell>
          <table:table-cell office:value-type="float" office:value="15286" calcext:value-type="float">
            <text:p>15286</text:p>
          </table:table-cell>
          <table:table-cell office:value-type="float" office:value="41758" calcext:value-type="float">
            <text:p>41758</text:p>
          </table:table-cell>
          <table:table-cell office:value-type="float" office:value="118" calcext:value-type="float">
            <text:p>118</text:p>
          </table:table-cell>
          <table:table-cell office:value-type="float" office:value="18515" calcext:value-type="float">
            <text:p>18515</text:p>
          </table:table-cell>
          <table:table-cell office:value-type="float" office:value="10328" calcext:value-type="float">
            <text:p>10328</text:p>
          </table:table-cell>
          <table:table-cell office:value-type="float" office:value="14012" calcext:value-type="float">
            <text:p>14012</text:p>
          </table:table-cell>
          <table:table-cell office:value-type="float" office:value="56151" calcext:value-type="float">
            <text:p>56151</text:p>
          </table:table-cell>
          <table:table-cell office:value-type="float" office:value="4880" calcext:value-type="float">
            <text:p>4880</text:p>
          </table:table-cell>
          <table:table-cell office:value-type="float" office:value="18391" calcext:value-type="float">
            <text:p>18391</text:p>
          </table:table-cell>
          <table:table-cell office:value-type="float" office:value="3159" calcext:value-type="float">
            <text:p>3159</text:p>
          </table:table-cell>
          <table:table-cell office:value-type="float" office:value="16915" calcext:value-type="float">
            <text:p>16915</text:p>
          </table:table-cell>
          <table:table-cell office:value-type="float" office:value="114455" calcext:value-type="float">
            <text:p>114455</text:p>
          </table:table-cell>
          <table:table-cell office:value-type="float" office:value="688" calcext:value-type="float">
            <text:p>688</text:p>
          </table:table-cell>
          <table:table-cell office:value-type="float" office:value="16523" calcext:value-type="float">
            <text:p>16523</text:p>
          </table:table-cell>
          <table:table-cell office:value-type="float" office:value="16817" calcext:value-type="float">
            <text:p>16817</text:p>
          </table:table-cell>
          <table:table-cell office:value-type="float" office:value="69344" calcext:value-type="float">
            <text:p>69344</text:p>
          </table:table-cell>
          <table:table-cell office:value-type="float" office:value="-4036" calcext:value-type="float">
            <text:p>-4036</text:p>
          </table:table-cell>
          <table:table-cell office:value-type="float" office:value="1649" calcext:value-type="float">
            <text:p>1649</text:p>
          </table:table-cell>
          <table:table-cell office:value-type="float" office:value="67247" calcext:value-type="float">
            <text:p>67247</text:p>
          </table:table-cell>
          <table:table-cell office:value-type="float" office:value="7487" calcext:value-type="float">
            <text:p>7487</text:p>
          </table:table-cell>
          <table:table-cell office:value-type="float" office:value="58587" calcext:value-type="float">
            <text:p>58587</text:p>
          </table:table-cell>
          <table:table-cell office:value-type="float" office:value="448269" calcext:value-type="float">
            <text:p>448269</text:p>
          </table:table-cell>
          <table:table-cell office:value-type="float" office:value="59160" calcext:value-type="float">
            <text:p>59160</text:p>
          </table:table-cell>
          <table:table-cell office:value-type="float" office:value="-1101" calcext:value-type="float">
            <text:p>-1101</text:p>
          </table:table-cell>
          <table:table-cell office:value-type="float" office:value="47469" calcext:value-type="float">
            <text:p>47469</text:p>
          </table:table-cell>
          <table:table-cell office:value-type="float" office:value="127796" calcext:value-type="float">
            <text:p>127796</text:p>
          </table:table-cell>
          <table:table-cell office:value-type="float" office:value="-11122" calcext:value-type="float">
            <text:p>-11122</text:p>
          </table:table-cell>
          <table:table-cell office:value-type="float" office:value="13165" calcext:value-type="float">
            <text:p>13165</text:p>
          </table:table-cell>
          <table:table-cell office:value-type="float" office:value="-1190" calcext:value-type="float">
            <text:p>-1190</text:p>
          </table:table-cell>
          <table:table-cell office:value-type="float" office:value="-66733" calcext:value-type="float">
            <text:p>-66733</text:p>
          </table:table-cell>
        </table:table-row>
        <table:table-row table:style-name="ro1">
          <table:table-cell table:style-name="ce7" office:value-type="string" office:string-value="CHNG_2017" calcext:value-type="string">
            <text:p>CHNG_2017</text:p>
          </table:table-cell>
          <table:table-cell table:style-name="Default" office:value-type="float" office:value="2313243" calcext:value-type="float">
            <text:p>2313243</text:p>
          </table:table-cell>
          <table:table-cell table:style-name="Default" office:value-type="float" office:value="111221" calcext:value-type="float">
            <text:p>111221</text:p>
          </table:table-cell>
          <table:table-cell table:style-name="Default" office:value-type="float" office:value="201183" calcext:value-type="float">
            <text:p>201183</text:p>
          </table:table-cell>
          <table:table-cell table:style-name="Default" office:value-type="float" office:value="1235167" calcext:value-type="float">
            <text:p>1235167</text:p>
          </table:table-cell>
          <table:table-cell table:style-name="Default" office:value-type="float" office:value="765672" calcext:value-type="float">
            <text:p>765672</text:p>
          </table:table-cell>
          <table:table-cell table:style-name="Default" office:value-type="float" office:value="14202" calcext:value-type="float">
            <text:p>14202</text:p>
          </table:table-cell>
          <table:table-cell table:style-name="Default" office:value-type="float" office:value="-1727" calcext:value-type="float">
            <text:p>-1727</text:p>
          </table:table-cell>
          <table:table-cell table:style-name="Default" office:value-type="float" office:value="107628" calcext:value-type="float">
            <text:p>107628</text:p>
          </table:table-cell>
          <table:table-cell table:style-name="Default" office:value-type="float" office:value="16048" calcext:value-type="float">
            <text:p>16048</text:p>
          </table:table-cell>
          <table:table-cell table:style-name="Default" office:value-type="float" office:value="240177" calcext:value-type="float">
            <text:p>240177</text:p>
          </table:table-cell>
          <table:table-cell table:style-name="Default" office:value-type="float" office:value="77049" calcext:value-type="float">
            <text:p>77049</text:p>
          </table:table-cell>
          <table:table-cell table:style-name="Default" office:value-type="float" office:value="499" calcext:value-type="float">
            <text:p>499</text:p>
          </table:table-cell>
          <table:table-cell table:style-name="Default" office:value-type="float" office:value="9241" calcext:value-type="float">
            <text:p>9241</text:p>
          </table:table-cell>
          <table:table-cell table:style-name="Default" office:value-type="float" office:value="9636" calcext:value-type="float">
            <text:p>9636</text:p>
          </table:table-cell>
          <table:table-cell table:style-name="Default" office:value-type="float" office:value="327811" calcext:value-type="float">
            <text:p>327811</text:p>
          </table:table-cell>
          <table:table-cell table:style-name="Default" office:value-type="float" office:value="115759" calcext:value-type="float">
            <text:p>115759</text:p>
          </table:table-cell>
          <table:table-cell table:style-name="Default" office:value-type="float" office:value="-1145" calcext:value-type="float">
            <text:p>-1145</text:p>
          </table:table-cell>
          <table:table-cell table:style-name="Default" office:value-type="float" office:value="36917" calcext:value-type="float">
            <text:p>36917</text:p>
          </table:table-cell>
          <table:table-cell table:style-name="Default" office:value-type="float" office:value="-33703" calcext:value-type="float">
            <text:p>-33703</text:p>
          </table:table-cell>
          <table:table-cell table:style-name="Default" office:value-type="float" office:value="32811" calcext:value-type="float">
            <text:p>32811</text:p>
          </table:table-cell>
          <table:table-cell table:style-name="Default" office:value-type="float" office:value="14842" calcext:value-type="float">
            <text:p>14842</text:p>
          </table:table-cell>
          <table:table-cell table:style-name="Default" office:value-type="float" office:value="5392" calcext:value-type="float">
            <text:p>5392</text:p>
          </table:table-cell>
          <table:table-cell table:style-name="Default" office:value-type="float" office:value="18076" calcext:value-type="float">
            <text:p>18076</text:p>
          </table:table-cell>
          <table:table-cell table:style-name="Default" office:value-type="float" office:value="-1824" calcext:value-type="float">
            <text:p>-1824</text:p>
          </table:table-cell>
          <table:table-cell office:value-type="float" office:value="5675" calcext:value-type="float">
            <text:p>5675</text:p>
          </table:table-cell>
          <table:table-cell office:value-type="float" office:value="27425" calcext:value-type="float">
            <text:p>27425</text:p>
          </table:table-cell>
          <table:table-cell office:value-type="float" office:value="36098" calcext:value-type="float">
            <text:p>36098</text:p>
          </table:table-cell>
          <table:table-cell office:value-type="float" office:value="28866" calcext:value-type="float">
            <text:p>28866</text:p>
          </table:table-cell>
          <table:table-cell office:value-type="float" office:value="51556" calcext:value-type="float">
            <text:p>51556</text:p>
          </table:table-cell>
          <table:table-cell office:value-type="float" office:value="-1315" calcext:value-type="float">
            <text:p>-1315</text:p>
          </table:table-cell>
          <table:table-cell office:value-type="float" office:value="22356" calcext:value-type="float">
            <text:p>22356</text:p>
          </table:table-cell>
          <table:table-cell office:value-type="float" office:value="11837" calcext:value-type="float">
            <text:p>11837</text:p>
          </table:table-cell>
          <table:table-cell office:value-type="float" office:value="12473" calcext:value-type="float">
            <text:p>12473</text:p>
          </table:table-cell>
          <table:table-cell office:value-type="float" office:value="58785" calcext:value-type="float">
            <text:p>58785</text:p>
          </table:table-cell>
          <table:table-cell office:value-type="float" office:value="7780" calcext:value-type="float">
            <text:p>7780</text:p>
          </table:table-cell>
          <table:table-cell office:value-type="float" office:value="27228" calcext:value-type="float">
            <text:p>27228</text:p>
          </table:table-cell>
          <table:table-cell office:value-type="float" office:value="2638" calcext:value-type="float">
            <text:p>2638</text:p>
          </table:table-cell>
          <table:table-cell office:value-type="float" office:value="13113" calcext:value-type="float">
            <text:p>13113</text:p>
          </table:table-cell>
          <table:table-cell office:value-type="float" office:value="116730" calcext:value-type="float">
            <text:p>116730</text:p>
          </table:table-cell>
          <table:table-cell office:value-type="float" office:value="-155" calcext:value-type="float">
            <text:p>-155</text:p>
          </table:table-cell>
          <table:table-cell office:value-type="float" office:value="36055" calcext:value-type="float">
            <text:p>36055</text:p>
          </table:table-cell>
          <table:table-cell office:value-type="float" office:value="9657" calcext:value-type="float">
            <text:p>9657</text:p>
          </table:table-cell>
          <table:table-cell office:value-type="float" office:value="56787" calcext:value-type="float">
            <text:p>56787</text:p>
          </table:table-cell>
          <table:table-cell office:value-type="float" office:value="18452" calcext:value-type="float">
            <text:p>18452</text:p>
          </table:table-cell>
          <table:table-cell office:value-type="float" office:value="2073" calcext:value-type="float">
            <text:p>2073</text:p>
          </table:table-cell>
          <table:table-cell office:value-type="float" office:value="64547" calcext:value-type="float">
            <text:p>64547</text:p>
          </table:table-cell>
          <table:table-cell office:value-type="float" office:value="8124" calcext:value-type="float">
            <text:p>8124</text:p>
          </table:table-cell>
          <table:table-cell office:value-type="float" office:value="66580" calcext:value-type="float">
            <text:p>66580</text:p>
          </table:table-cell>
          <table:table-cell office:value-type="float" office:value="399734" calcext:value-type="float">
            <text:p>399734</text:p>
          </table:table-cell>
          <table:table-cell office:value-type="float" office:value="57512" calcext:value-type="float">
            <text:p>57512</text:p>
          </table:table-cell>
          <table:table-cell office:value-type="float" office:value="303" calcext:value-type="float">
            <text:p>303</text:p>
          </table:table-cell>
          <table:table-cell office:value-type="float" office:value="55640" calcext:value-type="float">
            <text:p>55640</text:p>
          </table:table-cell>
          <table:table-cell office:value-type="float" office:value="124809" calcext:value-type="float">
            <text:p>124809</text:p>
          </table:table-cell>
          <table:table-cell office:value-type="float" office:value="-12780" calcext:value-type="float">
            <text:p>-12780</text:p>
          </table:table-cell>
          <table:table-cell office:value-type="float" office:value="22566" calcext:value-type="float">
            <text:p>22566</text:p>
          </table:table-cell>
          <table:table-cell office:value-type="float" office:value="-5595" calcext:value-type="float">
            <text:p>-5595</text:p>
          </table:table-cell>
          <table:table-cell office:value-type="float" office:value="-69343" calcext:value-type="float">
            <text:p>-69343</text:p>
          </table:table-cell>
        </table:table-row>
        <table:table-row table:style-name="ro1">
          <table:table-cell table:style-name="ce7" office:value-type="string" office:string-value="CHNG_%_2010" calcext:value-type="string">
            <text:p>CHNG_%_2010</text:p>
          </table:table-cell>
          <table:table-cell table:style-name="ce9" office:value-type="percentage" office:value="0.00187959315544829" calcext:value-type="percentage">
            <text:p>0.19%</text:p>
          </table:table-cell>
          <table:table-cell table:style-name="ce9" office:value-type="percentage" office:value="0.00126541020484753" calcext:value-type="percentage">
            <text:p>0.13%</text:p>
          </table:table-cell>
          <table:table-cell table:style-name="ce9" office:value-type="percentage" office:value="0.000650948038146816" calcext:value-type="percentage">
            <text:p>0.07%</text:p>
          </table:table-cell>
          <table:table-cell table:style-name="ce9" office:value-type="percentage" office:value="0.0026730828966551" calcext:value-type="percentage">
            <text:p>0.27%</text:p>
          </table:table-cell>
          <table:table-cell table:style-name="ce9" office:value-type="percentage" office:value="0.00223132623638323" calcext:value-type="percentage">
            <text:p>0.22%</text:p>
          </table:table-cell>
          <table:table-cell table:style-name="ce9" office:value-type="percentage" office:value="0.00113897503962562" calcext:value-type="percentage">
            <text:p>0.11%</text:p>
          </table:table-cell>
          <table:table-cell table:style-name="ce9" office:value-type="percentage" office:value="0.0053025001724791" calcext:value-type="percentage">
            <text:p>0.53%</text:p>
          </table:table-cell>
          <table:table-cell table:style-name="ce9" office:value-type="percentage" office:value="0.00229864845478352" calcext:value-type="percentage">
            <text:p>0.23%</text:p>
          </table:table-cell>
          <table:table-cell table:style-name="ce9" office:value-type="percentage" office:value="0.00195684515133827" calcext:value-type="percentage">
            <text:p>0.20%</text:p>
          </table:table-cell>
          <table:table-cell table:style-name="ce9" office:value-type="percentage" office:value="0.00196414039894179" calcext:value-type="percentage">
            <text:p>0.20%</text:p>
          </table:table-cell>
          <table:table-cell table:style-name="ce9" office:value-type="percentage" office:value="0.00371908352746642" calcext:value-type="percentage">
            <text:p>0.37%</text:p>
          </table:table-cell>
          <table:table-cell table:style-name="ce9" office:value-type="percentage" office:value="0.00169469379258593" calcext:value-type="percentage">
            <text:p>0.17%</text:p>
          </table:table-cell>
          <table:table-cell table:style-name="ce9" office:value-type="percentage" office:value="0.00197787365218379" calcext:value-type="percentage">
            <text:p>0.20%</text:p>
          </table:table-cell>
          <table:table-cell table:style-name="ce9" office:value-type="percentage" office:value="0.00544104180827391" calcext:value-type="percentage">
            <text:p>0.54%</text:p>
          </table:table-cell>
          <table:table-cell table:style-name="ce9" office:value-type="percentage" office:value="0.00222681291888703" calcext:value-type="percentage">
            <text:p>0.22%</text:p>
          </table:table-cell>
          <table:table-cell table:style-name="ce9" office:value-type="percentage" office:value="0.00247799957327126" calcext:value-type="percentage">
            <text:p>0.25%</text:p>
          </table:table-cell>
          <table:table-cell office:value-type="percentage" office:value="0.00258472205783867" calcext:value-type="percentage">
            <text:p>0.26%</text:p>
          </table:table-cell>
          <table:table-cell office:value-type="percentage" office:value="0.00208091187574239" calcext:value-type="percentage">
            <text:p>0.21%</text:p>
          </table:table-cell>
          <table:table-cell office:value-type="percentage" office:value="0.000750625534268304" calcext:value-type="percentage">
            <text:p>0.08%</text:p>
          </table:table-cell>
          <table:table-cell office:value-type="percentage" office:value="0.000910576849817437" calcext:value-type="percentage">
            <text:p>0.09%</text:p>
          </table:table-cell>
          <table:table-cell office:value-type="percentage" office:value="0.00110098790193526" calcext:value-type="percentage">
            <text:p>0.11%</text:p>
          </table:table-cell>
          <table:table-cell office:value-type="percentage" office:value="0.00184815349382675" calcext:value-type="percentage">
            <text:p>0.18%</text:p>
          </table:table-cell>
          <table:table-cell office:value-type="percentage" office:value="0.00198369946584375" calcext:value-type="percentage">
            <text:p>0.20%</text:p>
          </table:table-cell>
          <table:table-cell office:value-type="percentage" office:value="0.00251314032909719" calcext:value-type="percentage">
            <text:p>0.25%</text:p>
          </table:table-cell>
          <table:table-cell table:style-name="ce9" office:value-type="percentage" office:value="-0.000597729081175975" calcext:value-type="percentage">
            <text:p>-0.06%</text:p>
          </table:table-cell>
          <table:table-cell table:style-name="ce9" office:value-type="percentage" office:value="0.00247542587301543" calcext:value-type="percentage">
            <text:p>0.25%</text:p>
          </table:table-cell>
          <table:table-cell table:style-name="ce9" office:value-type="percentage" office:value="0.0026169778403755" calcext:value-type="percentage">
            <text:p>0.26%</text:p>
          </table:table-cell>
          <table:table-cell table:style-name="ce9" office:value-type="percentage" office:value="-0.000748509658384968" calcext:value-type="percentage">
            <text:p>-0.07%</text:p>
          </table:table-cell>
          <table:table-cell table:style-name="ce9" office:value-type="percentage" office:value="0.00127961839581065" calcext:value-type="percentage">
            <text:p>0.13%</text:p>
          </table:table-cell>
          <table:table-cell table:style-name="ce9" office:value-type="percentage" office:value="0.000786574448058283" calcext:value-type="percentage">
            <text:p>0.08%</text:p>
          </table:table-cell>
          <table:table-cell table:style-name="ce9" office:value-type="percentage" office:value="0.0011280818751005" calcext:value-type="percentage">
            <text:p>0.11%</text:p>
          </table:table-cell>
          <table:table-cell table:style-name="ce9" office:value-type="percentage" office:value="0.00110469317728153" calcext:value-type="percentage">
            <text:p>0.11%</text:p>
          </table:table-cell>
          <table:table-cell table:style-name="ce9" office:value-type="percentage" office:value="0.0019870330896585" calcext:value-type="percentage">
            <text:p>0.20%</text:p>
          </table:table-cell>
          <table:table-cell table:style-name="ce9" office:value-type="percentage" office:value="0.000779840854699652" calcext:value-type="percentage">
            <text:p>0.08%</text:p>
          </table:table-cell>
          <table:table-cell table:style-name="ce9" office:value-type="percentage" office:value="0.000182305711486019" calcext:value-type="percentage">
            <text:p>0.02%</text:p>
          </table:table-cell>
          <table:table-cell table:style-name="ce9" office:value-type="percentage" office:value="0.00133702703877003" calcext:value-type="percentage">
            <text:p>0.13%</text:p>
          </table:table-cell>
          <table:table-cell table:style-name="ce9" office:value-type="percentage" office:value="0.00262240436601189" calcext:value-type="percentage">
            <text:p>0.26%</text:p>
          </table:table-cell>
          <table:table-cell table:style-name="ce9" office:value-type="percentage" office:value="0.00139719565930657" calcext:value-type="percentage">
            <text:p>0.14%</text:p>
          </table:table-cell>
          <table:table-cell table:style-name="ce9" office:value-type="percentage" office:value="0.004040277770932" calcext:value-type="percentage">
            <text:p>0.40%</text:p>
          </table:table-cell>
          <table:table-cell table:style-name="ce9" office:value-type="percentage" office:value="0.00287396054957619" calcext:value-type="percentage">
            <text:p>0.29%</text:p>
          </table:table-cell>
          <table:table-cell table:style-name="ce9" office:value-type="percentage" office:value="0.000221210862493525" calcext:value-type="percentage">
            <text:p>0.02%</text:p>
          </table:table-cell>
          <table:table-cell table:style-name="ce9" office:value-type="percentage" office:value="0.00211417166775383" calcext:value-type="percentage">
            <text:p>0.21%</text:p>
          </table:table-cell>
          <table:table-cell table:style-name="ce9" office:value-type="percentage" office:value="0.00156640148428352" calcext:value-type="percentage">
            <text:p>0.16%</text:p>
          </table:table-cell>
          <table:table-cell table:style-name="ce9" office:value-type="percentage" office:value="0.000646020717851357" calcext:value-type="percentage">
            <text:p>0.06%</text:p>
          </table:table-cell>
          <table:table-cell table:style-name="ce9" office:value-type="percentage" office:value="0.000212813056080991" calcext:value-type="percentage">
            <text:p>0.02%</text:p>
          </table:table-cell>
          <table:table-cell table:style-name="ce9" office:value-type="percentage" office:value="0.00225993024548987" calcext:value-type="percentage">
            <text:p>0.23%</text:p>
          </table:table-cell>
          <table:table-cell table:style-name="ce9" office:value-type="percentage" office:value="0.00249330614851753" calcext:value-type="percentage">
            <text:p>0.25%</text:p>
          </table:table-cell>
          <table:table-cell table:style-name="ce9" office:value-type="percentage" office:value="0.00151069041561714" calcext:value-type="percentage">
            <text:p>0.15%</text:p>
          </table:table-cell>
          <table:table-cell table:style-name="ce9" office:value-type="percentage" office:value="0.0037997959162653" calcext:value-type="percentage">
            <text:p>0.38%</text:p>
          </table:table-cell>
          <table:table-cell table:style-name="ce9" office:value-type="percentage" office:value="0.00411413644200102" calcext:value-type="percentage">
            <text:p>0.41%</text:p>
          </table:table-cell>
          <table:table-cell table:style-name="ce9" office:value-type="percentage" office:value="0.00016140863392362" calcext:value-type="percentage">
            <text:p>0.02%</text:p>
          </table:table-cell>
          <table:table-cell table:style-name="ce9" office:value-type="percentage" office:value="0.00301998844147949" calcext:value-type="percentage">
            <text:p>0.30%</text:p>
          </table:table-cell>
          <table:table-cell table:style-name="ce9" office:value-type="percentage" office:value="0.00250440922353053" calcext:value-type="percentage">
            <text:p>0.25%</text:p>
          </table:table-cell>
          <table:table-cell table:style-name="ce9" office:value-type="percentage" office:value="0.000706424305745189" calcext:value-type="percentage">
            <text:p>0.07%</text:p>
          </table:table-cell>
          <table:table-cell table:style-name="ce9" office:value-type="percentage" office:value="0.000547741809105913" calcext:value-type="percentage">
            <text:p>0.05%</text:p>
          </table:table-cell>
          <table:table-cell table:style-name="ce9" office:value-type="percentage" office:value="0.00108050373829454" calcext:value-type="percentage">
            <text:p>0.11%</text:p>
          </table:table-cell>
          <table:table-cell table:style-name="ce9" office:value-type="percentage" office:value="-0.00124322660247266" calcext:value-type="percentage">
            <text:p>-0.12%</text:p>
          </table:table-cell>
        </table:table-row>
        <table:table-row table:style-name="ro1">
          <table:table-cell table:style-name="ce7" office:value-type="string" office:string-value="CHNG_%_2011" calcext:value-type="string">
            <text:p>CHNG_%_2011</text:p>
          </table:table-cell>
          <table:table-cell table:style-name="ce9" office:value-type="percentage" office:value="0.0073990109622605" calcext:value-type="percentage">
            <text:p>0.74%</text:p>
          </table:table-cell>
          <table:table-cell table:style-name="ce9" office:value-type="percentage" office:value="0.00457042299446203" calcext:value-type="percentage">
            <text:p>0.46%</text:p>
          </table:table-cell>
          <table:table-cell table:style-name="ce9" office:value-type="percentage" office:value="0.00250428399863799" calcext:value-type="percentage">
            <text:p>0.25%</text:p>
          </table:table-cell>
          <table:table-cell table:style-name="ce9" office:value-type="percentage" office:value="0.0102683291965689" calcext:value-type="percentage">
            <text:p>1.03%</text:p>
          </table:table-cell>
          <table:table-cell table:style-name="ce9" office:value-type="percentage" office:value="0.00950088479960861" calcext:value-type="percentage">
            <text:p>0.95%</text:p>
          </table:table-cell>
          <table:table-cell table:style-name="ce9" office:value-type="percentage" office:value="0.0027236745194344" calcext:value-type="percentage">
            <text:p>0.27%</text:p>
          </table:table-cell>
          <table:table-cell table:style-name="ce9" office:value-type="percentage" office:value="0.0114137613772234" calcext:value-type="percentage">
            <text:p>1.14%</text:p>
          </table:table-cell>
          <table:table-cell table:style-name="ce9" office:value-type="percentage" office:value="0.00904584329013268" calcext:value-type="percentage">
            <text:p>0.90%</text:p>
          </table:table-cell>
          <table:table-cell table:style-name="ce9" office:value-type="percentage" office:value="0.00575186673972573" calcext:value-type="percentage">
            <text:p>0.58%</text:p>
          </table:table-cell>
          <table:table-cell table:style-name="ce9" office:value-type="percentage" office:value="0.00915689162995107" calcext:value-type="percentage">
            <text:p>0.92%</text:p>
          </table:table-cell>
          <table:table-cell table:style-name="ce9" office:value-type="percentage" office:value="0.0133652507404377" calcext:value-type="percentage">
            <text:p>1.34%</text:p>
          </table:table-cell>
          <table:table-cell table:style-name="ce9" office:value-type="percentage" office:value="0.00327287969071622" calcext:value-type="percentage">
            <text:p>0.33%</text:p>
          </table:table-cell>
          <table:table-cell table:style-name="ce9" office:value-type="percentage" office:value="0.00900131333531989" calcext:value-type="percentage">
            <text:p>0.90%</text:p>
          </table:table-cell>
          <table:table-cell table:style-name="ce9" office:value-type="percentage" office:value="0.0246573788162448" calcext:value-type="percentage">
            <text:p>2.47%</text:p>
          </table:table-cell>
          <table:table-cell table:style-name="ce9" office:value-type="percentage" office:value="0.0131383598568038" calcext:value-type="percentage">
            <text:p>1.31%</text:p>
          </table:table-cell>
          <table:table-cell table:style-name="ce9" office:value-type="percentage" office:value="0.00997894801385752" calcext:value-type="percentage">
            <text:p>1.00%</text:p>
          </table:table-cell>
          <table:table-cell office:value-type="percentage" office:value="0.0105246695810936" calcext:value-type="percentage">
            <text:p>1.05%</text:p>
          </table:table-cell>
          <table:table-cell office:value-type="percentage" office:value="0.00774896444160869" calcext:value-type="percentage">
            <text:p>0.77%</text:p>
          </table:table-cell>
          <table:table-cell office:value-type="percentage" office:value="0.00164063681140816" calcext:value-type="percentage">
            <text:p>0.16%</text:p>
          </table:table-cell>
          <table:table-cell office:value-type="percentage" office:value="0.00388763005432235" calcext:value-type="percentage">
            <text:p>0.39%</text:p>
          </table:table-cell>
          <table:table-cell office:value-type="percentage" office:value="0.00439570495505433" calcext:value-type="percentage">
            <text:p>0.44%</text:p>
          </table:table-cell>
          <table:table-cell office:value-type="percentage" office:value="0.00360893075909776" calcext:value-type="percentage">
            <text:p>0.36%</text:p>
          </table:table-cell>
          <table:table-cell office:value-type="percentage" office:value="0.00470563086211258" calcext:value-type="percentage">
            <text:p>0.47%</text:p>
          </table:table-cell>
          <table:table-cell office:value-type="percentage" office:value="0.00645259701578894" calcext:value-type="percentage">
            <text:p>0.65%</text:p>
          </table:table-cell>
          <table:table-cell table:style-name="ce9" office:value-type="percentage" office:value="0.000301032315066442" calcext:value-type="percentage">
            <text:p>0.03%</text:p>
          </table:table-cell>
          <table:table-cell table:style-name="ce9" office:value-type="percentage" office:value="0.00941557160333057" calcext:value-type="percentage">
            <text:p>0.94%</text:p>
          </table:table-cell>
          <table:table-cell table:style-name="ce9" office:value-type="percentage" office:value="0.0071435730815124" calcext:value-type="percentage">
            <text:p>0.71%</text:p>
          </table:table-cell>
          <table:table-cell table:style-name="ce9" office:value-type="percentage" office:value="-0.0000538292205245556" calcext:value-type="percentage">
            <text:p>-0.01%</text:p>
          </table:table-cell>
          <table:table-cell table:style-name="ce9" office:value-type="percentage" office:value="0.00659488726265823" calcext:value-type="percentage">
            <text:p>0.66%</text:p>
          </table:table-cell>
          <table:table-cell table:style-name="ce9" office:value-type="percentage" office:value="0.0023561806875892" calcext:value-type="percentage">
            <text:p>0.24%</text:p>
          </table:table-cell>
          <table:table-cell table:style-name="ce9" office:value-type="percentage" office:value="0.00242907898879156" calcext:value-type="percentage">
            <text:p>0.24%</text:p>
          </table:table-cell>
          <table:table-cell table:style-name="ce9" office:value-type="percentage" office:value="0.00637900231680704" calcext:value-type="percentage">
            <text:p>0.64%</text:p>
          </table:table-cell>
          <table:table-cell table:style-name="ce9" office:value-type="percentage" office:value="0.00634492979608847" calcext:value-type="percentage">
            <text:p>0.63%</text:p>
          </table:table-cell>
          <table:table-cell table:style-name="ce9" office:value-type="percentage" office:value="0.00565556087809947" calcext:value-type="percentage">
            <text:p>0.57%</text:p>
          </table:table-cell>
          <table:table-cell table:style-name="ce9" office:value-type="percentage" office:value="0.00124799429488322" calcext:value-type="percentage">
            <text:p>0.12%</text:p>
          </table:table-cell>
          <table:table-cell table:style-name="ce9" office:value-type="percentage" office:value="0.00463396478476592" calcext:value-type="percentage">
            <text:p>0.46%</text:p>
          </table:table-cell>
          <table:table-cell table:style-name="ce9" office:value-type="percentage" office:value="0.00632250162984653" calcext:value-type="percentage">
            <text:p>0.63%</text:p>
          </table:table-cell>
          <table:table-cell table:style-name="ce9" office:value-type="percentage" office:value="0.00620633136264611" calcext:value-type="percentage">
            <text:p>0.62%</text:p>
          </table:table-cell>
          <table:table-cell table:style-name="ce9" office:value-type="percentage" office:value="0.00917868658558241" calcext:value-type="percentage">
            <text:p>0.92%</text:p>
          </table:table-cell>
          <table:table-cell table:style-name="ce9" office:value-type="percentage" office:value="0.0150584148759508" calcext:value-type="percentage">
            <text:p>1.51%</text:p>
          </table:table-cell>
          <table:table-cell table:style-name="ce9" office:value-type="percentage" office:value="0.000350849738309767" calcext:value-type="percentage">
            <text:p>0.04%</text:p>
          </table:table-cell>
          <table:table-cell table:style-name="ce9" office:value-type="percentage" office:value="0.00679031336527051" calcext:value-type="percentage">
            <text:p>0.68%</text:p>
          </table:table-cell>
          <table:table-cell table:style-name="ce9" office:value-type="percentage" office:value="0.00744261167868499" calcext:value-type="percentage">
            <text:p>0.74%</text:p>
          </table:table-cell>
          <table:table-cell table:style-name="ce9" office:value-type="percentage" office:value="0.0024914196953771" calcext:value-type="percentage">
            <text:p>0.25%</text:p>
          </table:table-cell>
          <table:table-cell table:style-name="ce9" office:value-type="percentage" office:value="-0.000964288057758382" calcext:value-type="percentage">
            <text:p>-0.10%</text:p>
          </table:table-cell>
          <table:table-cell table:style-name="ce9" office:value-type="percentage" office:value="0.0078990757778907" calcext:value-type="percentage">
            <text:p>0.79%</text:p>
          </table:table-cell>
          <table:table-cell table:style-name="ce9" office:value-type="percentage" office:value="0.00863659221720427" calcext:value-type="percentage">
            <text:p>0.86%</text:p>
          </table:table-cell>
          <table:table-cell table:style-name="ce9" office:value-type="percentage" office:value="0.00631603637831519" calcext:value-type="percentage">
            <text:p>0.63%</text:p>
          </table:table-cell>
          <table:table-cell table:style-name="ce9" office:value-type="percentage" office:value="0.0157061916629571" calcext:value-type="percentage">
            <text:p>1.57%</text:p>
          </table:table-cell>
          <table:table-cell table:style-name="ce9" office:value-type="percentage" office:value="0.0142676781186138" calcext:value-type="percentage">
            <text:p>1.43%</text:p>
          </table:table-cell>
          <table:table-cell table:style-name="ce9" office:value-type="percentage" office:value="0.000587757083830451" calcext:value-type="percentage">
            <text:p>0.06%</text:p>
          </table:table-cell>
          <table:table-cell table:style-name="ce9" office:value-type="percentage" office:value="0.0101562293164593" calcext:value-type="percentage">
            <text:p>1.02%</text:p>
          </table:table-cell>
          <table:table-cell table:style-name="ce9" office:value-type="percentage" office:value="0.0114045410875882" calcext:value-type="percentage">
            <text:p>1.14%</text:p>
          </table:table-cell>
          <table:table-cell table:style-name="ce9" office:value-type="percentage" office:value="0.00031075168458704" calcext:value-type="percentage">
            <text:p>0.03%</text:p>
          </table:table-cell>
          <table:table-cell table:style-name="ce9" office:value-type="percentage" office:value="0.00270062391427027" calcext:value-type="percentage">
            <text:p>0.27%</text:p>
          </table:table-cell>
          <table:table-cell table:style-name="ce9" office:value-type="percentage" office:value="0.00568406345263633" calcext:value-type="percentage">
            <text:p>0.57%</text:p>
          </table:table-cell>
          <table:table-cell table:style-name="ce9" office:value-type="percentage" office:value="-0.0116325323171906" calcext:value-type="percentage">
            <text:p>-1.16%</text:p>
          </table:table-cell>
        </table:table-row>
        <table:table-row table:style-name="ro1">
          <table:table-cell table:style-name="ce7" office:value-type="string" office:string-value="CHNG_%_2012" calcext:value-type="string">
            <text:p>CHNG_%_2012</text:p>
          </table:table-cell>
          <table:table-cell table:style-name="ce9" office:value-type="percentage" office:value="0.00748102372551197" calcext:value-type="percentage">
            <text:p>0.75%</text:p>
          </table:table-cell>
          <table:table-cell table:style-name="ce9" office:value-type="percentage" office:value="0.00389545911449278" calcext:value-type="percentage">
            <text:p>0.39%</text:p>
          </table:table-cell>
          <table:table-cell table:style-name="ce9" office:value-type="percentage" office:value="0.00262623076090975" calcext:value-type="percentage">
            <text:p>0.26%</text:p>
          </table:table-cell>
          <table:table-cell table:style-name="ce9" office:value-type="percentage" office:value="0.0104929383725728" calcext:value-type="percentage">
            <text:p>1.05%</text:p>
          </table:table-cell>
          <table:table-cell table:style-name="ce9" office:value-type="percentage" office:value="0.00984536210289906" calcext:value-type="percentage">
            <text:p>0.98%</text:p>
          </table:table-cell>
          <table:table-cell table:style-name="ce9" office:value-type="percentage" office:value="0.00317757569152516" calcext:value-type="percentage">
            <text:p>0.32%</text:p>
          </table:table-cell>
          <table:table-cell table:style-name="ce9" office:value-type="percentage" office:value="0.0117215442009926" calcext:value-type="percentage">
            <text:p>1.17%</text:p>
          </table:table-cell>
          <table:table-cell table:style-name="ce9" office:value-type="percentage" office:value="0.0120294291309186" calcext:value-type="percentage">
            <text:p>1.20%</text:p>
          </table:table-cell>
          <table:table-cell table:style-name="ce9" office:value-type="percentage" office:value="0.0035833513967494" calcext:value-type="percentage">
            <text:p>0.36%</text:p>
          </table:table-cell>
          <table:table-cell table:style-name="ce9" office:value-type="percentage" office:value="0.00910994772124936" calcext:value-type="percentage">
            <text:p>0.91%</text:p>
          </table:table-cell>
          <table:table-cell table:style-name="ce9" office:value-type="percentage" office:value="0.0134813733590273" calcext:value-type="percentage">
            <text:p>1.35%</text:p>
          </table:table-cell>
          <table:table-cell table:style-name="ce9" office:value-type="percentage" office:value="0.00160596903720653" calcext:value-type="percentage">
            <text:p>0.16%</text:p>
          </table:table-cell>
          <table:table-cell table:style-name="ce9" office:value-type="percentage" office:value="0.0097983074259936" calcext:value-type="percentage">
            <text:p>0.98%</text:p>
          </table:table-cell>
          <table:table-cell table:style-name="ce9" office:value-type="percentage" office:value="0.0240609353866597" calcext:value-type="percentage">
            <text:p>2.41%</text:p>
          </table:table-cell>
          <table:table-cell table:style-name="ce9" office:value-type="percentage" office:value="0.0126132742229978" calcext:value-type="percentage">
            <text:p>1.26%</text:p>
          </table:table-cell>
          <table:table-cell table:style-name="ce9" office:value-type="percentage" office:value="0.010147673144496" calcext:value-type="percentage">
            <text:p>1.01%</text:p>
          </table:table-cell>
          <table:table-cell office:value-type="percentage" office:value="0.0103737381953827" calcext:value-type="percentage">
            <text:p>1.04%</text:p>
          </table:table-cell>
          <table:table-cell office:value-type="percentage" office:value="0.00720734647861833" calcext:value-type="percentage">
            <text:p>0.72%</text:p>
          </table:table-cell>
          <table:table-cell office:value-type="percentage" office:value="0.00125754794935832" calcext:value-type="percentage">
            <text:p>0.13%</text:p>
          </table:table-cell>
          <table:table-cell office:value-type="percentage" office:value="0.00310702647136932" calcext:value-type="percentage">
            <text:p>0.31%</text:p>
          </table:table-cell>
          <table:table-cell office:value-type="percentage" office:value="0.00347892695849225" calcext:value-type="percentage">
            <text:p>0.35%</text:p>
          </table:table-cell>
          <table:table-cell office:value-type="percentage" office:value="0.00573927397437692" calcext:value-type="percentage">
            <text:p>0.57%</text:p>
          </table:table-cell>
          <table:table-cell office:value-type="percentage" office:value="0.00346009767724543" calcext:value-type="percentage">
            <text:p>0.35%</text:p>
          </table:table-cell>
          <table:table-cell office:value-type="percentage" office:value="0.0061471964062142" calcext:value-type="percentage">
            <text:p>0.61%</text:p>
          </table:table-cell>
          <table:table-cell table:style-name="ce9" office:value-type="percentage" office:value="0.000100083227104645" calcext:value-type="percentage">
            <text:p>0.01%</text:p>
          </table:table-cell>
          <table:table-cell table:style-name="ce9" office:value-type="percentage" office:value="0.00824298908620282" calcext:value-type="percentage">
            <text:p>0.82%</text:p>
          </table:table-cell>
          <table:table-cell table:style-name="ce9" office:value-type="percentage" office:value="0.00712489478043192" calcext:value-type="percentage">
            <text:p>0.71%</text:p>
          </table:table-cell>
          <table:table-cell table:style-name="ce9" office:value-type="percentage" office:value="0.00105301183824655" calcext:value-type="percentage">
            <text:p>0.11%</text:p>
          </table:table-cell>
          <table:table-cell table:style-name="ce9" office:value-type="percentage" office:value="0.00589984067618687" calcext:value-type="percentage">
            <text:p>0.59%</text:p>
          </table:table-cell>
          <table:table-cell table:style-name="ce9" office:value-type="percentage" office:value="0.00184743322560834" calcext:value-type="percentage">
            <text:p>0.18%</text:p>
          </table:table-cell>
          <table:table-cell table:style-name="ce9" office:value-type="percentage" office:value="0.00215607725577838" calcext:value-type="percentage">
            <text:p>0.22%</text:p>
          </table:table-cell>
          <table:table-cell table:style-name="ce9" office:value-type="percentage" office:value="0.00663297473304496" calcext:value-type="percentage">
            <text:p>0.66%</text:p>
          </table:table-cell>
          <table:table-cell table:style-name="ce9" office:value-type="percentage" office:value="0.00712781668951673" calcext:value-type="percentage">
            <text:p>0.71%</text:p>
          </table:table-cell>
          <table:table-cell table:style-name="ce9" office:value-type="percentage" office:value="0.0124401708578125" calcext:value-type="percentage">
            <text:p>1.24%</text:p>
          </table:table-cell>
          <table:table-cell table:style-name="ce9" office:value-type="percentage" office:value="0.00195124979934761" calcext:value-type="percentage">
            <text:p>0.20%</text:p>
          </table:table-cell>
          <table:table-cell table:style-name="ce9" office:value-type="percentage" office:value="0.00421085218602201" calcext:value-type="percentage">
            <text:p>0.42%</text:p>
          </table:table-cell>
          <table:table-cell table:style-name="ce9" office:value-type="percentage" office:value="0.00280591228961673" calcext:value-type="percentage">
            <text:p>0.28%</text:p>
          </table:table-cell>
          <table:table-cell table:style-name="ce9" office:value-type="percentage" office:value="0.00504637739151085" calcext:value-type="percentage">
            <text:p>0.50%</text:p>
          </table:table-cell>
          <table:table-cell table:style-name="ce9" office:value-type="percentage" office:value="0.00946756634192422" calcext:value-type="percentage">
            <text:p>0.95%</text:p>
          </table:table-cell>
          <table:table-cell table:style-name="ce9" office:value-type="percentage" office:value="0.0235953192560225" calcext:value-type="percentage">
            <text:p>2.36%</text:p>
          </table:table-cell>
          <table:table-cell table:style-name="ce9" office:value-type="percentage" office:value="0.000314963658339273" calcext:value-type="percentage">
            <text:p>0.03%</text:p>
          </table:table-cell>
          <table:table-cell table:style-name="ce9" office:value-type="percentage" office:value="0.00788048539019842" calcext:value-type="percentage">
            <text:p>0.79%</text:p>
          </table:table-cell>
          <table:table-cell table:style-name="ce9" office:value-type="percentage" office:value="0.00720993088178707" calcext:value-type="percentage">
            <text:p>0.72%</text:p>
          </table:table-cell>
          <table:table-cell table:style-name="ce9" office:value-type="percentage" office:value="0.00197549852025709" calcext:value-type="percentage">
            <text:p>0.20%</text:p>
          </table:table-cell>
          <table:table-cell table:style-name="ce9" office:value-type="percentage" office:value="0.000575958576602966" calcext:value-type="percentage">
            <text:p>0.06%</text:p>
          </table:table-cell>
          <table:table-cell table:style-name="ce9" office:value-type="percentage" office:value="0.00980385701915596" calcext:value-type="percentage">
            <text:p>0.98%</text:p>
          </table:table-cell>
          <table:table-cell table:style-name="ce9" office:value-type="percentage" office:value="0.0110958857924497" calcext:value-type="percentage">
            <text:p>1.11%</text:p>
          </table:table-cell>
          <table:table-cell table:style-name="ce9" office:value-type="percentage" office:value="0.00842562519126388" calcext:value-type="percentage">
            <text:p>0.84%</text:p>
          </table:table-cell>
          <table:table-cell table:style-name="ce9" office:value-type="percentage" office:value="0.0166384420064548" calcext:value-type="percentage">
            <text:p>1.66%</text:p>
          </table:table-cell>
          <table:table-cell table:style-name="ce9" office:value-type="percentage" office:value="0.0135910949533214" calcext:value-type="percentage">
            <text:p>1.36%</text:p>
          </table:table-cell>
          <table:table-cell table:style-name="ce9" office:value-type="percentage" office:value="-0.000965619779218392" calcext:value-type="percentage">
            <text:p>-0.10%</text:p>
          </table:table-cell>
          <table:table-cell table:style-name="ce9" office:value-type="percentage" office:value="0.00990484911711578" calcext:value-type="percentage">
            <text:p>0.99%</text:p>
          </table:table-cell>
          <table:table-cell table:style-name="ce9" office:value-type="percentage" office:value="0.0104113095767201" calcext:value-type="percentage">
            <text:p>1.04%</text:p>
          </table:table-cell>
          <table:table-cell table:style-name="ce9" office:value-type="percentage" office:value="0.000252422010767848" calcext:value-type="percentage">
            <text:p>0.03%</text:p>
          </table:table-cell>
          <table:table-cell table:style-name="ce9" office:value-type="percentage" office:value="0.00266788395212011" calcext:value-type="percentage">
            <text:p>0.27%</text:p>
          </table:table-cell>
          <table:table-cell table:style-name="ce9" office:value-type="percentage" office:value="0.0156188676755082" calcext:value-type="percentage">
            <text:p>1.56%</text:p>
          </table:table-cell>
          <table:table-cell table:style-name="ce9" office:value-type="percentage" office:value="-0.0121734642389544" calcext:value-type="percentage">
            <text:p>-1.22%</text:p>
          </table:table-cell>
        </table:table-row>
        <table:table-row table:style-name="ro1">
          <table:table-cell table:style-name="ce7" office:value-type="string" office:string-value="CHNG_%_2013" calcext:value-type="string">
            <text:p>CHNG_%_2013</text:p>
          </table:table-cell>
          <table:table-cell table:style-name="ce9" office:value-type="percentage" office:value="0.00708725185871658" calcext:value-type="percentage">
            <text:p>0.71%</text:p>
          </table:table-cell>
          <table:table-cell table:style-name="ce9" office:value-type="percentage" office:value="0.00334483973924721" calcext:value-type="percentage">
            <text:p>0.33%</text:p>
          </table:table-cell>
          <table:table-cell table:style-name="ce9" office:value-type="percentage" office:value="0.00320068675028565" calcext:value-type="percentage">
            <text:p>0.32%</text:p>
          </table:table-cell>
          <table:table-cell table:style-name="ce9" office:value-type="percentage" office:value="0.00954668781275383" calcext:value-type="percentage">
            <text:p>0.95%</text:p>
          </table:table-cell>
          <table:table-cell table:style-name="ce9" office:value-type="percentage" office:value="0.00952532958634382" calcext:value-type="percentage">
            <text:p>0.95%</text:p>
          </table:table-cell>
          <table:table-cell table:style-name="ce9" office:value-type="percentage" office:value="0.00284086784800424" calcext:value-type="percentage">
            <text:p>0.28%</text:p>
          </table:table-cell>
          <table:table-cell table:style-name="ce9" office:value-type="percentage" office:value="0.00805479938050501" calcext:value-type="percentage">
            <text:p>0.81%</text:p>
          </table:table-cell>
          <table:table-cell table:style-name="ce9" office:value-type="percentage" office:value="0.0108693840758107" calcext:value-type="percentage">
            <text:p>1.09%</text:p>
          </table:table-cell>
          <table:table-cell table:style-name="ce9" office:value-type="percentage" office:value="0.00256092143017143" calcext:value-type="percentage">
            <text:p>0.26%</text:p>
          </table:table-cell>
          <table:table-cell table:style-name="ce9" office:value-type="percentage" office:value="0.00856323488662034" calcext:value-type="percentage">
            <text:p>0.86%</text:p>
          </table:table-cell>
          <table:table-cell table:style-name="ce9" office:value-type="percentage" office:value="0.0144846681898628" calcext:value-type="percentage">
            <text:p>1.45%</text:p>
          </table:table-cell>
          <table:table-cell table:style-name="ce9" office:value-type="percentage" office:value="0.0013227270477522" calcext:value-type="percentage">
            <text:p>0.13%</text:p>
          </table:table-cell>
          <table:table-cell table:style-name="ce9" office:value-type="percentage" office:value="0.00891381435438207" calcext:value-type="percentage">
            <text:p>0.89%</text:p>
          </table:table-cell>
          <table:table-cell table:style-name="ce9" office:value-type="percentage" office:value="0.022279792746114" calcext:value-type="percentage">
            <text:p>2.23%</text:p>
          </table:table-cell>
          <table:table-cell table:style-name="ce9" office:value-type="percentage" office:value="0.012438167311538" calcext:value-type="percentage">
            <text:p>1.24%</text:p>
          </table:table-cell>
          <table:table-cell table:style-name="ce9" office:value-type="percentage" office:value="0.00707309615995764" calcext:value-type="percentage">
            <text:p>0.71%</text:p>
          </table:table-cell>
          <table:table-cell office:value-type="percentage" office:value="0.0108422908442561" calcext:value-type="percentage">
            <text:p>1.08%</text:p>
          </table:table-cell>
          <table:table-cell office:value-type="percentage" office:value="0.00963483352356959" calcext:value-type="percentage">
            <text:p>0.96%</text:p>
          </table:table-cell>
          <table:table-cell office:value-type="percentage" office:value="0.000923927461911479" calcext:value-type="percentage">
            <text:p>0.09%</text:p>
          </table:table-cell>
          <table:table-cell office:value-type="percentage" office:value="0.00484501041961488" calcext:value-type="percentage">
            <text:p>0.48%</text:p>
          </table:table-cell>
          <table:table-cell office:value-type="percentage" office:value="0.0050133540378709" calcext:value-type="percentage">
            <text:p>0.50%</text:p>
          </table:table-cell>
          <table:table-cell office:value-type="percentage" office:value="0.00262159871808325" calcext:value-type="percentage">
            <text:p>0.26%</text:p>
          </table:table-cell>
          <table:table-cell office:value-type="percentage" office:value="0.00351172172076642" calcext:value-type="percentage">
            <text:p>0.35%</text:p>
          </table:table-cell>
          <table:table-cell office:value-type="percentage" office:value="0.00521181715022181" calcext:value-type="percentage">
            <text:p>0.52%</text:p>
          </table:table-cell>
          <table:table-cell table:style-name="ce9" office:value-type="percentage" office:value="-0.0000948246797033041" calcext:value-type="percentage">
            <text:p>-0.01%</text:p>
          </table:table-cell>
          <table:table-cell table:style-name="ce9" office:value-type="percentage" office:value="0.00690651707812977" calcext:value-type="percentage">
            <text:p>0.69%</text:p>
          </table:table-cell>
          <table:table-cell table:style-name="ce9" office:value-type="percentage" office:value="0.0076754277846452" calcext:value-type="percentage">
            <text:p>0.77%</text:p>
          </table:table-cell>
          <table:table-cell table:style-name="ce9" office:value-type="percentage" office:value="0.00127375495450096" calcext:value-type="percentage">
            <text:p>0.13%</text:p>
          </table:table-cell>
          <table:table-cell table:style-name="ce9" office:value-type="percentage" office:value="0.00708613714568621" calcext:value-type="percentage">
            <text:p>0.71%</text:p>
          </table:table-cell>
          <table:table-cell table:style-name="ce9" office:value-type="percentage" office:value="0.00159252795132822" calcext:value-type="percentage">
            <text:p>0.16%</text:p>
          </table:table-cell>
          <table:table-cell table:style-name="ce9" office:value-type="percentage" office:value="0.00295890004154557" calcext:value-type="percentage">
            <text:p>0.30%</text:p>
          </table:table-cell>
          <table:table-cell table:style-name="ce9" office:value-type="percentage" office:value="0.00829932578489422" calcext:value-type="percentage">
            <text:p>0.83%</text:p>
          </table:table-cell>
          <table:table-cell table:style-name="ce9" office:value-type="percentage" office:value="0.00672148519765523" calcext:value-type="percentage">
            <text:p>0.67%</text:p>
          </table:table-cell>
          <table:table-cell table:style-name="ce9" office:value-type="percentage" office:value="0.0122504203135444" calcext:value-type="percentage">
            <text:p>1.23%</text:p>
          </table:table-cell>
          <table:table-cell table:style-name="ce9" office:value-type="percentage" office:value="0.00128479398302015" calcext:value-type="percentage">
            <text:p>0.13%</text:p>
          </table:table-cell>
          <table:table-cell table:style-name="ce9" office:value-type="percentage" office:value="0.00354951760733508" calcext:value-type="percentage">
            <text:p>0.35%</text:p>
          </table:table-cell>
          <table:table-cell table:style-name="ce9" office:value-type="percentage" office:value="0.000753481667122666" calcext:value-type="percentage">
            <text:p>0.08%</text:p>
          </table:table-cell>
          <table:table-cell table:style-name="ce9" office:value-type="percentage" office:value="0.00441874478854511" calcext:value-type="percentage">
            <text:p>0.44%</text:p>
          </table:table-cell>
          <table:table-cell table:style-name="ce9" office:value-type="percentage" office:value="0.00959537741953767" calcext:value-type="percentage">
            <text:p>0.96%</text:p>
          </table:table-cell>
          <table:table-cell table:style-name="ce9" office:value-type="percentage" office:value="0.0297804098812085" calcext:value-type="percentage">
            <text:p>2.98%</text:p>
          </table:table-cell>
          <table:table-cell table:style-name="ce9" office:value-type="percentage" office:value="0.00180465989800312" calcext:value-type="percentage">
            <text:p>0.18%</text:p>
          </table:table-cell>
          <table:table-cell table:style-name="ce9" office:value-type="percentage" office:value="0.00897235586622399" calcext:value-type="percentage">
            <text:p>0.90%</text:p>
          </table:table-cell>
          <table:table-cell table:style-name="ce9" office:value-type="percentage" office:value="0.00656797331109258" calcext:value-type="percentage">
            <text:p>0.66%</text:p>
          </table:table-cell>
          <table:table-cell table:style-name="ce9" office:value-type="percentage" office:value="0.000815131420266067" calcext:value-type="percentage">
            <text:p>0.08%</text:p>
          </table:table-cell>
          <table:table-cell table:style-name="ce9" office:value-type="percentage" office:value="0.0000218593361224579" calcext:value-type="percentage">
            <text:p>0.00%</text:p>
          </table:table-cell>
          <table:table-cell table:style-name="ce9" office:value-type="percentage" office:value="0.00983092251726463" calcext:value-type="percentage">
            <text:p>0.98%</text:p>
          </table:table-cell>
          <table:table-cell table:style-name="ce9" office:value-type="percentage" office:value="0.0117943836268444" calcext:value-type="percentage">
            <text:p>1.18%</text:p>
          </table:table-cell>
          <table:table-cell table:style-name="ce9" office:value-type="percentage" office:value="0.00618765246936726" calcext:value-type="percentage">
            <text:p>0.62%</text:p>
          </table:table-cell>
          <table:table-cell table:style-name="ce9" office:value-type="percentage" office:value="0.0151421152719143" calcext:value-type="percentage">
            <text:p>1.51%</text:p>
          </table:table-cell>
          <table:table-cell table:style-name="ce9" office:value-type="percentage" office:value="0.0157724435826632" calcext:value-type="percentage">
            <text:p>1.58%</text:p>
          </table:table-cell>
          <table:table-cell table:style-name="ce9" office:value-type="percentage" office:value="0.000699744225911944" calcext:value-type="percentage">
            <text:p>0.07%</text:p>
          </table:table-cell>
          <table:table-cell table:style-name="ce9" office:value-type="percentage" office:value="0.00883996856058316" calcext:value-type="percentage">
            <text:p>0.88%</text:p>
          </table:table-cell>
          <table:table-cell table:style-name="ce9" office:value-type="percentage" office:value="0.010413173953561" calcext:value-type="percentage">
            <text:p>1.04%</text:p>
          </table:table-cell>
          <table:table-cell table:style-name="ce9" office:value-type="percentage" office:value="-0.0016342402781612" calcext:value-type="percentage">
            <text:p>-0.16%</text:p>
          </table:table-cell>
          <table:table-cell table:style-name="ce9" office:value-type="percentage" office:value="0.00271888716095017" calcext:value-type="percentage">
            <text:p>0.27%</text:p>
          </table:table-cell>
          <table:table-cell table:style-name="ce9" office:value-type="percentage" office:value="0.00984409362979674" calcext:value-type="percentage">
            <text:p>0.98%</text:p>
          </table:table-cell>
          <table:table-cell table:style-name="ce9" office:value-type="percentage" office:value="-0.0115250942818208" calcext:value-type="percentage">
            <text:p>-1.15%</text:p>
          </table:table-cell>
        </table:table-row>
        <table:table-row table:style-name="ro1">
          <table:table-cell table:style-name="ce7" office:value-type="string" office:string-value="CHNG_%_2014" calcext:value-type="string">
            <text:p>CHNG_%_2014</text:p>
          </table:table-cell>
          <table:table-cell table:style-name="ce9" office:value-type="percentage" office:value="0.0074948245324495" calcext:value-type="percentage">
            <text:p>0.75%</text:p>
          </table:table-cell>
          <table:table-cell table:style-name="ce9" office:value-type="percentage" office:value="0.00276402011062601" calcext:value-type="percentage">
            <text:p>0.28%</text:p>
          </table:table-cell>
          <table:table-cell table:style-name="ce9" office:value-type="percentage" office:value="0.00274170394432399" calcext:value-type="percentage">
            <text:p>0.27%</text:p>
          </table:table-cell>
          <table:table-cell table:style-name="ce9" office:value-type="percentage" office:value="0.0106741638214949" calcext:value-type="percentage">
            <text:p>1.07%</text:p>
          </table:table-cell>
          <table:table-cell table:style-name="ce9" office:value-type="percentage" office:value="0.0102575205881727" calcext:value-type="percentage">
            <text:p>1.03%</text:p>
          </table:table-cell>
          <table:table-cell table:style-name="ce9" office:value-type="percentage" office:value="0.00255723472775235" calcext:value-type="percentage">
            <text:p>0.26%</text:p>
          </table:table-cell>
          <table:table-cell table:style-name="ce9" office:value-type="percentage" office:value="-0.00000136452826893215" calcext:value-type="percentage">
            <text:p>0.00%</text:p>
          </table:table-cell>
          <table:table-cell table:style-name="ce9" office:value-type="percentage" office:value="0.0134663528005082" calcext:value-type="percentage">
            <text:p>1.35%</text:p>
          </table:table-cell>
          <table:table-cell table:style-name="ce9" office:value-type="percentage" office:value="0.00270506388364575" calcext:value-type="percentage">
            <text:p>0.27%</text:p>
          </table:table-cell>
          <table:table-cell table:style-name="ce9" office:value-type="percentage" office:value="0.00914427301960234" calcext:value-type="percentage">
            <text:p>0.91%</text:p>
          </table:table-cell>
          <table:table-cell table:style-name="ce9" office:value-type="percentage" office:value="0.0149288476208012" calcext:value-type="percentage">
            <text:p>1.49%</text:p>
          </table:table-cell>
          <table:table-cell table:style-name="ce9" office:value-type="percentage" office:value="-0.000633820059653653" calcext:value-type="percentage">
            <text:p>-0.06%</text:p>
          </table:table-cell>
          <table:table-cell table:style-name="ce9" office:value-type="percentage" office:value="0.0103670261683806" calcext:value-type="percentage">
            <text:p>1.04%</text:p>
          </table:table-cell>
          <table:table-cell table:style-name="ce9" office:value-type="percentage" office:value="0.0161661903848905" calcext:value-type="percentage">
            <text:p>1.62%</text:p>
          </table:table-cell>
          <table:table-cell table:style-name="ce9" office:value-type="percentage" office:value="0.0157213495947648" calcext:value-type="percentage">
            <text:p>1.57%</text:p>
          </table:table-cell>
          <table:table-cell table:style-name="ce9" office:value-type="percentage" office:value="0.0101228393742201" calcext:value-type="percentage">
            <text:p>1.01%</text:p>
          </table:table-cell>
          <table:table-cell office:value-type="percentage" office:value="0.00682222402947552" calcext:value-type="percentage">
            <text:p>0.68%</text:p>
          </table:table-cell>
          <table:table-cell office:value-type="percentage" office:value="0.0123920132027401" calcext:value-type="percentage">
            <text:p>1.24%</text:p>
          </table:table-cell>
          <table:table-cell office:value-type="percentage" office:value="-0.000618326517420975" calcext:value-type="percentage">
            <text:p>-0.06%</text:p>
          </table:table-cell>
          <table:table-cell office:value-type="percentage" office:value="0.00389761063548376" calcext:value-type="percentage">
            <text:p>0.39%</text:p>
          </table:table-cell>
          <table:table-cell office:value-type="percentage" office:value="0.00505122314915568" calcext:value-type="percentage">
            <text:p>0.51%</text:p>
          </table:table-cell>
          <table:table-cell office:value-type="percentage" office:value="0.0022945955209606" calcext:value-type="percentage">
            <text:p>0.23%</text:p>
          </table:table-cell>
          <table:table-cell office:value-type="percentage" office:value="0.00256082237111887" calcext:value-type="percentage">
            <text:p>0.26%</text:p>
          </table:table-cell>
          <table:table-cell office:value-type="percentage" office:value="0.00473276565736511" calcext:value-type="percentage">
            <text:p>0.47%</text:p>
          </table:table-cell>
          <table:table-cell table:style-name="ce9" office:value-type="percentage" office:value="0.000698655407961363" calcext:value-type="percentage">
            <text:p>0.07%</text:p>
          </table:table-cell>
          <table:table-cell table:style-name="ce9" office:value-type="percentage" office:value="0.0062963037593783" calcext:value-type="percentage">
            <text:p>0.63%</text:p>
          </table:table-cell>
          <table:table-cell table:style-name="ce9" office:value-type="percentage" office:value="0.00692333736195684" calcext:value-type="percentage">
            <text:p>0.69%</text:p>
          </table:table-cell>
          <table:table-cell table:style-name="ce9" office:value-type="percentage" office:value="0.00155892021971029" calcext:value-type="percentage">
            <text:p>0.16%</text:p>
          </table:table-cell>
          <table:table-cell table:style-name="ce9" office:value-type="percentage" office:value="0.0067078834202952" calcext:value-type="percentage">
            <text:p>0.67%</text:p>
          </table:table-cell>
          <table:table-cell table:style-name="ce9" office:value-type="percentage" office:value="0.000286726921748672" calcext:value-type="percentage">
            <text:p>0.03%</text:p>
          </table:table-cell>
          <table:table-cell table:style-name="ce9" office:value-type="percentage" office:value="0.00278507202715499" calcext:value-type="percentage">
            <text:p>0.28%</text:p>
          </table:table-cell>
          <table:table-cell table:style-name="ce9" office:value-type="percentage" office:value="0.00785428447193629" calcext:value-type="percentage">
            <text:p>0.79%</text:p>
          </table:table-cell>
          <table:table-cell table:style-name="ce9" office:value-type="percentage" office:value="0.00718035972648684" calcext:value-type="percentage">
            <text:p>0.72%</text:p>
          </table:table-cell>
          <table:table-cell table:style-name="ce9" office:value-type="percentage" office:value="0.0159561627877798" calcext:value-type="percentage">
            <text:p>1.60%</text:p>
          </table:table-cell>
          <table:table-cell table:style-name="ce9" office:value-type="percentage" office:value="0.00456245314094901" calcext:value-type="percentage">
            <text:p>0.46%</text:p>
          </table:table-cell>
          <table:table-cell table:style-name="ce9" office:value-type="percentage" office:value="0.00327353829785638" calcext:value-type="percentage">
            <text:p>0.33%</text:p>
          </table:table-cell>
          <table:table-cell table:style-name="ce9" office:value-type="percentage" office:value="-0.000938042960346147" calcext:value-type="percentage">
            <text:p>-0.09%</text:p>
          </table:table-cell>
          <table:table-cell table:style-name="ce9" office:value-type="percentage" office:value="0.0030882737010358" calcext:value-type="percentage">
            <text:p>0.31%</text:p>
          </table:table-cell>
          <table:table-cell table:style-name="ce9" office:value-type="percentage" office:value="0.00918885233781541" calcext:value-type="percentage">
            <text:p>0.92%</text:p>
          </table:table-cell>
          <table:table-cell table:style-name="ce9" office:value-type="percentage" office:value="0.0213224392707604" calcext:value-type="percentage">
            <text:p>2.13%</text:p>
          </table:table-cell>
          <table:table-cell table:style-name="ce9" office:value-type="percentage" office:value="0.00223363917539115" calcext:value-type="percentage">
            <text:p>0.22%</text:p>
          </table:table-cell>
          <table:table-cell table:style-name="ce9" office:value-type="percentage" office:value="0.006494888634113" calcext:value-type="percentage">
            <text:p>0.65%</text:p>
          </table:table-cell>
          <table:table-cell table:style-name="ce9" office:value-type="percentage" office:value="0.0103540768055277" calcext:value-type="percentage">
            <text:p>1.04%</text:p>
          </table:table-cell>
          <table:table-cell table:style-name="ce9" office:value-type="percentage" office:value="0.000929695594519717" calcext:value-type="percentage">
            <text:p>0.09%</text:p>
          </table:table-cell>
          <table:table-cell table:style-name="ce9" office:value-type="percentage" office:value="0.00189436518845471" calcext:value-type="percentage">
            <text:p>0.19%</text:p>
          </table:table-cell>
          <table:table-cell table:style-name="ce9" office:value-type="percentage" office:value="0.012207041291803" calcext:value-type="percentage">
            <text:p>1.22%</text:p>
          </table:table-cell>
          <table:table-cell table:style-name="ce9" office:value-type="percentage" office:value="0.00817277903991975" calcext:value-type="percentage">
            <text:p>0.82%</text:p>
          </table:table-cell>
          <table:table-cell table:style-name="ce9" office:value-type="percentage" office:value="0.00752486965055" calcext:value-type="percentage">
            <text:p>0.75%</text:p>
          </table:table-cell>
          <table:table-cell table:style-name="ce9" office:value-type="percentage" office:value="0.0176281474159544" calcext:value-type="percentage">
            <text:p>1.76%</text:p>
          </table:table-cell>
          <table:table-cell table:style-name="ce9" office:value-type="percentage" office:value="0.0131725064972429" calcext:value-type="percentage">
            <text:p>1.32%</text:p>
          </table:table-cell>
          <table:table-cell table:style-name="ce9" office:value-type="percentage" office:value="-0.000605853278001931" calcext:value-type="percentage">
            <text:p>-0.06%</text:p>
          </table:table-cell>
          <table:table-cell table:style-name="ce9" office:value-type="percentage" office:value="0.00663869459146648" calcext:value-type="percentage">
            <text:p>0.66%</text:p>
          </table:table-cell>
          <table:table-cell table:style-name="ce9" office:value-type="percentage" office:value="0.011852069353498" calcext:value-type="percentage">
            <text:p>1.19%</text:p>
          </table:table-cell>
          <table:table-cell table:style-name="ce9" office:value-type="percentage" office:value="-0.00254832888120509" calcext:value-type="percentage">
            <text:p>-0.25%</text:p>
          </table:table-cell>
          <table:table-cell table:style-name="ce9" office:value-type="percentage" office:value="0.00253835455471972" calcext:value-type="percentage">
            <text:p>0.25%</text:p>
          </table:table-cell>
          <table:table-cell table:style-name="ce9" office:value-type="percentage" office:value="0.00170283181617656" calcext:value-type="percentage">
            <text:p>0.17%</text:p>
          </table:table-cell>
          <table:table-cell table:style-name="ce9" office:value-type="percentage" office:value="-0.0164654567320462" calcext:value-type="percentage">
            <text:p>-1.65%</text:p>
          </table:table-cell>
        </table:table-row>
        <table:table-row table:style-name="ro1">
          <table:table-cell table:style-name="ce7" office:value-type="string" office:string-value="CHNG_%_2015" calcext:value-type="string">
            <text:p>CHNG_%_2015</text:p>
          </table:table-cell>
          <table:table-cell table:style-name="ce9" office:value-type="percentage" office:value="0.00752963890601521" calcext:value-type="percentage">
            <text:p>0.75%</text:p>
          </table:table-cell>
          <table:table-cell table:style-name="ce9" office:value-type="percentage" office:value="0.00166173544051276" calcext:value-type="percentage">
            <text:p>0.17%</text:p>
          </table:table-cell>
          <table:table-cell table:style-name="ce9" office:value-type="percentage" office:value="0.00175514217123618" calcext:value-type="percentage">
            <text:p>0.18%</text:p>
          </table:table-cell>
          <table:table-cell table:style-name="ce9" office:value-type="percentage" office:value="0.0114078097064494" calcext:value-type="percentage">
            <text:p>1.14%</text:p>
          </table:table-cell>
          <table:table-cell table:style-name="ce9" office:value-type="percentage" office:value="0.0108598622451795" calcext:value-type="percentage">
            <text:p>1.09%</text:p>
          </table:table-cell>
          <table:table-cell table:style-name="ce9" office:value-type="percentage" office:value="0.00223057688080439" calcext:value-type="percentage">
            <text:p>0.22%</text:p>
          </table:table-cell>
          <table:table-cell table:style-name="ce9" office:value-type="percentage" office:value="0.00165379774080875" calcext:value-type="percentage">
            <text:p>0.17%</text:p>
          </table:table-cell>
          <table:table-cell table:style-name="ce9" office:value-type="percentage" office:value="0.0140875371499243" calcext:value-type="percentage">
            <text:p>1.41%</text:p>
          </table:table-cell>
          <table:table-cell table:style-name="ce9" office:value-type="percentage" office:value="0.00363841465467892" calcext:value-type="percentage">
            <text:p>0.36%</text:p>
          </table:table-cell>
          <table:table-cell table:style-name="ce9" office:value-type="percentage" office:value="0.00848438171883123" calcext:value-type="percentage">
            <text:p>0.85%</text:p>
          </table:table-cell>
          <table:table-cell table:style-name="ce9" office:value-type="percentage" office:value="0.0180378838363823" calcext:value-type="percentage">
            <text:p>1.80%</text:p>
          </table:table-cell>
          <table:table-cell table:style-name="ce9" office:value-type="percentage" office:value="-0.0017601487276898" calcext:value-type="percentage">
            <text:p>-0.18%</text:p>
          </table:table-cell>
          <table:table-cell table:style-name="ce9" office:value-type="percentage" office:value="0.00985204422223189" calcext:value-type="percentage">
            <text:p>0.99%</text:p>
          </table:table-cell>
          <table:table-cell table:style-name="ce9" office:value-type="percentage" office:value="0.0177476055529648" calcext:value-type="percentage">
            <text:p>1.77%</text:p>
          </table:table-cell>
          <table:table-cell table:style-name="ce9" office:value-type="percentage" office:value="0.0182953429941599" calcext:value-type="percentage">
            <text:p>1.83%</text:p>
          </table:table-cell>
          <table:table-cell table:style-name="ce9" office:value-type="percentage" office:value="0.0113420165758483" calcext:value-type="percentage">
            <text:p>1.13%</text:p>
          </table:table-cell>
          <table:table-cell office:value-type="percentage" office:value="0.0060366515000601" calcext:value-type="percentage">
            <text:p>0.60%</text:p>
          </table:table-cell>
          <table:table-cell office:value-type="percentage" office:value="0.0114793283380766" calcext:value-type="percentage">
            <text:p>1.15%</text:p>
          </table:table-cell>
          <table:table-cell office:value-type="percentage" office:value="-0.00158503268497689" calcext:value-type="percentage">
            <text:p>-0.16%</text:p>
          </table:table-cell>
          <table:table-cell office:value-type="percentage" office:value="0.0026342116209055" calcext:value-type="percentage">
            <text:p>0.26%</text:p>
          </table:table-cell>
          <table:table-cell office:value-type="percentage" office:value="0.00413964536406597" calcext:value-type="percentage">
            <text:p>0.41%</text:p>
          </table:table-cell>
          <table:table-cell office:value-type="percentage" office:value="0.00214589907102981" calcext:value-type="percentage">
            <text:p>0.21%</text:p>
          </table:table-cell>
          <table:table-cell office:value-type="percentage" office:value="0.00263270591594102" calcext:value-type="percentage">
            <text:p>0.26%</text:p>
          </table:table-cell>
          <table:table-cell office:value-type="percentage" office:value="0.00479826552477233" calcext:value-type="percentage">
            <text:p>0.48%</text:p>
          </table:table-cell>
          <table:table-cell table:style-name="ce9" office:value-type="percentage" office:value="-0.000840747263996146" calcext:value-type="percentage">
            <text:p>-0.08%</text:p>
          </table:table-cell>
          <table:table-cell table:style-name="ce9" office:value-type="percentage" office:value="0.00505222638785862" calcext:value-type="percentage">
            <text:p>0.51%</text:p>
          </table:table-cell>
          <table:table-cell table:style-name="ce9" office:value-type="percentage" office:value="0.00531014668649326" calcext:value-type="percentage">
            <text:p>0.53%</text:p>
          </table:table-cell>
          <table:table-cell table:style-name="ce9" office:value-type="percentage" office:value="0.00035233873525608" calcext:value-type="percentage">
            <text:p>0.04%</text:p>
          </table:table-cell>
          <table:table-cell table:style-name="ce9" office:value-type="percentage" office:value="0.0055786533514285" calcext:value-type="percentage">
            <text:p>0.56%</text:p>
          </table:table-cell>
          <table:table-cell table:style-name="ce9" office:value-type="percentage" office:value="-0.00109921026537645" calcext:value-type="percentage">
            <text:p>-0.11%</text:p>
          </table:table-cell>
          <table:table-cell table:style-name="ce9" office:value-type="percentage" office:value="0.00240842138026664" calcext:value-type="percentage">
            <text:p>0.24%</text:p>
          </table:table-cell>
          <table:table-cell table:style-name="ce9" office:value-type="percentage" office:value="0.00815434056054277" calcext:value-type="percentage">
            <text:p>0.82%</text:p>
          </table:table-cell>
          <table:table-cell table:style-name="ce9" office:value-type="percentage" office:value="0.00667734491537038" calcext:value-type="percentage">
            <text:p>0.67%</text:p>
          </table:table-cell>
          <table:table-cell table:style-name="ce9" office:value-type="percentage" office:value="0.0178028584411703" calcext:value-type="percentage">
            <text:p>1.78%</text:p>
          </table:table-cell>
          <table:table-cell table:style-name="ce9" office:value-type="percentage" office:value="0.00109030590223941" calcext:value-type="percentage">
            <text:p>0.11%</text:p>
          </table:table-cell>
          <table:table-cell table:style-name="ce9" office:value-type="percentage" office:value="0.00189629454791848" calcext:value-type="percentage">
            <text:p>0.19%</text:p>
          </table:table-cell>
          <table:table-cell table:style-name="ce9" office:value-type="percentage" office:value="-0.000452621593902128" calcext:value-type="percentage">
            <text:p>-0.05%</text:p>
          </table:table-cell>
          <table:table-cell table:style-name="ce9" office:value-type="percentage" office:value="0.00230920195480062" calcext:value-type="percentage">
            <text:p>0.23%</text:p>
          </table:table-cell>
          <table:table-cell table:style-name="ce9" office:value-type="percentage" office:value="0.0100190858776504" calcext:value-type="percentage">
            <text:p>1.00%</text:p>
          </table:table-cell>
          <table:table-cell table:style-name="ce9" office:value-type="percentage" office:value="0.0214613485815103" calcext:value-type="percentage">
            <text:p>2.15%</text:p>
          </table:table-cell>
          <table:table-cell table:style-name="ce9" office:value-type="percentage" office:value="0.00105858427560663" calcext:value-type="percentage">
            <text:p>0.11%</text:p>
          </table:table-cell>
          <table:table-cell table:style-name="ce9" office:value-type="percentage" office:value="0.00751592716370712" calcext:value-type="percentage">
            <text:p>0.75%</text:p>
          </table:table-cell>
          <table:table-cell table:style-name="ce9" office:value-type="percentage" office:value="0.0139083355505645" calcext:value-type="percentage">
            <text:p>1.39%</text:p>
          </table:table-cell>
          <table:table-cell table:style-name="ce9" office:value-type="percentage" office:value="0.0000611779413622732" calcext:value-type="percentage">
            <text:p>0.01%</text:p>
          </table:table-cell>
          <table:table-cell table:style-name="ce9" office:value-type="percentage" office:value="0.0010736161438513" calcext:value-type="percentage">
            <text:p>0.11%</text:p>
          </table:table-cell>
          <table:table-cell table:style-name="ce9" office:value-type="percentage" office:value="0.0138305349744836" calcext:value-type="percentage">
            <text:p>1.38%</text:p>
          </table:table-cell>
          <table:table-cell table:style-name="ce9" office:value-type="percentage" office:value="0.00536334332675192" calcext:value-type="percentage">
            <text:p>0.54%</text:p>
          </table:table-cell>
          <table:table-cell table:style-name="ce9" office:value-type="percentage" office:value="0.00769551292376912" calcext:value-type="percentage">
            <text:p>0.77%</text:p>
          </table:table-cell>
          <table:table-cell table:style-name="ce9" office:value-type="percentage" office:value="0.0182278717419817" calcext:value-type="percentage">
            <text:p>1.82%</text:p>
          </table:table-cell>
          <table:table-cell table:style-name="ce9" office:value-type="percentage" office:value="0.0154934111709859" calcext:value-type="percentage">
            <text:p>1.55%</text:p>
          </table:table-cell>
          <table:table-cell table:style-name="ce9" office:value-type="percentage" office:value="-0.00193800312002486" calcext:value-type="percentage">
            <text:p>-0.19%</text:p>
          </table:table-cell>
          <table:table-cell table:style-name="ce9" office:value-type="percentage" office:value="0.00595991922849886" calcext:value-type="percentage">
            <text:p>0.60%</text:p>
          </table:table-cell>
          <table:table-cell table:style-name="ce9" office:value-type="percentage" office:value="0.0148036200424278" calcext:value-type="percentage">
            <text:p>1.48%</text:p>
          </table:table-cell>
          <table:table-cell table:style-name="ce9" office:value-type="percentage" office:value="-0.00427097520963243" calcext:value-type="percentage">
            <text:p>-0.43%</text:p>
          </table:table-cell>
          <table:table-cell table:style-name="ce9" office:value-type="percentage" office:value="0.00147091396621258" calcext:value-type="percentage">
            <text:p>0.15%</text:p>
          </table:table-cell>
          <table:table-cell table:style-name="ce9" office:value-type="percentage" office:value="0.00472217903619027" calcext:value-type="percentage">
            <text:p>0.47%</text:p>
          </table:table-cell>
          <table:table-cell table:style-name="ce9" office:value-type="percentage" office:value="-0.0177639427164039" calcext:value-type="percentage">
            <text:p>-1.78%</text:p>
          </table:table-cell>
        </table:table-row>
        <table:table-row table:style-name="ro1">
          <table:table-cell table:style-name="ce7" office:value-type="string" office:string-value="CHNG_%_2016" calcext:value-type="string">
            <text:p>CHNG_%_2016</text:p>
          </table:table-cell>
          <table:table-cell table:style-name="ce9" office:value-type="percentage" office:value="0.00731617957886599" calcext:value-type="percentage">
            <text:p>0.73%</text:p>
          </table:table-cell>
          <table:table-cell table:style-name="ce9" office:value-type="percentage" office:value="0.00111306332808191" calcext:value-type="percentage">
            <text:p>0.11%</text:p>
          </table:table-cell>
          <table:table-cell table:style-name="ce9" office:value-type="percentage" office:value="0.00204448291609766" calcext:value-type="percentage">
            <text:p>0.20%</text:p>
          </table:table-cell>
          <table:table-cell table:style-name="ce9" office:value-type="percentage" office:value="0.010963741528202" calcext:value-type="percentage">
            <text:p>1.10%</text:p>
          </table:table-cell>
          <table:table-cell table:style-name="ce9" office:value-type="percentage" office:value="0.0107269190972801" calcext:value-type="percentage">
            <text:p>1.07%</text:p>
          </table:table-cell>
          <table:table-cell table:style-name="ce9" office:value-type="percentage" office:value="0.00199295103005185" calcext:value-type="percentage">
            <text:p>0.20%</text:p>
          </table:table-cell>
          <table:table-cell table:style-name="ce9" office:value-type="percentage" office:value="0.00477770908578184" calcext:value-type="percentage">
            <text:p>0.48%</text:p>
          </table:table-cell>
          <table:table-cell table:style-name="ce9" office:value-type="percentage" office:value="0.0153980770938315" calcext:value-type="percentage">
            <text:p>1.54%</text:p>
          </table:table-cell>
          <table:table-cell table:style-name="ce9" office:value-type="percentage" office:value="0.00421824912483067" calcext:value-type="percentage">
            <text:p>0.42%</text:p>
          </table:table-cell>
          <table:table-cell table:style-name="ce9" office:value-type="percentage" office:value="0.00671896243370504" calcext:value-type="percentage">
            <text:p>0.67%</text:p>
          </table:table-cell>
          <table:table-cell table:style-name="ce9" office:value-type="percentage" office:value="0.0162129844360795" calcext:value-type="percentage">
            <text:p>1.62%</text:p>
          </table:table-cell>
          <table:table-cell table:style-name="ce9" office:value-type="percentage" office:value="-0.00172185711517596" calcext:value-type="percentage">
            <text:p>-0.17%</text:p>
          </table:table-cell>
          <table:table-cell table:style-name="ce9" office:value-type="percentage" office:value="0.00901752706888301" calcext:value-type="percentage">
            <text:p>0.90%</text:p>
          </table:table-cell>
          <table:table-cell table:style-name="ce9" office:value-type="percentage" office:value="0.0169501486958259" calcext:value-type="percentage">
            <text:p>1.70%</text:p>
          </table:table-cell>
          <table:table-cell table:style-name="ce9" office:value-type="percentage" office:value="0.018784398640061" calcext:value-type="percentage">
            <text:p>1.88%</text:p>
          </table:table-cell>
          <table:table-cell table:style-name="ce9" office:value-type="percentage" office:value="0.0110617954962308" calcext:value-type="percentage">
            <text:p>1.11%</text:p>
          </table:table-cell>
          <table:table-cell office:value-type="percentage" office:value="0.0016540350877193" calcext:value-type="percentage">
            <text:p>0.17%</text:p>
          </table:table-cell>
          <table:table-cell office:value-type="percentage" office:value="0.0182747626702615" calcext:value-type="percentage">
            <text:p>1.83%</text:p>
          </table:table-cell>
          <table:table-cell office:value-type="percentage" office:value="-0.00205096760540955" calcext:value-type="percentage">
            <text:p>-0.21%</text:p>
          </table:table-cell>
          <table:table-cell office:value-type="percentage" office:value="0.00352900775268187" calcext:value-type="percentage">
            <text:p>0.35%</text:p>
          </table:table-cell>
          <table:table-cell office:value-type="percentage" office:value="0.00395951388260382" calcext:value-type="percentage">
            <text:p>0.40%</text:p>
          </table:table-cell>
          <table:table-cell office:value-type="percentage" office:value="0.000668078164111558" calcext:value-type="percentage">
            <text:p>0.07%</text:p>
          </table:table-cell>
          <table:table-cell office:value-type="percentage" office:value="0.00316848106703817" calcext:value-type="percentage">
            <text:p>0.32%</text:p>
          </table:table-cell>
          <table:table-cell office:value-type="percentage" office:value="0.00318956780917617" calcext:value-type="percentage">
            <text:p>0.32%</text:p>
          </table:table-cell>
          <table:table-cell table:style-name="ce9" office:value-type="percentage" office:value="0.00183843002433459" calcext:value-type="percentage">
            <text:p>0.18%</text:p>
          </table:table-cell>
          <table:table-cell table:style-name="ce9" office:value-type="percentage" office:value="0.0040152355976511" calcext:value-type="percentage">
            <text:p>0.40%</text:p>
          </table:table-cell>
          <table:table-cell table:style-name="ce9" office:value-type="percentage" office:value="0.00435530380672155" calcext:value-type="percentage">
            <text:p>0.44%</text:p>
          </table:table-cell>
          <table:table-cell table:style-name="ce9" office:value-type="percentage" office:value="0.00153776600806769" calcext:value-type="percentage">
            <text:p>0.15%</text:p>
          </table:table-cell>
          <table:table-cell table:style-name="ce9" office:value-type="percentage" office:value="0.00756761066982724" calcext:value-type="percentage">
            <text:p>0.76%</text:p>
          </table:table-cell>
          <table:table-cell table:style-name="ce9" office:value-type="percentage" office:value="0.0000395673212822897" calcext:value-type="percentage">
            <text:p>0.00%</text:p>
          </table:table-cell>
          <table:table-cell table:style-name="ce9" office:value-type="percentage" office:value="0.0030430710841025" calcext:value-type="percentage">
            <text:p>0.30%</text:p>
          </table:table-cell>
          <table:table-cell table:style-name="ce9" office:value-type="percentage" office:value="0.00995459325250527" calcext:value-type="percentage">
            <text:p>1.00%</text:p>
          </table:table-cell>
          <table:table-cell table:style-name="ce9" office:value-type="percentage" office:value="0.00735988150233607" calcext:value-type="percentage">
            <text:p>0.74%</text:p>
          </table:table-cell>
          <table:table-cell table:style-name="ce9" office:value-type="percentage" office:value="0.0191197121232139" calcext:value-type="percentage">
            <text:p>1.91%</text:p>
          </table:table-cell>
          <table:table-cell table:style-name="ce9" office:value-type="percentage" office:value="0.00365602772587584" calcext:value-type="percentage">
            <text:p>0.37%</text:p>
          </table:table-cell>
          <table:table-cell table:style-name="ce9" office:value-type="percentage" office:value="0.00205110921166742" calcext:value-type="percentage">
            <text:p>0.21%</text:p>
          </table:table-cell>
          <table:table-cell table:style-name="ce9" office:value-type="percentage" office:value="0.00151878723949481" calcext:value-type="percentage">
            <text:p>0.15%</text:p>
          </table:table-cell>
          <table:table-cell table:style-name="ce9" office:value-type="percentage" office:value="0.00085392199075543" calcext:value-type="percentage">
            <text:p>0.09%</text:p>
          </table:table-cell>
          <table:table-cell table:style-name="ce9" office:value-type="percentage" office:value="0.0113147389563037" calcext:value-type="percentage">
            <text:p>1.13%</text:p>
          </table:table-cell>
          <table:table-cell table:style-name="ce9" office:value-type="percentage" office:value="0.000913205643823252" calcext:value-type="percentage">
            <text:p>0.09%</text:p>
          </table:table-cell>
          <table:table-cell table:style-name="ce9" office:value-type="percentage" office:value="0.00142197478157028" calcext:value-type="percentage">
            <text:p>0.14%</text:p>
          </table:table-cell>
          <table:table-cell table:style-name="ce9" office:value-type="percentage" office:value="0.00429808031687768" calcext:value-type="percentage">
            <text:p>0.43%</text:p>
          </table:table-cell>
          <table:table-cell table:style-name="ce9" office:value-type="percentage" office:value="0.0169977407104273" calcext:value-type="percentage">
            <text:p>1.70%</text:p>
          </table:table-cell>
          <table:table-cell table:style-name="ce9" office:value-type="percentage" office:value="-0.000315846749842253" calcext:value-type="percentage">
            <text:p>-0.03%</text:p>
          </table:table-cell>
          <table:table-cell table:style-name="ce9" office:value-type="percentage" office:value="0.00156013324994962" calcext:value-type="percentage">
            <text:p>0.16%</text:p>
          </table:table-cell>
          <table:table-cell table:style-name="ce9" office:value-type="percentage" office:value="0.0135890409851635" calcext:value-type="percentage">
            <text:p>1.36%</text:p>
          </table:table-cell>
          <table:table-cell table:style-name="ce9" office:value-type="percentage" office:value="0.00871208462835459" calcext:value-type="percentage">
            <text:p>0.87%</text:p>
          </table:table-cell>
          <table:table-cell table:style-name="ce9" office:value-type="percentage" office:value="0.00882443978355744" calcext:value-type="percentage">
            <text:p>0.88%</text:p>
          </table:table-cell>
          <table:table-cell table:style-name="ce9" office:value-type="percentage" office:value="0.0161255747898719" calcext:value-type="percentage">
            <text:p>1.61%</text:p>
          </table:table-cell>
          <table:table-cell table:style-name="ce9" office:value-type="percentage" office:value="0.0195128837476083" calcext:value-type="percentage">
            <text:p>1.95%</text:p>
          </table:table-cell>
          <table:table-cell table:style-name="ce9" office:value-type="percentage" office:value="-0.00176653782653272" calcext:value-type="percentage">
            <text:p>-0.18%</text:p>
          </table:table-cell>
          <table:table-cell table:style-name="ce9" office:value-type="percentage" office:value="0.00565846448186768" calcext:value-type="percentage">
            <text:p>0.57%</text:p>
          </table:table-cell>
          <table:table-cell table:style-name="ce9" office:value-type="percentage" office:value="0.0175961138633629" calcext:value-type="percentage">
            <text:p>1.76%</text:p>
          </table:table-cell>
          <table:table-cell table:style-name="ce9" office:value-type="percentage" office:value="-0.00608646257334456" calcext:value-type="percentage">
            <text:p>-0.61%</text:p>
          </table:table-cell>
          <table:table-cell table:style-name="ce9" office:value-type="percentage" office:value="0.00228184662316165" calcext:value-type="percentage">
            <text:p>0.23%</text:p>
          </table:table-cell>
          <table:table-cell table:style-name="ce9" office:value-type="percentage" office:value="-0.00203720727984894" calcext:value-type="percentage">
            <text:p>-0.20%</text:p>
          </table:table-cell>
          <table:table-cell table:style-name="ce9" office:value-type="percentage" office:value="-0.0195673674497269" calcext:value-type="percentage">
            <text:p>-1.96%</text:p>
          </table:table-cell>
        </table:table-row>
        <table:table-row table:style-name="ro1">
          <table:table-cell table:style-name="ce7" office:value-type="string" office:string-value="CHNG_%_2017" calcext:value-type="string">
            <text:p>CHNG_%_2017</text:p>
          </table:table-cell>
          <table:table-cell table:style-name="ce9" office:value-type="percentage" office:value="0.00711559303795782" calcext:value-type="percentage">
            <text:p>0.71%</text:p>
          </table:table-cell>
          <table:table-cell table:style-name="ce9" office:value-type="percentage" office:value="0.00197207057551938" calcext:value-type="percentage">
            <text:p>0.20%</text:p>
          </table:table-cell>
          <table:table-cell table:style-name="ce9" office:value-type="percentage" office:value="0.00295283473852149" calcext:value-type="percentage">
            <text:p>0.30%</text:p>
          </table:table-cell>
          <table:table-cell table:style-name="ce9" office:value-type="percentage" office:value="0.0100158578652116" calcext:value-type="percentage">
            <text:p>1.00%</text:p>
          </table:table-cell>
          <table:table-cell table:style-name="ce9" office:value-type="percentage" office:value="0.00991330608794285" calcext:value-type="percentage">
            <text:p>0.99%</text:p>
          </table:table-cell>
          <table:table-cell table:style-name="ce9" office:value-type="percentage" office:value="0.00291694351477111" calcext:value-type="percentage">
            <text:p>0.29%</text:p>
          </table:table-cell>
          <table:table-cell table:style-name="ce9" office:value-type="percentage" office:value="-0.00234686916510163" calcext:value-type="percentage">
            <text:p>-0.23%</text:p>
          </table:table-cell>
          <table:table-cell table:style-name="ce9" office:value-type="percentage" office:value="0.0153757360861503" calcext:value-type="percentage">
            <text:p>1.54%</text:p>
          </table:table-cell>
          <table:table-cell table:style-name="ce9" office:value-type="percentage" office:value="0.00535237348147081" calcext:value-type="percentage">
            <text:p>0.54%</text:p>
          </table:table-cell>
          <table:table-cell table:style-name="ce9" office:value-type="percentage" office:value="0.00608681676034977" calcext:value-type="percentage">
            <text:p>0.61%</text:p>
          </table:table-cell>
          <table:table-cell table:style-name="ce9" office:value-type="percentage" office:value="0.0137926528332589" calcext:value-type="percentage">
            <text:p>1.38%</text:p>
          </table:table-cell>
          <table:table-cell table:style-name="ce9" office:value-type="percentage" office:value="0.000139303915919618" calcext:value-type="percentage">
            <text:p>0.01%</text:p>
          </table:table-cell>
          <table:table-cell table:style-name="ce9" office:value-type="percentage" office:value="0.00962566065093257" calcext:value-type="percentage">
            <text:p>0.96%</text:p>
          </table:table-cell>
          <table:table-cell table:style-name="ce9" office:value-type="percentage" office:value="0.0139618382217637" calcext:value-type="percentage">
            <text:p>1.40%</text:p>
          </table:table-cell>
          <table:table-cell table:style-name="ce9" office:value-type="percentage" office:value="0.0156591674446228" calcext:value-type="percentage">
            <text:p>1.57%</text:p>
          </table:table-cell>
          <table:table-cell table:style-name="ce9" office:value-type="percentage" office:value="0.011128010914312" calcext:value-type="percentage">
            <text:p>1.11%</text:p>
          </table:table-cell>
          <table:table-cell office:value-type="percentage" office:value="-0.000804153223144443" calcext:value-type="percentage">
            <text:p>-0.08%</text:p>
          </table:table-cell>
          <table:table-cell office:value-type="percentage" office:value="0.0215472686384136" calcext:value-type="percentage">
            <text:p>2.15%</text:p>
          </table:table-cell>
          <table:table-cell office:value-type="percentage" office:value="-0.00263479839840406" calcext:value-type="percentage">
            <text:p>-0.26%</text:p>
          </table:table-cell>
          <table:table-cell office:value-type="percentage" office:value="0.00492626517152594" calcext:value-type="percentage">
            <text:p>0.49%</text:p>
          </table:table-cell>
          <table:table-cell office:value-type="percentage" office:value="0.00472416082645123" calcext:value-type="percentage">
            <text:p>0.47%</text:p>
          </table:table-cell>
          <table:table-cell office:value-type="percentage" office:value="0.00185436303214493" calcext:value-type="percentage">
            <text:p>0.19%</text:p>
          </table:table-cell>
          <table:table-cell office:value-type="percentage" office:value="0.00406622759087038" calcext:value-type="percentage">
            <text:p>0.41%</text:p>
          </table:table-cell>
          <table:table-cell office:value-type="percentage" office:value="-0.000390370768762891" calcext:value-type="percentage">
            <text:p>-0.04%</text:p>
          </table:table-cell>
          <table:table-cell table:style-name="ce9" office:value-type="percentage" office:value="0.00424551415607782" calcext:value-type="percentage">
            <text:p>0.42%</text:p>
          </table:table-cell>
          <table:table-cell table:style-name="ce9" office:value-type="percentage" office:value="0.00454284486611321" calcext:value-type="percentage">
            <text:p>0.45%</text:p>
          </table:table-cell>
          <table:table-cell table:style-name="ce9" office:value-type="percentage" office:value="0.00527615322856349" calcext:value-type="percentage">
            <text:p>0.53%</text:p>
          </table:table-cell>
          <table:table-cell table:style-name="ce9" office:value-type="percentage" office:value="0.00289549496051871" calcext:value-type="percentage">
            <text:p>0.29%</text:p>
          </table:table-cell>
          <table:table-cell table:style-name="ce9" office:value-type="percentage" office:value="0.00925687855957827" calcext:value-type="percentage">
            <text:p>0.93%</text:p>
          </table:table-cell>
          <table:table-cell table:style-name="ce9" office:value-type="percentage" office:value="-0.00044113512958638" calcext:value-type="percentage">
            <text:p>-0.04%</text:p>
          </table:table-cell>
          <table:table-cell table:style-name="ce9" office:value-type="percentage" office:value="0.00366093001967529" calcext:value-type="percentage">
            <text:p>0.37%</text:p>
          </table:table-cell>
          <table:table-cell table:style-name="ce9" office:value-type="percentage" office:value="0.011280477635836" calcext:value-type="percentage">
            <text:p>1.13%</text:p>
          </table:table-cell>
          <table:table-cell table:style-name="ce9" office:value-type="percentage" office:value="0.00650895509692462" calcext:value-type="percentage">
            <text:p>0.65%</text:p>
          </table:table-cell>
          <table:table-cell table:style-name="ce9" office:value-type="percentage" office:value="0.0196241221973409" calcext:value-type="percentage">
            <text:p>1.96%</text:p>
          </table:table-cell>
          <table:table-cell table:style-name="ce9" office:value-type="percentage" office:value="0.00579489929686569" calcext:value-type="percentage">
            <text:p>0.58%</text:p>
          </table:table-cell>
          <table:table-cell table:style-name="ce9" office:value-type="percentage" office:value="0.00302750001417681" calcext:value-type="percentage">
            <text:p>0.30%</text:p>
          </table:table-cell>
          <table:table-cell table:style-name="ce9" office:value-type="percentage" office:value="0.00126669803801054" calcext:value-type="percentage">
            <text:p>0.13%</text:p>
          </table:table-cell>
          <table:table-cell table:style-name="ce9" office:value-type="percentage" office:value="0.000661547831224937" calcext:value-type="percentage">
            <text:p>0.07%</text:p>
          </table:table-cell>
          <table:table-cell table:style-name="ce9" office:value-type="percentage" office:value="0.0114085230551268" calcext:value-type="percentage">
            <text:p>1.14%</text:p>
          </table:table-cell>
          <table:table-cell table:style-name="ce9" office:value-type="percentage" office:value="-0.000205779072932086" calcext:value-type="percentage">
            <text:p>-0.02%</text:p>
          </table:table-cell>
          <table:table-cell table:style-name="ce9" office:value-type="percentage" office:value="0.00309330923775129" calcext:value-type="percentage">
            <text:p>0.31%</text:p>
          </table:table-cell>
          <table:table-cell table:style-name="ce9" office:value-type="percentage" office:value="0.00246206766262662" calcext:value-type="percentage">
            <text:p>0.25%</text:p>
          </table:table-cell>
          <table:table-cell table:style-name="ce9" office:value-type="percentage" office:value="0.0137289398082682" calcext:value-type="percentage">
            <text:p>1.37%</text:p>
          </table:table-cell>
          <table:table-cell table:style-name="ce9" office:value-type="percentage" office:value="0.00144192433288728" calcext:value-type="percentage">
            <text:p>0.14%</text:p>
          </table:table-cell>
          <table:table-cell table:style-name="ce9" office:value-type="percentage" office:value="0.00195744608524947" calcext:value-type="percentage">
            <text:p>0.20%</text:p>
          </table:table-cell>
          <table:table-cell table:style-name="ce9" office:value-type="percentage" office:value="0.0128758686628283" calcext:value-type="percentage">
            <text:p>1.29%</text:p>
          </table:table-cell>
          <table:table-cell table:style-name="ce9" office:value-type="percentage" office:value="0.00936500342945411" calcext:value-type="percentage">
            <text:p>0.94%</text:p>
          </table:table-cell>
          <table:table-cell table:style-name="ce9" office:value-type="percentage" office:value="0.00992893607826113" calcext:value-type="percentage">
            <text:p>0.99%</text:p>
          </table:table-cell>
          <table:table-cell table:style-name="ce9" office:value-type="percentage" office:value="0.0141765485923622" calcext:value-type="percentage">
            <text:p>1.42%</text:p>
          </table:table-cell>
          <table:table-cell table:style-name="ce9" office:value-type="percentage" office:value="0.0186176058610885" calcext:value-type="percentage">
            <text:p>1.86%</text:p>
          </table:table-cell>
          <table:table-cell table:style-name="ce9" office:value-type="percentage" office:value="0.000485922675750053" calcext:value-type="percentage">
            <text:p>0.05%</text:p>
          </table:table-cell>
          <table:table-cell table:style-name="ce9" office:value-type="percentage" office:value="0.00658890558088829" calcext:value-type="percentage">
            <text:p>0.66%</text:p>
          </table:table-cell>
          <table:table-cell table:style-name="ce9" office:value-type="percentage" office:value="0.0168952207706345" calcext:value-type="percentage">
            <text:p>1.69%</text:p>
          </table:table-cell>
          <table:table-cell table:style-name="ce9" office:value-type="percentage" office:value="-0.00704301807101765" calcext:value-type="percentage">
            <text:p>-0.70%</text:p>
          </table:table-cell>
          <table:table-cell table:style-name="ce9" office:value-type="percentage" office:value="0.00389606151792394" calcext:value-type="percentage">
            <text:p>0.39%</text:p>
          </table:table-cell>
          <table:table-cell table:style-name="ce9" office:value-type="percentage" office:value="-0.00967081212351675" calcext:value-type="percentage">
            <text:p>-0.97%</text:p>
          </table:table-cell>
          <table:table-cell table:style-name="ce9" office:value-type="percentage" office:value="-0.0207551569125541" calcext:value-type="percentage">
            <text:p>-2.08%</text:p>
          </table:table-cell>
        </table:table-row>
      </table:table>
      <table:table table:name="Sheet2" table:style-name="ta1">
        <table:shapes>
          <draw:frame draw:z-index="0" draw:style-name="gr1" draw:text-style-name="P1" svg:width="733.07pt" svg:height="524.78pt" svg:x="3143.11pt" svg:y="329.81pt">
            <draw:object draw:notify-on-update-of-ranges="Sheet2.B27:Sheet2.B27 Sheet2.B28:Sheet2.B35 Sheet2.C27:Sheet2.C27 Sheet2.C28:Sheet2.C35 Sheet2.D27:Sheet2.D27 Sheet2.D28:Sheet2.D35 Sheet2.E27:Sheet2.E27 Sheet2.E28:Sheet2.E35 Sheet2.F27:Sheet2.F27 Sheet2.F28:Sheet2.F35 Sheet2.G27:Sheet2.G27 Sheet2.G28:Sheet2.G35 Sheet2.H27:Sheet2.H27 Sheet2.H28:Sheet2.H35 Sheet2.I27:Sheet2.I27 Sheet2.I28:Sheet2.I35 Sheet2.J27:Sheet2.J27 Sheet2.J28:Sheet2.J35 Sheet2.K27:Sheet2.K27 Sheet2.K28:Sheet2.K35 Sheet2.L27:Sheet2.L27 Sheet2.L28:Sheet2.L35 Sheet2.M27:Sheet2.M27 Sheet2.M28:Sheet2.M35 Sheet2.N27:Sheet2.N27 Sheet2.N28:Sheet2.N35 Sheet2.O27:Sheet2.O27 Sheet2.O28:Sheet2.O35 Sheet2.P27:Sheet2.P27 Sheet2.P28:Sheet2.P35 Sheet2.Q27:Sheet2.Q27 Sheet2.Q28:Sheet2.Q35 Sheet2.R27:Sheet2.R27 Sheet2.R28:Sheet2.R35 Sheet2.S27:Sheet2.S27 Sheet2.S28:Sheet2.S35 Sheet2.T27:Sheet2.T27 Sheet2.T28:Sheet2.T35 Sheet2.U27:Sheet2.U27 Sheet2.U28:Sheet2.U35 Sheet2.V27:Sheet2.V27 Sheet2.V28:Sheet2.V35 Sheet2.W27:Sheet2.W27 Sheet2.W28:Sheet2.W35 Sheet2.X27:Sheet2.X27 Sheet2.X28:Sheet2.X35 Sheet2.Y27:Sheet2.Y27 Sheet2.Y28:Sheet2.Y35 Sheet2.Z27:Sheet2.Z27 Sheet2.Z28:Sheet2.Z35 Sheet2.AA27:Sheet2.AA27 Sheet2.AA28:Sheet2.AA35 Sheet2.AB27:Sheet2.AB27 Sheet2.AB28:Sheet2.AB35 Sheet2.AC27:Sheet2.AC27 Sheet2.AC28:Sheet2.AC35 Sheet2.AD27:Sheet2.AD27 Sheet2.AD28:Sheet2.AD35 Sheet2.AE27:Sheet2.AE27 Sheet2.AE28:Sheet2.AE35 Sheet2.AF27:Sheet2.AF27 Sheet2.AF28:Sheet2.AF35 Sheet2.AG27:Sheet2.AG27 Sheet2.AG28:Sheet2.AG35 Sheet2.AH27:Sheet2.AH27 Sheet2.AH28:Sheet2.AH35 Sheet2.AI27:Sheet2.AI27 Sheet2.AI28:Sheet2.AI35 Sheet2.AJ27:Sheet2.AJ27 Sheet2.AJ28:Sheet2.AJ35 Sheet2.AK27:Sheet2.AK27 Sheet2.AK28:Sheet2.AK35 Sheet2.AL27:Sheet2.AL27 Sheet2.AL28:Sheet2.AL35 Sheet2.AM27:Sheet2.AM27 Sheet2.AM28:Sheet2.AM35 Sheet2.AN27:Sheet2.AN27 Sheet2.AN28:Sheet2.AN35 Sheet2.AO27:Sheet2.AO27 Sheet2.AO28:Sheet2.AO35 Sheet2.AP27:Sheet2.AP27 Sheet2.AP28:Sheet2.AP35 Sheet2.AQ27:Sheet2.AQ27 Sheet2.AQ28:Sheet2.AQ35 Sheet2.AR27:Sheet2.AR27 Sheet2.AR28:Sheet2.AR35 Sheet2.AS27:Sheet2.AS27 Sheet2.AS28:Sheet2.AS35 Sheet2.AT27:Sheet2.AT27 Sheet2.AT28:Sheet2.AT35 Sheet2.AU27:Sheet2.AU27 Sheet2.AU28:Sheet2.AU35 Sheet2.AV27:Sheet2.AV27 Sheet2.AV28:Sheet2.AV35 Sheet2.AW27:Sheet2.AW27 Sheet2.AW28:Sheet2.AW35 Sheet2.AX27:Sheet2.AX27 Sheet2.AX28:Sheet2.AX35 Sheet2.AY27:Sheet2.AY27 Sheet2.AY28:Sheet2.AY35 Sheet2.AZ27:Sheet2.AZ27 Sheet2.AZ28:Sheet2.AZ35 Sheet2.BA27:Sheet2.BA27 Sheet2.BA28:Sheet2.BA35 Sheet2.BB27:Sheet2.BB27 Sheet2.BB28:Sheet2.BB35 Sheet2.BC27:Sheet2.BC27 Sheet2.BC28:Sheet2.BC35 Sheet2.BD27:Sheet2.BD27 Sheet2.BD28:Sheet2.BD35 Sheet2.BE27:Sheet2.BE27 Sheet2.BE28:Sheet2.BE35 Sheet2.BF27:Sheet2.BF27 Sheet2.BF28:Sheet2.B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ce9"/>
        <table:table-column table:style-name="co8" table:number-columns-repeated="2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1" table:default-cell-style-name="ce8"/>
        <table:table-column table:style-name="co10" table:default-cell-style-name="ce8"/>
        <table:table-column table:style-name="co8" table:number-columns-repeated="2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9" table:default-cell-style-name="ce8"/>
        <table:table-column table:style-name="co12" table:default-cell-style-name="ce8"/>
        <table:table-column table:style-name="co9" table:number-columns-repeated="7" table:default-cell-style-name="ce8"/>
        <table:table-column table:style-name="co2" table:default-cell-style-name="ce8"/>
        <table:table-column table:style-name="co8" table:number-columns-repeated="2" table:default-cell-style-name="ce8"/>
        <table:table-column table:style-name="co10" table:default-cell-style-name="ce8"/>
        <table:table-column table:style-name="co13" table:default-cell-style-name="ce8"/>
        <table:table-column table:style-name="co9" table:number-columns-repeated="2" table:default-cell-style-name="ce8"/>
        <table:table-column table:style-name="co14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9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9" table:default-cell-style-name="ce8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string" calcext:value-type="string">
            <text:p>Northeast </text:p>
          </table:table-cell>
          <table:table-cell table:style-name="Default" office:value-type="string" calcext:value-type="string">
            <text:p>Midwest </text:p>
          </table:table-cell>
          <table:table-cell table:style-name="Default" office:value-type="string" calcext:value-type="string">
            <text:p>South </text:p>
          </table:table-cell>
          <table:table-cell table:style-name="Default" office:value-type="string" calcext:value-type="string">
            <text:p>West </text:p>
          </table:table-cell>
          <table:table-cell table:style-name="Default" office:value-type="string" calcext:value-type="string">
            <text:p>Alabama</text:p>
          </table:table-cell>
          <table:table-cell table:style-name="Default" office:value-type="string" calcext:value-type="string">
            <text:p>Alaska</text:p>
          </table:table-cell>
          <table:table-cell table:style-name="Default" office:value-type="string" calcext:value-type="string">
            <text:p>Arizona</text:p>
          </table:table-cell>
          <table:table-cell table:style-name="Default" office:value-type="string" calcext:value-type="string">
            <text:p>Arkansas</text:p>
          </table:table-cell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Colorado</text:p>
          </table:table-cell>
          <table:table-cell table:style-name="Default" office:value-type="string" calcext:value-type="string">
            <text:p>CT</text:p>
          </table:table-cell>
          <table:table-cell table:style-name="Default" office:value-type="string" calcext:value-type="string">
            <text:p>Delaware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Florida</text:p>
          </table:table-cell>
          <table:table-cell table:style-name="Default" office:value-type="string" calcext:value-type="string">
            <text:p>Georgia</text:p>
          </table:table-cell>
          <table:table-cell table:style-name="Default" office:value-type="string" calcext:value-type="string">
            <text:p>Hawaii</text:p>
          </table:table-cell>
          <table:table-cell table:style-name="Default" office:value-type="string" calcext:value-type="string">
            <text:p>Idaho</text:p>
          </table:table-cell>
          <table:table-cell table:style-name="Default" office:value-type="string" calcext:value-type="string">
            <text:p>Illinois</text:p>
          </table:table-cell>
          <table:table-cell table:style-name="Default" office:value-type="string" calcext:value-type="string">
            <text:p>Indiana</text:p>
          </table:table-cell>
          <table:table-cell table:style-name="Default" office:value-type="string" calcext:value-type="string">
            <text:p>Iowa</text:p>
          </table:table-cell>
          <table:table-cell table:style-name="Default" office:value-type="string" calcext:value-type="string">
            <text:p>Kansas</text:p>
          </table:table-cell>
          <table:table-cell table:style-name="Default" office:value-type="string" calcext:value-type="string">
            <text:p>KT</text:p>
          </table:table-cell>
          <table:table-cell table:style-name="Default" office:value-type="string" calcext:value-type="string">
            <text:p>LS</text:p>
          </table:table-cell>
          <table:table-cell table:style-name="Default" office:value-type="string" calcext:value-type="string">
            <text:p>Maine</text:p>
          </table:table-cell>
          <table:table-cell table:style-name="Default" office:value-type="string" calcext:value-type="string">
            <text:p>Maryland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ichigan</text:p>
          </table:table-cell>
          <table:table-cell table:style-name="Default" office:value-type="string" calcext:value-type="string">
            <text:p>Minnesota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Missouri</text:p>
          </table:table-cell>
          <table:table-cell table:style-name="Default" office:value-type="string" calcext:value-type="string">
            <text:p>Montana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vada</text:p>
          </table:table-cell>
          <table:table-cell table:style-name="Default" office:value-type="string" calcext:value-type="string">
            <text:p>NH</text:p>
          </table:table-cell>
          <table:table-cell table:style-name="Default" office:value-type="string" calcext:value-type="string">
            <text:p>NJ</text:p>
          </table:table-cell>
          <table:table-cell table:style-name="Default" office:value-type="string" calcext:value-type="string">
            <text:p>New Mexico</text:p>
          </table:table-cell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ND</text:p>
          </table:table-cell>
          <table:table-cell table:style-name="Default" office:value-type="string" calcext:value-type="string">
            <text:p>Ohio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Oregon</text:p>
          </table:table-cell>
          <table:table-cell table:style-name="Default" office:value-type="string" calcext:value-type="string">
            <text:p>Pennsylvania</text:p>
          </table:table-cell>
          <table:table-cell table:style-name="Default" office:value-type="string" calcext:value-type="string">
            <text:p>RI</text:p>
          </table:table-cell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TN</text:p>
          </table:table-cell>
          <table:table-cell table:style-name="Default" office:value-type="string" calcext:value-type="string">
            <text:p>Texas</text:p>
          </table:table-cell>
          <table:table-cell table:style-name="Default" office:value-type="string" calcext:value-type="string">
            <text:p>Utah</text:p>
          </table:table-cell>
          <table:table-cell table:style-name="Default" office:value-type="string" calcext:value-type="string">
            <text:p>Vermont</text:p>
          </table:table-cell>
          <table:table-cell table:style-name="Default" office:value-type="string" calcext:value-type="string">
            <text:p>Virginia</text:p>
          </table:table-cell>
          <table:table-cell table:style-name="Default" office:value-type="string" calcext:value-type="string">
            <text:p>WA</text:p>
          </table:table-cell>
          <table:table-cell table:style-name="Default" office:value-type="string" calcext:value-type="string">
            <text:p>WV</text:p>
          </table:table-cell>
          <table:table-cell table:style-name="Default" office:value-type="string" calcext:value-type="string">
            <text:p>WI</text:p>
          </table:table-cell>
          <table:table-cell table:style-name="Default" office:value-type="string" calcext:value-type="string">
            <text:p>WY</text:p>
          </table:table-cell>
          <table:table-cell table:style-name="Default"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POP_2010</text:p>
          </table:table-cell>
          <table:table-cell table:style-name="ce8" office:value-type="float" office:value="308745538" calcext:value-type="float">
            <text:p>308,745,538</text:p>
          </table:table-cell>
          <table:table-cell office:value-type="float" office:value="55317240" calcext:value-type="float">
            <text:p>55,317,240</text:p>
          </table:table-cell>
          <table:table-cell office:value-type="float" office:value="66927001" calcext:value-type="float">
            <text:p>66,927,001</text:p>
          </table:table-cell>
          <table:table-cell office:value-type="float" office:value="114555744" calcext:value-type="float">
            <text:p>114,555,744</text:p>
          </table:table-cell>
          <table:table-cell office:value-type="float" office:value="71945553" calcext:value-type="float">
            <text:p>71,945,553</text:p>
          </table:table-cell>
          <table:table-cell office:value-type="float" office:value="4779736" calcext:value-type="float">
            <text:p>4,779,736</text:p>
          </table:table-cell>
          <table:table-cell office:value-type="float" office:value="710231" calcext:value-type="float">
            <text:p>710,231</text:p>
          </table:table-cell>
          <table:table-cell office:value-type="float" office:value="6392017" calcext:value-type="float">
            <text:p>6,392,017</text:p>
          </table:table-cell>
          <table:table-cell office:value-type="float" office:value="2915918" calcext:value-type="float">
            <text:p>2,915,918</text:p>
          </table:table-cell>
          <table:table-cell office:value-type="float" office:value="37253956" calcext:value-type="float">
            <text:p>37,253,956</text:p>
          </table:table-cell>
          <table:table-cell office:value-type="float" office:value="5029196" calcext:value-type="float">
            <text:p>5,029,196</text:p>
          </table:table-cell>
          <table:table-cell office:value-type="float" office:value="3574097" calcext:value-type="float">
            <text:p>3,574,097</text:p>
          </table:table-cell>
          <table:table-cell office:value-type="float" office:value="897934" calcext:value-type="float">
            <text:p>897,934</text:p>
          </table:table-cell>
          <table:table-cell office:value-type="float" office:value="601723" calcext:value-type="float">
            <text:p>601,723</text:p>
          </table:table-cell>
          <table:table-cell office:value-type="float" office:value="18801310" calcext:value-type="float">
            <text:p>18,801,310</text:p>
          </table:table-cell>
          <table:table-cell office:value-type="float" office:value="9687653" calcext:value-type="float">
            <text:p>9,687,653</text:p>
          </table:table-cell>
          <table:table-cell office:value-type="float" office:value="1360301" calcext:value-type="float">
            <text:p>1,360,301</text:p>
          </table:table-cell>
          <table:table-cell office:value-type="float" office:value="1567582" calcext:value-type="float">
            <text:p>1,567,582</text:p>
          </table:table-cell>
          <table:table-cell office:value-type="float" office:value="12830632" calcext:value-type="float">
            <text:p>12,830,632</text:p>
          </table:table-cell>
          <table:table-cell office:value-type="float" office:value="6483802" calcext:value-type="float">
            <text:p>6,483,802</text:p>
          </table:table-cell>
          <table:table-cell office:value-type="float" office:value="3046355" calcext:value-type="float">
            <text:p>3,046,355</text:p>
          </table:table-cell>
          <table:table-cell office:value-type="float" office:value="2853118" calcext:value-type="float">
            <text:p>2,853,118</text:p>
          </table:table-cell>
          <table:table-cell office:value-type="float" office:value="4339367" calcext:value-type="float">
            <text:p>4,339,367</text:p>
          </table:table-cell>
          <table:table-cell office:value-type="float" office:value="4533372" calcext:value-type="float">
            <text:p>4,533,372</text:p>
          </table:table-cell>
          <table:table-cell office:value-type="float" office:value="1328361" calcext:value-type="float">
            <text:p>1,328,361</text:p>
          </table:table-cell>
          <table:table-cell office:value-type="float" office:value="5773552" calcext:value-type="float">
            <text:p>5,773,552</text:p>
          </table:table-cell>
          <table:table-cell office:value-type="float" office:value="6547629" calcext:value-type="float">
            <text:p>6,547,629</text:p>
          </table:table-cell>
          <table:table-cell office:value-type="float" office:value="9883640" calcext:value-type="float">
            <text:p>9,883,640</text:p>
          </table:table-cell>
          <table:table-cell office:value-type="float" office:value="5303925" calcext:value-type="float">
            <text:p>5,303,925</text:p>
          </table:table-cell>
          <table:table-cell office:value-type="float" office:value="2967297" calcext:value-type="float">
            <text:p>2,967,297</text:p>
          </table:table-cell>
          <table:table-cell office:value-type="float" office:value="5988927" calcext:value-type="float">
            <text:p>5,988,927</text:p>
          </table:table-cell>
          <table:table-cell office:value-type="float" office:value="989415" calcext:value-type="float">
            <text:p>989,415</text:p>
          </table:table-cell>
          <table:table-cell office:value-type="float" office:value="1826341" calcext:value-type="float">
            <text:p>1,826,341</text:p>
          </table:table-cell>
          <table:table-cell office:value-type="float" office:value="2700551" calcext:value-type="float">
            <text:p>2,700,551</text:p>
          </table:table-cell>
          <table:table-cell office:value-type="float" office:value="1316470" calcext:value-type="float">
            <text:p>1,316,470</text:p>
          </table:table-cell>
          <table:table-cell office:value-type="float" office:value="8791894" calcext:value-type="float">
            <text:p>8,791,894</text:p>
          </table:table-cell>
          <table:table-cell office:value-type="float" office:value="2059179" calcext:value-type="float">
            <text:p>2,059,179</text:p>
          </table:table-cell>
          <table:table-cell office:value-type="float" office:value="19378102" calcext:value-type="float">
            <text:p>19,378,102</text:p>
          </table:table-cell>
          <table:table-cell office:value-type="float" office:value="9535483" calcext:value-type="float">
            <text:p>9,535,483</text:p>
          </table:table-cell>
          <table:table-cell office:value-type="float" office:value="672591" calcext:value-type="float">
            <text:p>672,591</text:p>
          </table:table-cell>
          <table:table-cell office:value-type="float" office:value="11536504" calcext:value-type="float">
            <text:p>11,536,504</text:p>
          </table:table-cell>
          <table:table-cell office:value-type="float" office:value="3751351" calcext:value-type="float">
            <text:p>3,751,351</text:p>
          </table:table-cell>
          <table:table-cell office:value-type="float" office:value="3831074" calcext:value-type="float">
            <text:p>3,831,074</text:p>
          </table:table-cell>
          <table:table-cell office:value-type="float" office:value="12702379" calcext:value-type="float">
            <text:p>12,702,379</text:p>
          </table:table-cell>
          <table:table-cell office:value-type="float" office:value="1052567" calcext:value-type="float">
            <text:p>1,052,567</text:p>
          </table:table-cell>
          <table:table-cell office:value-type="float" office:value="4625364" calcext:value-type="float">
            <text:p>4,625,364</text:p>
          </table:table-cell>
          <table:table-cell office:value-type="float" office:value="814180" calcext:value-type="float">
            <text:p>814,180</text:p>
          </table:table-cell>
          <table:table-cell office:value-type="float" office:value="6346105" calcext:value-type="float">
            <text:p>6,346,105</text:p>
          </table:table-cell>
          <table:table-cell office:value-type="float" office:value="25145561" calcext:value-type="float">
            <text:p>25,145,561</text:p>
          </table:table-cell>
          <table:table-cell office:value-type="float" office:value="2763885" calcext:value-type="float">
            <text:p>2,763,885</text:p>
          </table:table-cell>
          <table:table-cell office:value-type="float" office:value="625741" calcext:value-type="float">
            <text:p>625,741</text:p>
          </table:table-cell>
          <table:table-cell office:value-type="float" office:value="8001024" calcext:value-type="float">
            <text:p>8,001,024</text:p>
          </table:table-cell>
          <table:table-cell office:value-type="float" office:value="6724540" calcext:value-type="float">
            <text:p>6,724,540</text:p>
          </table:table-cell>
          <table:table-cell office:value-type="float" office:value="1852994" calcext:value-type="float">
            <text:p>1,852,994</text:p>
          </table:table-cell>
          <table:table-cell office:value-type="float" office:value="5686986" calcext:value-type="float">
            <text:p>5,686,986</text:p>
          </table:table-cell>
          <table:table-cell office:value-type="float" office:value="563626" calcext:value-type="float">
            <text:p>563,626</text:p>
          </table:table-cell>
          <table:table-cell office:value-type="float" office:value="3725789" calcext:value-type="float">
            <text:p>3,725,789</text:p>
          </table:table-cell>
        </table:table-row>
        <table:table-row table:style-name="ro1">
          <table:table-cell office:value-type="string" calcext:value-type="string">
            <text:p>POP_2011</text:p>
          </table:table-cell>
          <table:table-cell table:style-name="ce8" office:value-type="float" office:value="311046978" calcext:value-type="float">
            <text:p>311,046,978</text:p>
          </table:table-cell>
          <table:table-cell office:value-type="float" office:value="55571224" calcext:value-type="float">
            <text:p>55,571,224</text:p>
          </table:table-cell>
          <table:table-cell office:value-type="float" office:value="67095026" calcext:value-type="float">
            <text:p>67,095,026</text:p>
          </table:table-cell>
          <table:table-cell office:value-type="float" office:value="115744244" calcext:value-type="float">
            <text:p>115,744,244</text:p>
          </table:table-cell>
          <table:table-cell office:value-type="float" office:value="72635656" calcext:value-type="float">
            <text:p>72,635,656</text:p>
          </table:table-cell>
          <table:table-cell office:value-type="float" office:value="4792790" calcext:value-type="float">
            <text:p>4,792,790</text:p>
          </table:table-cell>
          <table:table-cell office:value-type="float" office:value="718431" calcext:value-type="float">
            <text:p>718,431</text:p>
          </table:table-cell>
          <table:table-cell office:value-type="float" office:value="6450366" calcext:value-type="float">
            <text:p>6,450,366</text:p>
          </table:table-cell>
          <table:table-cell office:value-type="float" office:value="2932787" calcext:value-type="float">
            <text:p>2,932,787</text:p>
          </table:table-cell>
          <table:table-cell office:value-type="float" office:value="37598239" calcext:value-type="float">
            <text:p>37,598,239</text:p>
          </table:table-cell>
          <table:table-cell office:value-type="float" office:value="5097323" calcext:value-type="float">
            <text:p>5,097,323</text:p>
          </table:table-cell>
          <table:table-cell office:value-type="float" office:value="3585833" calcext:value-type="float">
            <text:p>3,585,833</text:p>
          </table:table-cell>
          <table:table-cell office:value-type="float" office:value="906090" calcext:value-type="float">
            <text:p>906,090</text:p>
          </table:table-cell>
          <table:table-cell office:value-type="float" office:value="616935" calcext:value-type="float">
            <text:p>616,935</text:p>
          </table:table-cell>
          <table:table-cell office:value-type="float" office:value="19051617" calcext:value-type="float">
            <text:p>19,051,617</text:p>
          </table:table-cell>
          <table:table-cell office:value-type="float" office:value="9785300" calcext:value-type="float">
            <text:p>9,785,300</text:p>
          </table:table-cell>
          <table:table-cell office:value-type="float" office:value="1374770" calcext:value-type="float">
            <text:p>1,374,770</text:p>
          </table:table-cell>
          <table:table-cell office:value-type="float" office:value="1579824" calcext:value-type="float">
            <text:p>1,579,824</text:p>
          </table:table-cell>
          <table:table-cell office:value-type="float" office:value="12851717" calcext:value-type="float">
            <text:p>12,851,717</text:p>
          </table:table-cell>
          <table:table-cell office:value-type="float" office:value="6509107" calcext:value-type="float">
            <text:p>6,509,107</text:p>
          </table:table-cell>
          <table:table-cell office:value-type="float" office:value="3059805" calcext:value-type="float">
            <text:p>3,059,805</text:p>
          </table:table-cell>
          <table:table-cell office:value-type="float" office:value="2863452" calcext:value-type="float">
            <text:p>2,863,452</text:p>
          </table:table-cell>
          <table:table-cell office:value-type="float" office:value="4359883" calcext:value-type="float">
            <text:p>4,359,883</text:p>
          </table:table-cell>
          <table:table-cell office:value-type="float" office:value="4562814" calcext:value-type="float">
            <text:p>4,562,814</text:p>
          </table:table-cell>
          <table:table-cell office:value-type="float" office:value="1328761" calcext:value-type="float">
            <text:p>1,328,761</text:p>
          </table:table-cell>
          <table:table-cell office:value-type="float" office:value="5828430" calcext:value-type="float">
            <text:p>5,828,430</text:p>
          </table:table-cell>
          <table:table-cell office:value-type="float" office:value="6594739" calcext:value-type="float">
            <text:p>6,594,739</text:p>
          </table:table-cell>
          <table:table-cell office:value-type="float" office:value="9883108" calcext:value-type="float">
            <text:p>9,883,108</text:p>
          </table:table-cell>
          <table:table-cell office:value-type="float" office:value="5339136" calcext:value-type="float">
            <text:p>5,339,136</text:p>
          </table:table-cell>
          <table:table-cell office:value-type="float" office:value="2974305" calcext:value-type="float">
            <text:p>2,974,305</text:p>
          </table:table-cell>
          <table:table-cell office:value-type="float" office:value="6003510" calcext:value-type="float">
            <text:p>6,003,510</text:p>
          </table:table-cell>
          <table:table-cell office:value-type="float" office:value="995767" calcext:value-type="float">
            <text:p>995,767</text:p>
          </table:table-cell>
          <table:table-cell office:value-type="float" office:value="1838003" calcext:value-type="float">
            <text:p>1,838,003</text:p>
          </table:table-cell>
          <table:table-cell office:value-type="float" office:value="2715911" calcext:value-type="float">
            <text:p>2,715,911</text:p>
          </table:table-cell>
          <table:table-cell office:value-type="float" office:value="1318115" calcext:value-type="float">
            <text:p>1,318,115</text:p>
          </table:table-cell>
          <table:table-cell office:value-type="float" office:value="8832825" calcext:value-type="float">
            <text:p>8,832,825</text:p>
          </table:table-cell>
          <table:table-cell office:value-type="float" office:value="2072281" calcext:value-type="float">
            <text:p>2,072,281</text:p>
          </table:table-cell>
          <table:table-cell office:value-type="float" office:value="19499120" calcext:value-type="float">
            <text:p>19,499,120</text:p>
          </table:table-cell>
          <table:table-cell office:value-type="float" office:value="9623817" calcext:value-type="float">
            <text:p>9,623,817</text:p>
          </table:table-cell>
          <table:table-cell office:value-type="float" office:value="682874" calcext:value-type="float">
            <text:p>682,874</text:p>
          </table:table-cell>
          <table:table-cell office:value-type="float" office:value="11540553" calcext:value-type="float">
            <text:p>11,540,553</text:p>
          </table:table-cell>
          <table:table-cell office:value-type="float" office:value="3776998" calcext:value-type="float">
            <text:p>3,776,998</text:p>
          </table:table-cell>
          <table:table-cell office:value-type="float" office:value="3859801" calcext:value-type="float">
            <text:p>3,859,801</text:p>
          </table:table-cell>
          <table:table-cell office:value-type="float" office:value="12734105" calcext:value-type="float">
            <text:p>12,734,105</text:p>
          </table:table-cell>
          <table:table-cell office:value-type="float" office:value="1051553" calcext:value-type="float">
            <text:p>1,051,553</text:p>
          </table:table-cell>
          <table:table-cell office:value-type="float" office:value="4662191" calcext:value-type="float">
            <text:p>4,662,191</text:p>
          </table:table-cell>
          <table:table-cell office:value-type="float" office:value="821273" calcext:value-type="float">
            <text:p>821,273</text:p>
          </table:table-cell>
          <table:table-cell office:value-type="float" office:value="6386442" calcext:value-type="float">
            <text:p>6,386,442</text:p>
          </table:table-cell>
          <table:table-cell office:value-type="float" office:value="25546804" calcext:value-type="float">
            <text:p>25,546,804</text:p>
          </table:table-cell>
          <table:table-cell office:value-type="float" office:value="2803890" calcext:value-type="float">
            <text:p>2,803,890</text:p>
          </table:table-cell>
          <table:table-cell office:value-type="float" office:value="626109" calcext:value-type="float">
            <text:p>626,109</text:p>
          </table:table-cell>
          <table:table-cell office:value-type="float" office:value="8083118" calcext:value-type="float">
            <text:p>8,083,118</text:p>
          </table:table-cell>
          <table:table-cell office:value-type="float" office:value="6802115" calcext:value-type="float">
            <text:p>6,802,115</text:p>
          </table:table-cell>
          <table:table-cell office:value-type="float" office:value="1853570" calcext:value-type="float">
            <text:p>1,853,570</text:p>
          </table:table-cell>
          <table:table-cell office:value-type="float" office:value="5702386" calcext:value-type="float">
            <text:p>5,702,386</text:p>
          </table:table-cell>
          <table:table-cell office:value-type="float" office:value="566848" calcext:value-type="float">
            <text:p>566,848</text:p>
          </table:table-cell>
          <table:table-cell office:value-type="float" office:value="3682947" calcext:value-type="float">
            <text:p>3,682,947</text:p>
          </table:table-cell>
        </table:table-row>
        <table:table-row table:style-name="ro1">
          <table:table-cell office:value-type="string" calcext:value-type="string">
            <text:p>POP_2012</text:p>
          </table:table-cell>
          <table:table-cell table:style-name="ce8" office:value-type="float" office:value="313391467" calcext:value-type="float">
            <text:p>313,391,467</text:p>
          </table:table-cell>
          <table:table-cell office:value-type="float" office:value="55788546" calcext:value-type="float">
            <text:p>55,788,546</text:p>
          </table:table-cell>
          <table:table-cell office:value-type="float" office:value="67271697" calcext:value-type="float">
            <text:p>67,271,697</text:p>
          </table:table-cell>
          <table:table-cell office:value-type="float" office:value="116971620" calcext:value-type="float">
            <text:p>116,971,620</text:p>
          </table:table-cell>
          <table:table-cell office:value-type="float" office:value="73357891" calcext:value-type="float">
            <text:p>73,357,891</text:p>
          </table:table-cell>
          <table:table-cell office:value-type="float" office:value="4808068" calcext:value-type="float">
            <text:p>4,808,068</text:p>
          </table:table-cell>
          <table:table-cell office:value-type="float" office:value="726952" calcext:value-type="float">
            <text:p>726,952</text:p>
          </table:table-cell>
          <table:table-cell office:value-type="float" office:value="6528905" calcext:value-type="float">
            <text:p>6,528,905</text:p>
          </table:table-cell>
          <table:table-cell office:value-type="float" office:value="2943334" calcext:value-type="float">
            <text:p>2,943,334</text:p>
          </table:table-cell>
          <table:table-cell office:value-type="float" office:value="37943906" calcext:value-type="float">
            <text:p>37,943,906</text:p>
          </table:table-cell>
          <table:table-cell office:value-type="float" office:value="5166981" calcext:value-type="float">
            <text:p>5,166,981</text:p>
          </table:table-cell>
          <table:table-cell office:value-type="float" office:value="3591601" calcext:value-type="float">
            <text:p>3,591,601</text:p>
          </table:table-cell>
          <table:table-cell office:value-type="float" office:value="915056" calcext:value-type="float">
            <text:p>915,056</text:p>
          </table:table-cell>
          <table:table-cell office:value-type="float" office:value="632145" calcext:value-type="float">
            <text:p>632,145</text:p>
          </table:table-cell>
          <table:table-cell office:value-type="float" office:value="19294990" calcext:value-type="float">
            <text:p>19,294,990</text:p>
          </table:table-cell>
          <table:table-cell office:value-type="float" office:value="9885616" calcext:value-type="float">
            <text:p>9,885,616</text:p>
          </table:table-cell>
          <table:table-cell office:value-type="float" office:value="1389181" calcext:value-type="float">
            <text:p>1,389,181</text:p>
          </table:table-cell>
          <table:table-cell office:value-type="float" office:value="1591293" calcext:value-type="float">
            <text:p>1,591,293</text:p>
          </table:table-cell>
          <table:table-cell office:value-type="float" office:value="12867899" calcext:value-type="float">
            <text:p>12,867,899</text:p>
          </table:table-cell>
          <table:table-cell office:value-type="float" office:value="6529394" calcext:value-type="float">
            <text:p>6,529,394</text:p>
          </table:table-cell>
          <table:table-cell office:value-type="float" office:value="3070487" calcext:value-type="float">
            <text:p>3,070,487</text:p>
          </table:table-cell>
          <table:table-cell office:value-type="float" office:value="2879981" calcext:value-type="float">
            <text:p>2,879,981</text:p>
          </table:table-cell>
          <table:table-cell office:value-type="float" office:value="4375021" calcext:value-type="float">
            <text:p>4,375,021</text:p>
          </table:table-cell>
          <table:table-cell office:value-type="float" office:value="4591036" calcext:value-type="float">
            <text:p>4,591,036</text:p>
          </table:table-cell>
          <table:table-cell office:value-type="float" office:value="1328894" calcext:value-type="float">
            <text:p>1,328,894</text:p>
          </table:table-cell>
          <table:table-cell office:value-type="float" office:value="5876873" calcext:value-type="float">
            <text:p>5,876,873</text:p>
          </table:table-cell>
          <table:table-cell office:value-type="float" office:value="6642063" calcext:value-type="float">
            <text:p>6,642,063</text:p>
          </table:table-cell>
          <table:table-cell office:value-type="float" office:value="9893526" calcext:value-type="float">
            <text:p>9,893,526</text:p>
          </table:table-cell>
          <table:table-cell office:value-type="float" office:value="5370823" calcext:value-type="float">
            <text:p>5,370,823</text:p>
          </table:table-cell>
          <table:table-cell office:value-type="float" office:value="2979810" calcext:value-type="float">
            <text:p>2,979,810</text:p>
          </table:table-cell>
          <table:table-cell office:value-type="float" office:value="6016482" calcext:value-type="float">
            <text:p>6,016,482</text:p>
          </table:table-cell>
          <table:table-cell office:value-type="float" office:value="1002416" calcext:value-type="float">
            <text:p>1,002,416</text:p>
          </table:table-cell>
          <table:table-cell office:value-type="float" office:value="1851198" calcext:value-type="float">
            <text:p>1,851,198</text:p>
          </table:table-cell>
          <table:table-cell office:value-type="float" office:value="2750123" calcext:value-type="float">
            <text:p>2,750,123</text:p>
          </table:table-cell>
          <table:table-cell office:value-type="float" office:value="1320692" calcext:value-type="float">
            <text:p>1,320,692</text:p>
          </table:table-cell>
          <table:table-cell office:value-type="float" office:value="8870176" calcext:value-type="float">
            <text:p>8,870,176</text:p>
          </table:table-cell>
          <table:table-cell office:value-type="float" office:value="2078112" calcext:value-type="float">
            <text:p>2,078,112</text:p>
          </table:table-cell>
          <table:table-cell office:value-type="float" office:value="19598019" calcext:value-type="float">
            <text:p>19,598,019</text:p>
          </table:table-cell>
          <table:table-cell office:value-type="float" office:value="9715802" calcext:value-type="float">
            <text:p>9,715,802</text:p>
          </table:table-cell>
          <table:table-cell office:value-type="float" office:value="699376" calcext:value-type="float">
            <text:p>699,376</text:p>
          </table:table-cell>
          <table:table-cell office:value-type="float" office:value="11544189" calcext:value-type="float">
            <text:p>11,544,189</text:p>
          </table:table-cell>
          <table:table-cell office:value-type="float" office:value="3806999" calcext:value-type="float">
            <text:p>3,806,999</text:p>
          </table:table-cell>
          <table:table-cell office:value-type="float" office:value="3887832" calcext:value-type="float">
            <text:p>3,887,832</text:p>
          </table:table-cell>
          <table:table-cell office:value-type="float" office:value="12759311" calcext:value-type="float">
            <text:p>12,759,311</text:p>
          </table:table-cell>
          <table:table-cell office:value-type="float" office:value="1052159" calcext:value-type="float">
            <text:p>1,052,159</text:p>
          </table:table-cell>
          <table:table-cell office:value-type="float" office:value="4708351" calcext:value-type="float">
            <text:p>4,708,351</text:p>
          </table:table-cell>
          <table:table-cell office:value-type="float" office:value="830488" calcext:value-type="float">
            <text:p>830,488</text:p>
          </table:table-cell>
          <table:table-cell office:value-type="float" office:value="6440709" calcext:value-type="float">
            <text:p>6,440,709</text:p>
          </table:table-cell>
          <table:table-cell office:value-type="float" office:value="25979055" calcext:value-type="float">
            <text:p>25,979,055</text:p>
          </table:table-cell>
          <table:table-cell office:value-type="float" office:value="2842523" calcext:value-type="float">
            <text:p>2,842,523</text:p>
          </table:table-cell>
          <table:table-cell office:value-type="float" office:value="625505" calcext:value-type="float">
            <text:p>625,505</text:p>
          </table:table-cell>
          <table:table-cell office:value-type="float" office:value="8163981" calcext:value-type="float">
            <text:p>8,163,981</text:p>
          </table:table-cell>
          <table:table-cell office:value-type="float" office:value="6873679" calcext:value-type="float">
            <text:p>6,873,679</text:p>
          </table:table-cell>
          <table:table-cell office:value-type="float" office:value="1854038" calcext:value-type="float">
            <text:p>1,854,038</text:p>
          </table:table-cell>
          <table:table-cell office:value-type="float" office:value="5717640" calcext:value-type="float">
            <text:p>5,717,640</text:p>
          </table:table-cell>
          <table:table-cell office:value-type="float" office:value="575842" calcext:value-type="float">
            <text:p>575,842</text:p>
          </table:table-cell>
          <table:table-cell office:value-type="float" office:value="3638652" calcext:value-type="float">
            <text:p>3,638,652</text:p>
          </table:table-cell>
        </table:table-row>
        <table:table-row table:style-name="ro1">
          <table:table-cell office:value-type="string" calcext:value-type="string">
            <text:p>POP_2013</text:p>
          </table:table-cell>
          <table:table-cell table:style-name="ce8" office:value-type="float" office:value="315628405" calcext:value-type="float">
            <text:p>315,628,405</text:p>
          </table:table-cell>
          <table:table-cell office:value-type="float" office:value="55975776" calcext:value-type="float">
            <text:p>55,975,776</text:p>
          </table:table-cell>
          <table:table-cell office:value-type="float" office:value="67487704" calcext:value-type="float">
            <text:p>67,487,704</text:p>
          </table:table-cell>
          <table:table-cell office:value-type="float" office:value="118099075" calcext:value-type="float">
            <text:p>118,099,075</text:p>
          </table:table-cell>
          <table:table-cell office:value-type="float" office:value="74063369" calcext:value-type="float">
            <text:p>74,063,369</text:p>
          </table:table-cell>
          <table:table-cell office:value-type="float" office:value="4821766" calcext:value-type="float">
            <text:p>4,821,766</text:p>
          </table:table-cell>
          <table:table-cell office:value-type="float" office:value="732855" calcext:value-type="float">
            <text:p>732,855</text:p>
          </table:table-cell>
          <table:table-cell office:value-type="float" office:value="6600650" calcext:value-type="float">
            <text:p>6,600,650</text:p>
          </table:table-cell>
          <table:table-cell office:value-type="float" office:value="2950891" calcext:value-type="float">
            <text:p>2,950,891</text:p>
          </table:table-cell>
          <table:table-cell office:value-type="float" office:value="38271635" calcext:value-type="float">
            <text:p>38,271,635</text:p>
          </table:table-cell>
          <table:table-cell office:value-type="float" office:value="5242923" calcext:value-type="float">
            <text:p>5,242,923</text:p>
          </table:table-cell>
          <table:table-cell office:value-type="float" office:value="3596358" calcext:value-type="float">
            <text:p>3,596,358</text:p>
          </table:table-cell>
          <table:table-cell office:value-type="float" office:value="923286" calcext:value-type="float">
            <text:p>923,286</text:p>
          </table:table-cell>
          <table:table-cell office:value-type="float" office:value="646550" calcext:value-type="float">
            <text:p>646,550</text:p>
          </table:table-cell>
          <table:table-cell office:value-type="float" office:value="19538007" calcext:value-type="float">
            <text:p>19,538,007</text:p>
          </table:table-cell>
          <table:table-cell office:value-type="float" office:value="9956036" calcext:value-type="float">
            <text:p>9,956,036</text:p>
          </table:table-cell>
          <table:table-cell office:value-type="float" office:value="1404408" calcext:value-type="float">
            <text:p>1,404,408</text:p>
          </table:table-cell>
          <table:table-cell office:value-type="float" office:value="1606774" calcext:value-type="float">
            <text:p>1,606,774</text:p>
          </table:table-cell>
          <table:table-cell office:value-type="float" office:value="12879799" calcext:value-type="float">
            <text:p>12,879,799</text:p>
          </table:table-cell>
          <table:table-cell office:value-type="float" office:value="6561183" calcext:value-type="float">
            <text:p>6,561,183</text:p>
          </table:table-cell>
          <table:table-cell office:value-type="float" office:value="3085958" calcext:value-type="float">
            <text:p>3,085,958</text:p>
          </table:table-cell>
          <table:table-cell office:value-type="float" office:value="2887551" calcext:value-type="float">
            <text:p>2,887,551</text:p>
          </table:table-cell>
          <table:table-cell office:value-type="float" office:value="4390439" calcext:value-type="float">
            <text:p>4,390,439</text:p>
          </table:table-cell>
          <table:table-cell office:value-type="float" office:value="4615089" calcext:value-type="float">
            <text:p>4,615,089</text:p>
          </table:table-cell>
          <table:table-cell office:value-type="float" office:value="1328768" calcext:value-type="float">
            <text:p>1,328,768</text:p>
          </table:table-cell>
          <table:table-cell office:value-type="float" office:value="5917744" calcext:value-type="float">
            <text:p>5,917,744</text:p>
          </table:table-cell>
          <table:table-cell office:value-type="float" office:value="6693438" calcext:value-type="float">
            <text:p>6,693,438</text:p>
          </table:table-cell>
          <table:table-cell office:value-type="float" office:value="9906144" calcext:value-type="float">
            <text:p>9,906,144</text:p>
          </table:table-cell>
          <table:table-cell office:value-type="float" office:value="5409153" calcext:value-type="float">
            <text:p>5,409,153</text:p>
          </table:table-cell>
          <table:table-cell office:value-type="float" office:value="2984563" calcext:value-type="float">
            <text:p>2,984,563</text:p>
          </table:table-cell>
          <table:table-cell office:value-type="float" office:value="6034337" calcext:value-type="float">
            <text:p>6,034,337</text:p>
          </table:table-cell>
          <table:table-cell office:value-type="float" office:value="1010805" calcext:value-type="float">
            <text:p>1,010,805</text:p>
          </table:table-cell>
          <table:table-cell office:value-type="float" office:value="1863725" calcext:value-type="float">
            <text:p>1,863,725</text:p>
          </table:table-cell>
          <table:table-cell office:value-type="float" office:value="2784231" calcext:value-type="float">
            <text:p>2,784,231</text:p>
          </table:table-cell>
          <table:table-cell office:value-type="float" office:value="1322391" calcext:value-type="float">
            <text:p>1,322,391</text:p>
          </table:table-cell>
          <table:table-cell office:value-type="float" office:value="8901773" calcext:value-type="float">
            <text:p>8,901,773</text:p>
          </table:table-cell>
          <table:table-cell office:value-type="float" office:value="2079679" calcext:value-type="float">
            <text:p>2,079,679</text:p>
          </table:table-cell>
          <table:table-cell office:value-type="float" office:value="19685002" calcext:value-type="float">
            <text:p>19,685,002</text:p>
          </table:table-cell>
          <table:table-cell office:value-type="float" office:value="9809932" calcext:value-type="float">
            <text:p>9,809,932</text:p>
          </table:table-cell>
          <table:table-cell office:value-type="float" office:value="720843" calcext:value-type="float">
            <text:p>720,843</text:p>
          </table:table-cell>
          <table:table-cell office:value-type="float" office:value="11565060" calcext:value-type="float">
            <text:p>11,565,060</text:p>
          </table:table-cell>
          <table:table-cell office:value-type="float" office:value="3841466" calcext:value-type="float">
            <text:p>3,841,466</text:p>
          </table:table-cell>
          <table:table-cell office:value-type="float" office:value="3913536" calcext:value-type="float">
            <text:p>3,913,536</text:p>
          </table:table-cell>
          <table:table-cell office:value-type="float" office:value="12769720" calcext:value-type="float">
            <text:p>12,769,720</text:p>
          </table:table-cell>
          <table:table-cell office:value-type="float" office:value="1052182" calcext:value-type="float">
            <text:p>1,052,182</text:p>
          </table:table-cell>
          <table:table-cell office:value-type="float" office:value="4755098" calcext:value-type="float">
            <text:p>4,755,098</text:p>
          </table:table-cell>
          <table:table-cell office:value-type="float" office:value="840400" calcext:value-type="float">
            <text:p>840,400</text:p>
          </table:table-cell>
          <table:table-cell office:value-type="float" office:value="6480810" calcext:value-type="float">
            <text:p>6,480,810</text:p>
          </table:table-cell>
          <table:table-cell office:value-type="float" office:value="26378481" calcext:value-type="float">
            <text:p>26,378,481</text:p>
          </table:table-cell>
          <table:table-cell office:value-type="float" office:value="2888075" calcext:value-type="float">
            <text:p>2,888,075</text:p>
          </table:table-cell>
          <table:table-cell office:value-type="float" office:value="625943" calcext:value-type="float">
            <text:p>625,943</text:p>
          </table:table-cell>
          <table:table-cell office:value-type="float" office:value="8236794" calcext:value-type="float">
            <text:p>8,236,794</text:p>
          </table:table-cell>
          <table:table-cell office:value-type="float" office:value="6946009" calcext:value-type="float">
            <text:p>6,946,009</text:p>
          </table:table-cell>
          <table:table-cell office:value-type="float" office:value="1851013" calcext:value-type="float">
            <text:p>1,851,013</text:p>
          </table:table-cell>
          <table:table-cell office:value-type="float" office:value="5733228" calcext:value-type="float">
            <text:p>5,733,228</text:p>
          </table:table-cell>
          <table:table-cell office:value-type="float" office:value="581567" calcext:value-type="float">
            <text:p>581,567</text:p>
          </table:table-cell>
          <table:table-cell office:value-type="float" office:value="3597194" calcext:value-type="float">
            <text:p>3,597,194</text:p>
          </table:table-cell>
        </table:table-row>
        <table:table-row table:style-name="ro1">
          <table:table-cell office:value-type="string" calcext:value-type="string">
            <text:p>POP_2014</text:p>
          </table:table-cell>
          <table:table-cell table:style-name="ce8" office:value-type="float" office:value="318011848" calcext:value-type="float">
            <text:p>318,011,848</text:p>
          </table:table-cell>
          <table:table-cell office:value-type="float" office:value="56130923" calcext:value-type="float">
            <text:p>56,130,923</text:p>
          </table:table-cell>
          <table:table-cell office:value-type="float" office:value="67673244" calcext:value-type="float">
            <text:p>67,673,244</text:p>
          </table:table-cell>
          <table:table-cell office:value-type="float" office:value="119373285" calcext:value-type="float">
            <text:p>119,373,285</text:p>
          </table:table-cell>
          <table:table-cell office:value-type="float" office:value="74830949" calcext:value-type="float">
            <text:p>74,830,949</text:p>
          </table:table-cell>
          <table:table-cell office:value-type="float" office:value="4834128" calcext:value-type="float">
            <text:p>4,834,128</text:p>
          </table:table-cell>
          <table:table-cell office:value-type="float" office:value="732854" calcext:value-type="float">
            <text:p>732,854</text:p>
          </table:table-cell>
          <table:table-cell office:value-type="float" office:value="6690750" calcext:value-type="float">
            <text:p>6,690,750</text:p>
          </table:table-cell>
          <table:table-cell office:value-type="float" office:value="2958895" calcext:value-type="float">
            <text:p>2,958,895</text:p>
          </table:table-cell>
          <table:table-cell office:value-type="float" office:value="38624831" calcext:value-type="float">
            <text:p>38,624,831</text:p>
          </table:table-cell>
          <table:table-cell office:value-type="float" office:value="5322380" calcext:value-type="float">
            <text:p>5,322,380</text:p>
          </table:table-cell>
          <table:table-cell office:value-type="float" office:value="3594080" calcext:value-type="float">
            <text:p>3,594,080</text:p>
          </table:table-cell>
          <table:table-cell office:value-type="float" office:value="932958" calcext:value-type="float">
            <text:p>932,958</text:p>
          </table:table-cell>
          <table:table-cell office:value-type="float" office:value="657174" calcext:value-type="float">
            <text:p>657,174</text:p>
          </table:table-cell>
          <table:table-cell office:value-type="float" office:value="19850077" calcext:value-type="float">
            <text:p>19,850,077</text:p>
          </table:table-cell>
          <table:table-cell office:value-type="float" office:value="10057850" calcext:value-type="float">
            <text:p>10,057,850</text:p>
          </table:table-cell>
          <table:table-cell office:value-type="float" office:value="1414055" calcext:value-type="float">
            <text:p>1,414,055</text:p>
          </table:table-cell>
          <table:table-cell office:value-type="float" office:value="1626935" calcext:value-type="float">
            <text:p>1,626,935</text:p>
          </table:table-cell>
          <table:table-cell office:value-type="float" office:value="12871840" calcext:value-type="float">
            <text:p>12,871,840</text:p>
          </table:table-cell>
          <table:table-cell office:value-type="float" office:value="6586856" calcext:value-type="float">
            <text:p>6,586,856</text:p>
          </table:table-cell>
          <table:table-cell office:value-type="float" office:value="3101625" calcext:value-type="float">
            <text:p>3,101,625</text:p>
          </table:table-cell>
          <table:table-cell office:value-type="float" office:value="2894192" calcext:value-type="float">
            <text:p>2,894,192</text:p>
          </table:table-cell>
          <table:table-cell office:value-type="float" office:value="4401711" calcext:value-type="float">
            <text:p>4,401,711</text:p>
          </table:table-cell>
          <table:table-cell office:value-type="float" office:value="4637035" calcext:value-type="float">
            <text:p>4,637,035</text:p>
          </table:table-cell>
          <table:table-cell office:value-type="float" office:value="1329697" calcext:value-type="float">
            <text:p>1,329,697</text:p>
          </table:table-cell>
          <table:table-cell office:value-type="float" office:value="5955240" calcext:value-type="float">
            <text:p>5,955,240</text:p>
          </table:table-cell>
          <table:table-cell office:value-type="float" office:value="6740102" calcext:value-type="float">
            <text:p>6,740,102</text:p>
          </table:table-cell>
          <table:table-cell office:value-type="float" office:value="9921611" calcext:value-type="float">
            <text:p>9,921,611</text:p>
          </table:table-cell>
          <table:table-cell office:value-type="float" office:value="5445682" calcext:value-type="float">
            <text:p>5,445,682</text:p>
          </table:table-cell>
          <table:table-cell office:value-type="float" office:value="2985419" calcext:value-type="float">
            <text:p>2,985,419</text:p>
          </table:table-cell>
          <table:table-cell office:value-type="float" office:value="6051190" calcext:value-type="float">
            <text:p>6,051,190</text:p>
          </table:table-cell>
          <table:table-cell office:value-type="float" office:value="1018807" calcext:value-type="float">
            <text:p>1,018,807</text:p>
          </table:table-cell>
          <table:table-cell office:value-type="float" office:value="1877204" calcext:value-type="float">
            <text:p>1,877,204</text:p>
          </table:table-cell>
          <table:table-cell office:value-type="float" office:value="2829377" calcext:value-type="float">
            <text:p>2,829,377</text:p>
          </table:table-cell>
          <table:table-cell office:value-type="float" office:value="1328452" calcext:value-type="float">
            <text:p>1,328,452</text:p>
          </table:table-cell>
          <table:table-cell office:value-type="float" office:value="8931009" calcext:value-type="float">
            <text:p>8,931,009</text:p>
          </table:table-cell>
          <table:table-cell office:value-type="float" office:value="2077730" calcext:value-type="float">
            <text:p>2,077,730</text:p>
          </table:table-cell>
          <table:table-cell office:value-type="float" office:value="19745983" calcext:value-type="float">
            <text:p>19,745,983</text:p>
          </table:table-cell>
          <table:table-cell office:value-type="float" office:value="9900910" calcext:value-type="float">
            <text:p>9,900,910</text:p>
          </table:table-cell>
          <table:table-cell office:value-type="float" office:value="736548" calcext:value-type="float">
            <text:p>736,548</text:p>
          </table:table-cell>
          <table:table-cell office:value-type="float" office:value="11590950" calcext:value-type="float">
            <text:p>11,590,950</text:p>
          </table:table-cell>
          <table:table-cell office:value-type="float" office:value="3866579" calcext:value-type="float">
            <text:p>3,866,579</text:p>
          </table:table-cell>
          <table:table-cell office:value-type="float" office:value="3954481" calcext:value-type="float">
            <text:p>3,954,481</text:p>
          </table:table-cell>
          <table:table-cell office:value-type="float" office:value="12781603" calcext:value-type="float">
            <text:p>12,781,603</text:p>
          </table:table-cell>
          <table:table-cell office:value-type="float" office:value="1054179" calcext:value-type="float">
            <text:p>1,054,179</text:p>
          </table:table-cell>
          <table:table-cell office:value-type="float" office:value="4813861" calcext:value-type="float">
            <text:p>4,813,861</text:p>
          </table:table-cell>
          <table:table-cell office:value-type="float" office:value="847325" calcext:value-type="float">
            <text:p>847,325</text:p>
          </table:table-cell>
          <table:table-cell office:value-type="float" office:value="6529947" calcext:value-type="float">
            <text:p>6,529,947</text:p>
          </table:table-cell>
          <table:table-cell office:value-type="float" office:value="26851829" calcext:value-type="float">
            <text:p>26,851,829</text:p>
          </table:table-cell>
          <table:table-cell office:value-type="float" office:value="2926626" calcext:value-type="float">
            <text:p>2,926,626</text:p>
          </table:table-cell>
          <table:table-cell office:value-type="float" office:value="625564" calcext:value-type="float">
            <text:p>625,564</text:p>
          </table:table-cell>
          <table:table-cell office:value-type="float" office:value="8291841" calcext:value-type="float">
            <text:p>8,291,841</text:p>
          </table:table-cell>
          <table:table-cell office:value-type="float" office:value="7029321" calcext:value-type="float">
            <text:p>7,029,321</text:p>
          </table:table-cell>
          <table:table-cell office:value-type="float" office:value="1846308" calcext:value-type="float">
            <text:p>1,846,308</text:p>
          </table:table-cell>
          <table:table-cell office:value-type="float" office:value="5747818" calcext:value-type="float">
            <text:p>5,747,818</text:p>
          </table:table-cell>
          <table:table-cell office:value-type="float" office:value="582559" calcext:value-type="float">
            <text:p>582,559</text:p>
          </table:table-cell>
          <table:table-cell office:value-type="float" office:value="3538924" calcext:value-type="float">
            <text:p>3,538,924</text:p>
          </table:table-cell>
        </table:table-row>
        <table:table-row table:style-name="ro1">
          <table:table-cell office:value-type="string" calcext:value-type="string">
            <text:p>POP_2015</text:p>
          </table:table-cell>
          <table:table-cell table:style-name="ce8" office:value-type="float" office:value="320424529" calcext:value-type="float">
            <text:p>320,424,529</text:p>
          </table:table-cell>
          <table:table-cell office:value-type="float" office:value="56224353" calcext:value-type="float">
            <text:p>56,224,353</text:p>
          </table:table-cell>
          <table:table-cell office:value-type="float" office:value="67792229" calcext:value-type="float">
            <text:p>67,792,229</text:p>
          </table:table-cell>
          <table:table-cell office:value-type="float" office:value="120750787" calcext:value-type="float">
            <text:p>120,750,787</text:p>
          </table:table-cell>
          <table:table-cell office:value-type="float" office:value="75652525" calcext:value-type="float">
            <text:p>75,652,525</text:p>
          </table:table-cell>
          <table:table-cell office:value-type="float" office:value="4844935" calcext:value-type="float">
            <text:p>4,844,935</text:p>
          </table:table-cell>
          <table:table-cell office:value-type="float" office:value="734068" calcext:value-type="float">
            <text:p>734,068</text:p>
          </table:table-cell>
          <table:table-cell office:value-type="float" office:value="6786353" calcext:value-type="float">
            <text:p>6,786,353</text:p>
          </table:table-cell>
          <table:table-cell office:value-type="float" office:value="2969700" calcext:value-type="float">
            <text:p>2,969,700</text:p>
          </table:table-cell>
          <table:table-cell office:value-type="float" office:value="38955343" calcext:value-type="float">
            <text:p>38,955,343</text:p>
          </table:table-cell>
          <table:table-cell office:value-type="float" office:value="5420148" calcext:value-type="float">
            <text:p>5,420,148</text:p>
          </table:table-cell>
          <table:table-cell office:value-type="float" office:value="3587765" calcext:value-type="float">
            <text:p>3,587,765</text:p>
          </table:table-cell>
          <table:table-cell office:value-type="float" office:value="942241" calcext:value-type="float">
            <text:p>942,241</text:p>
          </table:table-cell>
          <table:table-cell office:value-type="float" office:value="669048" calcext:value-type="float">
            <text:p>669,048</text:p>
          </table:table-cell>
          <table:table-cell office:value-type="float" office:value="20220009" calcext:value-type="float">
            <text:p>20,220,009</text:p>
          </table:table-cell>
          <table:table-cell office:value-type="float" office:value="10173235" calcext:value-type="float">
            <text:p>10,173,235</text:p>
          </table:table-cell>
          <table:table-cell office:value-type="float" office:value="1422643" calcext:value-type="float">
            <text:p>1,422,643</text:p>
          </table:table-cell>
          <table:table-cell office:value-type="float" office:value="1645828" calcext:value-type="float">
            <text:p>1,645,828</text:p>
          </table:table-cell>
          <table:table-cell office:value-type="float" office:value="12851470" calcext:value-type="float">
            <text:p>12,851,470</text:p>
          </table:table-cell>
          <table:table-cell office:value-type="float" office:value="6604253" calcext:value-type="float">
            <text:p>6,604,253</text:p>
          </table:table-cell>
          <table:table-cell office:value-type="float" office:value="3114518" calcext:value-type="float">
            <text:p>3,114,518</text:p>
          </table:table-cell>
          <table:table-cell office:value-type="float" office:value="2900416" calcext:value-type="float">
            <text:p>2,900,416</text:p>
          </table:table-cell>
          <table:table-cell office:value-type="float" office:value="4413330" calcext:value-type="float">
            <text:p>4,413,330</text:p>
          </table:table-cell>
          <table:table-cell office:value-type="float" office:value="4659392" calcext:value-type="float">
            <text:p>4,659,392</text:p>
          </table:table-cell>
          <table:table-cell office:value-type="float" office:value="1328580" calcext:value-type="float">
            <text:p>1,328,580</text:p>
          </table:table-cell>
          <table:table-cell office:value-type="float" office:value="5985480" calcext:value-type="float">
            <text:p>5,985,480</text:p>
          </table:table-cell>
          <table:table-cell office:value-type="float" office:value="6776084" calcext:value-type="float">
            <text:p>6,776,084</text:p>
          </table:table-cell>
          <table:table-cell office:value-type="float" office:value="9925108" calcext:value-type="float">
            <text:p>9,925,108</text:p>
          </table:table-cell>
          <table:table-cell office:value-type="float" office:value="5476232" calcext:value-type="float">
            <text:p>5,476,232</text:p>
          </table:table-cell>
          <table:table-cell office:value-type="float" office:value="2982141" calcext:value-type="float">
            <text:p>2,982,141</text:p>
          </table:table-cell>
          <table:table-cell office:value-type="float" office:value="6065799" calcext:value-type="float">
            <text:p>6,065,799</text:p>
          </table:table-cell>
          <table:table-cell office:value-type="float" office:value="1027183" calcext:value-type="float">
            <text:p>1,027,183</text:p>
          </table:table-cell>
          <table:table-cell office:value-type="float" office:value="1889823" calcext:value-type="float">
            <text:p>1,889,823</text:p>
          </table:table-cell>
          <table:table-cell office:value-type="float" office:value="2880661" calcext:value-type="float">
            <text:p>2,880,661</text:p>
          </table:table-cell>
          <table:table-cell office:value-type="float" office:value="1329902" calcext:value-type="float">
            <text:p>1,329,902</text:p>
          </table:table-cell>
          <table:table-cell office:value-type="float" office:value="8947977" calcext:value-type="float">
            <text:p>8,947,977</text:p>
          </table:table-cell>
          <table:table-cell office:value-type="float" office:value="2076790" calcext:value-type="float">
            <text:p>2,076,790</text:p>
          </table:table-cell>
          <table:table-cell office:value-type="float" office:value="19791686" calcext:value-type="float">
            <text:p>19,791,686</text:p>
          </table:table-cell>
          <table:table-cell office:value-type="float" office:value="10001112" calcext:value-type="float">
            <text:p>10,001,112</text:p>
          </table:table-cell>
          <table:table-cell office:value-type="float" office:value="752702" calcext:value-type="float">
            <text:p>752,702</text:p>
          </table:table-cell>
          <table:table-cell office:value-type="float" office:value="11603233" calcext:value-type="float">
            <text:p>11,603,233</text:p>
          </table:table-cell>
          <table:table-cell office:value-type="float" office:value="3895860" calcext:value-type="float">
            <text:p>3,895,860</text:p>
          </table:table-cell>
          <table:table-cell office:value-type="float" office:value="4010257" calcext:value-type="float">
            <text:p>4,010,257</text:p>
          </table:table-cell>
          <table:table-cell office:value-type="float" office:value="12782385" calcext:value-type="float">
            <text:p>12,782,385</text:p>
          </table:table-cell>
          <table:table-cell office:value-type="float" office:value="1055312" calcext:value-type="float">
            <text:p>1,055,312</text:p>
          </table:table-cell>
          <table:table-cell office:value-type="float" office:value="4881373" calcext:value-type="float">
            <text:p>4,881,373</text:p>
          </table:table-cell>
          <table:table-cell office:value-type="float" office:value="851894" calcext:value-type="float">
            <text:p>851,894</text:p>
          </table:table-cell>
          <table:table-cell office:value-type="float" office:value="6580588" calcext:value-type="float">
            <text:p>6,580,588</text:p>
          </table:table-cell>
          <table:table-cell office:value-type="float" office:value="27350368" calcext:value-type="float">
            <text:p>27,350,368</text:p>
          </table:table-cell>
          <table:table-cell office:value-type="float" office:value="2972683" calcext:value-type="float">
            <text:p>2,972,683</text:p>
          </table:table-cell>
          <table:table-cell office:value-type="float" office:value="624354" calcext:value-type="float">
            <text:p>624,354</text:p>
          </table:table-cell>
          <table:table-cell office:value-type="float" office:value="8341556" calcext:value-type="float">
            <text:p>8,341,556</text:p>
          </table:table-cell>
          <table:table-cell office:value-type="float" office:value="7134944" calcext:value-type="float">
            <text:p>7,134,944</text:p>
          </table:table-cell>
          <table:table-cell office:value-type="float" office:value="1838456" calcext:value-type="float">
            <text:p>1,838,456</text:p>
          </table:table-cell>
          <table:table-cell office:value-type="float" office:value="5756285" calcext:value-type="float">
            <text:p>5,756,285</text:p>
          </table:table-cell>
          <table:table-cell office:value-type="float" office:value="585323" calcext:value-type="float">
            <text:p>585,323</text:p>
          </table:table-cell>
          <table:table-cell office:value-type="float" office:value="3477156" calcext:value-type="float">
            <text:p>3,477,156</text:p>
          </table:table-cell>
        </table:table-row>
        <table:table-row table:style-name="ro1">
          <table:table-cell office:value-type="string" calcext:value-type="string">
            <text:p>POP_2016</text:p>
          </table:table-cell>
          <table:table-cell table:style-name="ce8" office:value-type="float" office:value="322786090" calcext:value-type="float">
            <text:p>322,786,090</text:p>
          </table:table-cell>
          <table:table-cell office:value-type="float" office:value="56287004" calcext:value-type="float">
            <text:p>56,287,004</text:p>
          </table:table-cell>
          <table:table-cell office:value-type="float" office:value="67931113" calcext:value-type="float">
            <text:p>67,931,113</text:p>
          </table:table-cell>
          <table:table-cell office:value-type="float" office:value="122089343" calcext:value-type="float">
            <text:p>122,089,343</text:p>
          </table:table-cell>
          <table:table-cell office:value-type="float" office:value="76472843" calcext:value-type="float">
            <text:p>76,472,843</text:p>
          </table:table-cell>
          <table:table-cell office:value-type="float" office:value="4854610" calcext:value-type="float">
            <text:p>4,854,610</text:p>
          </table:table-cell>
          <table:table-cell office:value-type="float" office:value="737592" calcext:value-type="float">
            <text:p>737,592</text:p>
          </table:table-cell>
          <table:table-cell office:value-type="float" office:value="6892484" calcext:value-type="float">
            <text:p>6,892,484</text:p>
          </table:table-cell>
          <table:table-cell office:value-type="float" office:value="2982280" calcext:value-type="float">
            <text:p>2,982,280</text:p>
          </table:table-cell>
          <table:table-cell office:value-type="float" office:value="39218853" calcext:value-type="float">
            <text:p>39,218,853</text:p>
          </table:table-cell>
          <table:table-cell office:value-type="float" office:value="5509473" calcext:value-type="float">
            <text:p>5,509,473</text:p>
          </table:table-cell>
          <table:table-cell office:value-type="float" office:value="3581598" calcext:value-type="float">
            <text:p>3,581,598</text:p>
          </table:table-cell>
          <table:table-cell office:value-type="float" office:value="950815" calcext:value-type="float">
            <text:p>950,815</text:p>
          </table:table-cell>
          <table:table-cell office:value-type="float" office:value="680584" calcext:value-type="float">
            <text:p>680,584</text:p>
          </table:table-cell>
          <table:table-cell office:value-type="float" office:value="20607101" calcext:value-type="float">
            <text:p>20,607,101</text:p>
          </table:table-cell>
          <table:table-cell office:value-type="float" office:value="10287028" calcext:value-type="float">
            <text:p>10,287,028</text:p>
          </table:table-cell>
          <table:table-cell office:value-type="float" office:value="1425000" calcext:value-type="float">
            <text:p>1,425,000</text:p>
          </table:table-cell>
          <table:table-cell office:value-type="float" office:value="1676465" calcext:value-type="float">
            <text:p>1,676,465</text:p>
          </table:table-cell>
          <table:table-cell office:value-type="float" office:value="12825166" calcext:value-type="float">
            <text:p>12,825,166</text:p>
          </table:table-cell>
          <table:table-cell office:value-type="float" office:value="6627642" calcext:value-type="float">
            <text:p>6,627,642</text:p>
          </table:table-cell>
          <table:table-cell office:value-type="float" office:value="3126899" calcext:value-type="float">
            <text:p>3,126,899</text:p>
          </table:table-cell>
          <table:table-cell office:value-type="float" office:value="2902355" calcext:value-type="float">
            <text:p>2,902,355</text:p>
          </table:table-cell>
          <table:table-cell office:value-type="float" office:value="4427358" calcext:value-type="float">
            <text:p>4,427,358</text:p>
          </table:table-cell>
          <table:table-cell office:value-type="float" office:value="4674301" calcext:value-type="float">
            <text:p>4,674,301</text:p>
          </table:table-cell>
          <table:table-cell office:value-type="float" office:value="1331027" calcext:value-type="float">
            <text:p>1,331,027</text:p>
          </table:table-cell>
          <table:table-cell office:value-type="float" office:value="6009610" calcext:value-type="float">
            <text:p>6,009,610</text:p>
          </table:table-cell>
          <table:table-cell office:value-type="float" office:value="6805725" calcext:value-type="float">
            <text:p>6,805,725</text:p>
          </table:table-cell>
          <table:table-cell office:value-type="float" office:value="9940394" calcext:value-type="float">
            <text:p>9,940,394</text:p>
          </table:table-cell>
          <table:table-cell office:value-type="float" office:value="5517990" calcext:value-type="float">
            <text:p>5,517,990</text:p>
          </table:table-cell>
          <table:table-cell office:value-type="float" office:value="2982259" calcext:value-type="float">
            <text:p>2,982,259</text:p>
          </table:table-cell>
          <table:table-cell office:value-type="float" office:value="6084314" calcext:value-type="float">
            <text:p>6,084,314</text:p>
          </table:table-cell>
          <table:table-cell office:value-type="float" office:value="1037511" calcext:value-type="float">
            <text:p>1,037,511</text:p>
          </table:table-cell>
          <table:table-cell office:value-type="float" office:value="1903835" calcext:value-type="float">
            <text:p>1,903,835</text:p>
          </table:table-cell>
          <table:table-cell office:value-type="float" office:value="2936812" calcext:value-type="float">
            <text:p>2,936,812</text:p>
          </table:table-cell>
          <table:table-cell office:value-type="float" office:value="1334782" calcext:value-type="float">
            <text:p>1,334,782</text:p>
          </table:table-cell>
          <table:table-cell office:value-type="float" office:value="8966368" calcext:value-type="float">
            <text:p>8,966,368</text:p>
          </table:table-cell>
          <table:table-cell office:value-type="float" office:value="2079949" calcext:value-type="float">
            <text:p>2,079,949</text:p>
          </table:table-cell>
          <table:table-cell office:value-type="float" office:value="19808601" calcext:value-type="float">
            <text:p>19,808,601</text:p>
          </table:table-cell>
          <table:table-cell office:value-type="float" office:value="10115567" calcext:value-type="float">
            <text:p>10,115,567</text:p>
          </table:table-cell>
          <table:table-cell office:value-type="float" office:value="753390" calcext:value-type="float">
            <text:p>753,390</text:p>
          </table:table-cell>
          <table:table-cell office:value-type="float" office:value="11619756" calcext:value-type="float">
            <text:p>11,619,756</text:p>
          </table:table-cell>
          <table:table-cell office:value-type="float" office:value="3912677" calcext:value-type="float">
            <text:p>3,912,677</text:p>
          </table:table-cell>
          <table:table-cell office:value-type="float" office:value="4079601" calcext:value-type="float">
            <text:p>4,079,601</text:p>
          </table:table-cell>
          <table:table-cell office:value-type="float" office:value="12778349" calcext:value-type="float">
            <text:p>12,778,349</text:p>
          </table:table-cell>
          <table:table-cell office:value-type="float" office:value="1056961" calcext:value-type="float">
            <text:p>1,056,961</text:p>
          </table:table-cell>
          <table:table-cell office:value-type="float" office:value="4948620" calcext:value-type="float">
            <text:p>4,948,620</text:p>
          </table:table-cell>
          <table:table-cell office:value-type="float" office:value="859381" calcext:value-type="float">
            <text:p>859,381</text:p>
          </table:table-cell>
          <table:table-cell office:value-type="float" office:value="6639175" calcext:value-type="float">
            <text:p>6,639,175</text:p>
          </table:table-cell>
          <table:table-cell office:value-type="float" office:value="27798637" calcext:value-type="float">
            <text:p>27,798,637</text:p>
          </table:table-cell>
          <table:table-cell office:value-type="float" office:value="3031843" calcext:value-type="float">
            <text:p>3,031,843</text:p>
          </table:table-cell>
          <table:table-cell office:value-type="float" office:value="623253" calcext:value-type="float">
            <text:p>623,253</text:p>
          </table:table-cell>
          <table:table-cell office:value-type="float" office:value="8389025" calcext:value-type="float">
            <text:p>8,389,025</text:p>
          </table:table-cell>
          <table:table-cell office:value-type="float" office:value="7262740" calcext:value-type="float">
            <text:p>7,262,740</text:p>
          </table:table-cell>
          <table:table-cell office:value-type="float" office:value="1827334" calcext:value-type="float">
            <text:p>1,827,334</text:p>
          </table:table-cell>
          <table:table-cell office:value-type="float" office:value="5769450" calcext:value-type="float">
            <text:p>5,769,450</text:p>
          </table:table-cell>
          <table:table-cell office:value-type="float" office:value="584133" calcext:value-type="float">
            <text:p>584,133</text:p>
          </table:table-cell>
          <table:table-cell office:value-type="float" office:value="3410423" calcext:value-type="float">
            <text:p>3,410,423</text:p>
          </table:table-cell>
        </table:table-row>
        <table:table-row table:style-name="ro1">
          <table:table-cell office:value-type="string" calcext:value-type="string">
            <text:p>POP_2017</text:p>
          </table:table-cell>
          <table:table-cell table:style-name="ce8" office:value-type="float" office:value="325094899" calcext:value-type="float">
            <text:p>325,094,899</text:p>
          </table:table-cell>
          <table:table-cell office:value-type="float" office:value="56398083" calcext:value-type="float">
            <text:p>56,398,083</text:p>
          </table:table-cell>
          <table:table-cell office:value-type="float" office:value="68132157" calcext:value-type="float">
            <text:p>68,132,157</text:p>
          </table:table-cell>
          <table:table-cell office:value-type="float" office:value="123321139" calcext:value-type="float">
            <text:p>123,321,139</text:p>
          </table:table-cell>
          <table:table-cell office:value-type="float" office:value="77236796" calcext:value-type="float">
            <text:p>77,236,796</text:p>
          </table:table-cell>
          <table:table-cell office:value-type="float" office:value="4868795" calcext:value-type="float">
            <text:p>4,868,795</text:p>
          </table:table-cell>
          <table:table-cell office:value-type="float" office:value="735874" calcext:value-type="float">
            <text:p>735,874</text:p>
          </table:table-cell>
          <table:table-cell office:value-type="float" office:value="6999860" calcext:value-type="float">
            <text:p>6,999,860</text:p>
          </table:table-cell>
          <table:table-cell office:value-type="float" office:value="2998296" calcext:value-type="float">
            <text:p>2,998,296</text:p>
          </table:table-cell>
          <table:table-cell office:value-type="float" office:value="39458556" calcext:value-type="float">
            <text:p>39,458,556</text:p>
          </table:table-cell>
          <table:table-cell office:value-type="float" office:value="5586235" calcext:value-type="float">
            <text:p>5,586,235</text:p>
          </table:table-cell>
          <table:table-cell office:value-type="float" office:value="3582096" calcext:value-type="float">
            <text:p>3,582,096</text:p>
          </table:table-cell>
          <table:table-cell office:value-type="float" office:value="960038" calcext:value-type="float">
            <text:p>960,038</text:p>
          </table:table-cell>
          <table:table-cell office:value-type="float" office:value="690167" calcext:value-type="float">
            <text:p>690,167</text:p>
          </table:table-cell>
          <table:table-cell office:value-type="float" office:value="20934127" calcext:value-type="float">
            <text:p>20,934,127</text:p>
          </table:table-cell>
          <table:table-cell office:value-type="float" office:value="10402488" calcext:value-type="float">
            <text:p>10,402,488</text:p>
          </table:table-cell>
          <table:table-cell office:value-type="float" office:value="1423858" calcext:value-type="float">
            <text:p>1,423,858</text:p>
          </table:table-cell>
          <table:table-cell office:value-type="float" office:value="1713303" calcext:value-type="float">
            <text:p>1,713,303</text:p>
          </table:table-cell>
          <table:table-cell office:value-type="float" office:value="12791491" calcext:value-type="float">
            <text:p>12,791,491</text:p>
          </table:table-cell>
          <table:table-cell office:value-type="float" office:value="6660421" calcext:value-type="float">
            <text:p>6,660,421</text:p>
          </table:table-cell>
          <table:table-cell office:value-type="float" office:value="3141722" calcext:value-type="float">
            <text:p>3,141,722</text:p>
          </table:table-cell>
          <table:table-cell office:value-type="float" office:value="2907737" calcext:value-type="float">
            <text:p>2,907,737</text:p>
          </table:table-cell>
          <table:table-cell office:value-type="float" office:value="4445398" calcext:value-type="float">
            <text:p>4,445,398</text:p>
          </table:table-cell>
          <table:table-cell office:value-type="float" office:value="4672481" calcext:value-type="float">
            <text:p>4,672,481</text:p>
          </table:table-cell>
          <table:table-cell office:value-type="float" office:value="1336705" calcext:value-type="float">
            <text:p>1,336,705</text:p>
          </table:table-cell>
          <table:table-cell office:value-type="float" office:value="6036966" calcext:value-type="float">
            <text:p>6,036,966</text:p>
          </table:table-cell>
          <table:table-cell office:value-type="float" office:value="6841727" calcext:value-type="float">
            <text:p>6,841,727</text:p>
          </table:table-cell>
          <table:table-cell office:value-type="float" office:value="9969280" calcext:value-type="float">
            <text:p>9,969,280</text:p>
          </table:table-cell>
          <table:table-cell office:value-type="float" office:value="5569480" calcext:value-type="float">
            <text:p>5,569,480</text:p>
          </table:table-cell>
          <table:table-cell office:value-type="float" office:value="2980946" calcext:value-type="float">
            <text:p>2,980,946</text:p>
          </table:table-cell>
          <table:table-cell office:value-type="float" office:value="6106645" calcext:value-type="float">
            <text:p>6,106,645</text:p>
          </table:table-cell>
          <table:table-cell office:value-type="float" office:value="1049335" calcext:value-type="float">
            <text:p>1,049,335</text:p>
          </table:table-cell>
          <table:table-cell office:value-type="float" office:value="1916283" calcext:value-type="float">
            <text:p>1,916,283</text:p>
          </table:table-cell>
          <table:table-cell office:value-type="float" office:value="2995548" calcext:value-type="float">
            <text:p>2,995,548</text:p>
          </table:table-cell>
          <table:table-cell office:value-type="float" office:value="1342560" calcext:value-type="float">
            <text:p>1,342,560</text:p>
          </table:table-cell>
          <table:table-cell office:value-type="float" office:value="8993559" calcext:value-type="float">
            <text:p>8,993,559</text:p>
          </table:table-cell>
          <table:table-cell office:value-type="float" office:value="2082580" calcext:value-type="float">
            <text:p>2,082,580</text:p>
          </table:table-cell>
          <table:table-cell office:value-type="float" office:value="19821696" calcext:value-type="float">
            <text:p>19,821,696</text:p>
          </table:table-cell>
          <table:table-cell office:value-type="float" office:value="10231824" calcext:value-type="float">
            <text:p>10,231,824</text:p>
          </table:table-cell>
          <table:table-cell office:value-type="float" office:value="753235" calcext:value-type="float">
            <text:p>753,235</text:p>
          </table:table-cell>
          <table:table-cell office:value-type="float" office:value="11655802" calcext:value-type="float">
            <text:p>11,655,802</text:p>
          </table:table-cell>
          <table:table-cell office:value-type="float" office:value="3922313" calcext:value-type="float">
            <text:p>3,922,313</text:p>
          </table:table-cell>
          <table:table-cell office:value-type="float" office:value="4136299" calcext:value-type="float">
            <text:p>4,136,299</text:p>
          </table:table-cell>
          <table:table-cell office:value-type="float" office:value="12796788" calcext:value-type="float">
            <text:p>12,796,788</text:p>
          </table:table-cell>
          <table:table-cell office:value-type="float" office:value="1059033" calcext:value-type="float">
            <text:p>1,059,033</text:p>
          </table:table-cell>
          <table:table-cell office:value-type="float" office:value="5013021" calcext:value-type="float">
            <text:p>5,013,021</text:p>
          </table:table-cell>
          <table:table-cell office:value-type="float" office:value="867485" calcext:value-type="float">
            <text:p>867,485</text:p>
          </table:table-cell>
          <table:table-cell office:value-type="float" office:value="6705653" calcext:value-type="float">
            <text:p>6,705,653</text:p>
          </table:table-cell>
          <table:table-cell office:value-type="float" office:value="28196849" calcext:value-type="float">
            <text:p>28,196,849</text:p>
          </table:table-cell>
          <table:table-cell office:value-type="float" office:value="3089119" calcext:value-type="float">
            <text:p>3,089,119</text:p>
          </table:table-cell>
          <table:table-cell office:value-type="float" office:value="623556" calcext:value-type="float">
            <text:p>623,556</text:p>
          </table:table-cell>
          <table:table-cell office:value-type="float" office:value="8444498" calcext:value-type="float">
            <text:p>8,444,498</text:p>
          </table:table-cell>
          <table:table-cell office:value-type="float" office:value="7387237" calcext:value-type="float">
            <text:p>7,387,237</text:p>
          </table:table-cell>
          <table:table-cell office:value-type="float" office:value="1814563" calcext:value-type="float">
            <text:p>1,814,563</text:p>
          </table:table-cell>
          <table:table-cell office:value-type="float" office:value="5792003" calcext:value-type="float">
            <text:p>5,792,003</text:p>
          </table:table-cell>
          <table:table-cell office:value-type="float" office:value="578545" calcext:value-type="float">
            <text:p>578,545</text:p>
          </table:table-cell>
          <table:table-cell office:value-type="float" office:value="3341001" calcext:value-type="float">
            <text:p>3,341,001</text:p>
          </table:table-cell>
        </table:table-row>
        <table:table-row table:style-name="ro1">
          <table:table-cell office:value-type="string" calcext:value-type="string">
            <text:p>CHNG_2010</text:p>
          </table:table-cell>
          <table:table-cell table:style-name="ce8" office:value-type="float" office:value="580316" calcext:value-type="float">
            <text:p>580,316</text:p>
          </table:table-cell>
          <table:table-cell office:value-type="float" office:value="69999" calcext:value-type="float">
            <text:p>69,999</text:p>
          </table:table-cell>
          <table:table-cell office:value-type="float" office:value="43566" calcext:value-type="float">
            <text:p>43,566</text:p>
          </table:table-cell>
          <table:table-cell office:value-type="float" office:value="306217" calcext:value-type="float">
            <text:p>306,217</text:p>
          </table:table-cell>
          <table:table-cell office:value-type="float" office:value="160534" calcext:value-type="float">
            <text:p>160,534</text:p>
          </table:table-cell>
          <table:table-cell office:value-type="float" office:value="5444" calcext:value-type="float">
            <text:p>5,444</text:p>
          </table:table-cell>
          <table:table-cell office:value-type="float" office:value="3766" calcext:value-type="float">
            <text:p>3,766</text:p>
          </table:table-cell>
          <table:table-cell office:value-type="float" office:value="14693" calcext:value-type="float">
            <text:p>14,693</text:p>
          </table:table-cell>
          <table:table-cell office:value-type="float" office:value="5706" calcext:value-type="float">
            <text:p>5,706</text:p>
          </table:table-cell>
          <table:table-cell office:value-type="float" office:value="73172" calcext:value-type="float">
            <text:p>73,172</text:p>
          </table:table-cell>
          <table:table-cell office:value-type="float" office:value="18704" calcext:value-type="float">
            <text:p>18,704</text:p>
          </table:table-cell>
          <table:table-cell office:value-type="float" office:value="6057" calcext:value-type="float">
            <text:p>6,057</text:p>
          </table:table-cell>
          <table:table-cell office:value-type="float" office:value="1776" calcext:value-type="float">
            <text:p>1,776</text:p>
          </table:table-cell>
          <table:table-cell office:value-type="float" office:value="3274" calcext:value-type="float">
            <text:p>3,274</text:p>
          </table:table-cell>
          <table:table-cell office:value-type="float" office:value="41867" calcext:value-type="float">
            <text:p>41,867</text:p>
          </table:table-cell>
          <table:table-cell office:value-type="float" office:value="24006" calcext:value-type="float">
            <text:p>24,006</text:p>
          </table:table-cell>
          <table:table-cell office:value-type="float" office:value="3516" calcext:value-type="float">
            <text:p>3,516</text:p>
          </table:table-cell>
          <table:table-cell office:value-type="float" office:value="3262" calcext:value-type="float">
            <text:p>3,262</text:p>
          </table:table-cell>
          <table:table-cell office:value-type="float" office:value="9631" calcext:value-type="float">
            <text:p>9,631</text:p>
          </table:table-cell>
          <table:table-cell office:value-type="float" office:value="5904" calcext:value-type="float">
            <text:p>5,904</text:p>
          </table:table-cell>
          <table:table-cell office:value-type="float" office:value="3354" calcext:value-type="float">
            <text:p>3,354</text:p>
          </table:table-cell>
          <table:table-cell office:value-type="float" office:value="5273" calcext:value-type="float">
            <text:p>5,273</text:p>
          </table:table-cell>
          <table:table-cell office:value-type="float" office:value="8608" calcext:value-type="float">
            <text:p>8,608</text:p>
          </table:table-cell>
          <table:table-cell office:value-type="float" office:value="11393" calcext:value-type="float">
            <text:p>11,393</text:p>
          </table:table-cell>
          <table:table-cell office:value-type="float" office:value="-794" calcext:value-type="float">
            <text:p>-794</text:p>
          </table:table-cell>
          <table:table-cell office:value-type="float" office:value="14292" calcext:value-type="float">
            <text:p>14,292</text:p>
          </table:table-cell>
          <table:table-cell office:value-type="float" office:value="17135" calcext:value-type="float">
            <text:p>17,135</text:p>
          </table:table-cell>
          <table:table-cell office:value-type="float" office:value="-7398" calcext:value-type="float">
            <text:p>-7,398</text:p>
          </table:table-cell>
          <table:table-cell office:value-type="float" office:value="6787" calcext:value-type="float">
            <text:p>6,787</text:p>
          </table:table-cell>
          <table:table-cell office:value-type="float" office:value="2334" calcext:value-type="float">
            <text:p>2,334</text:p>
          </table:table-cell>
          <table:table-cell office:value-type="float" office:value="6756" calcext:value-type="float">
            <text:p>6,756</text:p>
          </table:table-cell>
          <table:table-cell office:value-type="float" office:value="1093" calcext:value-type="float">
            <text:p>1,093</text:p>
          </table:table-cell>
          <table:table-cell office:value-type="float" office:value="3629" calcext:value-type="float">
            <text:p>3,629</text:p>
          </table:table-cell>
          <table:table-cell office:value-type="float" office:value="2106" calcext:value-type="float">
            <text:p>2,106</text:p>
          </table:table-cell>
          <table:table-cell office:value-type="float" office:value="240" calcext:value-type="float">
            <text:p>240</text:p>
          </table:table-cell>
          <table:table-cell office:value-type="float" office:value="11755" calcext:value-type="float">
            <text:p>11,755</text:p>
          </table:table-cell>
          <table:table-cell office:value-type="float" office:value="5400" calcext:value-type="float">
            <text:p>5,400</text:p>
          </table:table-cell>
          <table:table-cell office:value-type="float" office:value="27075" calcext:value-type="float">
            <text:p>27,075</text:p>
          </table:table-cell>
          <table:table-cell office:value-type="float" office:value="38526" calcext:value-type="float">
            <text:p>38,526</text:p>
          </table:table-cell>
          <table:table-cell office:value-type="float" office:value="1933" calcext:value-type="float">
            <text:p>1,933</text:p>
          </table:table-cell>
          <table:table-cell office:value-type="float" office:value="2552" calcext:value-type="float">
            <text:p>2,552</text:p>
          </table:table-cell>
          <table:table-cell office:value-type="float" office:value="7931" calcext:value-type="float">
            <text:p>7,931</text:p>
          </table:table-cell>
          <table:table-cell office:value-type="float" office:value="6001" calcext:value-type="float">
            <text:p>6,001</text:p>
          </table:table-cell>
          <table:table-cell office:value-type="float" office:value="8206" calcext:value-type="float">
            <text:p>8,206</text:p>
          </table:table-cell>
          <table:table-cell office:value-type="float" office:value="224" calcext:value-type="float">
            <text:p>224</text:p>
          </table:table-cell>
          <table:table-cell office:value-type="float" office:value="10453" calcext:value-type="float">
            <text:p>10,453</text:p>
          </table:table-cell>
          <table:table-cell office:value-type="float" office:value="2030" calcext:value-type="float">
            <text:p>2,030</text:p>
          </table:table-cell>
          <table:table-cell office:value-type="float" office:value="9587" calcext:value-type="float">
            <text:p>9,587</text:p>
          </table:table-cell>
          <table:table-cell office:value-type="float" office:value="95548" calcext:value-type="float">
            <text:p>95,548</text:p>
          </table:table-cell>
          <table:table-cell office:value-type="float" office:value="11371" calcext:value-type="float">
            <text:p>11,371</text:p>
          </table:table-cell>
          <table:table-cell office:value-type="float" office:value="101" calcext:value-type="float">
            <text:p>101</text:p>
          </table:table-cell>
          <table:table-cell office:value-type="float" office:value="24163" calcext:value-type="float">
            <text:p>24,163</text:p>
          </table:table-cell>
          <table:table-cell office:value-type="float" office:value="16841" calcext:value-type="float">
            <text:p>16,841</text:p>
          </table:table-cell>
          <table:table-cell office:value-type="float" office:value="1309" calcext:value-type="float">
            <text:p>1,309</text:p>
          </table:table-cell>
          <table:table-cell office:value-type="float" office:value="3115" calcext:value-type="float">
            <text:p>3,115</text:p>
          </table:table-cell>
          <table:table-cell office:value-type="float" office:value="609" calcext:value-type="float">
            <text:p>609</text:p>
          </table:table-cell>
          <table:table-cell office:value-type="float" office:value="-4632" calcext:value-type="float">
            <text:p>-4,632</text:p>
          </table:table-cell>
        </table:table-row>
        <table:table-row table:style-name="ro1">
          <table:table-cell office:value-type="string" calcext:value-type="string">
            <text:p>CHNG_2011</text:p>
          </table:table-cell>
          <table:table-cell table:style-name="ce8" office:value-type="float" office:value="2301440" calcext:value-type="float">
            <text:p>2,301,440</text:p>
          </table:table-cell>
          <table:table-cell office:value-type="float" office:value="253984" calcext:value-type="float">
            <text:p>253,984</text:p>
          </table:table-cell>
          <table:table-cell office:value-type="float" office:value="168025" calcext:value-type="float">
            <text:p>168,025</text:p>
          </table:table-cell>
          <table:table-cell office:value-type="float" office:value="1188500" calcext:value-type="float">
            <text:p>1,188,500</text:p>
          </table:table-cell>
          <table:table-cell office:value-type="float" office:value="690103" calcext:value-type="float">
            <text:p>690,103</text:p>
          </table:table-cell>
          <table:table-cell office:value-type="float" office:value="13054" calcext:value-type="float">
            <text:p>13,054</text:p>
          </table:table-cell>
          <table:table-cell office:value-type="float" office:value="8200" calcext:value-type="float">
            <text:p>8,200</text:p>
          </table:table-cell>
          <table:table-cell office:value-type="float" office:value="58349" calcext:value-type="float">
            <text:p>58,349</text:p>
          </table:table-cell>
          <table:table-cell office:value-type="float" office:value="16869" calcext:value-type="float">
            <text:p>16,869</text:p>
          </table:table-cell>
          <table:table-cell office:value-type="float" office:value="344283" calcext:value-type="float">
            <text:p>344,283</text:p>
          </table:table-cell>
          <table:table-cell office:value-type="float" office:value="68127" calcext:value-type="float">
            <text:p>68,127</text:p>
          </table:table-cell>
          <table:table-cell office:value-type="float" office:value="11736" calcext:value-type="float">
            <text:p>11,736</text:p>
          </table:table-cell>
          <table:table-cell office:value-type="float" office:value="8156" calcext:value-type="float">
            <text:p>8,156</text:p>
          </table:table-cell>
          <table:table-cell office:value-type="float" office:value="15212" calcext:value-type="float">
            <text:p>15,212</text:p>
          </table:table-cell>
          <table:table-cell office:value-type="float" office:value="250307" calcext:value-type="float">
            <text:p>250,307</text:p>
          </table:table-cell>
          <table:table-cell office:value-type="float" office:value="97647" calcext:value-type="float">
            <text:p>97,647</text:p>
          </table:table-cell>
          <table:table-cell office:value-type="float" office:value="14469" calcext:value-type="float">
            <text:p>14,469</text:p>
          </table:table-cell>
          <table:table-cell office:value-type="float" office:value="12242" calcext:value-type="float">
            <text:p>12,242</text:p>
          </table:table-cell>
          <table:table-cell office:value-type="float" office:value="21085" calcext:value-type="float">
            <text:p>21,085</text:p>
          </table:table-cell>
          <table:table-cell office:value-type="float" office:value="25305" calcext:value-type="float">
            <text:p>25,305</text:p>
          </table:table-cell>
          <table:table-cell office:value-type="float" office:value="13450" calcext:value-type="float">
            <text:p>13,450</text:p>
          </table:table-cell>
          <table:table-cell office:value-type="float" office:value="10334" calcext:value-type="float">
            <text:p>10,334</text:p>
          </table:table-cell>
          <table:table-cell office:value-type="float" office:value="20516" calcext:value-type="float">
            <text:p>20,516</text:p>
          </table:table-cell>
          <table:table-cell office:value-type="float" office:value="29442" calcext:value-type="float">
            <text:p>29,442</text:p>
          </table:table-cell>
          <table:table-cell office:value-type="float" office:value="400" calcext:value-type="float">
            <text:p>400</text:p>
          </table:table-cell>
          <table:table-cell office:value-type="float" office:value="54878" calcext:value-type="float">
            <text:p>54,878</text:p>
          </table:table-cell>
          <table:table-cell office:value-type="float" office:value="47110" calcext:value-type="float">
            <text:p>47,110</text:p>
          </table:table-cell>
          <table:table-cell office:value-type="float" office:value="-532" calcext:value-type="float">
            <text:p>-532</text:p>
          </table:table-cell>
          <table:table-cell office:value-type="float" office:value="35211" calcext:value-type="float">
            <text:p>35,211</text:p>
          </table:table-cell>
          <table:table-cell office:value-type="float" office:value="7008" calcext:value-type="float">
            <text:p>7,008</text:p>
          </table:table-cell>
          <table:table-cell office:value-type="float" office:value="14583" calcext:value-type="float">
            <text:p>14,583</text:p>
          </table:table-cell>
          <table:table-cell office:value-type="float" office:value="6352" calcext:value-type="float">
            <text:p>6,352</text:p>
          </table:table-cell>
          <table:table-cell office:value-type="float" office:value="11662" calcext:value-type="float">
            <text:p>11,662</text:p>
          </table:table-cell>
          <table:table-cell office:value-type="float" office:value="15360" calcext:value-type="float">
            <text:p>15,360</text:p>
          </table:table-cell>
          <table:table-cell office:value-type="float" office:value="1645" calcext:value-type="float">
            <text:p>1,645</text:p>
          </table:table-cell>
          <table:table-cell office:value-type="float" office:value="40931" calcext:value-type="float">
            <text:p>40,931</text:p>
          </table:table-cell>
          <table:table-cell office:value-type="float" office:value="13102" calcext:value-type="float">
            <text:p>13,102</text:p>
          </table:table-cell>
          <table:table-cell office:value-type="float" office:value="121018" calcext:value-type="float">
            <text:p>121,018</text:p>
          </table:table-cell>
          <table:table-cell office:value-type="float" office:value="88334" calcext:value-type="float">
            <text:p>88,334</text:p>
          </table:table-cell>
          <table:table-cell office:value-type="float" office:value="10283" calcext:value-type="float">
            <text:p>10,283</text:p>
          </table:table-cell>
          <table:table-cell office:value-type="float" office:value="4049" calcext:value-type="float">
            <text:p>4,049</text:p>
          </table:table-cell>
          <table:table-cell office:value-type="float" office:value="25647" calcext:value-type="float">
            <text:p>25,647</text:p>
          </table:table-cell>
          <table:table-cell office:value-type="float" office:value="28727" calcext:value-type="float">
            <text:p>28,727</text:p>
          </table:table-cell>
          <table:table-cell office:value-type="float" office:value="31726" calcext:value-type="float">
            <text:p>31,726</text:p>
          </table:table-cell>
          <table:table-cell office:value-type="float" office:value="-1014" calcext:value-type="float">
            <text:p>-1,014</text:p>
          </table:table-cell>
          <table:table-cell office:value-type="float" office:value="36827" calcext:value-type="float">
            <text:p>36,827</text:p>
          </table:table-cell>
          <table:table-cell office:value-type="float" office:value="7093" calcext:value-type="float">
            <text:p>7,093</text:p>
          </table:table-cell>
          <table:table-cell office:value-type="float" office:value="40337" calcext:value-type="float">
            <text:p>40,337</text:p>
          </table:table-cell>
          <table:table-cell office:value-type="float" office:value="401243" calcext:value-type="float">
            <text:p>401,243</text:p>
          </table:table-cell>
          <table:table-cell office:value-type="float" office:value="40005" calcext:value-type="float">
            <text:p>40,005</text:p>
          </table:table-cell>
          <table:table-cell office:value-type="float" office:value="368" calcext:value-type="float">
            <text:p>368</text:p>
          </table:table-cell>
          <table:table-cell office:value-type="float" office:value="82094" calcext:value-type="float">
            <text:p>82,094</text:p>
          </table:table-cell>
          <table:table-cell office:value-type="float" office:value="77575" calcext:value-type="float">
            <text:p>77,575</text:p>
          </table:table-cell>
          <table:table-cell office:value-type="float" office:value="576" calcext:value-type="float">
            <text:p>576</text:p>
          </table:table-cell>
          <table:table-cell office:value-type="float" office:value="15400" calcext:value-type="float">
            <text:p>15,400</text:p>
          </table:table-cell>
          <table:table-cell office:value-type="float" office:value="3222" calcext:value-type="float">
            <text:p>3,222</text:p>
          </table:table-cell>
          <table:table-cell office:value-type="float" office:value="-42842" calcext:value-type="float">
            <text:p>-42,842</text:p>
          </table:table-cell>
        </table:table-row>
        <table:table-row table:style-name="ro1">
          <table:table-cell office:value-type="string" calcext:value-type="string">
            <text:p>CHNG_2012</text:p>
          </table:table-cell>
          <table:table-cell table:style-name="ce8" office:value-type="float" office:value="2344489" calcext:value-type="float">
            <text:p>2,344,489</text:p>
          </table:table-cell>
          <table:table-cell office:value-type="float" office:value="217322" calcext:value-type="float">
            <text:p>217,322</text:p>
          </table:table-cell>
          <table:table-cell office:value-type="float" office:value="176671" calcext:value-type="float">
            <text:p>176,671</text:p>
          </table:table-cell>
          <table:table-cell office:value-type="float" office:value="1227376" calcext:value-type="float">
            <text:p>1,227,376</text:p>
          </table:table-cell>
          <table:table-cell office:value-type="float" office:value="722235" calcext:value-type="float">
            <text:p>722,235</text:p>
          </table:table-cell>
          <table:table-cell office:value-type="float" office:value="15278" calcext:value-type="float">
            <text:p>15,278</text:p>
          </table:table-cell>
          <table:table-cell office:value-type="float" office:value="8521" calcext:value-type="float">
            <text:p>8,521</text:p>
          </table:table-cell>
          <table:table-cell office:value-type="float" office:value="78539" calcext:value-type="float">
            <text:p>78,539</text:p>
          </table:table-cell>
          <table:table-cell office:value-type="float" office:value="10547" calcext:value-type="float">
            <text:p>10,547</text:p>
          </table:table-cell>
          <table:table-cell office:value-type="float" office:value="345667" calcext:value-type="float">
            <text:p>345,667</text:p>
          </table:table-cell>
          <table:table-cell office:value-type="float" office:value="69658" calcext:value-type="float">
            <text:p>69,658</text:p>
          </table:table-cell>
          <table:table-cell office:value-type="float" office:value="5768" calcext:value-type="float">
            <text:p>5,768</text:p>
          </table:table-cell>
          <table:table-cell office:value-type="float" office:value="8966" calcext:value-type="float">
            <text:p>8,966</text:p>
          </table:table-cell>
          <table:table-cell office:value-type="float" office:value="15210" calcext:value-type="float">
            <text:p>15,210</text:p>
          </table:table-cell>
          <table:table-cell office:value-type="float" office:value="243373" calcext:value-type="float">
            <text:p>243,373</text:p>
          </table:table-cell>
          <table:table-cell office:value-type="float" office:value="100316" calcext:value-type="float">
            <text:p>100,316</text:p>
          </table:table-cell>
          <table:table-cell office:value-type="float" office:value="14411" calcext:value-type="float">
            <text:p>14,411</text:p>
          </table:table-cell>
          <table:table-cell office:value-type="float" office:value="11469" calcext:value-type="float">
            <text:p>11,469</text:p>
          </table:table-cell>
          <table:table-cell office:value-type="float" office:value="16182" calcext:value-type="float">
            <text:p>16,182</text:p>
          </table:table-cell>
          <table:table-cell office:value-type="float" office:value="20287" calcext:value-type="float">
            <text:p>20,287</text:p>
          </table:table-cell>
          <table:table-cell office:value-type="float" office:value="10682" calcext:value-type="float">
            <text:p>10,682</text:p>
          </table:table-cell>
          <table:table-cell office:value-type="float" office:value="16529" calcext:value-type="float">
            <text:p>16,529</text:p>
          </table:table-cell>
          <table:table-cell office:value-type="float" office:value="15138" calcext:value-type="float">
            <text:p>15,138</text:p>
          </table:table-cell>
          <table:table-cell office:value-type="float" office:value="28222" calcext:value-type="float">
            <text:p>28,222</text:p>
          </table:table-cell>
          <table:table-cell office:value-type="float" office:value="133" calcext:value-type="float">
            <text:p>133</text:p>
          </table:table-cell>
          <table:table-cell office:value-type="float" office:value="48443" calcext:value-type="float">
            <text:p>48,443</text:p>
          </table:table-cell>
          <table:table-cell office:value-type="float" office:value="47324" calcext:value-type="float">
            <text:p>47,324</text:p>
          </table:table-cell>
          <table:table-cell office:value-type="float" office:value="10418" calcext:value-type="float">
            <text:p>10,418</text:p>
          </table:table-cell>
          <table:table-cell office:value-type="float" office:value="31687" calcext:value-type="float">
            <text:p>31,687</text:p>
          </table:table-cell>
          <table:table-cell office:value-type="float" office:value="5505" calcext:value-type="float">
            <text:p>5,505</text:p>
          </table:table-cell>
          <table:table-cell office:value-type="float" office:value="12972" calcext:value-type="float">
            <text:p>12,972</text:p>
          </table:table-cell>
          <table:table-cell office:value-type="float" office:value="6649" calcext:value-type="float">
            <text:p>6,649</text:p>
          </table:table-cell>
          <table:table-cell office:value-type="float" office:value="13195" calcext:value-type="float">
            <text:p>13,195</text:p>
          </table:table-cell>
          <table:table-cell office:value-type="float" office:value="34212" calcext:value-type="float">
            <text:p>34,212</text:p>
          </table:table-cell>
          <table:table-cell office:value-type="float" office:value="2577" calcext:value-type="float">
            <text:p>2,577</text:p>
          </table:table-cell>
          <table:table-cell office:value-type="float" office:value="37351" calcext:value-type="float">
            <text:p>37,351</text:p>
          </table:table-cell>
          <table:table-cell office:value-type="float" office:value="5831" calcext:value-type="float">
            <text:p>5,831</text:p>
          </table:table-cell>
          <table:table-cell office:value-type="float" office:value="98899" calcext:value-type="float">
            <text:p>98,899</text:p>
          </table:table-cell>
          <table:table-cell office:value-type="float" office:value="91985" calcext:value-type="float">
            <text:p>91,985</text:p>
          </table:table-cell>
          <table:table-cell office:value-type="float" office:value="16502" calcext:value-type="float">
            <text:p>16,502</text:p>
          </table:table-cell>
          <table:table-cell office:value-type="float" office:value="3636" calcext:value-type="float">
            <text:p>3,636</text:p>
          </table:table-cell>
          <table:table-cell office:value-type="float" office:value="30001" calcext:value-type="float">
            <text:p>30,001</text:p>
          </table:table-cell>
          <table:table-cell office:value-type="float" office:value="28031" calcext:value-type="float">
            <text:p>28,031</text:p>
          </table:table-cell>
          <table:table-cell office:value-type="float" office:value="25206" calcext:value-type="float">
            <text:p>25,206</text:p>
          </table:table-cell>
          <table:table-cell office:value-type="float" office:value="606" calcext:value-type="float">
            <text:p>606</text:p>
          </table:table-cell>
          <table:table-cell office:value-type="float" office:value="46160" calcext:value-type="float">
            <text:p>46,160</text:p>
          </table:table-cell>
          <table:table-cell office:value-type="float" office:value="9215" calcext:value-type="float">
            <text:p>9,215</text:p>
          </table:table-cell>
          <table:table-cell office:value-type="float" office:value="54267" calcext:value-type="float">
            <text:p>54,267</text:p>
          </table:table-cell>
          <table:table-cell office:value-type="float" office:value="432251" calcext:value-type="float">
            <text:p>432,251</text:p>
          </table:table-cell>
          <table:table-cell office:value-type="float" office:value="38633" calcext:value-type="float">
            <text:p>38,633</text:p>
          </table:table-cell>
          <table:table-cell office:value-type="float" office:value="-604" calcext:value-type="float">
            <text:p>-604</text:p>
          </table:table-cell>
          <table:table-cell office:value-type="float" office:value="80863" calcext:value-type="float">
            <text:p>80,863</text:p>
          </table:table-cell>
          <table:table-cell office:value-type="float" office:value="71564" calcext:value-type="float">
            <text:p>71,564</text:p>
          </table:table-cell>
          <table:table-cell office:value-type="float" office:value="468" calcext:value-type="float">
            <text:p>468</text:p>
          </table:table-cell>
          <table:table-cell office:value-type="float" office:value="15254" calcext:value-type="float">
            <text:p>15,254</text:p>
          </table:table-cell>
          <table:table-cell office:value-type="float" office:value="8994" calcext:value-type="float">
            <text:p>8,994</text:p>
          </table:table-cell>
          <table:table-cell office:value-type="float" office:value="-44295" calcext:value-type="float">
            <text:p>-44,295</text:p>
          </table:table-cell>
        </table:table-row>
        <table:table-row table:style-name="ro1">
          <table:table-cell office:value-type="string" calcext:value-type="string">
            <text:p>CHNG_2013</text:p>
          </table:table-cell>
          <table:table-cell table:style-name="ce8" office:value-type="float" office:value="2236938" calcext:value-type="float">
            <text:p>2,236,938</text:p>
          </table:table-cell>
          <table:table-cell office:value-type="float" office:value="187230" calcext:value-type="float">
            <text:p>187,230</text:p>
          </table:table-cell>
          <table:table-cell office:value-type="float" office:value="216007" calcext:value-type="float">
            <text:p>216,007</text:p>
          </table:table-cell>
          <table:table-cell office:value-type="float" office:value="1127455" calcext:value-type="float">
            <text:p>1,127,455</text:p>
          </table:table-cell>
          <table:table-cell office:value-type="float" office:value="705478" calcext:value-type="float">
            <text:p>705,478</text:p>
          </table:table-cell>
          <table:table-cell office:value-type="float" office:value="13698" calcext:value-type="float">
            <text:p>13,698</text:p>
          </table:table-cell>
          <table:table-cell office:value-type="float" office:value="5903" calcext:value-type="float">
            <text:p>5,903</text:p>
          </table:table-cell>
          <table:table-cell office:value-type="float" office:value="71745" calcext:value-type="float">
            <text:p>71,745</text:p>
          </table:table-cell>
          <table:table-cell office:value-type="float" office:value="7557" calcext:value-type="float">
            <text:p>7,557</text:p>
          </table:table-cell>
          <table:table-cell office:value-type="float" office:value="327729" calcext:value-type="float">
            <text:p>327,729</text:p>
          </table:table-cell>
          <table:table-cell office:value-type="float" office:value="75942" calcext:value-type="float">
            <text:p>75,942</text:p>
          </table:table-cell>
          <table:table-cell office:value-type="float" office:value="4757" calcext:value-type="float">
            <text:p>4,757</text:p>
          </table:table-cell>
          <table:table-cell office:value-type="float" office:value="8230" calcext:value-type="float">
            <text:p>8,230</text:p>
          </table:table-cell>
          <table:table-cell office:value-type="float" office:value="14405" calcext:value-type="float">
            <text:p>14,405</text:p>
          </table:table-cell>
          <table:table-cell office:value-type="float" office:value="243017" calcext:value-type="float">
            <text:p>243,017</text:p>
          </table:table-cell>
          <table:table-cell office:value-type="float" office:value="70420" calcext:value-type="float">
            <text:p>70,420</text:p>
          </table:table-cell>
          <table:table-cell office:value-type="float" office:value="15227" calcext:value-type="float">
            <text:p>15,227</text:p>
          </table:table-cell>
          <table:table-cell office:value-type="float" office:value="15481" calcext:value-type="float">
            <text:p>15,481</text:p>
          </table:table-cell>
          <table:table-cell office:value-type="float" office:value="11900" calcext:value-type="float">
            <text:p>11,900</text:p>
          </table:table-cell>
          <table:table-cell office:value-type="float" office:value="31789" calcext:value-type="float">
            <text:p>31,789</text:p>
          </table:table-cell>
          <table:table-cell office:value-type="float" office:value="15471" calcext:value-type="float">
            <text:p>15,471</text:p>
          </table:table-cell>
          <table:table-cell office:value-type="float" office:value="7570" calcext:value-type="float">
            <text:p>7,570</text:p>
          </table:table-cell>
          <table:table-cell office:value-type="float" office:value="15418" calcext:value-type="float">
            <text:p>15,418</text:p>
          </table:table-cell>
          <table:table-cell office:value-type="float" office:value="24053" calcext:value-type="float">
            <text:p>24,053</text:p>
          </table:table-cell>
          <table:table-cell office:value-type="float" office:value="-126" calcext:value-type="float">
            <text:p>-126</text:p>
          </table:table-cell>
          <table:table-cell office:value-type="float" office:value="40871" calcext:value-type="float">
            <text:p>40,871</text:p>
          </table:table-cell>
          <table:table-cell office:value-type="float" office:value="51375" calcext:value-type="float">
            <text:p>51,375</text:p>
          </table:table-cell>
          <table:table-cell office:value-type="float" office:value="12618" calcext:value-type="float">
            <text:p>12,618</text:p>
          </table:table-cell>
          <table:table-cell office:value-type="float" office:value="38330" calcext:value-type="float">
            <text:p>38,330</text:p>
          </table:table-cell>
          <table:table-cell office:value-type="float" office:value="4753" calcext:value-type="float">
            <text:p>4,753</text:p>
          </table:table-cell>
          <table:table-cell office:value-type="float" office:value="17855" calcext:value-type="float">
            <text:p>17,855</text:p>
          </table:table-cell>
          <table:table-cell office:value-type="float" office:value="8389" calcext:value-type="float">
            <text:p>8,389</text:p>
          </table:table-cell>
          <table:table-cell office:value-type="float" office:value="12527" calcext:value-type="float">
            <text:p>12,527</text:p>
          </table:table-cell>
          <table:table-cell office:value-type="float" office:value="34108" calcext:value-type="float">
            <text:p>34,108</text:p>
          </table:table-cell>
          <table:table-cell office:value-type="float" office:value="1699" calcext:value-type="float">
            <text:p>1,699</text:p>
          </table:table-cell>
          <table:table-cell office:value-type="float" office:value="31597" calcext:value-type="float">
            <text:p>31,597</text:p>
          </table:table-cell>
          <table:table-cell office:value-type="float" office:value="1567" calcext:value-type="float">
            <text:p>1,567</text:p>
          </table:table-cell>
          <table:table-cell office:value-type="float" office:value="86983" calcext:value-type="float">
            <text:p>86,983</text:p>
          </table:table-cell>
          <table:table-cell office:value-type="float" office:value="94130" calcext:value-type="float">
            <text:p>94,130</text:p>
          </table:table-cell>
          <table:table-cell office:value-type="float" office:value="21467" calcext:value-type="float">
            <text:p>21,467</text:p>
          </table:table-cell>
          <table:table-cell office:value-type="float" office:value="20871" calcext:value-type="float">
            <text:p>20,871</text:p>
          </table:table-cell>
          <table:table-cell office:value-type="float" office:value="34467" calcext:value-type="float">
            <text:p>34,467</text:p>
          </table:table-cell>
          <table:table-cell office:value-type="float" office:value="25704" calcext:value-type="float">
            <text:p>25,704</text:p>
          </table:table-cell>
          <table:table-cell office:value-type="float" office:value="10409" calcext:value-type="float">
            <text:p>10,409</text:p>
          </table:table-cell>
          <table:table-cell office:value-type="float" office:value="23" calcext:value-type="float">
            <text:p>23</text:p>
          </table:table-cell>
          <table:table-cell office:value-type="float" office:value="46747" calcext:value-type="float">
            <text:p>46,747</text:p>
          </table:table-cell>
          <table:table-cell office:value-type="float" office:value="9912" calcext:value-type="float">
            <text:p>9,912</text:p>
          </table:table-cell>
          <table:table-cell office:value-type="float" office:value="40101" calcext:value-type="float">
            <text:p>40,101</text:p>
          </table:table-cell>
          <table:table-cell office:value-type="float" office:value="399426" calcext:value-type="float">
            <text:p>399,426</text:p>
          </table:table-cell>
          <table:table-cell office:value-type="float" office:value="45552" calcext:value-type="float">
            <text:p>45,552</text:p>
          </table:table-cell>
          <table:table-cell office:value-type="float" office:value="438" calcext:value-type="float">
            <text:p>438</text:p>
          </table:table-cell>
          <table:table-cell office:value-type="float" office:value="72813" calcext:value-type="float">
            <text:p>72,813</text:p>
          </table:table-cell>
          <table:table-cell office:value-type="float" office:value="72330" calcext:value-type="float">
            <text:p>72,330</text:p>
          </table:table-cell>
          <table:table-cell office:value-type="float" office:value="-3025" calcext:value-type="float">
            <text:p>-3,025</text:p>
          </table:table-cell>
          <table:table-cell office:value-type="float" office:value="15588" calcext:value-type="float">
            <text:p>15,588</text:p>
          </table:table-cell>
          <table:table-cell office:value-type="float" office:value="5725" calcext:value-type="float">
            <text:p>5,725</text:p>
          </table:table-cell>
          <table:table-cell office:value-type="float" office:value="-41458" calcext:value-type="float">
            <text:p>-41,458</text:p>
          </table:table-cell>
        </table:table-row>
        <table:table-row table:style-name="ro1">
          <table:table-cell office:value-type="string" calcext:value-type="string">
            <text:p>CHNG_2014</text:p>
          </table:table-cell>
          <table:table-cell table:style-name="ce8" office:value-type="float" office:value="2383443" calcext:value-type="float">
            <text:p>2,383,443</text:p>
          </table:table-cell>
          <table:table-cell office:value-type="float" office:value="155147" calcext:value-type="float">
            <text:p>155,147</text:p>
          </table:table-cell>
          <table:table-cell office:value-type="float" office:value="185540" calcext:value-type="float">
            <text:p>185,540</text:p>
          </table:table-cell>
          <table:table-cell office:value-type="float" office:value="1274210" calcext:value-type="float">
            <text:p>1,274,210</text:p>
          </table:table-cell>
          <table:table-cell office:value-type="float" office:value="767580" calcext:value-type="float">
            <text:p>767,580</text:p>
          </table:table-cell>
          <table:table-cell office:value-type="float" office:value="12362" calcext:value-type="float">
            <text:p>12,362</text:p>
          </table:table-cell>
          <table:table-cell office:value-type="float" office:value="-1" calcext:value-type="float">
            <text:p>-1</text:p>
          </table:table-cell>
          <table:table-cell office:value-type="float" office:value="90100" calcext:value-type="float">
            <text:p>90,100</text:p>
          </table:table-cell>
          <table:table-cell office:value-type="float" office:value="8004" calcext:value-type="float">
            <text:p>8,004</text:p>
          </table:table-cell>
          <table:table-cell office:value-type="float" office:value="353196" calcext:value-type="float">
            <text:p>353,196</text:p>
          </table:table-cell>
          <table:table-cell office:value-type="float" office:value="79457" calcext:value-type="float">
            <text:p>79,457</text:p>
          </table:table-cell>
          <table:table-cell office:value-type="float" office:value="-2278" calcext:value-type="float">
            <text:p>-2,278</text:p>
          </table:table-cell>
          <table:table-cell office:value-type="float" office:value="9672" calcext:value-type="float">
            <text:p>9,672</text:p>
          </table:table-cell>
          <table:table-cell office:value-type="float" office:value="10624" calcext:value-type="float">
            <text:p>10,624</text:p>
          </table:table-cell>
          <table:table-cell office:value-type="float" office:value="312070" calcext:value-type="float">
            <text:p>312,070</text:p>
          </table:table-cell>
          <table:table-cell office:value-type="float" office:value="101814" calcext:value-type="float">
            <text:p>101,814</text:p>
          </table:table-cell>
          <table:table-cell office:value-type="float" office:value="9647" calcext:value-type="float">
            <text:p>9,647</text:p>
          </table:table-cell>
          <table:table-cell office:value-type="float" office:value="20161" calcext:value-type="float">
            <text:p>20,161</text:p>
          </table:table-cell>
          <table:table-cell office:value-type="float" office:value="-7959" calcext:value-type="float">
            <text:p>-7,959</text:p>
          </table:table-cell>
          <table:table-cell office:value-type="float" office:value="25673" calcext:value-type="float">
            <text:p>25,673</text:p>
          </table:table-cell>
          <table:table-cell office:value-type="float" office:value="15667" calcext:value-type="float">
            <text:p>15,667</text:p>
          </table:table-cell>
          <table:table-cell office:value-type="float" office:value="6641" calcext:value-type="float">
            <text:p>6,641</text:p>
          </table:table-cell>
          <table:table-cell office:value-type="float" office:value="11272" calcext:value-type="float">
            <text:p>11,272</text:p>
          </table:table-cell>
          <table:table-cell office:value-type="float" office:value="21946" calcext:value-type="float">
            <text:p>21,946</text:p>
          </table:table-cell>
          <table:table-cell office:value-type="float" office:value="929" calcext:value-type="float">
            <text:p>929</text:p>
          </table:table-cell>
          <table:table-cell office:value-type="float" office:value="37496" calcext:value-type="float">
            <text:p>37,496</text:p>
          </table:table-cell>
          <table:table-cell office:value-type="float" office:value="46664" calcext:value-type="float">
            <text:p>46,664</text:p>
          </table:table-cell>
          <table:table-cell office:value-type="float" office:value="15467" calcext:value-type="float">
            <text:p>15,467</text:p>
          </table:table-cell>
          <table:table-cell office:value-type="float" office:value="36529" calcext:value-type="float">
            <text:p>36,529</text:p>
          </table:table-cell>
          <table:table-cell office:value-type="float" office:value="856" calcext:value-type="float">
            <text:p>856</text:p>
          </table:table-cell>
          <table:table-cell office:value-type="float" office:value="16853" calcext:value-type="float">
            <text:p>16,853</text:p>
          </table:table-cell>
          <table:table-cell office:value-type="float" office:value="8002" calcext:value-type="float">
            <text:p>8,002</text:p>
          </table:table-cell>
          <table:table-cell office:value-type="float" office:value="13479" calcext:value-type="float">
            <text:p>13,479</text:p>
          </table:table-cell>
          <table:table-cell office:value-type="float" office:value="45146" calcext:value-type="float">
            <text:p>45,146</text:p>
          </table:table-cell>
          <table:table-cell office:value-type="float" office:value="6061" calcext:value-type="float">
            <text:p>6,061</text:p>
          </table:table-cell>
          <table:table-cell office:value-type="float" office:value="29236" calcext:value-type="float">
            <text:p>29,236</text:p>
          </table:table-cell>
          <table:table-cell office:value-type="float" office:value="-1949" calcext:value-type="float">
            <text:p>-1,949</text:p>
          </table:table-cell>
          <table:table-cell office:value-type="float" office:value="60981" calcext:value-type="float">
            <text:p>60,981</text:p>
          </table:table-cell>
          <table:table-cell office:value-type="float" office:value="90978" calcext:value-type="float">
            <text:p>90,978</text:p>
          </table:table-cell>
          <table:table-cell office:value-type="float" office:value="15705" calcext:value-type="float">
            <text:p>15,705</text:p>
          </table:table-cell>
          <table:table-cell office:value-type="float" office:value="25890" calcext:value-type="float">
            <text:p>25,890</text:p>
          </table:table-cell>
          <table:table-cell office:value-type="float" office:value="25113" calcext:value-type="float">
            <text:p>25,113</text:p>
          </table:table-cell>
          <table:table-cell office:value-type="float" office:value="40945" calcext:value-type="float">
            <text:p>40,945</text:p>
          </table:table-cell>
          <table:table-cell office:value-type="float" office:value="11883" calcext:value-type="float">
            <text:p>11,883</text:p>
          </table:table-cell>
          <table:table-cell office:value-type="float" office:value="1997" calcext:value-type="float">
            <text:p>1,997</text:p>
          </table:table-cell>
          <table:table-cell office:value-type="float" office:value="58763" calcext:value-type="float">
            <text:p>58,763</text:p>
          </table:table-cell>
          <table:table-cell office:value-type="float" office:value="6925" calcext:value-type="float">
            <text:p>6,925</text:p>
          </table:table-cell>
          <table:table-cell office:value-type="float" office:value="49137" calcext:value-type="float">
            <text:p>49,137</text:p>
          </table:table-cell>
          <table:table-cell office:value-type="float" office:value="473348" calcext:value-type="float">
            <text:p>473,348</text:p>
          </table:table-cell>
          <table:table-cell office:value-type="float" office:value="38551" calcext:value-type="float">
            <text:p>38,551</text:p>
          </table:table-cell>
          <table:table-cell office:value-type="float" office:value="-379" calcext:value-type="float">
            <text:p>-379</text:p>
          </table:table-cell>
          <table:table-cell office:value-type="float" office:value="55047" calcext:value-type="float">
            <text:p>55,047</text:p>
          </table:table-cell>
          <table:table-cell office:value-type="float" office:value="83312" calcext:value-type="float">
            <text:p>83,312</text:p>
          </table:table-cell>
          <table:table-cell office:value-type="float" office:value="-4705" calcext:value-type="float">
            <text:p>-4,705</text:p>
          </table:table-cell>
          <table:table-cell office:value-type="float" office:value="14590" calcext:value-type="float">
            <text:p>14,590</text:p>
          </table:table-cell>
          <table:table-cell office:value-type="float" office:value="992" calcext:value-type="float">
            <text:p>992</text:p>
          </table:table-cell>
          <table:table-cell office:value-type="float" office:value="-58270" calcext:value-type="float">
            <text:p>-58,270</text:p>
          </table:table-cell>
        </table:table-row>
        <table:table-row table:style-name="ro1">
          <table:table-cell office:value-type="string" calcext:value-type="string">
            <text:p>CHNG_2015</text:p>
          </table:table-cell>
          <table:table-cell table:style-name="ce8" office:value-type="float" office:value="2412681" calcext:value-type="float">
            <text:p>2,412,681</text:p>
          </table:table-cell>
          <table:table-cell office:value-type="float" office:value="93430" calcext:value-type="float">
            <text:p>93,430</text:p>
          </table:table-cell>
          <table:table-cell office:value-type="float" office:value="118985" calcext:value-type="float">
            <text:p>118,985</text:p>
          </table:table-cell>
          <table:table-cell office:value-type="float" office:value="1377502" calcext:value-type="float">
            <text:p>1,377,502</text:p>
          </table:table-cell>
          <table:table-cell office:value-type="float" office:value="821576" calcext:value-type="float">
            <text:p>821,576</text:p>
          </table:table-cell>
          <table:table-cell office:value-type="float" office:value="10807" calcext:value-type="float">
            <text:p>10,807</text:p>
          </table:table-cell>
          <table:table-cell office:value-type="float" office:value="1214" calcext:value-type="float">
            <text:p>1,214</text:p>
          </table:table-cell>
          <table:table-cell office:value-type="float" office:value="95603" calcext:value-type="float">
            <text:p>95,603</text:p>
          </table:table-cell>
          <table:table-cell office:value-type="float" office:value="10805" calcext:value-type="float">
            <text:p>10,805</text:p>
          </table:table-cell>
          <table:table-cell office:value-type="float" office:value="330512" calcext:value-type="float">
            <text:p>330,512</text:p>
          </table:table-cell>
          <table:table-cell office:value-type="float" office:value="97768" calcext:value-type="float">
            <text:p>97,768</text:p>
          </table:table-cell>
          <table:table-cell office:value-type="float" office:value="-6315" calcext:value-type="float">
            <text:p>-6,315</text:p>
          </table:table-cell>
          <table:table-cell office:value-type="float" office:value="9283" calcext:value-type="float">
            <text:p>9,283</text:p>
          </table:table-cell>
          <table:table-cell office:value-type="float" office:value="11874" calcext:value-type="float">
            <text:p>11,874</text:p>
          </table:table-cell>
          <table:table-cell office:value-type="float" office:value="369932" calcext:value-type="float">
            <text:p>369,932</text:p>
          </table:table-cell>
          <table:table-cell office:value-type="float" office:value="115385" calcext:value-type="float">
            <text:p>115,385</text:p>
          </table:table-cell>
          <table:table-cell office:value-type="float" office:value="8588" calcext:value-type="float">
            <text:p>8,588</text:p>
          </table:table-cell>
          <table:table-cell office:value-type="float" office:value="18893" calcext:value-type="float">
            <text:p>18,893</text:p>
          </table:table-cell>
          <table:table-cell office:value-type="float" office:value="-20370" calcext:value-type="float">
            <text:p>-20,370</text:p>
          </table:table-cell>
          <table:table-cell office:value-type="float" office:value="17397" calcext:value-type="float">
            <text:p>17,397</text:p>
          </table:table-cell>
          <table:table-cell office:value-type="float" office:value="12893" calcext:value-type="float">
            <text:p>12,893</text:p>
          </table:table-cell>
          <table:table-cell office:value-type="float" office:value="6224" calcext:value-type="float">
            <text:p>6,224</text:p>
          </table:table-cell>
          <table:table-cell office:value-type="float" office:value="11619" calcext:value-type="float">
            <text:p>11,619</text:p>
          </table:table-cell>
          <table:table-cell office:value-type="float" office:value="22357" calcext:value-type="float">
            <text:p>22,357</text:p>
          </table:table-cell>
          <table:table-cell office:value-type="float" office:value="-1117" calcext:value-type="float">
            <text:p>-1,117</text:p>
          </table:table-cell>
          <table:table-cell office:value-type="float" office:value="30240" calcext:value-type="float">
            <text:p>30,240</text:p>
          </table:table-cell>
          <table:table-cell office:value-type="float" office:value="35982" calcext:value-type="float">
            <text:p>35,982</text:p>
          </table:table-cell>
          <table:table-cell office:value-type="float" office:value="3497" calcext:value-type="float">
            <text:p>3,497</text:p>
          </table:table-cell>
          <table:table-cell office:value-type="float" office:value="30550" calcext:value-type="float">
            <text:p>30,550</text:p>
          </table:table-cell>
          <table:table-cell office:value-type="float" office:value="-3278" calcext:value-type="float">
            <text:p>-3,278</text:p>
          </table:table-cell>
          <table:table-cell office:value-type="float" office:value="14609" calcext:value-type="float">
            <text:p>14,609</text:p>
          </table:table-cell>
          <table:table-cell office:value-type="float" office:value="8376" calcext:value-type="float">
            <text:p>8,376</text:p>
          </table:table-cell>
          <table:table-cell office:value-type="float" office:value="12619" calcext:value-type="float">
            <text:p>12,619</text:p>
          </table:table-cell>
          <table:table-cell office:value-type="float" office:value="51284" calcext:value-type="float">
            <text:p>51,284</text:p>
          </table:table-cell>
          <table:table-cell office:value-type="float" office:value="1450" calcext:value-type="float">
            <text:p>1,450</text:p>
          </table:table-cell>
          <table:table-cell office:value-type="float" office:value="16968" calcext:value-type="float">
            <text:p>16,968</text:p>
          </table:table-cell>
          <table:table-cell office:value-type="float" office:value="-940" calcext:value-type="float">
            <text:p>-940</text:p>
          </table:table-cell>
          <table:table-cell office:value-type="float" office:value="45703" calcext:value-type="float">
            <text:p>45,703</text:p>
          </table:table-cell>
          <table:table-cell office:value-type="float" office:value="100202" calcext:value-type="float">
            <text:p>100,202</text:p>
          </table:table-cell>
          <table:table-cell office:value-type="float" office:value="16154" calcext:value-type="float">
            <text:p>16,154</text:p>
          </table:table-cell>
          <table:table-cell office:value-type="float" office:value="12283" calcext:value-type="float">
            <text:p>12,283</text:p>
          </table:table-cell>
          <table:table-cell office:value-type="float" office:value="29281" calcext:value-type="float">
            <text:p>29,281</text:p>
          </table:table-cell>
          <table:table-cell office:value-type="float" office:value="55776" calcext:value-type="float">
            <text:p>55,776</text:p>
          </table:table-cell>
          <table:table-cell office:value-type="float" office:value="782" calcext:value-type="float">
            <text:p>782</text:p>
          </table:table-cell>
          <table:table-cell office:value-type="float" office:value="1133" calcext:value-type="float">
            <text:p>1,133</text:p>
          </table:table-cell>
          <table:table-cell office:value-type="float" office:value="67512" calcext:value-type="float">
            <text:p>67,512</text:p>
          </table:table-cell>
          <table:table-cell office:value-type="float" office:value="4569" calcext:value-type="float">
            <text:p>4,569</text:p>
          </table:table-cell>
          <table:table-cell office:value-type="float" office:value="50641" calcext:value-type="float">
            <text:p>50,641</text:p>
          </table:table-cell>
          <table:table-cell office:value-type="float" office:value="498539" calcext:value-type="float">
            <text:p>498,539</text:p>
          </table:table-cell>
          <table:table-cell office:value-type="float" office:value="46057" calcext:value-type="float">
            <text:p>46,057</text:p>
          </table:table-cell>
          <table:table-cell office:value-type="float" office:value="-1210" calcext:value-type="float">
            <text:p>-1,210</text:p>
          </table:table-cell>
          <table:table-cell office:value-type="float" office:value="49715" calcext:value-type="float">
            <text:p>49,715</text:p>
          </table:table-cell>
          <table:table-cell office:value-type="float" office:value="105623" calcext:value-type="float">
            <text:p>105,623</text:p>
          </table:table-cell>
          <table:table-cell office:value-type="float" office:value="-7852" calcext:value-type="float">
            <text:p>-7,852</text:p>
          </table:table-cell>
          <table:table-cell office:value-type="float" office:value="8467" calcext:value-type="float">
            <text:p>8,467</text:p>
          </table:table-cell>
          <table:table-cell office:value-type="float" office:value="2764" calcext:value-type="float">
            <text:p>2,764</text:p>
          </table:table-cell>
          <table:table-cell office:value-type="float" office:value="-61768" calcext:value-type="float">
            <text:p>-61,768</text:p>
          </table:table-cell>
        </table:table-row>
        <table:table-row table:style-name="ro1">
          <table:table-cell office:value-type="string" calcext:value-type="string">
            <text:p>CHNG_2016</text:p>
          </table:table-cell>
          <table:table-cell table:style-name="ce8" office:value-type="float" office:value="2361561" calcext:value-type="float">
            <text:p>2,361,561</text:p>
          </table:table-cell>
          <table:table-cell office:value-type="float" office:value="62651" calcext:value-type="float">
            <text:p>62,651</text:p>
          </table:table-cell>
          <table:table-cell office:value-type="float" office:value="138884" calcext:value-type="float">
            <text:p>138,884</text:p>
          </table:table-cell>
          <table:table-cell office:value-type="float" office:value="1338556" calcext:value-type="float">
            <text:p>1,338,556</text:p>
          </table:table-cell>
          <table:table-cell office:value-type="float" office:value="820318" calcext:value-type="float">
            <text:p>820,318</text:p>
          </table:table-cell>
          <table:table-cell office:value-type="float" office:value="9675" calcext:value-type="float">
            <text:p>9,675</text:p>
          </table:table-cell>
          <table:table-cell office:value-type="float" office:value="3524" calcext:value-type="float">
            <text:p>3,524</text:p>
          </table:table-cell>
          <table:table-cell office:value-type="float" office:value="106131" calcext:value-type="float">
            <text:p>106,131</text:p>
          </table:table-cell>
          <table:table-cell office:value-type="float" office:value="12580" calcext:value-type="float">
            <text:p>12,580</text:p>
          </table:table-cell>
          <table:table-cell office:value-type="float" office:value="263510" calcext:value-type="float">
            <text:p>263,510</text:p>
          </table:table-cell>
          <table:table-cell office:value-type="float" office:value="89325" calcext:value-type="float">
            <text:p>89,325</text:p>
          </table:table-cell>
          <table:table-cell office:value-type="float" office:value="-6167" calcext:value-type="float">
            <text:p>-6,167</text:p>
          </table:table-cell>
          <table:table-cell office:value-type="float" office:value="8574" calcext:value-type="float">
            <text:p>8,574</text:p>
          </table:table-cell>
          <table:table-cell office:value-type="float" office:value="11536" calcext:value-type="float">
            <text:p>11,536</text:p>
          </table:table-cell>
          <table:table-cell office:value-type="float" office:value="387092" calcext:value-type="float">
            <text:p>387,092</text:p>
          </table:table-cell>
          <table:table-cell office:value-type="float" office:value="113793" calcext:value-type="float">
            <text:p>113,793</text:p>
          </table:table-cell>
          <table:table-cell office:value-type="float" office:value="2357" calcext:value-type="float">
            <text:p>2,357</text:p>
          </table:table-cell>
          <table:table-cell office:value-type="float" office:value="30637" calcext:value-type="float">
            <text:p>30,637</text:p>
          </table:table-cell>
          <table:table-cell office:value-type="float" office:value="-26304" calcext:value-type="float">
            <text:p>-26,304</text:p>
          </table:table-cell>
          <table:table-cell office:value-type="float" office:value="23389" calcext:value-type="float">
            <text:p>23,389</text:p>
          </table:table-cell>
          <table:table-cell office:value-type="float" office:value="12381" calcext:value-type="float">
            <text:p>12,381</text:p>
          </table:table-cell>
          <table:table-cell office:value-type="float" office:value="1939" calcext:value-type="float">
            <text:p>1,939</text:p>
          </table:table-cell>
          <table:table-cell office:value-type="float" office:value="14028" calcext:value-type="float">
            <text:p>14,028</text:p>
          </table:table-cell>
          <table:table-cell office:value-type="float" office:value="14909" calcext:value-type="float">
            <text:p>14,909</text:p>
          </table:table-cell>
          <table:table-cell office:value-type="float" office:value="2447" calcext:value-type="float">
            <text:p>2,447</text:p>
          </table:table-cell>
          <table:table-cell office:value-type="float" office:value="24130" calcext:value-type="float">
            <text:p>24,130</text:p>
          </table:table-cell>
          <table:table-cell office:value-type="float" office:value="29641" calcext:value-type="float">
            <text:p>29,641</text:p>
          </table:table-cell>
          <table:table-cell office:value-type="float" office:value="15286" calcext:value-type="float">
            <text:p>15,286</text:p>
          </table:table-cell>
          <table:table-cell office:value-type="float" office:value="41758" calcext:value-type="float">
            <text:p>41,758</text:p>
          </table:table-cell>
          <table:table-cell office:value-type="float" office:value="118" calcext:value-type="float">
            <text:p>118</text:p>
          </table:table-cell>
          <table:table-cell office:value-type="float" office:value="18515" calcext:value-type="float">
            <text:p>18,515</text:p>
          </table:table-cell>
          <table:table-cell office:value-type="float" office:value="10328" calcext:value-type="float">
            <text:p>10,328</text:p>
          </table:table-cell>
          <table:table-cell office:value-type="float" office:value="14012" calcext:value-type="float">
            <text:p>14,012</text:p>
          </table:table-cell>
          <table:table-cell office:value-type="float" office:value="56151" calcext:value-type="float">
            <text:p>56,151</text:p>
          </table:table-cell>
          <table:table-cell office:value-type="float" office:value="4880" calcext:value-type="float">
            <text:p>4,880</text:p>
          </table:table-cell>
          <table:table-cell office:value-type="float" office:value="18391" calcext:value-type="float">
            <text:p>18,391</text:p>
          </table:table-cell>
          <table:table-cell office:value-type="float" office:value="3159" calcext:value-type="float">
            <text:p>3,159</text:p>
          </table:table-cell>
          <table:table-cell office:value-type="float" office:value="16915" calcext:value-type="float">
            <text:p>16,915</text:p>
          </table:table-cell>
          <table:table-cell office:value-type="float" office:value="114455" calcext:value-type="float">
            <text:p>114,455</text:p>
          </table:table-cell>
          <table:table-cell office:value-type="float" office:value="688" calcext:value-type="float">
            <text:p>688</text:p>
          </table:table-cell>
          <table:table-cell office:value-type="float" office:value="16523" calcext:value-type="float">
            <text:p>16,523</text:p>
          </table:table-cell>
          <table:table-cell office:value-type="float" office:value="16817" calcext:value-type="float">
            <text:p>16,817</text:p>
          </table:table-cell>
          <table:table-cell office:value-type="float" office:value="69344" calcext:value-type="float">
            <text:p>69,344</text:p>
          </table:table-cell>
          <table:table-cell office:value-type="float" office:value="-4036" calcext:value-type="float">
            <text:p>-4,036</text:p>
          </table:table-cell>
          <table:table-cell office:value-type="float" office:value="1649" calcext:value-type="float">
            <text:p>1,649</text:p>
          </table:table-cell>
          <table:table-cell office:value-type="float" office:value="67247" calcext:value-type="float">
            <text:p>67,247</text:p>
          </table:table-cell>
          <table:table-cell office:value-type="float" office:value="7487" calcext:value-type="float">
            <text:p>7,487</text:p>
          </table:table-cell>
          <table:table-cell office:value-type="float" office:value="58587" calcext:value-type="float">
            <text:p>58,587</text:p>
          </table:table-cell>
          <table:table-cell office:value-type="float" office:value="448269" calcext:value-type="float">
            <text:p>448,269</text:p>
          </table:table-cell>
          <table:table-cell office:value-type="float" office:value="59160" calcext:value-type="float">
            <text:p>59,160</text:p>
          </table:table-cell>
          <table:table-cell office:value-type="float" office:value="-1101" calcext:value-type="float">
            <text:p>-1,101</text:p>
          </table:table-cell>
          <table:table-cell office:value-type="float" office:value="47469" calcext:value-type="float">
            <text:p>47,469</text:p>
          </table:table-cell>
          <table:table-cell office:value-type="float" office:value="127796" calcext:value-type="float">
            <text:p>127,796</text:p>
          </table:table-cell>
          <table:table-cell office:value-type="float" office:value="-11122" calcext:value-type="float">
            <text:p>-11,122</text:p>
          </table:table-cell>
          <table:table-cell office:value-type="float" office:value="13165" calcext:value-type="float">
            <text:p>13,165</text:p>
          </table:table-cell>
          <table:table-cell office:value-type="float" office:value="-1190" calcext:value-type="float">
            <text:p>-1,190</text:p>
          </table:table-cell>
          <table:table-cell office:value-type="float" office:value="-66733" calcext:value-type="float">
            <text:p>-66,733</text:p>
          </table:table-cell>
        </table:table-row>
        <table:table-row table:style-name="ro1">
          <table:table-cell office:value-type="string" calcext:value-type="string">
            <text:p>CHNG_2017</text:p>
          </table:table-cell>
          <table:table-cell table:style-name="ce8" office:value-type="float" office:value="2313243" calcext:value-type="float">
            <text:p>2,313,243</text:p>
          </table:table-cell>
          <table:table-cell office:value-type="float" office:value="111221" calcext:value-type="float">
            <text:p>111,221</text:p>
          </table:table-cell>
          <table:table-cell office:value-type="float" office:value="201183" calcext:value-type="float">
            <text:p>201,183</text:p>
          </table:table-cell>
          <table:table-cell office:value-type="float" office:value="1235167" calcext:value-type="float">
            <text:p>1,235,167</text:p>
          </table:table-cell>
          <table:table-cell office:value-type="float" office:value="765672" calcext:value-type="float">
            <text:p>765,672</text:p>
          </table:table-cell>
          <table:table-cell office:value-type="float" office:value="14202" calcext:value-type="float">
            <text:p>14,202</text:p>
          </table:table-cell>
          <table:table-cell office:value-type="float" office:value="-1727" calcext:value-type="float">
            <text:p>-1,727</text:p>
          </table:table-cell>
          <table:table-cell office:value-type="float" office:value="107628" calcext:value-type="float">
            <text:p>107,628</text:p>
          </table:table-cell>
          <table:table-cell office:value-type="float" office:value="16048" calcext:value-type="float">
            <text:p>16,048</text:p>
          </table:table-cell>
          <table:table-cell office:value-type="float" office:value="240177" calcext:value-type="float">
            <text:p>240,177</text:p>
          </table:table-cell>
          <table:table-cell office:value-type="float" office:value="77049" calcext:value-type="float">
            <text:p>77,049</text:p>
          </table:table-cell>
          <table:table-cell office:value-type="float" office:value="499" calcext:value-type="float">
            <text:p>499</text:p>
          </table:table-cell>
          <table:table-cell office:value-type="float" office:value="9241" calcext:value-type="float">
            <text:p>9,241</text:p>
          </table:table-cell>
          <table:table-cell office:value-type="float" office:value="9636" calcext:value-type="float">
            <text:p>9,636</text:p>
          </table:table-cell>
          <table:table-cell office:value-type="float" office:value="327811" calcext:value-type="float">
            <text:p>327,811</text:p>
          </table:table-cell>
          <table:table-cell office:value-type="float" office:value="115759" calcext:value-type="float">
            <text:p>115,759</text:p>
          </table:table-cell>
          <table:table-cell office:value-type="float" office:value="-1145" calcext:value-type="float">
            <text:p>-1,145</text:p>
          </table:table-cell>
          <table:table-cell office:value-type="float" office:value="36917" calcext:value-type="float">
            <text:p>36,917</text:p>
          </table:table-cell>
          <table:table-cell office:value-type="float" office:value="-33703" calcext:value-type="float">
            <text:p>-33,703</text:p>
          </table:table-cell>
          <table:table-cell office:value-type="float" office:value="32811" calcext:value-type="float">
            <text:p>32,811</text:p>
          </table:table-cell>
          <table:table-cell office:value-type="float" office:value="14842" calcext:value-type="float">
            <text:p>14,842</text:p>
          </table:table-cell>
          <table:table-cell office:value-type="float" office:value="5392" calcext:value-type="float">
            <text:p>5,392</text:p>
          </table:table-cell>
          <table:table-cell office:value-type="float" office:value="18076" calcext:value-type="float">
            <text:p>18,076</text:p>
          </table:table-cell>
          <table:table-cell office:value-type="float" office:value="-1824" calcext:value-type="float">
            <text:p>-1,824</text:p>
          </table:table-cell>
          <table:table-cell office:value-type="float" office:value="5675" calcext:value-type="float">
            <text:p>5,675</text:p>
          </table:table-cell>
          <table:table-cell office:value-type="float" office:value="27425" calcext:value-type="float">
            <text:p>27,425</text:p>
          </table:table-cell>
          <table:table-cell office:value-type="float" office:value="36098" calcext:value-type="float">
            <text:p>36,098</text:p>
          </table:table-cell>
          <table:table-cell office:value-type="float" office:value="28866" calcext:value-type="float">
            <text:p>28,866</text:p>
          </table:table-cell>
          <table:table-cell office:value-type="float" office:value="51556" calcext:value-type="float">
            <text:p>51,556</text:p>
          </table:table-cell>
          <table:table-cell office:value-type="float" office:value="-1315" calcext:value-type="float">
            <text:p>-1,315</text:p>
          </table:table-cell>
          <table:table-cell office:value-type="float" office:value="22356" calcext:value-type="float">
            <text:p>22,356</text:p>
          </table:table-cell>
          <table:table-cell office:value-type="float" office:value="11837" calcext:value-type="float">
            <text:p>11,837</text:p>
          </table:table-cell>
          <table:table-cell office:value-type="float" office:value="12473" calcext:value-type="float">
            <text:p>12,473</text:p>
          </table:table-cell>
          <table:table-cell office:value-type="float" office:value="58785" calcext:value-type="float">
            <text:p>58,785</text:p>
          </table:table-cell>
          <table:table-cell office:value-type="float" office:value="7780" calcext:value-type="float">
            <text:p>7,780</text:p>
          </table:table-cell>
          <table:table-cell office:value-type="float" office:value="27228" calcext:value-type="float">
            <text:p>27,228</text:p>
          </table:table-cell>
          <table:table-cell office:value-type="float" office:value="2638" calcext:value-type="float">
            <text:p>2,638</text:p>
          </table:table-cell>
          <table:table-cell office:value-type="float" office:value="13113" calcext:value-type="float">
            <text:p>13,113</text:p>
          </table:table-cell>
          <table:table-cell office:value-type="float" office:value="116730" calcext:value-type="float">
            <text:p>116,730</text:p>
          </table:table-cell>
          <table:table-cell office:value-type="float" office:value="-155" calcext:value-type="float">
            <text:p>-155</text:p>
          </table:table-cell>
          <table:table-cell office:value-type="float" office:value="36055" calcext:value-type="float">
            <text:p>36,055</text:p>
          </table:table-cell>
          <table:table-cell office:value-type="float" office:value="9657" calcext:value-type="float">
            <text:p>9,657</text:p>
          </table:table-cell>
          <table:table-cell office:value-type="float" office:value="56787" calcext:value-type="float">
            <text:p>56,787</text:p>
          </table:table-cell>
          <table:table-cell office:value-type="float" office:value="18452" calcext:value-type="float">
            <text:p>18,452</text:p>
          </table:table-cell>
          <table:table-cell office:value-type="float" office:value="2073" calcext:value-type="float">
            <text:p>2,073</text:p>
          </table:table-cell>
          <table:table-cell office:value-type="float" office:value="64547" calcext:value-type="float">
            <text:p>64,547</text:p>
          </table:table-cell>
          <table:table-cell office:value-type="float" office:value="8124" calcext:value-type="float">
            <text:p>8,124</text:p>
          </table:table-cell>
          <table:table-cell office:value-type="float" office:value="66580" calcext:value-type="float">
            <text:p>66,580</text:p>
          </table:table-cell>
          <table:table-cell office:value-type="float" office:value="399734" calcext:value-type="float">
            <text:p>399,734</text:p>
          </table:table-cell>
          <table:table-cell office:value-type="float" office:value="57512" calcext:value-type="float">
            <text:p>57,512</text:p>
          </table:table-cell>
          <table:table-cell office:value-type="float" office:value="303" calcext:value-type="float">
            <text:p>303</text:p>
          </table:table-cell>
          <table:table-cell office:value-type="float" office:value="55640" calcext:value-type="float">
            <text:p>55,640</text:p>
          </table:table-cell>
          <table:table-cell office:value-type="float" office:value="124809" calcext:value-type="float">
            <text:p>124,809</text:p>
          </table:table-cell>
          <table:table-cell office:value-type="float" office:value="-12780" calcext:value-type="float">
            <text:p>-12,780</text:p>
          </table:table-cell>
          <table:table-cell office:value-type="float" office:value="22566" calcext:value-type="float">
            <text:p>22,566</text:p>
          </table:table-cell>
          <table:table-cell office:value-type="float" office:value="-5595" calcext:value-type="float">
            <text:p>-5,595</text:p>
          </table:table-cell>
          <table:table-cell office:value-type="float" office:value="-69343" calcext:value-type="float">
            <text:p>-69,34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US</text:p>
          </table:table-cell>
          <table:table-cell office:value-type="string" calcext:value-type="string">
            <text:p>Northeast </text:p>
          </table:table-cell>
          <table:table-cell office:value-type="string" calcext:value-type="string">
            <text:p>Midwest </text:p>
          </table:table-cell>
          <table:table-cell office:value-type="string" calcext:value-type="string">
            <text:p>South </text:p>
          </table:table-cell>
          <table:table-cell office:value-type="string" calcext:value-type="string">
            <text:p>West 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CHNG_%_2010</text:p>
          </table:table-cell>
          <table:table-cell office:value-type="percentage" office:value="0.00187959315544829" calcext:value-type="percentage">
            <text:p>0.19%</text:p>
          </table:table-cell>
          <table:table-cell table:style-name="ce9" office:value-type="percentage" office:value="0.00126541020484753" calcext:value-type="percentage">
            <text:p>0.13%</text:p>
          </table:table-cell>
          <table:table-cell table:style-name="ce9" office:value-type="percentage" office:value="0.000650948038146816" calcext:value-type="percentage">
            <text:p>0.07%</text:p>
          </table:table-cell>
          <table:table-cell table:style-name="ce9" office:value-type="percentage" office:value="0.0026730828966551" calcext:value-type="percentage">
            <text:p>0.27%</text:p>
          </table:table-cell>
          <table:table-cell table:style-name="ce9" office:value-type="percentage" office:value="0.00223132623638323" calcext:value-type="percentage">
            <text:p>0.22%</text:p>
          </table:table-cell>
          <table:table-cell table:style-name="ce9" office:value-type="percentage" office:value="0.00113897503962562" calcext:value-type="percentage">
            <text:p>0.11%</text:p>
          </table:table-cell>
          <table:table-cell table:style-name="ce9" office:value-type="percentage" office:value="0.0053025001724791" calcext:value-type="percentage">
            <text:p>0.53%</text:p>
          </table:table-cell>
          <table:table-cell table:style-name="ce9" office:value-type="percentage" office:value="0.00229864845478352" calcext:value-type="percentage">
            <text:p>0.23%</text:p>
          </table:table-cell>
          <table:table-cell table:style-name="ce9" office:value-type="percentage" office:value="0.00195684515133827" calcext:value-type="percentage">
            <text:p>0.20%</text:p>
          </table:table-cell>
          <table:table-cell table:style-name="ce9" office:value-type="percentage" office:value="0.00196414039894179" calcext:value-type="percentage">
            <text:p>0.20%</text:p>
          </table:table-cell>
          <table:table-cell table:style-name="ce9" office:value-type="percentage" office:value="0.00371908352746642" calcext:value-type="percentage">
            <text:p>0.37%</text:p>
          </table:table-cell>
          <table:table-cell table:style-name="ce9" office:value-type="percentage" office:value="0.00169469379258593" calcext:value-type="percentage">
            <text:p>0.17%</text:p>
          </table:table-cell>
          <table:table-cell table:style-name="ce9" office:value-type="percentage" office:value="0.00197787365218379" calcext:value-type="percentage">
            <text:p>0.20%</text:p>
          </table:table-cell>
          <table:table-cell table:style-name="ce9" office:value-type="percentage" office:value="0.00544104180827391" calcext:value-type="percentage">
            <text:p>0.54%</text:p>
          </table:table-cell>
          <table:table-cell table:style-name="ce9" office:value-type="percentage" office:value="0.00222681291888703" calcext:value-type="percentage">
            <text:p>0.22%</text:p>
          </table:table-cell>
          <table:table-cell table:style-name="ce9" office:value-type="percentage" office:value="0.00247799957327126" calcext:value-type="percentage">
            <text:p>0.25%</text:p>
          </table:table-cell>
          <table:table-cell table:style-name="ce9" office:value-type="percentage" office:value="0.00258472205783867" calcext:value-type="percentage">
            <text:p>0.26%</text:p>
          </table:table-cell>
          <table:table-cell table:style-name="ce9" office:value-type="percentage" office:value="0.00208091187574239" calcext:value-type="percentage">
            <text:p>0.21%</text:p>
          </table:table-cell>
          <table:table-cell table:style-name="ce9" office:value-type="percentage" office:value="0.000750625534268304" calcext:value-type="percentage">
            <text:p>0.08%</text:p>
          </table:table-cell>
          <table:table-cell table:style-name="ce9" office:value-type="percentage" office:value="0.000910576849817437" calcext:value-type="percentage">
            <text:p>0.09%</text:p>
          </table:table-cell>
          <table:table-cell table:style-name="ce9" office:value-type="percentage" office:value="0.00110098790193526" calcext:value-type="percentage">
            <text:p>0.11%</text:p>
          </table:table-cell>
          <table:table-cell table:style-name="ce9" office:value-type="percentage" office:value="0.00184815349382675" calcext:value-type="percentage">
            <text:p>0.18%</text:p>
          </table:table-cell>
          <table:table-cell table:style-name="ce9" office:value-type="percentage" office:value="0.00198369946584375" calcext:value-type="percentage">
            <text:p>0.20%</text:p>
          </table:table-cell>
          <table:table-cell table:style-name="ce9" office:value-type="percentage" office:value="0.00251314032909719" calcext:value-type="percentage">
            <text:p>0.25%</text:p>
          </table:table-cell>
          <table:table-cell table:style-name="ce9" office:value-type="percentage" office:value="-0.000597729081175975" calcext:value-type="percentage">
            <text:p>-0.06%</text:p>
          </table:table-cell>
          <table:table-cell table:style-name="ce9" office:value-type="percentage" office:value="0.00247542587301543" calcext:value-type="percentage">
            <text:p>0.25%</text:p>
          </table:table-cell>
          <table:table-cell table:style-name="ce9" office:value-type="percentage" office:value="0.0026169778403755" calcext:value-type="percentage">
            <text:p>0.26%</text:p>
          </table:table-cell>
          <table:table-cell table:style-name="ce9" office:value-type="percentage" office:value="-0.000748509658384968" calcext:value-type="percentage">
            <text:p>-0.07%</text:p>
          </table:table-cell>
          <table:table-cell table:style-name="ce9" office:value-type="percentage" office:value="0.00127961839581065" calcext:value-type="percentage">
            <text:p>0.13%</text:p>
          </table:table-cell>
          <table:table-cell table:style-name="ce9" office:value-type="percentage" office:value="0.000786574448058283" calcext:value-type="percentage">
            <text:p>0.08%</text:p>
          </table:table-cell>
          <table:table-cell table:style-name="ce9" office:value-type="percentage" office:value="0.0011280818751005" calcext:value-type="percentage">
            <text:p>0.11%</text:p>
          </table:table-cell>
          <table:table-cell table:style-name="ce9" office:value-type="percentage" office:value="0.00110469317728153" calcext:value-type="percentage">
            <text:p>0.11%</text:p>
          </table:table-cell>
          <table:table-cell table:style-name="ce9" office:value-type="percentage" office:value="0.0019870330896585" calcext:value-type="percentage">
            <text:p>0.20%</text:p>
          </table:table-cell>
          <table:table-cell table:style-name="ce9" office:value-type="percentage" office:value="0.000779840854699652" calcext:value-type="percentage">
            <text:p>0.08%</text:p>
          </table:table-cell>
          <table:table-cell table:style-name="ce9" office:value-type="percentage" office:value="0.000182305711486019" calcext:value-type="percentage">
            <text:p>0.02%</text:p>
          </table:table-cell>
          <table:table-cell table:style-name="ce9" office:value-type="percentage" office:value="0.00133702703877003" calcext:value-type="percentage">
            <text:p>0.13%</text:p>
          </table:table-cell>
          <table:table-cell table:style-name="ce9" office:value-type="percentage" office:value="0.00262240436601189" calcext:value-type="percentage">
            <text:p>0.26%</text:p>
          </table:table-cell>
          <table:table-cell table:style-name="ce9" office:value-type="percentage" office:value="0.00139719565930657" calcext:value-type="percentage">
            <text:p>0.14%</text:p>
          </table:table-cell>
          <table:table-cell table:style-name="ce9" office:value-type="percentage" office:value="0.004040277770932" calcext:value-type="percentage">
            <text:p>0.40%</text:p>
          </table:table-cell>
          <table:table-cell table:style-name="ce9" office:value-type="percentage" office:value="0.00287396054957619" calcext:value-type="percentage">
            <text:p>0.29%</text:p>
          </table:table-cell>
          <table:table-cell table:style-name="ce9" office:value-type="percentage" office:value="0.000221210862493525" calcext:value-type="percentage">
            <text:p>0.02%</text:p>
          </table:table-cell>
          <table:table-cell table:style-name="ce9" office:value-type="percentage" office:value="0.00211417166775383" calcext:value-type="percentage">
            <text:p>0.21%</text:p>
          </table:table-cell>
          <table:table-cell table:style-name="ce9" office:value-type="percentage" office:value="0.00156640148428352" calcext:value-type="percentage">
            <text:p>0.16%</text:p>
          </table:table-cell>
          <table:table-cell table:style-name="ce9" office:value-type="percentage" office:value="0.000646020717851357" calcext:value-type="percentage">
            <text:p>0.06%</text:p>
          </table:table-cell>
          <table:table-cell table:style-name="ce9" office:value-type="percentage" office:value="0.000212813056080991" calcext:value-type="percentage">
            <text:p>0.02%</text:p>
          </table:table-cell>
          <table:table-cell table:style-name="ce9" office:value-type="percentage" office:value="0.00225993024548987" calcext:value-type="percentage">
            <text:p>0.23%</text:p>
          </table:table-cell>
          <table:table-cell table:style-name="ce9" office:value-type="percentage" office:value="0.00249330614851753" calcext:value-type="percentage">
            <text:p>0.25%</text:p>
          </table:table-cell>
          <table:table-cell table:style-name="ce9" office:value-type="percentage" office:value="0.00151069041561714" calcext:value-type="percentage">
            <text:p>0.15%</text:p>
          </table:table-cell>
          <table:table-cell table:style-name="ce9" office:value-type="percentage" office:value="0.0037997959162653" calcext:value-type="percentage">
            <text:p>0.38%</text:p>
          </table:table-cell>
          <table:table-cell table:style-name="ce9" office:value-type="percentage" office:value="0.00411413644200102" calcext:value-type="percentage">
            <text:p>0.41%</text:p>
          </table:table-cell>
          <table:table-cell table:style-name="ce9" office:value-type="percentage" office:value="0.00016140863392362" calcext:value-type="percentage">
            <text:p>0.02%</text:p>
          </table:table-cell>
          <table:table-cell table:style-name="ce9" office:value-type="percentage" office:value="0.00301998844147949" calcext:value-type="percentage">
            <text:p>0.30%</text:p>
          </table:table-cell>
          <table:table-cell table:style-name="ce9" office:value-type="percentage" office:value="0.00250440922353053" calcext:value-type="percentage">
            <text:p>0.25%</text:p>
          </table:table-cell>
          <table:table-cell table:style-name="ce9" office:value-type="percentage" office:value="0.000706424305745189" calcext:value-type="percentage">
            <text:p>0.07%</text:p>
          </table:table-cell>
          <table:table-cell table:style-name="ce9" office:value-type="percentage" office:value="0.000547741809105913" calcext:value-type="percentage">
            <text:p>0.05%</text:p>
          </table:table-cell>
          <table:table-cell table:style-name="ce9" office:value-type="percentage" office:value="0.00108050373829454" calcext:value-type="percentage">
            <text:p>0.11%</text:p>
          </table:table-cell>
          <table:table-cell table:style-name="ce9" office:value-type="percentage" office:value="-0.00124322660247266" calcext:value-type="percentage">
            <text:p>-0.12%</text:p>
          </table:table-cell>
        </table:table-row>
        <table:table-row table:style-name="ro1">
          <table:table-cell office:value-type="string" calcext:value-type="string">
            <text:p>CHNG_%_2011</text:p>
          </table:table-cell>
          <table:table-cell office:value-type="percentage" office:value="0.0073990109622605" calcext:value-type="percentage">
            <text:p>0.74%</text:p>
          </table:table-cell>
          <table:table-cell table:style-name="ce9" office:value-type="percentage" office:value="0.00457042299446203" calcext:value-type="percentage">
            <text:p>0.46%</text:p>
          </table:table-cell>
          <table:table-cell table:style-name="ce9" office:value-type="percentage" office:value="0.00250428399863799" calcext:value-type="percentage">
            <text:p>0.25%</text:p>
          </table:table-cell>
          <table:table-cell table:style-name="ce9" office:value-type="percentage" office:value="0.0102683291965689" calcext:value-type="percentage">
            <text:p>1.03%</text:p>
          </table:table-cell>
          <table:table-cell table:style-name="ce9" office:value-type="percentage" office:value="0.00950088479960861" calcext:value-type="percentage">
            <text:p>0.95%</text:p>
          </table:table-cell>
          <table:table-cell table:style-name="ce9" office:value-type="percentage" office:value="0.0027236745194344" calcext:value-type="percentage">
            <text:p>0.27%</text:p>
          </table:table-cell>
          <table:table-cell table:style-name="ce9" office:value-type="percentage" office:value="0.0114137613772234" calcext:value-type="percentage">
            <text:p>1.14%</text:p>
          </table:table-cell>
          <table:table-cell table:style-name="ce9" office:value-type="percentage" office:value="0.00904584329013268" calcext:value-type="percentage">
            <text:p>0.90%</text:p>
          </table:table-cell>
          <table:table-cell table:style-name="ce9" office:value-type="percentage" office:value="0.00575186673972573" calcext:value-type="percentage">
            <text:p>0.58%</text:p>
          </table:table-cell>
          <table:table-cell table:style-name="ce9" office:value-type="percentage" office:value="0.00915689162995107" calcext:value-type="percentage">
            <text:p>0.92%</text:p>
          </table:table-cell>
          <table:table-cell table:style-name="ce9" office:value-type="percentage" office:value="0.0133652507404377" calcext:value-type="percentage">
            <text:p>1.34%</text:p>
          </table:table-cell>
          <table:table-cell table:style-name="ce9" office:value-type="percentage" office:value="0.00327287969071622" calcext:value-type="percentage">
            <text:p>0.33%</text:p>
          </table:table-cell>
          <table:table-cell table:style-name="ce9" office:value-type="percentage" office:value="0.00900131333531989" calcext:value-type="percentage">
            <text:p>0.90%</text:p>
          </table:table-cell>
          <table:table-cell table:style-name="ce9" office:value-type="percentage" office:value="0.0246573788162448" calcext:value-type="percentage">
            <text:p>2.47%</text:p>
          </table:table-cell>
          <table:table-cell table:style-name="ce9" office:value-type="percentage" office:value="0.0131383598568038" calcext:value-type="percentage">
            <text:p>1.31%</text:p>
          </table:table-cell>
          <table:table-cell table:style-name="ce9" office:value-type="percentage" office:value="0.00997894801385752" calcext:value-type="percentage">
            <text:p>1.00%</text:p>
          </table:table-cell>
          <table:table-cell table:style-name="ce9" office:value-type="percentage" office:value="0.0105246695810936" calcext:value-type="percentage">
            <text:p>1.05%</text:p>
          </table:table-cell>
          <table:table-cell table:style-name="ce9" office:value-type="percentage" office:value="0.00774896444160869" calcext:value-type="percentage">
            <text:p>0.77%</text:p>
          </table:table-cell>
          <table:table-cell table:style-name="ce9" office:value-type="percentage" office:value="0.00164063681140816" calcext:value-type="percentage">
            <text:p>0.16%</text:p>
          </table:table-cell>
          <table:table-cell table:style-name="ce9" office:value-type="percentage" office:value="0.00388763005432235" calcext:value-type="percentage">
            <text:p>0.39%</text:p>
          </table:table-cell>
          <table:table-cell table:style-name="ce9" office:value-type="percentage" office:value="0.00439570495505433" calcext:value-type="percentage">
            <text:p>0.44%</text:p>
          </table:table-cell>
          <table:table-cell table:style-name="ce9" office:value-type="percentage" office:value="0.00360893075909776" calcext:value-type="percentage">
            <text:p>0.36%</text:p>
          </table:table-cell>
          <table:table-cell table:style-name="ce9" office:value-type="percentage" office:value="0.00470563086211258" calcext:value-type="percentage">
            <text:p>0.47%</text:p>
          </table:table-cell>
          <table:table-cell table:style-name="ce9" office:value-type="percentage" office:value="0.00645259701578894" calcext:value-type="percentage">
            <text:p>0.65%</text:p>
          </table:table-cell>
          <table:table-cell table:style-name="ce9" office:value-type="percentage" office:value="0.000301032315066442" calcext:value-type="percentage">
            <text:p>0.03%</text:p>
          </table:table-cell>
          <table:table-cell table:style-name="ce9" office:value-type="percentage" office:value="0.00941557160333057" calcext:value-type="percentage">
            <text:p>0.94%</text:p>
          </table:table-cell>
          <table:table-cell table:style-name="ce9" office:value-type="percentage" office:value="0.0071435730815124" calcext:value-type="percentage">
            <text:p>0.71%</text:p>
          </table:table-cell>
          <table:table-cell table:style-name="ce9" office:value-type="percentage" office:value="-0.0000538292205245556" calcext:value-type="percentage">
            <text:p>-0.01%</text:p>
          </table:table-cell>
          <table:table-cell table:style-name="ce9" office:value-type="percentage" office:value="0.00659488726265823" calcext:value-type="percentage">
            <text:p>0.66%</text:p>
          </table:table-cell>
          <table:table-cell table:style-name="ce9" office:value-type="percentage" office:value="0.0023561806875892" calcext:value-type="percentage">
            <text:p>0.24%</text:p>
          </table:table-cell>
          <table:table-cell table:style-name="ce9" office:value-type="percentage" office:value="0.00242907898879156" calcext:value-type="percentage">
            <text:p>0.24%</text:p>
          </table:table-cell>
          <table:table-cell table:style-name="ce9" office:value-type="percentage" office:value="0.00637900231680704" calcext:value-type="percentage">
            <text:p>0.64%</text:p>
          </table:table-cell>
          <table:table-cell table:style-name="ce9" office:value-type="percentage" office:value="0.00634492979608847" calcext:value-type="percentage">
            <text:p>0.63%</text:p>
          </table:table-cell>
          <table:table-cell table:style-name="ce9" office:value-type="percentage" office:value="0.00565556087809947" calcext:value-type="percentage">
            <text:p>0.57%</text:p>
          </table:table-cell>
          <table:table-cell table:style-name="ce9" office:value-type="percentage" office:value="0.00124799429488322" calcext:value-type="percentage">
            <text:p>0.12%</text:p>
          </table:table-cell>
          <table:table-cell table:style-name="ce9" office:value-type="percentage" office:value="0.00463396478476592" calcext:value-type="percentage">
            <text:p>0.46%</text:p>
          </table:table-cell>
          <table:table-cell table:style-name="ce9" office:value-type="percentage" office:value="0.00632250162984653" calcext:value-type="percentage">
            <text:p>0.63%</text:p>
          </table:table-cell>
          <table:table-cell table:style-name="ce9" office:value-type="percentage" office:value="0.00620633136264611" calcext:value-type="percentage">
            <text:p>0.62%</text:p>
          </table:table-cell>
          <table:table-cell table:style-name="ce9" office:value-type="percentage" office:value="0.00917868658558241" calcext:value-type="percentage">
            <text:p>0.92%</text:p>
          </table:table-cell>
          <table:table-cell table:style-name="ce9" office:value-type="percentage" office:value="0.0150584148759508" calcext:value-type="percentage">
            <text:p>1.51%</text:p>
          </table:table-cell>
          <table:table-cell table:style-name="ce9" office:value-type="percentage" office:value="0.000350849738309767" calcext:value-type="percentage">
            <text:p>0.04%</text:p>
          </table:table-cell>
          <table:table-cell table:style-name="ce9" office:value-type="percentage" office:value="0.00679031336527051" calcext:value-type="percentage">
            <text:p>0.68%</text:p>
          </table:table-cell>
          <table:table-cell table:style-name="ce9" office:value-type="percentage" office:value="0.00744261167868499" calcext:value-type="percentage">
            <text:p>0.74%</text:p>
          </table:table-cell>
          <table:table-cell table:style-name="ce9" office:value-type="percentage" office:value="0.0024914196953771" calcext:value-type="percentage">
            <text:p>0.25%</text:p>
          </table:table-cell>
          <table:table-cell table:style-name="ce9" office:value-type="percentage" office:value="-0.000964288057758382" calcext:value-type="percentage">
            <text:p>-0.10%</text:p>
          </table:table-cell>
          <table:table-cell table:style-name="ce9" office:value-type="percentage" office:value="0.0078990757778907" calcext:value-type="percentage">
            <text:p>0.79%</text:p>
          </table:table-cell>
          <table:table-cell table:style-name="ce9" office:value-type="percentage" office:value="0.00863659221720427" calcext:value-type="percentage">
            <text:p>0.86%</text:p>
          </table:table-cell>
          <table:table-cell table:style-name="ce9" office:value-type="percentage" office:value="0.00631603637831519" calcext:value-type="percentage">
            <text:p>0.63%</text:p>
          </table:table-cell>
          <table:table-cell table:style-name="ce9" office:value-type="percentage" office:value="0.0157061916629571" calcext:value-type="percentage">
            <text:p>1.57%</text:p>
          </table:table-cell>
          <table:table-cell table:style-name="ce9" office:value-type="percentage" office:value="0.0142676781186138" calcext:value-type="percentage">
            <text:p>1.43%</text:p>
          </table:table-cell>
          <table:table-cell table:style-name="ce9" office:value-type="percentage" office:value="0.000587757083830451" calcext:value-type="percentage">
            <text:p>0.06%</text:p>
          </table:table-cell>
          <table:table-cell table:style-name="ce9" office:value-type="percentage" office:value="0.0101562293164593" calcext:value-type="percentage">
            <text:p>1.02%</text:p>
          </table:table-cell>
          <table:table-cell table:style-name="ce9" office:value-type="percentage" office:value="0.0114045410875882" calcext:value-type="percentage">
            <text:p>1.14%</text:p>
          </table:table-cell>
          <table:table-cell table:style-name="ce9" office:value-type="percentage" office:value="0.00031075168458704" calcext:value-type="percentage">
            <text:p>0.03%</text:p>
          </table:table-cell>
          <table:table-cell table:style-name="ce9" office:value-type="percentage" office:value="0.00270062391427027" calcext:value-type="percentage">
            <text:p>0.27%</text:p>
          </table:table-cell>
          <table:table-cell table:style-name="ce9" office:value-type="percentage" office:value="0.00568406345263633" calcext:value-type="percentage">
            <text:p>0.57%</text:p>
          </table:table-cell>
          <table:table-cell table:style-name="ce9" office:value-type="percentage" office:value="-0.0116325323171906" calcext:value-type="percentage">
            <text:p>-1.16%</text:p>
          </table:table-cell>
        </table:table-row>
        <table:table-row table:style-name="ro1">
          <table:table-cell office:value-type="string" calcext:value-type="string">
            <text:p>CHNG_%_2012</text:p>
          </table:table-cell>
          <table:table-cell office:value-type="percentage" office:value="0.00748102372551197" calcext:value-type="percentage">
            <text:p>0.75%</text:p>
          </table:table-cell>
          <table:table-cell table:style-name="ce9" office:value-type="percentage" office:value="0.00389545911449278" calcext:value-type="percentage">
            <text:p>0.39%</text:p>
          </table:table-cell>
          <table:table-cell table:style-name="ce9" office:value-type="percentage" office:value="0.00262623076090975" calcext:value-type="percentage">
            <text:p>0.26%</text:p>
          </table:table-cell>
          <table:table-cell table:style-name="ce9" office:value-type="percentage" office:value="0.0104929383725728" calcext:value-type="percentage">
            <text:p>1.05%</text:p>
          </table:table-cell>
          <table:table-cell table:style-name="ce9" office:value-type="percentage" office:value="0.00984536210289906" calcext:value-type="percentage">
            <text:p>0.98%</text:p>
          </table:table-cell>
          <table:table-cell table:style-name="ce9" office:value-type="percentage" office:value="0.00317757569152516" calcext:value-type="percentage">
            <text:p>0.32%</text:p>
          </table:table-cell>
          <table:table-cell table:style-name="ce9" office:value-type="percentage" office:value="0.0117215442009926" calcext:value-type="percentage">
            <text:p>1.17%</text:p>
          </table:table-cell>
          <table:table-cell table:style-name="ce9" office:value-type="percentage" office:value="0.0120294291309186" calcext:value-type="percentage">
            <text:p>1.20%</text:p>
          </table:table-cell>
          <table:table-cell table:style-name="ce9" office:value-type="percentage" office:value="0.0035833513967494" calcext:value-type="percentage">
            <text:p>0.36%</text:p>
          </table:table-cell>
          <table:table-cell table:style-name="ce9" office:value-type="percentage" office:value="0.00910994772124936" calcext:value-type="percentage">
            <text:p>0.91%</text:p>
          </table:table-cell>
          <table:table-cell table:style-name="ce9" office:value-type="percentage" office:value="0.0134813733590273" calcext:value-type="percentage">
            <text:p>1.35%</text:p>
          </table:table-cell>
          <table:table-cell table:style-name="ce9" office:value-type="percentage" office:value="0.00160596903720653" calcext:value-type="percentage">
            <text:p>0.16%</text:p>
          </table:table-cell>
          <table:table-cell table:style-name="ce9" office:value-type="percentage" office:value="0.0097983074259936" calcext:value-type="percentage">
            <text:p>0.98%</text:p>
          </table:table-cell>
          <table:table-cell table:style-name="ce9" office:value-type="percentage" office:value="0.0240609353866597" calcext:value-type="percentage">
            <text:p>2.41%</text:p>
          </table:table-cell>
          <table:table-cell table:style-name="ce9" office:value-type="percentage" office:value="0.0126132742229978" calcext:value-type="percentage">
            <text:p>1.26%</text:p>
          </table:table-cell>
          <table:table-cell table:style-name="ce9" office:value-type="percentage" office:value="0.010147673144496" calcext:value-type="percentage">
            <text:p>1.01%</text:p>
          </table:table-cell>
          <table:table-cell table:style-name="ce9" office:value-type="percentage" office:value="0.0103737381953827" calcext:value-type="percentage">
            <text:p>1.04%</text:p>
          </table:table-cell>
          <table:table-cell table:style-name="ce9" office:value-type="percentage" office:value="0.00720734647861833" calcext:value-type="percentage">
            <text:p>0.72%</text:p>
          </table:table-cell>
          <table:table-cell table:style-name="ce9" office:value-type="percentage" office:value="0.00125754794935832" calcext:value-type="percentage">
            <text:p>0.13%</text:p>
          </table:table-cell>
          <table:table-cell table:style-name="ce9" office:value-type="percentage" office:value="0.00310702647136932" calcext:value-type="percentage">
            <text:p>0.31%</text:p>
          </table:table-cell>
          <table:table-cell table:style-name="ce9" office:value-type="percentage" office:value="0.00347892695849225" calcext:value-type="percentage">
            <text:p>0.35%</text:p>
          </table:table-cell>
          <table:table-cell table:style-name="ce9" office:value-type="percentage" office:value="0.00573927397437692" calcext:value-type="percentage">
            <text:p>0.57%</text:p>
          </table:table-cell>
          <table:table-cell table:style-name="ce9" office:value-type="percentage" office:value="0.00346009767724543" calcext:value-type="percentage">
            <text:p>0.35%</text:p>
          </table:table-cell>
          <table:table-cell table:style-name="ce9" office:value-type="percentage" office:value="0.0061471964062142" calcext:value-type="percentage">
            <text:p>0.61%</text:p>
          </table:table-cell>
          <table:table-cell table:style-name="ce9" office:value-type="percentage" office:value="0.000100083227104645" calcext:value-type="percentage">
            <text:p>0.01%</text:p>
          </table:table-cell>
          <table:table-cell table:style-name="ce9" office:value-type="percentage" office:value="0.00824298908620282" calcext:value-type="percentage">
            <text:p>0.82%</text:p>
          </table:table-cell>
          <table:table-cell table:style-name="ce9" office:value-type="percentage" office:value="0.00712489478043192" calcext:value-type="percentage">
            <text:p>0.71%</text:p>
          </table:table-cell>
          <table:table-cell table:style-name="ce9" office:value-type="percentage" office:value="0.00105301183824655" calcext:value-type="percentage">
            <text:p>0.11%</text:p>
          </table:table-cell>
          <table:table-cell table:style-name="ce9" office:value-type="percentage" office:value="0.00589984067618687" calcext:value-type="percentage">
            <text:p>0.59%</text:p>
          </table:table-cell>
          <table:table-cell table:style-name="ce9" office:value-type="percentage" office:value="0.00184743322560834" calcext:value-type="percentage">
            <text:p>0.18%</text:p>
          </table:table-cell>
          <table:table-cell table:style-name="ce9" office:value-type="percentage" office:value="0.00215607725577838" calcext:value-type="percentage">
            <text:p>0.22%</text:p>
          </table:table-cell>
          <table:table-cell table:style-name="ce9" office:value-type="percentage" office:value="0.00663297473304496" calcext:value-type="percentage">
            <text:p>0.66%</text:p>
          </table:table-cell>
          <table:table-cell table:style-name="ce9" office:value-type="percentage" office:value="0.00712781668951673" calcext:value-type="percentage">
            <text:p>0.71%</text:p>
          </table:table-cell>
          <table:table-cell table:style-name="ce9" office:value-type="percentage" office:value="0.0124401708578125" calcext:value-type="percentage">
            <text:p>1.24%</text:p>
          </table:table-cell>
          <table:table-cell table:style-name="ce9" office:value-type="percentage" office:value="0.00195124979934761" calcext:value-type="percentage">
            <text:p>0.20%</text:p>
          </table:table-cell>
          <table:table-cell table:style-name="ce9" office:value-type="percentage" office:value="0.00421085218602201" calcext:value-type="percentage">
            <text:p>0.42%</text:p>
          </table:table-cell>
          <table:table-cell table:style-name="ce9" office:value-type="percentage" office:value="0.00280591228961673" calcext:value-type="percentage">
            <text:p>0.28%</text:p>
          </table:table-cell>
          <table:table-cell table:style-name="ce9" office:value-type="percentage" office:value="0.00504637739151085" calcext:value-type="percentage">
            <text:p>0.50%</text:p>
          </table:table-cell>
          <table:table-cell table:style-name="ce9" office:value-type="percentage" office:value="0.00946756634192422" calcext:value-type="percentage">
            <text:p>0.95%</text:p>
          </table:table-cell>
          <table:table-cell table:style-name="ce9" office:value-type="percentage" office:value="0.0235953192560225" calcext:value-type="percentage">
            <text:p>2.36%</text:p>
          </table:table-cell>
          <table:table-cell table:style-name="ce9" office:value-type="percentage" office:value="0.000314963658339273" calcext:value-type="percentage">
            <text:p>0.03%</text:p>
          </table:table-cell>
          <table:table-cell table:style-name="ce9" office:value-type="percentage" office:value="0.00788048539019842" calcext:value-type="percentage">
            <text:p>0.79%</text:p>
          </table:table-cell>
          <table:table-cell table:style-name="ce9" office:value-type="percentage" office:value="0.00720993088178707" calcext:value-type="percentage">
            <text:p>0.72%</text:p>
          </table:table-cell>
          <table:table-cell table:style-name="ce9" office:value-type="percentage" office:value="0.00197549852025709" calcext:value-type="percentage">
            <text:p>0.20%</text:p>
          </table:table-cell>
          <table:table-cell table:style-name="ce9" office:value-type="percentage" office:value="0.000575958576602966" calcext:value-type="percentage">
            <text:p>0.06%</text:p>
          </table:table-cell>
          <table:table-cell table:style-name="ce9" office:value-type="percentage" office:value="0.00980385701915596" calcext:value-type="percentage">
            <text:p>0.98%</text:p>
          </table:table-cell>
          <table:table-cell table:style-name="ce9" office:value-type="percentage" office:value="0.0110958857924497" calcext:value-type="percentage">
            <text:p>1.11%</text:p>
          </table:table-cell>
          <table:table-cell table:style-name="ce9" office:value-type="percentage" office:value="0.00842562519126388" calcext:value-type="percentage">
            <text:p>0.84%</text:p>
          </table:table-cell>
          <table:table-cell table:style-name="ce9" office:value-type="percentage" office:value="0.0166384420064548" calcext:value-type="percentage">
            <text:p>1.66%</text:p>
          </table:table-cell>
          <table:table-cell table:style-name="ce9" office:value-type="percentage" office:value="0.0135910949533214" calcext:value-type="percentage">
            <text:p>1.36%</text:p>
          </table:table-cell>
          <table:table-cell table:style-name="ce9" office:value-type="percentage" office:value="-0.000965619779218392" calcext:value-type="percentage">
            <text:p>-0.10%</text:p>
          </table:table-cell>
          <table:table-cell table:style-name="ce9" office:value-type="percentage" office:value="0.00990484911711578" calcext:value-type="percentage">
            <text:p>0.99%</text:p>
          </table:table-cell>
          <table:table-cell table:style-name="ce9" office:value-type="percentage" office:value="0.0104113095767201" calcext:value-type="percentage">
            <text:p>1.04%</text:p>
          </table:table-cell>
          <table:table-cell table:style-name="ce9" office:value-type="percentage" office:value="0.000252422010767848" calcext:value-type="percentage">
            <text:p>0.03%</text:p>
          </table:table-cell>
          <table:table-cell table:style-name="ce9" office:value-type="percentage" office:value="0.00266788395212011" calcext:value-type="percentage">
            <text:p>0.27%</text:p>
          </table:table-cell>
          <table:table-cell table:style-name="ce9" office:value-type="percentage" office:value="0.0156188676755082" calcext:value-type="percentage">
            <text:p>1.56%</text:p>
          </table:table-cell>
          <table:table-cell table:style-name="ce9" office:value-type="percentage" office:value="-0.0121734642389544" calcext:value-type="percentage">
            <text:p>-1.22%</text:p>
          </table:table-cell>
        </table:table-row>
        <table:table-row table:style-name="ro1">
          <table:table-cell office:value-type="string" calcext:value-type="string">
            <text:p>CHNG_%_2013</text:p>
          </table:table-cell>
          <table:table-cell office:value-type="percentage" office:value="0.00708725185871658" calcext:value-type="percentage">
            <text:p>0.71%</text:p>
          </table:table-cell>
          <table:table-cell table:style-name="ce9" office:value-type="percentage" office:value="0.00334483973924721" calcext:value-type="percentage">
            <text:p>0.33%</text:p>
          </table:table-cell>
          <table:table-cell table:style-name="ce9" office:value-type="percentage" office:value="0.00320068675028565" calcext:value-type="percentage">
            <text:p>0.32%</text:p>
          </table:table-cell>
          <table:table-cell table:style-name="ce9" office:value-type="percentage" office:value="0.00954668781275383" calcext:value-type="percentage">
            <text:p>0.95%</text:p>
          </table:table-cell>
          <table:table-cell table:style-name="ce9" office:value-type="percentage" office:value="0.00952532958634382" calcext:value-type="percentage">
            <text:p>0.95%</text:p>
          </table:table-cell>
          <table:table-cell table:style-name="ce9" office:value-type="percentage" office:value="0.00284086784800424" calcext:value-type="percentage">
            <text:p>0.28%</text:p>
          </table:table-cell>
          <table:table-cell table:style-name="ce9" office:value-type="percentage" office:value="0.00805479938050501" calcext:value-type="percentage">
            <text:p>0.81%</text:p>
          </table:table-cell>
          <table:table-cell table:style-name="ce9" office:value-type="percentage" office:value="0.0108693840758107" calcext:value-type="percentage">
            <text:p>1.09%</text:p>
          </table:table-cell>
          <table:table-cell table:style-name="ce9" office:value-type="percentage" office:value="0.00256092143017143" calcext:value-type="percentage">
            <text:p>0.26%</text:p>
          </table:table-cell>
          <table:table-cell table:style-name="ce9" office:value-type="percentage" office:value="0.00856323488662034" calcext:value-type="percentage">
            <text:p>0.86%</text:p>
          </table:table-cell>
          <table:table-cell table:style-name="ce9" office:value-type="percentage" office:value="0.0144846681898628" calcext:value-type="percentage">
            <text:p>1.45%</text:p>
          </table:table-cell>
          <table:table-cell table:style-name="ce9" office:value-type="percentage" office:value="0.0013227270477522" calcext:value-type="percentage">
            <text:p>0.13%</text:p>
          </table:table-cell>
          <table:table-cell table:style-name="ce9" office:value-type="percentage" office:value="0.00891381435438207" calcext:value-type="percentage">
            <text:p>0.89%</text:p>
          </table:table-cell>
          <table:table-cell table:style-name="ce9" office:value-type="percentage" office:value="0.022279792746114" calcext:value-type="percentage">
            <text:p>2.23%</text:p>
          </table:table-cell>
          <table:table-cell table:style-name="ce9" office:value-type="percentage" office:value="0.012438167311538" calcext:value-type="percentage">
            <text:p>1.24%</text:p>
          </table:table-cell>
          <table:table-cell table:style-name="ce9" office:value-type="percentage" office:value="0.00707309615995764" calcext:value-type="percentage">
            <text:p>0.71%</text:p>
          </table:table-cell>
          <table:table-cell table:style-name="ce9" office:value-type="percentage" office:value="0.0108422908442561" calcext:value-type="percentage">
            <text:p>1.08%</text:p>
          </table:table-cell>
          <table:table-cell table:style-name="ce9" office:value-type="percentage" office:value="0.00963483352356959" calcext:value-type="percentage">
            <text:p>0.96%</text:p>
          </table:table-cell>
          <table:table-cell table:style-name="ce9" office:value-type="percentage" office:value="0.000923927461911479" calcext:value-type="percentage">
            <text:p>0.09%</text:p>
          </table:table-cell>
          <table:table-cell table:style-name="ce9" office:value-type="percentage" office:value="0.00484501041961488" calcext:value-type="percentage">
            <text:p>0.48%</text:p>
          </table:table-cell>
          <table:table-cell table:style-name="ce9" office:value-type="percentage" office:value="0.0050133540378709" calcext:value-type="percentage">
            <text:p>0.50%</text:p>
          </table:table-cell>
          <table:table-cell table:style-name="ce9" office:value-type="percentage" office:value="0.00262159871808325" calcext:value-type="percentage">
            <text:p>0.26%</text:p>
          </table:table-cell>
          <table:table-cell table:style-name="ce9" office:value-type="percentage" office:value="0.00351172172076642" calcext:value-type="percentage">
            <text:p>0.35%</text:p>
          </table:table-cell>
          <table:table-cell table:style-name="ce9" office:value-type="percentage" office:value="0.00521181715022181" calcext:value-type="percentage">
            <text:p>0.52%</text:p>
          </table:table-cell>
          <table:table-cell table:style-name="ce9" office:value-type="percentage" office:value="-0.0000948246797033041" calcext:value-type="percentage">
            <text:p>-0.01%</text:p>
          </table:table-cell>
          <table:table-cell table:style-name="ce9" office:value-type="percentage" office:value="0.00690651707812977" calcext:value-type="percentage">
            <text:p>0.69%</text:p>
          </table:table-cell>
          <table:table-cell table:style-name="ce9" office:value-type="percentage" office:value="0.0076754277846452" calcext:value-type="percentage">
            <text:p>0.77%</text:p>
          </table:table-cell>
          <table:table-cell table:style-name="ce9" office:value-type="percentage" office:value="0.00127375495450096" calcext:value-type="percentage">
            <text:p>0.13%</text:p>
          </table:table-cell>
          <table:table-cell table:style-name="ce9" office:value-type="percentage" office:value="0.00708613714568621" calcext:value-type="percentage">
            <text:p>0.71%</text:p>
          </table:table-cell>
          <table:table-cell table:style-name="ce9" office:value-type="percentage" office:value="0.00159252795132822" calcext:value-type="percentage">
            <text:p>0.16%</text:p>
          </table:table-cell>
          <table:table-cell table:style-name="ce9" office:value-type="percentage" office:value="0.00295890004154557" calcext:value-type="percentage">
            <text:p>0.30%</text:p>
          </table:table-cell>
          <table:table-cell table:style-name="ce9" office:value-type="percentage" office:value="0.00829932578489422" calcext:value-type="percentage">
            <text:p>0.83%</text:p>
          </table:table-cell>
          <table:table-cell table:style-name="ce9" office:value-type="percentage" office:value="0.00672148519765523" calcext:value-type="percentage">
            <text:p>0.67%</text:p>
          </table:table-cell>
          <table:table-cell table:style-name="ce9" office:value-type="percentage" office:value="0.0122504203135444" calcext:value-type="percentage">
            <text:p>1.23%</text:p>
          </table:table-cell>
          <table:table-cell table:style-name="ce9" office:value-type="percentage" office:value="0.00128479398302015" calcext:value-type="percentage">
            <text:p>0.13%</text:p>
          </table:table-cell>
          <table:table-cell table:style-name="ce9" office:value-type="percentage" office:value="0.00354951760733508" calcext:value-type="percentage">
            <text:p>0.35%</text:p>
          </table:table-cell>
          <table:table-cell table:style-name="ce9" office:value-type="percentage" office:value="0.000753481667122666" calcext:value-type="percentage">
            <text:p>0.08%</text:p>
          </table:table-cell>
          <table:table-cell table:style-name="ce9" office:value-type="percentage" office:value="0.00441874478854511" calcext:value-type="percentage">
            <text:p>0.44%</text:p>
          </table:table-cell>
          <table:table-cell table:style-name="ce9" office:value-type="percentage" office:value="0.00959537741953767" calcext:value-type="percentage">
            <text:p>0.96%</text:p>
          </table:table-cell>
          <table:table-cell table:style-name="ce9" office:value-type="percentage" office:value="0.0297804098812085" calcext:value-type="percentage">
            <text:p>2.98%</text:p>
          </table:table-cell>
          <table:table-cell table:style-name="ce9" office:value-type="percentage" office:value="0.00180465989800312" calcext:value-type="percentage">
            <text:p>0.18%</text:p>
          </table:table-cell>
          <table:table-cell table:style-name="ce9" office:value-type="percentage" office:value="0.00897235586622399" calcext:value-type="percentage">
            <text:p>0.90%</text:p>
          </table:table-cell>
          <table:table-cell table:style-name="ce9" office:value-type="percentage" office:value="0.00656797331109258" calcext:value-type="percentage">
            <text:p>0.66%</text:p>
          </table:table-cell>
          <table:table-cell table:style-name="ce9" office:value-type="percentage" office:value="0.000815131420266067" calcext:value-type="percentage">
            <text:p>0.08%</text:p>
          </table:table-cell>
          <table:table-cell table:style-name="ce9" office:value-type="percentage" office:value="0.0000218593361224579" calcext:value-type="percentage">
            <text:p>0.00%</text:p>
          </table:table-cell>
          <table:table-cell table:style-name="ce9" office:value-type="percentage" office:value="0.00983092251726463" calcext:value-type="percentage">
            <text:p>0.98%</text:p>
          </table:table-cell>
          <table:table-cell table:style-name="ce9" office:value-type="percentage" office:value="0.0117943836268444" calcext:value-type="percentage">
            <text:p>1.18%</text:p>
          </table:table-cell>
          <table:table-cell table:style-name="ce9" office:value-type="percentage" office:value="0.00618765246936726" calcext:value-type="percentage">
            <text:p>0.62%</text:p>
          </table:table-cell>
          <table:table-cell table:style-name="ce9" office:value-type="percentage" office:value="0.0151421152719143" calcext:value-type="percentage">
            <text:p>1.51%</text:p>
          </table:table-cell>
          <table:table-cell table:style-name="ce9" office:value-type="percentage" office:value="0.0157724435826632" calcext:value-type="percentage">
            <text:p>1.58%</text:p>
          </table:table-cell>
          <table:table-cell table:style-name="ce9" office:value-type="percentage" office:value="0.000699744225911944" calcext:value-type="percentage">
            <text:p>0.07%</text:p>
          </table:table-cell>
          <table:table-cell table:style-name="ce9" office:value-type="percentage" office:value="0.00883996856058316" calcext:value-type="percentage">
            <text:p>0.88%</text:p>
          </table:table-cell>
          <table:table-cell table:style-name="ce9" office:value-type="percentage" office:value="0.010413173953561" calcext:value-type="percentage">
            <text:p>1.04%</text:p>
          </table:table-cell>
          <table:table-cell table:style-name="ce9" office:value-type="percentage" office:value="-0.0016342402781612" calcext:value-type="percentage">
            <text:p>-0.16%</text:p>
          </table:table-cell>
          <table:table-cell table:style-name="ce9" office:value-type="percentage" office:value="0.00271888716095017" calcext:value-type="percentage">
            <text:p>0.27%</text:p>
          </table:table-cell>
          <table:table-cell table:style-name="ce9" office:value-type="percentage" office:value="0.00984409362979674" calcext:value-type="percentage">
            <text:p>0.98%</text:p>
          </table:table-cell>
          <table:table-cell table:style-name="ce9" office:value-type="percentage" office:value="-0.0115250942818208" calcext:value-type="percentage">
            <text:p>-1.15%</text:p>
          </table:table-cell>
        </table:table-row>
        <table:table-row table:style-name="ro1">
          <table:table-cell office:value-type="string" calcext:value-type="string">
            <text:p>CHNG_%_2014</text:p>
          </table:table-cell>
          <table:table-cell office:value-type="percentage" office:value="0.0074948245324495" calcext:value-type="percentage">
            <text:p>0.75%</text:p>
          </table:table-cell>
          <table:table-cell table:style-name="ce9" office:value-type="percentage" office:value="0.00276402011062601" calcext:value-type="percentage">
            <text:p>0.28%</text:p>
          </table:table-cell>
          <table:table-cell table:style-name="ce9" office:value-type="percentage" office:value="0.00274170394432399" calcext:value-type="percentage">
            <text:p>0.27%</text:p>
          </table:table-cell>
          <table:table-cell table:style-name="ce9" office:value-type="percentage" office:value="0.0106741638214949" calcext:value-type="percentage">
            <text:p>1.07%</text:p>
          </table:table-cell>
          <table:table-cell table:style-name="ce9" office:value-type="percentage" office:value="0.0102575205881727" calcext:value-type="percentage">
            <text:p>1.03%</text:p>
          </table:table-cell>
          <table:table-cell table:style-name="ce9" office:value-type="percentage" office:value="0.00255723472775235" calcext:value-type="percentage">
            <text:p>0.26%</text:p>
          </table:table-cell>
          <table:table-cell table:style-name="ce9" office:value-type="percentage" office:value="-0.00000136452826893215" calcext:value-type="percentage">
            <text:p>0.00%</text:p>
          </table:table-cell>
          <table:table-cell table:style-name="ce9" office:value-type="percentage" office:value="0.0134663528005082" calcext:value-type="percentage">
            <text:p>1.35%</text:p>
          </table:table-cell>
          <table:table-cell table:style-name="ce9" office:value-type="percentage" office:value="0.00270506388364575" calcext:value-type="percentage">
            <text:p>0.27%</text:p>
          </table:table-cell>
          <table:table-cell table:style-name="ce9" office:value-type="percentage" office:value="0.00914427301960234" calcext:value-type="percentage">
            <text:p>0.91%</text:p>
          </table:table-cell>
          <table:table-cell table:style-name="ce9" office:value-type="percentage" office:value="0.0149288476208012" calcext:value-type="percentage">
            <text:p>1.49%</text:p>
          </table:table-cell>
          <table:table-cell table:style-name="ce9" office:value-type="percentage" office:value="-0.000633820059653653" calcext:value-type="percentage">
            <text:p>-0.06%</text:p>
          </table:table-cell>
          <table:table-cell table:style-name="ce9" office:value-type="percentage" office:value="0.0103670261683806" calcext:value-type="percentage">
            <text:p>1.04%</text:p>
          </table:table-cell>
          <table:table-cell table:style-name="ce9" office:value-type="percentage" office:value="0.0161661903848905" calcext:value-type="percentage">
            <text:p>1.62%</text:p>
          </table:table-cell>
          <table:table-cell table:style-name="ce9" office:value-type="percentage" office:value="0.0157213495947648" calcext:value-type="percentage">
            <text:p>1.57%</text:p>
          </table:table-cell>
          <table:table-cell table:style-name="ce9" office:value-type="percentage" office:value="0.0101228393742201" calcext:value-type="percentage">
            <text:p>1.01%</text:p>
          </table:table-cell>
          <table:table-cell table:style-name="ce9" office:value-type="percentage" office:value="0.00682222402947552" calcext:value-type="percentage">
            <text:p>0.68%</text:p>
          </table:table-cell>
          <table:table-cell table:style-name="ce9" office:value-type="percentage" office:value="0.0123920132027401" calcext:value-type="percentage">
            <text:p>1.24%</text:p>
          </table:table-cell>
          <table:table-cell table:style-name="ce9" office:value-type="percentage" office:value="-0.000618326517420975" calcext:value-type="percentage">
            <text:p>-0.06%</text:p>
          </table:table-cell>
          <table:table-cell table:style-name="ce9" office:value-type="percentage" office:value="0.00389761063548376" calcext:value-type="percentage">
            <text:p>0.39%</text:p>
          </table:table-cell>
          <table:table-cell table:style-name="ce9" office:value-type="percentage" office:value="0.00505122314915568" calcext:value-type="percentage">
            <text:p>0.51%</text:p>
          </table:table-cell>
          <table:table-cell table:style-name="ce9" office:value-type="percentage" office:value="0.0022945955209606" calcext:value-type="percentage">
            <text:p>0.23%</text:p>
          </table:table-cell>
          <table:table-cell table:style-name="ce9" office:value-type="percentage" office:value="0.00256082237111887" calcext:value-type="percentage">
            <text:p>0.26%</text:p>
          </table:table-cell>
          <table:table-cell table:style-name="ce9" office:value-type="percentage" office:value="0.00473276565736511" calcext:value-type="percentage">
            <text:p>0.47%</text:p>
          </table:table-cell>
          <table:table-cell table:style-name="ce9" office:value-type="percentage" office:value="0.000698655407961363" calcext:value-type="percentage">
            <text:p>0.07%</text:p>
          </table:table-cell>
          <table:table-cell table:style-name="ce9" office:value-type="percentage" office:value="0.0062963037593783" calcext:value-type="percentage">
            <text:p>0.63%</text:p>
          </table:table-cell>
          <table:table-cell table:style-name="ce9" office:value-type="percentage" office:value="0.00692333736195684" calcext:value-type="percentage">
            <text:p>0.69%</text:p>
          </table:table-cell>
          <table:table-cell table:style-name="ce9" office:value-type="percentage" office:value="0.00155892021971029" calcext:value-type="percentage">
            <text:p>0.16%</text:p>
          </table:table-cell>
          <table:table-cell table:style-name="ce9" office:value-type="percentage" office:value="0.0067078834202952" calcext:value-type="percentage">
            <text:p>0.67%</text:p>
          </table:table-cell>
          <table:table-cell table:style-name="ce9" office:value-type="percentage" office:value="0.000286726921748672" calcext:value-type="percentage">
            <text:p>0.03%</text:p>
          </table:table-cell>
          <table:table-cell table:style-name="ce9" office:value-type="percentage" office:value="0.00278507202715499" calcext:value-type="percentage">
            <text:p>0.28%</text:p>
          </table:table-cell>
          <table:table-cell table:style-name="ce9" office:value-type="percentage" office:value="0.00785428447193629" calcext:value-type="percentage">
            <text:p>0.79%</text:p>
          </table:table-cell>
          <table:table-cell table:style-name="ce9" office:value-type="percentage" office:value="0.00718035972648684" calcext:value-type="percentage">
            <text:p>0.72%</text:p>
          </table:table-cell>
          <table:table-cell table:style-name="ce9" office:value-type="percentage" office:value="0.0159561627877798" calcext:value-type="percentage">
            <text:p>1.60%</text:p>
          </table:table-cell>
          <table:table-cell table:style-name="ce9" office:value-type="percentage" office:value="0.00456245314094901" calcext:value-type="percentage">
            <text:p>0.46%</text:p>
          </table:table-cell>
          <table:table-cell table:style-name="ce9" office:value-type="percentage" office:value="0.00327353829785638" calcext:value-type="percentage">
            <text:p>0.33%</text:p>
          </table:table-cell>
          <table:table-cell table:style-name="ce9" office:value-type="percentage" office:value="-0.000938042960346147" calcext:value-type="percentage">
            <text:p>-0.09%</text:p>
          </table:table-cell>
          <table:table-cell table:style-name="ce9" office:value-type="percentage" office:value="0.0030882737010358" calcext:value-type="percentage">
            <text:p>0.31%</text:p>
          </table:table-cell>
          <table:table-cell table:style-name="ce9" office:value-type="percentage" office:value="0.00918885233781541" calcext:value-type="percentage">
            <text:p>0.92%</text:p>
          </table:table-cell>
          <table:table-cell table:style-name="ce9" office:value-type="percentage" office:value="0.0213224392707604" calcext:value-type="percentage">
            <text:p>2.13%</text:p>
          </table:table-cell>
          <table:table-cell table:style-name="ce9" office:value-type="percentage" office:value="0.00223363917539115" calcext:value-type="percentage">
            <text:p>0.22%</text:p>
          </table:table-cell>
          <table:table-cell table:style-name="ce9" office:value-type="percentage" office:value="0.006494888634113" calcext:value-type="percentage">
            <text:p>0.65%</text:p>
          </table:table-cell>
          <table:table-cell table:style-name="ce9" office:value-type="percentage" office:value="0.0103540768055277" calcext:value-type="percentage">
            <text:p>1.04%</text:p>
          </table:table-cell>
          <table:table-cell table:style-name="ce9" office:value-type="percentage" office:value="0.000929695594519717" calcext:value-type="percentage">
            <text:p>0.09%</text:p>
          </table:table-cell>
          <table:table-cell table:style-name="ce9" office:value-type="percentage" office:value="0.00189436518845471" calcext:value-type="percentage">
            <text:p>0.19%</text:p>
          </table:table-cell>
          <table:table-cell table:style-name="ce9" office:value-type="percentage" office:value="0.012207041291803" calcext:value-type="percentage">
            <text:p>1.22%</text:p>
          </table:table-cell>
          <table:table-cell table:style-name="ce9" office:value-type="percentage" office:value="0.00817277903991975" calcext:value-type="percentage">
            <text:p>0.82%</text:p>
          </table:table-cell>
          <table:table-cell table:style-name="ce9" office:value-type="percentage" office:value="0.00752486965055" calcext:value-type="percentage">
            <text:p>0.75%</text:p>
          </table:table-cell>
          <table:table-cell table:style-name="ce9" office:value-type="percentage" office:value="0.0176281474159544" calcext:value-type="percentage">
            <text:p>1.76%</text:p>
          </table:table-cell>
          <table:table-cell table:style-name="ce9" office:value-type="percentage" office:value="0.0131725064972429" calcext:value-type="percentage">
            <text:p>1.32%</text:p>
          </table:table-cell>
          <table:table-cell table:style-name="ce9" office:value-type="percentage" office:value="-0.000605853278001931" calcext:value-type="percentage">
            <text:p>-0.06%</text:p>
          </table:table-cell>
          <table:table-cell table:style-name="ce9" office:value-type="percentage" office:value="0.00663869459146648" calcext:value-type="percentage">
            <text:p>0.66%</text:p>
          </table:table-cell>
          <table:table-cell table:style-name="ce9" office:value-type="percentage" office:value="0.011852069353498" calcext:value-type="percentage">
            <text:p>1.19%</text:p>
          </table:table-cell>
          <table:table-cell table:style-name="ce9" office:value-type="percentage" office:value="-0.00254832888120509" calcext:value-type="percentage">
            <text:p>-0.25%</text:p>
          </table:table-cell>
          <table:table-cell table:style-name="ce9" office:value-type="percentage" office:value="0.00253835455471972" calcext:value-type="percentage">
            <text:p>0.25%</text:p>
          </table:table-cell>
          <table:table-cell table:style-name="ce9" office:value-type="percentage" office:value="0.00170283181617656" calcext:value-type="percentage">
            <text:p>0.17%</text:p>
          </table:table-cell>
          <table:table-cell table:style-name="ce9" office:value-type="percentage" office:value="-0.0164654567320462" calcext:value-type="percentage">
            <text:p>-1.65%</text:p>
          </table:table-cell>
        </table:table-row>
        <table:table-row table:style-name="ro1">
          <table:table-cell office:value-type="string" calcext:value-type="string">
            <text:p>CHNG_%_2015</text:p>
          </table:table-cell>
          <table:table-cell office:value-type="percentage" office:value="0.00752963890601521" calcext:value-type="percentage">
            <text:p>0.75%</text:p>
          </table:table-cell>
          <table:table-cell table:style-name="ce9" office:value-type="percentage" office:value="0.00166173544051276" calcext:value-type="percentage">
            <text:p>0.17%</text:p>
          </table:table-cell>
          <table:table-cell table:style-name="ce9" office:value-type="percentage" office:value="0.00175514217123618" calcext:value-type="percentage">
            <text:p>0.18%</text:p>
          </table:table-cell>
          <table:table-cell table:style-name="ce9" office:value-type="percentage" office:value="0.0114078097064494" calcext:value-type="percentage">
            <text:p>1.14%</text:p>
          </table:table-cell>
          <table:table-cell table:style-name="ce9" office:value-type="percentage" office:value="0.0108598622451795" calcext:value-type="percentage">
            <text:p>1.09%</text:p>
          </table:table-cell>
          <table:table-cell table:style-name="ce9" office:value-type="percentage" office:value="0.00223057688080439" calcext:value-type="percentage">
            <text:p>0.22%</text:p>
          </table:table-cell>
          <table:table-cell table:style-name="ce9" office:value-type="percentage" office:value="0.00165379774080875" calcext:value-type="percentage">
            <text:p>0.17%</text:p>
          </table:table-cell>
          <table:table-cell table:style-name="ce9" office:value-type="percentage" office:value="0.0140875371499243" calcext:value-type="percentage">
            <text:p>1.41%</text:p>
          </table:table-cell>
          <table:table-cell table:style-name="ce9" office:value-type="percentage" office:value="0.00363841465467892" calcext:value-type="percentage">
            <text:p>0.36%</text:p>
          </table:table-cell>
          <table:table-cell table:style-name="ce9" office:value-type="percentage" office:value="0.00848438171883123" calcext:value-type="percentage">
            <text:p>0.85%</text:p>
          </table:table-cell>
          <table:table-cell table:style-name="ce9" office:value-type="percentage" office:value="0.0180378838363823" calcext:value-type="percentage">
            <text:p>1.80%</text:p>
          </table:table-cell>
          <table:table-cell table:style-name="ce9" office:value-type="percentage" office:value="-0.0017601487276898" calcext:value-type="percentage">
            <text:p>-0.18%</text:p>
          </table:table-cell>
          <table:table-cell table:style-name="ce9" office:value-type="percentage" office:value="0.00985204422223189" calcext:value-type="percentage">
            <text:p>0.99%</text:p>
          </table:table-cell>
          <table:table-cell table:style-name="ce9" office:value-type="percentage" office:value="0.0177476055529648" calcext:value-type="percentage">
            <text:p>1.77%</text:p>
          </table:table-cell>
          <table:table-cell table:style-name="ce9" office:value-type="percentage" office:value="0.0182953429941599" calcext:value-type="percentage">
            <text:p>1.83%</text:p>
          </table:table-cell>
          <table:table-cell table:style-name="ce9" office:value-type="percentage" office:value="0.0113420165758483" calcext:value-type="percentage">
            <text:p>1.13%</text:p>
          </table:table-cell>
          <table:table-cell table:style-name="ce9" office:value-type="percentage" office:value="0.0060366515000601" calcext:value-type="percentage">
            <text:p>0.60%</text:p>
          </table:table-cell>
          <table:table-cell table:style-name="ce9" office:value-type="percentage" office:value="0.0114793283380766" calcext:value-type="percentage">
            <text:p>1.15%</text:p>
          </table:table-cell>
          <table:table-cell table:style-name="ce9" office:value-type="percentage" office:value="-0.00158503268497689" calcext:value-type="percentage">
            <text:p>-0.16%</text:p>
          </table:table-cell>
          <table:table-cell table:style-name="ce9" office:value-type="percentage" office:value="0.0026342116209055" calcext:value-type="percentage">
            <text:p>0.26%</text:p>
          </table:table-cell>
          <table:table-cell table:style-name="ce9" office:value-type="percentage" office:value="0.00413964536406597" calcext:value-type="percentage">
            <text:p>0.41%</text:p>
          </table:table-cell>
          <table:table-cell table:style-name="ce9" office:value-type="percentage" office:value="0.00214589907102981" calcext:value-type="percentage">
            <text:p>0.21%</text:p>
          </table:table-cell>
          <table:table-cell table:style-name="ce9" office:value-type="percentage" office:value="0.00263270591594102" calcext:value-type="percentage">
            <text:p>0.26%</text:p>
          </table:table-cell>
          <table:table-cell table:style-name="ce9" office:value-type="percentage" office:value="0.00479826552477233" calcext:value-type="percentage">
            <text:p>0.48%</text:p>
          </table:table-cell>
          <table:table-cell table:style-name="ce9" office:value-type="percentage" office:value="-0.000840747263996146" calcext:value-type="percentage">
            <text:p>-0.08%</text:p>
          </table:table-cell>
          <table:table-cell table:style-name="ce9" office:value-type="percentage" office:value="0.00505222638785862" calcext:value-type="percentage">
            <text:p>0.51%</text:p>
          </table:table-cell>
          <table:table-cell table:style-name="ce9" office:value-type="percentage" office:value="0.00531014668649326" calcext:value-type="percentage">
            <text:p>0.53%</text:p>
          </table:table-cell>
          <table:table-cell table:style-name="ce9" office:value-type="percentage" office:value="0.00035233873525608" calcext:value-type="percentage">
            <text:p>0.04%</text:p>
          </table:table-cell>
          <table:table-cell table:style-name="ce9" office:value-type="percentage" office:value="0.0055786533514285" calcext:value-type="percentage">
            <text:p>0.56%</text:p>
          </table:table-cell>
          <table:table-cell table:style-name="ce9" office:value-type="percentage" office:value="-0.00109921026537645" calcext:value-type="percentage">
            <text:p>-0.11%</text:p>
          </table:table-cell>
          <table:table-cell table:style-name="ce9" office:value-type="percentage" office:value="0.00240842138026664" calcext:value-type="percentage">
            <text:p>0.24%</text:p>
          </table:table-cell>
          <table:table-cell table:style-name="ce9" office:value-type="percentage" office:value="0.00815434056054277" calcext:value-type="percentage">
            <text:p>0.82%</text:p>
          </table:table-cell>
          <table:table-cell table:style-name="ce9" office:value-type="percentage" office:value="0.00667734491537038" calcext:value-type="percentage">
            <text:p>0.67%</text:p>
          </table:table-cell>
          <table:table-cell table:style-name="ce9" office:value-type="percentage" office:value="0.0178028584411703" calcext:value-type="percentage">
            <text:p>1.78%</text:p>
          </table:table-cell>
          <table:table-cell table:style-name="ce9" office:value-type="percentage" office:value="0.00109030590223941" calcext:value-type="percentage">
            <text:p>0.11%</text:p>
          </table:table-cell>
          <table:table-cell table:style-name="ce9" office:value-type="percentage" office:value="0.00189629454791848" calcext:value-type="percentage">
            <text:p>0.19%</text:p>
          </table:table-cell>
          <table:table-cell table:style-name="ce9" office:value-type="percentage" office:value="-0.000452621593902128" calcext:value-type="percentage">
            <text:p>-0.05%</text:p>
          </table:table-cell>
          <table:table-cell table:style-name="ce9" office:value-type="percentage" office:value="0.00230920195480062" calcext:value-type="percentage">
            <text:p>0.23%</text:p>
          </table:table-cell>
          <table:table-cell table:style-name="ce9" office:value-type="percentage" office:value="0.0100190858776504" calcext:value-type="percentage">
            <text:p>1.00%</text:p>
          </table:table-cell>
          <table:table-cell table:style-name="ce9" office:value-type="percentage" office:value="0.0214613485815103" calcext:value-type="percentage">
            <text:p>2.15%</text:p>
          </table:table-cell>
          <table:table-cell table:style-name="ce9" office:value-type="percentage" office:value="0.00105858427560663" calcext:value-type="percentage">
            <text:p>0.11%</text:p>
          </table:table-cell>
          <table:table-cell table:style-name="ce9" office:value-type="percentage" office:value="0.00751592716370712" calcext:value-type="percentage">
            <text:p>0.75%</text:p>
          </table:table-cell>
          <table:table-cell table:style-name="ce9" office:value-type="percentage" office:value="0.0139083355505645" calcext:value-type="percentage">
            <text:p>1.39%</text:p>
          </table:table-cell>
          <table:table-cell table:style-name="ce9" office:value-type="percentage" office:value="0.0000611779413622732" calcext:value-type="percentage">
            <text:p>0.01%</text:p>
          </table:table-cell>
          <table:table-cell table:style-name="ce9" office:value-type="percentage" office:value="0.0010736161438513" calcext:value-type="percentage">
            <text:p>0.11%</text:p>
          </table:table-cell>
          <table:table-cell table:style-name="ce9" office:value-type="percentage" office:value="0.0138305349744836" calcext:value-type="percentage">
            <text:p>1.38%</text:p>
          </table:table-cell>
          <table:table-cell table:style-name="ce9" office:value-type="percentage" office:value="0.00536334332675192" calcext:value-type="percentage">
            <text:p>0.54%</text:p>
          </table:table-cell>
          <table:table-cell table:style-name="ce9" office:value-type="percentage" office:value="0.00769551292376912" calcext:value-type="percentage">
            <text:p>0.77%</text:p>
          </table:table-cell>
          <table:table-cell table:style-name="ce9" office:value-type="percentage" office:value="0.0182278717419817" calcext:value-type="percentage">
            <text:p>1.82%</text:p>
          </table:table-cell>
          <table:table-cell table:style-name="ce9" office:value-type="percentage" office:value="0.0154934111709859" calcext:value-type="percentage">
            <text:p>1.55%</text:p>
          </table:table-cell>
          <table:table-cell table:style-name="ce9" office:value-type="percentage" office:value="-0.00193800312002486" calcext:value-type="percentage">
            <text:p>-0.19%</text:p>
          </table:table-cell>
          <table:table-cell table:style-name="ce9" office:value-type="percentage" office:value="0.00595991922849886" calcext:value-type="percentage">
            <text:p>0.60%</text:p>
          </table:table-cell>
          <table:table-cell table:style-name="ce9" office:value-type="percentage" office:value="0.0148036200424278" calcext:value-type="percentage">
            <text:p>1.48%</text:p>
          </table:table-cell>
          <table:table-cell table:style-name="ce9" office:value-type="percentage" office:value="-0.00427097520963243" calcext:value-type="percentage">
            <text:p>-0.43%</text:p>
          </table:table-cell>
          <table:table-cell table:style-name="ce9" office:value-type="percentage" office:value="0.00147091396621258" calcext:value-type="percentage">
            <text:p>0.15%</text:p>
          </table:table-cell>
          <table:table-cell table:style-name="ce9" office:value-type="percentage" office:value="0.00472217903619027" calcext:value-type="percentage">
            <text:p>0.47%</text:p>
          </table:table-cell>
          <table:table-cell table:style-name="ce9" office:value-type="percentage" office:value="-0.0177639427164039" calcext:value-type="percentage">
            <text:p>-1.78%</text:p>
          </table:table-cell>
        </table:table-row>
        <table:table-row table:style-name="ro1">
          <table:table-cell office:value-type="string" calcext:value-type="string">
            <text:p>CHNG_%_2016</text:p>
          </table:table-cell>
          <table:table-cell office:value-type="percentage" office:value="0.00731617957886599" calcext:value-type="percentage">
            <text:p>0.73%</text:p>
          </table:table-cell>
          <table:table-cell table:style-name="ce9" office:value-type="percentage" office:value="0.00111306332808191" calcext:value-type="percentage">
            <text:p>0.11%</text:p>
          </table:table-cell>
          <table:table-cell table:style-name="ce9" office:value-type="percentage" office:value="0.00204448291609766" calcext:value-type="percentage">
            <text:p>0.20%</text:p>
          </table:table-cell>
          <table:table-cell table:style-name="ce9" office:value-type="percentage" office:value="0.010963741528202" calcext:value-type="percentage">
            <text:p>1.10%</text:p>
          </table:table-cell>
          <table:table-cell table:style-name="ce9" office:value-type="percentage" office:value="0.0107269190972801" calcext:value-type="percentage">
            <text:p>1.07%</text:p>
          </table:table-cell>
          <table:table-cell table:style-name="ce9" office:value-type="percentage" office:value="0.00199295103005185" calcext:value-type="percentage">
            <text:p>0.20%</text:p>
          </table:table-cell>
          <table:table-cell table:style-name="ce9" office:value-type="percentage" office:value="0.00477770908578184" calcext:value-type="percentage">
            <text:p>0.48%</text:p>
          </table:table-cell>
          <table:table-cell table:style-name="ce9" office:value-type="percentage" office:value="0.0153980770938315" calcext:value-type="percentage">
            <text:p>1.54%</text:p>
          </table:table-cell>
          <table:table-cell table:style-name="ce9" office:value-type="percentage" office:value="0.00421824912483067" calcext:value-type="percentage">
            <text:p>0.42%</text:p>
          </table:table-cell>
          <table:table-cell table:style-name="ce9" office:value-type="percentage" office:value="0.00671896243370504" calcext:value-type="percentage">
            <text:p>0.67%</text:p>
          </table:table-cell>
          <table:table-cell table:style-name="ce9" office:value-type="percentage" office:value="0.0162129844360795" calcext:value-type="percentage">
            <text:p>1.62%</text:p>
          </table:table-cell>
          <table:table-cell table:style-name="ce9" office:value-type="percentage" office:value="-0.00172185711517596" calcext:value-type="percentage">
            <text:p>-0.17%</text:p>
          </table:table-cell>
          <table:table-cell table:style-name="ce9" office:value-type="percentage" office:value="0.00901752706888301" calcext:value-type="percentage">
            <text:p>0.90%</text:p>
          </table:table-cell>
          <table:table-cell table:style-name="ce9" office:value-type="percentage" office:value="0.0169501486958259" calcext:value-type="percentage">
            <text:p>1.70%</text:p>
          </table:table-cell>
          <table:table-cell table:style-name="ce9" office:value-type="percentage" office:value="0.018784398640061" calcext:value-type="percentage">
            <text:p>1.88%</text:p>
          </table:table-cell>
          <table:table-cell table:style-name="ce9" office:value-type="percentage" office:value="0.0110617954962308" calcext:value-type="percentage">
            <text:p>1.11%</text:p>
          </table:table-cell>
          <table:table-cell table:style-name="ce9" office:value-type="percentage" office:value="0.0016540350877193" calcext:value-type="percentage">
            <text:p>0.17%</text:p>
          </table:table-cell>
          <table:table-cell table:style-name="ce9" office:value-type="percentage" office:value="0.0182747626702615" calcext:value-type="percentage">
            <text:p>1.83%</text:p>
          </table:table-cell>
          <table:table-cell table:style-name="ce9" office:value-type="percentage" office:value="-0.00205096760540955" calcext:value-type="percentage">
            <text:p>-0.21%</text:p>
          </table:table-cell>
          <table:table-cell table:style-name="ce9" office:value-type="percentage" office:value="0.00352900775268187" calcext:value-type="percentage">
            <text:p>0.35%</text:p>
          </table:table-cell>
          <table:table-cell table:style-name="ce9" office:value-type="percentage" office:value="0.00395951388260382" calcext:value-type="percentage">
            <text:p>0.40%</text:p>
          </table:table-cell>
          <table:table-cell table:style-name="ce9" office:value-type="percentage" office:value="0.000668078164111558" calcext:value-type="percentage">
            <text:p>0.07%</text:p>
          </table:table-cell>
          <table:table-cell table:style-name="ce9" office:value-type="percentage" office:value="0.00316848106703817" calcext:value-type="percentage">
            <text:p>0.32%</text:p>
          </table:table-cell>
          <table:table-cell table:style-name="ce9" office:value-type="percentage" office:value="0.00318956780917617" calcext:value-type="percentage">
            <text:p>0.32%</text:p>
          </table:table-cell>
          <table:table-cell table:style-name="ce9" office:value-type="percentage" office:value="0.00183843002433459" calcext:value-type="percentage">
            <text:p>0.18%</text:p>
          </table:table-cell>
          <table:table-cell table:style-name="ce9" office:value-type="percentage" office:value="0.0040152355976511" calcext:value-type="percentage">
            <text:p>0.40%</text:p>
          </table:table-cell>
          <table:table-cell table:style-name="ce9" office:value-type="percentage" office:value="0.00435530380672155" calcext:value-type="percentage">
            <text:p>0.44%</text:p>
          </table:table-cell>
          <table:table-cell table:style-name="ce9" office:value-type="percentage" office:value="0.00153776600806769" calcext:value-type="percentage">
            <text:p>0.15%</text:p>
          </table:table-cell>
          <table:table-cell table:style-name="ce9" office:value-type="percentage" office:value="0.00756761066982724" calcext:value-type="percentage">
            <text:p>0.76%</text:p>
          </table:table-cell>
          <table:table-cell table:style-name="ce9" office:value-type="percentage" office:value="0.0000395673212822897" calcext:value-type="percentage">
            <text:p>0.00%</text:p>
          </table:table-cell>
          <table:table-cell table:style-name="ce9" office:value-type="percentage" office:value="0.0030430710841025" calcext:value-type="percentage">
            <text:p>0.30%</text:p>
          </table:table-cell>
          <table:table-cell table:style-name="ce9" office:value-type="percentage" office:value="0.00995459325250527" calcext:value-type="percentage">
            <text:p>1.00%</text:p>
          </table:table-cell>
          <table:table-cell table:style-name="ce9" office:value-type="percentage" office:value="0.00735988150233607" calcext:value-type="percentage">
            <text:p>0.74%</text:p>
          </table:table-cell>
          <table:table-cell table:style-name="ce9" office:value-type="percentage" office:value="0.0191197121232139" calcext:value-type="percentage">
            <text:p>1.91%</text:p>
          </table:table-cell>
          <table:table-cell table:style-name="ce9" office:value-type="percentage" office:value="0.00365602772587584" calcext:value-type="percentage">
            <text:p>0.37%</text:p>
          </table:table-cell>
          <table:table-cell table:style-name="ce9" office:value-type="percentage" office:value="0.00205110921166742" calcext:value-type="percentage">
            <text:p>0.21%</text:p>
          </table:table-cell>
          <table:table-cell table:style-name="ce9" office:value-type="percentage" office:value="0.00151878723949481" calcext:value-type="percentage">
            <text:p>0.15%</text:p>
          </table:table-cell>
          <table:table-cell table:style-name="ce9" office:value-type="percentage" office:value="0.00085392199075543" calcext:value-type="percentage">
            <text:p>0.09%</text:p>
          </table:table-cell>
          <table:table-cell table:style-name="ce9" office:value-type="percentage" office:value="0.0113147389563037" calcext:value-type="percentage">
            <text:p>1.13%</text:p>
          </table:table-cell>
          <table:table-cell table:style-name="ce9" office:value-type="percentage" office:value="0.000913205643823252" calcext:value-type="percentage">
            <text:p>0.09%</text:p>
          </table:table-cell>
          <table:table-cell table:style-name="ce9" office:value-type="percentage" office:value="0.00142197478157028" calcext:value-type="percentage">
            <text:p>0.14%</text:p>
          </table:table-cell>
          <table:table-cell table:style-name="ce9" office:value-type="percentage" office:value="0.00429808031687768" calcext:value-type="percentage">
            <text:p>0.43%</text:p>
          </table:table-cell>
          <table:table-cell table:style-name="ce9" office:value-type="percentage" office:value="0.0169977407104273" calcext:value-type="percentage">
            <text:p>1.70%</text:p>
          </table:table-cell>
          <table:table-cell table:style-name="ce9" office:value-type="percentage" office:value="-0.000315846749842253" calcext:value-type="percentage">
            <text:p>-0.03%</text:p>
          </table:table-cell>
          <table:table-cell table:style-name="ce9" office:value-type="percentage" office:value="0.00156013324994962" calcext:value-type="percentage">
            <text:p>0.16%</text:p>
          </table:table-cell>
          <table:table-cell table:style-name="ce9" office:value-type="percentage" office:value="0.0135890409851635" calcext:value-type="percentage">
            <text:p>1.36%</text:p>
          </table:table-cell>
          <table:table-cell table:style-name="ce9" office:value-type="percentage" office:value="0.00871208462835459" calcext:value-type="percentage">
            <text:p>0.87%</text:p>
          </table:table-cell>
          <table:table-cell table:style-name="ce9" office:value-type="percentage" office:value="0.00882443978355744" calcext:value-type="percentage">
            <text:p>0.88%</text:p>
          </table:table-cell>
          <table:table-cell table:style-name="ce9" office:value-type="percentage" office:value="0.0161255747898719" calcext:value-type="percentage">
            <text:p>1.61%</text:p>
          </table:table-cell>
          <table:table-cell table:style-name="ce9" office:value-type="percentage" office:value="0.0195128837476083" calcext:value-type="percentage">
            <text:p>1.95%</text:p>
          </table:table-cell>
          <table:table-cell table:style-name="ce9" office:value-type="percentage" office:value="-0.00176653782653272" calcext:value-type="percentage">
            <text:p>-0.18%</text:p>
          </table:table-cell>
          <table:table-cell table:style-name="ce9" office:value-type="percentage" office:value="0.00565846448186768" calcext:value-type="percentage">
            <text:p>0.57%</text:p>
          </table:table-cell>
          <table:table-cell table:style-name="ce9" office:value-type="percentage" office:value="0.0175961138633629" calcext:value-type="percentage">
            <text:p>1.76%</text:p>
          </table:table-cell>
          <table:table-cell table:style-name="ce9" office:value-type="percentage" office:value="-0.00608646257334456" calcext:value-type="percentage">
            <text:p>-0.61%</text:p>
          </table:table-cell>
          <table:table-cell table:style-name="ce9" office:value-type="percentage" office:value="0.00228184662316165" calcext:value-type="percentage">
            <text:p>0.23%</text:p>
          </table:table-cell>
          <table:table-cell table:style-name="ce9" office:value-type="percentage" office:value="-0.00203720727984894" calcext:value-type="percentage">
            <text:p>-0.20%</text:p>
          </table:table-cell>
          <table:table-cell table:style-name="ce9" office:value-type="percentage" office:value="-0.0195673674497269" calcext:value-type="percentage">
            <text:p>-1.96%</text:p>
          </table:table-cell>
        </table:table-row>
        <table:table-row table:style-name="ro1">
          <table:table-cell office:value-type="string" calcext:value-type="string">
            <text:p>CHNG_%_2017</text:p>
          </table:table-cell>
          <table:table-cell office:value-type="percentage" office:value="0.00711559303795782" calcext:value-type="percentage">
            <text:p>0.71%</text:p>
          </table:table-cell>
          <table:table-cell table:style-name="ce9" office:value-type="percentage" office:value="0.00197207057551938" calcext:value-type="percentage">
            <text:p>0.20%</text:p>
          </table:table-cell>
          <table:table-cell table:style-name="ce9" office:value-type="percentage" office:value="0.00295283473852149" calcext:value-type="percentage">
            <text:p>0.30%</text:p>
          </table:table-cell>
          <table:table-cell table:style-name="ce9" office:value-type="percentage" office:value="0.0100158578652116" calcext:value-type="percentage">
            <text:p>1.00%</text:p>
          </table:table-cell>
          <table:table-cell table:style-name="ce9" office:value-type="percentage" office:value="0.00991330608794285" calcext:value-type="percentage">
            <text:p>0.99%</text:p>
          </table:table-cell>
          <table:table-cell table:style-name="ce9" office:value-type="percentage" office:value="0.00291694351477111" calcext:value-type="percentage">
            <text:p>0.29%</text:p>
          </table:table-cell>
          <table:table-cell table:style-name="ce9" office:value-type="percentage" office:value="-0.00234686916510163" calcext:value-type="percentage">
            <text:p>-0.23%</text:p>
          </table:table-cell>
          <table:table-cell table:style-name="ce9" office:value-type="percentage" office:value="0.0153757360861503" calcext:value-type="percentage">
            <text:p>1.54%</text:p>
          </table:table-cell>
          <table:table-cell table:style-name="ce9" office:value-type="percentage" office:value="0.00535237348147081" calcext:value-type="percentage">
            <text:p>0.54%</text:p>
          </table:table-cell>
          <table:table-cell table:style-name="ce9" office:value-type="percentage" office:value="0.00608681676034977" calcext:value-type="percentage">
            <text:p>0.61%</text:p>
          </table:table-cell>
          <table:table-cell table:style-name="ce9" office:value-type="percentage" office:value="0.0137926528332589" calcext:value-type="percentage">
            <text:p>1.38%</text:p>
          </table:table-cell>
          <table:table-cell table:style-name="ce9" office:value-type="percentage" office:value="0.000139303915919618" calcext:value-type="percentage">
            <text:p>0.01%</text:p>
          </table:table-cell>
          <table:table-cell table:style-name="ce9" office:value-type="percentage" office:value="0.00962566065093257" calcext:value-type="percentage">
            <text:p>0.96%</text:p>
          </table:table-cell>
          <table:table-cell table:style-name="ce9" office:value-type="percentage" office:value="0.0139618382217637" calcext:value-type="percentage">
            <text:p>1.40%</text:p>
          </table:table-cell>
          <table:table-cell table:style-name="ce9" office:value-type="percentage" office:value="0.0156591674446228" calcext:value-type="percentage">
            <text:p>1.57%</text:p>
          </table:table-cell>
          <table:table-cell table:style-name="ce9" office:value-type="percentage" office:value="0.011128010914312" calcext:value-type="percentage">
            <text:p>1.11%</text:p>
          </table:table-cell>
          <table:table-cell table:style-name="ce9" office:value-type="percentage" office:value="-0.000804153223144443" calcext:value-type="percentage">
            <text:p>-0.08%</text:p>
          </table:table-cell>
          <table:table-cell table:style-name="ce9" office:value-type="percentage" office:value="0.0215472686384136" calcext:value-type="percentage">
            <text:p>2.15%</text:p>
          </table:table-cell>
          <table:table-cell table:style-name="ce9" office:value-type="percentage" office:value="-0.00263479839840406" calcext:value-type="percentage">
            <text:p>-0.26%</text:p>
          </table:table-cell>
          <table:table-cell table:style-name="ce9" office:value-type="percentage" office:value="0.00492626517152594" calcext:value-type="percentage">
            <text:p>0.49%</text:p>
          </table:table-cell>
          <table:table-cell table:style-name="ce9" office:value-type="percentage" office:value="0.00472416082645123" calcext:value-type="percentage">
            <text:p>0.47%</text:p>
          </table:table-cell>
          <table:table-cell table:style-name="ce9" office:value-type="percentage" office:value="0.00185436303214493" calcext:value-type="percentage">
            <text:p>0.19%</text:p>
          </table:table-cell>
          <table:table-cell table:style-name="ce9" office:value-type="percentage" office:value="0.00406622759087038" calcext:value-type="percentage">
            <text:p>0.41%</text:p>
          </table:table-cell>
          <table:table-cell table:style-name="ce9" office:value-type="percentage" office:value="-0.000390370768762891" calcext:value-type="percentage">
            <text:p>-0.04%</text:p>
          </table:table-cell>
          <table:table-cell table:style-name="ce9" office:value-type="percentage" office:value="0.00424551415607782" calcext:value-type="percentage">
            <text:p>0.42%</text:p>
          </table:table-cell>
          <table:table-cell table:style-name="ce9" office:value-type="percentage" office:value="0.00454284486611321" calcext:value-type="percentage">
            <text:p>0.45%</text:p>
          </table:table-cell>
          <table:table-cell table:style-name="ce9" office:value-type="percentage" office:value="0.00527615322856349" calcext:value-type="percentage">
            <text:p>0.53%</text:p>
          </table:table-cell>
          <table:table-cell table:style-name="ce9" office:value-type="percentage" office:value="0.00289549496051871" calcext:value-type="percentage">
            <text:p>0.29%</text:p>
          </table:table-cell>
          <table:table-cell table:style-name="ce9" office:value-type="percentage" office:value="0.00925687855957827" calcext:value-type="percentage">
            <text:p>0.93%</text:p>
          </table:table-cell>
          <table:table-cell table:style-name="ce9" office:value-type="percentage" office:value="-0.00044113512958638" calcext:value-type="percentage">
            <text:p>-0.04%</text:p>
          </table:table-cell>
          <table:table-cell table:style-name="ce9" office:value-type="percentage" office:value="0.00366093001967529" calcext:value-type="percentage">
            <text:p>0.37%</text:p>
          </table:table-cell>
          <table:table-cell table:style-name="ce9" office:value-type="percentage" office:value="0.011280477635836" calcext:value-type="percentage">
            <text:p>1.13%</text:p>
          </table:table-cell>
          <table:table-cell table:style-name="ce9" office:value-type="percentage" office:value="0.00650895509692462" calcext:value-type="percentage">
            <text:p>0.65%</text:p>
          </table:table-cell>
          <table:table-cell table:style-name="ce9" office:value-type="percentage" office:value="0.0196241221973409" calcext:value-type="percentage">
            <text:p>1.96%</text:p>
          </table:table-cell>
          <table:table-cell table:style-name="ce9" office:value-type="percentage" office:value="0.00579489929686569" calcext:value-type="percentage">
            <text:p>0.58%</text:p>
          </table:table-cell>
          <table:table-cell table:style-name="ce9" office:value-type="percentage" office:value="0.00302750001417681" calcext:value-type="percentage">
            <text:p>0.30%</text:p>
          </table:table-cell>
          <table:table-cell table:style-name="ce9" office:value-type="percentage" office:value="0.00126669803801054" calcext:value-type="percentage">
            <text:p>0.13%</text:p>
          </table:table-cell>
          <table:table-cell table:style-name="ce9" office:value-type="percentage" office:value="0.000661547831224937" calcext:value-type="percentage">
            <text:p>0.07%</text:p>
          </table:table-cell>
          <table:table-cell table:style-name="ce9" office:value-type="percentage" office:value="0.0114085230551268" calcext:value-type="percentage">
            <text:p>1.14%</text:p>
          </table:table-cell>
          <table:table-cell table:style-name="ce9" office:value-type="percentage" office:value="-0.000205779072932086" calcext:value-type="percentage">
            <text:p>-0.02%</text:p>
          </table:table-cell>
          <table:table-cell table:style-name="ce9" office:value-type="percentage" office:value="0.00309330923775129" calcext:value-type="percentage">
            <text:p>0.31%</text:p>
          </table:table-cell>
          <table:table-cell table:style-name="ce9" office:value-type="percentage" office:value="0.00246206766262662" calcext:value-type="percentage">
            <text:p>0.25%</text:p>
          </table:table-cell>
          <table:table-cell table:style-name="ce9" office:value-type="percentage" office:value="0.0137289398082682" calcext:value-type="percentage">
            <text:p>1.37%</text:p>
          </table:table-cell>
          <table:table-cell table:style-name="ce9" office:value-type="percentage" office:value="0.00144192433288728" calcext:value-type="percentage">
            <text:p>0.14%</text:p>
          </table:table-cell>
          <table:table-cell table:style-name="ce9" office:value-type="percentage" office:value="0.00195744608524947" calcext:value-type="percentage">
            <text:p>0.20%</text:p>
          </table:table-cell>
          <table:table-cell table:style-name="ce9" office:value-type="percentage" office:value="0.0128758686628283" calcext:value-type="percentage">
            <text:p>1.29%</text:p>
          </table:table-cell>
          <table:table-cell table:style-name="ce9" office:value-type="percentage" office:value="0.00936500342945411" calcext:value-type="percentage">
            <text:p>0.94%</text:p>
          </table:table-cell>
          <table:table-cell table:style-name="ce9" office:value-type="percentage" office:value="0.00992893607826113" calcext:value-type="percentage">
            <text:p>0.99%</text:p>
          </table:table-cell>
          <table:table-cell table:style-name="ce9" office:value-type="percentage" office:value="0.0141765485923622" calcext:value-type="percentage">
            <text:p>1.42%</text:p>
          </table:table-cell>
          <table:table-cell table:style-name="ce9" office:value-type="percentage" office:value="0.0186176058610885" calcext:value-type="percentage">
            <text:p>1.86%</text:p>
          </table:table-cell>
          <table:table-cell table:style-name="ce9" office:value-type="percentage" office:value="0.000485922675750053" calcext:value-type="percentage">
            <text:p>0.05%</text:p>
          </table:table-cell>
          <table:table-cell table:style-name="ce9" office:value-type="percentage" office:value="0.00658890558088829" calcext:value-type="percentage">
            <text:p>0.66%</text:p>
          </table:table-cell>
          <table:table-cell table:style-name="ce9" office:value-type="percentage" office:value="0.0168952207706345" calcext:value-type="percentage">
            <text:p>1.69%</text:p>
          </table:table-cell>
          <table:table-cell table:style-name="ce9" office:value-type="percentage" office:value="-0.00704301807101765" calcext:value-type="percentage">
            <text:p>-0.70%</text:p>
          </table:table-cell>
          <table:table-cell table:style-name="ce9" office:value-type="percentage" office:value="0.00389606151792394" calcext:value-type="percentage">
            <text:p>0.39%</text:p>
          </table:table-cell>
          <table:table-cell table:style-name="ce9" office:value-type="percentage" office:value="-0.00967081212351675" calcext:value-type="percentage">
            <text:p>-0.97%</text:p>
          </table:table-cell>
          <table:table-cell table:style-name="ce9" office:value-type="percentage" office:value="-0.0207551569125541" calcext:value-type="percentage">
            <text:p>-2.08%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string" calcext:value-type="string">
            <text:p>NEST</text:p>
          </table:table-cell>
          <table:table-cell table:style-name="Default" office:value-type="string" calcext:value-type="string">
            <text:p>MWST</text:p>
          </table:table-cell>
          <table:table-cell table:style-name="Default" office:value-type="string" calcext:value-type="string">
            <text:p>STH</text:p>
          </table:table-cell>
          <table:table-cell table:style-name="Default" office:value-type="string" calcext:value-type="string">
            <text:p>WST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K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AK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T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FL</text:p>
          </table:table-cell>
          <table:table-cell table:style-name="Default" office:value-type="string" calcext:value-type="string">
            <text:p>GE</text:p>
          </table:table-cell>
          <table:table-cell table:style-name="Default" office:value-type="string" calcext:value-type="string">
            <text:p>HI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string" calcext:value-type="string">
            <text:p>KT</text:p>
          </table:table-cell>
          <table:table-cell table:style-name="Default" office:value-type="string" calcext:value-type="string">
            <text:p>LS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MD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N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MO</text:p>
          </table:table-cell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V</text:p>
          </table:table-cell>
          <table:table-cell table:style-name="Default" office:value-type="string" calcext:value-type="string">
            <text:p>NH</text:p>
          </table:table-cell>
          <table:table-cell table:style-name="Default" office:value-type="string" calcext:value-type="string">
            <text:p>NJ</text:p>
          </table:table-cell>
          <table:table-cell table:style-name="Default" office:value-type="string" calcext:value-type="string">
            <text:p>NM</text:p>
          </table:table-cell>
          <table:table-cell table:style-name="Default" office:value-type="string" calcext:value-type="string">
            <text:p>NY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ND</text:p>
          </table:table-cell>
          <table:table-cell table:style-name="Default" office:value-type="string" calcext:value-type="string">
            <text:p>OH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PN</text:p>
          </table:table-cell>
          <table:table-cell table:style-name="Default" office:value-type="string" calcext:value-type="string">
            <text:p>RI</text:p>
          </table:table-cell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TN</text:p>
          </table:table-cell>
          <table:table-cell table:style-name="Default" office:value-type="string" calcext:value-type="string">
            <text:p>TX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VT</text:p>
          </table:table-cell>
          <table:table-cell table:style-name="Default" office:value-type="string" calcext:value-type="string">
            <text:p>VI</text:p>
          </table:table-cell>
          <table:table-cell table:style-name="Default" office:value-type="string" calcext:value-type="string">
            <text:p>WA</text:p>
          </table:table-cell>
          <table:table-cell table:style-name="Default" office:value-type="string" calcext:value-type="string">
            <text:p>WV</text:p>
          </table:table-cell>
          <table:table-cell table:style-name="Default" office:value-type="string" calcext:value-type="string">
            <text:p>WI</text:p>
          </table:table-cell>
          <table:table-cell table:style-name="Default" office:value-type="string" calcext:value-type="string">
            <text:p>WY</text:p>
          </table:table-cell>
          <table:table-cell table:style-name="Default"/>
        </table:table-row>
        <table:table-row table:style-name="ro1">
          <table:table-cell office:value-type="string" calcext:value-type="string">
            <text:p>CHNG_%_2010</text:p>
          </table:table-cell>
          <table:table-cell table:formula="of:=[.B19]" office:value-type="percentage" office:value="0.00187959315544829" calcext:value-type="percentage">
            <text:p>0.19%</text:p>
          </table:table-cell>
          <table:table-cell table:style-name="ce9" table:formula="of:=[.C19]" office:value-type="percentage" office:value="0.00126541020484753" calcext:value-type="percentage">
            <text:p>0.13%</text:p>
          </table:table-cell>
          <table:table-cell table:style-name="ce9" table:formula="of:=[.D19]" office:value-type="percentage" office:value="0.000650948038146816" calcext:value-type="percentage">
            <text:p>0.07%</text:p>
          </table:table-cell>
          <table:table-cell table:style-name="ce9" table:formula="of:=[.E19]" office:value-type="percentage" office:value="0.0026730828966551" calcext:value-type="percentage">
            <text:p>0.27%</text:p>
          </table:table-cell>
          <table:table-cell table:style-name="ce9" table:formula="of:=[.F19]" office:value-type="percentage" office:value="0.00223132623638323" calcext:value-type="percentage">
            <text:p>0.22%</text:p>
          </table:table-cell>
          <table:table-cell table:style-name="ce9" table:formula="of:=[.G19]" office:value-type="percentage" office:value="0.00113897503962562" calcext:value-type="percentage">
            <text:p>0.11%</text:p>
          </table:table-cell>
          <table:table-cell table:style-name="ce9" table:formula="of:=[.H19]" office:value-type="percentage" office:value="0.0053025001724791" calcext:value-type="percentage">
            <text:p>0.53%</text:p>
          </table:table-cell>
          <table:table-cell table:style-name="ce9" table:formula="of:=[.I19]" office:value-type="percentage" office:value="0.00229864845478352" calcext:value-type="percentage">
            <text:p>0.23%</text:p>
          </table:table-cell>
          <table:table-cell table:style-name="ce9" table:formula="of:=[.J19]" office:value-type="percentage" office:value="0.00195684515133827" calcext:value-type="percentage">
            <text:p>0.20%</text:p>
          </table:table-cell>
          <table:table-cell table:style-name="ce9" table:formula="of:=[.K19]" office:value-type="percentage" office:value="0.00196414039894179" calcext:value-type="percentage">
            <text:p>0.20%</text:p>
          </table:table-cell>
          <table:table-cell table:style-name="ce9" table:formula="of:=[.L19]" office:value-type="percentage" office:value="0.00371908352746642" calcext:value-type="percentage">
            <text:p>0.37%</text:p>
          </table:table-cell>
          <table:table-cell table:style-name="ce9" table:formula="of:=[.M19]" office:value-type="percentage" office:value="0.00169469379258593" calcext:value-type="percentage">
            <text:p>0.17%</text:p>
          </table:table-cell>
          <table:table-cell table:style-name="ce9" table:formula="of:=[.N19]" office:value-type="percentage" office:value="0.00197787365218379" calcext:value-type="percentage">
            <text:p>0.20%</text:p>
          </table:table-cell>
          <table:table-cell table:style-name="ce9" table:formula="of:=[.O19]" office:value-type="percentage" office:value="0.00544104180827391" calcext:value-type="percentage">
            <text:p>0.54%</text:p>
          </table:table-cell>
          <table:table-cell table:style-name="ce9" table:formula="of:=[.P19]" office:value-type="percentage" office:value="0.00222681291888703" calcext:value-type="percentage">
            <text:p>0.22%</text:p>
          </table:table-cell>
          <table:table-cell table:style-name="ce9" table:formula="of:=[.Q19]" office:value-type="percentage" office:value="0.00247799957327126" calcext:value-type="percentage">
            <text:p>0.25%</text:p>
          </table:table-cell>
          <table:table-cell table:style-name="ce9" table:formula="of:=[.R19]" office:value-type="percentage" office:value="0.00258472205783867" calcext:value-type="percentage">
            <text:p>0.26%</text:p>
          </table:table-cell>
          <table:table-cell table:style-name="ce9" table:formula="of:=[.S19]" office:value-type="percentage" office:value="0.00208091187574239" calcext:value-type="percentage">
            <text:p>0.21%</text:p>
          </table:table-cell>
          <table:table-cell table:style-name="ce9" table:formula="of:=[.T19]" office:value-type="percentage" office:value="0.000750625534268304" calcext:value-type="percentage">
            <text:p>0.08%</text:p>
          </table:table-cell>
          <table:table-cell table:style-name="ce9" table:formula="of:=[.U19]" office:value-type="percentage" office:value="0.000910576849817437" calcext:value-type="percentage">
            <text:p>0.09%</text:p>
          </table:table-cell>
          <table:table-cell table:style-name="ce9" table:formula="of:=[.V19]" office:value-type="percentage" office:value="0.00110098790193526" calcext:value-type="percentage">
            <text:p>0.11%</text:p>
          </table:table-cell>
          <table:table-cell table:style-name="ce9" table:formula="of:=[.W19]" office:value-type="percentage" office:value="0.00184815349382675" calcext:value-type="percentage">
            <text:p>0.18%</text:p>
          </table:table-cell>
          <table:table-cell table:style-name="ce9" table:formula="of:=[.X19]" office:value-type="percentage" office:value="0.00198369946584375" calcext:value-type="percentage">
            <text:p>0.20%</text:p>
          </table:table-cell>
          <table:table-cell table:style-name="ce9" table:formula="of:=[.Y19]" office:value-type="percentage" office:value="0.00251314032909719" calcext:value-type="percentage">
            <text:p>0.25%</text:p>
          </table:table-cell>
          <table:table-cell table:style-name="ce9" table:formula="of:=[.Z19]" office:value-type="percentage" office:value="-0.000597729081175975" calcext:value-type="percentage">
            <text:p>-0.06%</text:p>
          </table:table-cell>
          <table:table-cell table:style-name="ce9" table:formula="of:=[.AA19]" office:value-type="percentage" office:value="0.00247542587301543" calcext:value-type="percentage">
            <text:p>0.25%</text:p>
          </table:table-cell>
          <table:table-cell table:style-name="ce9" table:formula="of:=[.AB19]" office:value-type="percentage" office:value="0.0026169778403755" calcext:value-type="percentage">
            <text:p>0.26%</text:p>
          </table:table-cell>
          <table:table-cell table:style-name="ce9" table:formula="of:=[.AC19]" office:value-type="percentage" office:value="-0.000748509658384968" calcext:value-type="percentage">
            <text:p>-0.07%</text:p>
          </table:table-cell>
          <table:table-cell table:style-name="ce9" table:formula="of:=[.AD19]" office:value-type="percentage" office:value="0.00127961839581065" calcext:value-type="percentage">
            <text:p>0.13%</text:p>
          </table:table-cell>
          <table:table-cell table:style-name="ce9" table:formula="of:=[.AE19]" office:value-type="percentage" office:value="0.000786574448058283" calcext:value-type="percentage">
            <text:p>0.08%</text:p>
          </table:table-cell>
          <table:table-cell table:style-name="ce9" table:formula="of:=[.AF19]" office:value-type="percentage" office:value="0.0011280818751005" calcext:value-type="percentage">
            <text:p>0.11%</text:p>
          </table:table-cell>
          <table:table-cell table:style-name="ce9" table:formula="of:=[.AG19]" office:value-type="percentage" office:value="0.00110469317728153" calcext:value-type="percentage">
            <text:p>0.11%</text:p>
          </table:table-cell>
          <table:table-cell table:style-name="ce9" table:formula="of:=[.AH19]" office:value-type="percentage" office:value="0.0019870330896585" calcext:value-type="percentage">
            <text:p>0.20%</text:p>
          </table:table-cell>
          <table:table-cell table:style-name="ce9" table:formula="of:=[.AI19]" office:value-type="percentage" office:value="0.000779840854699652" calcext:value-type="percentage">
            <text:p>0.08%</text:p>
          </table:table-cell>
          <table:table-cell table:style-name="ce9" table:formula="of:=[.AJ19]" office:value-type="percentage" office:value="0.000182305711486019" calcext:value-type="percentage">
            <text:p>0.02%</text:p>
          </table:table-cell>
          <table:table-cell table:style-name="ce9" table:formula="of:=[.AK19]" office:value-type="percentage" office:value="0.00133702703877003" calcext:value-type="percentage">
            <text:p>0.13%</text:p>
          </table:table-cell>
          <table:table-cell table:style-name="ce9" table:formula="of:=[.AL19]" office:value-type="percentage" office:value="0.00262240436601189" calcext:value-type="percentage">
            <text:p>0.26%</text:p>
          </table:table-cell>
          <table:table-cell table:style-name="ce9" table:formula="of:=[.AM19]" office:value-type="percentage" office:value="0.00139719565930657" calcext:value-type="percentage">
            <text:p>0.14%</text:p>
          </table:table-cell>
          <table:table-cell table:style-name="ce9" table:formula="of:=[.AN19]" office:value-type="percentage" office:value="0.004040277770932" calcext:value-type="percentage">
            <text:p>0.40%</text:p>
          </table:table-cell>
          <table:table-cell table:style-name="ce9" table:formula="of:=[.AO19]" office:value-type="percentage" office:value="0.00287396054957619" calcext:value-type="percentage">
            <text:p>0.29%</text:p>
          </table:table-cell>
          <table:table-cell table:style-name="ce9" table:formula="of:=[.AP19]" office:value-type="percentage" office:value="0.000221210862493525" calcext:value-type="percentage">
            <text:p>0.02%</text:p>
          </table:table-cell>
          <table:table-cell table:style-name="ce9" table:formula="of:=[.AQ19]" office:value-type="percentage" office:value="0.00211417166775383" calcext:value-type="percentage">
            <text:p>0.21%</text:p>
          </table:table-cell>
          <table:table-cell table:style-name="ce9" table:formula="of:=[.AR19]" office:value-type="percentage" office:value="0.00156640148428352" calcext:value-type="percentage">
            <text:p>0.16%</text:p>
          </table:table-cell>
          <table:table-cell table:style-name="ce9" table:formula="of:=[.AS19]" office:value-type="percentage" office:value="0.000646020717851357" calcext:value-type="percentage">
            <text:p>0.06%</text:p>
          </table:table-cell>
          <table:table-cell table:style-name="ce9" table:formula="of:=[.AT19]" office:value-type="percentage" office:value="0.000212813056080991" calcext:value-type="percentage">
            <text:p>0.02%</text:p>
          </table:table-cell>
          <table:table-cell table:style-name="ce9" table:formula="of:=[.AU19]" office:value-type="percentage" office:value="0.00225993024548987" calcext:value-type="percentage">
            <text:p>0.23%</text:p>
          </table:table-cell>
          <table:table-cell table:style-name="ce9" table:formula="of:=[.AV19]" office:value-type="percentage" office:value="0.00249330614851753" calcext:value-type="percentage">
            <text:p>0.25%</text:p>
          </table:table-cell>
          <table:table-cell table:style-name="ce9" table:formula="of:=[.AW19]" office:value-type="percentage" office:value="0.00151069041561714" calcext:value-type="percentage">
            <text:p>0.15%</text:p>
          </table:table-cell>
          <table:table-cell table:style-name="ce9" table:formula="of:=[.AX19]" office:value-type="percentage" office:value="0.0037997959162653" calcext:value-type="percentage">
            <text:p>0.38%</text:p>
          </table:table-cell>
          <table:table-cell table:style-name="ce9" table:formula="of:=[.AY19]" office:value-type="percentage" office:value="0.00411413644200102" calcext:value-type="percentage">
            <text:p>0.41%</text:p>
          </table:table-cell>
          <table:table-cell table:style-name="ce9" table:formula="of:=[.AZ19]" office:value-type="percentage" office:value="0.00016140863392362" calcext:value-type="percentage">
            <text:p>0.02%</text:p>
          </table:table-cell>
          <table:table-cell table:style-name="ce9" table:formula="of:=[.BA19]" office:value-type="percentage" office:value="0.00301998844147949" calcext:value-type="percentage">
            <text:p>0.30%</text:p>
          </table:table-cell>
          <table:table-cell table:style-name="ce9" table:formula="of:=[.BB19]" office:value-type="percentage" office:value="0.00250440922353053" calcext:value-type="percentage">
            <text:p>0.25%</text:p>
          </table:table-cell>
          <table:table-cell table:style-name="ce9" table:formula="of:=[.BC19]" office:value-type="percentage" office:value="0.000706424305745189" calcext:value-type="percentage">
            <text:p>0.07%</text:p>
          </table:table-cell>
          <table:table-cell table:style-name="ce9" table:formula="of:=[.BD19]" office:value-type="percentage" office:value="0.000547741809105913" calcext:value-type="percentage">
            <text:p>0.05%</text:p>
          </table:table-cell>
          <table:table-cell table:style-name="ce9" table:formula="of:=[.BE19]" office:value-type="percentage" office:value="0.00108050373829454" calcext:value-type="percentage">
            <text:p>0.11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1</text:p>
          </table:table-cell>
          <table:table-cell table:formula="of:=[.B28]+[.B20]" office:value-type="percentage" office:value="0.00927860411770879" calcext:value-type="percentage">
            <text:p>0.93%</text:p>
          </table:table-cell>
          <table:table-cell table:style-name="ce9" table:formula="of:=[.C28]+[.C20]" office:value-type="percentage" office:value="0.00583583319930956" calcext:value-type="percentage">
            <text:p>0.58%</text:p>
          </table:table-cell>
          <table:table-cell table:style-name="ce9" table:formula="of:=[.D28]+[.D20]" office:value-type="percentage" office:value="0.00315523203678481" calcext:value-type="percentage">
            <text:p>0.32%</text:p>
          </table:table-cell>
          <table:table-cell table:style-name="ce9" table:formula="of:=[.E28]+[.E20]" office:value-type="percentage" office:value="0.012941412093224" calcext:value-type="percentage">
            <text:p>1.29%</text:p>
          </table:table-cell>
          <table:table-cell table:style-name="ce9" table:formula="of:=[.F28]+[.F20]" office:value-type="percentage" office:value="0.0117322110359918" calcext:value-type="percentage">
            <text:p>1.17%</text:p>
          </table:table-cell>
          <table:table-cell table:style-name="ce9" table:formula="of:=[.G28]+[.G20]" office:value-type="percentage" office:value="0.00386264955906002" calcext:value-type="percentage">
            <text:p>0.39%</text:p>
          </table:table-cell>
          <table:table-cell table:style-name="ce9" table:formula="of:=[.H28]+[.H20]" office:value-type="percentage" office:value="0.0167162615497025" calcext:value-type="percentage">
            <text:p>1.67%</text:p>
          </table:table-cell>
          <table:table-cell table:style-name="ce9" table:formula="of:=[.I28]+[.I20]" office:value-type="percentage" office:value="0.0113444917449162" calcext:value-type="percentage">
            <text:p>1.13%</text:p>
          </table:table-cell>
          <table:table-cell table:style-name="ce9" table:formula="of:=[.J28]+[.J20]" office:value-type="percentage" office:value="0.007708711891064" calcext:value-type="percentage">
            <text:p>0.77%</text:p>
          </table:table-cell>
          <table:table-cell table:style-name="ce9" table:formula="of:=[.K28]+[.K20]" office:value-type="percentage" office:value="0.0111210320288929" calcext:value-type="percentage">
            <text:p>1.11%</text:p>
          </table:table-cell>
          <table:table-cell table:style-name="ce9" table:formula="of:=[.L28]+[.L20]" office:value-type="percentage" office:value="0.0170843342679041" calcext:value-type="percentage">
            <text:p>1.71%</text:p>
          </table:table-cell>
          <table:table-cell table:style-name="ce9" table:formula="of:=[.M28]+[.M20]" office:value-type="percentage" office:value="0.00496757348330215" calcext:value-type="percentage">
            <text:p>0.50%</text:p>
          </table:table-cell>
          <table:table-cell table:style-name="ce9" table:formula="of:=[.N28]+[.N20]" office:value-type="percentage" office:value="0.0109791869875037" calcext:value-type="percentage">
            <text:p>1.10%</text:p>
          </table:table-cell>
          <table:table-cell table:style-name="ce9" table:formula="of:=[.O28]+[.O20]" office:value-type="percentage" office:value="0.0300984206245187" calcext:value-type="percentage">
            <text:p>3.01%</text:p>
          </table:table-cell>
          <table:table-cell table:style-name="ce9" table:formula="of:=[.P28]+[.P20]" office:value-type="percentage" office:value="0.0153651727756908" calcext:value-type="percentage">
            <text:p>1.54%</text:p>
          </table:table-cell>
          <table:table-cell table:style-name="ce9" table:formula="of:=[.Q28]+[.Q20]" office:value-type="percentage" office:value="0.0124569475871288" calcext:value-type="percentage">
            <text:p>1.25%</text:p>
          </table:table-cell>
          <table:table-cell table:style-name="ce9" table:formula="of:=[.R28]+[.R20]" office:value-type="percentage" office:value="0.0131093916389322" calcext:value-type="percentage">
            <text:p>1.31%</text:p>
          </table:table-cell>
          <table:table-cell table:style-name="ce9" table:formula="of:=[.S28]+[.S20]" office:value-type="percentage" office:value="0.00982987631735107" calcext:value-type="percentage">
            <text:p>0.98%</text:p>
          </table:table-cell>
          <table:table-cell table:style-name="ce9" table:formula="of:=[.T28]+[.T20]" office:value-type="percentage" office:value="0.00239126234567646" calcext:value-type="percentage">
            <text:p>0.24%</text:p>
          </table:table-cell>
          <table:table-cell table:style-name="ce9" table:formula="of:=[.U28]+[.U20]" office:value-type="percentage" office:value="0.00479820690413979" calcext:value-type="percentage">
            <text:p>0.48%</text:p>
          </table:table-cell>
          <table:table-cell table:style-name="ce9" table:formula="of:=[.V28]+[.V20]" office:value-type="percentage" office:value="0.00549669285698959" calcext:value-type="percentage">
            <text:p>0.55%</text:p>
          </table:table-cell>
          <table:table-cell table:style-name="ce9" table:formula="of:=[.W28]+[.W20]" office:value-type="percentage" office:value="0.00545708425292451" calcext:value-type="percentage">
            <text:p>0.55%</text:p>
          </table:table-cell>
          <table:table-cell table:style-name="ce9" table:formula="of:=[.X28]+[.X20]" office:value-type="percentage" office:value="0.00668933032795634" calcext:value-type="percentage">
            <text:p>0.67%</text:p>
          </table:table-cell>
          <table:table-cell table:style-name="ce9" table:formula="of:=[.Y28]+[.Y20]" office:value-type="percentage" office:value="0.00896573734488613" calcext:value-type="percentage">
            <text:p>0.90%</text:p>
          </table:table-cell>
          <table:table-cell table:style-name="ce9" table:formula="of:=[.Z28]+[.Z20]" office:value-type="percentage" office:value="-0.000296696766109534" calcext:value-type="percentage">
            <text:p>-0.03%</text:p>
          </table:table-cell>
          <table:table-cell table:style-name="ce9" table:formula="of:=[.AA28]+[.AA20]" office:value-type="percentage" office:value="0.011890997476346" calcext:value-type="percentage">
            <text:p>1.19%</text:p>
          </table:table-cell>
          <table:table-cell table:style-name="ce9" table:formula="of:=[.AB28]+[.AB20]" office:value-type="percentage" office:value="0.0097605509218879" calcext:value-type="percentage">
            <text:p>0.98%</text:p>
          </table:table-cell>
          <table:table-cell table:style-name="ce9" table:formula="of:=[.AC28]+[.AC20]" office:value-type="percentage" office:value="-0.000802338878909523" calcext:value-type="percentage">
            <text:p>-0.08%</text:p>
          </table:table-cell>
          <table:table-cell table:style-name="ce9" table:formula="of:=[.AD28]+[.AD20]" office:value-type="percentage" office:value="0.00787450565846888" calcext:value-type="percentage">
            <text:p>0.79%</text:p>
          </table:table-cell>
          <table:table-cell table:style-name="ce9" table:formula="of:=[.AE28]+[.AE20]" office:value-type="percentage" office:value="0.00314275513564748" calcext:value-type="percentage">
            <text:p>0.31%</text:p>
          </table:table-cell>
          <table:table-cell table:style-name="ce9" table:formula="of:=[.AF28]+[.AF20]" office:value-type="percentage" office:value="0.00355716086389205" calcext:value-type="percentage">
            <text:p>0.36%</text:p>
          </table:table-cell>
          <table:table-cell table:style-name="ce9" table:formula="of:=[.AG28]+[.AG20]" office:value-type="percentage" office:value="0.00748369549408857" calcext:value-type="percentage">
            <text:p>0.75%</text:p>
          </table:table-cell>
          <table:table-cell table:style-name="ce9" table:formula="of:=[.AH28]+[.AH20]" office:value-type="percentage" office:value="0.00833196288574697" calcext:value-type="percentage">
            <text:p>0.83%</text:p>
          </table:table-cell>
          <table:table-cell table:style-name="ce9" table:formula="of:=[.AI28]+[.AI20]" office:value-type="percentage" office:value="0.00643540173279912" calcext:value-type="percentage">
            <text:p>0.64%</text:p>
          </table:table-cell>
          <table:table-cell table:style-name="ce9" table:formula="of:=[.AJ28]+[.AJ20]" office:value-type="percentage" office:value="0.00143030000636924" calcext:value-type="percentage">
            <text:p>0.14%</text:p>
          </table:table-cell>
          <table:table-cell table:style-name="ce9" table:formula="of:=[.AK28]+[.AK20]" office:value-type="percentage" office:value="0.00597099182353595" calcext:value-type="percentage">
            <text:p>0.60%</text:p>
          </table:table-cell>
          <table:table-cell table:style-name="ce9" table:formula="of:=[.AL28]+[.AL20]" office:value-type="percentage" office:value="0.00894490599585842" calcext:value-type="percentage">
            <text:p>0.89%</text:p>
          </table:table-cell>
          <table:table-cell table:style-name="ce9" table:formula="of:=[.AM28]+[.AM20]" office:value-type="percentage" office:value="0.00760352702195268" calcext:value-type="percentage">
            <text:p>0.76%</text:p>
          </table:table-cell>
          <table:table-cell table:style-name="ce9" table:formula="of:=[.AN28]+[.AN20]" office:value-type="percentage" office:value="0.0132189643565144" calcext:value-type="percentage">
            <text:p>1.32%</text:p>
          </table:table-cell>
          <table:table-cell table:style-name="ce9" table:formula="of:=[.AO28]+[.AO20]" office:value-type="percentage" office:value="0.017932375425527" calcext:value-type="percentage">
            <text:p>1.79%</text:p>
          </table:table-cell>
          <table:table-cell table:style-name="ce9" table:formula="of:=[.AP28]+[.AP20]" office:value-type="percentage" office:value="0.000572060600803292" calcext:value-type="percentage">
            <text:p>0.06%</text:p>
          </table:table-cell>
          <table:table-cell table:style-name="ce9" table:formula="of:=[.AQ28]+[.AQ20]" office:value-type="percentage" office:value="0.00890448503302434" calcext:value-type="percentage">
            <text:p>0.89%</text:p>
          </table:table-cell>
          <table:table-cell table:style-name="ce9" table:formula="of:=[.AR28]+[.AR20]" office:value-type="percentage" office:value="0.00900901316296851" calcext:value-type="percentage">
            <text:p>0.90%</text:p>
          </table:table-cell>
          <table:table-cell table:style-name="ce9" table:formula="of:=[.AS28]+[.AS20]" office:value-type="percentage" office:value="0.00313744041322846" calcext:value-type="percentage">
            <text:p>0.31%</text:p>
          </table:table-cell>
          <table:table-cell table:style-name="ce9" table:formula="of:=[.AT28]+[.AT20]" office:value-type="percentage" office:value="-0.000751475001677392" calcext:value-type="percentage">
            <text:p>-0.08%</text:p>
          </table:table-cell>
          <table:table-cell table:style-name="ce9" table:formula="of:=[.AU28]+[.AU20]" office:value-type="percentage" office:value="0.0101590060233806" calcext:value-type="percentage">
            <text:p>1.02%</text:p>
          </table:table-cell>
          <table:table-cell table:style-name="ce9" table:formula="of:=[.AV28]+[.AV20]" office:value-type="percentage" office:value="0.0111298983657218" calcext:value-type="percentage">
            <text:p>1.11%</text:p>
          </table:table-cell>
          <table:table-cell table:style-name="ce9" table:formula="of:=[.AW28]+[.AW20]" office:value-type="percentage" office:value="0.00782672679393233" calcext:value-type="percentage">
            <text:p>0.78%</text:p>
          </table:table-cell>
          <table:table-cell table:style-name="ce9" table:formula="of:=[.AX28]+[.AX20]" office:value-type="percentage" office:value="0.0195059875792224" calcext:value-type="percentage">
            <text:p>1.95%</text:p>
          </table:table-cell>
          <table:table-cell table:style-name="ce9" table:formula="of:=[.AY28]+[.AY20]" office:value-type="percentage" office:value="0.0183818145606148" calcext:value-type="percentage">
            <text:p>1.84%</text:p>
          </table:table-cell>
          <table:table-cell table:style-name="ce9" table:formula="of:=[.AZ28]+[.AZ20]" office:value-type="percentage" office:value="0.000749165717754071" calcext:value-type="percentage">
            <text:p>0.07%</text:p>
          </table:table-cell>
          <table:table-cell table:style-name="ce9" table:formula="of:=[.BA28]+[.BA20]" office:value-type="percentage" office:value="0.0131762177579388" calcext:value-type="percentage">
            <text:p>1.32%</text:p>
          </table:table-cell>
          <table:table-cell table:style-name="ce9" table:formula="of:=[.BB28]+[.BB20]" office:value-type="percentage" office:value="0.0139089503111187" calcext:value-type="percentage">
            <text:p>1.39%</text:p>
          </table:table-cell>
          <table:table-cell table:style-name="ce9" table:formula="of:=[.BC28]+[.BC20]" office:value-type="percentage" office:value="0.00101717599033223" calcext:value-type="percentage">
            <text:p>0.10%</text:p>
          </table:table-cell>
          <table:table-cell table:style-name="ce9" table:formula="of:=[.BD28]+[.BD20]" office:value-type="percentage" office:value="0.00324836572337618" calcext:value-type="percentage">
            <text:p>0.32%</text:p>
          </table:table-cell>
          <table:table-cell table:style-name="ce9" table:formula="of:=[.BE28]+[.BE20]" office:value-type="percentage" office:value="0.00676456719093088" calcext:value-type="percentage">
            <text:p>0.68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2</text:p>
          </table:table-cell>
          <table:table-cell table:formula="of:=[.B29]+[.B21]" office:value-type="percentage" office:value="0.0167596278432208" calcext:value-type="percentage">
            <text:p>1.68%</text:p>
          </table:table-cell>
          <table:table-cell table:style-name="ce9" table:formula="of:=[.C29]+[.C21]" office:value-type="percentage" office:value="0.00973129231380234" calcext:value-type="percentage">
            <text:p>0.97%</text:p>
          </table:table-cell>
          <table:table-cell table:style-name="ce9" table:formula="of:=[.D29]+[.D21]" office:value-type="percentage" office:value="0.00578146279769456" calcext:value-type="percentage">
            <text:p>0.58%</text:p>
          </table:table-cell>
          <table:table-cell table:style-name="ce9" table:formula="of:=[.E29]+[.E21]" office:value-type="percentage" office:value="0.0234343504657968" calcext:value-type="percentage">
            <text:p>2.34%</text:p>
          </table:table-cell>
          <table:table-cell table:style-name="ce9" table:formula="of:=[.F29]+[.F21]" office:value-type="percentage" office:value="0.0215775731388909" calcext:value-type="percentage">
            <text:p>2.16%</text:p>
          </table:table-cell>
          <table:table-cell table:style-name="ce9" table:formula="of:=[.G29]+[.G21]" office:value-type="percentage" office:value="0.00704022525058518" calcext:value-type="percentage">
            <text:p>0.70%</text:p>
          </table:table-cell>
          <table:table-cell table:style-name="ce9" table:formula="of:=[.H29]+[.H21]" office:value-type="percentage" office:value="0.0284378057506952" calcext:value-type="percentage">
            <text:p>2.84%</text:p>
          </table:table-cell>
          <table:table-cell table:style-name="ce9" table:formula="of:=[.I29]+[.I21]" office:value-type="percentage" office:value="0.0233739208758348" calcext:value-type="percentage">
            <text:p>2.34%</text:p>
          </table:table-cell>
          <table:table-cell table:style-name="ce9" table:formula="of:=[.J29]+[.J21]" office:value-type="percentage" office:value="0.0112920632878134" calcext:value-type="percentage">
            <text:p>1.13%</text:p>
          </table:table-cell>
          <table:table-cell table:style-name="ce9" table:formula="of:=[.K29]+[.K21]" office:value-type="percentage" office:value="0.0202309797501422" calcext:value-type="percentage">
            <text:p>2.02%</text:p>
          </table:table-cell>
          <table:table-cell table:style-name="ce9" table:formula="of:=[.L29]+[.L21]" office:value-type="percentage" office:value="0.0305657076269313" calcext:value-type="percentage">
            <text:p>3.06%</text:p>
          </table:table-cell>
          <table:table-cell table:style-name="ce9" table:formula="of:=[.M29]+[.M21]" office:value-type="percentage" office:value="0.00657354252050868" calcext:value-type="percentage">
            <text:p>0.66%</text:p>
          </table:table-cell>
          <table:table-cell table:style-name="ce9" table:formula="of:=[.N29]+[.N21]" office:value-type="percentage" office:value="0.0207774944134973" calcext:value-type="percentage">
            <text:p>2.08%</text:p>
          </table:table-cell>
          <table:table-cell table:style-name="ce9" table:formula="of:=[.O29]+[.O21]" office:value-type="percentage" office:value="0.0541593560111784" calcext:value-type="percentage">
            <text:p>5.42%</text:p>
          </table:table-cell>
          <table:table-cell table:style-name="ce9" table:formula="of:=[.P29]+[.P21]" office:value-type="percentage" office:value="0.0279784469986886" calcext:value-type="percentage">
            <text:p>2.80%</text:p>
          </table:table-cell>
          <table:table-cell table:style-name="ce9" table:formula="of:=[.Q29]+[.Q21]" office:value-type="percentage" office:value="0.0226046207316248" calcext:value-type="percentage">
            <text:p>2.26%</text:p>
          </table:table-cell>
          <table:table-cell table:style-name="ce9" table:formula="of:=[.R29]+[.R21]" office:value-type="percentage" office:value="0.023483129834315" calcext:value-type="percentage">
            <text:p>2.35%</text:p>
          </table:table-cell>
          <table:table-cell table:style-name="ce9" table:formula="of:=[.S29]+[.S21]" office:value-type="percentage" office:value="0.0170372227959694" calcext:value-type="percentage">
            <text:p>1.70%</text:p>
          </table:table-cell>
          <table:table-cell table:style-name="ce9" table:formula="of:=[.T29]+[.T21]" office:value-type="percentage" office:value="0.00364881029503478" calcext:value-type="percentage">
            <text:p>0.36%</text:p>
          </table:table-cell>
          <table:table-cell table:style-name="ce9" table:formula="of:=[.U29]+[.U21]" office:value-type="percentage" office:value="0.00790523337550911" calcext:value-type="percentage">
            <text:p>0.79%</text:p>
          </table:table-cell>
          <table:table-cell table:style-name="ce9" table:formula="of:=[.V29]+[.V21]" office:value-type="percentage" office:value="0.00897561981548184" calcext:value-type="percentage">
            <text:p>0.90%</text:p>
          </table:table-cell>
          <table:table-cell table:style-name="ce9" table:formula="of:=[.W29]+[.W21]" office:value-type="percentage" office:value="0.0111963582273014" calcext:value-type="percentage">
            <text:p>1.12%</text:p>
          </table:table-cell>
          <table:table-cell table:style-name="ce9" table:formula="of:=[.X29]+[.X21]" office:value-type="percentage" office:value="0.0101494280052018" calcext:value-type="percentage">
            <text:p>1.01%</text:p>
          </table:table-cell>
          <table:table-cell table:style-name="ce9" table:formula="of:=[.Y29]+[.Y21]" office:value-type="percentage" office:value="0.0151129337511003" calcext:value-type="percentage">
            <text:p>1.51%</text:p>
          </table:table-cell>
          <table:table-cell table:style-name="ce9" table:formula="of:=[.Z29]+[.Z21]" office:value-type="percentage" office:value="-0.000196613539004889" calcext:value-type="percentage">
            <text:p>-0.02%</text:p>
          </table:table-cell>
          <table:table-cell table:style-name="ce9" table:formula="of:=[.AA29]+[.AA21]" office:value-type="percentage" office:value="0.0201339865625488" calcext:value-type="percentage">
            <text:p>2.01%</text:p>
          </table:table-cell>
          <table:table-cell table:style-name="ce9" table:formula="of:=[.AB29]+[.AB21]" office:value-type="percentage" office:value="0.0168854457023198" calcext:value-type="percentage">
            <text:p>1.69%</text:p>
          </table:table-cell>
          <table:table-cell table:style-name="ce9" table:formula="of:=[.AC29]+[.AC21]" office:value-type="percentage" office:value="0.000250672959337023" calcext:value-type="percentage">
            <text:p>0.03%</text:p>
          </table:table-cell>
          <table:table-cell table:style-name="ce9" table:formula="of:=[.AD29]+[.AD21]" office:value-type="percentage" office:value="0.0137743463346557" calcext:value-type="percentage">
            <text:p>1.38%</text:p>
          </table:table-cell>
          <table:table-cell table:style-name="ce9" table:formula="of:=[.AE29]+[.AE21]" office:value-type="percentage" office:value="0.00499018836125583" calcext:value-type="percentage">
            <text:p>0.50%</text:p>
          </table:table-cell>
          <table:table-cell table:style-name="ce9" table:formula="of:=[.AF29]+[.AF21]" office:value-type="percentage" office:value="0.00571323811967043" calcext:value-type="percentage">
            <text:p>0.57%</text:p>
          </table:table-cell>
          <table:table-cell table:style-name="ce9" table:formula="of:=[.AG29]+[.AG21]" office:value-type="percentage" office:value="0.0141166702271335" calcext:value-type="percentage">
            <text:p>1.41%</text:p>
          </table:table-cell>
          <table:table-cell table:style-name="ce9" table:formula="of:=[.AH29]+[.AH21]" office:value-type="percentage" office:value="0.0154597795752637" calcext:value-type="percentage">
            <text:p>1.55%</text:p>
          </table:table-cell>
          <table:table-cell table:style-name="ce9" table:formula="of:=[.AI29]+[.AI21]" office:value-type="percentage" office:value="0.0188755725906117" calcext:value-type="percentage">
            <text:p>1.89%</text:p>
          </table:table-cell>
          <table:table-cell table:style-name="ce9" table:formula="of:=[.AJ29]+[.AJ21]" office:value-type="percentage" office:value="0.00338154980571686" calcext:value-type="percentage">
            <text:p>0.34%</text:p>
          </table:table-cell>
          <table:table-cell table:style-name="ce9" table:formula="of:=[.AK29]+[.AK21]" office:value-type="percentage" office:value="0.010181844009558" calcext:value-type="percentage">
            <text:p>1.02%</text:p>
          </table:table-cell>
          <table:table-cell table:style-name="ce9" table:formula="of:=[.AL29]+[.AL21]" office:value-type="percentage" office:value="0.0117508182854752" calcext:value-type="percentage">
            <text:p>1.18%</text:p>
          </table:table-cell>
          <table:table-cell table:style-name="ce9" table:formula="of:=[.AM29]+[.AM21]" office:value-type="percentage" office:value="0.0126499044134635" calcext:value-type="percentage">
            <text:p>1.26%</text:p>
          </table:table-cell>
          <table:table-cell table:style-name="ce9" table:formula="of:=[.AN29]+[.AN21]" office:value-type="percentage" office:value="0.0226865306984386" calcext:value-type="percentage">
            <text:p>2.27%</text:p>
          </table:table-cell>
          <table:table-cell table:style-name="ce9" table:formula="of:=[.AO29]+[.AO21]" office:value-type="percentage" office:value="0.0415276946815495" calcext:value-type="percentage">
            <text:p>4.15%</text:p>
          </table:table-cell>
          <table:table-cell table:style-name="ce9" table:formula="of:=[.AP29]+[.AP21]" office:value-type="percentage" office:value="0.000887024259142566" calcext:value-type="percentage">
            <text:p>0.09%</text:p>
          </table:table-cell>
          <table:table-cell table:style-name="ce9" table:formula="of:=[.AQ29]+[.AQ21]" office:value-type="percentage" office:value="0.0167849704232228" calcext:value-type="percentage">
            <text:p>1.68%</text:p>
          </table:table-cell>
          <table:table-cell table:style-name="ce9" table:formula="of:=[.AR29]+[.AR21]" office:value-type="percentage" office:value="0.0162189440447556" calcext:value-type="percentage">
            <text:p>1.62%</text:p>
          </table:table-cell>
          <table:table-cell table:style-name="ce9" table:formula="of:=[.AS29]+[.AS21]" office:value-type="percentage" office:value="0.00511293893348554" calcext:value-type="percentage">
            <text:p>0.51%</text:p>
          </table:table-cell>
          <table:table-cell table:style-name="ce9" table:formula="of:=[.AT29]+[.AT21]" office:value-type="percentage" office:value="-0.000175516425074426" calcext:value-type="percentage">
            <text:p>-0.02%</text:p>
          </table:table-cell>
          <table:table-cell table:style-name="ce9" table:formula="of:=[.AU29]+[.AU21]" office:value-type="percentage" office:value="0.0199628630425365" calcext:value-type="percentage">
            <text:p>2.00%</text:p>
          </table:table-cell>
          <table:table-cell table:style-name="ce9" table:formula="of:=[.AV29]+[.AV21]" office:value-type="percentage" office:value="0.0222257841581715" calcext:value-type="percentage">
            <text:p>2.22%</text:p>
          </table:table-cell>
          <table:table-cell table:style-name="ce9" table:formula="of:=[.AW29]+[.AW21]" office:value-type="percentage" office:value="0.0162523519851962" calcext:value-type="percentage">
            <text:p>1.63%</text:p>
          </table:table-cell>
          <table:table-cell table:style-name="ce9" table:formula="of:=[.AX29]+[.AX21]" office:value-type="percentage" office:value="0.0361444295856772" calcext:value-type="percentage">
            <text:p>3.61%</text:p>
          </table:table-cell>
          <table:table-cell table:style-name="ce9" table:formula="of:=[.AY29]+[.AY21]" office:value-type="percentage" office:value="0.0319729095139362" calcext:value-type="percentage">
            <text:p>3.20%</text:p>
          </table:table-cell>
          <table:table-cell table:style-name="ce9" table:formula="of:=[.AZ29]+[.AZ21]" office:value-type="percentage" office:value="-0.00021645406146432" calcext:value-type="percentage">
            <text:p>-0.02%</text:p>
          </table:table-cell>
          <table:table-cell table:style-name="ce9" table:formula="of:=[.BA29]+[.BA21]" office:value-type="percentage" office:value="0.0230810668750546" calcext:value-type="percentage">
            <text:p>2.31%</text:p>
          </table:table-cell>
          <table:table-cell table:style-name="ce9" table:formula="of:=[.BB29]+[.BB21]" office:value-type="percentage" office:value="0.0243202598878389" calcext:value-type="percentage">
            <text:p>2.43%</text:p>
          </table:table-cell>
          <table:table-cell table:style-name="ce9" table:formula="of:=[.BC29]+[.BC21]" office:value-type="percentage" office:value="0.00126959800110008" calcext:value-type="percentage">
            <text:p>0.13%</text:p>
          </table:table-cell>
          <table:table-cell table:style-name="ce9" table:formula="of:=[.BD29]+[.BD21]" office:value-type="percentage" office:value="0.00591624967549629" calcext:value-type="percentage">
            <text:p>0.59%</text:p>
          </table:table-cell>
          <table:table-cell table:style-name="ce9" table:formula="of:=[.BE29]+[.BE21]" office:value-type="percentage" office:value="0.0223834348664391" calcext:value-type="percentage">
            <text:p>2.24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3</text:p>
          </table:table-cell>
          <table:table-cell table:formula="of:=[.B30]+[.B22]" office:value-type="percentage" office:value="0.0238468797019373" calcext:value-type="percentage">
            <text:p>2.38%</text:p>
          </table:table-cell>
          <table:table-cell table:style-name="ce9" table:formula="of:=[.C30]+[.C22]" office:value-type="percentage" office:value="0.0130761320530495" calcext:value-type="percentage">
            <text:p>1.31%</text:p>
          </table:table-cell>
          <table:table-cell table:style-name="ce9" table:formula="of:=[.D30]+[.D22]" office:value-type="percentage" office:value="0.00898214954798021" calcext:value-type="percentage">
            <text:p>0.90%</text:p>
          </table:table-cell>
          <table:table-cell table:style-name="ce9" table:formula="of:=[.E30]+[.E22]" office:value-type="percentage" office:value="0.0329810382785506" calcext:value-type="percentage">
            <text:p>3.30%</text:p>
          </table:table-cell>
          <table:table-cell table:style-name="ce9" table:formula="of:=[.F30]+[.F22]" office:value-type="percentage" office:value="0.0311029027252347" calcext:value-type="percentage">
            <text:p>3.11%</text:p>
          </table:table-cell>
          <table:table-cell table:style-name="ce9" table:formula="of:=[.G30]+[.G22]" office:value-type="percentage" office:value="0.00988109309858942" calcext:value-type="percentage">
            <text:p>0.99%</text:p>
          </table:table-cell>
          <table:table-cell table:style-name="ce9" table:formula="of:=[.H30]+[.H22]" office:value-type="percentage" office:value="0.0364926051312002" calcext:value-type="percentage">
            <text:p>3.65%</text:p>
          </table:table-cell>
          <table:table-cell table:style-name="ce9" table:formula="of:=[.I30]+[.I22]" office:value-type="percentage" office:value="0.0342433049516455" calcext:value-type="percentage">
            <text:p>3.42%</text:p>
          </table:table-cell>
          <table:table-cell table:style-name="ce9" table:formula="of:=[.J30]+[.J22]" office:value-type="percentage" office:value="0.0138529847179848" calcext:value-type="percentage">
            <text:p>1.39%</text:p>
          </table:table-cell>
          <table:table-cell table:style-name="ce9" table:formula="of:=[.K30]+[.K22]" office:value-type="percentage" office:value="0.0287942146367626" calcext:value-type="percentage">
            <text:p>2.88%</text:p>
          </table:table-cell>
          <table:table-cell table:style-name="ce9" table:formula="of:=[.L30]+[.L22]" office:value-type="percentage" office:value="0.0450503758167941" calcext:value-type="percentage">
            <text:p>4.51%</text:p>
          </table:table-cell>
          <table:table-cell table:style-name="ce9" table:formula="of:=[.M30]+[.M22]" office:value-type="percentage" office:value="0.00789626956826087" calcext:value-type="percentage">
            <text:p>0.79%</text:p>
          </table:table-cell>
          <table:table-cell table:style-name="ce9" table:formula="of:=[.N30]+[.N22]" office:value-type="percentage" office:value="0.0296913087678793" calcext:value-type="percentage">
            <text:p>2.97%</text:p>
          </table:table-cell>
          <table:table-cell table:style-name="ce9" table:formula="of:=[.O30]+[.O22]" office:value-type="percentage" office:value="0.0764391487572924" calcext:value-type="percentage">
            <text:p>7.64%</text:p>
          </table:table-cell>
          <table:table-cell table:style-name="ce9" table:formula="of:=[.P30]+[.P22]" office:value-type="percentage" office:value="0.0404166143102265" calcext:value-type="percentage">
            <text:p>4.04%</text:p>
          </table:table-cell>
          <table:table-cell table:style-name="ce9" table:formula="of:=[.Q30]+[.Q22]" office:value-type="percentage" office:value="0.0296777168915824" calcext:value-type="percentage">
            <text:p>2.97%</text:p>
          </table:table-cell>
          <table:table-cell table:style-name="ce9" table:formula="of:=[.R30]+[.R22]" office:value-type="percentage" office:value="0.0343254206785711" calcext:value-type="percentage">
            <text:p>3.43%</text:p>
          </table:table-cell>
          <table:table-cell table:style-name="ce9" table:formula="of:=[.S30]+[.S22]" office:value-type="percentage" office:value="0.026672056319539" calcext:value-type="percentage">
            <text:p>2.67%</text:p>
          </table:table-cell>
          <table:table-cell table:style-name="ce9" table:formula="of:=[.T30]+[.T22]" office:value-type="percentage" office:value="0.00457273775694626" calcext:value-type="percentage">
            <text:p>0.46%</text:p>
          </table:table-cell>
          <table:table-cell table:style-name="ce9" table:formula="of:=[.U30]+[.U22]" office:value-type="percentage" office:value="0.012750243795124" calcext:value-type="percentage">
            <text:p>1.28%</text:p>
          </table:table-cell>
          <table:table-cell table:style-name="ce9" table:formula="of:=[.V30]+[.V22]" office:value-type="percentage" office:value="0.0139889738533527" calcext:value-type="percentage">
            <text:p>1.40%</text:p>
          </table:table-cell>
          <table:table-cell table:style-name="ce9" table:formula="of:=[.W30]+[.W22]" office:value-type="percentage" office:value="0.0138179569453847" calcext:value-type="percentage">
            <text:p>1.38%</text:p>
          </table:table-cell>
          <table:table-cell table:style-name="ce9" table:formula="of:=[.X30]+[.X22]" office:value-type="percentage" office:value="0.0136611497259682" calcext:value-type="percentage">
            <text:p>1.37%</text:p>
          </table:table-cell>
          <table:table-cell table:style-name="ce9" table:formula="of:=[.Y30]+[.Y22]" office:value-type="percentage" office:value="0.0203247509013221" calcext:value-type="percentage">
            <text:p>2.03%</text:p>
          </table:table-cell>
          <table:table-cell table:style-name="ce9" table:formula="of:=[.Z30]+[.Z22]" office:value-type="percentage" office:value="-0.000291438218708193" calcext:value-type="percentage">
            <text:p>-0.03%</text:p>
          </table:table-cell>
          <table:table-cell table:style-name="ce9" table:formula="of:=[.AA30]+[.AA22]" office:value-type="percentage" office:value="0.0270405036406786" calcext:value-type="percentage">
            <text:p>2.70%</text:p>
          </table:table-cell>
          <table:table-cell table:style-name="ce9" table:formula="of:=[.AB30]+[.AB22]" office:value-type="percentage" office:value="0.024560873486965" calcext:value-type="percentage">
            <text:p>2.46%</text:p>
          </table:table-cell>
          <table:table-cell table:style-name="ce9" table:formula="of:=[.AC30]+[.AC22]" office:value-type="percentage" office:value="0.00152442791383799" calcext:value-type="percentage">
            <text:p>0.15%</text:p>
          </table:table-cell>
          <table:table-cell table:style-name="ce9" table:formula="of:=[.AD30]+[.AD22]" office:value-type="percentage" office:value="0.020860483480342" calcext:value-type="percentage">
            <text:p>2.09%</text:p>
          </table:table-cell>
          <table:table-cell table:style-name="ce9" table:formula="of:=[.AE30]+[.AE22]" office:value-type="percentage" office:value="0.00658271631258405" calcext:value-type="percentage">
            <text:p>0.66%</text:p>
          </table:table-cell>
          <table:table-cell table:style-name="ce9" table:formula="of:=[.AF30]+[.AF22]" office:value-type="percentage" office:value="0.00867213816121601" calcext:value-type="percentage">
            <text:p>0.87%</text:p>
          </table:table-cell>
          <table:table-cell table:style-name="ce9" table:formula="of:=[.AG30]+[.AG22]" office:value-type="percentage" office:value="0.0224159960120277" calcext:value-type="percentage">
            <text:p>2.24%</text:p>
          </table:table-cell>
          <table:table-cell table:style-name="ce9" table:formula="of:=[.AH30]+[.AH22]" office:value-type="percentage" office:value="0.0221812647729189" calcext:value-type="percentage">
            <text:p>2.22%</text:p>
          </table:table-cell>
          <table:table-cell table:style-name="ce9" table:formula="of:=[.AI30]+[.AI22]" office:value-type="percentage" office:value="0.031125992904156" calcext:value-type="percentage">
            <text:p>3.11%</text:p>
          </table:table-cell>
          <table:table-cell table:style-name="ce9" table:formula="of:=[.AJ30]+[.AJ22]" office:value-type="percentage" office:value="0.00466634378873701" calcext:value-type="percentage">
            <text:p>0.47%</text:p>
          </table:table-cell>
          <table:table-cell table:style-name="ce9" table:formula="of:=[.AK30]+[.AK22]" office:value-type="percentage" office:value="0.013731361616893" calcext:value-type="percentage">
            <text:p>1.37%</text:p>
          </table:table-cell>
          <table:table-cell table:style-name="ce9" table:formula="of:=[.AL30]+[.AL22]" office:value-type="percentage" office:value="0.0125042999525978" calcext:value-type="percentage">
            <text:p>1.25%</text:p>
          </table:table-cell>
          <table:table-cell table:style-name="ce9" table:formula="of:=[.AM30]+[.AM22]" office:value-type="percentage" office:value="0.0170686492020086" calcext:value-type="percentage">
            <text:p>1.71%</text:p>
          </table:table-cell>
          <table:table-cell table:style-name="ce9" table:formula="of:=[.AN30]+[.AN22]" office:value-type="percentage" office:value="0.0322819081179763" calcext:value-type="percentage">
            <text:p>3.23%</text:p>
          </table:table-cell>
          <table:table-cell table:style-name="ce9" table:formula="of:=[.AO30]+[.AO22]" office:value-type="percentage" office:value="0.071308104562758" calcext:value-type="percentage">
            <text:p>7.13%</text:p>
          </table:table-cell>
          <table:table-cell table:style-name="ce9" table:formula="of:=[.AP30]+[.AP22]" office:value-type="percentage" office:value="0.00269168415714569" calcext:value-type="percentage">
            <text:p>0.27%</text:p>
          </table:table-cell>
          <table:table-cell table:style-name="ce9" table:formula="of:=[.AQ30]+[.AQ22]" office:value-type="percentage" office:value="0.0257573262894468" calcext:value-type="percentage">
            <text:p>2.58%</text:p>
          </table:table-cell>
          <table:table-cell table:style-name="ce9" table:formula="of:=[.AR30]+[.AR22]" office:value-type="percentage" office:value="0.0227869173558482" calcext:value-type="percentage">
            <text:p>2.28%</text:p>
          </table:table-cell>
          <table:table-cell table:style-name="ce9" table:formula="of:=[.AS30]+[.AS22]" office:value-type="percentage" office:value="0.00592807035375161" calcext:value-type="percentage">
            <text:p>0.59%</text:p>
          </table:table-cell>
          <table:table-cell table:style-name="ce9" table:formula="of:=[.AT30]+[.AT22]" office:value-type="percentage" office:value="-0.000153657088951968" calcext:value-type="percentage">
            <text:p>-0.02%</text:p>
          </table:table-cell>
          <table:table-cell table:style-name="ce9" table:formula="of:=[.AU30]+[.AU22]" office:value-type="percentage" office:value="0.0297937855598012" calcext:value-type="percentage">
            <text:p>2.98%</text:p>
          </table:table-cell>
          <table:table-cell table:style-name="ce9" table:formula="of:=[.AV30]+[.AV22]" office:value-type="percentage" office:value="0.0340201677850159" calcext:value-type="percentage">
            <text:p>3.40%</text:p>
          </table:table-cell>
          <table:table-cell table:style-name="ce9" table:formula="of:=[.AW30]+[.AW22]" office:value-type="percentage" office:value="0.0224400044545635" calcext:value-type="percentage">
            <text:p>2.24%</text:p>
          </table:table-cell>
          <table:table-cell table:style-name="ce9" table:formula="of:=[.AX30]+[.AX22]" office:value-type="percentage" office:value="0.0512865448575915" calcext:value-type="percentage">
            <text:p>5.13%</text:p>
          </table:table-cell>
          <table:table-cell table:style-name="ce9" table:formula="of:=[.AY30]+[.AY22]" office:value-type="percentage" office:value="0.0477453530965994" calcext:value-type="percentage">
            <text:p>4.77%</text:p>
          </table:table-cell>
          <table:table-cell table:style-name="ce9" table:formula="of:=[.AZ30]+[.AZ22]" office:value-type="percentage" office:value="0.000483290164447624" calcext:value-type="percentage">
            <text:p>0.05%</text:p>
          </table:table-cell>
          <table:table-cell table:style-name="ce9" table:formula="of:=[.BA30]+[.BA22]" office:value-type="percentage" office:value="0.0319210354356377" calcext:value-type="percentage">
            <text:p>3.19%</text:p>
          </table:table-cell>
          <table:table-cell table:style-name="ce9" table:formula="of:=[.BB30]+[.BB22]" office:value-type="percentage" office:value="0.0347334338413998" calcext:value-type="percentage">
            <text:p>3.47%</text:p>
          </table:table-cell>
          <table:table-cell table:style-name="ce9" table:formula="of:=[.BC30]+[.BC22]" office:value-type="percentage" office:value="-0.000364642277061124" calcext:value-type="percentage">
            <text:p>-0.04%</text:p>
          </table:table-cell>
          <table:table-cell table:style-name="ce9" table:formula="of:=[.BD30]+[.BD22]" office:value-type="percentage" office:value="0.00863513683644646" calcext:value-type="percentage">
            <text:p>0.86%</text:p>
          </table:table-cell>
          <table:table-cell table:style-name="ce9" table:formula="of:=[.BE30]+[.BE22]" office:value-type="percentage" office:value="0.0322275284962358" calcext:value-type="percentage">
            <text:p>3.22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4</text:p>
          </table:table-cell>
          <table:table-cell table:formula="of:=[.B31]+[.B23]" office:value-type="percentage" office:value="0.0313417042343868" calcext:value-type="percentage">
            <text:p>3.13%</text:p>
          </table:table-cell>
          <table:table-cell table:style-name="ce9" table:formula="of:=[.C31]+[.C23]" office:value-type="percentage" office:value="0.0158401521636756" calcext:value-type="percentage">
            <text:p>1.58%</text:p>
          </table:table-cell>
          <table:table-cell table:style-name="ce9" table:formula="of:=[.D31]+[.D23]" office:value-type="percentage" office:value="0.0117238534923042" calcext:value-type="percentage">
            <text:p>1.17%</text:p>
          </table:table-cell>
          <table:table-cell table:style-name="ce9" table:formula="of:=[.E31]+[.E23]" office:value-type="percentage" office:value="0.0436552021000455" calcext:value-type="percentage">
            <text:p>4.37%</text:p>
          </table:table-cell>
          <table:table-cell table:style-name="ce9" table:formula="of:=[.F31]+[.F23]" office:value-type="percentage" office:value="0.0413604233134074" calcext:value-type="percentage">
            <text:p>4.14%</text:p>
          </table:table-cell>
          <table:table-cell table:style-name="ce9" table:formula="of:=[.G31]+[.G23]" office:value-type="percentage" office:value="0.0124383278263418" calcext:value-type="percentage">
            <text:p>1.24%</text:p>
          </table:table-cell>
          <table:table-cell table:style-name="ce9" table:formula="of:=[.H31]+[.H23]" office:value-type="percentage" office:value="0.0364912406029312" calcext:value-type="percentage">
            <text:p>3.65%</text:p>
          </table:table-cell>
          <table:table-cell table:style-name="ce9" table:formula="of:=[.I31]+[.I23]" office:value-type="percentage" office:value="0.0477096577521537" calcext:value-type="percentage">
            <text:p>4.77%</text:p>
          </table:table-cell>
          <table:table-cell table:style-name="ce9" table:formula="of:=[.J31]+[.J23]" office:value-type="percentage" office:value="0.0165580486016306" calcext:value-type="percentage">
            <text:p>1.66%</text:p>
          </table:table-cell>
          <table:table-cell table:style-name="ce9" table:formula="of:=[.K31]+[.K23]" office:value-type="percentage" office:value="0.0379384876563649" calcext:value-type="percentage">
            <text:p>3.79%</text:p>
          </table:table-cell>
          <table:table-cell table:style-name="ce9" table:formula="of:=[.L31]+[.L23]" office:value-type="percentage" office:value="0.0599792234375954" calcext:value-type="percentage">
            <text:p>6.00%</text:p>
          </table:table-cell>
          <table:table-cell table:style-name="ce9" table:formula="of:=[.M31]+[.M23]" office:value-type="percentage" office:value="0.00726244950860722" calcext:value-type="percentage">
            <text:p>0.73%</text:p>
          </table:table-cell>
          <table:table-cell table:style-name="ce9" table:formula="of:=[.N31]+[.N23]" office:value-type="percentage" office:value="0.0400583349362599" calcext:value-type="percentage">
            <text:p>4.01%</text:p>
          </table:table-cell>
          <table:table-cell table:style-name="ce9" table:formula="of:=[.O31]+[.O23]" office:value-type="percentage" office:value="0.0926053391421829" calcext:value-type="percentage">
            <text:p>9.26%</text:p>
          </table:table-cell>
          <table:table-cell table:style-name="ce9" table:formula="of:=[.P31]+[.P23]" office:value-type="percentage" office:value="0.0561379639049913" calcext:value-type="percentage">
            <text:p>5.61%</text:p>
          </table:table-cell>
          <table:table-cell table:style-name="ce9" table:formula="of:=[.Q31]+[.Q23]" office:value-type="percentage" office:value="0.0398005562658026" calcext:value-type="percentage">
            <text:p>3.98%</text:p>
          </table:table-cell>
          <table:table-cell table:style-name="ce9" table:formula="of:=[.R31]+[.R23]" office:value-type="percentage" office:value="0.0411476447080466" calcext:value-type="percentage">
            <text:p>4.11%</text:p>
          </table:table-cell>
          <table:table-cell table:style-name="ce9" table:formula="of:=[.S31]+[.S23]" office:value-type="percentage" office:value="0.0390640695222791" calcext:value-type="percentage">
            <text:p>3.91%</text:p>
          </table:table-cell>
          <table:table-cell table:style-name="ce9" table:formula="of:=[.T31]+[.T23]" office:value-type="percentage" office:value="0.00395441123952529" calcext:value-type="percentage">
            <text:p>0.40%</text:p>
          </table:table-cell>
          <table:table-cell table:style-name="ce9" table:formula="of:=[.U31]+[.U23]" office:value-type="percentage" office:value="0.0166478544306077" calcext:value-type="percentage">
            <text:p>1.66%</text:p>
          </table:table-cell>
          <table:table-cell table:style-name="ce9" table:formula="of:=[.V31]+[.V23]" office:value-type="percentage" office:value="0.0190401970025084" calcext:value-type="percentage">
            <text:p>1.90%</text:p>
          </table:table-cell>
          <table:table-cell table:style-name="ce9" table:formula="of:=[.W31]+[.W23]" office:value-type="percentage" office:value="0.0161125524663453" calcext:value-type="percentage">
            <text:p>1.61%</text:p>
          </table:table-cell>
          <table:table-cell table:style-name="ce9" table:formula="of:=[.X31]+[.X23]" office:value-type="percentage" office:value="0.0162219720970871" calcext:value-type="percentage">
            <text:p>1.62%</text:p>
          </table:table-cell>
          <table:table-cell table:style-name="ce9" table:formula="of:=[.Y31]+[.Y23]" office:value-type="percentage" office:value="0.0250575165586872" calcext:value-type="percentage">
            <text:p>2.51%</text:p>
          </table:table-cell>
          <table:table-cell table:style-name="ce9" table:formula="of:=[.Z31]+[.Z23]" office:value-type="percentage" office:value="0.00040721718925317" calcext:value-type="percentage">
            <text:p>0.04%</text:p>
          </table:table-cell>
          <table:table-cell table:style-name="ce9" table:formula="of:=[.AA31]+[.AA23]" office:value-type="percentage" office:value="0.0333368074000569" calcext:value-type="percentage">
            <text:p>3.33%</text:p>
          </table:table-cell>
          <table:table-cell table:style-name="ce9" table:formula="of:=[.AB31]+[.AB23]" office:value-type="percentage" office:value="0.0314842108489219" calcext:value-type="percentage">
            <text:p>3.15%</text:p>
          </table:table-cell>
          <table:table-cell table:style-name="ce9" table:formula="of:=[.AC31]+[.AC23]" office:value-type="percentage" office:value="0.00308334813354827" calcext:value-type="percentage">
            <text:p>0.31%</text:p>
          </table:table-cell>
          <table:table-cell table:style-name="ce9" table:formula="of:=[.AD31]+[.AD23]" office:value-type="percentage" office:value="0.0275683669006372" calcext:value-type="percentage">
            <text:p>2.76%</text:p>
          </table:table-cell>
          <table:table-cell table:style-name="ce9" table:formula="of:=[.AE31]+[.AE23]" office:value-type="percentage" office:value="0.00686944323433272" calcext:value-type="percentage">
            <text:p>0.69%</text:p>
          </table:table-cell>
          <table:table-cell table:style-name="ce9" table:formula="of:=[.AF31]+[.AF23]" office:value-type="percentage" office:value="0.011457210188371" calcext:value-type="percentage">
            <text:p>1.15%</text:p>
          </table:table-cell>
          <table:table-cell table:style-name="ce9" table:formula="of:=[.AG31]+[.AG23]" office:value-type="percentage" office:value="0.030270280483964" calcext:value-type="percentage">
            <text:p>3.03%</text:p>
          </table:table-cell>
          <table:table-cell table:style-name="ce9" table:formula="of:=[.AH31]+[.AH23]" office:value-type="percentage" office:value="0.0293616244994058" calcext:value-type="percentage">
            <text:p>2.94%</text:p>
          </table:table-cell>
          <table:table-cell table:style-name="ce9" table:formula="of:=[.AI31]+[.AI23]" office:value-type="percentage" office:value="0.0470821556919358" calcext:value-type="percentage">
            <text:p>4.71%</text:p>
          </table:table-cell>
          <table:table-cell table:style-name="ce9" table:formula="of:=[.AJ31]+[.AJ23]" office:value-type="percentage" office:value="0.00922879692968602" calcext:value-type="percentage">
            <text:p>0.92%</text:p>
          </table:table-cell>
          <table:table-cell table:style-name="ce9" table:formula="of:=[.AK31]+[.AK23]" office:value-type="percentage" office:value="0.0170048999147494" calcext:value-type="percentage">
            <text:p>1.70%</text:p>
          </table:table-cell>
          <table:table-cell table:style-name="ce9" table:formula="of:=[.AL31]+[.AL23]" office:value-type="percentage" office:value="0.0115662569922517" calcext:value-type="percentage">
            <text:p>1.16%</text:p>
          </table:table-cell>
          <table:table-cell table:style-name="ce9" table:formula="of:=[.AM31]+[.AM23]" office:value-type="percentage" office:value="0.0201569229030444" calcext:value-type="percentage">
            <text:p>2.02%</text:p>
          </table:table-cell>
          <table:table-cell table:style-name="ce9" table:formula="of:=[.AN31]+[.AN23]" office:value-type="percentage" office:value="0.0414707604557917" calcext:value-type="percentage">
            <text:p>4.15%</text:p>
          </table:table-cell>
          <table:table-cell table:style-name="ce9" table:formula="of:=[.AO31]+[.AO23]" office:value-type="percentage" office:value="0.0926305438335183" calcext:value-type="percentage">
            <text:p>9.26%</text:p>
          </table:table-cell>
          <table:table-cell table:style-name="ce9" table:formula="of:=[.AP31]+[.AP23]" office:value-type="percentage" office:value="0.00492532333253683" calcext:value-type="percentage">
            <text:p>0.49%</text:p>
          </table:table-cell>
          <table:table-cell table:style-name="ce9" table:formula="of:=[.AQ31]+[.AQ23]" office:value-type="percentage" office:value="0.0322522149235597" calcext:value-type="percentage">
            <text:p>3.23%</text:p>
          </table:table-cell>
          <table:table-cell table:style-name="ce9" table:formula="of:=[.AR31]+[.AR23]" office:value-type="percentage" office:value="0.0331409941613759" calcext:value-type="percentage">
            <text:p>3.31%</text:p>
          </table:table-cell>
          <table:table-cell table:style-name="ce9" table:formula="of:=[.AS31]+[.AS23]" office:value-type="percentage" office:value="0.00685776594827133" calcext:value-type="percentage">
            <text:p>0.69%</text:p>
          </table:table-cell>
          <table:table-cell table:style-name="ce9" table:formula="of:=[.AT31]+[.AT23]" office:value-type="percentage" office:value="0.00174070809950274" calcext:value-type="percentage">
            <text:p>0.17%</text:p>
          </table:table-cell>
          <table:table-cell table:style-name="ce9" table:formula="of:=[.AU31]+[.AU23]" office:value-type="percentage" office:value="0.0420008268516041" calcext:value-type="percentage">
            <text:p>4.20%</text:p>
          </table:table-cell>
          <table:table-cell table:style-name="ce9" table:formula="of:=[.AV31]+[.AV23]" office:value-type="percentage" office:value="0.0421929468249356" calcext:value-type="percentage">
            <text:p>4.22%</text:p>
          </table:table-cell>
          <table:table-cell table:style-name="ce9" table:formula="of:=[.AW31]+[.AW23]" office:value-type="percentage" office:value="0.0299648741051135" calcext:value-type="percentage">
            <text:p>3.00%</text:p>
          </table:table-cell>
          <table:table-cell table:style-name="ce9" table:formula="of:=[.AX31]+[.AX23]" office:value-type="percentage" office:value="0.0689146922735459" calcext:value-type="percentage">
            <text:p>6.89%</text:p>
          </table:table-cell>
          <table:table-cell table:style-name="ce9" table:formula="of:=[.AY31]+[.AY23]" office:value-type="percentage" office:value="0.0609178595938423" calcext:value-type="percentage">
            <text:p>6.09%</text:p>
          </table:table-cell>
          <table:table-cell table:style-name="ce9" table:formula="of:=[.AZ31]+[.AZ23]" office:value-type="percentage" office:value="-0.000122563113554307" calcext:value-type="percentage">
            <text:p>-0.01%</text:p>
          </table:table-cell>
          <table:table-cell table:style-name="ce9" table:formula="of:=[.BA31]+[.BA23]" office:value-type="percentage" office:value="0.0385597300271042" calcext:value-type="percentage">
            <text:p>3.86%</text:p>
          </table:table-cell>
          <table:table-cell table:style-name="ce9" table:formula="of:=[.BB31]+[.BB23]" office:value-type="percentage" office:value="0.0465855031948978" calcext:value-type="percentage">
            <text:p>4.66%</text:p>
          </table:table-cell>
          <table:table-cell table:style-name="ce9" table:formula="of:=[.BC31]+[.BC23]" office:value-type="percentage" office:value="-0.00291297115826621" calcext:value-type="percentage">
            <text:p>-0.29%</text:p>
          </table:table-cell>
          <table:table-cell table:style-name="ce9" table:formula="of:=[.BD31]+[.BD23]" office:value-type="percentage" office:value="0.0111734913911662" calcext:value-type="percentage">
            <text:p>1.12%</text:p>
          </table:table-cell>
          <table:table-cell table:style-name="ce9" table:formula="of:=[.BE31]+[.BE23]" office:value-type="percentage" office:value="0.0339303603124124" calcext:value-type="percentage">
            <text:p>3.39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5</text:p>
          </table:table-cell>
          <table:table-cell table:formula="of:=[.B32]+[.B24]" office:value-type="percentage" office:value="0.038871343140402" calcext:value-type="percentage">
            <text:p>3.89%</text:p>
          </table:table-cell>
          <table:table-cell table:style-name="ce9" table:formula="of:=[.C32]+[.C24]" office:value-type="percentage" office:value="0.0175018876041883" calcext:value-type="percentage">
            <text:p>1.75%</text:p>
          </table:table-cell>
          <table:table-cell table:style-name="ce9" table:formula="of:=[.D32]+[.D24]" office:value-type="percentage" office:value="0.0134789956635404" calcext:value-type="percentage">
            <text:p>1.35%</text:p>
          </table:table-cell>
          <table:table-cell table:style-name="ce9" table:formula="of:=[.E32]+[.E24]" office:value-type="percentage" office:value="0.0550630118064949" calcext:value-type="percentage">
            <text:p>5.51%</text:p>
          </table:table-cell>
          <table:table-cell table:style-name="ce9" table:formula="of:=[.F32]+[.F24]" office:value-type="percentage" office:value="0.0522202855585869" calcext:value-type="percentage">
            <text:p>5.22%</text:p>
          </table:table-cell>
          <table:table-cell table:style-name="ce9" table:formula="of:=[.G32]+[.G24]" office:value-type="percentage" office:value="0.0146689047071462" calcext:value-type="percentage">
            <text:p>1.47%</text:p>
          </table:table-cell>
          <table:table-cell table:style-name="ce9" table:formula="of:=[.H32]+[.H24]" office:value-type="percentage" office:value="0.03814503834374" calcext:value-type="percentage">
            <text:p>3.81%</text:p>
          </table:table-cell>
          <table:table-cell table:style-name="ce9" table:formula="of:=[.I32]+[.I24]" office:value-type="percentage" office:value="0.0617971949020779" calcext:value-type="percentage">
            <text:p>6.18%</text:p>
          </table:table-cell>
          <table:table-cell table:style-name="ce9" table:formula="of:=[.J32]+[.J24]" office:value-type="percentage" office:value="0.0201964632563095" calcext:value-type="percentage">
            <text:p>2.02%</text:p>
          </table:table-cell>
          <table:table-cell table:style-name="ce9" table:formula="of:=[.K32]+[.K24]" office:value-type="percentage" office:value="0.0464228693751961" calcext:value-type="percentage">
            <text:p>4.64%</text:p>
          </table:table-cell>
          <table:table-cell table:style-name="ce9" table:formula="of:=[.L32]+[.L24]" office:value-type="percentage" office:value="0.0780171072739777" calcext:value-type="percentage">
            <text:p>7.80%</text:p>
          </table:table-cell>
          <table:table-cell table:style-name="ce9" table:formula="of:=[.M32]+[.M24]" office:value-type="percentage" office:value="0.00550230078091742" calcext:value-type="percentage">
            <text:p>0.55%</text:p>
          </table:table-cell>
          <table:table-cell table:style-name="ce9" table:formula="of:=[.N32]+[.N24]" office:value-type="percentage" office:value="0.0499103791584918" calcext:value-type="percentage">
            <text:p>4.99%</text:p>
          </table:table-cell>
          <table:table-cell table:style-name="ce9" table:formula="of:=[.O32]+[.O24]" office:value-type="percentage" office:value="0.110352944695148" calcext:value-type="percentage">
            <text:p>11.04%</text:p>
          </table:table-cell>
          <table:table-cell table:style-name="ce9" table:formula="of:=[.P32]+[.P24]" office:value-type="percentage" office:value="0.0744333068991512" calcext:value-type="percentage">
            <text:p>7.44%</text:p>
          </table:table-cell>
          <table:table-cell table:style-name="ce9" table:formula="of:=[.Q32]+[.Q24]" office:value-type="percentage" office:value="0.0511425728416508" calcext:value-type="percentage">
            <text:p>5.11%</text:p>
          </table:table-cell>
          <table:table-cell table:style-name="ce9" table:formula="of:=[.R32]+[.R24]" office:value-type="percentage" office:value="0.0471842962081067" calcext:value-type="percentage">
            <text:p>4.72%</text:p>
          </table:table-cell>
          <table:table-cell table:style-name="ce9" table:formula="of:=[.S32]+[.S24]" office:value-type="percentage" office:value="0.0505433978603558" calcext:value-type="percentage">
            <text:p>5.05%</text:p>
          </table:table-cell>
          <table:table-cell table:style-name="ce9" table:formula="of:=[.T32]+[.T24]" office:value-type="percentage" office:value="0.00236937855454839" calcext:value-type="percentage">
            <text:p>0.24%</text:p>
          </table:table-cell>
          <table:table-cell table:style-name="ce9" table:formula="of:=[.U32]+[.U24]" office:value-type="percentage" office:value="0.0192820660515132" calcext:value-type="percentage">
            <text:p>1.93%</text:p>
          </table:table-cell>
          <table:table-cell table:style-name="ce9" table:formula="of:=[.V32]+[.V24]" office:value-type="percentage" office:value="0.0231798423665744" calcext:value-type="percentage">
            <text:p>2.32%</text:p>
          </table:table-cell>
          <table:table-cell table:style-name="ce9" table:formula="of:=[.W32]+[.W24]" office:value-type="percentage" office:value="0.0182584515373751" calcext:value-type="percentage">
            <text:p>1.83%</text:p>
          </table:table-cell>
          <table:table-cell table:style-name="ce9" table:formula="of:=[.X32]+[.X24]" office:value-type="percentage" office:value="0.0188546780130281" calcext:value-type="percentage">
            <text:p>1.89%</text:p>
          </table:table-cell>
          <table:table-cell table:style-name="ce9" table:formula="of:=[.Y32]+[.Y24]" office:value-type="percentage" office:value="0.0298557820834596" calcext:value-type="percentage">
            <text:p>2.99%</text:p>
          </table:table-cell>
          <table:table-cell table:style-name="ce9" table:formula="of:=[.Z32]+[.Z24]" office:value-type="percentage" office:value="-0.000433530074742977" calcext:value-type="percentage">
            <text:p>-0.04%</text:p>
          </table:table-cell>
          <table:table-cell table:style-name="ce9" table:formula="of:=[.AA32]+[.AA24]" office:value-type="percentage" office:value="0.0383890337879155" calcext:value-type="percentage">
            <text:p>3.84%</text:p>
          </table:table-cell>
          <table:table-cell table:style-name="ce9" table:formula="of:=[.AB32]+[.AB24]" office:value-type="percentage" office:value="0.0367943575354151" calcext:value-type="percentage">
            <text:p>3.68%</text:p>
          </table:table-cell>
          <table:table-cell table:style-name="ce9" table:formula="of:=[.AC32]+[.AC24]" office:value-type="percentage" office:value="0.00343568686880435" calcext:value-type="percentage">
            <text:p>0.34%</text:p>
          </table:table-cell>
          <table:table-cell table:style-name="ce9" table:formula="of:=[.AD32]+[.AD24]" office:value-type="percentage" office:value="0.0331470202520657" calcext:value-type="percentage">
            <text:p>3.31%</text:p>
          </table:table-cell>
          <table:table-cell table:style-name="ce9" table:formula="of:=[.AE32]+[.AE24]" office:value-type="percentage" office:value="0.00577023296895627" calcext:value-type="percentage">
            <text:p>0.58%</text:p>
          </table:table-cell>
          <table:table-cell table:style-name="ce9" table:formula="of:=[.AF32]+[.AF24]" office:value-type="percentage" office:value="0.0138656315686376" calcext:value-type="percentage">
            <text:p>1.39%</text:p>
          </table:table-cell>
          <table:table-cell table:style-name="ce9" table:formula="of:=[.AG32]+[.AG24]" office:value-type="percentage" office:value="0.0384246210445068" calcext:value-type="percentage">
            <text:p>3.84%</text:p>
          </table:table-cell>
          <table:table-cell table:style-name="ce9" table:formula="of:=[.AH32]+[.AH24]" office:value-type="percentage" office:value="0.0360389694147762" calcext:value-type="percentage">
            <text:p>3.60%</text:p>
          </table:table-cell>
          <table:table-cell table:style-name="ce9" table:formula="of:=[.AI32]+[.AI24]" office:value-type="percentage" office:value="0.0648850141331061" calcext:value-type="percentage">
            <text:p>6.49%</text:p>
          </table:table-cell>
          <table:table-cell table:style-name="ce9" table:formula="of:=[.AJ32]+[.AJ24]" office:value-type="percentage" office:value="0.0103191028319254" calcext:value-type="percentage">
            <text:p>1.03%</text:p>
          </table:table-cell>
          <table:table-cell table:style-name="ce9" table:formula="of:=[.AK32]+[.AK24]" office:value-type="percentage" office:value="0.0189011944626679" calcext:value-type="percentage">
            <text:p>1.89%</text:p>
          </table:table-cell>
          <table:table-cell table:style-name="ce9" table:formula="of:=[.AL32]+[.AL24]" office:value-type="percentage" office:value="0.0111136353983495" calcext:value-type="percentage">
            <text:p>1.11%</text:p>
          </table:table-cell>
          <table:table-cell table:style-name="ce9" table:formula="of:=[.AM32]+[.AM24]" office:value-type="percentage" office:value="0.0224661248578451" calcext:value-type="percentage">
            <text:p>2.25%</text:p>
          </table:table-cell>
          <table:table-cell table:style-name="ce9" table:formula="of:=[.AN32]+[.AN24]" office:value-type="percentage" office:value="0.0514898463334421" calcext:value-type="percentage">
            <text:p>5.15%</text:p>
          </table:table-cell>
          <table:table-cell table:style-name="ce9" table:formula="of:=[.AO32]+[.AO24]" office:value-type="percentage" office:value="0.114091892415029" calcext:value-type="percentage">
            <text:p>11.41%</text:p>
          </table:table-cell>
          <table:table-cell table:style-name="ce9" table:formula="of:=[.AP32]+[.AP24]" office:value-type="percentage" office:value="0.00598390760814347" calcext:value-type="percentage">
            <text:p>0.60%</text:p>
          </table:table-cell>
          <table:table-cell table:style-name="ce9" table:formula="of:=[.AQ32]+[.AQ24]" office:value-type="percentage" office:value="0.0397681420872669" calcext:value-type="percentage">
            <text:p>3.98%</text:p>
          </table:table-cell>
          <table:table-cell table:style-name="ce9" table:formula="of:=[.AR32]+[.AR24]" office:value-type="percentage" office:value="0.0470493297119403" calcext:value-type="percentage">
            <text:p>4.70%</text:p>
          </table:table-cell>
          <table:table-cell table:style-name="ce9" table:formula="of:=[.AS32]+[.AS24]" office:value-type="percentage" office:value="0.0069189438896336" calcext:value-type="percentage">
            <text:p>0.69%</text:p>
          </table:table-cell>
          <table:table-cell table:style-name="ce9" table:formula="of:=[.AT32]+[.AT24]" office:value-type="percentage" office:value="0.00281432424335404" calcext:value-type="percentage">
            <text:p>0.28%</text:p>
          </table:table-cell>
          <table:table-cell table:style-name="ce9" table:formula="of:=[.AU32]+[.AU24]" office:value-type="percentage" office:value="0.0558313618260878" calcext:value-type="percentage">
            <text:p>5.58%</text:p>
          </table:table-cell>
          <table:table-cell table:style-name="ce9" table:formula="of:=[.AV32]+[.AV24]" office:value-type="percentage" office:value="0.0475562901516876" calcext:value-type="percentage">
            <text:p>4.76%</text:p>
          </table:table-cell>
          <table:table-cell table:style-name="ce9" table:formula="of:=[.AW32]+[.AW24]" office:value-type="percentage" office:value="0.0376603870288826" calcext:value-type="percentage">
            <text:p>3.77%</text:p>
          </table:table-cell>
          <table:table-cell table:style-name="ce9" table:formula="of:=[.AX32]+[.AX24]" office:value-type="percentage" office:value="0.0871425640155276" calcext:value-type="percentage">
            <text:p>8.71%</text:p>
          </table:table-cell>
          <table:table-cell table:style-name="ce9" table:formula="of:=[.AY32]+[.AY24]" office:value-type="percentage" office:value="0.0764112707648282" calcext:value-type="percentage">
            <text:p>7.64%</text:p>
          </table:table-cell>
          <table:table-cell table:style-name="ce9" table:formula="of:=[.AZ32]+[.AZ24]" office:value-type="percentage" office:value="-0.00206056623357916" calcext:value-type="percentage">
            <text:p>-0.21%</text:p>
          </table:table-cell>
          <table:table-cell table:style-name="ce9" table:formula="of:=[.BA32]+[.BA24]" office:value-type="percentage" office:value="0.0445196492556031" calcext:value-type="percentage">
            <text:p>4.45%</text:p>
          </table:table-cell>
          <table:table-cell table:style-name="ce9" table:formula="of:=[.BB32]+[.BB24]" office:value-type="percentage" office:value="0.0613891232373256" calcext:value-type="percentage">
            <text:p>6.14%</text:p>
          </table:table-cell>
          <table:table-cell table:style-name="ce9" table:formula="of:=[.BC32]+[.BC24]" office:value-type="percentage" office:value="-0.00718394636789864" calcext:value-type="percentage">
            <text:p>-0.72%</text:p>
          </table:table-cell>
          <table:table-cell table:style-name="ce9" table:formula="of:=[.BD32]+[.BD24]" office:value-type="percentage" office:value="0.0126444053573788" calcext:value-type="percentage">
            <text:p>1.26%</text:p>
          </table:table-cell>
          <table:table-cell table:style-name="ce9" table:formula="of:=[.BE32]+[.BE24]" office:value-type="percentage" office:value="0.0386525393486027" calcext:value-type="percentage">
            <text:p>3.87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6</text:p>
          </table:table-cell>
          <table:table-cell table:formula="of:=[.B33]+[.B25]" office:value-type="percentage" office:value="0.046187522719268" calcext:value-type="percentage">
            <text:p>4.62%</text:p>
          </table:table-cell>
          <table:table-cell table:style-name="ce9" table:formula="of:=[.C33]+[.C25]" office:value-type="percentage" office:value="0.0186149509322702" calcext:value-type="percentage">
            <text:p>1.86%</text:p>
          </table:table-cell>
          <table:table-cell table:style-name="ce9" table:formula="of:=[.D33]+[.D25]" office:value-type="percentage" office:value="0.015523478579638" calcext:value-type="percentage">
            <text:p>1.55%</text:p>
          </table:table-cell>
          <table:table-cell table:style-name="ce9" table:formula="of:=[.E33]+[.E25]" office:value-type="percentage" office:value="0.0660267533346969" calcext:value-type="percentage">
            <text:p>6.60%</text:p>
          </table:table-cell>
          <table:table-cell table:style-name="ce9" table:formula="of:=[.F33]+[.F25]" office:value-type="percentage" office:value="0.062947204655867" calcext:value-type="percentage">
            <text:p>6.29%</text:p>
          </table:table-cell>
          <table:table-cell table:style-name="ce9" table:formula="of:=[.G33]+[.G25]" office:value-type="percentage" office:value="0.016661855737198" calcext:value-type="percentage">
            <text:p>1.67%</text:p>
          </table:table-cell>
          <table:table-cell table:style-name="ce9" table:formula="of:=[.H33]+[.H25]" office:value-type="percentage" office:value="0.0429227474295218" calcext:value-type="percentage">
            <text:p>4.29%</text:p>
          </table:table-cell>
          <table:table-cell table:style-name="ce9" table:formula="of:=[.I33]+[.I25]" office:value-type="percentage" office:value="0.0771952719959094" calcext:value-type="percentage">
            <text:p>7.72%</text:p>
          </table:table-cell>
          <table:table-cell table:style-name="ce9" table:formula="of:=[.J33]+[.J25]" office:value-type="percentage" office:value="0.0244147123811402" calcext:value-type="percentage">
            <text:p>2.44%</text:p>
          </table:table-cell>
          <table:table-cell table:style-name="ce9" table:formula="of:=[.K33]+[.K25]" office:value-type="percentage" office:value="0.0531418318089012" calcext:value-type="percentage">
            <text:p>5.31%</text:p>
          </table:table-cell>
          <table:table-cell table:style-name="ce9" table:formula="of:=[.L33]+[.L25]" office:value-type="percentage" office:value="0.0942300917100571" calcext:value-type="percentage">
            <text:p>9.42%</text:p>
          </table:table-cell>
          <table:table-cell table:style-name="ce9" table:formula="of:=[.M33]+[.M25]" office:value-type="percentage" office:value="0.00378044366574146" calcext:value-type="percentage">
            <text:p>0.38%</text:p>
          </table:table-cell>
          <table:table-cell table:style-name="ce9" table:formula="of:=[.N33]+[.N25]" office:value-type="percentage" office:value="0.0589279062273748" calcext:value-type="percentage">
            <text:p>5.89%</text:p>
          </table:table-cell>
          <table:table-cell table:style-name="ce9" table:formula="of:=[.O33]+[.O25]" office:value-type="percentage" office:value="0.127303093390974" calcext:value-type="percentage">
            <text:p>12.73%</text:p>
          </table:table-cell>
          <table:table-cell table:style-name="ce9" table:formula="of:=[.P33]+[.P25]" office:value-type="percentage" office:value="0.0932177055392122" calcext:value-type="percentage">
            <text:p>9.32%</text:p>
          </table:table-cell>
          <table:table-cell table:style-name="ce9" table:formula="of:=[.Q33]+[.Q25]" office:value-type="percentage" office:value="0.0622043683378816" calcext:value-type="percentage">
            <text:p>6.22%</text:p>
          </table:table-cell>
          <table:table-cell table:style-name="ce9" table:formula="of:=[.R33]+[.R25]" office:value-type="percentage" office:value="0.048838331295826" calcext:value-type="percentage">
            <text:p>4.88%</text:p>
          </table:table-cell>
          <table:table-cell table:style-name="ce9" table:formula="of:=[.S33]+[.S25]" office:value-type="percentage" office:value="0.0688181605306173" calcext:value-type="percentage">
            <text:p>6.88%</text:p>
          </table:table-cell>
          <table:table-cell table:style-name="ce9" table:formula="of:=[.T33]+[.T25]" office:value-type="percentage" office:value="0.000318410949138841" calcext:value-type="percentage">
            <text:p>0.03%</text:p>
          </table:table-cell>
          <table:table-cell table:style-name="ce9" table:formula="of:=[.U33]+[.U25]" office:value-type="percentage" office:value="0.0228110738041951" calcext:value-type="percentage">
            <text:p>2.28%</text:p>
          </table:table-cell>
          <table:table-cell table:style-name="ce9" table:formula="of:=[.V33]+[.V25]" office:value-type="percentage" office:value="0.0271393562491782" calcext:value-type="percentage">
            <text:p>2.71%</text:p>
          </table:table-cell>
          <table:table-cell table:style-name="ce9" table:formula="of:=[.W33]+[.W25]" office:value-type="percentage" office:value="0.0189265297014866" calcext:value-type="percentage">
            <text:p>1.89%</text:p>
          </table:table-cell>
          <table:table-cell table:style-name="ce9" table:formula="of:=[.X33]+[.X25]" office:value-type="percentage" office:value="0.0220231590800662" calcext:value-type="percentage">
            <text:p>2.20%</text:p>
          </table:table-cell>
          <table:table-cell table:style-name="ce9" table:formula="of:=[.Y33]+[.Y25]" office:value-type="percentage" office:value="0.0330453498926357" calcext:value-type="percentage">
            <text:p>3.30%</text:p>
          </table:table-cell>
          <table:table-cell table:style-name="ce9" table:formula="of:=[.Z33]+[.Z25]" office:value-type="percentage" office:value="0.00140489994959162" calcext:value-type="percentage">
            <text:p>0.14%</text:p>
          </table:table-cell>
          <table:table-cell table:style-name="ce9" table:formula="of:=[.AA33]+[.AA25]" office:value-type="percentage" office:value="0.0424042693855666" calcext:value-type="percentage">
            <text:p>4.24%</text:p>
          </table:table-cell>
          <table:table-cell table:style-name="ce9" table:formula="of:=[.AB33]+[.AB25]" office:value-type="percentage" office:value="0.0411496613421367" calcext:value-type="percentage">
            <text:p>4.11%</text:p>
          </table:table-cell>
          <table:table-cell table:style-name="ce9" table:formula="of:=[.AC33]+[.AC25]" office:value-type="percentage" office:value="0.00497345287687204" calcext:value-type="percentage">
            <text:p>0.50%</text:p>
          </table:table-cell>
          <table:table-cell table:style-name="ce9" table:formula="of:=[.AD33]+[.AD25]" office:value-type="percentage" office:value="0.0407146309218929" calcext:value-type="percentage">
            <text:p>4.07%</text:p>
          </table:table-cell>
          <table:table-cell table:style-name="ce9" table:formula="of:=[.AE33]+[.AE25]" office:value-type="percentage" office:value="0.00580980029023856" calcext:value-type="percentage">
            <text:p>0.58%</text:p>
          </table:table-cell>
          <table:table-cell table:style-name="ce9" table:formula="of:=[.AF33]+[.AF25]" office:value-type="percentage" office:value="0.0169087026527401" calcext:value-type="percentage">
            <text:p>1.69%</text:p>
          </table:table-cell>
          <table:table-cell table:style-name="ce9" table:formula="of:=[.AG33]+[.AG25]" office:value-type="percentage" office:value="0.0483792142970121" calcext:value-type="percentage">
            <text:p>4.84%</text:p>
          </table:table-cell>
          <table:table-cell table:style-name="ce9" table:formula="of:=[.AH33]+[.AH25]" office:value-type="percentage" office:value="0.0433988509171122" calcext:value-type="percentage">
            <text:p>4.34%</text:p>
          </table:table-cell>
          <table:table-cell table:style-name="ce9" table:formula="of:=[.AI33]+[.AI25]" office:value-type="percentage" office:value="0.08400472625632" calcext:value-type="percentage">
            <text:p>8.40%</text:p>
          </table:table-cell>
          <table:table-cell table:style-name="ce9" table:formula="of:=[.AJ33]+[.AJ25]" office:value-type="percentage" office:value="0.0139751305578013" calcext:value-type="percentage">
            <text:p>1.40%</text:p>
          </table:table-cell>
          <table:table-cell table:style-name="ce9" table:formula="of:=[.AK33]+[.AK25]" office:value-type="percentage" office:value="0.0209523036743353" calcext:value-type="percentage">
            <text:p>2.10%</text:p>
          </table:table-cell>
          <table:table-cell table:style-name="ce9" table:formula="of:=[.AL33]+[.AL25]" office:value-type="percentage" office:value="0.0126324226378444" calcext:value-type="percentage">
            <text:p>1.26%</text:p>
          </table:table-cell>
          <table:table-cell table:style-name="ce9" table:formula="of:=[.AM33]+[.AM25]" office:value-type="percentage" office:value="0.0233200468486005" calcext:value-type="percentage">
            <text:p>2.33%</text:p>
          </table:table-cell>
          <table:table-cell table:style-name="ce9" table:formula="of:=[.AN33]+[.AN25]" office:value-type="percentage" office:value="0.0628045852897458" calcext:value-type="percentage">
            <text:p>6.28%</text:p>
          </table:table-cell>
          <table:table-cell table:style-name="ce9" table:formula="of:=[.AO33]+[.AO25]" office:value-type="percentage" office:value="0.115005098058852" calcext:value-type="percentage">
            <text:p>11.50%</text:p>
          </table:table-cell>
          <table:table-cell table:style-name="ce9" table:formula="of:=[.AP33]+[.AP25]" office:value-type="percentage" office:value="0.00740588238971375" calcext:value-type="percentage">
            <text:p>0.74%</text:p>
          </table:table-cell>
          <table:table-cell table:style-name="ce9" table:formula="of:=[.AQ33]+[.AQ25]" office:value-type="percentage" office:value="0.0440662224041445" calcext:value-type="percentage">
            <text:p>4.41%</text:p>
          </table:table-cell>
          <table:table-cell table:style-name="ce9" table:formula="of:=[.AR33]+[.AR25]" office:value-type="percentage" office:value="0.0640470704223677" calcext:value-type="percentage">
            <text:p>6.40%</text:p>
          </table:table-cell>
          <table:table-cell table:style-name="ce9" table:formula="of:=[.AS33]+[.AS25]" office:value-type="percentage" office:value="0.00660309713979135" calcext:value-type="percentage">
            <text:p>0.66%</text:p>
          </table:table-cell>
          <table:table-cell table:style-name="ce9" table:formula="of:=[.AT33]+[.AT25]" office:value-type="percentage" office:value="0.00437445749330366" calcext:value-type="percentage">
            <text:p>0.44%</text:p>
          </table:table-cell>
          <table:table-cell table:style-name="ce9" table:formula="of:=[.AU33]+[.AU25]" office:value-type="percentage" office:value="0.0694204028112513" calcext:value-type="percentage">
            <text:p>6.94%</text:p>
          </table:table-cell>
          <table:table-cell table:style-name="ce9" table:formula="of:=[.AV33]+[.AV25]" office:value-type="percentage" office:value="0.0562683747800422" calcext:value-type="percentage">
            <text:p>5.63%</text:p>
          </table:table-cell>
          <table:table-cell table:style-name="ce9" table:formula="of:=[.AW33]+[.AW25]" office:value-type="percentage" office:value="0.04648482681244" calcext:value-type="percentage">
            <text:p>4.65%</text:p>
          </table:table-cell>
          <table:table-cell table:style-name="ce9" table:formula="of:=[.AX33]+[.AX25]" office:value-type="percentage" office:value="0.1032681388054" calcext:value-type="percentage">
            <text:p>10.33%</text:p>
          </table:table-cell>
          <table:table-cell table:style-name="ce9" table:formula="of:=[.AY33]+[.AY25]" office:value-type="percentage" office:value="0.0959241545124366" calcext:value-type="percentage">
            <text:p>9.59%</text:p>
          </table:table-cell>
          <table:table-cell table:style-name="ce9" table:formula="of:=[.AZ33]+[.AZ25]" office:value-type="percentage" office:value="-0.00382710406011189" calcext:value-type="percentage">
            <text:p>-0.38%</text:p>
          </table:table-cell>
          <table:table-cell table:style-name="ce9" table:formula="of:=[.BA33]+[.BA25]" office:value-type="percentage" office:value="0.0501781137374708" calcext:value-type="percentage">
            <text:p>5.02%</text:p>
          </table:table-cell>
          <table:table-cell table:style-name="ce9" table:formula="of:=[.BB33]+[.BB25]" office:value-type="percentage" office:value="0.0789852371006885" calcext:value-type="percentage">
            <text:p>7.90%</text:p>
          </table:table-cell>
          <table:table-cell table:style-name="ce9" table:formula="of:=[.BC33]+[.BC25]" office:value-type="percentage" office:value="-0.0132704089412432" calcext:value-type="percentage">
            <text:p>-1.33%</text:p>
          </table:table-cell>
          <table:table-cell table:style-name="ce9" table:formula="of:=[.BD33]+[.BD25]" office:value-type="percentage" office:value="0.0149262519805404" calcext:value-type="percentage">
            <text:p>1.49%</text:p>
          </table:table-cell>
          <table:table-cell table:style-name="ce9" table:formula="of:=[.BE33]+[.BE25]" office:value-type="percentage" office:value="0.0366153320687537" calcext:value-type="percentage">
            <text:p>3.66%</text:p>
          </table:table-cell>
          <table:table-cell table:style-name="ce9"/>
        </table:table-row>
        <table:table-row table:style-name="ro1">
          <table:table-cell office:value-type="string" calcext:value-type="string">
            <text:p>CHNG_%_2017</text:p>
          </table:table-cell>
          <table:table-cell table:formula="of:=[.B34]+[.B26]" office:value-type="percentage" office:value="0.0533031157572259" calcext:value-type="percentage">
            <text:p>5.33%</text:p>
          </table:table-cell>
          <table:table-cell table:style-name="ce9" table:formula="of:=[.C34]+[.C26]" office:value-type="percentage" office:value="0.0205870215077896" calcext:value-type="percentage">
            <text:p>2.06%</text:p>
          </table:table-cell>
          <table:table-cell table:style-name="ce9" table:formula="of:=[.D34]+[.D26]" office:value-type="percentage" office:value="0.0184763133181595" calcext:value-type="percentage">
            <text:p>1.85%</text:p>
          </table:table-cell>
          <table:table-cell table:style-name="ce9" table:formula="of:=[.E34]+[.E26]" office:value-type="percentage" office:value="0.0760426111999085" calcext:value-type="percentage">
            <text:p>7.60%</text:p>
          </table:table-cell>
          <table:table-cell table:style-name="ce9" table:formula="of:=[.F34]+[.F26]" office:value-type="percentage" office:value="0.0728605107438098" calcext:value-type="percentage">
            <text:p>7.29%</text:p>
          </table:table-cell>
          <table:table-cell table:style-name="ce9" table:formula="of:=[.G34]+[.G26]" office:value-type="percentage" office:value="0.0195787992519691" calcext:value-type="percentage">
            <text:p>1.96%</text:p>
          </table:table-cell>
          <table:table-cell table:style-name="ce9" table:formula="of:=[.H34]+[.H26]" office:value-type="percentage" office:value="0.0405758782644202" calcext:value-type="percentage">
            <text:p>4.06%</text:p>
          </table:table-cell>
          <table:table-cell table:style-name="ce9" table:formula="of:=[.I34]+[.I26]" office:value-type="percentage" office:value="0.0925710080820597" calcext:value-type="percentage">
            <text:p>9.26%</text:p>
          </table:table-cell>
          <table:table-cell table:style-name="ce9" table:formula="of:=[.J34]+[.J26]" office:value-type="percentage" office:value="0.029767085862611" calcext:value-type="percentage">
            <text:p>2.98%</text:p>
          </table:table-cell>
          <table:table-cell table:style-name="ce9" table:formula="of:=[.K34]+[.K26]" office:value-type="percentage" office:value="0.0592286485692509" calcext:value-type="percentage">
            <text:p>5.92%</text:p>
          </table:table-cell>
          <table:table-cell table:style-name="ce9" table:formula="of:=[.L34]+[.L26]" office:value-type="percentage" office:value="0.108022744543316" calcext:value-type="percentage">
            <text:p>10.80%</text:p>
          </table:table-cell>
          <table:table-cell table:style-name="ce9" table:formula="of:=[.M34]+[.M26]" office:value-type="percentage" office:value="0.00391974758166107" calcext:value-type="percentage">
            <text:p>0.39%</text:p>
          </table:table-cell>
          <table:table-cell table:style-name="ce9" table:formula="of:=[.N34]+[.N26]" office:value-type="percentage" office:value="0.0685535668783074" calcext:value-type="percentage">
            <text:p>6.86%</text:p>
          </table:table-cell>
          <table:table-cell table:style-name="ce9" table:formula="of:=[.O34]+[.O26]" office:value-type="percentage" office:value="0.141264931612737" calcext:value-type="percentage">
            <text:p>14.13%</text:p>
          </table:table-cell>
          <table:table-cell table:style-name="ce9" table:formula="of:=[.P34]+[.P26]" office:value-type="percentage" office:value="0.108876872983835" calcext:value-type="percentage">
            <text:p>10.89%</text:p>
          </table:table-cell>
          <table:table-cell table:style-name="ce9" table:formula="of:=[.Q34]+[.Q26]" office:value-type="percentage" office:value="0.0733323792521937" calcext:value-type="percentage">
            <text:p>7.33%</text:p>
          </table:table-cell>
          <table:table-cell table:style-name="ce9" table:formula="of:=[.R34]+[.R26]" office:value-type="percentage" office:value="0.0480341780726815" calcext:value-type="percentage">
            <text:p>4.80%</text:p>
          </table:table-cell>
          <table:table-cell table:style-name="ce9" table:formula="of:=[.S34]+[.S26]" office:value-type="percentage" office:value="0.0903654291690309" calcext:value-type="percentage">
            <text:p>9.04%</text:p>
          </table:table-cell>
          <table:table-cell table:style-name="ce9" table:formula="of:=[.T34]+[.T26]" office:value-type="percentage" office:value="-0.00231638744926522" calcext:value-type="percentage">
            <text:p>-0.23%</text:p>
          </table:table-cell>
          <table:table-cell table:style-name="ce9" table:formula="of:=[.U34]+[.U26]" office:value-type="percentage" office:value="0.0277373389757211" calcext:value-type="percentage">
            <text:p>2.77%</text:p>
          </table:table-cell>
          <table:table-cell table:style-name="ce9" table:formula="of:=[.V34]+[.V26]" office:value-type="percentage" office:value="0.0318635170756294" calcext:value-type="percentage">
            <text:p>3.19%</text:p>
          </table:table-cell>
          <table:table-cell table:style-name="ce9" table:formula="of:=[.W34]+[.W26]" office:value-type="percentage" office:value="0.0207808927336316" calcext:value-type="percentage">
            <text:p>2.08%</text:p>
          </table:table-cell>
          <table:table-cell table:style-name="ce9" table:formula="of:=[.X34]+[.X26]" office:value-type="percentage" office:value="0.0260893866709366" calcext:value-type="percentage">
            <text:p>2.61%</text:p>
          </table:table-cell>
          <table:table-cell table:style-name="ce9" table:formula="of:=[.Y34]+[.Y26]" office:value-type="percentage" office:value="0.0326549791238729" calcext:value-type="percentage">
            <text:p>3.27%</text:p>
          </table:table-cell>
          <table:table-cell table:style-name="ce9" table:formula="of:=[.Z34]+[.Z26]" office:value-type="percentage" office:value="0.00565041410566943" calcext:value-type="percentage">
            <text:p>0.57%</text:p>
          </table:table-cell>
          <table:table-cell table:style-name="ce9" table:formula="of:=[.AA34]+[.AA26]" office:value-type="percentage" office:value="0.0469471142516798" calcext:value-type="percentage">
            <text:p>4.69%</text:p>
          </table:table-cell>
          <table:table-cell table:style-name="ce9" table:formula="of:=[.AB34]+[.AB26]" office:value-type="percentage" office:value="0.0464258145707002" calcext:value-type="percentage">
            <text:p>4.64%</text:p>
          </table:table-cell>
          <table:table-cell table:style-name="ce9" table:formula="of:=[.AC34]+[.AC26]" office:value-type="percentage" office:value="0.00786894783739076" calcext:value-type="percentage">
            <text:p>0.79%</text:p>
          </table:table-cell>
          <table:table-cell table:style-name="ce9" table:formula="of:=[.AD34]+[.AD26]" office:value-type="percentage" office:value="0.0499715094814712" calcext:value-type="percentage">
            <text:p>5.00%</text:p>
          </table:table-cell>
          <table:table-cell table:style-name="ce9" table:formula="of:=[.AE34]+[.AE26]" office:value-type="percentage" office:value="0.00536866516065218" calcext:value-type="percentage">
            <text:p>0.54%</text:p>
          </table:table-cell>
          <table:table-cell table:style-name="ce9" table:formula="of:=[.AF34]+[.AF26]" office:value-type="percentage" office:value="0.0205696326724154" calcext:value-type="percentage">
            <text:p>2.06%</text:p>
          </table:table-cell>
          <table:table-cell table:style-name="ce9" table:formula="of:=[.AG34]+[.AG26]" office:value-type="percentage" office:value="0.0596596919328481" calcext:value-type="percentage">
            <text:p>5.97%</text:p>
          </table:table-cell>
          <table:table-cell table:style-name="ce9" table:formula="of:=[.AH34]+[.AH26]" office:value-type="percentage" office:value="0.0499078060140369" calcext:value-type="percentage">
            <text:p>4.99%</text:p>
          </table:table-cell>
          <table:table-cell table:style-name="ce9" table:formula="of:=[.AI34]+[.AI26]" office:value-type="percentage" office:value="0.103628848453661" calcext:value-type="percentage">
            <text:p>10.36%</text:p>
          </table:table-cell>
          <table:table-cell table:style-name="ce9" table:formula="of:=[.AJ34]+[.AJ26]" office:value-type="percentage" office:value="0.019770029854667" calcext:value-type="percentage">
            <text:p>1.98%</text:p>
          </table:table-cell>
          <table:table-cell table:style-name="ce9" table:formula="of:=[.AK34]+[.AK26]" office:value-type="percentage" office:value="0.0239798036885121" calcext:value-type="percentage">
            <text:p>2.40%</text:p>
          </table:table-cell>
          <table:table-cell table:style-name="ce9" table:formula="of:=[.AL34]+[.AL26]" office:value-type="percentage" office:value="0.0138991206758549" calcext:value-type="percentage">
            <text:p>1.39%</text:p>
          </table:table-cell>
          <table:table-cell table:style-name="ce9" table:formula="of:=[.AM34]+[.AM26]" office:value-type="percentage" office:value="0.0239815946798254" calcext:value-type="percentage">
            <text:p>2.40%</text:p>
          </table:table-cell>
          <table:table-cell table:style-name="ce9" table:formula="of:=[.AN34]+[.AN26]" office:value-type="percentage" office:value="0.0742131083448726" calcext:value-type="percentage">
            <text:p>7.42%</text:p>
          </table:table-cell>
          <table:table-cell table:style-name="ce9" table:formula="of:=[.AO34]+[.AO26]" office:value-type="percentage" office:value="0.11479931898592" calcext:value-type="percentage">
            <text:p>11.48%</text:p>
          </table:table-cell>
          <table:table-cell table:style-name="ce9" table:formula="of:=[.AP34]+[.AP26]" office:value-type="percentage" office:value="0.010499191627465" calcext:value-type="percentage">
            <text:p>1.05%</text:p>
          </table:table-cell>
          <table:table-cell table:style-name="ce9" table:formula="of:=[.AQ34]+[.AQ26]" office:value-type="percentage" office:value="0.0465282900667712" calcext:value-type="percentage">
            <text:p>4.65%</text:p>
          </table:table-cell>
          <table:table-cell table:style-name="ce9" table:formula="of:=[.AR34]+[.AR26]" office:value-type="percentage" office:value="0.0777760102306359" calcext:value-type="percentage">
            <text:p>7.78%</text:p>
          </table:table-cell>
          <table:table-cell table:style-name="ce9" table:formula="of:=[.AS34]+[.AS26]" office:value-type="percentage" office:value="0.00804502147267863" calcext:value-type="percentage">
            <text:p>0.80%</text:p>
          </table:table-cell>
          <table:table-cell table:style-name="ce9" table:formula="of:=[.AT34]+[.AT26]" office:value-type="percentage" office:value="0.00633190357855313" calcext:value-type="percentage">
            <text:p>0.63%</text:p>
          </table:table-cell>
          <table:table-cell table:style-name="ce9" table:formula="of:=[.AU34]+[.AU26]" office:value-type="percentage" office:value="0.0822962714740796" calcext:value-type="percentage">
            <text:p>8.23%</text:p>
          </table:table-cell>
          <table:table-cell table:style-name="ce9" table:formula="of:=[.AV34]+[.AV26]" office:value-type="percentage" office:value="0.0656333782094963" calcext:value-type="percentage">
            <text:p>6.56%</text:p>
          </table:table-cell>
          <table:table-cell table:style-name="ce9" table:formula="of:=[.AW34]+[.AW26]" office:value-type="percentage" office:value="0.0564137628907012" calcext:value-type="percentage">
            <text:p>5.64%</text:p>
          </table:table-cell>
          <table:table-cell table:style-name="ce9" table:formula="of:=[.AX34]+[.AX26]" office:value-type="percentage" office:value="0.117444687397762" calcext:value-type="percentage">
            <text:p>11.74%</text:p>
          </table:table-cell>
          <table:table-cell table:style-name="ce9" table:formula="of:=[.AY34]+[.AY26]" office:value-type="percentage" office:value="0.114541760373525" calcext:value-type="percentage">
            <text:p>11.45%</text:p>
          </table:table-cell>
          <table:table-cell table:style-name="ce9" table:formula="of:=[.AZ34]+[.AZ26]" office:value-type="percentage" office:value="-0.00334118138436184" calcext:value-type="percentage">
            <text:p>-0.33%</text:p>
          </table:table-cell>
          <table:table-cell table:style-name="ce9" table:formula="of:=[.BA34]+[.BA26]" office:value-type="percentage" office:value="0.056767019318359" calcext:value-type="percentage">
            <text:p>5.68%</text:p>
          </table:table-cell>
          <table:table-cell table:style-name="ce9" table:formula="of:=[.BB34]+[.BB26]" office:value-type="percentage" office:value="0.095880457871323" calcext:value-type="percentage">
            <text:p>9.59%</text:p>
          </table:table-cell>
          <table:table-cell table:style-name="ce9" table:formula="of:=[.BC34]+[.BC26]" office:value-type="percentage" office:value="-0.0203134270122608" calcext:value-type="percentage">
            <text:p>-2.03%</text:p>
          </table:table-cell>
          <table:table-cell table:style-name="ce9" table:formula="of:=[.BD34]+[.BD26]" office:value-type="percentage" office:value="0.0188223134984644" calcext:value-type="percentage">
            <text:p>1.88%</text:p>
          </table:table-cell>
          <table:table-cell table:style-name="ce9" table:formula="of:=[.BE34]+[.BE26]" office:value-type="percentage" office:value="0.026944519945237" calcext:value-type="percentage">
            <text:p>2.69%</text:p>
          </table:table-cell>
          <table:table-cell table:style-name="ce9"/>
        </table:table-row>
        <table:table-row table:style-name="ro1" table:number-rows-repeated="2">
          <table:table-cell table:number-columns-repeated="2"/>
          <table:table-cell table:style-name="Default" table:number-columns-repeated="56"/>
        </table:table-row>
        <table:table-row table:style-name="ro1">
          <table:table-cell/>
          <table:table-cell table:formula="of:=1-([.B$2]/[.B3])" office:value-type="percentage" office:value="0.00739901096226048" calcext:value-type="percentage">
            <text:p>0.74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4])" office:value-type="percentage" office:value="0.0148246825112185" calcext:value-type="percentage">
            <text:p>1.48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5])" office:value-type="percentage" office:value="0.0218068681112525" calcext:value-type="percentage">
            <text:p>2.18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6])" office:value-type="percentage" office:value="0.0291382539936059" calcext:value-type="percentage">
            <text:p>2.91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7])" office:value-type="percentage" office:value="0.0364484923686975" calcext:value-type="percentage">
            <text:p>3.64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8])" office:value-type="percentage" office:value="0.0434980082320152" calcext:value-type="percentage">
            <text:p>4.35%</text:p>
          </table:table-cell>
          <table:table-cell table:style-name="Default" table:number-columns-repeated="56"/>
        </table:table-row>
        <table:table-row table:style-name="ro1">
          <table:table-cell/>
          <table:table-cell table:formula="of:=1-([.B$2]/[.B9])" office:value-type="percentage" office:value="0.0502910413245211" calcext:value-type="percentage">
            <text:p>5.03%</text:p>
          </table:table-cell>
          <table:table-cell table:style-name="Default" table:number-columns-repeated="56"/>
        </table:table-row>
        <table:table-row table:style-name="ro1">
          <table:table-cell table:number-columns-repeated="2"/>
          <table:table-cell table:style-name="Default"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9:46:37.561291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46:53.296333710</meta:creation-date>
    <meta:editing-duration>PT30S</meta:editing-duration>
    <meta:editing-cycles>2</meta:editing-cycles>
    <meta:generator>LibreOffice/6.0.6.2$Linux_X86_64 LibreOffice_project/00m0$Build-2</meta:generator>
    <dc:date>2018-10-13T19:47:08.523684193</dc:date>
    <meta:document-statistic meta:table-count="2" meta:cell-count="49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0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-0.03" chart:maximum="0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862cm" svg:height="18.514cm" xlink:href=".." xlink:type="simple" chart:class="chart:line" chart:style-name="ch1">
        <chart:legend chart:legend-position="end" svg:x="20.738cm" svg:y="1.986cm" style:legend-expansion="high" chart:style-name="ch2"/>
        <chart:plot-area chart:style-name="ch3" table:cell-range-address="Sheet2.B27:Sheet2.BF35" chart:data-source-has-labels="row" svg:x="0.517cm" svg:y="0.37cm" svg:width="19.704cm" svg:height="17.774cm">
          <chartooo:coordinate-region svg:x="1.853cm" svg:y="0.569cm" svg:width="18.195cm" svg:height="17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8:Sheet2.B35" chart:label-cell-address="Sheet2.B27:Sheet2.B27" chart:class="chart:line">
            <chart:data-point chart:repeated="8"/>
          </chart:series>
          <chart:series chart:style-name="ch8" chart:values-cell-range-address="Sheet2.C28:Sheet2.C35" chart:label-cell-address="Sheet2.C27:Sheet2.C27" chart:class="chart:line">
            <chart:data-point chart:repeated="8"/>
          </chart:series>
          <chart:series chart:style-name="ch9" chart:values-cell-range-address="Sheet2.D28:Sheet2.D35" chart:label-cell-address="Sheet2.D27:Sheet2.D27" chart:class="chart:line">
            <chart:data-point chart:repeated="8"/>
          </chart:series>
          <chart:series chart:style-name="ch10" chart:values-cell-range-address="Sheet2.E28:Sheet2.E35" chart:label-cell-address="Sheet2.E27:Sheet2.E27" chart:class="chart:line">
            <chart:data-point chart:repeated="8"/>
          </chart:series>
          <chart:series chart:style-name="ch11" chart:values-cell-range-address="Sheet2.F28:Sheet2.F35" chart:label-cell-address="Sheet2.F27:Sheet2.F27" chart:class="chart:line">
            <chart:data-point chart:repeated="8"/>
          </chart:series>
          <chart:series chart:style-name="ch12" chart:values-cell-range-address="Sheet2.G28:Sheet2.G35" chart:label-cell-address="Sheet2.G27:Sheet2.G27" chart:class="chart:line">
            <chart:data-point chart:repeated="8"/>
          </chart:series>
          <chart:series chart:style-name="ch13" chart:values-cell-range-address="Sheet2.H28:Sheet2.H35" chart:label-cell-address="Sheet2.H27:Sheet2.H27" chart:class="chart:line">
            <chart:data-point chart:repeated="8"/>
          </chart:series>
          <chart:series chart:style-name="ch14" chart:values-cell-range-address="Sheet2.I28:Sheet2.I35" chart:label-cell-address="Sheet2.I27:Sheet2.I27" chart:class="chart:line">
            <chart:data-point chart:repeated="8"/>
          </chart:series>
          <chart:series chart:style-name="ch15" chart:values-cell-range-address="Sheet2.J28:Sheet2.J35" chart:label-cell-address="Sheet2.J27:Sheet2.J27" chart:class="chart:line">
            <chart:data-point chart:repeated="8"/>
          </chart:series>
          <chart:series chart:style-name="ch16" chart:values-cell-range-address="Sheet2.K28:Sheet2.K35" chart:label-cell-address="Sheet2.K27:Sheet2.K27" chart:class="chart:line">
            <chart:data-point chart:repeated="8"/>
          </chart:series>
          <chart:series chart:style-name="ch17" chart:values-cell-range-address="Sheet2.L28:Sheet2.L35" chart:label-cell-address="Sheet2.L27:Sheet2.L27" chart:class="chart:line">
            <chart:data-point chart:repeated="8"/>
          </chart:series>
          <chart:series chart:style-name="ch18" chart:values-cell-range-address="Sheet2.M28:Sheet2.M35" chart:label-cell-address="Sheet2.M27:Sheet2.M27" chart:class="chart:line">
            <chart:data-point chart:repeated="8"/>
          </chart:series>
          <chart:series chart:style-name="ch19" chart:values-cell-range-address="Sheet2.N28:Sheet2.N35" chart:label-cell-address="Sheet2.N27:Sheet2.N27" chart:class="chart:line">
            <chart:data-point chart:repeated="8"/>
          </chart:series>
          <chart:series chart:style-name="ch20" chart:values-cell-range-address="Sheet2.O28:Sheet2.O35" chart:label-cell-address="Sheet2.O27:Sheet2.O27" chart:class="chart:line">
            <chart:data-point chart:repeated="8"/>
          </chart:series>
          <chart:series chart:style-name="ch21" chart:values-cell-range-address="Sheet2.P28:Sheet2.P35" chart:label-cell-address="Sheet2.P27:Sheet2.P27" chart:class="chart:line">
            <chart:data-point chart:repeated="8"/>
          </chart:series>
          <chart:series chart:style-name="ch10" chart:values-cell-range-address="Sheet2.Q28:Sheet2.Q35" chart:label-cell-address="Sheet2.Q27:Sheet2.Q27" chart:class="chart:line">
            <chart:data-point chart:repeated="8"/>
          </chart:series>
          <chart:series chart:style-name="ch11" chart:values-cell-range-address="Sheet2.R28:Sheet2.R35" chart:label-cell-address="Sheet2.R27:Sheet2.R27" chart:class="chart:line">
            <chart:data-point chart:repeated="8"/>
          </chart:series>
          <chart:series chart:style-name="ch12" chart:values-cell-range-address="Sheet2.S28:Sheet2.S35" chart:label-cell-address="Sheet2.S27:Sheet2.S27" chart:class="chart:line">
            <chart:data-point chart:repeated="8"/>
          </chart:series>
          <chart:series chart:style-name="ch13" chart:values-cell-range-address="Sheet2.T28:Sheet2.T35" chart:label-cell-address="Sheet2.T27:Sheet2.T27" chart:class="chart:line">
            <chart:data-point chart:repeated="8"/>
          </chart:series>
          <chart:series chart:style-name="ch14" chart:values-cell-range-address="Sheet2.U28:Sheet2.U35" chart:label-cell-address="Sheet2.U27:Sheet2.U27" chart:class="chart:line">
            <chart:data-point chart:repeated="8"/>
          </chart:series>
          <chart:series chart:style-name="ch15" chart:values-cell-range-address="Sheet2.V28:Sheet2.V35" chart:label-cell-address="Sheet2.V27:Sheet2.V27" chart:class="chart:line">
            <chart:data-point chart:repeated="8"/>
          </chart:series>
          <chart:series chart:style-name="ch16" chart:values-cell-range-address="Sheet2.W28:Sheet2.W35" chart:label-cell-address="Sheet2.W27:Sheet2.W27" chart:class="chart:line">
            <chart:data-point chart:repeated="8"/>
          </chart:series>
          <chart:series chart:style-name="ch17" chart:values-cell-range-address="Sheet2.X28:Sheet2.X35" chart:label-cell-address="Sheet2.X27:Sheet2.X27" chart:class="chart:line">
            <chart:data-point chart:repeated="8"/>
          </chart:series>
          <chart:series chart:style-name="ch18" chart:values-cell-range-address="Sheet2.Y28:Sheet2.Y35" chart:label-cell-address="Sheet2.Y27:Sheet2.Y27" chart:class="chart:line">
            <chart:data-point chart:repeated="8"/>
          </chart:series>
          <chart:series chart:style-name="ch19" chart:values-cell-range-address="Sheet2.Z28:Sheet2.Z35" chart:label-cell-address="Sheet2.Z27:Sheet2.Z27" chart:class="chart:line">
            <chart:data-point chart:repeated="8"/>
          </chart:series>
          <chart:series chart:style-name="ch20" chart:values-cell-range-address="Sheet2.AA28:Sheet2.AA35" chart:label-cell-address="Sheet2.AA27:Sheet2.AA27" chart:class="chart:line">
            <chart:data-point chart:repeated="8"/>
          </chart:series>
          <chart:series chart:style-name="ch21" chart:values-cell-range-address="Sheet2.AB28:Sheet2.AB35" chart:label-cell-address="Sheet2.AB27:Sheet2.AB27" chart:class="chart:line">
            <chart:data-point chart:repeated="8"/>
          </chart:series>
          <chart:series chart:style-name="ch10" chart:values-cell-range-address="Sheet2.AC28:Sheet2.AC35" chart:label-cell-address="Sheet2.AC27:Sheet2.AC27" chart:class="chart:line">
            <chart:data-point chart:repeated="8"/>
          </chart:series>
          <chart:series chart:style-name="ch11" chart:values-cell-range-address="Sheet2.AD28:Sheet2.AD35" chart:label-cell-address="Sheet2.AD27:Sheet2.AD27" chart:class="chart:line">
            <chart:data-point chart:repeated="8"/>
          </chart:series>
          <chart:series chart:style-name="ch12" chart:values-cell-range-address="Sheet2.AE28:Sheet2.AE35" chart:label-cell-address="Sheet2.AE27:Sheet2.AE27" chart:class="chart:line">
            <chart:data-point chart:repeated="8"/>
          </chart:series>
          <chart:series chart:style-name="ch13" chart:values-cell-range-address="Sheet2.AF28:Sheet2.AF35" chart:label-cell-address="Sheet2.AF27:Sheet2.AF27" chart:class="chart:line">
            <chart:data-point chart:repeated="8"/>
          </chart:series>
          <chart:series chart:style-name="ch14" chart:values-cell-range-address="Sheet2.AG28:Sheet2.AG35" chart:label-cell-address="Sheet2.AG27:Sheet2.AG27" chart:class="chart:line">
            <chart:data-point chart:repeated="8"/>
          </chart:series>
          <chart:series chart:style-name="ch15" chart:values-cell-range-address="Sheet2.AH28:Sheet2.AH35" chart:label-cell-address="Sheet2.AH27:Sheet2.AH27" chart:class="chart:line">
            <chart:data-point chart:repeated="8"/>
          </chart:series>
          <chart:series chart:style-name="ch16" chart:values-cell-range-address="Sheet2.AI28:Sheet2.AI35" chart:label-cell-address="Sheet2.AI27:Sheet2.AI27" chart:class="chart:line">
            <chart:data-point chart:repeated="8"/>
          </chart:series>
          <chart:series chart:style-name="ch17" chart:values-cell-range-address="Sheet2.AJ28:Sheet2.AJ35" chart:label-cell-address="Sheet2.AJ27:Sheet2.AJ27" chart:class="chart:line">
            <chart:data-point chart:repeated="8"/>
          </chart:series>
          <chart:series chart:style-name="ch18" chart:values-cell-range-address="Sheet2.AK28:Sheet2.AK35" chart:label-cell-address="Sheet2.AK27:Sheet2.AK27" chart:class="chart:line">
            <chart:data-point chart:repeated="8"/>
          </chart:series>
          <chart:series chart:style-name="ch19" chart:values-cell-range-address="Sheet2.AL28:Sheet2.AL35" chart:label-cell-address="Sheet2.AL27:Sheet2.AL27" chart:class="chart:line">
            <chart:data-point chart:repeated="8"/>
          </chart:series>
          <chart:series chart:style-name="ch20" chart:values-cell-range-address="Sheet2.AM28:Sheet2.AM35" chart:label-cell-address="Sheet2.AM27:Sheet2.AM27" chart:class="chart:line">
            <chart:data-point chart:repeated="8"/>
          </chart:series>
          <chart:series chart:style-name="ch21" chart:values-cell-range-address="Sheet2.AN28:Sheet2.AN35" chart:label-cell-address="Sheet2.AN27:Sheet2.AN27" chart:class="chart:line">
            <chart:data-point chart:repeated="8"/>
          </chart:series>
          <chart:series chart:style-name="ch10" chart:values-cell-range-address="Sheet2.AO28:Sheet2.AO35" chart:label-cell-address="Sheet2.AO27:Sheet2.AO27" chart:class="chart:line">
            <chart:data-point chart:repeated="8"/>
          </chart:series>
          <chart:series chart:style-name="ch11" chart:values-cell-range-address="Sheet2.AP28:Sheet2.AP35" chart:label-cell-address="Sheet2.AP27:Sheet2.AP27" chart:class="chart:line">
            <chart:data-point chart:repeated="8"/>
          </chart:series>
          <chart:series chart:style-name="ch12" chart:values-cell-range-address="Sheet2.AQ28:Sheet2.AQ35" chart:label-cell-address="Sheet2.AQ27:Sheet2.AQ27" chart:class="chart:line">
            <chart:data-point chart:repeated="8"/>
          </chart:series>
          <chart:series chart:style-name="ch13" chart:values-cell-range-address="Sheet2.AR28:Sheet2.AR35" chart:label-cell-address="Sheet2.AR27:Sheet2.AR27" chart:class="chart:line">
            <chart:data-point chart:repeated="8"/>
          </chart:series>
          <chart:series chart:style-name="ch14" chart:values-cell-range-address="Sheet2.AS28:Sheet2.AS35" chart:label-cell-address="Sheet2.AS27:Sheet2.AS27" chart:class="chart:line">
            <chart:data-point chart:repeated="8"/>
          </chart:series>
          <chart:series chart:style-name="ch15" chart:values-cell-range-address="Sheet2.AT28:Sheet2.AT35" chart:label-cell-address="Sheet2.AT27:Sheet2.AT27" chart:class="chart:line">
            <chart:data-point chart:repeated="8"/>
          </chart:series>
          <chart:series chart:style-name="ch16" chart:values-cell-range-address="Sheet2.AU28:Sheet2.AU35" chart:label-cell-address="Sheet2.AU27:Sheet2.AU27" chart:class="chart:line">
            <chart:data-point chart:repeated="8"/>
          </chart:series>
          <chart:series chart:style-name="ch17" chart:values-cell-range-address="Sheet2.AV28:Sheet2.AV35" chart:label-cell-address="Sheet2.AV27:Sheet2.AV27" chart:class="chart:line">
            <chart:data-point chart:repeated="8"/>
          </chart:series>
          <chart:series chart:style-name="ch18" chart:values-cell-range-address="Sheet2.AW28:Sheet2.AW35" chart:label-cell-address="Sheet2.AW27:Sheet2.AW27" chart:class="chart:line">
            <chart:data-point chart:repeated="8"/>
          </chart:series>
          <chart:series chart:style-name="ch19" chart:values-cell-range-address="Sheet2.AX28:Sheet2.AX35" chart:label-cell-address="Sheet2.AX27:Sheet2.AX27" chart:class="chart:line">
            <chart:data-point chart:repeated="8"/>
          </chart:series>
          <chart:series chart:style-name="ch20" chart:values-cell-range-address="Sheet2.AY28:Sheet2.AY35" chart:label-cell-address="Sheet2.AY27:Sheet2.AY27" chart:class="chart:line">
            <chart:data-point chart:repeated="8"/>
          </chart:series>
          <chart:series chart:style-name="ch21" chart:values-cell-range-address="Sheet2.AZ28:Sheet2.AZ35" chart:label-cell-address="Sheet2.AZ27:Sheet2.AZ27" chart:class="chart:line">
            <chart:data-point chart:repeated="8"/>
          </chart:series>
          <chart:series chart:style-name="ch10" chart:values-cell-range-address="Sheet2.BA28:Sheet2.BA35" chart:label-cell-address="Sheet2.BA27:Sheet2.BA27" chart:class="chart:line">
            <chart:data-point chart:repeated="8"/>
          </chart:series>
          <chart:series chart:style-name="ch11" chart:values-cell-range-address="Sheet2.BB28:Sheet2.BB35" chart:label-cell-address="Sheet2.BB27:Sheet2.BB27" chart:class="chart:line">
            <chart:data-point chart:repeated="8"/>
          </chart:series>
          <chart:series chart:style-name="ch12" chart:values-cell-range-address="Sheet2.BC28:Sheet2.BC35" chart:label-cell-address="Sheet2.BC27:Sheet2.BC27" chart:class="chart:line">
            <chart:data-point chart:repeated="8"/>
          </chart:series>
          <chart:series chart:style-name="ch13" chart:values-cell-range-address="Sheet2.BD28:Sheet2.BD35" chart:label-cell-address="Sheet2.BD27:Sheet2.BD27" chart:class="chart:line">
            <chart:data-point chart:repeated="8"/>
          </chart:series>
          <chart:series chart:style-name="ch14" chart:values-cell-range-address="Sheet2.BE28:Sheet2.BE35" chart:label-cell-address="Sheet2.BE27:Sheet2.BE27" chart:class="chart:line">
            <chart:data-point chart:repeated="8"/>
          </chart:series>
          <chart:series chart:style-name="ch15" chart:values-cell-range-address="Sheet2.BF28:Sheet2.BF35" chart:label-cell-address="Sheet2.BF27:Sheet2.BF27" chart:class="chart:line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</text:p>
                <draw:g>
                  <svg:desc>Sheet2.B27:Sheet2.B27</svg:desc>
                </draw:g>
              </table:table-cell>
              <table:table-cell office:value-type="string">
                <text:p>NEST</text:p>
                <draw:g>
                  <svg:desc>Sheet2.C27:Sheet2.C27</svg:desc>
                </draw:g>
              </table:table-cell>
              <table:table-cell office:value-type="string">
                <text:p>MWST</text:p>
                <draw:g>
                  <svg:desc>Sheet2.D27:Sheet2.D27</svg:desc>
                </draw:g>
              </table:table-cell>
              <table:table-cell office:value-type="string">
                <text:p>STH</text:p>
                <draw:g>
                  <svg:desc>Sheet2.E27:Sheet2.E27</svg:desc>
                </draw:g>
              </table:table-cell>
              <table:table-cell office:value-type="string">
                <text:p>WST</text:p>
                <draw:g>
                  <svg:desc>Sheet2.F27:Sheet2.F27</svg:desc>
                </draw:g>
              </table:table-cell>
              <table:table-cell office:value-type="string">
                <text:p>AL</text:p>
                <draw:g>
                  <svg:desc>Sheet2.G27:Sheet2.G27</svg:desc>
                </draw:g>
              </table:table-cell>
              <table:table-cell office:value-type="string">
                <text:p>AK</text:p>
                <draw:g>
                  <svg:desc>Sheet2.H27:Sheet2.H27</svg:desc>
                </draw:g>
              </table:table-cell>
              <table:table-cell office:value-type="string">
                <text:p>AR</text:p>
                <draw:g>
                  <svg:desc>Sheet2.I27:Sheet2.I27</svg:desc>
                </draw:g>
              </table:table-cell>
              <table:table-cell office:value-type="string">
                <text:p>AK</text:p>
                <draw:g>
                  <svg:desc>Sheet2.J27:Sheet2.J27</svg:desc>
                </draw:g>
              </table:table-cell>
              <table:table-cell office:value-type="string">
                <text:p>CA</text:p>
                <draw:g>
                  <svg:desc>Sheet2.K27:Sheet2.K27</svg:desc>
                </draw:g>
              </table:table-cell>
              <table:table-cell office:value-type="string">
                <text:p>CO</text:p>
                <draw:g>
                  <svg:desc>Sheet2.L27:Sheet2.L27</svg:desc>
                </draw:g>
              </table:table-cell>
              <table:table-cell office:value-type="string">
                <text:p>CT</text:p>
                <draw:g>
                  <svg:desc>Sheet2.M27:Sheet2.M27</svg:desc>
                </draw:g>
              </table:table-cell>
              <table:table-cell office:value-type="string">
                <text:p>DE</text:p>
                <draw:g>
                  <svg:desc>Sheet2.N27:Sheet2.N27</svg:desc>
                </draw:g>
              </table:table-cell>
              <table:table-cell office:value-type="string">
                <text:p>DC</text:p>
                <draw:g>
                  <svg:desc>Sheet2.O27:Sheet2.O27</svg:desc>
                </draw:g>
              </table:table-cell>
              <table:table-cell office:value-type="string">
                <text:p>FL</text:p>
                <draw:g>
                  <svg:desc>Sheet2.P27:Sheet2.P27</svg:desc>
                </draw:g>
              </table:table-cell>
              <table:table-cell office:value-type="string">
                <text:p>GE</text:p>
                <draw:g>
                  <svg:desc>Sheet2.Q27:Sheet2.Q27</svg:desc>
                </draw:g>
              </table:table-cell>
              <table:table-cell office:value-type="string">
                <text:p>HI</text:p>
                <draw:g>
                  <svg:desc>Sheet2.R27:Sheet2.R27</svg:desc>
                </draw:g>
              </table:table-cell>
              <table:table-cell office:value-type="string">
                <text:p>ID</text:p>
                <draw:g>
                  <svg:desc>Sheet2.S27:Sheet2.S27</svg:desc>
                </draw:g>
              </table:table-cell>
              <table:table-cell office:value-type="string">
                <text:p>IL</text:p>
                <draw:g>
                  <svg:desc>Sheet2.T27:Sheet2.T27</svg:desc>
                </draw:g>
              </table:table-cell>
              <table:table-cell office:value-type="string">
                <text:p>IN</text:p>
                <draw:g>
                  <svg:desc>Sheet2.U27:Sheet2.U27</svg:desc>
                </draw:g>
              </table:table-cell>
              <table:table-cell office:value-type="string">
                <text:p>IA</text:p>
                <draw:g>
                  <svg:desc>Sheet2.V27:Sheet2.V27</svg:desc>
                </draw:g>
              </table:table-cell>
              <table:table-cell office:value-type="string">
                <text:p>KS</text:p>
                <draw:g>
                  <svg:desc>Sheet2.W27:Sheet2.W27</svg:desc>
                </draw:g>
              </table:table-cell>
              <table:table-cell office:value-type="string">
                <text:p>KT</text:p>
                <draw:g>
                  <svg:desc>Sheet2.X27:Sheet2.X27</svg:desc>
                </draw:g>
              </table:table-cell>
              <table:table-cell office:value-type="string">
                <text:p>LS</text:p>
                <draw:g>
                  <svg:desc>Sheet2.Y27:Sheet2.Y27</svg:desc>
                </draw:g>
              </table:table-cell>
              <table:table-cell office:value-type="string">
                <text:p>ME</text:p>
                <draw:g>
                  <svg:desc>Sheet2.Z27:Sheet2.Z27</svg:desc>
                </draw:g>
              </table:table-cell>
              <table:table-cell office:value-type="string">
                <text:p>MD</text:p>
                <draw:g>
                  <svg:desc>Sheet2.AA27:Sheet2.AA27</svg:desc>
                </draw:g>
              </table:table-cell>
              <table:table-cell office:value-type="string">
                <text:p>MA</text:p>
                <draw:g>
                  <svg:desc>Sheet2.AB27:Sheet2.AB27</svg:desc>
                </draw:g>
              </table:table-cell>
              <table:table-cell office:value-type="string">
                <text:p>MI</text:p>
                <draw:g>
                  <svg:desc>Sheet2.AC27:Sheet2.AC27</svg:desc>
                </draw:g>
              </table:table-cell>
              <table:table-cell office:value-type="string">
                <text:p>MN</text:p>
                <draw:g>
                  <svg:desc>Sheet2.AD27:Sheet2.AD27</svg:desc>
                </draw:g>
              </table:table-cell>
              <table:table-cell office:value-type="string">
                <text:p>MS</text:p>
                <draw:g>
                  <svg:desc>Sheet2.AE27:Sheet2.AE27</svg:desc>
                </draw:g>
              </table:table-cell>
              <table:table-cell office:value-type="string">
                <text:p>MO</text:p>
                <draw:g>
                  <svg:desc>Sheet2.AF27:Sheet2.AF27</svg:desc>
                </draw:g>
              </table:table-cell>
              <table:table-cell office:value-type="string">
                <text:p>MT</text:p>
                <draw:g>
                  <svg:desc>Sheet2.AG27:Sheet2.AG27</svg:desc>
                </draw:g>
              </table:table-cell>
              <table:table-cell office:value-type="string">
                <text:p>NE</text:p>
                <draw:g>
                  <svg:desc>Sheet2.AH27:Sheet2.AH27</svg:desc>
                </draw:g>
              </table:table-cell>
              <table:table-cell office:value-type="string">
                <text:p>NV</text:p>
                <draw:g>
                  <svg:desc>Sheet2.AI27:Sheet2.AI27</svg:desc>
                </draw:g>
              </table:table-cell>
              <table:table-cell office:value-type="string">
                <text:p>NH</text:p>
                <draw:g>
                  <svg:desc>Sheet2.AJ27:Sheet2.AJ27</svg:desc>
                </draw:g>
              </table:table-cell>
              <table:table-cell office:value-type="string">
                <text:p>NJ</text:p>
                <draw:g>
                  <svg:desc>Sheet2.AK27:Sheet2.AK27</svg:desc>
                </draw:g>
              </table:table-cell>
              <table:table-cell office:value-type="string">
                <text:p>NM</text:p>
                <draw:g>
                  <svg:desc>Sheet2.AL27:Sheet2.AL27</svg:desc>
                </draw:g>
              </table:table-cell>
              <table:table-cell office:value-type="string">
                <text:p>NY</text:p>
                <draw:g>
                  <svg:desc>Sheet2.AM27:Sheet2.AM27</svg:desc>
                </draw:g>
              </table:table-cell>
              <table:table-cell office:value-type="string">
                <text:p>NC</text:p>
                <draw:g>
                  <svg:desc>Sheet2.AN27:Sheet2.AN27</svg:desc>
                </draw:g>
              </table:table-cell>
              <table:table-cell office:value-type="string">
                <text:p>ND</text:p>
                <draw:g>
                  <svg:desc>Sheet2.AO27:Sheet2.AO27</svg:desc>
                </draw:g>
              </table:table-cell>
              <table:table-cell office:value-type="string">
                <text:p>OH</text:p>
                <draw:g>
                  <svg:desc>Sheet2.AP27:Sheet2.AP27</svg:desc>
                </draw:g>
              </table:table-cell>
              <table:table-cell office:value-type="string">
                <text:p>OK</text:p>
                <draw:g>
                  <svg:desc>Sheet2.AQ27:Sheet2.AQ27</svg:desc>
                </draw:g>
              </table:table-cell>
              <table:table-cell office:value-type="string">
                <text:p>OR</text:p>
                <draw:g>
                  <svg:desc>Sheet2.AR27:Sheet2.AR27</svg:desc>
                </draw:g>
              </table:table-cell>
              <table:table-cell office:value-type="string">
                <text:p>PN</text:p>
                <draw:g>
                  <svg:desc>Sheet2.AS27:Sheet2.AS27</svg:desc>
                </draw:g>
              </table:table-cell>
              <table:table-cell office:value-type="string">
                <text:p>RI</text:p>
                <draw:g>
                  <svg:desc>Sheet2.AT27:Sheet2.AT27</svg:desc>
                </draw:g>
              </table:table-cell>
              <table:table-cell office:value-type="string">
                <text:p>SC</text:p>
                <draw:g>
                  <svg:desc>Sheet2.AU27:Sheet2.AU27</svg:desc>
                </draw:g>
              </table:table-cell>
              <table:table-cell office:value-type="string">
                <text:p>SD</text:p>
                <draw:g>
                  <svg:desc>Sheet2.AV27:Sheet2.AV27</svg:desc>
                </draw:g>
              </table:table-cell>
              <table:table-cell office:value-type="string">
                <text:p>TN</text:p>
                <draw:g>
                  <svg:desc>Sheet2.AW27:Sheet2.AW27</svg:desc>
                </draw:g>
              </table:table-cell>
              <table:table-cell office:value-type="string">
                <text:p>TX</text:p>
                <draw:g>
                  <svg:desc>Sheet2.AX27:Sheet2.AX27</svg:desc>
                </draw:g>
              </table:table-cell>
              <table:table-cell office:value-type="string">
                <text:p>UT</text:p>
                <draw:g>
                  <svg:desc>Sheet2.AY27:Sheet2.AY27</svg:desc>
                </draw:g>
              </table:table-cell>
              <table:table-cell office:value-type="string">
                <text:p>VT</text:p>
                <draw:g>
                  <svg:desc>Sheet2.AZ27:Sheet2.AZ27</svg:desc>
                </draw:g>
              </table:table-cell>
              <table:table-cell office:value-type="string">
                <text:p>VI</text:p>
                <draw:g>
                  <svg:desc>Sheet2.BA27:Sheet2.BA27</svg:desc>
                </draw:g>
              </table:table-cell>
              <table:table-cell office:value-type="string">
                <text:p>WA</text:p>
                <draw:g>
                  <svg:desc>Sheet2.BB27:Sheet2.BB27</svg:desc>
                </draw:g>
              </table:table-cell>
              <table:table-cell office:value-type="string">
                <text:p>WV</text:p>
                <draw:g>
                  <svg:desc>Sheet2.BC27:Sheet2.BC27</svg:desc>
                </draw:g>
              </table:table-cell>
              <table:table-cell office:value-type="string">
                <text:p>WI</text:p>
                <draw:g>
                  <svg:desc>Sheet2.BD27:Sheet2.BD27</svg:desc>
                </draw:g>
              </table:table-cell>
              <table:table-cell office:value-type="string">
                <text:p>WY</text:p>
                <draw:g>
                  <svg:desc>Sheet2.BE27:Sheet2.BE27</svg:desc>
                </draw:g>
              </table:table-cell>
              <table:table-cell office:value-type="string">
                <text:p/>
                <draw:g>
                  <svg:desc>Sheet2.BF27:Sheet2.B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7959315544829">
                <text:p>0.00187959315544829</text:p>
                <draw:g>
                  <svg:desc>Sheet2.B28:Sheet2.B35</svg:desc>
                </draw:g>
              </table:table-cell>
              <table:table-cell office:value-type="float" office:value="0.00126541020484753">
                <text:p>0.00126541020484753</text:p>
                <draw:g>
                  <svg:desc>Sheet2.C28:Sheet2.C35</svg:desc>
                </draw:g>
              </table:table-cell>
              <table:table-cell office:value-type="float" office:value="0.000650948038146816">
                <text:p>0.000650948038146816</text:p>
                <draw:g>
                  <svg:desc>Sheet2.D28:Sheet2.D35</svg:desc>
                </draw:g>
              </table:table-cell>
              <table:table-cell office:value-type="float" office:value="0.0026730828966551">
                <text:p>0.0026730828966551</text:p>
                <draw:g>
                  <svg:desc>Sheet2.E28:Sheet2.E35</svg:desc>
                </draw:g>
              </table:table-cell>
              <table:table-cell office:value-type="float" office:value="0.00223132623638323">
                <text:p>0.00223132623638323</text:p>
                <draw:g>
                  <svg:desc>Sheet2.F28:Sheet2.F35</svg:desc>
                </draw:g>
              </table:table-cell>
              <table:table-cell office:value-type="float" office:value="0.00113897503962562">
                <text:p>0.00113897503962562</text:p>
                <draw:g>
                  <svg:desc>Sheet2.G28:Sheet2.G35</svg:desc>
                </draw:g>
              </table:table-cell>
              <table:table-cell office:value-type="float" office:value="0.0053025001724791">
                <text:p>0.0053025001724791</text:p>
                <draw:g>
                  <svg:desc>Sheet2.H28:Sheet2.H35</svg:desc>
                </draw:g>
              </table:table-cell>
              <table:table-cell office:value-type="float" office:value="0.00229864845478352">
                <text:p>0.00229864845478352</text:p>
                <draw:g>
                  <svg:desc>Sheet2.I28:Sheet2.I35</svg:desc>
                </draw:g>
              </table:table-cell>
              <table:table-cell office:value-type="float" office:value="0.00195684515133827">
                <text:p>0.00195684515133827</text:p>
                <draw:g>
                  <svg:desc>Sheet2.J28:Sheet2.J35</svg:desc>
                </draw:g>
              </table:table-cell>
              <table:table-cell office:value-type="float" office:value="0.00196414039894179">
                <text:p>0.00196414039894179</text:p>
                <draw:g>
                  <svg:desc>Sheet2.K28:Sheet2.K35</svg:desc>
                </draw:g>
              </table:table-cell>
              <table:table-cell office:value-type="float" office:value="0.00371908352746642">
                <text:p>0.00371908352746642</text:p>
                <draw:g>
                  <svg:desc>Sheet2.L28:Sheet2.L35</svg:desc>
                </draw:g>
              </table:table-cell>
              <table:table-cell office:value-type="float" office:value="0.00169469379258593">
                <text:p>0.00169469379258593</text:p>
                <draw:g>
                  <svg:desc>Sheet2.M28:Sheet2.M35</svg:desc>
                </draw:g>
              </table:table-cell>
              <table:table-cell office:value-type="float" office:value="0.00197787365218379">
                <text:p>0.00197787365218379</text:p>
                <draw:g>
                  <svg:desc>Sheet2.N28:Sheet2.N35</svg:desc>
                </draw:g>
              </table:table-cell>
              <table:table-cell office:value-type="float" office:value="0.00544104180827391">
                <text:p>0.00544104180827391</text:p>
                <draw:g>
                  <svg:desc>Sheet2.O28:Sheet2.O35</svg:desc>
                </draw:g>
              </table:table-cell>
              <table:table-cell office:value-type="float" office:value="0.00222681291888703">
                <text:p>0.00222681291888703</text:p>
                <draw:g>
                  <svg:desc>Sheet2.P28:Sheet2.P35</svg:desc>
                </draw:g>
              </table:table-cell>
              <table:table-cell office:value-type="float" office:value="0.00247799957327126">
                <text:p>0.00247799957327126</text:p>
                <draw:g>
                  <svg:desc>Sheet2.Q28:Sheet2.Q35</svg:desc>
                </draw:g>
              </table:table-cell>
              <table:table-cell office:value-type="float" office:value="0.00258472205783867">
                <text:p>0.00258472205783867</text:p>
                <draw:g>
                  <svg:desc>Sheet2.R28:Sheet2.R35</svg:desc>
                </draw:g>
              </table:table-cell>
              <table:table-cell office:value-type="float" office:value="0.00208091187574239">
                <text:p>0.00208091187574239</text:p>
                <draw:g>
                  <svg:desc>Sheet2.S28:Sheet2.S35</svg:desc>
                </draw:g>
              </table:table-cell>
              <table:table-cell office:value-type="float" office:value="0.000750625534268304">
                <text:p>0.000750625534268304</text:p>
                <draw:g>
                  <svg:desc>Sheet2.T28:Sheet2.T35</svg:desc>
                </draw:g>
              </table:table-cell>
              <table:table-cell office:value-type="float" office:value="0.000910576849817437">
                <text:p>0.000910576849817437</text:p>
                <draw:g>
                  <svg:desc>Sheet2.U28:Sheet2.U35</svg:desc>
                </draw:g>
              </table:table-cell>
              <table:table-cell office:value-type="float" office:value="0.00110098790193526">
                <text:p>0.00110098790193526</text:p>
                <draw:g>
                  <svg:desc>Sheet2.V28:Sheet2.V35</svg:desc>
                </draw:g>
              </table:table-cell>
              <table:table-cell office:value-type="float" office:value="0.00184815349382675">
                <text:p>0.00184815349382675</text:p>
                <draw:g>
                  <svg:desc>Sheet2.W28:Sheet2.W35</svg:desc>
                </draw:g>
              </table:table-cell>
              <table:table-cell office:value-type="float" office:value="0.00198369946584375">
                <text:p>0.00198369946584375</text:p>
                <draw:g>
                  <svg:desc>Sheet2.X28:Sheet2.X35</svg:desc>
                </draw:g>
              </table:table-cell>
              <table:table-cell office:value-type="float" office:value="0.00251314032909719">
                <text:p>0.00251314032909719</text:p>
                <draw:g>
                  <svg:desc>Sheet2.Y28:Sheet2.Y35</svg:desc>
                </draw:g>
              </table:table-cell>
              <table:table-cell office:value-type="float" office:value="-0.000597729081175975">
                <text:p>-0.000597729081175975</text:p>
                <draw:g>
                  <svg:desc>Sheet2.Z28:Sheet2.Z35</svg:desc>
                </draw:g>
              </table:table-cell>
              <table:table-cell office:value-type="float" office:value="0.00247542587301543">
                <text:p>0.00247542587301543</text:p>
                <draw:g>
                  <svg:desc>Sheet2.AA28:Sheet2.AA35</svg:desc>
                </draw:g>
              </table:table-cell>
              <table:table-cell office:value-type="float" office:value="0.0026169778403755">
                <text:p>0.0026169778403755</text:p>
                <draw:g>
                  <svg:desc>Sheet2.AB28:Sheet2.AB35</svg:desc>
                </draw:g>
              </table:table-cell>
              <table:table-cell office:value-type="float" office:value="-0.000748509658384968">
                <text:p>-0.000748509658384968</text:p>
                <draw:g>
                  <svg:desc>Sheet2.AC28:Sheet2.AC35</svg:desc>
                </draw:g>
              </table:table-cell>
              <table:table-cell office:value-type="float" office:value="0.00127961839581065">
                <text:p>0.00127961839581065</text:p>
                <draw:g>
                  <svg:desc>Sheet2.AD28:Sheet2.AD35</svg:desc>
                </draw:g>
              </table:table-cell>
              <table:table-cell office:value-type="float" office:value="0.000786574448058283">
                <text:p>0.000786574448058283</text:p>
                <draw:g>
                  <svg:desc>Sheet2.AE28:Sheet2.AE35</svg:desc>
                </draw:g>
              </table:table-cell>
              <table:table-cell office:value-type="float" office:value="0.0011280818751005">
                <text:p>0.0011280818751005</text:p>
                <draw:g>
                  <svg:desc>Sheet2.AF28:Sheet2.AF35</svg:desc>
                </draw:g>
              </table:table-cell>
              <table:table-cell office:value-type="float" office:value="0.00110469317728153">
                <text:p>0.00110469317728153</text:p>
                <draw:g>
                  <svg:desc>Sheet2.AG28:Sheet2.AG35</svg:desc>
                </draw:g>
              </table:table-cell>
              <table:table-cell office:value-type="float" office:value="0.0019870330896585">
                <text:p>0.0019870330896585</text:p>
                <draw:g>
                  <svg:desc>Sheet2.AH28:Sheet2.AH35</svg:desc>
                </draw:g>
              </table:table-cell>
              <table:table-cell office:value-type="float" office:value="0.000779840854699652">
                <text:p>0.000779840854699652</text:p>
                <draw:g>
                  <svg:desc>Sheet2.AI28:Sheet2.AI35</svg:desc>
                </draw:g>
              </table:table-cell>
              <table:table-cell office:value-type="float" office:value="0.000182305711486019">
                <text:p>0.000182305711486019</text:p>
                <draw:g>
                  <svg:desc>Sheet2.AJ28:Sheet2.AJ35</svg:desc>
                </draw:g>
              </table:table-cell>
              <table:table-cell office:value-type="float" office:value="0.00133702703877003">
                <text:p>0.00133702703877003</text:p>
                <draw:g>
                  <svg:desc>Sheet2.AK28:Sheet2.AK35</svg:desc>
                </draw:g>
              </table:table-cell>
              <table:table-cell office:value-type="float" office:value="0.00262240436601189">
                <text:p>0.00262240436601189</text:p>
                <draw:g>
                  <svg:desc>Sheet2.AL28:Sheet2.AL35</svg:desc>
                </draw:g>
              </table:table-cell>
              <table:table-cell office:value-type="float" office:value="0.00139719565930657">
                <text:p>0.00139719565930657</text:p>
                <draw:g>
                  <svg:desc>Sheet2.AM28:Sheet2.AM35</svg:desc>
                </draw:g>
              </table:table-cell>
              <table:table-cell office:value-type="float" office:value="0.004040277770932">
                <text:p>0.004040277770932</text:p>
                <draw:g>
                  <svg:desc>Sheet2.AN28:Sheet2.AN35</svg:desc>
                </draw:g>
              </table:table-cell>
              <table:table-cell office:value-type="float" office:value="0.00287396054957619">
                <text:p>0.00287396054957619</text:p>
                <draw:g>
                  <svg:desc>Sheet2.AO28:Sheet2.AO35</svg:desc>
                </draw:g>
              </table:table-cell>
              <table:table-cell office:value-type="float" office:value="0.000221210862493525">
                <text:p>0.000221210862493525</text:p>
                <draw:g>
                  <svg:desc>Sheet2.AP28:Sheet2.AP35</svg:desc>
                </draw:g>
              </table:table-cell>
              <table:table-cell office:value-type="float" office:value="0.00211417166775383">
                <text:p>0.00211417166775383</text:p>
                <draw:g>
                  <svg:desc>Sheet2.AQ28:Sheet2.AQ35</svg:desc>
                </draw:g>
              </table:table-cell>
              <table:table-cell office:value-type="float" office:value="0.00156640148428352">
                <text:p>0.00156640148428352</text:p>
                <draw:g>
                  <svg:desc>Sheet2.AR28:Sheet2.AR35</svg:desc>
                </draw:g>
              </table:table-cell>
              <table:table-cell office:value-type="float" office:value="0.000646020717851357">
                <text:p>0.000646020717851357</text:p>
                <draw:g>
                  <svg:desc>Sheet2.AS28:Sheet2.AS35</svg:desc>
                </draw:g>
              </table:table-cell>
              <table:table-cell office:value-type="float" office:value="0.000212813056080991">
                <text:p>0.000212813056080991</text:p>
                <draw:g>
                  <svg:desc>Sheet2.AT28:Sheet2.AT35</svg:desc>
                </draw:g>
              </table:table-cell>
              <table:table-cell office:value-type="float" office:value="0.00225993024548987">
                <text:p>0.00225993024548987</text:p>
                <draw:g>
                  <svg:desc>Sheet2.AU28:Sheet2.AU35</svg:desc>
                </draw:g>
              </table:table-cell>
              <table:table-cell office:value-type="float" office:value="0.00249330614851753">
                <text:p>0.00249330614851753</text:p>
                <draw:g>
                  <svg:desc>Sheet2.AV28:Sheet2.AV35</svg:desc>
                </draw:g>
              </table:table-cell>
              <table:table-cell office:value-type="float" office:value="0.00151069041561714">
                <text:p>0.00151069041561714</text:p>
                <draw:g>
                  <svg:desc>Sheet2.AW28:Sheet2.AW35</svg:desc>
                </draw:g>
              </table:table-cell>
              <table:table-cell office:value-type="float" office:value="0.0037997959162653">
                <text:p>0.0037997959162653</text:p>
                <draw:g>
                  <svg:desc>Sheet2.AX28:Sheet2.AX35</svg:desc>
                </draw:g>
              </table:table-cell>
              <table:table-cell office:value-type="float" office:value="0.00411413644200102">
                <text:p>0.00411413644200102</text:p>
                <draw:g>
                  <svg:desc>Sheet2.AY28:Sheet2.AY35</svg:desc>
                </draw:g>
              </table:table-cell>
              <table:table-cell office:value-type="float" office:value="0.00016140863392362">
                <text:p>0.00016140863392362</text:p>
                <draw:g>
                  <svg:desc>Sheet2.AZ28:Sheet2.AZ35</svg:desc>
                </draw:g>
              </table:table-cell>
              <table:table-cell office:value-type="float" office:value="0.00301998844147949">
                <text:p>0.00301998844147949</text:p>
                <draw:g>
                  <svg:desc>Sheet2.BA28:Sheet2.BA35</svg:desc>
                </draw:g>
              </table:table-cell>
              <table:table-cell office:value-type="float" office:value="0.00250440922353053">
                <text:p>0.00250440922353053</text:p>
                <draw:g>
                  <svg:desc>Sheet2.BB28:Sheet2.BB35</svg:desc>
                </draw:g>
              </table:table-cell>
              <table:table-cell office:value-type="float" office:value="0.000706424305745189">
                <text:p>0.000706424305745189</text:p>
                <draw:g>
                  <svg:desc>Sheet2.BC28:Sheet2.BC35</svg:desc>
                </draw:g>
              </table:table-cell>
              <table:table-cell office:value-type="float" office:value="0.000547741809105913">
                <text:p>0.000547741809105913</text:p>
                <draw:g>
                  <svg:desc>Sheet2.BD28:Sheet2.BD35</svg:desc>
                </draw:g>
              </table:table-cell>
              <table:table-cell office:value-type="float" office:value="0.00108050373829454">
                <text:p>0.00108050373829454</text:p>
                <draw:g>
                  <svg:desc>Sheet2.BE28:Sheet2.BE35</svg:desc>
                </draw:g>
              </table:table-cell>
              <table:table-cell office:value-type="float" office:value="NaN">
                <text:p>NaN</text:p>
                <draw:g>
                  <svg:desc>Sheet2.BF28:Sheet2.B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27860411770879">
                <text:p>0.00927860411770879</text:p>
              </table:table-cell>
              <table:table-cell office:value-type="float" office:value="0.00583583319930956">
                <text:p>0.00583583319930956</text:p>
              </table:table-cell>
              <table:table-cell office:value-type="float" office:value="0.00315523203678481">
                <text:p>0.00315523203678481</text:p>
              </table:table-cell>
              <table:table-cell office:value-type="float" office:value="0.012941412093224">
                <text:p>0.012941412093224</text:p>
              </table:table-cell>
              <table:table-cell office:value-type="float" office:value="0.0117322110359918">
                <text:p>0.0117322110359918</text:p>
              </table:table-cell>
              <table:table-cell office:value-type="float" office:value="0.00386264955906002">
                <text:p>0.00386264955906002</text:p>
              </table:table-cell>
              <table:table-cell office:value-type="float" office:value="0.0167162615497025">
                <text:p>0.0167162615497025</text:p>
              </table:table-cell>
              <table:table-cell office:value-type="float" office:value="0.0113444917449162">
                <text:p>0.0113444917449162</text:p>
              </table:table-cell>
              <table:table-cell office:value-type="float" office:value="0.007708711891064">
                <text:p>0.007708711891064</text:p>
              </table:table-cell>
              <table:table-cell office:value-type="float" office:value="0.0111210320288929">
                <text:p>0.0111210320288929</text:p>
              </table:table-cell>
              <table:table-cell office:value-type="float" office:value="0.0170843342679041">
                <text:p>0.0170843342679041</text:p>
              </table:table-cell>
              <table:table-cell office:value-type="float" office:value="0.00496757348330215">
                <text:p>0.00496757348330215</text:p>
              </table:table-cell>
              <table:table-cell office:value-type="float" office:value="0.0109791869875037">
                <text:p>0.0109791869875037</text:p>
              </table:table-cell>
              <table:table-cell office:value-type="float" office:value="0.0300984206245187">
                <text:p>0.0300984206245187</text:p>
              </table:table-cell>
              <table:table-cell office:value-type="float" office:value="0.0153651727756908">
                <text:p>0.0153651727756908</text:p>
              </table:table-cell>
              <table:table-cell office:value-type="float" office:value="0.0124569475871288">
                <text:p>0.0124569475871288</text:p>
              </table:table-cell>
              <table:table-cell office:value-type="float" office:value="0.0131093916389322">
                <text:p>0.0131093916389322</text:p>
              </table:table-cell>
              <table:table-cell office:value-type="float" office:value="0.00982987631735107">
                <text:p>0.00982987631735107</text:p>
              </table:table-cell>
              <table:table-cell office:value-type="float" office:value="0.00239126234567646">
                <text:p>0.00239126234567646</text:p>
              </table:table-cell>
              <table:table-cell office:value-type="float" office:value="0.00479820690413979">
                <text:p>0.00479820690413979</text:p>
              </table:table-cell>
              <table:table-cell office:value-type="float" office:value="0.00549669285698959">
                <text:p>0.00549669285698959</text:p>
              </table:table-cell>
              <table:table-cell office:value-type="float" office:value="0.00545708425292451">
                <text:p>0.00545708425292451</text:p>
              </table:table-cell>
              <table:table-cell office:value-type="float" office:value="0.00668933032795634">
                <text:p>0.00668933032795634</text:p>
              </table:table-cell>
              <table:table-cell office:value-type="float" office:value="0.00896573734488613">
                <text:p>0.00896573734488613</text:p>
              </table:table-cell>
              <table:table-cell office:value-type="float" office:value="-0.000296696766109534">
                <text:p>-0.000296696766109534</text:p>
              </table:table-cell>
              <table:table-cell office:value-type="float" office:value="0.011890997476346">
                <text:p>0.011890997476346</text:p>
              </table:table-cell>
              <table:table-cell office:value-type="float" office:value="0.0097605509218879">
                <text:p>0.0097605509218879</text:p>
              </table:table-cell>
              <table:table-cell office:value-type="float" office:value="-0.000802338878909523">
                <text:p>-0.000802338878909523</text:p>
              </table:table-cell>
              <table:table-cell office:value-type="float" office:value="0.00787450565846888">
                <text:p>0.00787450565846888</text:p>
              </table:table-cell>
              <table:table-cell office:value-type="float" office:value="0.00314275513564748">
                <text:p>0.00314275513564748</text:p>
              </table:table-cell>
              <table:table-cell office:value-type="float" office:value="0.00355716086389205">
                <text:p>0.00355716086389205</text:p>
              </table:table-cell>
              <table:table-cell office:value-type="float" office:value="0.00748369549408857">
                <text:p>0.00748369549408857</text:p>
              </table:table-cell>
              <table:table-cell office:value-type="float" office:value="0.00833196288574697">
                <text:p>0.00833196288574697</text:p>
              </table:table-cell>
              <table:table-cell office:value-type="float" office:value="0.00643540173279912">
                <text:p>0.00643540173279912</text:p>
              </table:table-cell>
              <table:table-cell office:value-type="float" office:value="0.00143030000636924">
                <text:p>0.00143030000636924</text:p>
              </table:table-cell>
              <table:table-cell office:value-type="float" office:value="0.00597099182353595">
                <text:p>0.00597099182353595</text:p>
              </table:table-cell>
              <table:table-cell office:value-type="float" office:value="0.00894490599585842">
                <text:p>0.00894490599585842</text:p>
              </table:table-cell>
              <table:table-cell office:value-type="float" office:value="0.00760352702195268">
                <text:p>0.00760352702195268</text:p>
              </table:table-cell>
              <table:table-cell office:value-type="float" office:value="0.0132189643565144">
                <text:p>0.0132189643565144</text:p>
              </table:table-cell>
              <table:table-cell office:value-type="float" office:value="0.017932375425527">
                <text:p>0.017932375425527</text:p>
              </table:table-cell>
              <table:table-cell office:value-type="float" office:value="0.000572060600803292">
                <text:p>0.000572060600803292</text:p>
              </table:table-cell>
              <table:table-cell office:value-type="float" office:value="0.00890448503302434">
                <text:p>0.00890448503302434</text:p>
              </table:table-cell>
              <table:table-cell office:value-type="float" office:value="0.00900901316296851">
                <text:p>0.00900901316296851</text:p>
              </table:table-cell>
              <table:table-cell office:value-type="float" office:value="0.00313744041322846">
                <text:p>0.00313744041322846</text:p>
              </table:table-cell>
              <table:table-cell office:value-type="float" office:value="-0.000751475001677392">
                <text:p>-0.000751475001677392</text:p>
              </table:table-cell>
              <table:table-cell office:value-type="float" office:value="0.0101590060233806">
                <text:p>0.0101590060233806</text:p>
              </table:table-cell>
              <table:table-cell office:value-type="float" office:value="0.0111298983657218">
                <text:p>0.0111298983657218</text:p>
              </table:table-cell>
              <table:table-cell office:value-type="float" office:value="0.00782672679393233">
                <text:p>0.00782672679393233</text:p>
              </table:table-cell>
              <table:table-cell office:value-type="float" office:value="0.0195059875792224">
                <text:p>0.0195059875792224</text:p>
              </table:table-cell>
              <table:table-cell office:value-type="float" office:value="0.0183818145606148">
                <text:p>0.0183818145606148</text:p>
              </table:table-cell>
              <table:table-cell office:value-type="float" office:value="0.000749165717754071">
                <text:p>0.000749165717754071</text:p>
              </table:table-cell>
              <table:table-cell office:value-type="float" office:value="0.0131762177579388">
                <text:p>0.0131762177579388</text:p>
              </table:table-cell>
              <table:table-cell office:value-type="float" office:value="0.0139089503111187">
                <text:p>0.0139089503111187</text:p>
              </table:table-cell>
              <table:table-cell office:value-type="float" office:value="0.00101717599033223">
                <text:p>0.00101717599033223</text:p>
              </table:table-cell>
              <table:table-cell office:value-type="float" office:value="0.00324836572337618">
                <text:p>0.00324836572337618</text:p>
              </table:table-cell>
              <table:table-cell office:value-type="float" office:value="0.00676456719093088">
                <text:p>0.0067645671909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7596278432208">
                <text:p>0.0167596278432208</text:p>
              </table:table-cell>
              <table:table-cell office:value-type="float" office:value="0.00973129231380234">
                <text:p>0.00973129231380234</text:p>
              </table:table-cell>
              <table:table-cell office:value-type="float" office:value="0.00578146279769456">
                <text:p>0.00578146279769456</text:p>
              </table:table-cell>
              <table:table-cell office:value-type="float" office:value="0.0234343504657968">
                <text:p>0.0234343504657968</text:p>
              </table:table-cell>
              <table:table-cell office:value-type="float" office:value="0.0215775731388909">
                <text:p>0.0215775731388909</text:p>
              </table:table-cell>
              <table:table-cell office:value-type="float" office:value="0.00704022525058518">
                <text:p>0.00704022525058518</text:p>
              </table:table-cell>
              <table:table-cell office:value-type="float" office:value="0.0284378057506952">
                <text:p>0.0284378057506952</text:p>
              </table:table-cell>
              <table:table-cell office:value-type="float" office:value="0.0233739208758348">
                <text:p>0.0233739208758348</text:p>
              </table:table-cell>
              <table:table-cell office:value-type="float" office:value="0.0112920632878134">
                <text:p>0.0112920632878134</text:p>
              </table:table-cell>
              <table:table-cell office:value-type="float" office:value="0.0202309797501422">
                <text:p>0.0202309797501422</text:p>
              </table:table-cell>
              <table:table-cell office:value-type="float" office:value="0.0305657076269313">
                <text:p>0.0305657076269313</text:p>
              </table:table-cell>
              <table:table-cell office:value-type="float" office:value="0.00657354252050868">
                <text:p>0.00657354252050868</text:p>
              </table:table-cell>
              <table:table-cell office:value-type="float" office:value="0.0207774944134973">
                <text:p>0.0207774944134973</text:p>
              </table:table-cell>
              <table:table-cell office:value-type="float" office:value="0.0541593560111784">
                <text:p>0.0541593560111784</text:p>
              </table:table-cell>
              <table:table-cell office:value-type="float" office:value="0.0279784469986886">
                <text:p>0.0279784469986886</text:p>
              </table:table-cell>
              <table:table-cell office:value-type="float" office:value="0.0226046207316248">
                <text:p>0.0226046207316248</text:p>
              </table:table-cell>
              <table:table-cell office:value-type="float" office:value="0.023483129834315">
                <text:p>0.023483129834315</text:p>
              </table:table-cell>
              <table:table-cell office:value-type="float" office:value="0.0170372227959694">
                <text:p>0.0170372227959694</text:p>
              </table:table-cell>
              <table:table-cell office:value-type="float" office:value="0.00364881029503478">
                <text:p>0.00364881029503478</text:p>
              </table:table-cell>
              <table:table-cell office:value-type="float" office:value="0.00790523337550911">
                <text:p>0.00790523337550911</text:p>
              </table:table-cell>
              <table:table-cell office:value-type="float" office:value="0.00897561981548184">
                <text:p>0.00897561981548184</text:p>
              </table:table-cell>
              <table:table-cell office:value-type="float" office:value="0.0111963582273014">
                <text:p>0.0111963582273014</text:p>
              </table:table-cell>
              <table:table-cell office:value-type="float" office:value="0.0101494280052018">
                <text:p>0.0101494280052018</text:p>
              </table:table-cell>
              <table:table-cell office:value-type="float" office:value="0.0151129337511003">
                <text:p>0.0151129337511003</text:p>
              </table:table-cell>
              <table:table-cell office:value-type="float" office:value="-0.000196613539004889">
                <text:p>-0.000196613539004889</text:p>
              </table:table-cell>
              <table:table-cell office:value-type="float" office:value="0.0201339865625488">
                <text:p>0.0201339865625488</text:p>
              </table:table-cell>
              <table:table-cell office:value-type="float" office:value="0.0168854457023198">
                <text:p>0.0168854457023198</text:p>
              </table:table-cell>
              <table:table-cell office:value-type="float" office:value="0.000250672959337023">
                <text:p>0.000250672959337023</text:p>
              </table:table-cell>
              <table:table-cell office:value-type="float" office:value="0.0137743463346557">
                <text:p>0.0137743463346557</text:p>
              </table:table-cell>
              <table:table-cell office:value-type="float" office:value="0.00499018836125583">
                <text:p>0.00499018836125583</text:p>
              </table:table-cell>
              <table:table-cell office:value-type="float" office:value="0.00571323811967043">
                <text:p>0.00571323811967043</text:p>
              </table:table-cell>
              <table:table-cell office:value-type="float" office:value="0.0141166702271335">
                <text:p>0.0141166702271335</text:p>
              </table:table-cell>
              <table:table-cell office:value-type="float" office:value="0.0154597795752637">
                <text:p>0.0154597795752637</text:p>
              </table:table-cell>
              <table:table-cell office:value-type="float" office:value="0.0188755725906117">
                <text:p>0.0188755725906117</text:p>
              </table:table-cell>
              <table:table-cell office:value-type="float" office:value="0.00338154980571686">
                <text:p>0.00338154980571686</text:p>
              </table:table-cell>
              <table:table-cell office:value-type="float" office:value="0.010181844009558">
                <text:p>0.010181844009558</text:p>
              </table:table-cell>
              <table:table-cell office:value-type="float" office:value="0.0117508182854752">
                <text:p>0.0117508182854752</text:p>
              </table:table-cell>
              <table:table-cell office:value-type="float" office:value="0.0126499044134635">
                <text:p>0.0126499044134635</text:p>
              </table:table-cell>
              <table:table-cell office:value-type="float" office:value="0.0226865306984386">
                <text:p>0.0226865306984386</text:p>
              </table:table-cell>
              <table:table-cell office:value-type="float" office:value="0.0415276946815495">
                <text:p>0.0415276946815495</text:p>
              </table:table-cell>
              <table:table-cell office:value-type="float" office:value="0.000887024259142566">
                <text:p>0.000887024259142566</text:p>
              </table:table-cell>
              <table:table-cell office:value-type="float" office:value="0.0167849704232228">
                <text:p>0.0167849704232228</text:p>
              </table:table-cell>
              <table:table-cell office:value-type="float" office:value="0.0162189440447556">
                <text:p>0.0162189440447556</text:p>
              </table:table-cell>
              <table:table-cell office:value-type="float" office:value="0.00511293893348554">
                <text:p>0.00511293893348554</text:p>
              </table:table-cell>
              <table:table-cell office:value-type="float" office:value="-0.000175516425074426">
                <text:p>-0.000175516425074426</text:p>
              </table:table-cell>
              <table:table-cell office:value-type="float" office:value="0.0199628630425365">
                <text:p>0.0199628630425365</text:p>
              </table:table-cell>
              <table:table-cell office:value-type="float" office:value="0.0222257841581715">
                <text:p>0.0222257841581715</text:p>
              </table:table-cell>
              <table:table-cell office:value-type="float" office:value="0.0162523519851962">
                <text:p>0.0162523519851962</text:p>
              </table:table-cell>
              <table:table-cell office:value-type="float" office:value="0.0361444295856772">
                <text:p>0.0361444295856772</text:p>
              </table:table-cell>
              <table:table-cell office:value-type="float" office:value="0.0319729095139362">
                <text:p>0.0319729095139362</text:p>
              </table:table-cell>
              <table:table-cell office:value-type="float" office:value="-0.00021645406146432">
                <text:p>-0.00021645406146432</text:p>
              </table:table-cell>
              <table:table-cell office:value-type="float" office:value="0.0230810668750546">
                <text:p>0.0230810668750546</text:p>
              </table:table-cell>
              <table:table-cell office:value-type="float" office:value="0.0243202598878389">
                <text:p>0.0243202598878389</text:p>
              </table:table-cell>
              <table:table-cell office:value-type="float" office:value="0.00126959800110008">
                <text:p>0.00126959800110008</text:p>
              </table:table-cell>
              <table:table-cell office:value-type="float" office:value="0.00591624967549629">
                <text:p>0.00591624967549629</text:p>
              </table:table-cell>
              <table:table-cell office:value-type="float" office:value="0.0223834348664391">
                <text:p>0.0223834348664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8468797019373">
                <text:p>0.0238468797019373</text:p>
              </table:table-cell>
              <table:table-cell office:value-type="float" office:value="0.0130761320530495">
                <text:p>0.0130761320530495</text:p>
              </table:table-cell>
              <table:table-cell office:value-type="float" office:value="0.00898214954798021">
                <text:p>0.00898214954798021</text:p>
              </table:table-cell>
              <table:table-cell office:value-type="float" office:value="0.0329810382785506">
                <text:p>0.0329810382785506</text:p>
              </table:table-cell>
              <table:table-cell office:value-type="float" office:value="0.0311029027252347">
                <text:p>0.0311029027252347</text:p>
              </table:table-cell>
              <table:table-cell office:value-type="float" office:value="0.00988109309858942">
                <text:p>0.00988109309858942</text:p>
              </table:table-cell>
              <table:table-cell office:value-type="float" office:value="0.0364926051312002">
                <text:p>0.0364926051312002</text:p>
              </table:table-cell>
              <table:table-cell office:value-type="float" office:value="0.0342433049516455">
                <text:p>0.0342433049516455</text:p>
              </table:table-cell>
              <table:table-cell office:value-type="float" office:value="0.0138529847179848">
                <text:p>0.0138529847179848</text:p>
              </table:table-cell>
              <table:table-cell office:value-type="float" office:value="0.0287942146367626">
                <text:p>0.0287942146367626</text:p>
              </table:table-cell>
              <table:table-cell office:value-type="float" office:value="0.0450503758167941">
                <text:p>0.0450503758167941</text:p>
              </table:table-cell>
              <table:table-cell office:value-type="float" office:value="0.00789626956826087">
                <text:p>0.00789626956826087</text:p>
              </table:table-cell>
              <table:table-cell office:value-type="float" office:value="0.0296913087678793">
                <text:p>0.0296913087678793</text:p>
              </table:table-cell>
              <table:table-cell office:value-type="float" office:value="0.0764391487572924">
                <text:p>0.0764391487572924</text:p>
              </table:table-cell>
              <table:table-cell office:value-type="float" office:value="0.0404166143102265">
                <text:p>0.0404166143102265</text:p>
              </table:table-cell>
              <table:table-cell office:value-type="float" office:value="0.0296777168915824">
                <text:p>0.0296777168915824</text:p>
              </table:table-cell>
              <table:table-cell office:value-type="float" office:value="0.0343254206785711">
                <text:p>0.0343254206785711</text:p>
              </table:table-cell>
              <table:table-cell office:value-type="float" office:value="0.026672056319539">
                <text:p>0.026672056319539</text:p>
              </table:table-cell>
              <table:table-cell office:value-type="float" office:value="0.00457273775694626">
                <text:p>0.00457273775694626</text:p>
              </table:table-cell>
              <table:table-cell office:value-type="float" office:value="0.012750243795124">
                <text:p>0.012750243795124</text:p>
              </table:table-cell>
              <table:table-cell office:value-type="float" office:value="0.0139889738533527">
                <text:p>0.0139889738533527</text:p>
              </table:table-cell>
              <table:table-cell office:value-type="float" office:value="0.0138179569453847">
                <text:p>0.0138179569453847</text:p>
              </table:table-cell>
              <table:table-cell office:value-type="float" office:value="0.0136611497259682">
                <text:p>0.0136611497259682</text:p>
              </table:table-cell>
              <table:table-cell office:value-type="float" office:value="0.0203247509013221">
                <text:p>0.0203247509013221</text:p>
              </table:table-cell>
              <table:table-cell office:value-type="float" office:value="-0.000291438218708193">
                <text:p>-0.000291438218708193</text:p>
              </table:table-cell>
              <table:table-cell office:value-type="float" office:value="0.0270405036406786">
                <text:p>0.0270405036406786</text:p>
              </table:table-cell>
              <table:table-cell office:value-type="float" office:value="0.024560873486965">
                <text:p>0.024560873486965</text:p>
              </table:table-cell>
              <table:table-cell office:value-type="float" office:value="0.00152442791383799">
                <text:p>0.00152442791383799</text:p>
              </table:table-cell>
              <table:table-cell office:value-type="float" office:value="0.020860483480342">
                <text:p>0.020860483480342</text:p>
              </table:table-cell>
              <table:table-cell office:value-type="float" office:value="0.00658271631258405">
                <text:p>0.00658271631258405</text:p>
              </table:table-cell>
              <table:table-cell office:value-type="float" office:value="0.00867213816121601">
                <text:p>0.00867213816121601</text:p>
              </table:table-cell>
              <table:table-cell office:value-type="float" office:value="0.0224159960120277">
                <text:p>0.0224159960120277</text:p>
              </table:table-cell>
              <table:table-cell office:value-type="float" office:value="0.0221812647729189">
                <text:p>0.0221812647729189</text:p>
              </table:table-cell>
              <table:table-cell office:value-type="float" office:value="0.031125992904156">
                <text:p>0.031125992904156</text:p>
              </table:table-cell>
              <table:table-cell office:value-type="float" office:value="0.00466634378873701">
                <text:p>0.00466634378873701</text:p>
              </table:table-cell>
              <table:table-cell office:value-type="float" office:value="0.013731361616893">
                <text:p>0.013731361616893</text:p>
              </table:table-cell>
              <table:table-cell office:value-type="float" office:value="0.0125042999525978">
                <text:p>0.0125042999525978</text:p>
              </table:table-cell>
              <table:table-cell office:value-type="float" office:value="0.0170686492020086">
                <text:p>0.0170686492020086</text:p>
              </table:table-cell>
              <table:table-cell office:value-type="float" office:value="0.0322819081179763">
                <text:p>0.0322819081179763</text:p>
              </table:table-cell>
              <table:table-cell office:value-type="float" office:value="0.071308104562758">
                <text:p>0.071308104562758</text:p>
              </table:table-cell>
              <table:table-cell office:value-type="float" office:value="0.00269168415714569">
                <text:p>0.00269168415714569</text:p>
              </table:table-cell>
              <table:table-cell office:value-type="float" office:value="0.0257573262894468">
                <text:p>0.0257573262894468</text:p>
              </table:table-cell>
              <table:table-cell office:value-type="float" office:value="0.0227869173558482">
                <text:p>0.0227869173558482</text:p>
              </table:table-cell>
              <table:table-cell office:value-type="float" office:value="0.00592807035375161">
                <text:p>0.00592807035375161</text:p>
              </table:table-cell>
              <table:table-cell office:value-type="float" office:value="-0.000153657088951968">
                <text:p>-0.000153657088951968</text:p>
              </table:table-cell>
              <table:table-cell office:value-type="float" office:value="0.0297937855598012">
                <text:p>0.0297937855598012</text:p>
              </table:table-cell>
              <table:table-cell office:value-type="float" office:value="0.0340201677850159">
                <text:p>0.0340201677850159</text:p>
              </table:table-cell>
              <table:table-cell office:value-type="float" office:value="0.0224400044545635">
                <text:p>0.0224400044545635</text:p>
              </table:table-cell>
              <table:table-cell office:value-type="float" office:value="0.0512865448575915">
                <text:p>0.0512865448575915</text:p>
              </table:table-cell>
              <table:table-cell office:value-type="float" office:value="0.0477453530965994">
                <text:p>0.0477453530965994</text:p>
              </table:table-cell>
              <table:table-cell office:value-type="float" office:value="0.000483290164447624">
                <text:p>0.000483290164447624</text:p>
              </table:table-cell>
              <table:table-cell office:value-type="float" office:value="0.0319210354356377">
                <text:p>0.0319210354356377</text:p>
              </table:table-cell>
              <table:table-cell office:value-type="float" office:value="0.0347334338413998">
                <text:p>0.0347334338413998</text:p>
              </table:table-cell>
              <table:table-cell office:value-type="float" office:value="-0.000364642277061124">
                <text:p>-0.000364642277061124</text:p>
              </table:table-cell>
              <table:table-cell office:value-type="float" office:value="0.00863513683644646">
                <text:p>0.00863513683644646</text:p>
              </table:table-cell>
              <table:table-cell office:value-type="float" office:value="0.0322275284962358">
                <text:p>0.032227528496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3417042343868">
                <text:p>0.0313417042343868</text:p>
              </table:table-cell>
              <table:table-cell office:value-type="float" office:value="0.0158401521636756">
                <text:p>0.0158401521636756</text:p>
              </table:table-cell>
              <table:table-cell office:value-type="float" office:value="0.0117238534923042">
                <text:p>0.0117238534923042</text:p>
              </table:table-cell>
              <table:table-cell office:value-type="float" office:value="0.0436552021000455">
                <text:p>0.0436552021000455</text:p>
              </table:table-cell>
              <table:table-cell office:value-type="float" office:value="0.0413604233134074">
                <text:p>0.0413604233134074</text:p>
              </table:table-cell>
              <table:table-cell office:value-type="float" office:value="0.0124383278263418">
                <text:p>0.0124383278263418</text:p>
              </table:table-cell>
              <table:table-cell office:value-type="float" office:value="0.0364912406029312">
                <text:p>0.0364912406029312</text:p>
              </table:table-cell>
              <table:table-cell office:value-type="float" office:value="0.0477096577521537">
                <text:p>0.0477096577521537</text:p>
              </table:table-cell>
              <table:table-cell office:value-type="float" office:value="0.0165580486016306">
                <text:p>0.0165580486016306</text:p>
              </table:table-cell>
              <table:table-cell office:value-type="float" office:value="0.0379384876563649">
                <text:p>0.0379384876563649</text:p>
              </table:table-cell>
              <table:table-cell office:value-type="float" office:value="0.0599792234375954">
                <text:p>0.0599792234375954</text:p>
              </table:table-cell>
              <table:table-cell office:value-type="float" office:value="0.00726244950860722">
                <text:p>0.00726244950860722</text:p>
              </table:table-cell>
              <table:table-cell office:value-type="float" office:value="0.0400583349362599">
                <text:p>0.0400583349362599</text:p>
              </table:table-cell>
              <table:table-cell office:value-type="float" office:value="0.0926053391421829">
                <text:p>0.0926053391421829</text:p>
              </table:table-cell>
              <table:table-cell office:value-type="float" office:value="0.0561379639049913">
                <text:p>0.0561379639049913</text:p>
              </table:table-cell>
              <table:table-cell office:value-type="float" office:value="0.0398005562658026">
                <text:p>0.0398005562658026</text:p>
              </table:table-cell>
              <table:table-cell office:value-type="float" office:value="0.0411476447080466">
                <text:p>0.0411476447080466</text:p>
              </table:table-cell>
              <table:table-cell office:value-type="float" office:value="0.0390640695222791">
                <text:p>0.0390640695222791</text:p>
              </table:table-cell>
              <table:table-cell office:value-type="float" office:value="0.00395441123952529">
                <text:p>0.00395441123952529</text:p>
              </table:table-cell>
              <table:table-cell office:value-type="float" office:value="0.0166478544306077">
                <text:p>0.0166478544306077</text:p>
              </table:table-cell>
              <table:table-cell office:value-type="float" office:value="0.0190401970025084">
                <text:p>0.0190401970025084</text:p>
              </table:table-cell>
              <table:table-cell office:value-type="float" office:value="0.0161125524663453">
                <text:p>0.0161125524663453</text:p>
              </table:table-cell>
              <table:table-cell office:value-type="float" office:value="0.0162219720970871">
                <text:p>0.0162219720970871</text:p>
              </table:table-cell>
              <table:table-cell office:value-type="float" office:value="0.0250575165586872">
                <text:p>0.0250575165586872</text:p>
              </table:table-cell>
              <table:table-cell office:value-type="float" office:value="0.00040721718925317">
                <text:p>0.00040721718925317</text:p>
              </table:table-cell>
              <table:table-cell office:value-type="float" office:value="0.0333368074000569">
                <text:p>0.0333368074000569</text:p>
              </table:table-cell>
              <table:table-cell office:value-type="float" office:value="0.0314842108489219">
                <text:p>0.0314842108489219</text:p>
              </table:table-cell>
              <table:table-cell office:value-type="float" office:value="0.00308334813354827">
                <text:p>0.00308334813354827</text:p>
              </table:table-cell>
              <table:table-cell office:value-type="float" office:value="0.0275683669006372">
                <text:p>0.0275683669006372</text:p>
              </table:table-cell>
              <table:table-cell office:value-type="float" office:value="0.00686944323433272">
                <text:p>0.00686944323433272</text:p>
              </table:table-cell>
              <table:table-cell office:value-type="float" office:value="0.011457210188371">
                <text:p>0.011457210188371</text:p>
              </table:table-cell>
              <table:table-cell office:value-type="float" office:value="0.030270280483964">
                <text:p>0.030270280483964</text:p>
              </table:table-cell>
              <table:table-cell office:value-type="float" office:value="0.0293616244994058">
                <text:p>0.0293616244994058</text:p>
              </table:table-cell>
              <table:table-cell office:value-type="float" office:value="0.0470821556919358">
                <text:p>0.0470821556919358</text:p>
              </table:table-cell>
              <table:table-cell office:value-type="float" office:value="0.00922879692968602">
                <text:p>0.00922879692968602</text:p>
              </table:table-cell>
              <table:table-cell office:value-type="float" office:value="0.0170048999147494">
                <text:p>0.0170048999147494</text:p>
              </table:table-cell>
              <table:table-cell office:value-type="float" office:value="0.0115662569922517">
                <text:p>0.0115662569922517</text:p>
              </table:table-cell>
              <table:table-cell office:value-type="float" office:value="0.0201569229030444">
                <text:p>0.0201569229030444</text:p>
              </table:table-cell>
              <table:table-cell office:value-type="float" office:value="0.0414707604557917">
                <text:p>0.0414707604557917</text:p>
              </table:table-cell>
              <table:table-cell office:value-type="float" office:value="0.0926305438335183">
                <text:p>0.0926305438335183</text:p>
              </table:table-cell>
              <table:table-cell office:value-type="float" office:value="0.00492532333253683">
                <text:p>0.00492532333253683</text:p>
              </table:table-cell>
              <table:table-cell office:value-type="float" office:value="0.0322522149235597">
                <text:p>0.0322522149235597</text:p>
              </table:table-cell>
              <table:table-cell office:value-type="float" office:value="0.0331409941613759">
                <text:p>0.0331409941613759</text:p>
              </table:table-cell>
              <table:table-cell office:value-type="float" office:value="0.00685776594827133">
                <text:p>0.00685776594827133</text:p>
              </table:table-cell>
              <table:table-cell office:value-type="float" office:value="0.00174070809950274">
                <text:p>0.00174070809950274</text:p>
              </table:table-cell>
              <table:table-cell office:value-type="float" office:value="0.0420008268516041">
                <text:p>0.0420008268516041</text:p>
              </table:table-cell>
              <table:table-cell office:value-type="float" office:value="0.0421929468249356">
                <text:p>0.0421929468249356</text:p>
              </table:table-cell>
              <table:table-cell office:value-type="float" office:value="0.0299648741051135">
                <text:p>0.0299648741051135</text:p>
              </table:table-cell>
              <table:table-cell office:value-type="float" office:value="0.0689146922735459">
                <text:p>0.0689146922735459</text:p>
              </table:table-cell>
              <table:table-cell office:value-type="float" office:value="0.0609178595938423">
                <text:p>0.0609178595938423</text:p>
              </table:table-cell>
              <table:table-cell office:value-type="float" office:value="-0.000122563113554307">
                <text:p>-0.000122563113554307</text:p>
              </table:table-cell>
              <table:table-cell office:value-type="float" office:value="0.0385597300271042">
                <text:p>0.0385597300271042</text:p>
              </table:table-cell>
              <table:table-cell office:value-type="float" office:value="0.0465855031948978">
                <text:p>0.0465855031948978</text:p>
              </table:table-cell>
              <table:table-cell office:value-type="float" office:value="-0.00291297115826621">
                <text:p>-0.00291297115826621</text:p>
              </table:table-cell>
              <table:table-cell office:value-type="float" office:value="0.0111734913911662">
                <text:p>0.0111734913911662</text:p>
              </table:table-cell>
              <table:table-cell office:value-type="float" office:value="0.0339303603124124">
                <text:p>0.033930360312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871343140402">
                <text:p>0.038871343140402</text:p>
              </table:table-cell>
              <table:table-cell office:value-type="float" office:value="0.0175018876041883">
                <text:p>0.0175018876041883</text:p>
              </table:table-cell>
              <table:table-cell office:value-type="float" office:value="0.0134789956635404">
                <text:p>0.0134789956635404</text:p>
              </table:table-cell>
              <table:table-cell office:value-type="float" office:value="0.0550630118064949">
                <text:p>0.0550630118064949</text:p>
              </table:table-cell>
              <table:table-cell office:value-type="float" office:value="0.0522202855585869">
                <text:p>0.0522202855585869</text:p>
              </table:table-cell>
              <table:table-cell office:value-type="float" office:value="0.0146689047071462">
                <text:p>0.0146689047071462</text:p>
              </table:table-cell>
              <table:table-cell office:value-type="float" office:value="0.03814503834374">
                <text:p>0.03814503834374</text:p>
              </table:table-cell>
              <table:table-cell office:value-type="float" office:value="0.0617971949020779">
                <text:p>0.0617971949020779</text:p>
              </table:table-cell>
              <table:table-cell office:value-type="float" office:value="0.0201964632563095">
                <text:p>0.0201964632563095</text:p>
              </table:table-cell>
              <table:table-cell office:value-type="float" office:value="0.0464228693751961">
                <text:p>0.0464228693751961</text:p>
              </table:table-cell>
              <table:table-cell office:value-type="float" office:value="0.0780171072739777">
                <text:p>0.0780171072739777</text:p>
              </table:table-cell>
              <table:table-cell office:value-type="float" office:value="0.00550230078091742">
                <text:p>0.00550230078091742</text:p>
              </table:table-cell>
              <table:table-cell office:value-type="float" office:value="0.0499103791584918">
                <text:p>0.0499103791584918</text:p>
              </table:table-cell>
              <table:table-cell office:value-type="float" office:value="0.110352944695148">
                <text:p>0.110352944695148</text:p>
              </table:table-cell>
              <table:table-cell office:value-type="float" office:value="0.0744333068991512">
                <text:p>0.0744333068991512</text:p>
              </table:table-cell>
              <table:table-cell office:value-type="float" office:value="0.0511425728416508">
                <text:p>0.0511425728416508</text:p>
              </table:table-cell>
              <table:table-cell office:value-type="float" office:value="0.0471842962081067">
                <text:p>0.0471842962081067</text:p>
              </table:table-cell>
              <table:table-cell office:value-type="float" office:value="0.0505433978603558">
                <text:p>0.0505433978603558</text:p>
              </table:table-cell>
              <table:table-cell office:value-type="float" office:value="0.00236937855454839">
                <text:p>0.00236937855454839</text:p>
              </table:table-cell>
              <table:table-cell office:value-type="float" office:value="0.0192820660515132">
                <text:p>0.0192820660515132</text:p>
              </table:table-cell>
              <table:table-cell office:value-type="float" office:value="0.0231798423665744">
                <text:p>0.0231798423665744</text:p>
              </table:table-cell>
              <table:table-cell office:value-type="float" office:value="0.0182584515373751">
                <text:p>0.0182584515373751</text:p>
              </table:table-cell>
              <table:table-cell office:value-type="float" office:value="0.0188546780130281">
                <text:p>0.0188546780130281</text:p>
              </table:table-cell>
              <table:table-cell office:value-type="float" office:value="0.0298557820834596">
                <text:p>0.0298557820834596</text:p>
              </table:table-cell>
              <table:table-cell office:value-type="float" office:value="-0.000433530074742977">
                <text:p>-0.000433530074742977</text:p>
              </table:table-cell>
              <table:table-cell office:value-type="float" office:value="0.0383890337879155">
                <text:p>0.0383890337879155</text:p>
              </table:table-cell>
              <table:table-cell office:value-type="float" office:value="0.0367943575354151">
                <text:p>0.0367943575354151</text:p>
              </table:table-cell>
              <table:table-cell office:value-type="float" office:value="0.00343568686880435">
                <text:p>0.00343568686880435</text:p>
              </table:table-cell>
              <table:table-cell office:value-type="float" office:value="0.0331470202520657">
                <text:p>0.0331470202520657</text:p>
              </table:table-cell>
              <table:table-cell office:value-type="float" office:value="0.00577023296895627">
                <text:p>0.00577023296895627</text:p>
              </table:table-cell>
              <table:table-cell office:value-type="float" office:value="0.0138656315686376">
                <text:p>0.0138656315686376</text:p>
              </table:table-cell>
              <table:table-cell office:value-type="float" office:value="0.0384246210445068">
                <text:p>0.0384246210445068</text:p>
              </table:table-cell>
              <table:table-cell office:value-type="float" office:value="0.0360389694147762">
                <text:p>0.0360389694147762</text:p>
              </table:table-cell>
              <table:table-cell office:value-type="float" office:value="0.0648850141331061">
                <text:p>0.0648850141331061</text:p>
              </table:table-cell>
              <table:table-cell office:value-type="float" office:value="0.0103191028319254">
                <text:p>0.0103191028319254</text:p>
              </table:table-cell>
              <table:table-cell office:value-type="float" office:value="0.0189011944626679">
                <text:p>0.0189011944626679</text:p>
              </table:table-cell>
              <table:table-cell office:value-type="float" office:value="0.0111136353983495">
                <text:p>0.0111136353983495</text:p>
              </table:table-cell>
              <table:table-cell office:value-type="float" office:value="0.0224661248578451">
                <text:p>0.0224661248578451</text:p>
              </table:table-cell>
              <table:table-cell office:value-type="float" office:value="0.0514898463334421">
                <text:p>0.0514898463334421</text:p>
              </table:table-cell>
              <table:table-cell office:value-type="float" office:value="0.114091892415029">
                <text:p>0.114091892415029</text:p>
              </table:table-cell>
              <table:table-cell office:value-type="float" office:value="0.00598390760814347">
                <text:p>0.00598390760814347</text:p>
              </table:table-cell>
              <table:table-cell office:value-type="float" office:value="0.0397681420872669">
                <text:p>0.0397681420872669</text:p>
              </table:table-cell>
              <table:table-cell office:value-type="float" office:value="0.0470493297119403">
                <text:p>0.0470493297119403</text:p>
              </table:table-cell>
              <table:table-cell office:value-type="float" office:value="0.0069189438896336">
                <text:p>0.0069189438896336</text:p>
              </table:table-cell>
              <table:table-cell office:value-type="float" office:value="0.00281432424335404">
                <text:p>0.00281432424335404</text:p>
              </table:table-cell>
              <table:table-cell office:value-type="float" office:value="0.0558313618260878">
                <text:p>0.0558313618260878</text:p>
              </table:table-cell>
              <table:table-cell office:value-type="float" office:value="0.0475562901516876">
                <text:p>0.0475562901516876</text:p>
              </table:table-cell>
              <table:table-cell office:value-type="float" office:value="0.0376603870288826">
                <text:p>0.0376603870288826</text:p>
              </table:table-cell>
              <table:table-cell office:value-type="float" office:value="0.0871425640155276">
                <text:p>0.0871425640155276</text:p>
              </table:table-cell>
              <table:table-cell office:value-type="float" office:value="0.0764112707648282">
                <text:p>0.0764112707648282</text:p>
              </table:table-cell>
              <table:table-cell office:value-type="float" office:value="-0.00206056623357916">
                <text:p>-0.00206056623357916</text:p>
              </table:table-cell>
              <table:table-cell office:value-type="float" office:value="0.0445196492556031">
                <text:p>0.0445196492556031</text:p>
              </table:table-cell>
              <table:table-cell office:value-type="float" office:value="0.0613891232373256">
                <text:p>0.0613891232373256</text:p>
              </table:table-cell>
              <table:table-cell office:value-type="float" office:value="-0.00718394636789864">
                <text:p>-0.00718394636789864</text:p>
              </table:table-cell>
              <table:table-cell office:value-type="float" office:value="0.0126444053573788">
                <text:p>0.0126444053573788</text:p>
              </table:table-cell>
              <table:table-cell office:value-type="float" office:value="0.0386525393486027">
                <text:p>0.0386525393486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87522719268">
                <text:p>0.046187522719268</text:p>
              </table:table-cell>
              <table:table-cell office:value-type="float" office:value="0.0186149509322702">
                <text:p>0.0186149509322702</text:p>
              </table:table-cell>
              <table:table-cell office:value-type="float" office:value="0.015523478579638">
                <text:p>0.015523478579638</text:p>
              </table:table-cell>
              <table:table-cell office:value-type="float" office:value="0.0660267533346969">
                <text:p>0.0660267533346969</text:p>
              </table:table-cell>
              <table:table-cell office:value-type="float" office:value="0.062947204655867">
                <text:p>0.062947204655867</text:p>
              </table:table-cell>
              <table:table-cell office:value-type="float" office:value="0.016661855737198">
                <text:p>0.016661855737198</text:p>
              </table:table-cell>
              <table:table-cell office:value-type="float" office:value="0.0429227474295218">
                <text:p>0.0429227474295218</text:p>
              </table:table-cell>
              <table:table-cell office:value-type="float" office:value="0.0771952719959094">
                <text:p>0.0771952719959094</text:p>
              </table:table-cell>
              <table:table-cell office:value-type="float" office:value="0.0244147123811402">
                <text:p>0.0244147123811402</text:p>
              </table:table-cell>
              <table:table-cell office:value-type="float" office:value="0.0531418318089012">
                <text:p>0.0531418318089012</text:p>
              </table:table-cell>
              <table:table-cell office:value-type="float" office:value="0.0942300917100571">
                <text:p>0.0942300917100571</text:p>
              </table:table-cell>
              <table:table-cell office:value-type="float" office:value="0.00378044366574146">
                <text:p>0.00378044366574146</text:p>
              </table:table-cell>
              <table:table-cell office:value-type="float" office:value="0.0589279062273748">
                <text:p>0.0589279062273748</text:p>
              </table:table-cell>
              <table:table-cell office:value-type="float" office:value="0.127303093390974">
                <text:p>0.127303093390974</text:p>
              </table:table-cell>
              <table:table-cell office:value-type="float" office:value="0.0932177055392122">
                <text:p>0.0932177055392122</text:p>
              </table:table-cell>
              <table:table-cell office:value-type="float" office:value="0.0622043683378816">
                <text:p>0.0622043683378816</text:p>
              </table:table-cell>
              <table:table-cell office:value-type="float" office:value="0.048838331295826">
                <text:p>0.048838331295826</text:p>
              </table:table-cell>
              <table:table-cell office:value-type="float" office:value="0.0688181605306173">
                <text:p>0.0688181605306173</text:p>
              </table:table-cell>
              <table:table-cell office:value-type="float" office:value="0.000318410949138841">
                <text:p>0.000318410949138841</text:p>
              </table:table-cell>
              <table:table-cell office:value-type="float" office:value="0.0228110738041951">
                <text:p>0.0228110738041951</text:p>
              </table:table-cell>
              <table:table-cell office:value-type="float" office:value="0.0271393562491782">
                <text:p>0.0271393562491782</text:p>
              </table:table-cell>
              <table:table-cell office:value-type="float" office:value="0.0189265297014866">
                <text:p>0.0189265297014866</text:p>
              </table:table-cell>
              <table:table-cell office:value-type="float" office:value="0.0220231590800662">
                <text:p>0.0220231590800662</text:p>
              </table:table-cell>
              <table:table-cell office:value-type="float" office:value="0.0330453498926357">
                <text:p>0.0330453498926357</text:p>
              </table:table-cell>
              <table:table-cell office:value-type="float" office:value="0.00140489994959162">
                <text:p>0.00140489994959162</text:p>
              </table:table-cell>
              <table:table-cell office:value-type="float" office:value="0.0424042693855666">
                <text:p>0.0424042693855666</text:p>
              </table:table-cell>
              <table:table-cell office:value-type="float" office:value="0.0411496613421367">
                <text:p>0.0411496613421367</text:p>
              </table:table-cell>
              <table:table-cell office:value-type="float" office:value="0.00497345287687204">
                <text:p>0.00497345287687204</text:p>
              </table:table-cell>
              <table:table-cell office:value-type="float" office:value="0.0407146309218929">
                <text:p>0.0407146309218929</text:p>
              </table:table-cell>
              <table:table-cell office:value-type="float" office:value="0.00580980029023856">
                <text:p>0.00580980029023856</text:p>
              </table:table-cell>
              <table:table-cell office:value-type="float" office:value="0.0169087026527401">
                <text:p>0.0169087026527401</text:p>
              </table:table-cell>
              <table:table-cell office:value-type="float" office:value="0.0483792142970121">
                <text:p>0.0483792142970121</text:p>
              </table:table-cell>
              <table:table-cell office:value-type="float" office:value="0.0433988509171122">
                <text:p>0.0433988509171122</text:p>
              </table:table-cell>
              <table:table-cell office:value-type="float" office:value="0.08400472625632">
                <text:p>0.08400472625632</text:p>
              </table:table-cell>
              <table:table-cell office:value-type="float" office:value="0.0139751305578013">
                <text:p>0.0139751305578013</text:p>
              </table:table-cell>
              <table:table-cell office:value-type="float" office:value="0.0209523036743353">
                <text:p>0.0209523036743353</text:p>
              </table:table-cell>
              <table:table-cell office:value-type="float" office:value="0.0126324226378444">
                <text:p>0.0126324226378444</text:p>
              </table:table-cell>
              <table:table-cell office:value-type="float" office:value="0.0233200468486005">
                <text:p>0.0233200468486005</text:p>
              </table:table-cell>
              <table:table-cell office:value-type="float" office:value="0.0628045852897458">
                <text:p>0.0628045852897458</text:p>
              </table:table-cell>
              <table:table-cell office:value-type="float" office:value="0.115005098058852">
                <text:p>0.115005098058852</text:p>
              </table:table-cell>
              <table:table-cell office:value-type="float" office:value="0.00740588238971375">
                <text:p>0.00740588238971375</text:p>
              </table:table-cell>
              <table:table-cell office:value-type="float" office:value="0.0440662224041445">
                <text:p>0.0440662224041445</text:p>
              </table:table-cell>
              <table:table-cell office:value-type="float" office:value="0.0640470704223677">
                <text:p>0.0640470704223677</text:p>
              </table:table-cell>
              <table:table-cell office:value-type="float" office:value="0.00660309713979135">
                <text:p>0.00660309713979135</text:p>
              </table:table-cell>
              <table:table-cell office:value-type="float" office:value="0.00437445749330366">
                <text:p>0.00437445749330366</text:p>
              </table:table-cell>
              <table:table-cell office:value-type="float" office:value="0.0694204028112513">
                <text:p>0.0694204028112513</text:p>
              </table:table-cell>
              <table:table-cell office:value-type="float" office:value="0.0562683747800422">
                <text:p>0.0562683747800422</text:p>
              </table:table-cell>
              <table:table-cell office:value-type="float" office:value="0.04648482681244">
                <text:p>0.04648482681244</text:p>
              </table:table-cell>
              <table:table-cell office:value-type="float" office:value="0.1032681388054">
                <text:p>0.1032681388054</text:p>
              </table:table-cell>
              <table:table-cell office:value-type="float" office:value="0.0959241545124366">
                <text:p>0.0959241545124366</text:p>
              </table:table-cell>
              <table:table-cell office:value-type="float" office:value="-0.00382710406011189">
                <text:p>-0.00382710406011189</text:p>
              </table:table-cell>
              <table:table-cell office:value-type="float" office:value="0.0501781137374708">
                <text:p>0.0501781137374708</text:p>
              </table:table-cell>
              <table:table-cell office:value-type="float" office:value="0.0789852371006885">
                <text:p>0.0789852371006885</text:p>
              </table:table-cell>
              <table:table-cell office:value-type="float" office:value="-0.0132704089412432">
                <text:p>-0.0132704089412432</text:p>
              </table:table-cell>
              <table:table-cell office:value-type="float" office:value="0.0149262519805404">
                <text:p>0.0149262519805404</text:p>
              </table:table-cell>
              <table:table-cell office:value-type="float" office:value="0.0366153320687537">
                <text:p>0.0366153320687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3031157572259">
                <text:p>0.0533031157572259</text:p>
              </table:table-cell>
              <table:table-cell office:value-type="float" office:value="0.0205870215077896">
                <text:p>0.0205870215077896</text:p>
              </table:table-cell>
              <table:table-cell office:value-type="float" office:value="0.0184763133181595">
                <text:p>0.0184763133181595</text:p>
              </table:table-cell>
              <table:table-cell office:value-type="float" office:value="0.0760426111999085">
                <text:p>0.0760426111999085</text:p>
              </table:table-cell>
              <table:table-cell office:value-type="float" office:value="0.0728605107438098">
                <text:p>0.0728605107438098</text:p>
              </table:table-cell>
              <table:table-cell office:value-type="float" office:value="0.0195787992519691">
                <text:p>0.0195787992519691</text:p>
              </table:table-cell>
              <table:table-cell office:value-type="float" office:value="0.0405758782644202">
                <text:p>0.0405758782644202</text:p>
              </table:table-cell>
              <table:table-cell office:value-type="float" office:value="0.0925710080820597">
                <text:p>0.0925710080820597</text:p>
              </table:table-cell>
              <table:table-cell office:value-type="float" office:value="0.029767085862611">
                <text:p>0.029767085862611</text:p>
              </table:table-cell>
              <table:table-cell office:value-type="float" office:value="0.0592286485692509">
                <text:p>0.0592286485692509</text:p>
              </table:table-cell>
              <table:table-cell office:value-type="float" office:value="0.108022744543316">
                <text:p>0.108022744543316</text:p>
              </table:table-cell>
              <table:table-cell office:value-type="float" office:value="0.00391974758166107">
                <text:p>0.00391974758166107</text:p>
              </table:table-cell>
              <table:table-cell office:value-type="float" office:value="0.0685535668783074">
                <text:p>0.0685535668783074</text:p>
              </table:table-cell>
              <table:table-cell office:value-type="float" office:value="0.141264931612737">
                <text:p>0.141264931612737</text:p>
              </table:table-cell>
              <table:table-cell office:value-type="float" office:value="0.108876872983835">
                <text:p>0.108876872983835</text:p>
              </table:table-cell>
              <table:table-cell office:value-type="float" office:value="0.0733323792521937">
                <text:p>0.0733323792521937</text:p>
              </table:table-cell>
              <table:table-cell office:value-type="float" office:value="0.0480341780726815">
                <text:p>0.0480341780726815</text:p>
              </table:table-cell>
              <table:table-cell office:value-type="float" office:value="0.0903654291690309">
                <text:p>0.0903654291690309</text:p>
              </table:table-cell>
              <table:table-cell office:value-type="float" office:value="-0.00231638744926522">
                <text:p>-0.00231638744926522</text:p>
              </table:table-cell>
              <table:table-cell office:value-type="float" office:value="0.0277373389757211">
                <text:p>0.0277373389757211</text:p>
              </table:table-cell>
              <table:table-cell office:value-type="float" office:value="0.0318635170756294">
                <text:p>0.0318635170756294</text:p>
              </table:table-cell>
              <table:table-cell office:value-type="float" office:value="0.0207808927336316">
                <text:p>0.0207808927336316</text:p>
              </table:table-cell>
              <table:table-cell office:value-type="float" office:value="0.0260893866709366">
                <text:p>0.0260893866709366</text:p>
              </table:table-cell>
              <table:table-cell office:value-type="float" office:value="0.0326549791238729">
                <text:p>0.0326549791238729</text:p>
              </table:table-cell>
              <table:table-cell office:value-type="float" office:value="0.00565041410566943">
                <text:p>0.00565041410566943</text:p>
              </table:table-cell>
              <table:table-cell office:value-type="float" office:value="0.0469471142516798">
                <text:p>0.0469471142516798</text:p>
              </table:table-cell>
              <table:table-cell office:value-type="float" office:value="0.0464258145707002">
                <text:p>0.0464258145707002</text:p>
              </table:table-cell>
              <table:table-cell office:value-type="float" office:value="0.00786894783739076">
                <text:p>0.00786894783739076</text:p>
              </table:table-cell>
              <table:table-cell office:value-type="float" office:value="0.0499715094814712">
                <text:p>0.0499715094814712</text:p>
              </table:table-cell>
              <table:table-cell office:value-type="float" office:value="0.00536866516065218">
                <text:p>0.00536866516065218</text:p>
              </table:table-cell>
              <table:table-cell office:value-type="float" office:value="0.0205696326724154">
                <text:p>0.0205696326724154</text:p>
              </table:table-cell>
              <table:table-cell office:value-type="float" office:value="0.0596596919328481">
                <text:p>0.0596596919328481</text:p>
              </table:table-cell>
              <table:table-cell office:value-type="float" office:value="0.0499078060140369">
                <text:p>0.0499078060140369</text:p>
              </table:table-cell>
              <table:table-cell office:value-type="float" office:value="0.103628848453661">
                <text:p>0.103628848453661</text:p>
              </table:table-cell>
              <table:table-cell office:value-type="float" office:value="0.019770029854667">
                <text:p>0.019770029854667</text:p>
              </table:table-cell>
              <table:table-cell office:value-type="float" office:value="0.0239798036885121">
                <text:p>0.0239798036885121</text:p>
              </table:table-cell>
              <table:table-cell office:value-type="float" office:value="0.0138991206758549">
                <text:p>0.0138991206758549</text:p>
              </table:table-cell>
              <table:table-cell office:value-type="float" office:value="0.0239815946798254">
                <text:p>0.0239815946798254</text:p>
              </table:table-cell>
              <table:table-cell office:value-type="float" office:value="0.0742131083448726">
                <text:p>0.0742131083448726</text:p>
              </table:table-cell>
              <table:table-cell office:value-type="float" office:value="0.11479931898592">
                <text:p>0.11479931898592</text:p>
              </table:table-cell>
              <table:table-cell office:value-type="float" office:value="0.010499191627465">
                <text:p>0.010499191627465</text:p>
              </table:table-cell>
              <table:table-cell office:value-type="float" office:value="0.0465282900667712">
                <text:p>0.0465282900667712</text:p>
              </table:table-cell>
              <table:table-cell office:value-type="float" office:value="0.0777760102306359">
                <text:p>0.0777760102306359</text:p>
              </table:table-cell>
              <table:table-cell office:value-type="float" office:value="0.00804502147267863">
                <text:p>0.00804502147267863</text:p>
              </table:table-cell>
              <table:table-cell office:value-type="float" office:value="0.00633190357855313">
                <text:p>0.00633190357855313</text:p>
              </table:table-cell>
              <table:table-cell office:value-type="float" office:value="0.0822962714740796">
                <text:p>0.0822962714740796</text:p>
              </table:table-cell>
              <table:table-cell office:value-type="float" office:value="0.0656333782094963">
                <text:p>0.0656333782094963</text:p>
              </table:table-cell>
              <table:table-cell office:value-type="float" office:value="0.0564137628907012">
                <text:p>0.0564137628907012</text:p>
              </table:table-cell>
              <table:table-cell office:value-type="float" office:value="0.117444687397762">
                <text:p>0.117444687397762</text:p>
              </table:table-cell>
              <table:table-cell office:value-type="float" office:value="0.114541760373525">
                <text:p>0.114541760373525</text:p>
              </table:table-cell>
              <table:table-cell office:value-type="float" office:value="-0.00334118138436184">
                <text:p>-0.00334118138436184</text:p>
              </table:table-cell>
              <table:table-cell office:value-type="float" office:value="0.056767019318359">
                <text:p>0.056767019318359</text:p>
              </table:table-cell>
              <table:table-cell office:value-type="float" office:value="0.095880457871323">
                <text:p>0.095880457871323</text:p>
              </table:table-cell>
              <table:table-cell office:value-type="float" office:value="-0.0203134270122608">
                <text:p>-0.0203134270122608</text:p>
              </table:table-cell>
              <table:table-cell office:value-type="float" office:value="0.0188223134984644">
                <text:p>0.0188223134984644</text:p>
              </table:table-cell>
              <table:table-cell office:value-type="float" office:value="0.026944519945237">
                <text:p>0.026944519945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